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1.66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83.2mm"/>
    </style:style>
    <style:style style:name="co5" style:family="table-column">
      <style:table-column-properties fo:break-before="auto" style:column-width="76.55mm"/>
    </style:style>
    <style:style style:name="co6" style:family="table-column">
      <style:table-column-properties fo:break-before="auto" style:column-width="36.9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79.57mm"/>
    </style:style>
    <style:style style:name="co9" style:family="table-column">
      <style:table-column-properties fo:break-before="auto" style:column-width="76.85mm"/>
    </style:style>
    <style:style style:name="co10" style:family="table-column">
      <style:table-column-properties fo:break-before="auto" style:column-width="29.53mm"/>
    </style:style>
    <style:style style:name="co11" style:family="table-column">
      <style:table-column-properties fo:break-before="auto" style:column-width="73.52mm"/>
    </style:style>
    <style:style style:name="co12" style:family="table-column">
      <style:table-column-properties fo:break-before="auto" style:column-width="72.62mm"/>
    </style:style>
    <style:style style:name="co13" style:family="table-column">
      <style:table-column-properties fo:break-before="auto" style:column-width="98.94mm"/>
    </style:style>
    <style:style style:name="co14" style:family="table-column">
      <style:table-column-properties fo:break-before="auto" style:column-width="51.1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7.04mm" fo:break-before="auto" style:use-optimal-row-height="true"/>
    </style:style>
    <style:style style:name="ro3" style:family="table-row">
      <style:table-row-properties style:row-height="12.9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21.17mm" fo:break-before="auto" style:use-optimal-row-height="true"/>
    </style:style>
    <style:style style:name="ro6" style:family="table-row">
      <style:table-row-properties style:row-height="25.28mm" fo:break-before="auto" style:use-optimal-row-height="true"/>
    </style:style>
    <style:style style:name="ro7" style:family="table-row">
      <style:table-row-properties style:row-height="41.73mm" fo:break-before="auto" style:use-optimal-row-height="true"/>
    </style:style>
    <style:style style:name="ro8" style:family="table-row">
      <style:table-row-properties style:row-height="45.86mm" fo:break-before="auto" style:use-optimal-row-height="true"/>
    </style:style>
    <style:style style:name="ro9" style:family="table-row">
      <style:table-row-properties style:row-height="36.16mm" fo:break-before="auto" style:use-optimal-row-height="true"/>
    </style:style>
    <style:style style:name="ro10" style:family="table-row">
      <style:table-row-properties style:row-height="33.51mm" fo:break-before="auto" style:use-optimal-row-height="true"/>
    </style:style>
    <style:style style:name="ro11" style:family="table-row">
      <style:table-row-properties style:row-height="37.62mm" fo:break-before="auto" style:use-optimal-row-height="true"/>
    </style:style>
    <style:style style:name="ro12" style:family="table-row">
      <style:table-row-properties style:row-height="54.08mm" fo:break-before="auto" style:use-optimal-row-height="true"/>
    </style:style>
    <style:style style:name="ro13" style:family="table-row">
      <style:table-row-properties style:row-height="29.39mm" fo:break-before="auto" style:use-optimal-row-height="true"/>
    </style:style>
    <style:style style:name="ro14" style:family="table-row">
      <style:table-row-properties style:row-height="49.97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name-complex="Lohit Devanagari" style:language-asian="zh" style:country-asian="CN" style:font-relief="none" style:text-emphasize="none" style:font-style-complex="normal" style:font-style-asian="normal" style:font-weight-complex="normal" style:font-weight-asian="normal" style:font-name="Liberation Sans" style:font-size-asian="10pt" style:language-complex="hi" style:country-complex="IN" style:font-name-asian="AR PL SungtiL GB" fo:font-size="10pt" fo:font-weight="normal" fo:language="de" fo:country="D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" style:family="text">
      <style:text-properties style:font-relief="none" style:text-emphasize="none" style:font-style-complex="normal" style:font-style-asian="normal" style:font-weight-complex="normal" style:font-weight-asian="normal" fo:font-weight="normal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complex="6.40000009536743pt" style:font-name-complex="Ubuntu" fo:color="#4c4c4c" style:font-name="Ubuntu" fo:font-size="6.40000009536743pt" style:text-scale="100%" style:text-position="0% 100%" style:letter-kerning="true" fo:letter-spacing="normal" fo:language="none" fo:country="none" style:language-asian="none" style:country-asian="none" style:language-complex="none" style:country-complex="none" style:font-name-asian="Ubuntu" style:font-size-asian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4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4"/>
        <table:table-column table:style-name="co1" table:number-columns-repeated="8" table:default-cell-style-name="ce4"/>
        <table:table-column table:style-name="co15" table:number-columns-repeated="997" table:default-cell-style-name="ce4"/>
        <table:table-row table:style-name="ro1">
          <table:table-cell table:style-name="ce7" office:value-type="string" calcext:value-type="string">
            <text:p>lemma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ID1</text:p>
          </table:table-cell>
          <table:table-cell table:style-name="ce14" office:value-type="string" calcext:value-type="string">
            <text:p>SENT1_ITA</text:p>
          </table:table-cell>
          <table:table-cell table:style-name="ce14" office:value-type="string" calcext:value-type="string">
            <text:p>SENT1_DEU</text:p>
          </table:table-cell>
          <table:table-cell table:style-name="ce14" office:value-type="string" calcext:value-type="string">
            <text:p>SENT1_string</text:p>
          </table:table-cell>
          <table:table-cell table:style-name="ce7" office:value-type="string" calcext:value-type="string">
            <text:p>ID2</text:p>
          </table:table-cell>
          <table:table-cell table:style-name="ce14" office:value-type="string" calcext:value-type="string">
            <text:p>SENT2_ITA</text:p>
          </table:table-cell>
          <table:table-cell table:style-name="ce14" office:value-type="string" calcext:value-type="string">
            <text:p>SENT2_DEU</text:p>
          </table:table-cell>
          <table:table-cell table:style-name="ce14" office:value-type="string" calcext:value-type="string">
            <text:p>SENT2_string</text:p>
          </table:table-cell>
          <table:table-cell table:style-name="ce7" office:value-type="string" calcext:value-type="string">
            <text:p>ID3</text:p>
          </table:table-cell>
          <table:table-cell table:style-name="ce14" office:value-type="string" calcext:value-type="string">
            <text:p>SENT3_ITA</text:p>
          </table:table-cell>
          <table:table-cell table:style-name="ce14" office:value-type="string" calcext:value-type="string">
            <text:p>SENT3_DEU</text:p>
          </table:table-cell>
          <table:table-cell table:style-name="ce14" office:value-type="string" calcext:value-type="string">
            <text:p>SENT3_string</text:p>
          </table:table-cell>
          <table:table-cell table:style-name="ce14" office:value-type="string" calcext:value-type="string">
            <text:p>Learner text context and/or German translation</text:p>
          </table:table-cell>
          <table:table-cell table:style-name="ce7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float" office:value="1759536" calcext:value-type="float">
            <text:p>1759536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float" office:value="1700005" calcext:value-type="float">
            <text:p>1700005</text:p>
          </table:table-cell>
          <table:table-cell office:value-type="string" calcext:value-type="string">
            <text:p>Credo che occorra un rinnovamento dalle basi.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float" office:value="2196807" calcext:value-type="float">
            <text:p>2196807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float" office:value="691717" calcext:value-type="float">
            <text:p>691717</text:p>
          </table:table-cell>
          <table:table-cell office:value-type="string" calcext:value-type="string">
            <text:p>Il re governò il paese.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float" office:value="350348" calcext:value-type="float">
            <text:p>350348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float" office:value="350538" calcext:value-type="float">
            <text:p>350538</text:p>
          </table:table-cell>
          <table:table-cell office:value-type="string" calcext:value-type="string">
            <text:p>Che ne dici di mangiare fuori stasera tanto per cambiare?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/>
          <table:table-cell office:value-type="float" office:value="1541660" calcext:value-type="float">
            <text:p>1541660</text:p>
          </table:table-cell>
          <table:table-cell office:value-type="string" calcext:value-type="string">
            <text:p>Ne ho mangiato metà.</text:p>
          </table:table-cell>
          <table:table-cell office:value-type="string" calcext:value-type="string">
            <text:p>Ich habe die Hälfte davon gegessen.</text:p>
          </table:table-cell>
          <table:table-cell/>
          <table:table-cell office:value-type="float" office:value="1794137" calcext:value-type="float">
            <text:p>1794137</text:p>
          </table:table-cell>
          <table:table-cell office:value-type="string" calcext:value-type="string">
            <text:p>Essi non ne parlano, ma si può vedere.</text:p>
          </table:table-cell>
          <table:table-cell office:value-type="string" calcext:value-type="string">
            <text:p>Sie sprechen nicht darüber, aber man kann es sehen.</text:p>
          </table:table-cell>
          <table:table-cell/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float" office:value="2227393" calcext:value-type="float">
            <text:p>2227393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float" office:value="2785028" calcext:value-type="float">
            <text:p>2785028</text:p>
          </table:table-cell>
          <table:table-cell office:value-type="string" calcext:value-type="string">
            <text:p>La scorsa notte ho sognato degli animali selvatici.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float" office:value="388819" calcext:value-type="float">
            <text:p>388819</text:p>
          </table:table-cell>
          <table:table-cell office:value-type="string" calcext:value-type="string">
            <text:p>Come potrei essere un robot? I robot non sognano.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float" office:value="635333" calcext:value-type="float">
            <text:p>635333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float" office:value="2440229" calcext:value-type="float">
            <text:p>2440229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float" office:value="2430214" calcext:value-type="float">
            <text:p>2430214</text:p>
          </table:table-cell>
          <table:table-cell office:value-type="string" calcext:value-type="string">
            <text:p>Un terzo del territorio della Svizzera è coperto da foreste.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float" office:value="2029059" calcext:value-type="float">
            <text:p>2029059</text:p>
          </table:table-cell>
          <table:table-cell office:value-type="string" calcext:value-type="string">
            <text:p>Ha inventato un nuovo motore che non ha bisogno di benzina.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float" office:value="2504717" calcext:value-type="float">
            <text:p>2504717</text:p>
          </table:table-cell>
          <table:table-cell office:value-type="string" calcext:value-type="string">
            <text:p>Voi lo sapete chi ha inventato la macchina?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float" office:value="626303" calcext:value-type="float">
            <text:p>626303</text:p>
          </table:table-cell>
          <table:table-cell office:value-type="string" calcext:value-type="string">
            <text:p>Edison ha inventato molte cose utili.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float" office:value="1860234" calcext:value-type="float">
            <text:p>1860234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float" office:value="1860237" calcext:value-type="float">
            <text:p>1860237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float" office:value="9487793" calcext:value-type="float">
            <text:p>9487793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float" office:value="1765080" calcext:value-type="float">
            <text:p>1765080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float" office:value="2224428" calcext:value-type="float">
            <text:p>2224428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float" office:value="2140478" calcext:value-type="float">
            <text:p>2140478</text:p>
          </table:table-cell>
          <table:table-cell office:value-type="string" calcext:value-type="string">
            <text:p>Tutti i nomi sono elencati in ordine alfabetico.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float" office:value="10111084" calcext:value-type="float">
            <text:p>10111084</text:p>
          </table:table-cell>
          <table:table-cell office:value-type="string" calcext:value-type="string">
            <text:p>Ma chi vincerà alla lotteria e chi perderà?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float" office:value="9164812" calcext:value-type="float">
            <text:p>9164812</text:p>
          </table:table-cell>
          <table:table-cell office:value-type="string" calcext:value-type="string">
            <text:p>Non compro biglietti della lotteria.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float" office:value="3302607" calcext:value-type="float">
            <text:p>3302607</text:p>
          </table:table-cell>
          <table:table-cell office:value-type="string" calcext:value-type="string">
            <text:p>Oggi ho studiato molto. Adesso mi concedo una pausa!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float" office:value="1677133" calcext:value-type="float">
            <text:p>1677133</text:p>
          </table:table-cell>
          <table:table-cell office:value-type="string" calcext:value-type="string">
            <text:p>Le banche non concedono più i mutui.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float" office:value="4991600" calcext:value-type="float">
            <text:p>4991600</text:p>
          </table:table-cell>
          <table:table-cell office:value-type="string" calcext:value-type="string">
            <text:p>Leggere è un piacere che non tutti si concedono.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float" office:value="3238499" calcext:value-type="float">
            <text:p>3238499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float" office:value="2746436" calcext:value-type="float">
            <text:p>2746436</text:p>
          </table:table-cell>
          <table:table-cell office:value-type="string" calcext:value-type="string">
            <text:p>La causa dell'incidente non è ancora chiara.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float" office:value="1418756" calcext:value-type="float">
            <text:p>1418756</text:p>
          </table:table-cell>
          <table:table-cell office:value-type="string" calcext:value-type="string">
            <text:p>L'aeroporto è stato chiuso a causa della nebbia.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float" office:value="2607975" calcext:value-type="float">
            <text:p>2607975</text:p>
          </table:table-cell>
          <table:table-cell office:value-type="string" calcext:value-type="string">
            <text:p>Il fumo è la causa maggiore del tumore ai polmoni.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float" office:value="9116004" calcext:value-type="float">
            <text:p>9116004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float" office:value="6571356" calcext:value-type="float">
            <text:p>6571356</text:p>
          </table:table-cell>
          <table:table-cell office:value-type="string" calcext:value-type="string">
            <text:p>Questo ristorante accetta soltanto contanti.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float" office:value="1889164" calcext:value-type="float">
            <text:p>1889164</text:p>
          </table:table-cell>
          <table:table-cell office:value-type="string" calcext:value-type="string">
            <text:p>Pensò che sarebbe stato saggio accettare l'offerta.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float" office:value="9436494" calcext:value-type="float">
            <text:p>9436494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float" office:value="10430996" calcext:value-type="float">
            <text:p>10430996</text:p>
          </table:table-cell>
          <table:table-cell office:value-type="string" calcext:value-type="string">
            <text:p>Mi aveva quasi convinto che si fosse trattato di un errore.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float" office:value="10202138" calcext:value-type="float">
            <text:p>10202138</text:p>
          </table:table-cell>
          <table:table-cell office:value-type="string" calcext:value-type="string">
            <text:p>Era convinto che ora lei lo amava perché era incinta di lui.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float" office:value="4540836" calcext:value-type="float">
            <text:p>4540836</text:p>
          </table:table-cell>
          <table:table-cell office:value-type="string" calcext:value-type="string">
            <text:p>Ha piovuto ininterrottamente durante tutta la settimana scorsa.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float" office:value="3621241" calcext:value-type="float">
            <text:p>3621241</text:p>
          </table:table-cell>
          <table:table-cell office:value-type="string" calcext:value-type="string">
            <text:p>Alcuni animali dormono ininterrottamente per tutto l'inverno.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float" office:value="9876007" calcext:value-type="float">
            <text:p>9876007</text:p>
          </table:table-cell>
          <table:table-cell office:value-type="string" calcext:value-type="string">
            <text:p>Ecco a Lei i documenti. Ci lavoro ininterrottamente da sabato.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Mangiando troppo si ingrassa.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float" office:value="1765084" calcext:value-type="float">
            <text:p>1765084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float" office:value="2819403" calcext:value-type="float">
            <text:p>2819403</text:p>
          </table:table-cell>
          <table:table-cell office:value-type="string" calcext:value-type="string">
            <text:p>Non riesco a credere che tu sia davvero innamorata di me.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float" office:value="9794608" calcext:value-type="float">
            <text:p>9794608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float" office:value="10121236" calcext:value-type="float">
            <text:p>10121236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float" office:value="2465369" calcext:value-type="float">
            <text:p>2465369</text:p>
          </table:table-cell>
          <table:table-cell office:value-type="string" calcext:value-type="string">
            <text:p>Spero che otterrai il suo appoggio.</text:p>
          </table:table-cell>
          <table:table-cell office:value-type="string" calcext:value-type="string">
            <text:p>Ich hoffe, du wirst seine Unterstützung erhalten.</text:p>
          </table:table-cell>
          <table:table-cell table:number-columns-repeated="2"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float" office:value="9036093" calcext:value-type="float">
            <text:p>9036093</text:p>
          </table:table-cell>
          <table:table-cell office:value-type="string" calcext:value-type="string">
            <text:p>Le ho dovuto dare qualcosa per calmare i nervi.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float" office:value="10219332" calcext:value-type="float">
            <text:p>10219332</text:p>
          </table:table-cell>
          <table:table-cell office:value-type="string" calcext:value-type="string">
            <text:p>Gli animali mi sembrano agitati. Vado a calmarli.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float" office:value="9170535" calcext:value-type="float">
            <text:p>9170535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float" office:value="1130916" calcext:value-type="float">
            <text:p>1130916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float" office:value="2510733" calcext:value-type="float">
            <text:p>2510733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float" office:value="2444774" calcext:value-type="float">
            <text:p>2444774</text:p>
          </table:table-cell>
          <table:table-cell office:value-type="string" calcext:value-type="string">
            <text:p>Mi pongo obiettivi realistici.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float" office:value="1947820" calcext:value-type="float">
            <text:p>1947820</text:p>
          </table:table-cell>
          <table:table-cell office:value-type="string" calcext:value-type="string">
            <text:p>Lei è la maggiore delle due sorelle.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float" office:value="10090342" calcext:value-type="float">
            <text:p>10090342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float" office:value="9943877" calcext:value-type="float">
            <text:p>9943877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float" office:value="1759627" calcext:value-type="float">
            <text:p>1759627</text:p>
          </table:table-cell>
          <table:table-cell office:value-type="string" calcext:value-type="string">
            <text:p>Agiamo, dunque, in maniera responsabile.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float" office:value="3641923" calcext:value-type="float">
            <text:p>3641923</text:p>
          </table:table-cell>
          <table:table-cell office:value-type="string" calcext:value-type="string">
            <text:p>Tom mi chiedeva chi fosse responsabile dell'incidente.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float" office:value="948122" calcext:value-type="float">
            <text:p>948122</text:p>
          </table:table-cell>
          <table:table-cell office:value-type="string" calcext:value-type="string">
            <text:p>Sono responsabile del reparto libri.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float" office:value="1445395" calcext:value-type="float">
            <text:p>1445395</text:p>
          </table:table-cell>
          <table:table-cell office:value-type="string" calcext:value-type="string">
            <text:p>Hanno rischiato la vita in un viaggio pericoloso.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float" office:value="9015704" calcext:value-type="float">
            <text:p>9015704</text:p>
          </table:table-cell>
          <table:table-cell office:value-type="string" calcext:value-type="string">
            <text:p>Sembra facile, ma perché dovremmo rischiare noi?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float" office:value="9006621" calcext:value-type="float">
            <text:p>9006621</text:p>
          </table:table-cell>
          <table:table-cell office:value-type="string" calcext:value-type="string">
            <text:p>La mia foto è continuamente sui giornali.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float" office:value="9709959" calcext:value-type="float">
            <text:p>9709959</text:p>
          </table:table-cell>
          <table:table-cell office:value-type="string" calcext:value-type="string">
            <text:p>Ogni nostro movimento è monitorato continuamente.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float" office:value="9359453" calcext:value-type="float">
            <text:p>9359453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office:value-type="string" calcext:value-type="string">
            <text:p>Wie kann sie antworten, wenn Herr Dancer sie ständig unterbricht?</text:p>
          </table:table-cell>
          <table:table-cell table:number-columns-repeated="2"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float" office:value="9701276" calcext:value-type="float">
            <text:p>9701276</text:p>
          </table:table-cell>
          <table:table-cell office:value-type="string" calcext:value-type="string">
            <text:p>Sappiamo che hanno una spedizione di forze in direzione sud.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float" office:value="1872128" calcext:value-type="float">
            <text:p>1872128</text:p>
          </table:table-cell>
          <table:table-cell office:value-type="string" calcext:value-type="string">
            <text:p>Un venditore maleducato non piace a nessun cliente.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float" office:value="9400175" calcext:value-type="float">
            <text:p>9400175</text:p>
          </table:table-cell>
          <table:table-cell office:value-type="string" calcext:value-type="string">
            <text:p>È la prima volta che il cliente fa pressione sul venditore.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float" office:value="9353783" calcext:value-type="float">
            <text:p>9353783</text:p>
          </table:table-cell>
          <table:table-cell office:value-type="string" calcext:value-type="string">
            <text:p>Sono un ottimo venditore di scarpe.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float" office:value="9019675" calcext:value-type="float">
            <text:p>9019675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float" office:value="9871523" calcext:value-type="float">
            <text:p>9871523</text:p>
          </table:table-cell>
          <table:table-cell office:value-type="string" calcext:value-type="string">
            <text:p>Adesso i giornali hanno un altro caso sensazionale di cui scrivere.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float" office:value="9672395" calcext:value-type="float">
            <text:p>9672395</text:p>
          </table:table-cell>
          <table:table-cell office:value-type="string" calcext:value-type="string">
            <text:p>Sul mio giornale c‘é uno scoop sensazionale!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float" office:value="1265056" calcext:value-type="float">
            <text:p>1265056</text:p>
          </table:table-cell>
          <table:table-cell office:value-type="string" calcext:value-type="string">
            <text:p>Il medico non attribuì alcuna importanza a quei sintomi.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float" office:value="6843320" calcext:value-type="float">
            <text:p>6843320</text:p>
          </table:table-cell>
          <table:table-cell office:value-type="string" calcext:value-type="string">
            <text:p>Forse Tom non ha fatto ciò che gli abbiamo attribuito.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float" office:value="9258472" calcext:value-type="float">
            <text:p>9258472</text:p>
          </table:table-cell>
          <table:table-cell office:value-type="string" calcext:value-type="string">
            <text:p>Bard, non puoi attribuire ogni crimine commesso a Griffin.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float" office:value="2430122" calcext:value-type="float">
            <text:p>2430122</text:p>
          </table:table-cell>
          <table:table-cell office:value-type="string" calcext:value-type="string">
            <text:p>E oltre a queste tre cose ci vuole coraggio.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float" office:value="3695179" calcext:value-type="float">
            <text:p>3695179</text:p>
          </table:table-cell>
          <table:table-cell office:value-type="string" calcext:value-type="string">
            <text:p>Io peso oltre duecento chili.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float" office:value="710354" calcext:value-type="float">
            <text:p>710354</text:p>
          </table:table-cell>
          <table:table-cell office:value-type="string" calcext:value-type="string">
            <text:p>Questi fiori oltre a essere belli hanno anche un buon profumo.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float" office:value="1859680" calcext:value-type="float">
            <text:p>1859680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float" office:value="3969577" calcext:value-type="float">
            <text:p>3969577</text:p>
          </table:table-cell>
          <table:table-cell office:value-type="string" calcext:value-type="string">
            <text:p>Ho un amico il cui padre è un attore famoso.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Detroit è famosa per la sua industria di automobili.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float" office:value="411802" calcext:value-type="float">
            <text:p>411802</text:p>
          </table:table-cell>
          <table:table-cell office:value-type="string" calcext:value-type="string">
            <text:p>Lui è un famoso pittore.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float" office:value="2437991" calcext:value-type="float">
            <text:p>2437991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float" office:value="2213831" calcext:value-type="float">
            <text:p>2213831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float" office:value="2213818" calcext:value-type="float">
            <text:p>2213818</text:p>
          </table:table-cell>
          <table:table-cell office:value-type="string" calcext:value-type="string">
            <text:p>Questa azienda ha speso moltissimi soldi in pubblicità.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float" office:value="1806799" calcext:value-type="float">
            <text:p>1806799</text:p>
          </table:table-cell>
          <table:table-cell office:value-type="string" calcext:value-type="string">
            <text:p>A me sembra solo pubblicità.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float" office:value="3401340" calcext:value-type="float">
            <text:p>3401340</text:p>
          </table:table-cell>
          <table:table-cell office:value-type="string" calcext:value-type="string">
            <text:p>Il nostro insegnante vive in fondo alla strada.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float" office:value="8117069" calcext:value-type="float">
            <text:p>8117069</text:p>
          </table:table-cell>
          <table:table-cell office:value-type="string" calcext:value-type="string">
            <text:p>È molto fiero dei suoi studenti.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float" office:value="4274621" calcext:value-type="float">
            <text:p>4274621</text:p>
          </table:table-cell>
          <table:table-cell office:value-type="string" calcext:value-type="string">
            <text:p>Sono molto fiero di mio figlio.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float" office:value="1007520" calcext:value-type="float">
            <text:p>1007520</text:p>
          </table:table-cell>
          <table:table-cell office:value-type="string" calcext:value-type="string">
            <text:p>Lui è fiero di essere un medico.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float" office:value="6871878" calcext:value-type="float">
            <text:p>6871878</text:p>
          </table:table-cell>
          <table:table-cell office:value-type="string" calcext:value-type="string">
            <text:p>Se trovassi uno scorpione in camera mia, grideri ad alta voce.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float" office:value="9008324" calcext:value-type="float">
            <text:p>9008324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float" office:value="9899173" calcext:value-type="float">
            <text:p>9899173</text:p>
          </table:table-cell>
          <table:table-cell office:value-type="string" calcext:value-type="string">
            <text:p>Ma come avete eluso lo scorpione letale?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float" office:value="893711" calcext:value-type="float">
            <text:p>893711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float" office:value="1211263" calcext:value-type="float">
            <text:p>1211263</text:p>
          </table:table-cell>
          <table:table-cell office:value-type="string" calcext:value-type="string">
            <text:p>Marco è rimasto mio fedele amico anche nelle avversità.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float" office:value="9003040" calcext:value-type="float">
            <text:p>9003040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table:number-columns-repeated="2"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float" office:value="840675" calcext:value-type="float">
            <text:p>840675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float" office:value="385165" calcext:value-type="float">
            <text:p>385165</text:p>
          </table:table-cell>
          <table:table-cell office:value-type="string" calcext:value-type="string">
            <text:p>È difficile tradurre una poesia in un'altra lingua.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float" office:value="1457341" calcext:value-type="float">
            <text:p>1457341</text:p>
          </table:table-cell>
          <table:table-cell office:value-type="string" calcext:value-type="string">
            <text:p>Quel romanzo è stato tradotto in sette lingue.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float" office:value="3343494" calcext:value-type="float">
            <text:p>3343494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float" office:value="1905383" calcext:value-type="float">
            <text:p>1905383</text:p>
          </table:table-cell>
          <table:table-cell office:value-type="string" calcext:value-type="string">
            <text:p>Queste parole affascinanti mi sono rimaste impresse nella mente.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float" office:value="7322095" calcext:value-type="float">
            <text:p>7322095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float" office:value="10361221" calcext:value-type="float">
            <text:p>10361221</text:p>
          </table:table-cell>
          <table:table-cell office:value-type="string" calcext:value-type="string">
            <text:p>Se ha paura di svenire, metta la testa fra le ginocchia.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float" office:value="9001400" calcext:value-type="float">
            <text:p>9001400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float" office:value="9926034" calcext:value-type="float">
            <text:p>9926034</text:p>
          </table:table-cell>
          <table:table-cell office:value-type="string" calcext:value-type="string">
            <text:p>Inoltre, Fantasy potrebbe svenire dalla paura.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float" office:value="6592961" calcext:value-type="float">
            <text:p>6592961</text:p>
          </table:table-cell>
          <table:table-cell office:value-type="string" calcext:value-type="string">
            <text:p>Tom mise la busta di mele sulla bilancia.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float" office:value="6592962" calcext:value-type="float">
            <text:p>6592962</text:p>
          </table:table-cell>
          <table:table-cell office:value-type="string" calcext:value-type="string">
            <text:p>Tom salì sulla bilancia.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float" office:value="9929993" calcext:value-type="float">
            <text:p>9929993</text:p>
          </table:table-cell>
          <table:table-cell office:value-type="string" calcext:value-type="string">
            <text:p>Prego, salga sulla bilancia.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float" office:value="749452" calcext:value-type="float">
            <text:p>749452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float" office:value="9949174" calcext:value-type="float">
            <text:p>9949174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float" office:value="3298107" calcext:value-type="float">
            <text:p>3298107</text:p>
          </table:table-cell>
          <table:table-cell office:value-type="string" calcext:value-type="string">
            <text:p>Loro si dividono in gruppi di cinque persone.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float" office:value="1718953" calcext:value-type="float">
            <text:p>1718953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.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ecchie</text:p>
          </table:table-cell>
          <table:table-cell office:value-type="string" calcext:value-type="string">
            <text:p>NOM</text:p>
          </table:table-cell>
          <table:table-cell office:value-type="float" office:value="9320011" calcext:value-type="float">
            <text:p>9320011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float" office:value="10046106" calcext:value-type="float">
            <text:p>10046106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float" office:value="10036657" calcext:value-type="float">
            <text:p>10036657</text:p>
          </table:table-cell>
          <table:table-cell office:value-type="string" calcext:value-type="string">
            <text:p>Li sento e mi tappo le orecchie con le mani, ma non funziona.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float" office:value="857120" calcext:value-type="float">
            <text:p>857120</text:p>
          </table:table-cell>
          <table:table-cell office:value-type="string" calcext:value-type="string">
            <text:p>Numerose stelle erano visibili nel cielo.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float" office:value="2479025" calcext:value-type="float">
            <text:p>2479025</text:p>
          </table:table-cell>
          <table:table-cell office:value-type="string" calcext:value-type="string">
            <text:p>Bob ha numerosi libri in camera sua.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float" office:value="4869038" calcext:value-type="float">
            <text:p>4869038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float" office:value="2335211" calcext:value-type="float">
            <text:p>2335211</text:p>
          </table:table-cell>
          <table:table-cell office:value-type="string" calcext:value-type="string">
            <text:p>Cipro lotta contro la minaccia di bancarotta nazionale.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float" office:value="3044958" calcext:value-type="float">
            <text:p>3044958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float" office:value="2380658" calcext:value-type="float">
            <text:p>2380658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float" office:value="1588200" calcext:value-type="float">
            <text:p>1588200</text:p>
          </table:table-cell>
          <table:table-cell office:value-type="string" calcext:value-type="string">
            <text:p>Possiamo considerare il problema da parecchi punti di vista.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float" office:value="977786" calcext:value-type="float">
            <text:p>977786</text:p>
          </table:table-cell>
          <table:table-cell office:value-type="string" calcext:value-type="string">
            <text:p>Abbiamo mangiato dell'ottimo pesce.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float" office:value="5626757" calcext:value-type="float">
            <text:p>5626757</text:p>
          </table:table-cell>
          <table:table-cell office:value-type="string" calcext:value-type="string">
            <text:p>“I risultati sono buoni?“ “Si, ottimi.“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float" office:value="4090963" calcext:value-type="float">
            <text:p>4090963</text:p>
          </table:table-cell>
          <table:table-cell office:value-type="string" calcext:value-type="string">
            <text:p>Oggi il tempo a Boston è ottimo.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float" office:value="1759552" calcext:value-type="float">
            <text:p>1759552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float" office:value="1759539" calcext:value-type="float">
            <text:p>1759539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float" office:value="3641408" calcext:value-type="float">
            <text:p>3641408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float" office:value="2784177" calcext:value-type="float">
            <text:p>2784177</text:p>
          </table:table-cell>
          <table:table-cell office:value-type="string" calcext:value-type="string">
            <text:p>Un'immagine vale più di mille parole.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float" office:value="7741759" calcext:value-type="float">
            <text:p>7741759</text:p>
          </table:table-cell>
          <table:table-cell office:value-type="string" calcext:value-type="string">
            <text:p>Quante persone ci sono nell'immagine?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float" office:value="4962364" calcext:value-type="float">
            <text:p>4962364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float" office:value="3787142" calcext:value-type="float">
            <text:p>3787142</text:p>
          </table:table-cell>
          <table:table-cell office:value-type="string" calcext:value-type="string">
            <text:p>Hai mai formulato delle ipotesi su questo strano fenomeno?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float" office:value="1847515" calcext:value-type="float">
            <text:p>1847515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float" office:value="10228313" calcext:value-type="float">
            <text:p>10228313</text:p>
          </table:table-cell>
          <table:table-cell office:value-type="string" calcext:value-type="string">
            <text:p>Sono libero il sabato successivo.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float" office:value="10459989" calcext:value-type="float">
            <text:p>10459989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float" office:value="9428949" calcext:value-type="float">
            <text:p>9428949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float" office:value="2209365" calcext:value-type="float">
            <text:p>2209365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float" office:value="2209368" calcext:value-type="float">
            <text:p>2209368</text:p>
          </table:table-cell>
          <table:table-cell office:value-type="string" calcext:value-type="string">
            <text:p>Il papà raccontò una bella storia ai bambini.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float" office:value="3059136" calcext:value-type="float">
            <text:p>3059136</text:p>
          </table:table-cell>
          <table:table-cell office:value-type="string" calcext:value-type="string">
            <text:p>Ti racconterò tutto a condizione che tu non lo dica a nessuno.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float" office:value="3601589" calcext:value-type="float">
            <text:p>3601589</text:p>
          </table:table-cell>
          <table:table-cell office:value-type="string" calcext:value-type="string">
            <text:p>Il crollo dell'Unione Sovietica ha causato problemi enormi.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float" office:value="9426696" calcext:value-type="float">
            <text:p>9426696</text:p>
          </table:table-cell>
          <table:table-cell office:value-type="string" calcext:value-type="string">
            <text:p>Un grave crollo nervoso.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float" office:value="9935897" calcext:value-type="float">
            <text:p>9935897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float" office:value="9936166" calcext:value-type="float">
            <text:p>9936166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float" office:value="9488956" calcext:value-type="float">
            <text:p>9488956</text:p>
          </table:table-cell>
          <table:table-cell office:value-type="string" calcext:value-type="string">
            <text:p>Sta a noi scegliere da quale altitudine sganciare le bombe.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float" office:value="2232838" calcext:value-type="float">
            <text:p>2232838</text:p>
          </table:table-cell>
          <table:table-cell office:value-type="string" calcext:value-type="string">
            <text:p>La porta era chiusa, quando qualcuno bussò.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float" office:value="2057145" calcext:value-type="float">
            <text:p>2057145</text:p>
          </table:table-cell>
          <table:table-cell office:value-type="string" calcext:value-type="string">
            <text:p>Perché tengono le loro riunioni a porte chiuse?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float" office:value="3277301" calcext:value-type="float">
            <text:p>3277301</text:p>
          </table:table-cell>
          <table:table-cell office:value-type="string" calcext:value-type="string">
            <text:p>Era domenica, e i negozi erano chiusi.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float" office:value="9877085" calcext:value-type="float">
            <text:p>9877085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float" office:value="409491" calcext:value-type="float">
            <text:p>409491</text:p>
          </table:table-cell>
          <table:table-cell office:value-type="string" calcext:value-type="string">
            <text:p>Quello che cambia il mondo è la comunicazione, non l'informazione.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float" office:value="1803986" calcext:value-type="float">
            <text:p>1803986</text:p>
          </table:table-cell>
          <table:table-cell office:value-type="string" calcext:value-type="string">
            <text:p>È una frase nella comunicazione che ci preoccupa.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float" office:value="1786040" calcext:value-type="float">
            <text:p>1786040</text:p>
          </table:table-cell>
          <table:table-cell office:value-type="string" calcext:value-type="string">
            <text:p>Il successo del nostro progetto merita di essere festeggiato.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float" office:value="2226958" calcext:value-type="float">
            <text:p>2226958</text:p>
          </table:table-cell>
          <table:table-cell office:value-type="string" calcext:value-type="string">
            <text:p>Avete già deciso dove festeggerete il Natale?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float" office:value="2088626" calcext:value-type="float">
            <text:p>2088626</text:p>
          </table:table-cell>
          <table:table-cell office:value-type="string" calcext:value-type="string">
            <text:p>Noi abbiamo festeggiato il suo compleanno.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float" office:value="714395" calcext:value-type="float">
            <text:p>714395</text:p>
          </table:table-cell>
          <table:table-cell office:value-type="string" calcext:value-type="string">
            <text:p>I primi che arrivano troveranno i posti migliori.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float" office:value="3187883" calcext:value-type="float">
            <text:p>3187883</text:p>
          </table:table-cell>
          <table:table-cell office:value-type="string" calcext:value-type="string">
            <text:p>Lui è il mio migliore amico. Siamo come fratelli.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float" office:value="1505703" calcext:value-type="float">
            <text:p>1505703</text:p>
          </table:table-cell>
          <table:table-cell office:value-type="string" calcext:value-type="string">
            <text:p>Una biblioteca è la risorsa migliore per i libri.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float" office:value="9146540" calcext:value-type="float">
            <text:p>9146540</text:p>
          </table:table-cell>
          <table:table-cell office:value-type="string" calcext:value-type="string">
            <text:p>Arriveremo alle cascate, è incantevole al chiaro di luna.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float" office:value="9347333" calcext:value-type="float">
            <text:p>9347333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float" office:value="2201277" calcext:value-type="float">
            <text:p>2201277</text:p>
          </table:table-cell>
          <table:table-cell office:value-type="string" calcext:value-type="string">
            <text:p>Anche se non ce la fai, non darti per vinto.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float" office:value="9155027" calcext:value-type="float">
            <text:p>9155027</text:p>
          </table:table-cell>
          <table:table-cell office:value-type="string" calcext:value-type="string">
            <text:p>Non sono tanto stupida. Ho vinto la lotteria.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float" office:value="9703819" calcext:value-type="float">
            <text:p>9703819</text:p>
          </table:table-cell>
          <table:table-cell office:value-type="string" calcext:value-type="string">
            <text:p>A proposito, il suo film ha vinto un premio.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float" office:value="1168774" calcext:value-type="float">
            <text:p>1168774</text:p>
          </table:table-cell>
          <table:table-cell office:value-type="string" calcext:value-type="string">
            <text:p>Questa impresa produce televisori.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float" office:value="2878523" calcext:value-type="float">
            <text:p>2878523</text:p>
          </table:table-cell>
          <table:table-cell office:value-type="string" calcext:value-type="string">
            <text:p>In questa regione viene prodotto un vino molto famoso.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float" office:value="1555169" calcext:value-type="float">
            <text:p>1555169</text:p>
          </table:table-cell>
          <table:table-cell office:value-type="string" calcext:value-type="string">
            <text:p>Il Giappone produce molte macchine fotografiche buone.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float" office:value="10380871" calcext:value-type="float">
            <text:p>10380871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float" office:value="9952211" calcext:value-type="float">
            <text:p>9952211</text:p>
          </table:table-cell>
          <table:table-cell office:value-type="string" calcext:value-type="string">
            <text:p>E auguriamoci che la gara sia leale e sportiv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float" office:value="10306847" calcext:value-type="float">
            <text:p>10306847</text:p>
          </table:table-cell>
          <table:table-cell office:value-type="string" calcext:value-type="string">
            <text:p>Volevo congratularmi perché hai vinto la gara di matematica.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float" office:value="9922111" calcext:value-type="float">
            <text:p>9922111</text:p>
          </table:table-cell>
          <table:table-cell office:value-type="string" calcext:value-type="string">
            <text:p>Aveva un viso che sembrava scolpito nella roccia.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float" office:value="3548042" calcext:value-type="float">
            <text:p>3548042</text:p>
          </table:table-cell>
          <table:table-cell office:value-type="string" calcext:value-type="string">
            <text:p>La pizza del giorno è buona e conveniente.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float" office:value="1057369" calcext:value-type="float">
            <text:p>1057369</text:p>
          </table:table-cell>
          <table:table-cell office:value-type="string" calcext:value-type="string">
            <text:p>Vieni a trovarmi quando è più conveniente per te.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float" office:value="9779847" calcext:value-type="float">
            <text:p>9779847</text:p>
          </table:table-cell>
          <table:table-cell office:value-type="string" calcext:value-type="string">
            <text:p>Facamo il pollo ripieno e il maiale ripieno.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float" office:value="10098190" calcext:value-type="float">
            <text:p>10098190</text:p>
          </table:table-cell>
          <table:table-cell office:value-type="string" calcext:value-type="string">
            <text:p>Sembra un bombolone ripieno.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float" office:value="4819837" calcext:value-type="float">
            <text:p>4819837</text:p>
          </table:table-cell>
          <table:table-cell office:value-type="string" calcext:value-type="string">
            <text:p>Gli alligatori depongono le uova?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float" office:value="1468951" calcext:value-type="float">
            <text:p>1468951</text:p>
          </table:table-cell>
          <table:table-cell office:value-type="string" calcext:value-type="string">
            <text:p>Ha i suoi incubi notturni anche senza di noi.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float" office:value="8469475" calcext:value-type="float">
            <text:p>8469475</text:p>
          </table:table-cell>
          <table:table-cell office:value-type="string" calcext:value-type="string">
            <text:p>Il mio incubo peggiore si sta avverando.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float" office:value="9675496" calcext:value-type="float">
            <text:p>9675496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float" office:value="5027352" calcext:value-type="float">
            <text:p>5027352</text:p>
          </table:table-cell>
          <table:table-cell office:value-type="string" calcext:value-type="string">
            <text:p>Questo lavoro manuale richiede molto tempo e attenzione.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float" office:value="10105301" calcext:value-type="float">
            <text:p>10105301</text:p>
          </table:table-cell>
          <table:table-cell office:value-type="string" calcext:value-type="string">
            <text:p>Il computer è bloccato, e la navigazione manuale è fuori uso.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float" office:value="3391582" calcext:value-type="float">
            <text:p>3391582</text:p>
          </table:table-cell>
          <table:table-cell office:value-type="string" calcext:value-type="string">
            <text:p>Ai piedi delle mura c'è un fosso pieno d'acqua.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mberoni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float" office:value="3352992" calcext:value-type="float">
            <text:p>3352992</text:p>
          </table:table-cell>
          <table:table-cell office:value-type="string" calcext:value-type="string">
            <text:p>La campagna elettorale ebbe successo e lei vinse le elezioni.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float" office:value="3344001" calcext:value-type="float">
            <text:p>3344001</text:p>
          </table:table-cell>
          <table:table-cell office:value-type="string" calcext:value-type="string">
            <text:p>Chi vincerà la Coppa del Mondo?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float" office:value="3361464" calcext:value-type="float">
            <text:p>3361464</text:p>
          </table:table-cell>
          <table:table-cell office:value-type="string" calcext:value-type="string">
            <text:p>Marcel Kittel ha vinto la prima tappa del giro di Francia.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float" office:value="1508014" calcext:value-type="float">
            <text:p>1508014</text:p>
          </table:table-cell>
          <table:table-cell office:value-type="string" calcext:value-type="string">
            <text:p>Noi utilizziamo la bocca per mangiare.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float" office:value="710704" calcext:value-type="float">
            <text:p>710704</text:p>
          </table:table-cell>
          <table:table-cell office:value-type="string" calcext:value-type="string">
            <text:p>Ogni giorno utilizziamo molte cose inventate da Edison.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float" office:value="2421618" calcext:value-type="float">
            <text:p>2421618</text:p>
          </table:table-cell>
          <table:table-cell office:value-type="string" calcext:value-type="string">
            <text:p>Sei sicuro di non utilizzare traduzioni automatiche?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float" office:value="799844" calcext:value-type="float">
            <text:p>799844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float" office:value="1912731" calcext:value-type="float">
            <text:p>1912731</text:p>
          </table:table-cell>
          <table:table-cell office:value-type="string" calcext:value-type="string">
            <text:p>Gli studi economici sono influenzati anche dal pensiero di Marx.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float" office:value="9218009" calcext:value-type="float">
            <text:p>9218009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table:number-columns-repeated="2"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float" office:value="825809" calcext:value-type="float">
            <text:p>825809</text:p>
          </table:table-cell>
          <table:table-cell office:value-type="string" calcext:value-type="string">
            <text:p>I primi esploratori usavano le stelle per la navigazione.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float" office:value="10058476" calcext:value-type="float">
            <text:p>10058476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float" office:value="10056361" calcext:value-type="float">
            <text:p>10056361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table:number-columns-repeated="2"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float" office:value="696967" calcext:value-type="float">
            <text:p>696967</text:p>
          </table:table-cell>
          <table:table-cell office:value-type="string" calcext:value-type="string">
            <text:p>È nostro dovere osservare sempre le leggi.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float" office:value="3573647" calcext:value-type="float">
            <text:p>3573647</text:p>
          </table:table-cell>
          <table:table-cell office:value-type="string" calcext:value-type="string">
            <text:p>Devo anche studiare legge.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float" office:value="9399629" calcext:value-type="float">
            <text:p>9399629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float" office:value="2232913" calcext:value-type="float">
            <text:p>2232913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float" office:value="2232942" calcext:value-type="float">
            <text:p>2232942</text:p>
          </table:table-cell>
          <table:table-cell office:value-type="string" calcext:value-type="string">
            <text:p>Senza il tuo aiuto non ci sarei riuscito.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float" office:value="1916346" calcext:value-type="float">
            <text:p>1916346</text:p>
          </table:table-cell>
          <table:table-cell office:value-type="string" calcext:value-type="string">
            <text:p>Dimagrire non significa per forza soffrire.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float" office:value="9784657" calcext:value-type="float">
            <text:p>9784657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float" office:value="967755" calcext:value-type="float">
            <text:p>967755</text:p>
          </table:table-cell>
          <table:table-cell office:value-type="string" calcext:value-type="string">
            <text:p>Mi annoio sempre con i film che hanno poca azione.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float" office:value="9633663" calcext:value-type="float">
            <text:p>9633663</text:p>
          </table:table-cell>
          <table:table-cell office:value-type="string" calcext:value-type="string">
            <text:p>Roman, smettila di annoiare Guy con le tue storie grandiose.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float" office:value="10339152" calcext:value-type="float">
            <text:p>10339152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float" office:value="9362536" calcext:value-type="float">
            <text:p>9362536</text:p>
          </table:table-cell>
          <table:table-cell office:value-type="string" calcext:value-type="string">
            <text:p>Non è cortese fare domande personali.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float" office:value="9457125" calcext:value-type="float">
            <text:p>9457125</text:p>
          </table:table-cell>
          <table:table-cell office:value-type="string" calcext:value-type="string">
            <text:p>Mio padre ai suoi tempi era piuttosto conosciuto come attore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float" office:value="10251496" calcext:value-type="float">
            <text:p>10251496</text:p>
          </table:table-cell>
          <table:table-cell office:value-type="string" calcext:value-type="string">
            <text:p>Nel nostro paese Apollo Creed è conosciuto e molto rispettato.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float" office:value="10062251" calcext:value-type="float">
            <text:p>10062251</text:p>
          </table:table-cell>
          <table:table-cell office:value-type="string" calcext:value-type="string">
            <text:p>Sono conosciuto da queste parti la gente sa il mio nome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float" office:value="10084501" calcext:value-type="float">
            <text:p>10084501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float" office:value="9396802" calcext:value-type="float">
            <text:p>9396802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float" office:value="9031594" calcext:value-type="float">
            <text:p>9031594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float" office:value="9456465" calcext:value-type="float">
            <text:p>9456465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DV</text:p>
          </table:table-cell>
          <table:table-cell table:number-columns-repeated="12"/>
          <table:table-cell office:value-type="string" calcext:value-type="string">
            <text:p>even; sog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float" office:value="1349822" calcext:value-type="float">
            <text:p>1349822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float" office:value="1152804" calcext:value-type="float">
            <text:p>1152804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float" office:value="2434624" calcext:value-type="float">
            <text:p>2434624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float" office:value="2844822" calcext:value-type="float">
            <text:p>2844822</text:p>
          </table:table-cell>
          <table:table-cell office:value-type="string" calcext:value-type="string">
            <text:p>Musa è un tipo davvero interessante.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float" office:value="1636766" calcext:value-type="float">
            <text:p>1636766</text:p>
          </table:table-cell>
          <table:table-cell office:value-type="string" calcext:value-type="string">
            <text:p>Questo tipo di legno si chiama ebano.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float" office:value="1766150" calcext:value-type="float">
            <text:p>1766150</text:p>
          </table:table-cell>
          <table:table-cell office:value-type="string" calcext:value-type="string">
            <text:p>Che tipo di aiuto possiamo fornire?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float" office:value="9058280" calcext:value-type="float">
            <text:p>9058280</text:p>
          </table:table-cell>
          <table:table-cell office:value-type="string" calcext:value-type="string">
            <text:p>Non è bello criticare gli hobby degli altri.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float" office:value="9214230" calcext:value-type="float">
            <text:p>9214230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float" office:value="351151" calcext:value-type="float">
            <text:p>351151</text:p>
          </table:table-cell>
          <table:table-cell office:value-type="string" calcext:value-type="string">
            <text:p>Salvò il bambino mettendo a rischio la propria vita.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float" office:value="3107531" calcext:value-type="float">
            <text:p>3107531</text:p>
          </table:table-cell>
          <table:table-cell office:value-type="string" calcext:value-type="string">
            <text:p>Devi lavorare per salvare il vostro matrimonio.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float" office:value="2068454" calcext:value-type="float">
            <text:p>2068454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float" office:value="9287755" calcext:value-type="float">
            <text:p>9287755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float" office:value="5678095" calcext:value-type="float">
            <text:p>5678095</text:p>
          </table:table-cell>
          <table:table-cell office:value-type="string" calcext:value-type="string">
            <text:p>Il tuo tema ha qualche errore.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float" office:value="1578750" calcext:value-type="float">
            <text:p>1578750</text:p>
          </table:table-cell>
          <table:table-cell office:value-type="string" calcext:value-type="string">
            <text:p>Questi temi sono già stati discussi e disputati molto.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float" office:value="2430335" calcext:value-type="float">
            <text:p>2430335</text:p>
          </table:table-cell>
          <table:table-cell office:value-type="string" calcext:value-type="string">
            <text:p>Ha dimostrato di avere una conoscenza profonda del tema.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float" office:value="10333948" calcext:value-type="float">
            <text:p>10333948</text:p>
          </table:table-cell>
          <table:table-cell office:value-type="string" calcext:value-type="string">
            <text:p>Tutti gli amori estivi stanno sbocciando, sono tutti innamorati.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float" office:value="10122369" calcext:value-type="float">
            <text:p>10122369</text:p>
          </table:table-cell>
          <table:table-cell office:value-type="string" calcext:value-type="string">
            <text:p>Cinque anni di matrimonio, ed è ancora innamorato.</text:p>
          </table:table-cell>
          <table:table-cell office:value-type="string" calcext:value-type="string">
            <text:p>Seit fünf Jahren verheiratet und immer noch verliebt.</text:p>
          </table:table-cell>
          <table:table-cell table:number-columns-repeated="2"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float" office:value="5333682" calcext:value-type="float">
            <text:p>5333682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Avresti dovuto rifiutare una proposta così ingiusta.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float" office:value="1720850" calcext:value-type="float">
            <text:p>1720850</text:p>
          </table:table-cell>
          <table:table-cell office:value-type="string" calcext:value-type="string">
            <text:p>Rifiutai il suo invito a cena.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float" office:value="677583" calcext:value-type="float">
            <text:p>677583</text:p>
          </table:table-cell>
          <table:table-cell office:value-type="string" calcext:value-type="string">
            <text:p>Conosci le cifre romane?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float" office:value="1343958" calcext:value-type="float">
            <text:p>1343958</text:p>
          </table:table-cell>
          <table:table-cell office:value-type="string" calcext:value-type="string">
            <text:p>Il dolore di stomaco è comunemente confuso con dolore alla pancia.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float" office:value="7321562" calcext:value-type="float">
            <text:p>7321562</text:p>
          </table:table-cell>
          <table:table-cell office:value-type="string" calcext:value-type="string">
            <text:p>Casa è dove non devi mai ritirare la pancia.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float" office:value="5786405" calcext:value-type="float">
            <text:p>5786405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float" office:value="806730" calcext:value-type="float">
            <text:p>806730</text:p>
          </table:table-cell>
          <table:table-cell office:value-type="string" calcext:value-type="string">
            <text:p>Non mi interessa l'inglese, non lo so neanche parlare!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float" office:value="979582" calcext:value-type="float">
            <text:p>979582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float" office:value="2782287" calcext:value-type="float">
            <text:p>2782287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float" office:value="3355452" calcext:value-type="float">
            <text:p>3355452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float" office:value="2028577" calcext:value-type="float">
            <text:p>2028577</text:p>
          </table:table-cell>
          <table:table-cell office:value-type="string" calcext:value-type="string">
            <text:p>Posso prenotare un volo per Chicago?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float" office:value="739049" calcext:value-type="float">
            <text:p>739049</text:p>
          </table:table-cell>
          <table:table-cell office:value-type="string" calcext:value-type="string">
            <text:p>Quanto è lungo il volo?</text:p>
          </table:table-cell>
          <table:table-cell office:value-type="string" calcext:value-type="string">
            <text:p>Wie lange ist der Flug?</text:p>
          </table:table-cell>
          <table:table-cell table:number-columns-repeated="2"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float" office:value="2426845" calcext:value-type="float">
            <text:p>2426845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float" office:value="1842426" calcext:value-type="float">
            <text:p>1842426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float" office:value="2426915" calcext:value-type="float">
            <text:p>2426915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table:number-columns-repeated="5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float" office:value="9799966" calcext:value-type="float">
            <text:p>9799966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float" office:value="1588097" calcext:value-type="float">
            <text:p>1588097</text:p>
          </table:table-cell>
          <table:table-cell office:value-type="string" calcext:value-type="string">
            <text:p>La polizia è arrivata sulla scena dell'incidente.</text:p>
          </table:table-cell>
          <table:table-cell office:value-type="string" calcext:value-type="string">
            <text:p>Die Polizei hat den Unfallort erreicht.</text:p>
          </table:table-cell>
          <table:table-cell table:number-columns-repeated="2"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float" office:value="9483000" calcext:value-type="float">
            <text:p>9483000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float" office:value="9803993" calcext:value-type="float">
            <text:p>9803993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float" office:value="9557628" calcext:value-type="float">
            <text:p>9557628</text:p>
          </table:table-cell>
          <table:table-cell office:value-type="string" calcext:value-type="string">
            <text:p>Mio zio era molto amato perché inventò una macchina.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float" office:value="9586681" calcext:value-type="float">
            <text:p>9586681</text:p>
          </table:table-cell>
          <table:table-cell office:value-type="string" calcext:value-type="string">
            <text:p>Io, il vostro pastore, e voi, il mio amato gregge.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float" office:value="3553387" calcext:value-type="float">
            <text:p>3553387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float" office:value="399298" calcext:value-type="float">
            <text:p>399298</text:p>
          </table:table-cell>
          <table:table-cell office:value-type="string" calcext:value-type="string">
            <text:p>La primavera è la stagione che mi piace di più.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float" office:value="635256" calcext:value-type="float">
            <text:p>635256</text:p>
          </table:table-cell>
          <table:table-cell office:value-type="string" calcext:value-type="string">
            <text:p>In un anno ci sono quattro stagioni.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float" office:value="9079025" calcext:value-type="float">
            <text:p>9079025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float" office:value="10144166" calcext:value-type="float">
            <text:p>10144166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float" office:value="9732497" calcext:value-type="float">
            <text:p>9732497</text:p>
          </table:table-cell>
          <table:table-cell office:value-type="string" calcext:value-type="string">
            <text:p>Diventerà una leggenda, durante la notte.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float" office:value="2201332" calcext:value-type="float">
            <text:p>2201332</text:p>
          </table:table-cell>
          <table:table-cell office:value-type="string" calcext:value-type="string">
            <text:p>Possono i computer tradurre opere letterarie?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float" office:value="2514783" calcext:value-type="float">
            <text:p>2514783</text:p>
          </table:table-cell>
          <table:table-cell office:value-type="string" calcext:value-type="string">
            <text:p>Questo romanzo fu una delle loro ultime opere.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float" office:value="2591940" calcext:value-type="float">
            <text:p>2591940</text:p>
          </table:table-cell>
          <table:table-cell office:value-type="string" calcext:value-type="string">
            <text:p>Una buona opera d'arte mi riempie di gioia.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float" office:value="713973" calcext:value-type="float">
            <text:p>713973</text:p>
          </table:table-cell>
          <table:table-cell office:value-type="string" calcext:value-type="string">
            <text:p>Io e il signor White non siamo amici, solo conoscenti.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float" office:value="9733594" calcext:value-type="float">
            <text:p>9733594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float" office:value="10013495" calcext:value-type="float">
            <text:p>10013495</text:p>
          </table:table-cell>
          <table:table-cell office:value-type="string" calcext:value-type="string">
            <text:p>Una mia conoscente, in questo modo, ha sposato un architetto.</text:p>
          </table:table-cell>
          <table:table-cell office:value-type="string" calcext:value-type="string">
            <text:p>Meine Bekannte hat so einen Architekten geheiratet.</text:p>
          </table:table-cell>
          <table:table-cell table:number-columns-repeated="2"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float" office:value="1282647" calcext:value-type="float">
            <text:p>1282647</text:p>
          </table:table-cell>
          <table:table-cell office:value-type="string" calcext:value-type="string">
            <text:p>Graham Green è uno dei miei autori preferiti.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float" office:value="374329" calcext:value-type="float">
            <text:p>374329</text:p>
          </table:table-cell>
          <table:table-cell office:value-type="string" calcext:value-type="string">
            <text:p>Il tennis è il mio sport preferito.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float" office:value="378141" calcext:value-type="float">
            <text:p>378141</text:p>
          </table:table-cell>
          <table:table-cell office:value-type="string" calcext:value-type="string">
            <text:p>Il mio colore preferito è il rosso.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float" office:value="670815" calcext:value-type="float">
            <text:p>670815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float" office:value="1795470" calcext:value-type="float">
            <text:p>1795470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float" office:value="3338965" calcext:value-type="float">
            <text:p>3338965</text:p>
          </table:table-cell>
          <table:table-cell office:value-type="string" calcext:value-type="string">
            <text:p>Le traduzioni di Google devono essere trattate con cautela!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float" office:value="1329942" calcext:value-type="float">
            <text:p>1329942</text:p>
          </table:table-cell>
          <table:table-cell office:value-type="string" calcext:value-type="string">
            <text:p>Non è la mia opinione, ma solo la mia traduzione.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float" office:value="9169603" calcext:value-type="float">
            <text:p>9169603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float" office:value="10440999" calcext:value-type="float">
            <text:p>10440999</text:p>
          </table:table-cell>
          <table:table-cell office:value-type="string" calcext:value-type="string">
            <text:p>Un uomo di raro talento che ha compiuto grandi imprese.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float" office:value="9751085" calcext:value-type="float">
            <text:p>9751085</text:p>
          </table:table-cell>
          <table:table-cell office:value-type="string" calcext:value-type="string">
            <text:p>Questa impresa è pura follia.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float" office:value="1524645" calcext:value-type="float">
            <text:p>1524645</text:p>
          </table:table-cell>
          <table:table-cell office:value-type="string" calcext:value-type="string">
            <text:p>È vietato fumare nei ristoranti in California.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float" office:value="5592770" calcext:value-type="float">
            <text:p>5592770</text:p>
          </table:table-cell>
          <table:table-cell office:value-type="string" calcext:value-type="string">
            <text:p>I bastoni per i selfie sono vietati in molti musei e gallerie.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float" office:value="670848" calcext:value-type="float">
            <text:p>670848</text:p>
          </table:table-cell>
          <table:table-cell office:value-type="string" calcext:value-type="string">
            <text:p>Più le cose sono vietate, più popolari diventano.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float" office:value="1878239" calcext:value-type="float">
            <text:p>1878239</text:p>
          </table:table-cell>
          <table:table-cell office:value-type="string" calcext:value-type="string">
            <text:p>und Aufregung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float" office:value="1969480" calcext:value-type="float">
            <text:p>1969480</text:p>
          </table:table-cell>
          <table:table-cell office:value-type="string" calcext:value-type="string">
            <text:p>Peccato che non ho un centesimo a disposizione.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float" office:value="10478113" calcext:value-type="float">
            <text:p>10478113</text:p>
          </table:table-cell>
          <table:table-cell office:value-type="string" calcext:value-type="string">
            <text:p>Ha una Maserati argento con un autista a disposizione 24 ore su 24.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float" office:value="4877166" calcext:value-type="float">
            <text:p>4877166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float" office:value="9428295" calcext:value-type="float">
            <text:p>9428295</text:p>
          </table:table-cell>
          <table:table-cell office:value-type="string" calcext:value-type="string">
            <text:p>Garantisco una scena indimenticabile.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float" office:value="9207384" calcext:value-type="float">
            <text:p>9207384</text:p>
          </table:table-cell>
          <table:table-cell office:value-type="string" calcext:value-type="string">
            <text:p>Ero accecato dal ricordo di una notte indimenticabile a Parigi.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float" office:value="9012226" calcext:value-type="float">
            <text:p>9012226</text:p>
          </table:table-cell>
          <table:table-cell office:value-type="string" calcext:value-type="string">
            <text:p>Ti stanno trattando in modo molto mite.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float" office:value="10171318" calcext:value-type="float">
            <text:p>10171318</text:p>
          </table:table-cell>
          <table:table-cell office:value-type="string" calcext:value-type="string">
            <text:p>Gli fa notare che il sole splende e che la temperatura è mite.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float" office:value="10086310" calcext:value-type="float">
            <text:p>10086310</text:p>
          </table:table-cell>
          <table:table-cell office:value-type="string" calcext:value-type="string">
            <text:p>Eppure il suo sguardo da vicino è così mite.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float" office:value="9923921" calcext:value-type="float">
            <text:p>9923921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float" office:value="9716325" calcext:value-type="float">
            <text:p>9716325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float" office:value="9777249" calcext:value-type="float">
            <text:p>9777249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float" office:value="1545178" calcext:value-type="float">
            <text:p>1545178</text:p>
          </table:table-cell>
          <table:table-cell office:value-type="string" calcext:value-type="string">
            <text:p>L'appartamento fu ammobiliato in stile vittoriano.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float" office:value="2430433" calcext:value-type="float">
            <text:p>2430433</text:p>
          </table:table-cell>
          <table:table-cell office:value-type="string" calcext:value-type="string">
            <text:p>Il pensiero positivo è un stile di vita.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float" office:value="9758293" calcext:value-type="float">
            <text:p>9758293</text:p>
          </table:table-cell>
          <table:table-cell office:value-type="string" calcext:value-type="string">
            <text:p>Hai davvero un tuo stile ormai.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float" office:value="5820136" calcext:value-type="float">
            <text:p>5820136</text:p>
          </table:table-cell>
          <table:table-cell office:value-type="string" calcext:value-type="string">
            <text:p>Il destino mescola le carte e noi giochiamo.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float" office:value="6034311" calcext:value-type="float">
            <text:p>6034311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float" office:value="2442466" calcext:value-type="float">
            <text:p>2442466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float" office:value="10047996" calcext:value-type="float">
            <text:p>10047996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float" office:value="10193172" calcext:value-type="float">
            <text:p>10193172</text:p>
          </table:table-cell>
          <table:table-cell office:value-type="string" calcext:value-type="string">
            <text:p>Se in combattimento perdi la concentrazione sei morto.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float" office:value="1850343" calcext:value-type="float">
            <text:p>1850343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float" office:value="3641515" calcext:value-type="float">
            <text:p>3641515</text:p>
          </table:table-cell>
          <table:table-cell office:value-type="string" calcext:value-type="string">
            <text:p>Il nostro paese ha già finanziato molti progetti internazionali.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float" office:value="1510625" calcext:value-type="float">
            <text:p>1510625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pan text:style-name="T2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3">Die Trinkwasserversorgung besteht in Dtl. Hauptsächlich aus Grundwasser.</text:span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float" office:value="6217355" calcext:value-type="float">
            <text:p>6217355</text:p>
          </table:table-cell>
          <table:table-cell office:value-type="string" calcext:value-type="string">
            <text:p>Alcuni problemi matematici sono molto difficili.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float" office:value="10056511" calcext:value-type="float">
            <text:p>10056511</text:p>
          </table:table-cell>
          <table:table-cell office:value-type="string" calcext:value-type="string">
            <text:p>I suoi principali strumenti scientifici erano i calcoli matematici.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float" office:value="946823" calcext:value-type="float">
            <text:p>946823</text:p>
          </table:table-cell>
          <table:table-cell office:value-type="string" calcext:value-type="string">
            <text:p>Le vostre richieste sono irragionevoli.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float" office:value="10111218" calcext:value-type="float">
            <text:p>10111218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float" office:value="10070230" calcext:value-type="float">
            <text:p>10070230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float" office:value="1265197" calcext:value-type="float">
            <text:p>1265197</text:p>
          </table:table-cell>
          <table:table-cell office:value-type="string" calcext:value-type="string">
            <text:p>La squadra vincitrice ricevette come premio una coppa d'argento.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float" office:value="4933426" calcext:value-type="float">
            <text:p>4933426</text:p>
          </table:table-cell>
          <table:table-cell office:value-type="string" calcext:value-type="string">
            <text:p>Ho vinto il primo premio in una prestigiosa concorso culinario.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float" office:value="966474" calcext:value-type="float">
            <text:p>966474</text:p>
          </table:table-cell>
          <table:table-cell office:value-type="string" calcext:value-type="string">
            <text:p>La speranza di Tom era di vincere il primo premio.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float" office:value="4829573" calcext:value-type="float">
            <text:p>4829573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float" office:value="4974465" calcext:value-type="float">
            <text:p>4974465</text:p>
          </table:table-cell>
          <table:table-cell office:value-type="string" calcext:value-type="string">
            <text:p>Il sole riscalda l'atmosfera.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float" office:value="860585" calcext:value-type="float">
            <text:p>860585</text:p>
          </table:table-cell>
          <table:table-cell office:value-type="string" calcext:value-type="string">
            <text:p>C'è un'atmosfera amichevole nell'ufficio.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float" office:value="350988" calcext:value-type="float">
            <text:p>350988</text:p>
          </table:table-cell>
          <table:table-cell office:value-type="string" calcext:value-type="string">
            <text:p>Il tuo successo dipende dal tuo impegno.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float" office:value="10439973" calcext:value-type="float">
            <text:p>10439973</text:p>
          </table:table-cell>
          <table:table-cell office:value-type="string" calcext:value-type="string">
            <text:p>Ho sempre ammirato il Vostro impegno per la ricerca pura.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float" office:value="9229892" calcext:value-type="float">
            <text:p>9229892</text:p>
          </table:table-cell>
          <table:table-cell office:value-type="string" calcext:value-type="string">
            <text:p>Con un po‘ di impegno si può diventare ingegnere.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float" office:value="1006711" calcext:value-type="float">
            <text:p>1006711</text:p>
          </table:table-cell>
          <table:table-cell office:value-type="string" calcext:value-type="string">
            <text:p>Sempre più persone mangiano vegetariano.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float" office:value="3700684" calcext:value-type="float">
            <text:p>3700684</text:p>
          </table:table-cell>
          <table:table-cell office:value-type="string" calcext:value-type="string">
            <text:p>No, i vegetariani non mangiano né pollo né pesce.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float" office:value="9271830" calcext:value-type="float">
            <text:p>9271830</text:p>
          </table:table-cell>
          <table:table-cell office:value-type="string" calcext:value-type="string">
            <text:p>Proverò il ristorante vegetariano.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float" office:value="2784771" calcext:value-type="float">
            <text:p>2784771</text:p>
          </table:table-cell>
          <table:table-cell office:value-type="string" calcext:value-type="string">
            <text:p>Io non mi sono ancora rimesso da questo malanno.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float" office:value="9075522" calcext:value-type="float">
            <text:p>9075522</text:p>
          </table:table-cell>
          <table:table-cell office:value-type="string" calcext:value-type="string">
            <text:p>E adesso, cari amici, qui fa freddo e rischiate un malanno.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float" office:value="2189376" calcext:value-type="float">
            <text:p>2189376</text:p>
          </table:table-cell>
          <table:table-cell office:value-type="string" calcext:value-type="string">
            <text:p>Chris ha preso un voto ottimo nei difficili compiti a casa.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float" office:value="10160654" calcext:value-type="float">
            <text:p>10160654</text:p>
          </table:table-cell>
          <table:table-cell office:value-type="string" calcext:value-type="string">
            <text:p>Professor Horton, possiamo parlare del mio voto?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float" office:value="10348307" calcext:value-type="float">
            <text:p>10348307</text:p>
          </table:table-cell>
          <table:table-cell office:value-type="string" calcext:value-type="string">
            <text:p>Non lo so, non è come per un brutto voto a scuola.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float" office:value="1444212" calcext:value-type="float">
            <text:p>1444212</text:p>
          </table:table-cell>
          <table:table-cell office:value-type="string" calcext:value-type="string">
            <text:p>Gli studenti hanno manifestato contro il nuovo governo.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float" office:value="2232840" calcext:value-type="float">
            <text:p>2232840</text:p>
          </table:table-cell>
          <table:table-cell office:value-type="string" calcext:value-type="string">
            <text:p>Il governo è corrotto, ma l'opposizione non è molto meglio.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float" office:value="6173283" calcext:value-type="float">
            <text:p>6173283</text:p>
          </table:table-cell>
          <table:table-cell office:value-type="string" calcext:value-type="string">
            <text:p>I gatti hanno sette vite.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float" office:value="1087204" calcext:value-type="float">
            <text:p>1087204</text:p>
          </table:table-cell>
          <table:table-cell office:value-type="string" calcext:value-type="string">
            <text:p>La vita senza desideri da realizzare non ha sapore!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float" office:value="2745219" calcext:value-type="float">
            <text:p>2745219</text:p>
          </table:table-cell>
          <table:table-cell office:value-type="string" calcext:value-type="string">
            <text:p>Ho visitato Roma per la prima volta nella mia vita.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float" office:value="3320094" calcext:value-type="float">
            <text:p>3320094</text:p>
          </table:table-cell>
          <table:table-cell office:value-type="string" calcext:value-type="string">
            <text:p>Questa auto consuma un sacco di carburante.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float" office:value="9443689" calcext:value-type="float">
            <text:p>9443689</text:p>
          </table:table-cell>
          <table:table-cell office:value-type="string" calcext:value-type="string">
            <text:p>Non ho acceso la luce per non consumare la corrente.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float" office:value="2819510" calcext:value-type="float">
            <text:p>2819510</text:p>
          </table:table-cell>
          <table:table-cell office:value-type="string" calcext:value-type="string">
            <text:p>Noi usiamo i trasporti pubblici.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float" office:value="10060778" calcext:value-type="float">
            <text:p>10060778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float" office:value="9887209" calcext:value-type="float">
            <text:p>9887209</text:p>
          </table:table-cell>
          <table:table-cell office:value-type="string" calcext:value-type="string">
            <text:p>Lech è il capo del trasporto municipale</text:p>
          </table:table-cell>
          <table:table-cell office:value-type="string" calcext:value-type="string">
            <text:p>Er ist der Leiter der Verkehrsabteilung.</text:p>
          </table:table-cell>
          <table:table-cell table:number-columns-repeated="2"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float" office:value="2381827" calcext:value-type="float">
            <text:p>2381827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float" office:value="9939427" calcext:value-type="float">
            <text:p>9939427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float" office:value="1865863" calcext:value-type="float">
            <text:p>1865863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float" office:value="2126216" calcext:value-type="float">
            <text:p>2126216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float" office:value="10373071" calcext:value-type="float">
            <text:p>10373071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float" office:value="946780" calcext:value-type="float">
            <text:p>946780</text:p>
          </table:table-cell>
          <table:table-cell office:value-type="string" calcext:value-type="string">
            <text:p>Le vaccinazioni aiutano a prevenire le malattie infantili.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float" office:value="2282386" calcext:value-type="float">
            <text:p>2282386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float" office:value="9709719" calcext:value-type="float">
            <text:p>9709719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float" office:value="1765073" calcext:value-type="float">
            <text:p>1765073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float" office:value="2784746" calcext:value-type="float">
            <text:p>2784746</text:p>
          </table:table-cell>
          <table:table-cell office:value-type="string" calcext:value-type="string">
            <text:p>Tu devi convincere il capo del personale delle tue capacità.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float" office:value="10187845" calcext:value-type="float">
            <text:p>10187845</text:p>
          </table:table-cell>
          <table:table-cell office:value-type="string" calcext:value-type="string">
            <text:p>Il nostro personale è a vostra disposizione 24 ore al giorno.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float" office:value="9829613" calcext:value-type="float">
            <text:p>9829613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float" office:value="10461469" calcext:value-type="float">
            <text:p>10461469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/>
          <table:table-cell table:style-name="Default" office:value-type="string" calcext:value-type="string">
            <text:p>La fogna puzza da ieri.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float" office:value="9639705" calcext:value-type="float">
            <text:p>9639705</text:p>
          </table:table-cell>
          <table:table-cell office:value-type="string" calcext:value-type="string">
            <text:p>Ora inizieremo il terzo e ultimo gioco per il campionato.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float" office:value="9934072" calcext:value-type="float">
            <text:p>9934072</text:p>
          </table:table-cell>
          <table:table-cell office:value-type="string" calcext:value-type="string">
            <text:p>Stasera voglio vincere il campionato, ma in maniera onesta.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float" office:value="10198239" calcext:value-type="float">
            <text:p>10198239</text:p>
          </table:table-cell>
          <table:table-cell office:value-type="string" calcext:value-type="string">
            <text:p>Una di queste due squadre disputerà il campionato del mondo.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float" office:value="5754244" calcext:value-type="float">
            <text:p>5754244</text:p>
          </table:table-cell>
          <table:table-cell office:value-type="string" calcext:value-type="string">
            <text:p>Quando ho controllato il testo, non ho trovato errori.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float" office:value="4703594" calcext:value-type="float">
            <text:p>4703594</text:p>
          </table:table-cell>
          <table:table-cell office:value-type="string" calcext:value-type="string">
            <text:p>Farò controllare l'automobile da un meccanico.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float" office:value="3063758" calcext:value-type="float">
            <text:p>3063758</text:p>
          </table:table-cell>
          <table:table-cell office:value-type="string" calcext:value-type="string">
            <text:p>Dal dentista mi sono fatto controllare i denti.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float" office:value="1274681" calcext:value-type="float">
            <text:p>1274681</text:p>
          </table:table-cell>
          <table:table-cell office:value-type="string" calcext:value-type="string">
            <text:p>Per favore, siediti su questa sedia.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float" office:value="2221809" calcext:value-type="float">
            <text:p>2221809</text:p>
          </table:table-cell>
          <table:table-cell office:value-type="string" calcext:value-type="string">
            <text:p>Eravamo così agitati che non potemmo stare seduti tranquilli.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float" office:value="2452191" calcext:value-type="float">
            <text:p>2452191</text:p>
          </table:table-cell>
          <table:table-cell office:value-type="string" calcext:value-type="string">
            <text:p>I bambini guardavano l'albero su cui sedeva un piccolo gattino.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float" office:value="10056366" calcext:value-type="float">
            <text:p>10056366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float" office:value="9175827" calcext:value-type="float">
            <text:p>9175827</text:p>
          </table:table-cell>
          <table:table-cell office:value-type="string" calcext:value-type="string">
            <text:p>Sono un critico, scrivo e commento.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float" office:value="9517751" calcext:value-type="float">
            <text:p>9517751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float" office:value="6034310" calcext:value-type="float">
            <text:p>6034310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float" office:value="3257380" calcext:value-type="float">
            <text:p>3257380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float" office:value="1845042" calcext:value-type="float">
            <text:p>1845042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float" office:value="908574" calcext:value-type="float">
            <text:p>908574</text:p>
          </table:table-cell>
          <table:table-cell office:value-type="string" calcext:value-type="string">
            <text:p>Ho il diritto di chiamare il mio avvocato.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float" office:value="3260860" calcext:value-type="float">
            <text:p>3260860</text:p>
          </table:table-cell>
          <table:table-cell office:value-type="string" calcext:value-type="string">
            <text:p>Lei è molto esigente quando si tratta di cibo.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float" office:value="1964616" calcext:value-type="float">
            <text:p>1964616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float" office:value="2421435" calcext:value-type="float">
            <text:p>2421435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float" office:value="2784790" calcext:value-type="float">
            <text:p>2784790</text:p>
          </table:table-cell>
          <table:table-cell office:value-type="string" calcext:value-type="string">
            <text:p>Lei si è informata da un passante riguardo alla strada.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float" office:value="2191941" calcext:value-type="float">
            <text:p>2191941</text:p>
          </table:table-cell>
          <table:table-cell office:value-type="string" calcext:value-type="string">
            <text:p>Tom ama guardare i passanti.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float" office:value="3678213" calcext:value-type="float">
            <text:p>3678213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float" office:value="9613812" calcext:value-type="float">
            <text:p>9613812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float" office:value="10371871" calcext:value-type="float">
            <text:p>10371871</text:p>
          </table:table-cell>
          <table:table-cell office:value-type="string" calcext:value-type="string">
            <text:p>Hanno disubbidito e meritano una punizione.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float" office:value="9979952" calcext:value-type="float">
            <text:p>9979952</text:p>
          </table:table-cell>
          <table:table-cell office:value-type="string" calcext:value-type="string">
            <text:p>Il veterinario fa visite a casa per pesci malati.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float" office:value="9410156" calcext:value-type="float">
            <text:p>9410156</text:p>
          </table:table-cell>
          <table:table-cell office:value-type="string" calcext:value-type="string">
            <text:p>Sono un dottore di cavalli, un veterinario.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float" office:value="2433921" calcext:value-type="float">
            <text:p>2433921</text:p>
          </table:table-cell>
          <table:table-cell office:value-type="string" calcext:value-type="string">
            <text:p>Ho deciso di scrivere regolarmente articoli in inglese.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float" office:value="749477" calcext:value-type="float">
            <text:p>749477</text:p>
          </table:table-cell>
          <table:table-cell office:value-type="string" calcext:value-type="string">
            <text:p>L’errore si verifica regolarmente o sporadicamente?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float" office:value="9857799" calcext:value-type="float">
            <text:p>9857799</text:p>
          </table:table-cell>
          <table:table-cell office:value-type="string" calcext:value-type="string">
            <text:p>Va regolarmente in chiesa, è molto religioso.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float" office:value="2437728" calcext:value-type="float">
            <text:p>2437728</text:p>
          </table:table-cell>
          <table:table-cell office:value-type="string" calcext:value-type="string">
            <text:p>La nascita è il punto di partenza dell'avventura della vita.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float" office:value="9740967" calcext:value-type="float">
            <text:p>9740967</text:p>
          </table:table-cell>
          <table:table-cell office:value-type="string" calcext:value-type="string">
            <text:p>Le interessano le nostre vacanze avventura?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float" office:value="2430725" calcext:value-type="float">
            <text:p>2430725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float" office:value="1754707" calcext:value-type="float">
            <text:p>1754707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float" office:value="1903724" calcext:value-type="float">
            <text:p>1903724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i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float" office:value="2779953" calcext:value-type="float">
            <text:p>2779953</text:p>
          </table:table-cell>
          <table:table-cell office:value-type="string" calcext:value-type="string">
            <text:p>Tutti parlano del cambiamento demografico.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float" office:value="4915185" calcext:value-type="float">
            <text:p>4915185</text:p>
          </table:table-cell>
          <table:table-cell office:value-type="string" calcext:value-type="string">
            <text:p>La paura di fallire è una delle paure più diffuse del mondo.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float" office:value="9740726" calcext:value-type="float">
            <text:p>9740726</text:p>
          </table:table-cell>
          <table:table-cell office:value-type="string" calcext:value-type="string">
            <text:p>Il golf non è così diffuso da queste parti.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float" office:value="4982105" calcext:value-type="float">
            <text:p>4982105</text:p>
          </table:table-cell>
          <table:table-cell office:value-type="string" calcext:value-type="string">
            <text:p>La spirale è una delle forme geometriche più diffuse in natura.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float" office:value="867719" calcext:value-type="float">
            <text:p>867719</text:p>
          </table:table-cell>
          <table:table-cell office:value-type="string" calcext:value-type="string">
            <text:p>Kylie Minogue è la migliore cantante che io abbia mai sentito!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float" office:value="731615" calcext:value-type="float">
            <text:p>731615</text:p>
          </table:table-cell>
          <table:table-cell office:value-type="string" calcext:value-type="string">
            <text:p>Il cantante era conosciuto dai giovani.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float" office:value="935774" calcext:value-type="float">
            <text:p>935774</text:p>
          </table:table-cell>
          <table:table-cell office:value-type="string" calcext:value-type="string">
            <text:p>È un peccato che il cantante sia morto così giovane.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float" office:value="10231411" calcext:value-type="float">
            <text:p>10231411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float" office:value="10409225" calcext:value-type="float">
            <text:p>10409225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float" office:value="9611133" calcext:value-type="float">
            <text:p>9611133</text:p>
          </table:table-cell>
          <table:table-cell office:value-type="string" calcext:value-type="string">
            <text:p>Lei era in una posizione imbarazzante, non volevo vederla umiliato.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float" office:value="3493702" calcext:value-type="float">
            <text:p>3493702</text:p>
          </table:table-cell>
          <table:table-cell office:value-type="string" calcext:value-type="string">
            <text:p>Questo articolo contiene alcune idee davvero nuove.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float" office:value="2090467" calcext:value-type="float">
            <text:p>2090467</text:p>
          </table:table-cell>
          <table:table-cell office:value-type="string" calcext:value-type="string">
            <text:p>Questo medicinale non è efficace contro l'influenza.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float" office:value="9248695" calcext:value-type="float">
            <text:p>9248695</text:p>
          </table:table-cell>
          <table:table-cell office:value-type="string" calcext:value-type="string">
            <text:p>Una brutta influenza. Febbre a 39°.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float" office:value="10299496" calcext:value-type="float">
            <text:p>10299496</text:p>
          </table:table-cell>
          <table:table-cell office:value-type="string" calcext:value-type="string">
            <text:p>Mia madre è morta di influenza!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float" office:value="2347180" calcext:value-type="float">
            <text:p>2347180</text:p>
          </table:table-cell>
          <table:table-cell office:value-type="string" calcext:value-type="string">
            <text:p>Non potete negare che ciò che Tom sta dicendo è vero.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float" office:value="9235141" calcext:value-type="float">
            <text:p>9235141</text:p>
          </table:table-cell>
          <table:table-cell office:value-type="string" calcext:value-type="string">
            <text:p>Potremmo confermare o negare certe dicerie.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float" office:value="9614705" calcext:value-type="float">
            <text:p>9614705</text:p>
          </table:table-cell>
          <table:table-cell office:value-type="string" calcext:value-type="string">
            <text:p>Continuare a negare è inutile.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float" office:value="9340371" calcext:value-type="float">
            <text:p>9340371</text:p>
          </table:table-cell>
          <table:table-cell office:value-type="string" calcext:value-type="string">
            <text:p>Le uova ben cotte, la pancetta croccante.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float" office:value="9340370" calcext:value-type="float">
            <text:p>9340370</text:p>
          </table:table-cell>
          <table:table-cell office:value-type="string" calcext:value-type="string">
            <text:p>I bambini vogliono porridge, e io, uova strapazzate con pancetta.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float" office:value="5401970" calcext:value-type="float">
            <text:p>5401970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float" office:value="3076045" calcext:value-type="float">
            <text:p>3076045</text:p>
          </table:table-cell>
          <table:table-cell office:value-type="string" calcext:value-type="string">
            <text:p>Adesso ne abbiamo addirittura due.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float" office:value="765126" calcext:value-type="float">
            <text:p>765126</text:p>
          </table:table-cell>
          <table:table-cell office:value-type="string" calcext:value-type="string">
            <text:p>Se non fosse per il sole non potremmo affatto vivere.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float" office:value="9703426" calcext:value-type="float">
            <text:p>9703426</text:p>
          </table:table-cell>
          <table:table-cell office:value-type="string" calcext:value-type="string">
            <text:p>Pronunciava solo rare parole o forse non parlava affatto.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float" office:value="9085319" calcext:value-type="float">
            <text:p>9085319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float" office:value="3296228" calcext:value-type="float">
            <text:p>3296228</text:p>
          </table:table-cell>
          <table:table-cell office:value-type="string" calcext:value-type="string">
            <text:p>Hitler aveva progettato di distruggere il popolo ebraico.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float" office:value="2416308" calcext:value-type="float">
            <text:p>2416308</text:p>
          </table:table-cell>
          <table:table-cell office:value-type="string" calcext:value-type="string">
            <text:p>L'edificio è stato progettato da un architetto russo.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float" office:value="2006021" calcext:value-type="float">
            <text:p>2006021</text:p>
          </table:table-cell>
          <table:table-cell office:value-type="string" calcext:value-type="string">
            <text:p>Noi abbiamo raggiunto Londra a mezzanotte.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float" office:value="1541561" calcext:value-type="float">
            <text:p>1541561</text:p>
          </table:table-cell>
          <table:table-cell office:value-type="string" calcext:value-type="string">
            <text:p>Raggiungemmo la cima della montagna.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float" office:value="819227" calcext:value-type="float">
            <text:p>819227</text:p>
          </table:table-cell>
          <table:table-cell office:value-type="string" calcext:value-type="string">
            <text:p>Oggi è giorno di paga.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float" office:value="10203300" calcext:value-type="float">
            <text:p>10203300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float" office:value="9441303" calcext:value-type="float">
            <text:p>9441303</text:p>
          </table:table-cell>
          <table:table-cell office:value-type="string" calcext:value-type="string">
            <text:p>Vi dirò quanto mi pagano, e mi direte se è la paga di un servo.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float" office:value="3321112" calcext:value-type="float">
            <text:p>3321112</text:p>
          </table:table-cell>
          <table:table-cell office:value-type="string" calcext:value-type="string">
            <text:p>Ho visto un uomo che camminava oscillando perchè era ubriaco.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float" office:value="10384354" calcext:value-type="float">
            <text:p>10384354</text:p>
          </table:table-cell>
          <table:table-cell office:value-type="string" calcext:value-type="string">
            <text:p>Eri ubriaco, troppo confuso per capire qualcosa.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float" office:value="9354619" calcext:value-type="float">
            <text:p>9354619</text:p>
          </table:table-cell>
          <table:table-cell office:value-type="string" calcext:value-type="string">
            <text:p>Credo di pensare a lei continuamente, da ubriaco e da sobrio.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float" office:value="9473619" calcext:value-type="float">
            <text:p>9473619</text:p>
          </table:table-cell>
          <table:table-cell office:value-type="string" calcext:value-type="string">
            <text:p>Eri ubriaco e sconsiderato con tuo fratello.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float" office:value="9929091" calcext:value-type="float">
            <text:p>9929091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float" office:value="3265631" calcext:value-type="float">
            <text:p>3265631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float" office:value="3045022" calcext:value-type="float">
            <text:p>3045022</text:p>
          </table:table-cell>
          <table:table-cell office:value-type="string" calcext:value-type="string">
            <text:p>Dal punto di vista del senso comune questa è un'assurdità.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float" office:value="4960553" calcext:value-type="float">
            <text:p>4960553</text:p>
          </table:table-cell>
          <table:table-cell office:value-type="string" calcext:value-type="string">
            <text:p>A prima vista sembra che questa idea è destinata al fallimento.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Tale padre, tale figlio.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float" office:value="1309161" calcext:value-type="float">
            <text:p>1309161</text:p>
          </table:table-cell>
          <table:table-cell office:value-type="string" calcext:value-type="string">
            <text:p>Solo l'uomo è capace di tali malvagità.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float" office:value="1228469" calcext:value-type="float">
            <text:p>1228469</text:p>
          </table:table-cell>
          <table:table-cell office:value-type="string" calcext:value-type="string">
            <text:p>Perché questo cane ha così paura di tale oggetto?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float" office:value="9900715" calcext:value-type="float">
            <text:p>9900715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float" office:value="9731168" calcext:value-type="float">
            <text:p>9731168</text:p>
          </table:table-cell>
          <table:table-cell office:value-type="string" calcext:value-type="string">
            <text:p>Tempo restante: 1 ora e 25 minuti.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float" office:value="5563181" calcext:value-type="float">
            <text:p>5563181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float" office:value="1368167" calcext:value-type="float">
            <text:p>1368167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float" office:value="4841388" calcext:value-type="float">
            <text:p>4841388</text:p>
          </table:table-cell>
          <table:table-cell office:value-type="string" calcext:value-type="string">
            <text:p>Un uragano di categoria 5 causa un danno massimo.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float" office:value="3483252" calcext:value-type="float">
            <text:p>3483252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float" office:value="9808876" calcext:value-type="float">
            <text:p>9808876</text:p>
          </table:table-cell>
          <table:table-cell office:value-type="string" calcext:value-type="string">
            <text:p>Se ti comporti bene, avrai una percentuale dei profitti.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float" office:value="10399305" calcext:value-type="float">
            <text:p>10399305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float" office:value="4884540" calcext:value-type="float">
            <text:p>4884540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float" office:value="4064155" calcext:value-type="float">
            <text:p>4064155</text:p>
          </table:table-cell>
          <table:table-cell office:value-type="string" calcext:value-type="string">
            <text:p>Leggere tre libri non basta.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float" office:value="2260011" calcext:value-type="float">
            <text:p>2260011</text:p>
          </table:table-cell>
          <table:table-cell office:value-type="string" calcext:value-type="string">
            <text:p>La vita è sempre più costosa.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float" office:value="2175231" calcext:value-type="float">
            <text:p>2175231</text:p>
          </table:table-cell>
          <table:table-cell office:value-type="string" calcext:value-type="string">
            <text:p>Non posso permettermi di comprare un'auto costosa.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float" office:value="6533928" calcext:value-type="float">
            <text:p>6533928</text:p>
          </table:table-cell>
          <table:table-cell office:value-type="string" calcext:value-type="string">
            <text:p>Le scarpe buone sono costose.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float" office:value="2173201" calcext:value-type="float">
            <text:p>2173201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float" office:value="9977325" calcext:value-type="float">
            <text:p>9977325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float" office:value="9887438" calcext:value-type="float">
            <text:p>9887438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float" office:value="4532848" calcext:value-type="float">
            <text:p>4532848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float" office:value="1005854" calcext:value-type="float">
            <text:p>1005854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float" office:value="2196504" calcext:value-type="float">
            <text:p>2196504</text:p>
          </table:table-cell>
          <table:table-cell office:value-type="string" calcext:value-type="string">
            <text:p>Il clima mediterraneo è molto piacevole.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float" office:value="9687981" calcext:value-type="float">
            <text:p>9687981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float" office:value="4880931" calcext:value-type="float">
            <text:p>4880931</text:p>
          </table:table-cell>
          <table:table-cell office:value-type="string" calcext:value-type="string">
            <text:p>Questo negozio vende un'ampia varietà di fiori.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float" office:value="9778840" calcext:value-type="float">
            <text:p>9778840</text:p>
          </table:table-cell>
          <table:table-cell office:value-type="string" calcext:value-type="string">
            <text:p>Dispone di un ampio vocabolario.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float" office:value="10061705" calcext:value-type="float">
            <text:p>10061705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float" office:value="381855" calcext:value-type="float">
            <text:p>381855</text:p>
          </table:table-cell>
          <table:table-cell office:value-type="string" calcext:value-type="string">
            <text:p>Ho speso tutto il pomeriggio a chiacchierare con gli amici.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float" office:value="10092774" calcext:value-type="float">
            <text:p>10092774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float" office:value="9638044" calcext:value-type="float">
            <text:p>9638044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float" office:value="4922682" calcext:value-type="float">
            <text:p>4922682</text:p>
          </table:table-cell>
          <table:table-cell office:value-type="string" calcext:value-type="string">
            <text:p>Si insinua dentro di me il dubbio, misto alla curiosità.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float" office:value="9343899" calcext:value-type="float">
            <text:p>9343899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float" office:value="1106807" calcext:value-type="float">
            <text:p>1106807</text:p>
          </table:table-cell>
          <table:table-cell office:value-type="string" calcext:value-type="string">
            <text:p>Per evitare confusione, le squadre indossavano colori diversi.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float" office:value="1867382" calcext:value-type="float">
            <text:p>1867382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float" office:value="3423483" calcext:value-type="float">
            <text:p>3423483</text:p>
          </table:table-cell>
          <table:table-cell office:value-type="string" calcext:value-type="string">
            <text:p>Faccio veramente fatica a capire i motivi di certe scelte.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float" office:value="991713" calcext:value-type="float">
            <text:p>991713</text:p>
          </table:table-cell>
          <table:table-cell office:value-type="string" calcext:value-type="string">
            <text:p>Ho smesso di fumare per motivi di salute.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float" office:value="350843" calcext:value-type="float">
            <text:p>350843</text:p>
          </table:table-cell>
          <table:table-cell office:value-type="string" calcext:value-type="string">
            <text:p>Spiegò il motivo del suo ritardo.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float" office:value="9412571" calcext:value-type="float">
            <text:p>9412571</text:p>
          </table:table-cell>
          <table:table-cell office:value-type="string" calcext:value-type="string">
            <text:p>Spesso bisogna complicare le cose per semplificarle, in politica.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float" office:value="570411" calcext:value-type="float">
            <text:p>570411</text:p>
          </table:table-cell>
          <table:table-cell office:value-type="string" calcext:value-type="string">
            <text:p>La casa crollò una settimana dopo.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float" office:value="9829417" calcext:value-type="float">
            <text:p>9829417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float" office:value="2144702" calcext:value-type="float">
            <text:p>2144702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float" office:value="1834075" calcext:value-type="float">
            <text:p>1834075</text:p>
          </table:table-cell>
          <table:table-cell office:value-type="string" calcext:value-type="string">
            <text:p>I termini utilizzati non sono neanche definiti.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float" office:value="2427262" calcext:value-type="float">
            <text:p>2427262</text:p>
          </table:table-cell>
          <table:table-cell office:value-type="string" calcext:value-type="string">
            <text:p>Impara a definire i tuoi obiettivi.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float" office:value="2925274" calcext:value-type="float">
            <text:p>2925274</text:p>
          </table:table-cell>
          <table:table-cell office:value-type="string" calcext:value-type="string">
            <text:p>Quali erano le previsioni meteo?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float" office:value="9004923" calcext:value-type="float">
            <text:p>9004923</text:p>
          </table:table-cell>
          <table:table-cell office:value-type="string" calcext:value-type="string">
            <text:p>Il meteo cambiò bruscamente.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float" office:value="9590436" calcext:value-type="float">
            <text:p>9590436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float" office:value="10283573" calcext:value-type="float">
            <text:p>10283573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float" office:value="10015689" calcext:value-type="float">
            <text:p>10015689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float" office:value="9417651" calcext:value-type="float">
            <text:p>9417651</text:p>
          </table:table-cell>
          <table:table-cell office:value-type="string" calcext:value-type="string">
            <text:p>In laboratorio le donne indossavano sempre lunghi camici.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float" office:value="876868" calcext:value-type="float">
            <text:p>876868</text:p>
          </table:table-cell>
          <table:table-cell office:value-type="string" calcext:value-type="string">
            <text:p>Il sovrano fu rovesciato e bandito dal paese.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float" office:value="419087" calcext:value-type="float">
            <text:p>419087</text:p>
          </table:table-cell>
          <table:table-cell office:value-type="string" calcext:value-type="string">
            <text:p>La regina Vittoria fu sovrana della Gran Bretagna.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float" office:value="10370977" calcext:value-type="float">
            <text:p>10370977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float" office:value="3314117" calcext:value-type="float">
            <text:p>3314117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float" office:value="2784857" calcext:value-type="float">
            <text:p>2784857</text:p>
          </table:table-cell>
          <table:table-cell office:value-type="string" calcext:value-type="string">
            <text:p>Io mi devo ancora preparare per la conferenza di domani.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float" office:value="2802750" calcext:value-type="float">
            <text:p>2802750</text:p>
          </table:table-cell>
          <table:table-cell office:value-type="string" calcext:value-type="string">
            <text:p>La conferenza avrà luogo a Tokyo.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float" office:value="2221795" calcext:value-type="float">
            <text:p>2221795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float" office:value="1689520" calcext:value-type="float">
            <text:p>1689520</text:p>
          </table:table-cell>
          <table:table-cell office:value-type="string" calcext:value-type="string">
            <text:p>Lui divenne cieco a causa dell'incidente.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float" office:value="547097" calcext:value-type="float">
            <text:p>547097</text:p>
          </table:table-cell>
          <table:table-cell office:value-type="string" calcext:value-type="string">
            <text:p>Il rospo divenne un principe.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float" office:value="2219163" calcext:value-type="float">
            <text:p>2219163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float" office:value="2416284" calcext:value-type="float">
            <text:p>2416284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float" office:value="3400449" calcext:value-type="float">
            <text:p>3400449</text:p>
          </table:table-cell>
          <table:table-cell office:value-type="string" calcext:value-type="string">
            <text:p>Il bambù è una delle piante con la crescita più rapida al mondo.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float" office:value="2241997" calcext:value-type="float">
            <text:p>2241997</text:p>
          </table:table-cell>
          <table:table-cell office:value-type="string" calcext:value-type="string">
            <text:p>Era bravo in tutte le materie, soprattutto in matematica.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float" office:value="3548210" calcext:value-type="float">
            <text:p>3548210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float" office:value="10081130" calcext:value-type="float">
            <text:p>10081130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float" office:value="9152503" calcext:value-type="float">
            <text:p>9152503</text:p>
          </table:table-cell>
          <table:table-cell office:value-type="string" calcext:value-type="string">
            <text:p>Allora ti chiamo tra un paio di giorni, o magari domani sera.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float" office:value="5907090" calcext:value-type="float">
            <text:p>5907090</text:p>
          </table:table-cell>
          <table:table-cell office:value-type="string" calcext:value-type="string">
            <text:p>Mary ha intenzione di avere come minimo cinque figli.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float" office:value="2942893" calcext:value-type="float">
            <text:p>2942893</text:p>
          </table:table-cell>
          <table:table-cell office:value-type="string" calcext:value-type="string">
            <text:p>Qual è il salario minimo in Turchia?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float" office:value="9641917" calcext:value-type="float">
            <text:p>9641917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float" office:value="9628078" calcext:value-type="float">
            <text:p>9628078</text:p>
          </table:table-cell>
          <table:table-cell office:value-type="string" calcext:value-type="string">
            <text:p>Dopo mi sono detta, tanto nervosismo e tanto trambusto per niente.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float" office:value="1755067" calcext:value-type="float">
            <text:p>1755067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float" office:value="9827184" calcext:value-type="float">
            <text:p>9827184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float" office:value="9673327" calcext:value-type="float">
            <text:p>9673327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float" office:value="2056125" calcext:value-type="float">
            <text:p>2056125</text:p>
          </table:table-cell>
          <table:table-cell office:value-type="string" calcext:value-type="string">
            <text:p>Saluto il mio insegnante per la strada.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float" office:value="1588363" calcext:value-type="float">
            <text:p>1588363</text:p>
          </table:table-cell>
          <table:table-cell office:value-type="string" calcext:value-type="string">
            <text:p>Uscì senza salutare.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float" office:value="2076173" calcext:value-type="float">
            <text:p>2076173</text:p>
          </table:table-cell>
          <table:table-cell office:value-type="string" calcext:value-type="string">
            <text:p>Lei salutò il signor Kato con un sorriso.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float" office:value="9314838" calcext:value-type="float">
            <text:p>9314838</text:p>
          </table:table-cell>
          <table:table-cell office:value-type="string" calcext:value-type="string">
            <text:p>Devo avere qualche rotella fuori posto.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float" office:value="4892570" calcext:value-type="float">
            <text:p>4892570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float" office:value="3692755" calcext:value-type="float">
            <text:p>3692755</text:p>
          </table:table-cell>
          <table:table-cell office:value-type="string" calcext:value-type="string">
            <text:p>Tom ha ottenuto il lavoro sulla forza della tua raccomandazione.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float" office:value="4831934" calcext:value-type="float">
            <text:p>4831934</text:p>
          </table:table-cell>
          <table:table-cell office:value-type="string" calcext:value-type="string">
            <text:p>Come ottiene questo effetto l'artista?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float" office:value="2189042" calcext:value-type="float">
            <text:p>2189042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float" office:value="2777666" calcext:value-type="float">
            <text:p>2777666</text:p>
          </table:table-cell>
          <table:table-cell office:value-type="string" calcext:value-type="string">
            <text:p>Qual è il vostro campo principale?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float" office:value="1751830" calcext:value-type="float">
            <text:p>1751830</text:p>
          </table:table-cell>
          <table:table-cell office:value-type="string" calcext:value-type="string">
            <text:p>Quando hai riordinato la tua camera l'ultima volta?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float" office:value="6592965" calcext:value-type="float">
            <text:p>6592965</text:p>
          </table:table-cell>
          <table:table-cell office:value-type="string" calcext:value-type="string">
            <text:p>Non è stato un piacere riordinare il garage.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float" office:value="3323738" calcext:value-type="float">
            <text:p>3323738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float" office:value="2801253" calcext:value-type="float">
            <text:p>2801253</text:p>
          </table:table-cell>
          <table:table-cell office:value-type="string" calcext:value-type="string">
            <text:p>Molti scienziati lavorano con i numeri.</text:p>
          </table:table-cell>
          <table:table-cell office:value-type="string" calcext:value-type="string">
            <text:p>Viele Wissenschaftler arbeiten mit Zahlen.</text:p>
          </table:table-cell>
          <table:table-cell table:number-columns-repeated="2"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float" office:value="9348811" calcext:value-type="float">
            <text:p>9348811</text:p>
          </table:table-cell>
          <table:table-cell office:value-type="string" calcext:value-type="string">
            <text:p>È testardo come un mulo ubriaco.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float" office:value="9268036" calcext:value-type="float">
            <text:p>9268036</text:p>
          </table:table-cell>
          <table:table-cell office:value-type="string" calcext:value-type="string">
            <text:p>Il ragazzo è testardo come un mulo.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float" office:value="9491379" calcext:value-type="float">
            <text:p>9491379</text:p>
          </table:table-cell>
          <table:table-cell office:value-type="string" calcext:value-type="string">
            <text:p>È vietato dormire sulla spiaggia, dobbiamo circolare?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float" office:value="9728644" calcext:value-type="float">
            <text:p>9728644</text:p>
          </table:table-cell>
          <table:table-cell office:value-type="string" calcext:value-type="string">
            <text:p>Perché è vietato dal regolamento del gioco.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float" office:value="9012250" calcext:value-type="float">
            <text:p>9012250</text:p>
          </table:table-cell>
          <table:table-cell office:value-type="string" calcext:value-type="string">
            <text:p>Lei ha parlato con Manuela nonostante io glielo avessi vietato!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float" office:value="5665637" calcext:value-type="float">
            <text:p>5665637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float" office:value="9165055" calcext:value-type="float">
            <text:p>9165055</text:p>
          </table:table-cell>
          <table:table-cell office:value-type="string" calcext:value-type="string">
            <text:p>Potrebbe farci comodo un vecchio esperto come lui.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float" office:value="9218434" calcext:value-type="float">
            <text:p>9218434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float" office:value="1759531" calcext:value-type="float">
            <text:p>1759531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float" office:value="2193254" calcext:value-type="float">
            <text:p>2193254</text:p>
          </table:table-cell>
          <table:table-cell office:value-type="string" calcext:value-type="string">
            <text:p>È splendido ricevere lodi da un esperto nel settore.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float" office:value="4314852" calcext:value-type="float">
            <text:p>4314852</text:p>
          </table:table-cell>
          <table:table-cell office:value-type="string" calcext:value-type="string">
            <text:p>Nel suo campo è veramente un esperto.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float" office:value="1842400" calcext:value-type="float">
            <text:p>1842400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float" office:value="1792219" calcext:value-type="float">
            <text:p>1792219</text:p>
          </table:table-cell>
          <table:table-cell office:value-type="string" calcext:value-type="string">
            <text:p>Le cose eccezionali non avvengono per vie consuete, banali.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float" office:value="9077219" calcext:value-type="float">
            <text:p>9077219</text:p>
          </table:table-cell>
          <table:table-cell office:value-type="string" calcext:value-type="string">
            <text:p>Tuo padre era un uomo eccezionale in ogni relazione.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float" office:value="9121822" calcext:value-type="float">
            <text:p>9121822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float" office:value="3883324" calcext:value-type="float">
            <text:p>3883324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float" office:value="607365" calcext:value-type="float">
            <text:p>607365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float" office:value="2189192" calcext:value-type="float">
            <text:p>2189192</text:p>
          </table:table-cell>
          <table:table-cell office:value-type="string" calcext:value-type="string">
            <text:p>Sfortunatamente si è rotto una gamba nell'incidente.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float" office:value="9680001" calcext:value-type="float">
            <text:p>9680001</text:p>
          </table:table-cell>
          <table:table-cell office:value-type="string" calcext:value-type="string">
            <text:p>Ho sgombro, merluzzo o nasello?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float" office:value="1791889" calcext:value-type="float">
            <text:p>1791889</text:p>
          </table:table-cell>
          <table:table-cell office:value-type="string" calcext:value-type="string">
            <text:p>Hai inviato una lettera dall'Algeria.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float" office:value="7716427" calcext:value-type="float">
            <text:p>7716427</text:p>
          </table:table-cell>
          <table:table-cell office:value-type="string" calcext:value-type="string">
            <text:p>Lui mi ha inviato la sua foto.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float" office:value="3537429" calcext:value-type="float">
            <text:p>3537429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float" office:value="1100426" calcext:value-type="float">
            <text:p>1100426</text:p>
          </table:table-cell>
          <table:table-cell office:value-type="string" calcext:value-type="string">
            <text:p>L'insegnante gli permise di tornare a casa.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float" office:value="1073264" calcext:value-type="float">
            <text:p>1073264</text:p>
          </table:table-cell>
          <table:table-cell office:value-type="string" calcext:value-type="string">
            <text:p>I miei genitori non mi permetterebbero di uscire con dei ragazzi.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float" office:value="10002005" calcext:value-type="float">
            <text:p>10002005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float" office:value="9031107" calcext:value-type="float">
            <text:p>9031107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float" office:value="9638002" calcext:value-type="float">
            <text:p>9638002</text:p>
          </table:table-cell>
          <table:table-cell office:value-type="string" calcext:value-type="string">
            <text:p>È arrivato l‘altro ieri, dicono che sia un commerciante.</text:p>
          </table:table-cell>
          <table:table-cell office:value-type="string" calcext:value-type="string">
            <text:p>Er ist vorgestern angekommen, man sagt, dass er Kaufmann ist.</text:p>
          </table:table-cell>
          <table:table-cell table:number-columns-repeated="2"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float" office:value="10157505" calcext:value-type="float">
            <text:p>10157505</text:p>
          </table:table-cell>
          <table:table-cell office:value-type="string" calcext:value-type="string">
            <text:p>Un vero atleta fa qualsiasi sport.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float" office:value="3027007" calcext:value-type="float">
            <text:p>3027007</text:p>
          </table:table-cell>
          <table:table-cell office:value-type="string" calcext:value-type="string">
            <text:p>La bellezza non dice nulla sul carattere di una persona.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float" office:value="4954602" calcext:value-type="float">
            <text:p>4954602</text:p>
          </table:table-cell>
          <table:table-cell office:value-type="string" calcext:value-type="string">
            <text:p>Ogni stagione ha la sua bellezza.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float" office:value="870395" calcext:value-type="float">
            <text:p>870395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float" office:value="2896149" calcext:value-type="float">
            <text:p>2896149</text:p>
          </table:table-cell>
          <table:table-cell office:value-type="string" calcext:value-type="string">
            <text:p>Noi dobbiamo dormire almeno otto ore al giorno.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float" office:value="1330830" calcext:value-type="float">
            <text:p>1330830</text:p>
          </table:table-cell>
          <table:table-cell office:value-type="string" calcext:value-type="string">
            <text:p>Jim dice che fa footing almeno tre volte alla settimana.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float" office:value="2510036" calcext:value-type="float">
            <text:p>2510036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float" office:value="1838484" calcext:value-type="float">
            <text:p>1838484</text:p>
          </table:table-cell>
          <table:table-cell office:value-type="string" calcext:value-type="string">
            <text:p>L’azienda olearia è posizionata nelle vicinanze del lago.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float" office:value="10059726" calcext:value-type="float">
            <text:p>10059726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float" office:value="10059755" calcext:value-type="float">
            <text:p>10059755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float" office:value="9069511" calcext:value-type="float">
            <text:p>9069511</text:p>
          </table:table-cell>
          <table:table-cell office:value-type="string" calcext:value-type="string">
            <text:p>Signori, questo introduce un elemento nuovo nella trattativa.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float" office:value="1847593" calcext:value-type="float">
            <text:p>1847593</text:p>
          </table:table-cell>
          <table:table-cell office:value-type="string" calcext:value-type="string">
            <text:p>Questa storiella è troppo semplice per spiegare tutto.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float" office:value="9022400" calcext:value-type="float">
            <text:p>9022400</text:p>
          </table:table-cell>
          <table:table-cell office:value-type="string" calcext:value-type="string">
            <text:p>Una bella storiella per far addormentare i bambini.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float" office:value="9378614" calcext:value-type="float">
            <text:p>9378614</text:p>
          </table:table-cell>
          <table:table-cell office:value-type="string" calcext:value-type="string">
            <text:p>Un rapporto dettagliato è stato inviato al governo.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float" office:value="9235162" calcext:value-type="float">
            <text:p>9235162</text:p>
          </table:table-cell>
          <table:table-cell office:value-type="string" calcext:value-type="string">
            <text:p>Il piano dettagliato era quello di navigare il Sud del Pacifico.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float" office:value="9784451" calcext:value-type="float">
            <text:p>9784451</text:p>
          </table:table-cell>
          <table:table-cell office:value-type="string" calcext:value-type="string">
            <text:p>Preferisco un conto dettagliato, così si evitano malintesi.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float" office:value="3105907" calcext:value-type="float">
            <text:p>3105907</text:p>
          </table:table-cell>
          <table:table-cell office:value-type="string" calcext:value-type="string">
            <text:p>In aggiunta a quella somma mi deve ancora dieci dollari.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float" office:value="2850400" calcext:value-type="float">
            <text:p>2850400</text:p>
          </table:table-cell>
          <table:table-cell office:value-type="string" calcext:value-type="string">
            <text:p>C'è stato un terremoto e, in aggiunta, anche uno tsunami.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float" office:value="1804000" calcext:value-type="float">
            <text:p>1804000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float" office:value="3280643" calcext:value-type="float">
            <text:p>3280643</text:p>
          </table:table-cell>
          <table:table-cell office:value-type="string" calcext:value-type="string">
            <text:p>La zoologia e la botanica sono dedicate allo studio della vita.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float" office:value="10055432" calcext:value-type="float">
            <text:p>10055432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float" office:value="9138978" calcext:value-type="float">
            <text:p>9138978</text:p>
          </table:table-cell>
          <table:table-cell office:value-type="string" calcext:value-type="string">
            <text:p>Che mi consiglia di dedicare questo libro a mia moglie.</text:p>
          </table:table-cell>
          <table:table-cell office:value-type="string" calcext:value-type="string">
            <text:p>Die mir riet, das Buch meiner Frau zu widmen.</text:p>
          </table:table-cell>
          <table:table-cell table:number-columns-repeated="2"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float" office:value="610753" calcext:value-type="float">
            <text:p>610753</text:p>
          </table:table-cell>
          <table:table-cell office:value-type="string" calcext:value-type="string">
            <text:p>In principio Dio creò il cielo e la terra.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float" office:value="2128774" calcext:value-type="float">
            <text:p>2128774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float" office:value="9852250" calcext:value-type="float">
            <text:p>9852250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float" office:value="9201546" calcext:value-type="float">
            <text:p>9201546</text:p>
          </table:table-cell>
          <table:table-cell office:value-type="string" calcext:value-type="string">
            <text:p>Non faccia di questo incontro casuale una cosa più grossa.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float" office:value="10010724" calcext:value-type="float">
            <text:p>10010724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float" office:value="1720860" calcext:value-type="float">
            <text:p>1720860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float" office:value="4509049" calcext:value-type="float">
            <text:p>4509049</text:p>
          </table:table-cell>
          <table:table-cell office:value-type="string" calcext:value-type="string">
            <text:p>Lui ha studiato duramente e ha superato l'esame.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float" office:value="1842620" calcext:value-type="float">
            <text:p>1842620</text:p>
          </table:table-cell>
          <table:table-cell office:value-type="string" calcext:value-type="string">
            <text:p>Maria cerca di superare il suo dolore.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float" office:value="10244229" calcext:value-type="float">
            <text:p>10244229</text:p>
          </table:table-cell>
          <table:table-cell office:value-type="string" calcext:value-type="string">
            <text:p>Circa un mese dopo il ritrovamento del cadavere di Ralph Duran.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float" office:value="2127885" calcext:value-type="float">
            <text:p>2127885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float" office:value="4922299" calcext:value-type="float">
            <text:p>4922299</text:p>
          </table:table-cell>
          <table:table-cell office:value-type="string" calcext:value-type="string">
            <text:p>Fa buon uso delle sue abilità.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float" office:value="9853539" calcext:value-type="float">
            <text:p>9853539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float" office:value="3053424" calcext:value-type="float">
            <text:p>3053424</text:p>
          </table:table-cell>
          <table:table-cell office:value-type="string" calcext:value-type="string">
            <text:p>I problemi della nostra epoca richiedono un nuovo pensiero.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float" office:value="2878749" calcext:value-type="float">
            <text:p>2878749</text:p>
          </table:table-cell>
          <table:table-cell office:value-type="string" calcext:value-type="string">
            <text:p>Ogni epoca ha i propri miti.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float" office:value="10057618" calcext:value-type="float">
            <text:p>10057618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float" office:value="538990" calcext:value-type="float">
            <text:p>538990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float" office:value="4991882" calcext:value-type="float">
            <text:p>4991882</text:p>
          </table:table-cell>
          <table:table-cell office:value-type="string" calcext:value-type="string">
            <text:p>Questa è la lista dei libri più venduti del mese scorso.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float" office:value="8051480" calcext:value-type="float">
            <text:p>8051480</text:p>
          </table:table-cell>
          <table:table-cell office:value-type="string" calcext:value-type="string">
            <text:p>Perché Tom e Mary non sono in questa lista?</text:p>
          </table:table-cell>
          <table:table-cell office:value-type="string" calcext:value-type="string">
            <text:p>Warum stehen Tom und Maria nicht auf dieser Liste?</text:p>
          </table:table-cell>
          <table:table-cell table:number-columns-repeated="2"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float" office:value="1606313" calcext:value-type="float">
            <text:p>1606313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float" office:value="822347" calcext:value-type="float">
            <text:p>822347</text:p>
          </table:table-cell>
          <table:table-cell office:value-type="string" calcext:value-type="string">
            <text:p>Ho comprato quella casa come investimento.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float" office:value="10323604" calcext:value-type="float">
            <text:p>10323604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float" office:value="9627866" calcext:value-type="float">
            <text:p>9627866</text:p>
          </table:table-cell>
          <table:table-cell office:value-type="string" calcext:value-type="string">
            <text:p>Così sembra una scenografia, una città di cartone.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float" office:value="10057182" calcext:value-type="float">
            <text:p>10057182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float" office:value="10057041" calcext:value-type="float">
            <text:p>10057041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float" office:value="379757" calcext:value-type="float">
            <text:p>379757</text:p>
          </table:table-cell>
          <table:table-cell office:value-type="string" calcext:value-type="string">
            <text:p>Il Giappone ha relazioni diplomatiche con la Cina.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float" office:value="2303483" calcext:value-type="float">
            <text:p>2303483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float" office:value="3020409" calcext:value-type="float">
            <text:p>3020409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float" office:value="795945" calcext:value-type="float">
            <text:p>795945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float" office:value="1835924" calcext:value-type="float">
            <text:p>1835924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float" office:value="1285138" calcext:value-type="float">
            <text:p>1285138</text:p>
          </table:table-cell>
          <table:table-cell office:value-type="string" calcext:value-type="string">
            <text:p>Il sig. Hirose insegna agli studenti la grammatica inglese.</text:p>
          </table:table-cell>
          <table:table-cell office:value-type="string" calcext:value-type="string">
            <text:p>Herr Hirose bringt den Studenten englische Grammatik bei.</text:p>
          </table:table-cell>
          <table:table-cell table:number-columns-repeated="2"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float" office:value="9944457" calcext:value-type="float">
            <text:p>9944457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float" office:value="9433792" calcext:value-type="float">
            <text:p>9433792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float" office:value="935965" calcext:value-type="float">
            <text:p>935965</text:p>
          </table:table-cell>
          <table:table-cell office:value-type="string" calcext:value-type="string">
            <text:p>Mi pento di aver passato la mia giovinezza senza far niente.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float" office:value="6472757" calcext:value-type="float">
            <text:p>6472757</text:p>
          </table:table-cell>
          <table:table-cell office:value-type="string" calcext:value-type="string">
            <text:p>Ora mi pento di aver mentito.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float" office:value="4919695" calcext:value-type="float">
            <text:p>4919695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float" office:value="4887069" calcext:value-type="float">
            <text:p>4887069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float" office:value="9552453" calcext:value-type="float">
            <text:p>9552453</text:p>
          </table:table-cell>
          <table:table-cell office:value-type="string" calcext:value-type="string">
            <text:p>Il primo cassetto è stato aperto per primo.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float" office:value="1577797" calcext:value-type="float">
            <text:p>1577797</text:p>
          </table:table-cell>
          <table:table-cell office:value-type="string" calcext:value-type="string">
            <text:p>Di che colore è l'anello più a destra nella bandiera olimpica?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float" office:value="376697" calcext:value-type="float">
            <text:p>376697</text:p>
          </table:table-cell>
          <table:table-cell office:value-type="string" calcext:value-type="string">
            <text:p>La vita di campagna è più sana della vita di città.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float" office:value="1916324" calcext:value-type="float">
            <text:p>1916324</text:p>
          </table:table-cell>
          <table:table-cell office:value-type="string" calcext:value-type="string">
            <text:p>Biologico non significa per forza sano.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float" office:value="2078738" calcext:value-type="float">
            <text:p>2078738</text:p>
          </table:table-cell>
          <table:table-cell office:value-type="string" calcext:value-type="string">
            <text:p>Questo ragazzo ha un corpo forte e sano.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float" office:value="1979931" calcext:value-type="float">
            <text:p>1979931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float" office:value="10398606" calcext:value-type="float">
            <text:p>10398606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float" office:value="2456093" calcext:value-type="float">
            <text:p>2456093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float" office:value="2455983" calcext:value-type="float">
            <text:p>2455983</text:p>
          </table:table-cell>
          <table:table-cell office:value-type="string" calcext:value-type="string">
            <text:p>Questo manuale utilizza un nuovo metodo di insegnamento.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Mangeremo molto stasera e quindi spero che tu non sia a dieta.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float" office:value="10251110" calcext:value-type="float">
            <text:p>10251110</text:p>
          </table:table-cell>
          <table:table-cell office:value-type="string" calcext:value-type="string">
            <text:p>Da domani mi metto a dieta.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float" office:value="2437217" calcext:value-type="float">
            <text:p>2437217</text:p>
          </table:table-cell>
          <table:table-cell office:value-type="string" calcext:value-type="string">
            <text:p>Lui ha corso un grosso rischio.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float" office:value="2428071" calcext:value-type="float">
            <text:p>2428071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float" office:value="2842654" calcext:value-type="float">
            <text:p>2842654</text:p>
          </table:table-cell>
          <table:table-cell office:value-type="string" calcext:value-type="string">
            <text:p>Lui sta facendo dei grossi progressi in inglese.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float" office:value="3347311" calcext:value-type="float">
            <text:p>3347311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float" office:value="1765078" calcext:value-type="float">
            <text:p>1765078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float" office:value="3264386" calcext:value-type="float">
            <text:p>3264386</text:p>
          </table:table-cell>
          <table:table-cell office:value-type="string" calcext:value-type="string">
            <text:p>Lui ha svolto perfettamente il suo lavoro.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float" office:value="910277" calcext:value-type="float">
            <text:p>910277</text:p>
          </table:table-cell>
          <table:table-cell office:value-type="string" calcext:value-type="string">
            <text:p>Questa macchina usata è in vendita.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float" office:value="9915800" calcext:value-type="float">
            <text:p>9915800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float" office:value="4462132" calcext:value-type="float">
            <text:p>4462132</text:p>
          </table:table-cell>
          <table:table-cell office:value-type="string" calcext:value-type="string">
            <text:p>Noi non sappiamo molto sulla sua vita privata.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float" office:value="430318" calcext:value-type="float">
            <text:p>430318</text:p>
          </table:table-cell>
          <table:table-cell office:value-type="string" calcext:value-type="string">
            <text:p>Uno statunitense mi rivolse la parola in stazione.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float" office:value="2784865" calcext:value-type="float">
            <text:p>2784865</text:p>
          </table:table-cell>
          <table:table-cell office:value-type="string" calcext:value-type="string">
            <text:p>Si rivolga dunque per cortesia alla reception.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float" office:value="2219217" calcext:value-type="float">
            <text:p>2219217</text:p>
          </table:table-cell>
          <table:table-cell office:value-type="string" calcext:value-type="string">
            <text:p>L'attenzione si rivolse al cantante.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float" office:value="1677475" calcext:value-type="float">
            <text:p>1677475</text:p>
          </table:table-cell>
          <table:table-cell office:value-type="string" calcext:value-type="string">
            <text:p>Il tè è troppo forte. Aggiunga un po' d'acqua.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float" office:value="1073964" calcext:value-type="float">
            <text:p>1073964</text:p>
          </table:table-cell>
          <table:table-cell office:value-type="string" calcext:value-type="string">
            <text:p>Per piacere, potete aggiungere il mio nome alla lista?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float" office:value="839656" calcext:value-type="float">
            <text:p>839656</text:p>
          </table:table-cell>
          <table:table-cell office:value-type="string" calcext:value-type="string">
            <text:p>Poi vengono aggiunti 80g di zucchero.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float" office:value="9633385" calcext:value-type="float">
            <text:p>9633385</text:p>
          </table:table-cell>
          <table:table-cell office:value-type="string" calcext:value-type="string">
            <text:p>È il terzo anno consecutivo che la Yamaha fa piazza pulita.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float" office:value="852660" calcext:value-type="float">
            <text:p>852660</text:p>
          </table:table-cell>
          <table:table-cell office:value-type="string" calcext:value-type="string">
            <text:p>Sono andati a Edimburgo per fuggire dal calore estivo.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float" office:value="781727" calcext:value-type="float">
            <text:p>781727</text:p>
          </table:table-cell>
          <table:table-cell office:value-type="string" calcext:value-type="string">
            <text:p>Sto pensando di andare negli Stati Uniti durante le vacanze estive.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float" office:value="1979721" calcext:value-type="float">
            <text:p>1979721</text:p>
          </table:table-cell>
          <table:table-cell office:value-type="string" calcext:value-type="string">
            <text:p>Le vacanze estive iniziano in luglio.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float" office:value="4904345" calcext:value-type="float">
            <text:p>4904345</text:p>
          </table:table-cell>
          <table:table-cell office:value-type="string" calcext:value-type="string">
            <text:p>Che sfortuna! Perché questo è capitato proprio a me?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float" office:value="2734926" calcext:value-type="float">
            <text:p>2734926</text:p>
          </table:table-cell>
          <table:table-cell office:value-type="string" calcext:value-type="string">
            <text:p>Consideriamo il peggio che potrebbe capitare.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float" office:value="3297776" calcext:value-type="float">
            <text:p>3297776</text:p>
          </table:table-cell>
          <table:table-cell office:value-type="string" calcext:value-type="string">
            <text:p>Non gli era mai capitato prima.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float" office:value="10415291" calcext:value-type="float">
            <text:p>10415291</text:p>
          </table:table-cell>
          <table:table-cell office:value-type="string" calcext:value-type="string">
            <text:p>Inizia a parlare, poi fai giurisprudenza e gli fai causa.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float" office:value="9986227" calcext:value-type="float">
            <text:p>9986227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float" office:value="621740" calcext:value-type="float">
            <text:p>621740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float" office:value="2501704" calcext:value-type="float">
            <text:p>2501704</text:p>
          </table:table-cell>
          <table:table-cell office:value-type="string" calcext:value-type="string">
            <text:p>I libri sono stati disposti in ordine alfabetico.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float" office:value="1352896" calcext:value-type="float">
            <text:p>1352896</text:p>
          </table:table-cell>
          <table:table-cell office:value-type="string" calcext:value-type="string">
            <text:p>Disponiamo di un ascensore nella nostra nuova casa.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float" office:value="1084629" calcext:value-type="float">
            <text:p>1084629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float" office:value="2231635" calcext:value-type="float">
            <text:p>2231635</text:p>
          </table:table-cell>
          <table:table-cell office:value-type="string" calcext:value-type="string">
            <text:p>Non lasciare che la tua fantasia divenga folle.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float" office:value="2777660" calcext:value-type="float">
            <text:p>2777660</text:p>
          </table:table-cell>
          <table:table-cell office:value-type="string" calcext:value-type="string">
            <text:p>Nonostante tutta la sua ricchezza, lui è infelice.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float" office:value="2224299" calcext:value-type="float">
            <text:p>2224299</text:p>
          </table:table-cell>
          <table:table-cell office:value-type="string" calcext:value-type="string">
            <text:p>Potrei essere infelice, ma non commetterei mai suicidio.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float" office:value="9981090" calcext:value-type="float">
            <text:p>9981090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table:number-columns-repeated="2"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float" office:value="2078736" calcext:value-type="float">
            <text:p>2078736</text:p>
          </table:table-cell>
          <table:table-cell office:value-type="string" calcext:value-type="string">
            <text:p>Il capitano è l'ultimo ad abbandonare la nave.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float" office:value="2505125" calcext:value-type="float">
            <text:p>2505125</text:p>
          </table:table-cell>
          <table:table-cell office:value-type="string" calcext:value-type="string">
            <text:p>Il capitano ama la sua nave come un padre suo figlio.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float" office:value="10318566" calcext:value-type="float">
            <text:p>10318566</text:p>
          </table:table-cell>
          <table:table-cell office:value-type="string" calcext:value-type="string">
            <text:p>Che meraviglia di astronave, mio caro capitano!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float" office:value="9397260" calcext:value-type="float">
            <text:p>9397260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float" office:value="9164930" calcext:value-type="float">
            <text:p>9164930</text:p>
          </table:table-cell>
          <table:table-cell office:value-type="string" calcext:value-type="string">
            <text:p>Il suo guadagno è il frutto del suo duro lavoro.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float" office:value="9716707" calcext:value-type="float">
            <text:p>9716707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float" office:value="609493" calcext:value-type="float">
            <text:p>609493</text:p>
          </table:table-cell>
          <table:table-cell office:value-type="string" calcext:value-type="string">
            <text:p>Ha notato un buco nella sua giacca, ma ha provato a ignorarlo.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float" office:value="2771914" calcext:value-type="float">
            <text:p>2771914</text:p>
          </table:table-cell>
          <table:table-cell office:value-type="string" calcext:value-type="string">
            <text:p>Non posso semplicemente ignorare il suo comportamento maleducato.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float" office:value="5173004" calcext:value-type="float">
            <text:p>5173004</text:p>
          </table:table-cell>
          <table:table-cell office:value-type="string" calcext:value-type="string">
            <text:p>Lei ha ignorato il consiglio di sua madre.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float" office:value="1783753" calcext:value-type="float">
            <text:p>1783753</text:p>
          </table:table-cell>
          <table:table-cell office:value-type="string" calcext:value-type="string">
            <text:p>Mentre guidi dovresti concentrarti sulla strada.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float" office:value="2784832" calcext:value-type="float">
            <text:p>2784832</text:p>
          </table:table-cell>
          <table:table-cell office:value-type="string" calcext:value-type="string">
            <text:p>Io oggi non riesco a concentrarmi sul mio lavoro.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float" office:value="3503405" calcext:value-type="float">
            <text:p>3503405</text:p>
          </table:table-cell>
          <table:table-cell office:value-type="string" calcext:value-type="string">
            <text:p>Non riusciva a concentrarsi sulla conversazione.</text:p>
          </table:table-cell>
          <table:table-cell office:value-type="string" calcext:value-type="string">
            <text:p>Sie schaffte es nicht, sich auf die Unterhaltung zu konzentrieren.</text:p>
          </table:table-cell>
          <table:table-cell table:number-columns-repeated="2"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float" office:value="1843334" calcext:value-type="float">
            <text:p>1843334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float" office:value="1758702" calcext:value-type="float">
            <text:p>1758702</text:p>
          </table:table-cell>
          <table:table-cell office:value-type="string" calcext:value-type="string">
            <text:p>La richiesta è, a mio avviso, logica.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float" office:value="1758686" calcext:value-type="float">
            <text:p>1758686</text:p>
          </table:table-cell>
          <table:table-cell office:value-type="string" calcext:value-type="string">
            <text:p>A mio avviso è la strada sbagliata.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float" office:value="10192320" calcext:value-type="float">
            <text:p>10192320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float" office:value="9881910" calcext:value-type="float">
            <text:p>9881910</text:p>
          </table:table-cell>
          <table:table-cell office:value-type="string" calcext:value-type="string">
            <text:p>Scusami, soldato, non volevo offendere né te né lei.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float" office:value="2189466" calcext:value-type="float">
            <text:p>2189466</text:p>
          </table:table-cell>
          <table:table-cell office:value-type="string" calcext:value-type="string">
            <text:p>Ultimamente ha fatto progressi straordinari in inglese.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float" office:value="374186" calcext:value-type="float">
            <text:p>374186</text:p>
          </table:table-cell>
          <table:table-cell office:value-type="string" calcext:value-type="string">
            <text:p>Ultimamente piove sempre.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float" office:value="9182536" calcext:value-type="float">
            <text:p>9182536</text:p>
          </table:table-cell>
          <table:table-cell office:value-type="string" calcext:value-type="string">
            <text:p>Non mi riguarda, ma lei beve molto ultimamente.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float" office:value="2028747" calcext:value-type="float">
            <text:p>2028747</text:p>
          </table:table-cell>
          <table:table-cell office:value-type="string" calcext:value-type="string">
            <text:p>Stanotte ho fatto un sogno strano.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float" office:value="382273" calcext:value-type="float">
            <text:p>382273</text:p>
          </table:table-cell>
          <table:table-cell office:value-type="string" calcext:value-type="string">
            <text:p>Il suo sogno è di studiare chimica negli Stati Uniti.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float" office:value="2444703" calcext:value-type="float">
            <text:p>2444703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table:number-columns-repeated="2"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float" office:value="1124827" calcext:value-type="float">
            <text:p>1124827</text:p>
          </table:table-cell>
          <table:table-cell office:value-type="string" calcext:value-type="string">
            <text:p>Alcune foto sono state stampate in bianco e nero.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float" office:value="4933795" calcext:value-type="float">
            <text:p>4933795</text:p>
          </table:table-cell>
          <table:table-cell office:value-type="string" calcext:value-type="string">
            <text:p>Lei ha un album con foto belle da mozzare il fiato.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float" office:value="350564" calcext:value-type="float">
            <text:p>350564</text:p>
          </table:table-cell>
          <table:table-cell office:value-type="string" calcext:value-type="string">
            <text:p>Riconosci l'uomo in questa foto?</text:p>
          </table:table-cell>
          <table:table-cell office:value-type="string" calcext:value-type="string">
            <text:p>Erkennst du den Mann auf diesem Foto?</text:p>
          </table:table-cell>
          <table:table-cell table:number-columns-repeated="2"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float" office:value="3627091" calcext:value-type="float">
            <text:p>3627091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float" office:value="4947640" calcext:value-type="float">
            <text:p>4947640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float" office:value="9759774" calcext:value-type="float">
            <text:p>9759774</text:p>
          </table:table-cell>
          <table:table-cell office:value-type="string" calcext:value-type="string">
            <text:p>Tuo fratello ha infine posto un limite.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/>
          <table:table-cell office:value-type="string" calcext:value-type="string">
            <text:p>Infine, condite la pasta con sale e pepe.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float" office:value="2198463" calcext:value-type="float">
            <text:p>2198463</text:p>
          </table:table-cell>
          <table:table-cell office:value-type="string" calcext:value-type="string">
            <text:p>Andai in ospedale per chiedere del suo stato di salute.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float" office:value="859437" calcext:value-type="float">
            <text:p>859437</text:p>
          </table:table-cell>
          <table:table-cell office:value-type="string" calcext:value-type="string">
            <text:p>Gli Stati Uniti d'America sono composti da 50 stati.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float" office:value="1737172" calcext:value-type="float">
            <text:p>1737172</text:p>
          </table:table-cell>
          <table:table-cell office:value-type="string" calcext:value-type="string">
            <text:p>Lo stato dei diritti umani continua a destare preoccupazione.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float" office:value="5489729" calcext:value-type="float">
            <text:p>5489729</text:p>
          </table:table-cell>
          <table:table-cell office:value-type="string" calcext:value-type="string">
            <text:p>Credi di aver sbagliato nella scelta della professione?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float" office:value="2430886" calcext:value-type="float">
            <text:p>2430886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float" office:value="1234814" calcext:value-type="float">
            <text:p>1234814</text:p>
          </table:table-cell>
          <table:table-cell office:value-type="string" calcext:value-type="string">
            <text:p>Non avevo altra scelta che obbedire.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float" office:value="1825034" calcext:value-type="float">
            <text:p>1825034</text:p>
          </table:table-cell>
          <table:table-cell office:value-type="string" calcext:value-type="string">
            <text:p>Io non mento mai ... Mai, o almeno molto raramente.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float" office:value="2201324" calcext:value-type="float">
            <text:p>2201324</text:p>
          </table:table-cell>
          <table:table-cell office:value-type="string" calcext:value-type="string">
            <text:p>In questa parte del Paese nevica raramente.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float" office:value="1758771" calcext:value-type="float">
            <text:p>1758771</text:p>
          </table:table-cell>
          <table:table-cell office:value-type="string" calcext:value-type="string">
            <text:p>Raramente abbiamo buone notizie da annunciare sul Medio Oriente.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table:number-columns-repeated="2"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float" office:value="3317955" calcext:value-type="float">
            <text:p>3317955</text:p>
          </table:table-cell>
          <table:table-cell office:value-type="string" calcext:value-type="string">
            <text:p>Durante una lunga camminata abbiamo sudato molto.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float" office:value="10068103" calcext:value-type="float">
            <text:p>10068103</text:p>
          </table:table-cell>
          <table:table-cell office:value-type="string" calcext:value-type="string">
            <text:p>Sono uscita dalla doccia e ho ricominciato a sudare.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float" office:value="9332653" calcext:value-type="float">
            <text:p>9332653</text:p>
          </table:table-cell>
          <table:table-cell office:value-type="string" calcext:value-type="string">
            <text:p>Ti sento sudare attraverso la camicia.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float" office:value="10033440" calcext:value-type="float">
            <text:p>10033440</text:p>
          </table:table-cell>
          <table:table-cell office:value-type="string" calcext:value-type="string">
            <text:p>In seguito cambiò idea, o fu costretto a cambiarla.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float" office:value="1907049" calcext:value-type="float">
            <text:p>1907049</text:p>
          </table:table-cell>
          <table:table-cell office:value-type="string" calcext:value-type="string">
            <text:p>I soldati è stata costretta ad arrendersi.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float" office:value="1816903" calcext:value-type="float">
            <text:p>1816903</text:p>
          </table:table-cell>
          <table:table-cell office:value-type="string" calcext:value-type="string">
            <text:p>Le circostanze ci hanno costretto a dire la verità.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float" office:value="3020705" calcext:value-type="float">
            <text:p>3020705</text:p>
          </table:table-cell>
          <table:table-cell office:value-type="string" calcext:value-type="string">
            <text:p>I racconti venivano principalmente pubblicati sui giornali.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float" office:value="5115976" calcext:value-type="float">
            <text:p>5115976</text:p>
          </table:table-cell>
          <table:table-cell office:value-type="string" calcext:value-type="string">
            <text:p>Il libro di Mary non è mai stato pubblicato.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float" office:value="2349325" calcext:value-type="float">
            <text:p>2349325</text:p>
          </table:table-cell>
          <table:table-cell office:value-type="string" calcext:value-type="string">
            <text:p>Abbiamo parlato di un articolo che avevo pubblicato.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float" office:value="9657140" calcext:value-type="float">
            <text:p>9657140</text:p>
          </table:table-cell>
          <table:table-cell office:value-type="string" calcext:value-type="string">
            <text:p>Siamo qui oggi per porgere i nostri rispetti alla prozia Nellie.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float" office:value="1460334" calcext:value-type="float">
            <text:p>1460334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float" office:value="2143219" calcext:value-type="float">
            <text:p>2143219</text:p>
          </table:table-cell>
          <table:table-cell office:value-type="string" calcext:value-type="string">
            <text:p>Tom non lo ammetterà, ma è in guai seri.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float" office:value="9150920" calcext:value-type="float">
            <text:p>9150920</text:p>
          </table:table-cell>
          <table:table-cell office:value-type="string" calcext:value-type="string">
            <text:p>Non riescono ad ammettere gli errori, tanto meno i misfatti.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float" office:value="4933210" calcext:value-type="float">
            <text:p>4933210</text:p>
          </table:table-cell>
          <table:table-cell office:value-type="string" calcext:value-type="string">
            <text:p>Libera la tua mente da tutti i pensieri inutili.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float" office:value="4085439" calcext:value-type="float">
            <text:p>4085439</text:p>
          </table:table-cell>
          <table:table-cell office:value-type="string" calcext:value-type="string">
            <text:p>Lui sta per liberare i prigionieri.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float" office:value="4920304" calcext:value-type="float">
            <text:p>4920304</text:p>
          </table:table-cell>
          <table:table-cell office:value-type="string" calcext:value-type="string">
            <text:p>Come è possibile liberarsi dalla paura di fallire?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float" office:value="3691894" calcext:value-type="float">
            <text:p>3691894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float" office:value="7957968" calcext:value-type="float">
            <text:p>7957968</text:p>
          </table:table-cell>
          <table:table-cell office:value-type="string" calcext:value-type="string">
            <text:p>Ti manderò il libro per posta.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float" office:value="3452597" calcext:value-type="float">
            <text:p>3452597</text:p>
          </table:table-cell>
          <table:table-cell office:value-type="string" calcext:value-type="string">
            <text:p>Visto che non ha risposto al telefono, gli ho mandato una e-mail.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float" office:value="9719198" calcext:value-type="float">
            <text:p>9719198</text:p>
          </table:table-cell>
          <table:table-cell office:value-type="string" calcext:value-type="string">
            <text:p>Ora, questa è la replica del telegiornale delle 4.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float" office:value="10398805" calcext:value-type="float">
            <text:p>10398805</text:p>
          </table:table-cell>
          <table:table-cell office:value-type="string" calcext:value-type="string">
            <text:p>E sarà al telegiornale e finalmente tutti mi conosceranno.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float" office:value="10067873" calcext:value-type="float">
            <text:p>10067873</text:p>
          </table:table-cell>
          <table:table-cell office:value-type="string" calcext:value-type="string">
            <text:p>Io non guardo mai il telegiornale.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float" office:value="4922687" calcext:value-type="float">
            <text:p>4922687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float" office:value="2793229" calcext:value-type="float">
            <text:p>2793229</text:p>
          </table:table-cell>
          <table:table-cell office:value-type="string" calcext:value-type="string">
            <text:p>Questo video spiega come piantare e curare un rododendro.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float" office:value="1516915" calcext:value-type="float">
            <text:p>1516915</text:p>
          </table:table-cell>
          <table:table-cell office:value-type="string" calcext:value-type="string">
            <text:p>Compra quel che vuole senza curarsi del prezzo.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float" office:value="9170813" calcext:value-type="float">
            <text:p>9170813</text:p>
          </table:table-cell>
          <table:table-cell office:value-type="string" calcext:value-type="string">
            <text:p>Il veterinario è specializzato nella cura dei cavalli.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float" office:value="9504804" calcext:value-type="float">
            <text:p>9504804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float" office:value="4656927" calcext:value-type="float">
            <text:p>4656927</text:p>
          </table:table-cell>
          <table:table-cell office:value-type="string" calcext:value-type="string">
            <text:p>Sarò poco socievole, ma non vuol dire che non parli con la gente.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float" office:value="2191939" calcext:value-type="float">
            <text:p>2191939</text:p>
          </table:table-cell>
          <table:table-cell office:value-type="string" calcext:value-type="string">
            <text:p>A Tom piace osservare la gente che passa.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float" office:value="2784736" calcext:value-type="float">
            <text:p>2784736</text:p>
          </table:table-cell>
          <table:table-cell office:value-type="string" calcext:value-type="string">
            <text:p>Quanta gente ha partecipato al corso?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float" office:value="1754705" calcext:value-type="float">
            <text:p>1754705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float" office:value="1850829" calcext:value-type="float">
            <text:p>1850829</text:p>
          </table:table-cell>
          <table:table-cell office:value-type="string" calcext:value-type="string">
            <text:p>Il padre di Abramo Lincoln di mestiere faceva il falegname.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float" office:value="4522628" calcext:value-type="float">
            <text:p>4522628</text:p>
          </table:table-cell>
          <table:table-cell office:value-type="string" calcext:value-type="string">
            <text:p>Mi fa male la gola oggi.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float" office:value="9040150" calcext:value-type="float">
            <text:p>9040150</text:p>
          </table:table-cell>
          <table:table-cell office:value-type="string" calcext:value-type="string">
            <text:p>Ma la risata mi si è strozzata in gola.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float" office:value="9644517" calcext:value-type="float">
            <text:p>9644517</text:p>
          </table:table-cell>
          <table:table-cell office:value-type="string" calcext:value-type="string">
            <text:p>Hai la bocca asciutta, la gola secca, infuocata!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float" office:value="2947860" calcext:value-type="float">
            <text:p>2947860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float" office:value="5073164" calcext:value-type="float">
            <text:p>5073164</text:p>
          </table:table-cell>
          <table:table-cell office:value-type="string" calcext:value-type="string">
            <text:p>Io ero in grado di ammirare il suo corpo.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float" office:value="6018124" calcext:value-type="float">
            <text:p>6018124</text:p>
          </table:table-cell>
          <table:table-cell office:value-type="string" calcext:value-type="string">
            <text:p>Tom ammirava il lavoro di Mary.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float" office:value="7741776" calcext:value-type="float">
            <text:p>7741776</text:p>
          </table:table-cell>
          <table:table-cell office:value-type="string" calcext:value-type="string">
            <text:p>A che mi serve la mia saggezza, quando regna la stupidità.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float" office:value="1719685" calcext:value-type="float">
            <text:p>1719685</text:p>
          </table:table-cell>
          <table:table-cell office:value-type="string" calcext:value-type="string">
            <text:p>L'altra metà della camera serve da studio.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float" office:value="1622817" calcext:value-type="float">
            <text:p>1622817</text:p>
          </table:table-cell>
          <table:table-cell office:value-type="string" calcext:value-type="string">
            <text:p>A chi serve un'impresa senza clienti?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float" office:value="3026743" calcext:value-type="float">
            <text:p>3026743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float" office:value="7033201" calcext:value-type="float">
            <text:p>7033201</text:p>
          </table:table-cell>
          <table:table-cell office:value-type="string" calcext:value-type="string">
            <text:p>Descrivi la tua donna ideale.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float" office:value="5496591" calcext:value-type="float">
            <text:p>5496591</text:p>
          </table:table-cell>
          <table:table-cell office:value-type="string" calcext:value-type="string">
            <text:p>Come descriveresti Tom in una sola parola?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float" office:value="9922466" calcext:value-type="float">
            <text:p>9922466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float" office:value="9710227" calcext:value-type="float">
            <text:p>9710227</text:p>
          </table:table-cell>
          <table:table-cell office:value-type="string" calcext:value-type="string">
            <text:p>Il sudore è una barriera contro alcuni batteri.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float" office:value="10480929" calcext:value-type="float">
            <text:p>10480929</text:p>
          </table:table-cell>
          <table:table-cell office:value-type="string" calcext:value-type="string">
            <text:p>La barriera non deve essere oltrepassata.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float" office:value="3538684" calcext:value-type="float">
            <text:p>3538684</text:p>
          </table:table-cell>
          <table:table-cell office:value-type="string" calcext:value-type="string">
            <text:p>Mi sono innamorato di una ragazza che abita molto lontano da me.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float" office:value="2421175" calcext:value-type="float">
            <text:p>2421175</text:p>
          </table:table-cell>
          <table:table-cell office:value-type="string" calcext:value-type="string">
            <text:p>Mia moglie si è innamorata del suo capo poco più di un anno fa.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float" office:value="10045366" calcext:value-type="float">
            <text:p>10045366</text:p>
          </table:table-cell>
          <table:table-cell office:value-type="string" calcext:value-type="string">
            <text:p>Il preside ti vuole fuori dalla scuola.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float" office:value="9556151" calcext:value-type="float">
            <text:p>9556151</text:p>
          </table:table-cell>
          <table:table-cell office:value-type="string" calcext:value-type="string">
            <text:p>Denuncia tutto al preside, prima che ti picchino a sangue.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float" office:value="1022999" calcext:value-type="float">
            <text:p>1022999</text:p>
          </table:table-cell>
          <table:table-cell office:value-type="string" calcext:value-type="string">
            <text:p>L'ufficio del sindaco è nel municipio.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float" office:value="9840813" calcext:value-type="float">
            <text:p>9840813</text:p>
          </table:table-cell>
          <table:table-cell office:value-type="string" calcext:value-type="string">
            <text:p>Il sindaco di New York ama i suoi cittadini.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float" office:value="9775194" calcext:value-type="float">
            <text:p>9775194</text:p>
          </table:table-cell>
          <table:table-cell office:value-type="string" calcext:value-type="string">
            <text:p>Il sindaco conosce bene i diritti dei cittadini.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float" office:value="4971366" calcext:value-type="float">
            <text:p>4971366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float" office:value="2227490" calcext:value-type="float">
            <text:p>2227490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float" office:value="1516984" calcext:value-type="float">
            <text:p>1516984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float" office:value="4878272" calcext:value-type="float">
            <text:p>4878272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float" office:value="3641400" calcext:value-type="float">
            <text:p>3641400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float" office:value="2423094" calcext:value-type="float">
            <text:p>2423094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float" office:value="2728287" calcext:value-type="float">
            <text:p>2728287</text:p>
          </table:table-cell>
          <table:table-cell office:value-type="string" calcext:value-type="string">
            <text:p>Questo prodotto è costituito da materiali riciclabili.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float" office:value="1794586" calcext:value-type="float">
            <text:p>1794586</text:p>
          </table:table-cell>
          <table:table-cell office:value-type="string" calcext:value-type="string">
            <text:p>Ho intenzione di esportare i miei prodotti negli USA.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/>
          <table:table-cell office:value-type="string" calcext:value-type="string">
            <text:p>In questo negozio si vendono prodotti regionali.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float" office:value="1754643" calcext:value-type="float">
            <text:p>1754643</text:p>
          </table:table-cell>
          <table:table-cell office:value-type="string" calcext:value-type="string">
            <text:p>La speranza di vita è inferiore a cinquant'anni.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float" office:value="1827034" calcext:value-type="float">
            <text:p>1827034</text:p>
          </table:table-cell>
          <table:table-cell office:value-type="string" calcext:value-type="string">
            <text:p>Marco possiede una preziosa collezione di francobolli.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float" office:value="4856298" calcext:value-type="float">
            <text:p>4856298</text:p>
          </table:table-cell>
          <table:table-cell office:value-type="string" calcext:value-type="string">
            <text:p>L'acqua è un bene prezioso.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float" office:value="2895967" calcext:value-type="float">
            <text:p>2895967</text:p>
          </table:table-cell>
          <table:table-cell office:value-type="string" calcext:value-type="string">
            <text:p>Ho perso una medaglia preziosa.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float" office:value="393854" calcext:value-type="float">
            <text:p>393854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float" office:value="2960666" calcext:value-type="float">
            <text:p>2960666</text:p>
          </table:table-cell>
          <table:table-cell office:value-type="string" calcext:value-type="string">
            <text:p>Mi dispiace, questo dipinto non è in vendita.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float" office:value="9610707" calcext:value-type="float">
            <text:p>9610707</text:p>
          </table:table-cell>
          <table:table-cell office:value-type="string" calcext:value-type="string">
            <text:p>Senta, signore, quelle azioni non sono in vendita.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float" office:value="9671561" calcext:value-type="float">
            <text:p>9671561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float" office:value="9604675" calcext:value-type="float">
            <text:p>9604675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float" office:value="3234095" calcext:value-type="float">
            <text:p>3234095</text:p>
          </table:table-cell>
          <table:table-cell office:value-type="string" calcext:value-type="string">
            <text:p>Si comincia a credere alle proprie menzogne.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float" office:value="3497269" calcext:value-type="float">
            <text:p>3497269</text:p>
          </table:table-cell>
          <table:table-cell office:value-type="string" calcext:value-type="string">
            <text:p>Tutti dovrebbero credere nel proprio naso.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float" office:value="3018831" calcext:value-type="float">
            <text:p>3018831</text:p>
          </table:table-cell>
          <table:table-cell office:value-type="string" calcext:value-type="string">
            <text:p>È importante stare bene nella propria pelle.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float" office:value="932784" calcext:value-type="float">
            <text:p>932784</text:p>
          </table:table-cell>
          <table:table-cell office:value-type="string" calcext:value-type="string">
            <text:p>Questo è proprio il vocabolario che cercavo.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float" office:value="3545626" calcext:value-type="float">
            <text:p>3545626</text:p>
          </table:table-cell>
          <table:table-cell office:value-type="string" calcext:value-type="string">
            <text:p>La tua stanza è proprio pulita.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float" office:value="6699607" calcext:value-type="float">
            <text:p>6699607</text:p>
          </table:table-cell>
          <table:table-cell office:value-type="string" calcext:value-type="string">
            <text:p>Il formaggio caprino non mi piace proprio.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float" office:value="2213613" calcext:value-type="float">
            <text:p>2213613</text:p>
          </table:table-cell>
          <table:table-cell office:value-type="string" calcext:value-type="string">
            <text:p>Il giovane provò a spostare il pesante divano.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float" office:value="1664836" calcext:value-type="float">
            <text:p>1664836</text:p>
          </table:table-cell>
          <table:table-cell office:value-type="string" calcext:value-type="string">
            <text:p>La fede riesce a spostare le montagne.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float" office:value="1827096" calcext:value-type="float">
            <text:p>1827096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float" office:value="2784731" calcext:value-type="float">
            <text:p>2784731</text:p>
          </table:table-cell>
          <table:table-cell office:value-type="string" calcext:value-type="string">
            <text:p>I bambini litigano per dei giocattoli.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float" office:value="1512391" calcext:value-type="float">
            <text:p>1512391</text:p>
          </table:table-cell>
          <table:table-cell office:value-type="string" calcext:value-type="string">
            <text:p>Gli adolescenti litigano spesso coi loro genitori.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float" office:value="3157760" calcext:value-type="float">
            <text:p>3157760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float" office:value="1758471" calcext:value-type="float">
            <text:p>1758471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float" office:value="6315278" calcext:value-type="float">
            <text:p>6315278</text:p>
          </table:table-cell>
          <table:table-cell office:value-type="string" calcext:value-type="string">
            <text:p>Ha risparmiato cento dollari.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float" office:value="4893163" calcext:value-type="float">
            <text:p>4893163</text:p>
          </table:table-cell>
          <table:table-cell office:value-type="string" calcext:value-type="string">
            <text:p>Tom risparmiò molto denaro.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float" office:value="3372781" calcext:value-type="float">
            <text:p>3372781</text:p>
          </table:table-cell>
          <table:table-cell office:value-type="string" calcext:value-type="string">
            <text:p>Aspettiamo con ansia il giorno della sua laurea.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float" office:value="621177" calcext:value-type="float">
            <text:p>621177</text:p>
          </table:table-cell>
          <table:table-cell office:value-type="string" calcext:value-type="string">
            <text:p>Dopo la laurea mi voglio ubriacare.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float" office:value="9582712" calcext:value-type="float">
            <text:p>9582712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float" office:value="10426611" calcext:value-type="float">
            <text:p>10426611</text:p>
          </table:table-cell>
          <table:table-cell office:value-type="string" calcext:value-type="string">
            <text:p>Non posso rimanere qui, devo emigrare negli Stati Uniti.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float" office:value="10471972" calcext:value-type="float">
            <text:p>10471972</text:p>
          </table:table-cell>
          <table:table-cell office:value-type="string" calcext:value-type="string">
            <text:p>Il mio amico vuole emigrare in Sudafrica.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float" office:value="5325092" calcext:value-type="float">
            <text:p>5325092</text:p>
          </table:table-cell>
          <table:table-cell office:value-type="string" calcext:value-type="string">
            <text:p>Quando vi è stata consegnata l'automobile?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float" office:value="2415663" calcext:value-type="float">
            <text:p>2415663</text:p>
          </table:table-cell>
          <table:table-cell office:value-type="string" calcext:value-type="string">
            <text:p>Il pacco è stato consegnato ieri.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float" office:value="10174917" calcext:value-type="float">
            <text:p>10174917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float" office:value="2784841" calcext:value-type="float">
            <text:p>2784841</text:p>
          </table:table-cell>
          <table:table-cell office:value-type="string" calcext:value-type="string">
            <text:p>Perché ridi per questo stupido scherzo?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float" office:value="609588" calcext:value-type="float">
            <text:p>609588</text:p>
          </table:table-cell>
          <table:table-cell office:value-type="string" calcext:value-type="string">
            <text:p>Era soltanto uno scherzo.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float" office:value="3269514" calcext:value-type="float">
            <text:p>3269514</text:p>
          </table:table-cell>
          <table:table-cell office:value-type="string" calcext:value-type="string">
            <text:p>Mi sembra che era uno scherzo.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float" office:value="720451" calcext:value-type="float">
            <text:p>720451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e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float" office:value="2206041" calcext:value-type="float">
            <text:p>2206041</text:p>
          </table:table-cell>
          <table:table-cell office:value-type="string" calcext:value-type="string">
            <text:p>Non posso abbandonare gli amici che sono in difficoltà.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float" office:value="1327002" calcext:value-type="float">
            <text:p>1327002</text:p>
          </table:table-cell>
          <table:table-cell office:value-type="string" calcext:value-type="string">
            <text:p>La madre del piccolo animale non vuole abbandonare il suo cucciolo.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float" office:value="1368150" calcext:value-type="float">
            <text:p>1368150</text:p>
          </table:table-cell>
          <table:table-cell office:value-type="string" calcext:value-type="string">
            <text:p>Comandante, ha abbandonato la nave?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float" office:value="2212272" calcext:value-type="float">
            <text:p>2212272</text:p>
          </table:table-cell>
          <table:table-cell office:value-type="string" calcext:value-type="string">
            <text:p>La crisi può innescare una rivoluzione nel pensiero economico.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float" office:value="9003844" calcext:value-type="float">
            <text:p>9003844</text:p>
          </table:table-cell>
          <table:table-cell office:value-type="string" calcext:value-type="string">
            <text:p>Lo spirito della rivoluzione si librava sulla terra di Russia.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float" office:value="9595200" calcext:value-type="float">
            <text:p>9595200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table:number-columns-repeated="2"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float" office:value="3406964" calcext:value-type="float">
            <text:p>3406964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float" office:value="9083621" calcext:value-type="float">
            <text:p>9083621</text:p>
          </table:table-cell>
          <table:table-cell office:value-type="string" calcext:value-type="string">
            <text:p>Non ci sarà né intervista né storia.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float" office:value="9574593" calcext:value-type="float">
            <text:p>9574593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table:number-columns-repeated="2"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float" office:value="1758790" calcext:value-type="float">
            <text:p>1758790</text:p>
          </table:table-cell>
          <table:table-cell office:value-type="string" calcext:value-type="string">
            <text:p>Dapprima, desidero comunicare una grave preoccupazione.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float" office:value="2845189" calcext:value-type="float">
            <text:p>2845189</text:p>
          </table:table-cell>
          <table:table-cell office:value-type="string" calcext:value-type="string">
            <text:p>Mary sta mostrando dei segni di una grave depressione.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.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float" office:value="9044550" calcext:value-type="float">
            <text:p>9044550</text:p>
          </table:table-cell>
          <table:table-cell office:value-type="string" calcext:value-type="string">
            <text:p>Secoli di tradizione cancellati in un momento.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float" office:value="10112884" calcext:value-type="float">
            <text:p>10112884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float" office:value="10379561" calcext:value-type="float">
            <text:p>10379561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table:number-columns-repeated="2"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float" office:value="3667312" calcext:value-type="float">
            <text:p>3667312</text:p>
          </table:table-cell>
          <table:table-cell office:value-type="string" calcext:value-type="string">
            <text:p>Quest'uomo vi stava minacciando?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float" office:value="1754711" calcext:value-type="float">
            <text:p>1754711</text:p>
          </table:table-cell>
          <table:table-cell office:value-type="string" calcext:value-type="string">
            <text:p>Il razzismo minaccia le minoranze.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float" office:value="999987" calcext:value-type="float">
            <text:p>999987</text:p>
          </table:table-cell>
          <table:table-cell office:value-type="string" calcext:value-type="string">
            <text:p>L'energia solare non minaccia l'ambiente.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float" office:value="9502030" calcext:value-type="float">
            <text:p>9502030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float" office:value="9932223" calcext:value-type="float">
            <text:p>9932223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float" office:value="9011398" calcext:value-type="float">
            <text:p>9011398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float" office:value="10422940" calcext:value-type="float">
            <text:p>10422940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float" office:value="9245455" calcext:value-type="float">
            <text:p>9245455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float" office:value="2784713" calcext:value-type="float">
            <text:p>2784713</text:p>
          </table:table-cell>
          <table:table-cell office:value-type="string" calcext:value-type="string">
            <text:p>Egli si prende cura della sua anziana mamma.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float" office:value="9004701" calcext:value-type="float">
            <text:p>9004701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float" office:value="9771799" calcext:value-type="float">
            <text:p>9771799</text:p>
          </table:table-cell>
          <table:table-cell office:value-type="string" calcext:value-type="string">
            <text:p>Ti lascio prenderti cura della mia auto mentre non ci sono.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float" office:value="3279431" calcext:value-type="float">
            <text:p>3279431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float" office:value="880158" calcext:value-type="float">
            <text:p>880158</text:p>
          </table:table-cell>
          <table:table-cell office:value-type="string" calcext:value-type="string">
            <text:p>Corri più velocemente, altrimenti perderai il treno.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float" office:value="1687448" calcext:value-type="float">
            <text:p>1687448</text:p>
          </table:table-cell>
          <table:table-cell office:value-type="string" calcext:value-type="string">
            <text:p>Fornisce spiegazioni facilmente comprensibili.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float" office:value="10421107" calcext:value-type="float">
            <text:p>10421107</text:p>
          </table:table-cell>
          <table:table-cell office:value-type="string" calcext:value-type="string">
            <text:p>Questa scena rende il film più comprensibile.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float" office:value="1668659" calcext:value-type="float">
            <text:p>1668659</text:p>
          </table:table-cell>
          <table:table-cell office:value-type="string" calcext:value-type="string">
            <text:p>A John piace scambiare francobolli con i suoi amici.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float" office:value="1037244" calcext:value-type="float">
            <text:p>1037244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float" office:value="3516075" calcext:value-type="float">
            <text:p>3516075</text:p>
          </table:table-cell>
          <table:table-cell office:value-type="string" calcext:value-type="string">
            <text:p>Loro si scambiarono un bacio.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float" office:value="10383733" calcext:value-type="float">
            <text:p>10383733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float" office:value="10459203" calcext:value-type="float">
            <text:p>10459203</text:p>
          </table:table-cell>
          <table:table-cell office:value-type="string" calcext:value-type="string">
            <text:p>Sentiamo, quanti grammi di morfina mi dai per questi?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/>
          <table:table-cell office:value-type="string" calcext:value-type="string">
            <text:p>E infine aggiunga 20 grammi di zucchero.</text:p>
          </table:table-cell>
          <table:table-cell office:value-type="string" calcext:value-type="string">
            <text:p>Anschließend fügen Sie 20 Gramm Zucker dazu</text:p>
          </table:table-cell>
          <table:table-cell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float" office:value="2989191" calcext:value-type="float">
            <text:p>2989191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float" office:value="1916290" calcext:value-type="float">
            <text:p>1916290</text:p>
          </table:table-cell>
          <table:table-cell office:value-type="string" calcext:value-type="string">
            <text:p>Avere disturbi della personalità non significa essere pazzi.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float" office:value="10171329" calcext:value-type="float">
            <text:p>10171329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table:number-columns-repeated="2"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float" office:value="869661" calcext:value-type="float">
            <text:p>869661</text:p>
          </table:table-cell>
          <table:table-cell office:value-type="string" calcext:value-type="string">
            <text:p>A proposito di Svizzera, ci siete mai stato in inverno?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float" office:value="10305343" calcext:value-type="float">
            <text:p>10305343</text:p>
          </table:table-cell>
          <table:table-cell office:value-type="string" calcext:value-type="string">
            <text:p>A questo proposito, siamo tutti costretti nella stessa situazione.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float" office:value="9338193" calcext:value-type="float">
            <text:p>9338193</text:p>
          </table:table-cell>
          <table:table-cell office:value-type="string" calcext:value-type="string">
            <text:p>Poi a Napoli conobbi un marinaio sbarcato da una nave americana.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float" office:value="9839875" calcext:value-type="float">
            <text:p>9839875</text:p>
          </table:table-cell>
          <table:table-cell office:value-type="string" calcext:value-type="string">
            <text:p>A questa barca serve un marinaio.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float" office:value="9426035" calcext:value-type="float">
            <text:p>9426035</text:p>
          </table:table-cell>
          <table:table-cell office:value-type="string" calcext:value-type="string">
            <text:p>Era il peggior marinaio della marina.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float" office:value="677398" calcext:value-type="float">
            <text:p>677398</text:p>
          </table:table-cell>
          <table:table-cell office:value-type="string" calcext:value-type="string">
            <text:p>Temo che lei abbia sbagliato numero.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float" office:value="5534295" calcext:value-type="float">
            <text:p>5534295</text:p>
          </table:table-cell>
          <table:table-cell office:value-type="string" calcext:value-type="string">
            <text:p>I suoi soldati lo temevano e rispettavano.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float" office:value="2407676" calcext:value-type="float">
            <text:p>2407676</text:p>
          </table:table-cell>
          <table:table-cell office:value-type="string" calcext:value-type="string">
            <text:p>Nella vita non c'è nulla da temere, solo da capire.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float" office:value="2991417" calcext:value-type="float">
            <text:p>2991417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float" office:value="569596" calcext:value-type="float">
            <text:p>569596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float" office:value="1687181" calcext:value-type="float">
            <text:p>1687181</text:p>
          </table:table-cell>
          <table:table-cell office:value-type="string" calcext:value-type="string">
            <text:p>Lui mi presentò ai suoi genitori.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float" office:value="9981507" calcext:value-type="float">
            <text:p>9981507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float" office:value="9549473" calcext:value-type="float">
            <text:p>9549473</text:p>
          </table:table-cell>
          <table:table-cell office:value-type="string" calcext:value-type="string">
            <text:p>Come vedi, non si può giudicare un libro dalla copertina.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float" office:value="10269719" calcext:value-type="float">
            <text:p>10269719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float" office:value="2722097" calcext:value-type="float">
            <text:p>2722097</text:p>
          </table:table-cell>
          <table:table-cell office:value-type="string" calcext:value-type="string">
            <text:p>Qual è l'area di questa città?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float" office:value="1219267" calcext:value-type="float">
            <text:p>1219267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float" office:value="717020" calcext:value-type="float">
            <text:p>717020</text:p>
          </table:table-cell>
          <table:table-cell office:value-type="string" calcext:value-type="string">
            <text:p>La spiaggia è vicina a quest'area?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float" office:value="9426107" calcext:value-type="float">
            <text:p>9426107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float" office:value="9552279" calcext:value-type="float">
            <text:p>9552279</text:p>
          </table:table-cell>
          <table:table-cell office:value-type="string" calcext:value-type="string">
            <text:p>Mia moglie morì durante un attacco aereo tedesco nel 1941.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float" office:value="9970253" calcext:value-type="float">
            <text:p>9970253</text:p>
          </table:table-cell>
          <table:table-cell office:value-type="string" calcext:value-type="string">
            <text:p>Non esiste attacco aereo senza bombardamenti.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float" office:value="1712851" calcext:value-type="float">
            <text:p>1712851</text:p>
          </table:table-cell>
          <table:table-cell office:value-type="string" calcext:value-type="string">
            <text:p>Lo sport aiuta i nostri muscoli a svilupparsi.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float" office:value="636008" calcext:value-type="float">
            <text:p>636008</text:p>
          </table:table-cell>
          <table:table-cell office:value-type="string" calcext:value-type="string">
            <text:p>Per favore, sviluppa e stampa questa pellicola.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float" office:value="3530169" calcext:value-type="float">
            <text:p>3530169</text:p>
          </table:table-cell>
          <table:table-cell office:value-type="string" calcext:value-type="string">
            <text:p>Cerchiamo di aspettare e vedere come si sviluppano le cose.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float" office:value="2272319" calcext:value-type="float">
            <text:p>2272319</text:p>
          </table:table-cell>
          <table:table-cell office:value-type="string" calcext:value-type="string">
            <text:p>“Di tanto in tanto penso a divorziare.“ “Stai scherzando?!“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float" office:value="9646917" calcext:value-type="float">
            <text:p>9646917</text:p>
          </table:table-cell>
          <table:table-cell office:value-type="string" calcext:value-type="string">
            <text:p>Signor Kopfrkingl, il crematorio non è un luogo dove scherzare.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float" office:value="10092270" calcext:value-type="float">
            <text:p>10092270</text:p>
          </table:table-cell>
          <table:table-cell office:value-type="string" calcext:value-type="string">
            <text:p>Ti avverto, è meglio non scherzare con noi!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float" office:value="1803977" calcext:value-type="float">
            <text:p>1803977</text:p>
          </table:table-cell>
          <table:table-cell office:value-type="string" calcext:value-type="string">
            <text:p>La cerimonia durerà al massimo trenta minuti.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float" office:value="9864627" calcext:value-type="float">
            <text:p>9864627</text:p>
          </table:table-cell>
          <table:table-cell office:value-type="string" calcext:value-type="string">
            <text:p>La cerimonia si è svolta sabato a Halifax.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float" office:value="9448830" calcext:value-type="float">
            <text:p>9448830</text:p>
          </table:table-cell>
          <table:table-cell office:value-type="string" calcext:value-type="string">
            <text:p>Solo questa cerimonia del tè richiede mesi e mesi di preparazione.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float" office:value="2997135" calcext:value-type="float">
            <text:p>2997135</text:p>
          </table:table-cell>
          <table:table-cell office:value-type="string" calcext:value-type="string">
            <text:p>Questo argomento è retorica pura.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float" office:value="3490900" calcext:value-type="float">
            <text:p>3490900</text:p>
          </table:table-cell>
          <table:table-cell office:value-type="string" calcext:value-type="string">
            <text:p>Non è razzista, è la pura verità.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float" office:value="9771447" calcext:value-type="float">
            <text:p>9771447</text:p>
          </table:table-cell>
          <table:table-cell office:value-type="string" calcext:value-type="string">
            <text:p>Un mondo tutto per noi, puro e incontaminato!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float" office:value="2342221" calcext:value-type="float">
            <text:p>2342221</text:p>
          </table:table-cell>
          <table:table-cell office:value-type="string" calcext:value-type="string">
            <text:p>Era vestito con un cappotto grigio.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float" office:value="635780" calcext:value-type="float">
            <text:p>635780</text:p>
          </table:table-cell>
          <table:table-cell office:value-type="string" calcext:value-type="string">
            <text:p>Lei si veste molto elegante.</text:p>
          </table:table-cell>
          <table:table-cell office:value-type="string" calcext:value-type="string">
            <text:p>Sie kleidet sich sehr elegant.</text:p>
          </table:table-cell>
          <table:table-cell/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float" office:value="10407279" calcext:value-type="float">
            <text:p>10407279</text:p>
          </table:table-cell>
          <table:table-cell office:value-type="string" calcext:value-type="string">
            <text:p>Convinca suo figlio a sporgere denuncia, potremmo trovare il ladro.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float" office:value="9000519" calcext:value-type="float">
            <text:p>9000519</text:p>
          </table:table-cell>
          <table:table-cell office:value-type="string" calcext:value-type="string">
            <text:p>Non vuole sporgere denuncia, vualoe delle scuse personali.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Francia.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vacanza.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float" office:value="1311326" calcext:value-type="float">
            <text:p>1311326</text:p>
          </table:table-cell>
          <table:table-cell office:value-type="string" calcext:value-type="string">
            <text:p>Mi è mancato così tanto l'accento britannico.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float" office:value="10045776" calcext:value-type="float">
            <text:p>10045776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float" office:value="10338825" calcext:value-type="float">
            <text:p>10338825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float" office:value="2453995" calcext:value-type="float">
            <text:p>2453995</text:p>
          </table:table-cell>
          <table:table-cell office:value-type="string" calcext:value-type="string">
            <text:p>Il corridoio attraverso il quale noi andiamo è sotto la terra.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float" office:value="439443" calcext:value-type="float">
            <text:p>439443</text:p>
          </table:table-cell>
          <table:table-cell office:value-type="string" calcext:value-type="string">
            <text:p>Posto alla finestra o corridoio?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float" office:value="9612855" calcext:value-type="float">
            <text:p>9612855</text:p>
          </table:table-cell>
          <table:table-cell office:value-type="string" calcext:value-type="string">
            <text:p>Il cappotto è appeso in corridoio.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float" office:value="10358623" calcext:value-type="float">
            <text:p>10358623</text:p>
          </table:table-cell>
          <table:table-cell office:value-type="string" calcext:value-type="string">
            <text:p>Hai aperto il biscotto magico, ed eccoti la magia.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float" office:value="9228487" calcext:value-type="float">
            <text:p>9228487</text:p>
          </table:table-cell>
          <table:table-cell office:value-type="string" calcext:value-type="string">
            <text:p>Se nessun altro vuole questo biscotto, dovrò mangiarlo io.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float" office:value="9620401" calcext:value-type="float">
            <text:p>9620401</text:p>
          </table:table-cell>
          <table:table-cell office:value-type="string" calcext:value-type="string">
            <text:p>Come imburrare un biscotto senza romperlo.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float" office:value="3140674" calcext:value-type="float">
            <text:p>3140674</text:p>
          </table:table-cell>
          <table:table-cell office:value-type="string" calcext:value-type="string">
            <text:p>La temperatura è scesa sotto lo zero stamattina.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float" office:value="918430" calcext:value-type="float">
            <text:p>918430</text:p>
          </table:table-cell>
          <table:table-cell office:value-type="string" calcext:value-type="string">
            <text:p>Scendendo dall'autobus, mi salutò ad alta voce.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Tesoro, penso che abbiamo bisogno di una pausa di riflessione per la nostra relaz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float" office:value="3030472" calcext:value-type="float">
            <text:p>3030472</text:p>
          </table:table-cell>
          <table:table-cell office:value-type="string" calcext:value-type="string">
            <text:p>Il suo volto mostrava un'espressione di riflessione tesa.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float" office:value="2484326" calcext:value-type="float">
            <text:p>2484326</text:p>
          </table:table-cell>
          <table:table-cell office:value-type="string" calcext:value-type="string">
            <text:p>Fece una lunga pausa di riflessione prima di rispondere.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float" office:value="6217530" calcext:value-type="float">
            <text:p>6217530</text:p>
          </table:table-cell>
          <table:table-cell office:value-type="string" calcext:value-type="string">
            <text:p>Mi fa male la schiena quando mi piego.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float" office:value="1529406" calcext:value-type="float">
            <text:p>1529406</text:p>
          </table:table-cell>
          <table:table-cell office:value-type="string" calcext:value-type="string">
            <text:p>Sta portando uno zaino sulla schiena.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float" office:value="2494290" calcext:value-type="float">
            <text:p>2494290</text:p>
          </table:table-cell>
          <table:table-cell office:value-type="string" calcext:value-type="string">
            <text:p>Un brivido gelido mi percorse la schiena.</text:p>
          </table:table-cell>
          <table:table-cell office:value-type="string" calcext:value-type="string">
            <text:p>Mir lief ein Schauer über den Rücken.</text:p>
          </table:table-cell>
          <table:table-cell table:number-columns-repeated="2"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float" office:value="9198747" calcext:value-type="float">
            <text:p>9198747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float" office:value="10354434" calcext:value-type="float">
            <text:p>10354434</text:p>
          </table:table-cell>
          <table:table-cell office:value-type="string" calcext:value-type="string">
            <text:p>Semplice calcolo, eh, Bob?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/>
          <table:table-cell office:value-type="string" calcext:value-type="string">
            <text:p>Lui ha fatto molti errori di calcolo e non ha passato l'esame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float" office:value="9435223" calcext:value-type="float">
            <text:p>9435223</text:p>
          </table:table-cell>
          <table:table-cell office:value-type="string" calcext:value-type="string">
            <text:p>Il mio autista è ammalato e devo fare il suo lavoro.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float" office:value="9929305" calcext:value-type="float">
            <text:p>9929305</text:p>
          </table:table-cell>
          <table:table-cell office:value-type="string" calcext:value-type="string">
            <text:p>Non posso visitarlo perchè è ammalato.</text:p>
          </table:table-cell>
          <table:table-cell office:value-type="string" calcext:value-type="string">
            <text:p>Ich kann ihn nicht besuchen, weil er krank ist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float" office:value="2381534" calcext:value-type="float">
            <text:p>2381534</text:p>
          </table:table-cell>
          <table:table-cell office:value-type="string" calcext:value-type="string">
            <text:p>La rete ciclabile in città non è ancora interamente realizzata.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float" office:value="1765053" calcext:value-type="float">
            <text:p>1765053</text:p>
          </table:table-cell>
          <table:table-cell office:value-type="string" calcext:value-type="string">
            <text:p>Dobbiamo mettere in rete il database.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float" office:value="9711858" calcext:value-type="float">
            <text:p>9711858</text:p>
          </table:table-cell>
          <table:table-cell office:value-type="string" calcext:value-type="string">
            <text:p>La sposa indossava il tradizionale abito bianco, e Mellish anche.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float" office:value="9429418" calcext:value-type="float">
            <text:p>9429418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float" office:value="1032489" calcext:value-type="float">
            <text:p>1032489</text:p>
          </table:table-cell>
          <table:table-cell office:value-type="string" calcext:value-type="string">
            <text:p>Indubbiamente il leone è l'animale più feroce della savana.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float" office:value="7867607" calcext:value-type="float">
            <text:p>7867607</text:p>
          </table:table-cell>
          <table:table-cell office:value-type="string" calcext:value-type="string">
            <text:p>Ai bambini dovrebbe essere insegnato a dire la verità.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float" office:value="2209370" calcext:value-type="float">
            <text:p>2209370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table:number-columns-repeated="2"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float" office:value="7713790" calcext:value-type="float">
            <text:p>7713790</text:p>
          </table:table-cell>
          <table:table-cell office:value-type="string" calcext:value-type="string">
            <text:p>Posso dirigere la vostra attenzione sulla cosa?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float" office:value="10365132" calcext:value-type="float">
            <text:p>10365132</text:p>
          </table:table-cell>
          <table:table-cell office:value-type="string" calcext:value-type="string">
            <text:p>È più che abbastanza per dirigere una compagnia aerea.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float" office:value="10247005" calcext:value-type="float">
            <text:p>10247005</text:p>
          </table:table-cell>
          <table:table-cell office:value-type="string" calcext:value-type="string">
            <text:p>Capo, ho delle idee su come dirigere questo distretto.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float" office:value="3711301" calcext:value-type="float">
            <text:p>3711301</text:p>
          </table:table-cell>
          <table:table-cell office:value-type="string" calcext:value-type="string">
            <text:p>La Luna brilla perché riflette la luce del Sole.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float" office:value="377548" calcext:value-type="float">
            <text:p>377548</text:p>
          </table:table-cell>
          <table:table-cell office:value-type="string" calcext:value-type="string">
            <text:p>Il giornale riflette l'opinione pubblica.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float" office:value="2784689" calcext:value-type="float">
            <text:p>2784689</text:p>
          </table:table-cell>
          <table:table-cell office:value-type="string" calcext:value-type="string">
            <text:p>Io rifletterò circa la vostra proposta.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float" office:value="2419129" calcext:value-type="float">
            <text:p>2419129</text:p>
          </table:table-cell>
          <table:table-cell office:value-type="string" calcext:value-type="string">
            <text:p>Si dice che gli italiani siano un popolo allegro e aperto.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float" office:value="1645575" calcext:value-type="float">
            <text:p>1645575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float" office:value="2045566" calcext:value-type="float">
            <text:p>2045566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float" office:value="4293752" calcext:value-type="float">
            <text:p>4293752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float" office:value="3061162" calcext:value-type="float">
            <text:p>3061162</text:p>
          </table:table-cell>
          <table:table-cell office:value-type="string" calcext:value-type="string">
            <text:p>Se cambiassi lavoro, guadagnerei di più.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float" office:value="987839" calcext:value-type="float">
            <text:p>987839</text:p>
          </table:table-cell>
          <table:table-cell office:value-type="string" calcext:value-type="string">
            <text:p>Probabilmente l'incontro sarà cancellato.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float" office:value="3564467" calcext:value-type="float">
            <text:p>3564467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float" office:value="2232824" calcext:value-type="float">
            <text:p>2232824</text:p>
          </table:table-cell>
          <table:table-cell office:value-type="string" calcext:value-type="string">
            <text:p>Sei troppo in ritardo. L'incontro è finito da 30 minuti.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float" office:value="2429163" calcext:value-type="float">
            <text:p>2429163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float" office:value="538988" calcext:value-type="float">
            <text:p>538988</text:p>
          </table:table-cell>
          <table:table-cell office:value-type="string" calcext:value-type="string">
            <text:p>Il cacao può essere molto amaro.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float" office:value="9326379" calcext:value-type="float">
            <text:p>9326379</text:p>
          </table:table-cell>
          <table:table-cell office:value-type="string" calcext:value-type="string">
            <text:p>Carter, sarà meglio prendere quel Thermos di cacao con me.</text:p>
          </table:table-cell>
          <table:table-cell office:value-type="string" calcext:value-type="string">
            <text:p>Carter, es wäre besser, wenn ich eine Thermoskanne Kakao mitnehme.</text:p>
          </table:table-cell>
          <table:table-cell table:number-columns-repeated="2"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float" office:value="3269735" calcext:value-type="float">
            <text:p>3269735</text:p>
          </table:table-cell>
          <table:table-cell office:value-type="string" calcext:value-type="string">
            <text:p>La sua argomentazione si basava su fatti.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float" office:value="950273" calcext:value-type="float">
            <text:p>950273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float" office:value="2078754" calcext:value-type="float">
            <text:p>2078754</text:p>
          </table:table-cell>
          <table:table-cell office:value-type="string" calcext:value-type="string">
            <text:p>Lo hai messo al corrente dei fatti?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float" office:value="9652561" calcext:value-type="float">
            <text:p>9652561</text:p>
          </table:table-cell>
          <table:table-cell office:value-type="string" calcext:value-type="string">
            <text:p>Giri a destra al prossimo incrocio.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float" office:value="10311491" calcext:value-type="float">
            <text:p>10311491</text:p>
          </table:table-cell>
          <table:table-cell office:value-type="string" calcext:value-type="string">
            <text:p>Beh, sembra un incrocio tra un binocolo e un televisore.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float" office:value="9718121" calcext:value-type="float">
            <text:p>9718121</text:p>
          </table:table-cell>
          <table:table-cell office:value-type="string" calcext:value-type="string">
            <text:p>Fammi scendere al prossimo incrocio.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float" office:value="5010958" calcext:value-type="float">
            <text:p>5010958</text:p>
          </table:table-cell>
          <table:table-cell office:value-type="string" calcext:value-type="string">
            <text:p>Dove finisce la pazienza è dove comincia la violenza.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float" office:value="2209670" calcext:value-type="float">
            <text:p>2209670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float" office:value="2209652" calcext:value-type="float">
            <text:p>2209652</text:p>
          </table:table-cell>
          <table:table-cell office:value-type="string" calcext:value-type="string">
            <text:p>La mia pazienza ha raggiunto il limite.</text:p>
          </table:table-cell>
          <table:table-cell office:value-type="string" calcext:value-type="string">
            <text:p>Meine Geduld ist aufgebraucht.</text:p>
          </table:table-cell>
          <table:table-cell table:number-columns-repeated="2"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float" office:value="2449761" calcext:value-type="float">
            <text:p>2449761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float" office:value="2189484" calcext:value-type="float">
            <text:p>2189484</text:p>
          </table:table-cell>
          <table:table-cell office:value-type="string" calcext:value-type="string">
            <text:p>La camera consente una vista straordinaria sul lago.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float" office:value="2189454" calcext:value-type="float">
            <text:p>2189454</text:p>
          </table:table-cell>
          <table:table-cell office:value-type="string" calcext:value-type="string">
            <text:p>Mia moglie mostrò un gusto straordinario nel decorare le stanze.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float" office:value="1238855" calcext:value-type="float">
            <text:p>1238855</text:p>
          </table:table-cell>
          <table:table-cell office:value-type="string" calcext:value-type="string">
            <text:p>Lui ha un cuore di pietra.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float" office:value="3615623" calcext:value-type="float">
            <text:p>3615623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float" office:value="3021788" calcext:value-type="float">
            <text:p>3021788</text:p>
          </table:table-cell>
          <table:table-cell office:value-type="string" calcext:value-type="string">
            <text:p>La goccia scava la pietra.</text:p>
          </table:table-cell>
          <table:table-cell office:value-type="string" calcext:value-type="string">
            <text:p>Steter Tropfen höhlt den Stein.</text:p>
          </table:table-cell>
          <table:table-cell table:number-columns-repeated="2"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float" office:value="350569" calcext:value-type="float">
            <text:p>350569</text:p>
          </table:table-cell>
          <table:table-cell office:value-type="string" calcext:value-type="string">
            <text:p>Eri al secondo anno delle scuole medie lo scorso anno, vero?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float" office:value="651039" calcext:value-type="float">
            <text:p>651039</text:p>
          </table:table-cell>
          <table:table-cell office:value-type="string" calcext:value-type="string">
            <text:p>La mano ha cinque dita: pollice, indice, medio, anulare, mignolo.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float" office:value="10046251" calcext:value-type="float">
            <text:p>10046251</text:p>
          </table:table-cell>
          <table:table-cell office:value-type="string" calcext:value-type="string">
            <text:p>Lui è un peso massimo, tu sei un peso medio.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float" office:value="9644599" calcext:value-type="float">
            <text:p>9644599</text:p>
          </table:table-cell>
          <table:table-cell office:value-type="string" calcext:value-type="string">
            <text:p>Ho un altro abbigliamento per te qualcosa di più comodo.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float" office:value="10491006" calcext:value-type="float">
            <text:p>10491006</text:p>
          </table:table-cell>
          <table:table-cell office:value-type="string" calcext:value-type="string">
            <text:p>Abbiamo gli stessi gusti in fatto di abbigliamento!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float" office:value="3781200" calcext:value-type="float">
            <text:p>3781200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float" office:value="1870190" calcext:value-type="float">
            <text:p>1870190</text:p>
          </table:table-cell>
          <table:table-cell office:value-type="string" calcext:value-type="string">
            <text:p>Essi seguirono un passaggio stretto.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float" office:value="9758688" calcext:value-type="float">
            <text:p>9758688</text:p>
          </table:table-cell>
          <table:table-cell office:value-type="string" calcext:value-type="string">
            <text:p>Andiamo, sgombrate il passaggio!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float" office:value="633849" calcext:value-type="float">
            <text:p>633849</text:p>
          </table:table-cell>
          <table:table-cell office:value-type="string" calcext:value-type="string">
            <text:p>Parlare in pubblico mi rende nervoso.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float" office:value="4309785" calcext:value-type="float">
            <text:p>4309785</text:p>
          </table:table-cell>
          <table:table-cell office:value-type="string" calcext:value-type="string">
            <text:p>Non intendo rendere le cose più difficili del necessario.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float" office:value="5658789" calcext:value-type="float">
            <text:p>5658789</text:p>
          </table:table-cell>
          <table:table-cell office:value-type="string" calcext:value-type="string">
            <text:p>La musica rende la nostra vita più bella.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float" office:value="2419072" calcext:value-type="float">
            <text:p>2419072</text:p>
          </table:table-cell>
          <table:table-cell office:value-type="string" calcext:value-type="string">
            <text:p>L'impero britannico si estendeva su tutti i continenti.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float" office:value="1018313" calcext:value-type="float">
            <text:p>1018313</text:p>
          </table:table-cell>
          <table:table-cell office:value-type="string" calcext:value-type="string">
            <text:p>L'Africa è un continente di migrazione.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float" office:value="4649273" calcext:value-type="float">
            <text:p>4649273</text:p>
          </table:table-cell>
          <table:table-cell office:value-type="string" calcext:value-type="string">
            <text:p>Il Borneo è un'isola o un continente?</text:p>
          </table:table-cell>
          <table:table-cell office:value-type="string" calcext:value-type="string">
            <text:p>Ist Borneo eine Insel oder ein Kontinent?</text:p>
          </table:table-cell>
          <table:table-cell table:number-columns-repeated="2"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float" office:value="2510168" calcext:value-type="float">
            <text:p>2510168</text:p>
          </table:table-cell>
          <table:table-cell office:value-type="string" calcext:value-type="string">
            <text:p>A volte un gesto carino vale più di tante parole.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float" office:value="9281591" calcext:value-type="float">
            <text:p>9281591</text:p>
          </table:table-cell>
          <table:table-cell office:value-type="string" calcext:value-type="string">
            <text:p>Un gesto vale più di mille parole.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float" office:value="9212066" calcext:value-type="float">
            <text:p>9212066</text:p>
          </table:table-cell>
          <table:table-cell office:value-type="string" calcext:value-type="string">
            <text:p>Ogni sguardo, ogni gesto lo dice.</text:p>
          </table:table-cell>
          <table:table-cell office:value-type="string" calcext:value-type="string">
            <text:p>Jeder Blick, jeder Geste zeigt es.</text:p>
          </table:table-cell>
          <table:table-cell table:number-columns-repeated="2"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float" office:value="1021345" calcext:value-type="float">
            <text:p>1021345</text:p>
          </table:table-cell>
          <table:table-cell office:value-type="string" calcext:value-type="string">
            <text:p>Pensavo ti amasse, ma in realtà amava un'altra ragazza.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float" office:value="653894" calcext:value-type="float">
            <text:p>653894</text:p>
          </table:table-cell>
          <table:table-cell office:value-type="string" calcext:value-type="string">
            <text:p>In realtà Marie Curie era polacca, non francese.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float" office:value="2268226" calcext:value-type="float">
            <text:p>2268226</text:p>
          </table:table-cell>
          <table:table-cell office:value-type="string" calcext:value-type="string">
            <text:p>L'auto si è fermata in mezzo alla strada.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float" office:value="3412654" calcext:value-type="float">
            <text:p>3412654</text:p>
          </table:table-cell>
          <table:table-cell office:value-type="string" calcext:value-type="string">
            <text:p>Un SUV nero si fermò davanti all'hotel.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float" office:value="8562551" calcext:value-type="float">
            <text:p>8562551</text:p>
          </table:table-cell>
          <table:table-cell office:value-type="string" calcext:value-type="string">
            <text:p>Il treno si ferma ad ogni stazione.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float" office:value="4436064" calcext:value-type="float">
            <text:p>4436064</text:p>
          </table:table-cell>
          <table:table-cell office:value-type="string" calcext:value-type="string">
            <text:p>Qual è la marca del tuo cellulare?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float" office:value="9054833" calcext:value-type="float">
            <text:p>9054833</text:p>
          </table:table-cell>
          <table:table-cell office:value-type="string" calcext:value-type="string">
            <text:p>Fumo questa marca di sigari da 35 anni.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float" office:value="9054834" calcext:value-type="float">
            <text:p>9054834</text:p>
          </table:table-cell>
          <table:table-cell office:value-type="string" calcext:value-type="string">
            <text:p>Tuo nonno fumava la stessa marca.</text:p>
          </table:table-cell>
          <table:table-cell office:value-type="string" calcext:value-type="string">
            <text:p>Dein Großvater rauchte dieselbe Marke.</text:p>
          </table:table-cell>
          <table:table-cell table:number-columns-repeated="2"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float" office:value="375662" calcext:value-type="float">
            <text:p>375662</text:p>
          </table:table-cell>
          <table:table-cell office:value-type="string" calcext:value-type="string">
            <text:p>Parla perfettamente il russo.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float" office:value="2056101" calcext:value-type="float">
            <text:p>2056101</text:p>
          </table:table-cell>
          <table:table-cell office:value-type="string" calcext:value-type="string">
            <text:p>Il condizionatore d'aria funzionava perfettamente.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float" office:value="1578376" calcext:value-type="float">
            <text:p>1578376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table:number-columns-repeated="2"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float" office:value="10033211" calcext:value-type="float">
            <text:p>10033211</text:p>
          </table:table-cell>
          <table:table-cell office:value-type="string" calcext:value-type="string">
            <text:p>La prima edizione della biografia vendette meno di 500 copie.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float" office:value="10324249" calcext:value-type="float">
            <text:p>10324249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float" office:value="9885785" calcext:value-type="float">
            <text:p>9885785</text:p>
          </table:table-cell>
          <table:table-cell office:value-type="string" calcext:value-type="string">
            <text:p>Per chi ha la vecchia edizione, è a pagina 87.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float" office:value="9048270" calcext:value-type="float">
            <text:p>9048270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float" office:value="10091993" calcext:value-type="float">
            <text:p>10091993</text:p>
          </table:table-cell>
          <table:table-cell office:value-type="string" calcext:value-type="string">
            <text:p>Sono obbligato a richiedere una punizione esemplare.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float" office:value="10387693" calcext:value-type="float">
            <text:p>10387693</text:p>
          </table:table-cell>
          <table:table-cell office:value-type="string" calcext:value-type="string">
            <text:p>Uno sciocco ha poco cervello.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float" office:value="9431003" calcext:value-type="float">
            <text:p>9431003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float" office:value="9660432" calcext:value-type="float">
            <text:p>9660432</text:p>
          </table:table-cell>
          <table:table-cell office:value-type="string" calcext:value-type="string">
            <text:p>Mi sono comportato da sciocco e voglio chiedere scusa a tutti.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float" office:value="380771" calcext:value-type="float">
            <text:p>380771</text:p>
          </table:table-cell>
          <table:table-cell office:value-type="string" calcext:value-type="string">
            <text:p>Credo che la mia valigia sia stata rubata.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float" office:value="633474" calcext:value-type="float">
            <text:p>633474</text:p>
          </table:table-cell>
          <table:table-cell office:value-type="string" calcext:value-type="string">
            <text:p>Lei lo ha accusato di aver rubato i suoi soldi.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float" office:value="3074770" calcext:value-type="float">
            <text:p>3074770</text:p>
          </table:table-cell>
          <table:table-cell office:value-type="string" calcext:value-type="string">
            <text:p>Sono arrabbiato perché qualcuno mi ha rubato la bicicletta.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float" office:value="694025" calcext:value-type="float">
            <text:p>694025</text:p>
          </table:table-cell>
          <table:table-cell office:value-type="string" calcext:value-type="string">
            <text:p>Nessuno sa cosa accadrà nel futuro.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float" office:value="5540986" calcext:value-type="float">
            <text:p>5540986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table:number-columns-repeated="2"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float" office:value="2196496" calcext:value-type="float">
            <text:p>2196496</text:p>
          </table:table-cell>
          <table:table-cell office:value-type="string" calcext:value-type="string">
            <text:p>Un coccodrillo maschio divorò una cagna.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float" office:value="2417303" calcext:value-type="float">
            <text:p>2417303</text:p>
          </table:table-cell>
          <table:table-cell office:value-type="string" calcext:value-type="string">
            <text:p>Hai mai dato da mangiare a un coccodrillo?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float" office:value="1063967" calcext:value-type="float">
            <text:p>1063967</text:p>
          </table:table-cell>
          <table:table-cell office:value-type="string" calcext:value-type="string">
            <text:p>Sono solo lacrime di coccodrillo.</text:p>
          </table:table-cell>
          <table:table-cell office:value-type="string" calcext:value-type="string">
            <text:p>Das sind nur Krokodilstränen.</text:p>
          </table:table-cell>
          <table:table-cell table:number-columns-repeated="2"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float" office:value="2395655" calcext:value-type="float">
            <text:p>2395655</text:p>
          </table:table-cell>
          <table:table-cell office:value-type="string" calcext:value-type="string">
            <text:p>Il suo modo di parlare mi fa innervosire.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float" office:value="2427091" calcext:value-type="float">
            <text:p>2427091</text:p>
          </table:table-cell>
          <table:table-cell office:value-type="string" calcext:value-type="string">
            <text:p>Il nostro modo di pensare influenza come ci sentiamo.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float" office:value="3266500" calcext:value-type="float">
            <text:p>3266500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float" office:value="9876916" calcext:value-type="float">
            <text:p>9876916</text:p>
          </table:table-cell>
          <table:table-cell office:value-type="string" calcext:value-type="string">
            <text:p>Lo hai fatto volontariamente o era obbligatorio?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float" office:value="2092829" calcext:value-type="float">
            <text:p>2092829</text:p>
          </table:table-cell>
          <table:table-cell office:value-type="string" calcext:value-type="string">
            <text:p>Ha sottolineato quanto sia importante rispettare la legge.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float" office:value="9783821" calcext:value-type="float">
            <text:p>9783821</text:p>
          </table:table-cell>
          <table:table-cell office:value-type="string" calcext:value-type="string">
            <text:p>La Polizia desidera sottolineare che nessuno deve preoccuparsi.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float" office:value="9641644" calcext:value-type="float">
            <text:p>9641644</text:p>
          </table:table-cell>
          <table:table-cell office:value-type="string" calcext:value-type="string">
            <text:p>Compagno, vorrei sottolineare che è più urgente.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float" office:value="612718" calcext:value-type="float">
            <text:p>612718</text:p>
          </table:table-cell>
          <table:table-cell office:value-type="string" calcext:value-type="string">
            <text:p>Potresti indicarmi la strada per la stazione?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float" office:value="3572212" calcext:value-type="float">
            <text:p>3572212</text:p>
          </table:table-cell>
          <table:table-cell office:value-type="string" calcext:value-type="string">
            <text:p>L'insegnante indicò la lavagna.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float" office:value="4589395" calcext:value-type="float">
            <text:p>4589395</text:p>
          </table:table-cell>
          <table:table-cell office:value-type="string" calcext:value-type="string">
            <text:p>Può indicarmi sulla cartina come arrivarci?</text:p>
          </table:table-cell>
          <table:table-cell office:value-type="string" calcext:value-type="string">
            <text:p>Könnten Sie mir auf der Karte zeigen, wie ich dorthin komme?</text:p>
          </table:table-cell>
          <table:table-cell table:number-columns-repeated="2"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float" office:value="3617135" calcext:value-type="float">
            <text:p>3617135</text:p>
          </table:table-cell>
          <table:table-cell office:value-type="string" calcext:value-type="string">
            <text:p>Sta piovendo a dirotto da ore ormai.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float" office:value="9935757" calcext:value-type="float">
            <text:p>9935757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float" office:value="10297111" calcext:value-type="float">
            <text:p>10297111</text:p>
          </table:table-cell>
          <table:table-cell office:value-type="string" calcext:value-type="string">
            <text:p>Il ponte resiste da millenni ormai.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float" office:value="9708798" calcext:value-type="float">
            <text:p>9708798</text:p>
          </table:table-cell>
          <table:table-cell office:value-type="string" calcext:value-type="string">
            <text:p>La pubblicità poi spinge la gente ad assicurarsi contro il furto.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float" office:value="9826868" calcext:value-type="float">
            <text:p>9826868</text:p>
          </table:table-cell>
          <table:table-cell office:value-type="string" calcext:value-type="string">
            <text:p>Thomas Leroy era in prigione per furto.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float" office:value="10162910" calcext:value-type="float">
            <text:p>10162910</text:p>
          </table:table-cell>
          <table:table-cell office:value-type="string" calcext:value-type="string">
            <text:p>Uno dei nostri agenti ha testimoniato il furto.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float" office:value="2213677" calcext:value-type="float">
            <text:p>2213677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float" office:value="2277251" calcext:value-type="float">
            <text:p>2277251</text:p>
          </table:table-cell>
          <table:table-cell office:value-type="string" calcext:value-type="string">
            <text:p>Le soluzioni geniali stupiscono di regola per la loro semplicità.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float" office:value="1798194" calcext:value-type="float">
            <text:p>1798194</text:p>
          </table:table-cell>
          <table:table-cell office:value-type="string" calcext:value-type="string">
            <text:p>Mio fratello ha trovato la soluzione.</text:p>
          </table:table-cell>
          <table:table-cell office:value-type="string" calcext:value-type="string">
            <text:p>Mein Bruder hat die Lösung gefunden.</text:p>
          </table:table-cell>
          <table:table-cell table:number-columns-repeated="2"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float" office:value="9370039" calcext:value-type="float">
            <text:p>9370039</text:p>
          </table:table-cell>
          <table:table-cell office:value-type="string" calcext:value-type="string">
            <text:p>Sta arrivando il Capitano, siamo pronti a salpare.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float" office:value="10037365" calcext:value-type="float">
            <text:p>10037365</text:p>
          </table:table-cell>
          <table:table-cell office:value-type="string" calcext:value-type="string">
            <text:p>Hai mai visto salpare una nave?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float" office:value="9055704" calcext:value-type="float">
            <text:p>9055704</text:p>
          </table:table-cell>
          <table:table-cell office:value-type="string" calcext:value-type="string">
            <text:p>Poi potete salpare da Genova e tornare da sud.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float" office:value="565761" calcext:value-type="float">
            <text:p>565761</text:p>
          </table:table-cell>
          <table:table-cell office:value-type="string" calcext:value-type="string">
            <text:p>La qualità è più importante della quantità.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float" office:value="707735" calcext:value-type="float">
            <text:p>707735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float" office:value="3030608" calcext:value-type="float">
            <text:p>3030608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table:number-columns-repeated="2"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float" office:value="718523" calcext:value-type="float">
            <text:p>718523</text:p>
          </table:table-cell>
          <table:table-cell office:value-type="string" calcext:value-type="string">
            <text:p>Dice una nuova bugia per coprire le precedenti.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float" office:value="9724591" calcext:value-type="float">
            <text:p>9724591</text:p>
          </table:table-cell>
          <table:table-cell office:value-type="string" calcext:value-type="string">
            <text:p>Ogni notte dormirà più profondamente della precedente.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float" office:value="9223509" calcext:value-type="float">
            <text:p>9223509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float" office:value="739046" calcext:value-type="float">
            <text:p>739046</text:p>
          </table:table-cell>
          <table:table-cell office:value-type="string" calcext:value-type="string">
            <text:p>Se solo avessi seguito il tuo consiglio.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float" office:value="3698461" calcext:value-type="float">
            <text:p>3698461</text:p>
          </table:table-cell>
          <table:table-cell office:value-type="string" calcext:value-type="string">
            <text:p>Tom diede a suo figlio un consiglio paterno.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float" office:value="3268828" calcext:value-type="float">
            <text:p>3268828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float" office:value="2334292" calcext:value-type="float">
            <text:p>2334292</text:p>
          </table:table-cell>
          <table:table-cell office:value-type="string" calcext:value-type="string">
            <text:p>La quantità dice nulla sulla qualità.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float" office:value="1269386" calcext:value-type="float">
            <text:p>1269386</text:p>
          </table:table-cell>
          <table:table-cell office:value-type="string" calcext:value-type="string">
            <text:p>Lo champignon contiene una quantità non indifferente di minerali.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float" office:value="664391" calcext:value-type="float">
            <text:p>664391</text:p>
          </table:table-cell>
          <table:table-cell office:value-type="string" calcext:value-type="string">
            <text:p>Il Giappone importa grandi quantità di petrolio greggio.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float" office:value="1106270" calcext:value-type="float">
            <text:p>1106270</text:p>
          </table:table-cell>
          <table:table-cell office:value-type="string" calcext:value-type="string">
            <text:p>Ho uno stipendio mensile di 300.000 yen.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float" office:value="378617" calcext:value-type="float">
            <text:p>378617</text:p>
          </table:table-cell>
          <table:table-cell office:value-type="string" calcext:value-type="string">
            <text:p>Non vale la pena riparare questa macchina.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float" office:value="4585216" calcext:value-type="float">
            <text:p>4585216</text:p>
          </table:table-cell>
          <table:table-cell office:value-type="string" calcext:value-type="string">
            <text:p>Tom ha riparato il rubinetto che gocciolava.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float" office:value="935291" calcext:value-type="float">
            <text:p>935291</text:p>
          </table:table-cell>
          <table:table-cell office:value-type="string" calcext:value-type="string">
            <text:p>Riuscite a riparare la radio rotta?</text:p>
          </table:table-cell>
          <table:table-cell office:value-type="string" calcext:value-type="string">
            <text:p>Schafft ihr es, das kaputte Radio zu reparieren?</text:p>
          </table:table-cell>
          <table:table-cell table:number-columns-repeated="2"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float" office:value="3343619" calcext:value-type="float">
            <text:p>3343619</text:p>
          </table:table-cell>
          <table:table-cell office:value-type="string" calcext:value-type="string">
            <text:p>Se decideremo di assumerla, ci faremo sentire.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float" office:value="1052771" calcext:value-type="float">
            <text:p>1052771</text:p>
          </table:table-cell>
          <table:table-cell office:value-type="string" calcext:value-type="string">
            <text:p>Ti sei deciso a vendere casa tua o no?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float" office:value="1106712" calcext:value-type="float">
            <text:p>1106712</text:p>
          </table:table-cell>
          <table:table-cell office:value-type="string" calcext:value-type="string">
            <text:p>Mary non sa decidere se comprare o no il vestito.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float" office:value="1754674" calcext:value-type="float">
            <text:p>1754674</text:p>
          </table:table-cell>
          <table:table-cell office:value-type="string" calcext:value-type="string">
            <text:p>Compro solo prodotti del commercio equo e solidale.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float" office:value="409390" calcext:value-type="float">
            <text:p>409390</text:p>
          </table:table-cell>
          <table:table-cell office:value-type="string" calcext:value-type="string">
            <text:p>L'inglese è utile nel commercio.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float" office:value="852703" calcext:value-type="float">
            <text:p>852703</text:p>
          </table:table-cell>
          <table:table-cell office:value-type="string" calcext:value-type="string">
            <text:p>Osaka è il centro del commercio in Giappone.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float" office:value="670024" calcext:value-type="float">
            <text:p>670024</text:p>
          </table:table-cell>
          <table:table-cell office:value-type="string" calcext:value-type="string">
            <text:p>Ebbi grandi difficoltà all'inizio.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float" office:value="826573" calcext:value-type="float">
            <text:p>826573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float" office:value="5830473" calcext:value-type="float">
            <text:p>5830473</text:p>
          </table:table-cell>
          <table:table-cell office:value-type="string" calcext:value-type="string">
            <text:p>Sono arrivato in Italia senza difficoltà.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float" office:value="1100099" calcext:value-type="float">
            <text:p>1100099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float" office:value="2510435" calcext:value-type="float">
            <text:p>2510435</text:p>
          </table:table-cell>
          <table:table-cell office:value-type="string" calcext:value-type="string">
            <text:p>La conseguenza è stata che ha perso il suo posto di lavoro.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float" office:value="529188" calcext:value-type="float">
            <text:p>529188</text:p>
          </table:table-cell>
          <table:table-cell office:value-type="string" calcext:value-type="string">
            <text:p>Ci sono solo poche conseguenze alla chiusura della mensa.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float" office:value="1650082" calcext:value-type="float">
            <text:p>1650082</text:p>
          </table:table-cell>
          <table:table-cell office:value-type="string" calcext:value-type="string">
            <text:p>Voi siete distratte facilmente.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float" office:value="2291791" calcext:value-type="float">
            <text:p>2291791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float" office:value="2878565" calcext:value-type="float">
            <text:p>2878565</text:p>
          </table:table-cell>
          <table:table-cell office:value-type="string" calcext:value-type="string">
            <text:p>Ci si ammala facilmente in un clima come quello.</text:p>
          </table:table-cell>
          <table:table-cell office:value-type="string" calcext:value-type="string">
            <text:p>Man wird leicht krank in einem Klima wie diesem.</text:p>
          </table:table-cell>
          <table:table-cell table:number-columns-repeated="2"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float" office:value="10117136" calcext:value-type="float">
            <text:p>10117136</text:p>
          </table:table-cell>
          <table:table-cell office:value-type="string" calcext:value-type="string">
            <text:p>Sulla torta di fragole ci vuole sempre la panna montata.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float" office:value="2584787" calcext:value-type="float">
            <text:p>2584787</text:p>
          </table:table-cell>
          <table:table-cell office:value-type="string" calcext:value-type="string">
            <text:p>Noi abbiamo confermato le prenotazioni dell'albergo per telefono.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float" office:value="759986" calcext:value-type="float">
            <text:p>759986</text:p>
          </table:table-cell>
          <table:table-cell office:value-type="string" calcext:value-type="string">
            <text:p>Ho cancellato la mia prenotazione all'hotel.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float" office:value="10037882" calcext:value-type="float">
            <text:p>10037882</text:p>
          </table:table-cell>
          <table:table-cell office:value-type="string" calcext:value-type="string">
            <text:p>Possono salire a bordo solo i passeggeri con prenotazione.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float" office:value="1964322" calcext:value-type="float">
            <text:p>1964322</text:p>
          </table:table-cell>
          <table:table-cell office:value-type="string" calcext:value-type="string">
            <text:p>Questa storia è basata su eventi reali.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float" office:value="2421425" calcext:value-type="float">
            <text:p>2421425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float" office:value="9857191" calcext:value-type="float">
            <text:p>9857191</text:p>
          </table:table-cell>
          <table:table-cell office:value-type="string" calcext:value-type="string">
            <text:p>È molto difficile essere un eroe nella vita reale.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float" office:value="2232933" calcext:value-type="float">
            <text:p>2232933</text:p>
          </table:table-cell>
          <table:table-cell office:value-type="string" calcext:value-type="string">
            <text:p>Una vera amicizia vale più del denaro.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float" office:value="3437739" calcext:value-type="float">
            <text:p>3437739</text:p>
          </table:table-cell>
          <table:table-cell office:value-type="string" calcext:value-type="string">
            <text:p>L'amicizia è la connessione delle anime.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float" office:value="4540874" calcext:value-type="float">
            <text:p>4540874</text:p>
          </table:table-cell>
          <table:table-cell office:value-type="string" calcext:value-type="string">
            <text:p>Arriva finalmente la primavera!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float" office:value="1647697" calcext:value-type="float">
            <text:p>1647697</text:p>
          </table:table-cell>
          <table:table-cell office:value-type="string" calcext:value-type="string">
            <text:p>Finalmente una buona notizia!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float" office:value="5697264" calcext:value-type="float">
            <text:p>5697264</text:p>
          </table:table-cell>
          <table:table-cell office:value-type="string" calcext:value-type="string">
            <text:p>Domani finalmente mia moglie viene in Italia!</text:p>
          </table:table-cell>
          <table:table-cell office:value-type="string" calcext:value-type="string">
            <text:p>Morgen, endlich, kommt meine Frau nach Italien.</text:p>
          </table:table-cell>
          <table:table-cell table:number-columns-repeated="2"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float" office:value="2090459" calcext:value-type="float">
            <text:p>2090459</text:p>
          </table:table-cell>
          <table:table-cell office:value-type="string" calcext:value-type="string">
            <text:p>L'uccello era in cerca di vermi.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float" office:value="2717851" calcext:value-type="float">
            <text:p>2717851</text:p>
          </table:table-cell>
          <table:table-cell office:value-type="string" calcext:value-type="string">
            <text:p>Lui è venuto a Tokyo in cerca di un impiego.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float" office:value="9644724" calcext:value-type="float">
            <text:p>9644724</text:p>
          </table:table-cell>
          <table:table-cell office:value-type="string" calcext:value-type="string">
            <text:p>Trovo belle le foto artistiche di Yamana.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float" office:value="9740109" calcext:value-type="float">
            <text:p>9740109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float" office:value="9163572" calcext:value-type="float">
            <text:p>9163572</text:p>
          </table:table-cell>
          <table:table-cell office:value-type="string" calcext:value-type="string">
            <text:p>Ho sempre desiderato avere un talento artistico.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float" office:value="9538809" calcext:value-type="float">
            <text:p>9538809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float" office:value="10454819" calcext:value-type="float">
            <text:p>10454819</text:p>
          </table:table-cell>
          <table:table-cell office:value-type="string" calcext:value-type="string">
            <text:p>È una forma mortale di avvelenamento da cibo. 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float" office:value="9627798" calcext:value-type="float">
            <text:p>9627798</text:p>
          </table:table-cell>
          <table:table-cell office:value-type="string" calcext:value-type="string">
            <text:p>Godzilla si prepara al combattimento mortale.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float" office:value="9488602" calcext:value-type="float">
            <text:p>9488602</text:p>
          </table:table-cell>
          <table:table-cell office:value-type="string" calcext:value-type="string">
            <text:p>Finché esistevamo, eravamo una minaccia mortale per loro.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10" office:value-type="string" calcext:value-type="string">
            <text:p>bord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62730" calcext:value-type="float">
            <text:p>1762730</text:p>
          </table:table-cell>
          <table:table-cell table:style-name="ce16" office:value-type="string" calcext:value-type="string">
            <text:p>Ho messo l'uccellino in una gabbietta sul bordo della finestra.</text:p>
          </table:table-cell>
          <table:table-cell table:style-name="ce16" office:value-type="string" calcext:value-type="string">
            <text:p>In einem kleinen Käfig setzte ich das Vögelchen auf den Fensterrand.</text:p>
          </table:table-cell>
          <table:table-cell table:style-name="ce13" office:value-type="string" calcext:value-type="string">
            <text:p>rand</text:p>
          </table:table-cell>
          <table:table-cell table:style-name="ce13" office:value-type="float" office:value="969950" calcext:value-type="float">
            <text:p>969950</text:p>
          </table:table-cell>
          <table:table-cell table:style-name="ce16" office:value-type="string" calcext:value-type="string">
            <text:p>Il nostro hotel è a bordo mare.</text:p>
          </table:table-cell>
          <table:table-cell table:style-name="ce16" office:value-type="string" calcext:value-type="string">
            <text:p>Unser Hotel grenzt an die Meeresküste.</text:p>
          </table:table-cell>
          <table:table-cell table:style-name="ce13" office:value-type="string" calcext:value-type="string">
            <text:p>küste</text:p>
          </table:table-cell>
          <table:table-cell table:style-name="ce13"/>
          <table:table-cell table:style-name="ce16" office:value-type="string" calcext:value-type="string">
            <text:p>Il bagnino è a bordo piscina.</text:p>
          </table:table-cell>
          <table:table-cell table:style-name="ce16" office:value-type="string" calcext:value-type="string">
            <text:p>Der Bademeister steht am Rand des Schwimmbeckens.</text:p>
          </table:table-cell>
          <table:table-cell table:style-name="ce13" office:value-type="string" calcext:value-type="string">
            <text:p>Rand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ltern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ersonal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503559" calcext:value-type="float">
            <text:p>503559</text:p>
          </table:table-cell>
          <table:table-cell table:style-name="ce16" office:value-type="string" calcext:value-type="string">
            <text:p>Personalmente, trovo il gelato alla stracciatella una combinazione poco riuscita.</text:p>
          </table:table-cell>
          <table:table-cell table:style-name="ce16" office:value-type="string" calcext:value-type="string">
            <text:p>Ich persönlich finde Stracciatellaeis eine wenig gelungene Kombination.</text:p>
          </table:table-cell>
          <table:table-cell table:style-name="ce13" office:value-type="string" calcext:value-type="string">
            <text:p>persönlich</text:p>
          </table:table-cell>
          <table:table-cell table:style-name="ce13" office:value-type="float" office:value="2224274" calcext:value-type="float">
            <text:p>2224274</text:p>
          </table:table-cell>
          <table:table-cell table:style-name="ce16" office:value-type="string" calcext:value-type="string">
            <text:p>Il suicidio è un atto di vendetta contro se stessi, e io personalmente non ho nulla contro di me.</text:p>
          </table:table-cell>
          <table:table-cell table:style-name="ce16" office:value-type="string" calcext:value-type="string">
            <text:p>Selbstmord ist ein Akt der Rache an sich selbst, und ich persönlich habe nichts gegen mich.</text:p>
          </table:table-cell>
          <table:table-cell table:style-name="ce13" office:value-type="string" calcext:value-type="string">
            <text:p>persönlich</text:p>
          </table:table-cell>
          <table:table-cell table:style-name="ce13" office:value-type="float" office:value="977536" calcext:value-type="float">
            <text:p>977536</text:p>
          </table:table-cell>
          <table:table-cell table:style-name="ce16" office:value-type="string" calcext:value-type="string">
            <text:p>Personalmente, non credo che faccia alcuna differenza chi vince le elezioni.</text:p>
          </table:table-cell>
          <table:table-cell table:style-name="ce16" office:value-type="string" calcext:value-type="string">
            <text:p>Ich persönlich glaube, dass es völlig egal ist, wer die Wahl gewinnt.</text:p>
          </table:table-cell>
          <table:table-cell table:style-name="ce13" office:value-type="string" calcext:value-type="string">
            <text:p>persön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bagli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715238" calcext:value-type="float">
            <text:p>715238</text:p>
          </table:table-cell>
          <table:table-cell table:style-name="ce16" office:value-type="string" calcext:value-type="string">
            <text:p>Anche un bambino sa distinguere il giusto dallo sbagliato.</text:p>
          </table:table-cell>
          <table:table-cell table:style-name="ce16" office:value-type="string" calcext:value-type="string">
            <text:p>Selbst ein Kind kann nicht richtig von falsch unterscheiden.</text:p>
          </table:table-cell>
          <table:table-cell table:style-name="ce13" office:value-type="string" calcext:value-type="string">
            <text:p>falsch</text:p>
          </table:table-cell>
          <table:table-cell table:style-name="ce13" office:value-type="float" office:value="2280447" calcext:value-type="float">
            <text:p>2280447</text:p>
          </table:table-cell>
          <table:table-cell table:style-name="ce16" office:value-type="string" calcext:value-type="string">
            <text:p>Non c'è una risposta giusta, né una sbagliata.</text:p>
          </table:table-cell>
          <table:table-cell table:style-name="ce16" office:value-type="string" calcext:value-type="string">
            <text:p>Es gibt keine richtige Antwort und ebensowenig eine falsche.</text:p>
          </table:table-cell>
          <table:table-cell table:style-name="ce13" office:value-type="string" calcext:value-type="string">
            <text:p>falsche</text:p>
          </table:table-cell>
          <table:table-cell table:style-name="ce13" office:value-type="float" office:value="978799" calcext:value-type="float">
            <text:p>978799</text:p>
          </table:table-cell>
          <table:table-cell table:style-name="ce16" office:value-type="string" calcext:value-type="string">
            <text:p>Fai una croce su tutte le risposte sbagliate.</text:p>
          </table:table-cell>
          <table:table-cell table:style-name="ce16" office:value-type="string" calcext:value-type="string">
            <text:p>Kreuze alle falschen Antworten an.</text:p>
          </table:table-cell>
          <table:table-cell table:style-name="ce13" office:value-type="string" calcext:value-type="string">
            <text:p>falsc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mplic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391370" calcext:value-type="float">
            <text:p>4391370</text:p>
          </table:table-cell>
          <table:table-cell table:style-name="ce16" office:value-type="string" calcext:value-type="string">
            <text:p>Non esistono lingue difficili o semplici, ci sono solo delle lingue belle.</text:p>
          </table:table-cell>
          <table:table-cell table:style-name="ce16" office:value-type="string" calcext:value-type="string">
            <text:p>Es gibt keine schwierigen oder einfachen Sprachen, es gibt nur schöne Sprachen.</text:p>
          </table:table-cell>
          <table:table-cell table:style-name="ce13" office:value-type="string" calcext:value-type="string">
            <text:p>einfachen</text:p>
          </table:table-cell>
          <table:table-cell table:style-name="ce13" office:value-type="float" office:value="2990713" calcext:value-type="float">
            <text:p>2990713</text:p>
          </table:table-cell>
          <table:table-cell table:style-name="ce16" office:value-type="string" calcext:value-type="string">
            <text:p>Preparare il burro è molto più semplice di quanto possa sembrare.</text:p>
          </table:table-cell>
          <table:table-cell table:style-name="ce16" office:value-type="string" calcext:value-type="string">
            <text:p>Butter herzustellen, ist viel einfacher, als es scheinen mag.</text:p>
          </table:table-cell>
          <table:table-cell table:style-name="ce13" office:value-type="string" calcext:value-type="string">
            <text:p>einfacher</text:p>
          </table:table-cell>
          <table:table-cell table:style-name="ce13" office:value-type="float" office:value="1687448" calcext:value-type="float">
            <text:p>1687448</text:p>
          </table:table-cell>
          <table:table-cell table:style-name="ce16" office:value-type="string" calcext:value-type="string">
            <text:p>Fornisce spiegazioni semplici e facilmente comprensibili.</text:p>
          </table:table-cell>
          <table:table-cell table:style-name="ce16" office:value-type="string" calcext:value-type="string">
            <text:p>Er gibt einfache, leicht verständliche Erklärungen.</text:p>
          </table:table-cell>
          <table:table-cell table:style-name="ce13" office:value-type="string" calcext:value-type="string">
            <text:p>einfach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lient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05627" calcext:value-type="float">
            <text:p>1005627</text:p>
          </table:table-cell>
          <table:table-cell table:style-name="ce16" office:value-type="string" calcext:value-type="string">
            <text:p>Il suo negozio è sempre pieno di clienti.</text:p>
          </table:table-cell>
          <table:table-cell table:style-name="ce16" office:value-type="string" calcext:value-type="string">
            <text:p>Sein Laden ist immer voller Kunden.</text:p>
          </table:table-cell>
          <table:table-cell table:style-name="ce13" office:value-type="string" calcext:value-type="string">
            <text:p>Kunden</text:p>
          </table:table-cell>
          <table:table-cell table:style-name="ce13" office:value-type="float" office:value="5364183" calcext:value-type="float">
            <text:p>5364183</text:p>
          </table:table-cell>
          <table:table-cell table:style-name="ce16" office:value-type="string" calcext:value-type="string">
            <text:p>Il cliente non ha sempre ragione.</text:p>
          </table:table-cell>
          <table:table-cell table:style-name="ce16" office:value-type="string" calcext:value-type="string">
            <text:p>Der Kunde hat nicht immer recht.</text:p>
          </table:table-cell>
          <table:table-cell table:style-name="ce13" office:value-type="string" calcext:value-type="string">
            <text:p>Kunde</text:p>
          </table:table-cell>
          <table:table-cell table:style-name="ce13" office:value-type="float" office:value="1622817" calcext:value-type="float">
            <text:p>1622817</text:p>
          </table:table-cell>
          <table:table-cell table:style-name="ce16" office:value-type="string" calcext:value-type="string">
            <text:p>A che serve un'impresa senza clienti?</text:p>
          </table:table-cell>
          <table:table-cell table:style-name="ce16" office:value-type="string" calcext:value-type="string">
            <text:p>Wem nützt eine Firma ohne Kunden?</text:p>
          </table:table-cell>
          <table:table-cell table:style-name="ce13" office:value-type="string" calcext:value-type="string">
            <text:p>Kund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rt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853032" calcext:value-type="float">
            <text:p>9853032</text:p>
          </table:table-cell>
          <table:table-cell table:style-name="ce16" office:value-type="string" calcext:value-type="string">
            <text:p>Questo é Sir Lancillotto della corte di Camelot, potente e prode cavaliere.</text:p>
          </table:table-cell>
          <table:table-cell table:style-name="ce16" office:value-type="string" calcext:value-type="string">
            <text:p>Dies ist Herr Lancelot vom Hof Camelot, ein tapferer und einflussreicher Ritter.</text:p>
          </table:table-cell>
          <table:table-cell table:style-name="ce13" office:value-type="string" calcext:value-type="string">
            <text:p>Hof</text:p>
          </table:table-cell>
          <table:table-cell table:style-name="ce13" office:value-type="float" office:value="9214787" calcext:value-type="float">
            <text:p>9214787</text:p>
          </table:table-cell>
          <table:table-cell table:style-name="ce16" office:value-type="string" calcext:value-type="string">
            <text:p>Son la più nobile dama di corte, seconda solo alla regina.</text:p>
          </table:table-cell>
          <table:table-cell table:style-name="ce16" office:value-type="string" calcext:value-type="string">
            <text:p>Ich bin die vornehmste Dame am Hof, nur die Königin übertrifft mich.</text:p>
          </table:table-cell>
          <table:table-cell table:style-name="ce13" office:value-type="string" calcext:value-type="string">
            <text:p>Hof</text:p>
          </table:table-cell>
          <table:table-cell table:style-name="ce13"/>
          <table:table-cell table:style-name="ce16" office:value-type="string" calcext:value-type="string">
            <text:p>Lui è il nuovo giullare di corte.</text:p>
          </table:table-cell>
          <table:table-cell table:style-name="ce16" office:value-type="string" calcext:value-type="string">
            <text:p>Er ist der neue Hofnarr</text:p>
          </table:table-cell>
          <table:table-cell table:style-name="ce13" office:value-type="string" calcext:value-type="string">
            <text:p>Hof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iss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261927" calcext:value-type="float">
            <text:p>9261927</text:p>
          </table:table-cell>
          <table:table-cell table:style-name="ce16" office:value-type="string" calcext:value-type="string">
            <text:p>È tardi per fissare una tariffa, signor Hammer.</text:p>
          </table:table-cell>
          <table:table-cell table:style-name="ce16" office:value-type="string" calcext:value-type="string">
            <text:p>Es ist zu spät, um einen Tarif festzulegen, Mr. Hammer.</text:p>
          </table:table-cell>
          <table:table-cell table:style-name="ce13" office:value-type="string" calcext:value-type="string">
            <text:p>festzulegen</text:p>
          </table:table-cell>
          <table:table-cell table:style-name="ce13" office:value-type="float" office:value="9929743" calcext:value-type="float">
            <text:p>9929743</text:p>
          </table:table-cell>
          <table:table-cell table:style-name="ce16" office:value-type="string" calcext:value-type="string">
            <text:p>La consegna è fissata per domani.</text:p>
          </table:table-cell>
          <table:table-cell table:style-name="ce16" office:value-type="string" calcext:value-type="string">
            <text:p>Die Lieferung ist auf morgen festgesetzt.</text:p>
          </table:table-cell>
          <table:table-cell table:style-name="ce13" office:value-type="string" calcext:value-type="string">
            <text:p>festgesetz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qualcosa si fissa nella memoria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muni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58803" calcext:value-type="float">
            <text:p>1758803</text:p>
          </table:table-cell>
          <table:table-cell table:style-name="ce16" office:value-type="string" calcext:value-type="string">
            <text:p>Maria comunica in maniera chiara e decisa le sue idee.</text:p>
          </table:table-cell>
          <table:table-cell table:style-name="ce16" office:value-type="string" calcext:value-type="string">
            <text:p>Maria kommuniziert ihre Ideen klar und deutlich.</text:p>
          </table:table-cell>
          <table:table-cell table:style-name="ce13" office:value-type="string" calcext:value-type="string">
            <text:p>kommunizieren</text:p>
          </table:table-cell>
          <table:table-cell table:style-name="ce13" office:value-type="float" office:value="1878306" calcext:value-type="float">
            <text:p>1878306</text:p>
          </table:table-cell>
          <table:table-cell table:style-name="ce16" office:value-type="string" calcext:value-type="string">
            <text:p>Sorridiamo perché siamo felici o per comunicare agli altri che siamo felici?</text:p>
          </table:table-cell>
          <table:table-cell table:style-name="ce16" office:value-type="string" calcext:value-type="string">
            <text:p>Lächeln wir weil wir glücklich sind oder um den anderen mitzuteilen, dass wir glücklich sind?</text:p>
          </table:table-cell>
          <table:table-cell table:style-name="ce13" office:value-type="string" calcext:value-type="string">
            <text:p>mitzuteilen</text:p>
          </table:table-cell>
          <table:table-cell table:style-name="ce13" office:value-type="float" office:value="3352980" calcext:value-type="float">
            <text:p>3352980</text:p>
          </table:table-cell>
          <table:table-cell table:style-name="ce16" office:value-type="string" calcext:value-type="string">
            <text:p>Il risultato delle elezioni sarà comunicato domani.</text:p>
          </table:table-cell>
          <table:table-cell table:style-name="ce16" office:value-type="string" calcext:value-type="string">
            <text:p>Das Ergebnis der Wahl wird morgen bekanntgegeben.</text:p>
          </table:table-cell>
          <table:table-cell table:style-name="ce13" office:value-type="string" calcext:value-type="string">
            <text:p>bekanntgegeb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impieg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028978" calcext:value-type="float">
            <text:p>2028978</text:p>
          </table:table-cell>
          <table:table-cell table:style-name="ce16" office:value-type="string" calcext:value-type="string">
            <text:p>Impiega dieci ore per vestirsi.</text:p>
          </table:table-cell>
          <table:table-cell table:style-name="ce16" office:value-type="string" calcext:value-type="string">
            <text:p>Er braucht zehn Stunden, um sich anzuziehen.</text:p>
          </table:table-cell>
          <table:table-cell table:style-name="ce13" office:value-type="string" calcext:value-type="string">
            <text:p>braucht</text:p>
          </table:table-cell>
          <table:table-cell table:style-name="ce13" office:value-type="float" office:value="1776893" calcext:value-type="float">
            <text:p>1776893</text:p>
          </table:table-cell>
          <table:table-cell table:style-name="ce16" office:value-type="string" calcext:value-type="string">
            <text:p>La distanza Terra-Luna è 384 000 km, quanto tempo impiega un raggio di luce a percorrere tale distanza?</text:p>
          </table:table-cell>
          <table:table-cell table:style-name="ce16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13" office:value-type="string" calcext:value-type="string">
            <text:p>braucht</text:p>
          </table:table-cell>
          <table:table-cell table:style-name="ce13" office:value-type="float" office:value="10025446" calcext:value-type="float">
            <text:p>10025446</text:p>
          </table:table-cell>
          <table:table-cell table:style-name="ce16" office:value-type="string" calcext:value-type="string">
            <text:p>Potremmo tutti impiegare questo tempo molto meglio.</text:p>
          </table:table-cell>
          <table:table-cell table:style-name="ce16" office:value-type="string" calcext:value-type="string">
            <text:p>Wir alle können diese Zeit viel besser nutzen</text:p>
          </table:table-cell>
          <table:table-cell table:style-name="ce13" office:value-type="string" calcext:value-type="string">
            <text:p>nutzen</text:p>
          </table:table-cell>
          <table:table-cell table:style-name="ce16" office:value-type="string" calcext:value-type="string">
            <text:p>impiegare del temp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per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320653" calcext:value-type="float">
            <text:p>9320653</text:p>
          </table:table-cell>
          <table:table-cell table:style-name="ce16" office:value-type="string" calcext:value-type="string">
            <text:p>Devi tenerlo coperto altrimenti si inumidisce.</text:p>
          </table:table-cell>
          <table:table-cell table:style-name="ce16" office:value-type="string" calcext:value-type="string">
            <text:p>Sie müssen es bedeckt halten, sonst wird es nass.</text:p>
          </table:table-cell>
          <table:table-cell table:style-name="ce13" office:value-type="string" calcext:value-type="string">
            <text:p>bedeckt</text:p>
          </table:table-cell>
          <table:table-cell table:style-name="ce13" office:value-type="float" office:value="9156634" calcext:value-type="float">
            <text:p>9156634</text:p>
          </table:table-cell>
          <table:table-cell table:style-name="ce16" office:value-type="string" calcext:value-type="string">
            <text:p>Il viso era coperto da un pesante cappuccio.</text:p>
          </table:table-cell>
          <table:table-cell table:style-name="ce16" office:value-type="string" calcext:value-type="string">
            <text:p>Das Gesicht war von einer schweren Kapuze bedeckt.</text:p>
          </table:table-cell>
          <table:table-cell table:style-name="ce13" office:value-type="string" calcext:value-type="string">
            <text:p>bedeckt</text:p>
          </table:table-cell>
          <table:table-cell table:style-name="ce13" office:value-type="float" office:value="10057705" calcext:value-type="float">
            <text:p>10057705</text:p>
          </table:table-cell>
          <table:table-cell table:style-name="ce16" office:value-type="string" calcext:value-type="string">
            <text:p>Venere era chiaramente coperto da uno strato di nubi.</text:p>
          </table:table-cell>
          <table:table-cell table:style-name="ce16" office:value-type="string" calcext:value-type="string">
            <text:p>Die Venus war offenbar von einer Wolkenschicht bedeckt.</text:p>
          </table:table-cell>
          <table:table-cell table:style-name="ce13" office:value-type="string" calcext:value-type="string">
            <text:p>bedeck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ver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87331" calcext:value-type="float">
            <text:p>387331</text:p>
          </table:table-cell>
          <table:table-cell table:style-name="ce16" office:value-type="string" calcext:value-type="string">
            <text:p>Era severo con i suoi figli.</text:p>
          </table:table-cell>
          <table:table-cell table:style-name="ce16" office:value-type="string" calcext:value-type="string">
            <text:p>Er war streng zu seinen Kindern.</text:p>
          </table:table-cell>
          <table:table-cell table:style-name="ce13" office:value-type="string" calcext:value-type="string">
            <text:p>streng</text:p>
          </table:table-cell>
          <table:table-cell table:style-name="ce13" office:value-type="float" office:value="1032314" calcext:value-type="float">
            <text:p>1032314</text:p>
          </table:table-cell>
          <table:table-cell table:style-name="ce16" office:value-type="string" calcext:value-type="string">
            <text:p>È molto severo con le persone pigre.</text:p>
          </table:table-cell>
          <table:table-cell table:style-name="ce16" office:value-type="string" calcext:value-type="string">
            <text:p>Er ist gegenüber faulen Menschen sehr streng.</text:p>
          </table:table-cell>
          <table:table-cell table:style-name="ce13" office:value-type="string" calcext:value-type="string">
            <text:p>streng</text:p>
          </table:table-cell>
          <table:table-cell table:style-name="ce13" office:value-type="float" office:value="10386392" calcext:value-type="float">
            <text:p>10386392</text:p>
          </table:table-cell>
          <table:table-cell table:style-name="ce16" office:value-type="string" calcext:value-type="string">
            <text:p>Rimpiango di essere stato forse troppo severo con mia figlia.</text:p>
          </table:table-cell>
          <table:table-cell table:style-name="ce16" office:value-type="string" calcext:value-type="string">
            <text:p>Ich bedauere, dass ich etwas zu streng zu meiner Tochter war.</text:p>
          </table:table-cell>
          <table:table-cell table:style-name="ce13" office:value-type="string" calcext:value-type="string">
            <text:p>stre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caratteristic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112390" calcext:value-type="float">
            <text:p>2112390</text:p>
          </table:table-cell>
          <table:table-cell table:style-name="ce16" office:value-type="string" calcext:value-type="string">
            <text:p>Il Paese ha come caratteristica principale la sua grandezza.</text:p>
          </table:table-cell>
          <table:table-cell table:style-name="ce16" office:value-type="string" calcext:value-type="string">
            <text:p>Das prägendste Merkmal des Landes ist seine Größe.</text:p>
          </table:table-cell>
          <table:table-cell table:style-name="ce13" office:value-type="string" calcext:value-type="string">
            <text:p>Merkmal</text:p>
          </table:table-cell>
          <table:table-cell table:style-name="ce13" office:value-type="float" office:value="1872727" calcext:value-type="float">
            <text:p>1872727</text:p>
          </table:table-cell>
          <table:table-cell table:style-name="ce16" office:value-type="string" calcext:value-type="string">
            <text:p>La caratteristica più importante di tutti i giochi è che tutti hanno regole.</text:p>
          </table:table-cell>
          <table:table-cell table:style-name="ce16" office:value-type="string" calcext:value-type="string">
            <text:p>Das wichtigste Kennzeichen aller Spiele ist, dass sie alle Regeln haben.</text:p>
          </table:table-cell>
          <table:table-cell table:style-name="ce13" office:value-type="string" calcext:value-type="string">
            <text:p>Kennzeichen</text:p>
          </table:table-cell>
          <table:table-cell table:style-name="ce13" office:value-type="float" office:value="2427303" calcext:value-type="float">
            <text:p>2427303</text:p>
          </table:table-cell>
          <table:table-cell table:style-name="ce16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ce16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13" office:value-type="string" calcext:value-type="string">
            <text:p>Eigensc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ottovalu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755767" calcext:value-type="float">
            <text:p>755767</text:p>
          </table:table-cell>
          <table:table-cell table:style-name="ce16" office:value-type="string" calcext:value-type="string">
            <text:p>In Germania la mafia italiana è sottovalutata.</text:p>
          </table:table-cell>
          <table:table-cell table:style-name="ce16" office:value-type="string" calcext:value-type="string">
            <text:p>In Deutschland wird die italienische Mafia unterschätzt.</text:p>
          </table:table-cell>
          <table:table-cell table:style-name="ce13" office:value-type="string" calcext:value-type="string">
            <text:p>unterschätzt</text:p>
          </table:table-cell>
          <table:table-cell table:style-name="ce13" office:value-type="float" office:value="10146768" calcext:value-type="float">
            <text:p>10146768</text:p>
          </table:table-cell>
          <table:table-cell table:style-name="ce16" office:value-type="string" calcext:value-type="string">
            <text:p>La scelta è tua ma ti avverto, non sottovalutare i miei poteri.</text:p>
          </table:table-cell>
          <table:table-cell table:style-name="ce16" office:value-type="string" calcext:value-type="string">
            <text:p>Du hast die Wahl, aber ich warne dich: Unterschätze niemals meine Kräfte.</text:p>
          </table:table-cell>
          <table:table-cell table:style-name="ce13" office:value-type="string" calcext:value-type="string">
            <text:p>Unterschätze</text:p>
          </table:table-cell>
          <table:table-cell table:style-name="ce13" office:value-type="float" office:value="10343925" calcext:value-type="float">
            <text:p>10343925</text:p>
          </table:table-cell>
          <table:table-cell table:style-name="ce16" office:value-type="string" calcext:value-type="string">
            <text:p>Non sottovalutare te stesso, capito?</text:p>
          </table:table-cell>
          <table:table-cell table:style-name="ce16" office:value-type="string" calcext:value-type="string">
            <text:p>Unterschätze nicht dich selbst, verstanden?</text:p>
          </table:table-cell>
          <table:table-cell table:style-name="ce13" office:value-type="string" calcext:value-type="string">
            <text:p>Unterschätz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eg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148556" calcext:value-type="float">
            <text:p>9148556</text:p>
          </table:table-cell>
          <table:table-cell table:style-name="ce16" office:value-type="string" calcext:value-type="string">
            <text:p>Non ho mai voluto essere legato a niente e nessuno, in vita mia.</text:p>
          </table:table-cell>
          <table:table-cell table:style-name="ce16" office:value-type="string" calcext:value-type="string">
            <text:p>Ich wollte mich noch nie an etwas oder jemanden gebunden sein.</text:p>
          </table:table-cell>
          <table:table-cell table:style-name="ce13" office:value-type="string" calcext:value-type="string">
            <text:p>gebunden</text:p>
          </table:table-cell>
          <table:table-cell table:style-name="ce13" office:value-type="float" office:value="10305040" calcext:value-type="float">
            <text:p>10305040</text:p>
          </table:table-cell>
          <table:table-cell table:style-name="ce16" office:value-type="string" calcext:value-type="string">
            <text:p>Sono molto legato a lui, troppo, ho paura.</text:p>
          </table:table-cell>
          <table:table-cell table:style-name="ce16" office:value-type="string" calcext:value-type="string">
            <text:p>Ich bin sehr an ihn gebunden, zu sehr, fürchte ich.</text:p>
          </table:table-cell>
          <table:table-cell table:style-name="ce13" office:value-type="string" calcext:value-type="string">
            <text:p>gebunden</text:p>
          </table:table-cell>
          <table:table-cell table:style-name="ce13" office:value-type="float" office:value="9519706" calcext:value-type="float">
            <text:p>9519706</text:p>
          </table:table-cell>
          <table:table-cell table:style-name="ce16" office:value-type="string" calcext:value-type="string">
            <text:p>Tu, forse, non ci crederai ma era molto legato a tua madre.</text:p>
          </table:table-cell>
          <table:table-cell table:style-name="ce16" office:value-type="string" calcext:value-type="string">
            <text:p>Du wirst es vielleicht nicht glauben, aber er war deiner Mutter sehr verbunden.</text:p>
          </table:table-cell>
          <table:table-cell table:style-name="ce13" office:value-type="string" calcext:value-type="string">
            <text:p>verbunden</text:p>
          </table:table-cell>
          <table:table-cell table:style-name="ce16" office:value-type="string" calcext:value-type="string">
            <text:p>legata alla tradizione luoghi legati a Leonard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lice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39006" calcext:value-type="float">
            <text:p>539006</text:p>
          </table:table-cell>
          <table:table-cell table:style-name="ce16" office:value-type="string" calcext:value-type="string">
            <text:p>Mi sarebbe piaciuto partire all'estero durante il liceo, ma i miei genitori non hanno voluto.</text:p>
          </table:table-cell>
          <table:table-cell table:style-name="ce16" office:value-type="string" calcext:value-type="string">
            <text:p>Ich wäre gerne während dem Gymnasium ins Ausland gegangen, aber meine Eltern wollten das nicht.</text:p>
          </table:table-cell>
          <table:table-cell table:style-name="ce13" office:value-type="string" calcext:value-type="string">
            <text:p>Gymnasium</text:p>
          </table:table-cell>
          <table:table-cell table:style-name="ce13" office:value-type="float" office:value="10157205" calcext:value-type="float">
            <text:p>10157205</text:p>
          </table:table-cell>
          <table:table-cell table:style-name="ce16" office:value-type="string" calcext:value-type="string">
            <text:p>Quasi tutti quelli che conosco sono ancora al liceo.</text:p>
          </table:table-cell>
          <table:table-cell table:style-name="ce16" office:value-type="string" calcext:value-type="string">
            <text:p>Die meisten, die ich kenne, sind immer noch auf dem Gymnasium</text:p>
          </table:table-cell>
          <table:table-cell table:style-name="ce13" office:value-type="string" calcext:value-type="string">
            <text:p>Gymnasium</text:p>
          </table:table-cell>
          <table:table-cell table:style-name="ce13" office:value-type="float" office:value="9647267" calcext:value-type="float">
            <text:p>9647267</text:p>
          </table:table-cell>
          <table:table-cell table:style-name="ce16" office:value-type="string" calcext:value-type="string">
            <text:p>Dopo le vacanze tu andrai in un liceo tedesco.</text:p>
          </table:table-cell>
          <table:table-cell table:style-name="ce16" office:value-type="string" calcext:value-type="string">
            <text:p>Nach den Ferien wirst du an eine deutsches Gymnasium gehen.</text:p>
          </table:table-cell>
          <table:table-cell table:style-name="ce13" office:value-type="string" calcext:value-type="string">
            <text:p>Gymnasiu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tabili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stabilirsi in un luogo rimanere lì fissi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isul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701134" calcext:value-type="float">
            <text:p>701134</text:p>
          </table:table-cell>
          <table:table-cell table:style-name="ce16" office:value-type="string" calcext:value-type="string">
            <text:p>Ciò che ha detto risultò essere vero.</text:p>
          </table:table-cell>
          <table:table-cell table:style-name="ce16" office:value-type="string" calcext:value-type="string">
            <text:p>Was er sagte, erwies sich als wahr.</text:p>
          </table:table-cell>
          <table:table-cell table:style-name="ce13" office:value-type="string" calcext:value-type="string">
            <text:p>erwies</text:p>
          </table:table-cell>
          <table:table-cell table:style-name="ce13" office:value-type="float" office:value="9107434" calcext:value-type="float">
            <text:p>9107434</text:p>
          </table:table-cell>
          <table:table-cell table:style-name="ce16" office:value-type="string" calcext:value-type="string">
            <text:p>La profezia risultò sbagliata soltanto in un singolo dettaglio.</text:p>
          </table:table-cell>
          <table:table-cell table:style-name="ce16" office:value-type="string" calcext:value-type="string">
            <text:p>Mrs. Fosters prophetische Rede erwies sich nur in einem Punkt falsch.</text:p>
          </table:table-cell>
          <table:table-cell table:style-name="ce13" office:value-type="string" calcext:value-type="string">
            <text:p>erwies</text:p>
          </table:table-cell>
          <table:table-cell table:style-name="ce13" office:value-type="float" office:value="9661735" calcext:value-type="float">
            <text:p>9661735</text:p>
          </table:table-cell>
          <table:table-cell table:style-name="ce16" office:value-type="string" calcext:value-type="string">
            <text:p>Dai documenti risulta che avete preso la cittadinanza svizzera.</text:p>
          </table:table-cell>
          <table:table-cell table:style-name="ce16" office:value-type="string" calcext:value-type="string">
            <text:p>Aus den Dokumenten hat sich herausgestellt, dass Sie alle Bürger der Schweiz sind.</text:p>
          </table:table-cell>
          <table:table-cell table:style-name="ce13" office:value-type="string" calcext:value-type="string">
            <text:p>herausgestell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bitudi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95830" calcext:value-type="float">
            <text:p>1295830</text:p>
          </table:table-cell>
          <table:table-cell table:style-name="ce16" office:value-type="string" calcext:value-type="string">
            <text:p>Scrivere in un diario è una buona abitudine.</text:p>
          </table:table-cell>
          <table:table-cell table:style-name="ce16" office:value-type="string" calcext:value-type="string">
            <text:p>Ein Tagebuch zu führen ist eine gute Angewohnheit.</text:p>
          </table:table-cell>
          <table:table-cell table:style-name="ce13" office:value-type="string" calcext:value-type="string">
            <text:p>Angewohnheit</text:p>
          </table:table-cell>
          <table:table-cell table:style-name="ce13" office:value-type="float" office:value="955236" calcext:value-type="float">
            <text:p>955236</text:p>
          </table:table-cell>
          <table:table-cell table:style-name="ce16" office:value-type="string" calcext:value-type="string">
            <text:p>Ha l'abitudine di mangiarsi le unghie.</text:p>
          </table:table-cell>
          <table:table-cell table:style-name="ce16" office:value-type="string" calcext:value-type="string">
            <text:p>Sie hat die Angewohnheit, ihre Nägel zu kauen.</text:p>
          </table:table-cell>
          <table:table-cell table:style-name="ce13" office:value-type="string" calcext:value-type="string">
            <text:p>Angewohnheit</text:p>
          </table:table-cell>
          <table:table-cell table:style-name="ce13" office:value-type="float" office:value="4908210" calcext:value-type="float">
            <text:p>4908210</text:p>
          </table:table-cell>
          <table:table-cell table:style-name="ce16" office:value-type="string" calcext:value-type="string">
            <text:p>Ho creato l'abitudine di andare a letto molto tardi, troppo tardi.</text:p>
          </table:table-cell>
          <table:table-cell table:style-name="ce16" office:value-type="string" calcext:value-type="string">
            <text:p>Ich habe die Angewohnheit entwickelt, spät ins Bett zu gehen, viel zu spät.</text:p>
          </table:table-cell>
          <table:table-cell table:style-name="ce13" office:value-type="string" calcext:value-type="string">
            <text:p>Angewohnh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llabora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13620" calcext:value-type="float">
            <text:p>9613620</text:p>
          </table:table-cell>
          <table:table-cell table:style-name="ce16" office:value-type="string" calcext:value-type="string">
            <text:p>E questo prova, senza dubbio i vantaggi di una collaborazione tra i nostri due paesi.</text:p>
          </table:table-cell>
          <table:table-cell table:style-name="ce16" office:value-type="string" calcext:value-type="string">
            <text:p>Und das beweist zweifellos die Vorteile einer Zusammenarbeit zwischen Ihrem Land und meinem.</text:p>
          </table:table-cell>
          <table:table-cell table:style-name="ce13" office:value-type="string" calcext:value-type="string">
            <text:p>Zusammenarbeit</text:p>
          </table:table-cell>
          <table:table-cell table:style-name="ce13" office:value-type="float" office:value="9627499" calcext:value-type="float">
            <text:p>9627499</text:p>
          </table:table-cell>
          <table:table-cell table:style-name="ce16" office:value-type="string" calcext:value-type="string">
            <text:p>Con la vostra collaborazione li ritroveremo presto!</text:p>
          </table:table-cell>
          <table:table-cell table:style-name="ce16" office:value-type="string" calcext:value-type="string">
            <text:p>Mit Ihrer Zusammenarbeit werden wir sie bald wieder finden!</text:p>
          </table:table-cell>
          <table:table-cell table:style-name="ce13" office:value-type="string" calcext:value-type="string">
            <text:p>Zusammenarbeit</text:p>
          </table:table-cell>
          <table:table-cell table:style-name="ce13" office:value-type="float" office:value="10158487" calcext:value-type="float">
            <text:p>10158487</text:p>
          </table:table-cell>
          <table:table-cell table:style-name="ce16" office:value-type="string" calcext:value-type="string">
            <text:p>Dodici anni di collaborazione non significano nulla per te?</text:p>
          </table:table-cell>
          <table:table-cell table:style-name="ce16" office:value-type="string" calcext:value-type="string">
            <text:p>Zwölf Jahre Zusammenarbeit bedeuten dir nichts?</text:p>
          </table:table-cell>
          <table:table-cell table:style-name="ce13" office:value-type="string" calcext:value-type="string">
            <text:p>Zusammenarb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ll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erfe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883579" calcext:value-type="float">
            <text:p>4883579</text:p>
          </table:table-cell>
          <table:table-cell table:style-name="ce16" office:value-type="string" calcext:value-type="string">
            <text:p>Queste colline sono perfette per un’escursione a cavallo.</text:p>
          </table:table-cell>
          <table:table-cell table:style-name="ce16" office:value-type="string" calcext:value-type="string">
            <text:p>Diese Hügel sind ideal für einen Ausritt.</text:p>
          </table:table-cell>
          <table:table-cell table:style-name="ce13" office:value-type="string" calcext:value-type="string">
            <text:p>ideal</text:p>
          </table:table-cell>
          <table:table-cell table:style-name="ce13" office:value-type="float" office:value="996082" calcext:value-type="float">
            <text:p>996082</text:p>
          </table:table-cell>
          <table:table-cell table:style-name="ce16" office:value-type="string" calcext:value-type="string">
            <text:p>Vivere in un mondo perfetto è solo un'utopia.</text:p>
          </table:table-cell>
          <table:table-cell table:style-name="ce16" office:value-type="string" calcext:value-type="string">
            <text:p>In einer vollkommenen Welt zu leben ist nur eine Utopie.</text:p>
          </table:table-cell>
          <table:table-cell table:style-name="ce13" office:value-type="string" calcext:value-type="string">
            <text:p>vollkommenen</text:p>
          </table:table-cell>
          <table:table-cell table:style-name="ce13" office:value-type="float" office:value="9894380" calcext:value-type="float">
            <text:p>9894380</text:p>
          </table:table-cell>
          <table:table-cell table:style-name="ce16" office:value-type="string" calcext:value-type="string">
            <text:p>Semplice, logico e perfetto. Conosci un sistema migliore?</text:p>
          </table:table-cell>
          <table:table-cell table:style-name="ce16" office:value-type="string" calcext:value-type="string">
            <text:p>Einfach, logisch und perfekt. Kennst du eine besseres System?</text:p>
          </table:table-cell>
          <table:table-cell table:style-name="ce13" office:value-type="string" calcext:value-type="string">
            <text:p>perfek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pensionat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pertur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sch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381" calcext:value-type="float">
            <text:p>4381</text:p>
          </table:table-cell>
          <table:table-cell table:style-name="ce16" office:value-type="string" calcext:value-type="string">
            <text:p>Per farlo, bisogna correre dei rischi.</text:p>
          </table:table-cell>
          <table:table-cell table:style-name="ce16" office:value-type="string" calcext:value-type="string">
            <text:p>Um das zu tun, musst du Risiken eingehen.</text:p>
          </table:table-cell>
          <table:table-cell table:style-name="ce13" office:value-type="string" calcext:value-type="string">
            <text:p>Risiken</text:p>
          </table:table-cell>
          <table:table-cell table:style-name="ce13" office:value-type="float" office:value="1083505" calcext:value-type="float">
            <text:p>1083505</text:p>
          </table:table-cell>
          <table:table-cell table:style-name="ce16" office:value-type="string" calcext:value-type="string">
            <text:p>Se cammini con il naso per aria c'è il rischio che tu cada.</text:p>
          </table:table-cell>
          <table:table-cell table:style-name="ce16" office:value-type="string" calcext:value-type="string">
            <text:p>Wenn du beim Gehen immer in die Luft schaust, trägst du das Risiko, hinzufallen</text:p>
          </table:table-cell>
          <table:table-cell table:style-name="ce13" office:value-type="string" calcext:value-type="string">
            <text:p>Risiko</text:p>
          </table:table-cell>
          <table:table-cell table:style-name="ce13" office:value-type="float" office:value="351151" calcext:value-type="float">
            <text:p>351151</text:p>
          </table:table-cell>
          <table:table-cell table:style-name="ce16" office:value-type="string" calcext:value-type="string">
            <text:p>Lui corse un rischio per salvare il bambino.</text:p>
          </table:table-cell>
          <table:table-cell table:style-name="ce16" office:value-type="string" calcext:value-type="string">
            <text:p>Er ging ein Risiko ein, um das Kind zu retten.</text:p>
          </table:table-cell>
          <table:table-cell table:style-name="ce13" office:value-type="string" calcext:value-type="string">
            <text:p>Risiko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ipren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058320" calcext:value-type="float">
            <text:p>10058320</text:p>
          </table:table-cell>
          <table:table-cell table:style-name="ce16" office:value-type="string" calcext:value-type="string">
            <text:p>Gli occhi del Voyager sono due videocamere che riprendono migliaia di immagini del sistema solare.</text:p>
          </table:table-cell>
          <table:table-cell table:style-name="ce16" office:value-type="string" calcext:value-type="string">
            <text:p>Die Augen der Voyager Sonde sind 2 Fernsehkameras die Tausende von Bildern vom Sonnensystem aufnehmen.</text:p>
          </table:table-cell>
          <table:table-cell table:style-name="ce13" office:value-type="string" calcext:value-type="string">
            <text:p>aufnehm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telecamere riprendono qlcs riprendersi da un lungo viaggio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ttiver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329692" calcext:value-type="float">
            <text:p>9329692</text:p>
          </table:table-cell>
          <table:table-cell table:style-name="ce16" office:value-type="string" calcext:value-type="string">
            <text:p>La cattiveria contro gli stranieri aumentava sempre di più.</text:p>
          </table:table-cell>
          <table:table-cell table:style-name="ce16" office:value-type="string" calcext:value-type="string">
            <text:p>Die Bosheit gegenüber Ausländern nahm immer mehr zu.</text:p>
          </table:table-cell>
          <table:table-cell table:style-name="ce13" office:value-type="string" calcext:value-type="string">
            <text:p>Bosheit</text:p>
          </table:table-cell>
          <table:table-cell table:style-name="ce13" office:value-type="float" office:value="9666767" calcext:value-type="float">
            <text:p>9666767</text:p>
          </table:table-cell>
          <table:table-cell table:style-name="ce16" office:value-type="string" calcext:value-type="string">
            <text:p>Forza, dai sfogo a tutta la tua cattiveria.</text:p>
          </table:table-cell>
          <table:table-cell table:style-name="ce16" office:value-type="string" calcext:value-type="string">
            <text:p>Komm schon, lass all deine Boshaftigkeit raus.</text:p>
          </table:table-cell>
          <table:table-cell table:style-name="ce13" office:value-type="string" calcext:value-type="string">
            <text:p>Boshaftigkeit</text:p>
          </table:table-cell>
          <table:table-cell table:style-name="ce13" office:value-type="float" office:value="9101847" calcext:value-type="float">
            <text:p>9101847</text:p>
          </table:table-cell>
          <table:table-cell table:style-name="ce16" office:value-type="string" calcext:value-type="string">
            <text:p>È una cattiveria parlare così al povero papà di Pearl.</text:p>
          </table:table-cell>
          <table:table-cell table:style-name="ce16" office:value-type="string" calcext:value-type="string">
            <text:p>Es ist eine Frechheit, so mit Perles armem Daddy zu reden.</text:p>
          </table:table-cell>
          <table:table-cell table:style-name="ce13" office:value-type="string" calcext:value-type="string">
            <text:p>Frechh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bocci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987348" calcext:value-type="float">
            <text:p>3987348</text:p>
          </table:table-cell>
          <table:table-cell table:style-name="ce16" office:value-type="string" calcext:value-type="string">
            <text:p>Ho un esame tra pochi minuti e verrò sicuramente bocciato.</text:p>
          </table:table-cell>
          <table:table-cell table:style-name="ce16" office:value-type="string" calcext:value-type="string">
            <text:p>In ein paar Minuten habe ich eine Prüfung, und ich werde bestimmt durchfallen.</text:p>
          </table:table-cell>
          <table:table-cell table:style-name="ce13" office:value-type="string" calcext:value-type="string">
            <text:p>durchfallen</text:p>
          </table:table-cell>
          <table:table-cell table:style-name="ce13"/>
          <table:table-cell table:style-name="ce16" office:value-type="string" calcext:value-type="string">
            <text:p>Farti bocciare non è un'opzione: supererai la maturità.</text:p>
          </table:table-cell>
          <table:table-cell table:style-name="ce16" office:value-type="string" calcext:value-type="string">
            <text:p>Durchfallen ist keine Option, du wirst das Abitur bestehen.</text:p>
          </table:table-cell>
          <table:table-cell table:style-name="ce13" office:value-type="string" calcext:value-type="string">
            <text:p>Durchfallen</text:p>
          </table:table-cell>
          <table:table-cell table:style-name="ce13" office:value-type="float" office:value="9889746" calcext:value-type="float">
            <text:p>9889746</text:p>
          </table:table-cell>
          <table:table-cell table:style-name="ce16" office:value-type="string" calcext:value-type="string">
            <text:p>Lei vuole bocciare la candidata a tutti i costi, non e vero?</text:p>
          </table:table-cell>
          <table:table-cell table:style-name="ce16" office:value-type="string" calcext:value-type="string">
            <text:p>Sie möchten wohl unbedingt erreichen, dass die Kandidatin durchfällt?</text:p>
          </table:table-cell>
          <table:table-cell table:style-name="ce13"/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decenni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civol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ercor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26845" calcext:value-type="float">
            <text:p>2426845</text:p>
          </table:table-cell>
          <table:table-cell table:style-name="ce16" office:value-type="string" calcext:value-type="string">
            <text:p>Una scarsa autostima può rappresentare un enorme ostacolo nel percorso verso i nostri obiettivi.</text:p>
          </table:table-cell>
          <table:table-cell table:style-name="ce16" office:value-type="string" calcext:value-type="string">
            <text:p>Ein geringes Selbstwertgefühl kann ein enormes Hindernis auf dem Weg zu unseren Zielen sein.</text:p>
          </table:table-cell>
          <table:table-cell table:style-name="ce13" office:value-type="string" calcext:value-type="string">
            <text:p>Weg</text:p>
          </table:table-cell>
          <table:table-cell table:style-name="ce13" office:value-type="float" office:value="9070233" calcext:value-type="float">
            <text:p>9070233</text:p>
          </table:table-cell>
          <table:table-cell table:style-name="ce16" office:value-type="string" calcext:value-type="string">
            <text:p>Questo percorso collega il punto A con il punto B.</text:p>
          </table:table-cell>
          <table:table-cell table:style-name="ce16" office:value-type="string" calcext:value-type="string">
            <text:p>Diese Route verbindet Punkt A mit Punkt B.</text:p>
          </table:table-cell>
          <table:table-cell table:style-name="ce13" office:value-type="string" calcext:value-type="string">
            <text:p>Route</text:p>
          </table:table-cell>
          <table:table-cell table:style-name="ce13" office:value-type="float" office:value="9877556" calcext:value-type="float">
            <text:p>9877556</text:p>
          </table:table-cell>
          <table:table-cell table:style-name="ce16" office:value-type="string" calcext:value-type="string">
            <text:p>Questo percorso ti porterà alla tua meta.</text:p>
          </table:table-cell>
          <table:table-cell table:style-name="ce16" office:value-type="string" calcext:value-type="string">
            <text:p>Dieser Weg führt dich zum Ziel.</text:p>
          </table:table-cell>
          <table:table-cell table:style-name="ce13" office:value-type="string" calcext:value-type="string">
            <text:p>We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sicolog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578295" calcext:value-type="float">
            <text:p>1578295</text:p>
          </table:table-cell>
          <table:table-cell table:style-name="ce16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ce16" office:value-type="string" calcext:value-type="string">
            <text:p>“Warum sind alle Psychiater und Psychologen verrückt?“ “Um eine Vertrauensbasis mit dir aufzubauen.“</text:p>
          </table:table-cell>
          <table:table-cell table:style-name="ce13" office:value-type="string" calcext:value-type="string">
            <text:p>Psychologen</text:p>
          </table:table-cell>
          <table:table-cell table:style-name="ce13" office:value-type="float" office:value="1415894" calcext:value-type="float">
            <text:p>1415894</text:p>
          </table:table-cell>
          <table:table-cell table:style-name="ce16" office:value-type="string" calcext:value-type="string">
            <text:p>Tanta gente dovrebbe andare dallo psicologo.</text:p>
          </table:table-cell>
          <table:table-cell table:style-name="ce16" office:value-type="string" calcext:value-type="string">
            <text:p>Eine Menge Leute müssten zum Psychologen gehen.</text:p>
          </table:table-cell>
          <table:table-cell table:style-name="ce13" office:value-type="string" calcext:value-type="string">
            <text:p>Psychologen</text:p>
          </table:table-cell>
          <table:table-cell table:style-name="ce13" office:value-type="float" office:value="10352815" calcext:value-type="float">
            <text:p>10352815</text:p>
          </table:table-cell>
          <table:table-cell table:style-name="ce16" office:value-type="string" calcext:value-type="string">
            <text:p>Per migliorarci, ci facevano fare riunioni con lo psicologo.</text:p>
          </table:table-cell>
          <table:table-cell table:style-name="ce16" office:value-type="string" calcext:value-type="string">
            <text:p>Um bessere Leute zu werden, mussten wir zu einem Psychologen.</text:p>
          </table:table-cell>
          <table:table-cell table:style-name="ce13" office:value-type="string" calcext:value-type="string">
            <text:p>Psycholo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griglia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96706" calcext:value-type="float">
            <text:p>10496706</text:p>
          </table:table-cell>
          <table:table-cell table:style-name="ce16" office:value-type="string" calcext:value-type="string">
            <text:p>La prossima volta che uccidiamo un maiale facciamo una grigliata.</text:p>
          </table:table-cell>
          <table:table-cell table:style-name="ce16" office:value-type="string" calcext:value-type="string">
            <text:p>Wenn wir das nächste Mal ein Schwein erlegen, machen wir ein Grillfest.</text:p>
          </table:table-cell>
          <table:table-cell table:style-name="ce13" office:value-type="string" calcext:value-type="string">
            <text:p>Grillfes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scut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030588" calcext:value-type="float">
            <text:p>3030588</text:p>
          </table:table-cell>
          <table:table-cell table:style-name="ce16" office:value-type="string" calcext:value-type="string">
            <text:p>Negli ultimi mesi i media hanno discusso un solo argomento: la crisi economica.</text:p>
          </table:table-cell>
          <table:table-cell table:style-name="ce16" office:value-type="string" calcext:value-type="string">
            <text:p>In den letzten Monaten haben die Medien nur ein Thema diskutiert: die Wirtschaftskrise.</text:p>
          </table:table-cell>
          <table:table-cell table:style-name="ce13" office:value-type="string" calcext:value-type="string">
            <text:p>diskutiert</text:p>
          </table:table-cell>
          <table:table-cell table:style-name="ce13" office:value-type="float" office:value="3468526" calcext:value-type="float">
            <text:p>3468526</text:p>
          </table:table-cell>
          <table:table-cell table:style-name="ce16" office:value-type="string" calcext:value-type="string">
            <text:p>Entrambi i leader hanno discusso al telefono la situazione in Ucraina orientale.</text:p>
          </table:table-cell>
          <table:table-cell table:style-name="ce16" office:value-type="string" calcext:value-type="string">
            <text:p>Beide Staatsoberhäupter diskutierten am Telefon die Lage im Osten der Ukraine.</text:p>
          </table:table-cell>
          <table:table-cell table:style-name="ce13" office:value-type="string" calcext:value-type="string">
            <text:p>diskutierten</text:p>
          </table:table-cell>
          <table:table-cell table:style-name="ce13" office:value-type="float" office:value="3274784" calcext:value-type="float">
            <text:p>3274784</text:p>
          </table:table-cell>
          <table:table-cell table:style-name="ce16" office:value-type="string" calcext:value-type="string">
            <text:p>Penso che sia arrivato il momento che lei discuta il problema con il capo.</text:p>
          </table:table-cell>
          <table:table-cell table:style-name="ce16" office:value-type="string" calcext:value-type="string">
            <text:p>Ich glaube, es ist Zeit, dass sie das Problem mit dem Chef diskutiert.</text:p>
          </table:table-cell>
          <table:table-cell table:style-name="ce13" office:value-type="string" calcext:value-type="string">
            <text:p>diskuti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frut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186043" calcext:value-type="float">
            <text:p>9186043</text:p>
          </table:table-cell>
          <table:table-cell table:style-name="ce16" office:value-type="string" calcext:value-type="string">
            <text:p>Dobbiamo sfruttare ogni minuto.</text:p>
          </table:table-cell>
          <table:table-cell table:style-name="ce16" office:value-type="string" calcext:value-type="string">
            <text:p>Wir müssen jede Minute ausnutzen.</text:p>
          </table:table-cell>
          <table:table-cell table:style-name="ce13" office:value-type="string" calcext:value-type="string">
            <text:p>ausnutzen</text:p>
          </table:table-cell>
          <table:table-cell table:style-name="ce13" office:value-type="float" office:value="9956951" calcext:value-type="float">
            <text:p>9956951</text:p>
          </table:table-cell>
          <table:table-cell table:style-name="ce16" office:value-type="string" calcext:value-type="string">
            <text:p>Loro hanno sfruttato a lungo le risorse naturali.</text:p>
          </table:table-cell>
          <table:table-cell table:style-name="ce16" office:value-type="string" calcext:value-type="string">
            <text:p>Sie haben lange Zeit natürliche Resourcen ausgebeutet.</text:p>
          </table:table-cell>
          <table:table-cell table:style-name="ce13" office:value-type="string" calcext:value-type="string">
            <text:p>ausgebeutet</text:p>
          </table:table-cell>
          <table:table-cell table:style-name="ce13" office:value-type="float" office:value="10116948" calcext:value-type="float">
            <text:p>10116948</text:p>
          </table:table-cell>
          <table:table-cell table:style-name="ce16" office:value-type="string" calcext:value-type="string">
            <text:p>Le assicuro che non voglio affatto sfruttare la sua posizione infelice.</text:p>
          </table:table-cell>
          <table:table-cell table:style-name="ce16" office:value-type="string" calcext:value-type="string">
            <text:p>Ich versichere Ihnen, ich will Ihre Situation nicht ausnutzen.</text:p>
          </table:table-cell>
          <table:table-cell table:style-name="ce13" office:value-type="string" calcext:value-type="string">
            <text:p>ausnutz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un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352814" calcext:value-type="float">
            <text:p>3352814</text:p>
          </table:table-cell>
          <table:table-cell table:style-name="ce16" office:value-type="string" calcext:value-type="string">
            <text:p>L'unico giorno libero che ho lo volevo passare in piscina e invece è brutto tempo.</text:p>
          </table:table-cell>
          <table:table-cell table:style-name="ce16" office:value-type="string" calcext:value-type="string">
            <text:p>An dem einzigen freien Tag, den ich im Schwimmbad verbringen wollte, herrscht hingegen schlechtes Wetter.</text:p>
          </table:table-cell>
          <table:table-cell table:style-name="ce13" office:value-type="string" calcext:value-type="string">
            <text:p>einzigen</text:p>
          </table:table-cell>
          <table:table-cell table:style-name="ce13" office:value-type="float" office:value="2207159" calcext:value-type="float">
            <text:p>2207159</text:p>
          </table:table-cell>
          <table:table-cell table:style-name="ce16" office:value-type="string" calcext:value-type="string">
            <text:p>Il pollo è l'unico animale che si può mangiare prima che nasca e dopo che è morto.</text:p>
          </table:table-cell>
          <table:table-cell table:style-name="ce16" office:value-type="string" calcext:value-type="string">
            <text:p>Das Huhn ist das einzige Tier, das man vor der Geburt und nach seinem Tod essen kann.</text:p>
          </table:table-cell>
          <table:table-cell table:style-name="ce13" office:value-type="string" calcext:value-type="string">
            <text:p>einzige</text:p>
          </table:table-cell>
          <table:table-cell table:style-name="ce13" office:value-type="float" office:value="5540977" calcext:value-type="float">
            <text:p>5540977</text:p>
          </table:table-cell>
          <table:table-cell table:style-name="ce16" office:value-type="string" calcext:value-type="string">
            <text:p>Questa è l'unica frase in tedesco che io conosca.</text:p>
          </table:table-cell>
          <table:table-cell table:style-name="ce16" office:value-type="string" calcext:value-type="string">
            <text:p>Das ist der einzige deutsche Satz, den ich kenne.</text:p>
          </table:table-cell>
          <table:table-cell table:style-name="ce13" office:value-type="string" calcext:value-type="string">
            <text:p>einzig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lp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290750" calcext:value-type="float">
            <text:p>3290750</text:p>
          </table:table-cell>
          <table:table-cell table:style-name="ce16" office:value-type="string" calcext:value-type="string">
            <text:p>La crisi ha colpito direttamente il nostro paese.</text:p>
          </table:table-cell>
          <table:table-cell table:style-name="ce16" office:value-type="string" calcext:value-type="string">
            <text:p>Die Krise betraf unmittelbar unser Land.</text:p>
          </table:table-cell>
          <table:table-cell table:style-name="ce13" office:value-type="string" calcext:value-type="string">
            <text:p>betraf</text:p>
          </table:table-cell>
          <table:table-cell table:style-name="ce13" office:value-type="float" office:value="5050615" calcext:value-type="float">
            <text:p>5050615</text:p>
          </table:table-cell>
          <table:table-cell table:style-name="ce16" office:value-type="string" calcext:value-type="string">
            <text:p>La pioggia colpisce i vetri delle finestre.</text:p>
          </table:table-cell>
          <table:table-cell table:style-name="ce16" office:value-type="string" calcext:value-type="string">
            <text:p>Der Regen schlägt an die Fensterscheiben.</text:p>
          </table:table-cell>
          <table:table-cell table:style-name="ce13" office:value-type="string" calcext:value-type="string">
            <text:p>schlägt</text:p>
          </table:table-cell>
          <table:table-cell table:style-name="ce13" office:value-type="float" office:value="9068823" calcext:value-type="float">
            <text:p>9068823</text:p>
          </table:table-cell>
          <table:table-cell table:style-name="ce16" office:value-type="string" calcext:value-type="string">
            <text:p>Lui fu davvero colpito dal suo sguardo e dalla sua voce.</text:p>
          </table:table-cell>
          <table:table-cell table:style-name="ce16" office:value-type="string" calcext:value-type="string">
            <text:p>Er war wirklich von ihrem Blick und ihrer Stimme beieindruckt.</text:p>
          </table:table-cell>
          <table:table-cell table:style-name="ce13" office:value-type="string" calcext:value-type="string">
            <text:p>beeindruckt</text:p>
          </table:table-cell>
          <table:table-cell table:style-name="ce16" office:value-type="string" calcext:value-type="string">
            <text:p>colpire (metaforicamente)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oggigiorno</text:p>
          </table:table-cell>
          <table:table-cell table:style-name="ce13" office:value-type="string" calcext:value-type="string">
            <text:p>ADV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a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3663850" calcext:value-type="float">
            <text:p>3663850</text:p>
          </table:table-cell>
          <table:table-cell table:style-name="ce16" office:value-type="string" calcext:value-type="string">
            <text:p>Infine, come già annunciato un mese fa, la lettera è arrivata.</text:p>
          </table:table-cell>
          <table:table-cell table:style-name="ce16" office:value-type="string" calcext:value-type="string">
            <text:p>Endlich ist der vor einem Monat angekündigte Brief eingetroffen.</text:p>
          </table:table-cell>
          <table:table-cell table:style-name="ce13" office:value-type="string" calcext:value-type="string">
            <text:p>vor</text:p>
          </table:table-cell>
          <table:table-cell table:style-name="ce13" office:value-type="float" office:value="2430136" calcext:value-type="float">
            <text:p>2430136</text:p>
          </table:table-cell>
          <table:table-cell table:style-name="ce16" office:value-type="string" calcext:value-type="string">
            <text:p>Nessuno sa quando è successo, ma certamente era molto tempo fa.</text:p>
          </table:table-cell>
          <table:table-cell table:style-name="ce16" office:value-type="string" calcext:value-type="string">
            <text:p>Man weiß nicht, wann das geschah, aber es ist sicherlich lange her.</text:p>
          </table:table-cell>
          <table:table-cell table:style-name="ce13" office:value-type="string" calcext:value-type="string">
            <text:p>her</text:p>
          </table:table-cell>
          <table:table-cell table:style-name="ce13" office:value-type="float" office:value="2383867" calcext:value-type="float">
            <text:p>2383867</text:p>
          </table:table-cell>
          <table:table-cell table:style-name="ce16" office:value-type="string" calcext:value-type="string">
            <text:p>Quattro anni fa mi sono comprato questa bicicletta.</text:p>
          </table:table-cell>
          <table:table-cell table:style-name="ce16" office:value-type="string" calcext:value-type="string">
            <text:p>Vor vier Jahren habe ich mir dieses Fahrrad gekauft.</text:p>
          </table:table-cell>
          <table:table-cell table:style-name="ce13" office:value-type="string" calcext:value-type="string">
            <text:p>Vo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forn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007210" calcext:value-type="float">
            <text:p>3007210</text:p>
          </table:table-cell>
          <table:table-cell table:style-name="ce16" office:value-type="string" calcext:value-type="string">
            <text:p>Molto spesso, ad aiutarti non sono le risposte che ti forniscono gli altri, ma le domande che poni a te stesso.</text:p>
          </table:table-cell>
          <table:table-cell table:style-name="ce16" office:value-type="string" calcext:value-type="string">
            <text:p>Sehr oft helfen dir nicht die Antworten, die andere dir geben, sonder die Fragen, die du dir selbst stellst.</text:p>
          </table:table-cell>
          <table:table-cell table:style-name="ce13" office:value-type="string" calcext:value-type="string">
            <text:p>geben</text:p>
          </table:table-cell>
          <table:table-cell table:style-name="ce13" office:value-type="float" office:value="903229" calcext:value-type="float">
            <text:p>903229</text:p>
          </table:table-cell>
          <table:table-cell table:style-name="ce16" office:value-type="string" calcext:value-type="string">
            <text:p>Le api ci forniscono il miele.</text:p>
          </table:table-cell>
          <table:table-cell table:style-name="ce16" office:value-type="string" calcext:value-type="string">
            <text:p>Bienen geben uns Honig.</text:p>
          </table:table-cell>
          <table:table-cell table:style-name="ce13" office:value-type="string" calcext:value-type="string">
            <text:p>geben</text:p>
          </table:table-cell>
          <table:table-cell table:style-name="ce13" office:value-type="float" office:value="2577344" calcext:value-type="float">
            <text:p>2577344</text:p>
          </table:table-cell>
          <table:table-cell table:style-name="ce16" office:value-type="string" calcext:value-type="string">
            <text:p>Il sole fornisce luce e calore.</text:p>
          </table:table-cell>
          <table:table-cell table:style-name="ce16" office:value-type="string" calcext:value-type="string">
            <text:p>Die Sonne gibt Licht und Wärme.</text:p>
          </table:table-cell>
          <table:table-cell table:style-name="ce13" office:value-type="string" calcext:value-type="string">
            <text:p>gib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bisogn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548210" calcext:value-type="float">
            <text:p>3548210</text:p>
          </table:table-cell>
          <table:table-cell table:style-name="ce16" office:value-type="string" calcext:value-type="string">
            <text:p>Mi hanno insegnato che quando uno ha un problema bisogna utilizzare tutti i mezzi a disposizione.</text:p>
          </table:table-cell>
          <table:table-cell table:style-name="ce16" office:value-type="string" calcext:value-type="string">
            <text:p>Mir wurde beigebracht, dass man, wenn man ein Problem hat, alle verfügbaren Mittel einsetzen muss.</text:p>
          </table:table-cell>
          <table:table-cell table:style-name="ce13" office:value-type="string" calcext:value-type="string">
            <text:p>muss</text:p>
          </table:table-cell>
          <table:table-cell table:style-name="ce13" office:value-type="float" office:value="2209460" calcext:value-type="float">
            <text:p>2209460</text:p>
          </table:table-cell>
          <table:table-cell table:style-name="ce16" office:value-type="string" calcext:value-type="string">
            <text:p>Non basta volere, bisogna anche fare.</text:p>
          </table:table-cell>
          <table:table-cell table:style-name="ce16" office:value-type="string" calcext:value-type="string">
            <text:p>Es ist nicht genug, zu wollen, man muss es auch tun.</text:p>
          </table:table-cell>
          <table:table-cell table:style-name="ce13" office:value-type="string" calcext:value-type="string">
            <text:p>muss</text:p>
          </table:table-cell>
          <table:table-cell table:style-name="ce13" office:value-type="float" office:value="1843921" calcext:value-type="float">
            <text:p>1843921</text:p>
          </table:table-cell>
          <table:table-cell table:style-name="ce16" office:value-type="string" calcext:value-type="string">
            <text:p>Prima di star bene con gli altri, bisogna star bene con se stessi!</text:p>
          </table:table-cell>
          <table:table-cell table:style-name="ce16" office:value-type="string" calcext:value-type="string">
            <text:p>Um mit anderen gut auszukommen, muss man erst einmal mit sich selbst gut auskommen.</text:p>
          </table:table-cell>
          <table:table-cell table:style-name="ce13" office:value-type="string" calcext:value-type="string">
            <text:p>mus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vert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76415" calcext:value-type="float">
            <text:p>2476415</text:p>
          </table:table-cell>
          <table:table-cell table:style-name="ce16" office:value-type="string" calcext:value-type="string">
            <text:p>Non mi sono divertita nemmeno per un minuto al party.</text:p>
          </table:table-cell>
          <table:table-cell table:style-name="ce16" office:value-type="string" calcext:value-type="string">
            <text:p>Ich habe mich nicht eine Minute amüsiert auf der Party.</text:p>
          </table:table-cell>
          <table:table-cell table:style-name="ce13" office:value-type="string" calcext:value-type="string">
            <text:p>amüsiert</text:p>
          </table:table-cell>
          <table:table-cell table:style-name="ce13" office:value-type="float" office:value="930652" calcext:value-type="float">
            <text:p>930652</text:p>
          </table:table-cell>
          <table:table-cell table:style-name="ce16" office:value-type="string" calcext:value-type="string">
            <text:p>Ho ancora tanto tempo per divertirmi.</text:p>
          </table:table-cell>
          <table:table-cell table:style-name="ce16" office:value-type="string" calcext:value-type="string">
            <text:p>Es bleibt mir noch so viel Zeit, um mich zu amüsieren.</text:p>
          </table:table-cell>
          <table:table-cell table:style-name="ce13" office:value-type="string" calcext:value-type="string">
            <text:p>amüsieren</text:p>
          </table:table-cell>
          <table:table-cell table:style-name="ce13" office:value-type="float" office:value="9091426" calcext:value-type="float">
            <text:p>9091426</text:p>
          </table:table-cell>
          <table:table-cell table:style-name="ce16" office:value-type="string" calcext:value-type="string">
            <text:p>Alzarsi presto e andar presto a dormire ti mantiene sano ma non ti fa divertire.</text:p>
          </table:table-cell>
          <table:table-cell table:style-name="ce16" office:value-type="string" calcext:value-type="string">
            <text:p>Früh aufstehen, früh ins Bett gehen, ist gesund, macht aber keinen Spaß.</text:p>
          </table:table-cell>
          <table:table-cell table:style-name="ce13" office:value-type="string" calcext:value-type="string">
            <text:p>macht Spaß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ni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261960" calcext:value-type="float">
            <text:p>10261960</text:p>
          </table:table-cell>
          <table:table-cell table:style-name="ce16" office:value-type="string" calcext:value-type="string">
            <text:p>Suggerisco di portare il cane al canile.</text:p>
          </table:table-cell>
          <table:table-cell table:style-name="ce16" office:value-type="string" calcext:value-type="string">
            <text:p>Ich schlage vor, wir bringen den Hund ins Tierheim.</text:p>
          </table:table-cell>
          <table:table-cell table:style-name="ce13" office:value-type="string" calcext:value-type="string">
            <text:p>Tierhei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urtroppo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2402142" calcext:value-type="float">
            <text:p>2402142</text:p>
          </table:table-cell>
          <table:table-cell table:style-name="ce16" office:value-type="string" calcext:value-type="string">
            <text:p>Molti progetti, purtroppo, non vengono attuati perché la burocrazia è l‘ostacolo.</text:p>
          </table:table-cell>
          <table:table-cell table:style-name="ce16" office:value-type="string" calcext:value-type="string">
            <text:p>Viele Projekte werden leider deshalb nicht umgesetzt, weil die Bürokratie das Hindernis ist.</text:p>
          </table:table-cell>
          <table:table-cell table:style-name="ce13" office:value-type="string" calcext:value-type="string">
            <text:p>leider</text:p>
          </table:table-cell>
          <table:table-cell table:style-name="ce13" office:value-type="float" office:value="2124137" calcext:value-type="float">
            <text:p>2124137</text:p>
          </table:table-cell>
          <table:table-cell table:style-name="ce16" office:value-type="string" calcext:value-type="string">
            <text:p>Purtroppo il mondo è pieno di idioti.</text:p>
          </table:table-cell>
          <table:table-cell table:style-name="ce16" office:value-type="string" calcext:value-type="string">
            <text:p>Leider ist die Welt voller Idioten.</text:p>
          </table:table-cell>
          <table:table-cell table:style-name="ce13" office:value-type="string" calcext:value-type="string">
            <text:p>Leider</text:p>
          </table:table-cell>
          <table:table-cell table:style-name="ce13" office:value-type="float" office:value="2515979" calcext:value-type="float">
            <text:p>2515979</text:p>
          </table:table-cell>
          <table:table-cell table:style-name="ce16" office:value-type="string" calcext:value-type="string">
            <text:p>Purtroppo non guadagno soldi.</text:p>
          </table:table-cell>
          <table:table-cell table:style-name="ce16" office:value-type="string" calcext:value-type="string">
            <text:p>Leider verdiene ich kein Geld.</text:p>
          </table:table-cell>
          <table:table-cell table:style-name="ce13" office:value-type="string" calcext:value-type="string">
            <text:p>Leid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rciapied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998946" calcext:value-type="float">
            <text:p>4998946</text:p>
          </table:table-cell>
          <table:table-cell table:style-name="ce16" office:value-type="string" calcext:value-type="string">
            <text:p>Dopo la pioggia i marciapiedi sono coperti da foglie cadute.</text:p>
          </table:table-cell>
          <table:table-cell table:style-name="ce16" office:value-type="string" calcext:value-type="string">
            <text:p>Nach dem Regen sind die Gehwege mit Laub bedeckt.</text:p>
          </table:table-cell>
          <table:table-cell table:style-name="ce13" office:value-type="string" calcext:value-type="string">
            <text:p>Gehwege</text:p>
          </table:table-cell>
          <table:table-cell table:style-name="ce13" office:value-type="float" office:value="9636155" calcext:value-type="float">
            <text:p>9636155</text:p>
          </table:table-cell>
          <table:table-cell table:style-name="ce16" office:value-type="string" calcext:value-type="string">
            <text:p>Io ero in macchina e lui sul marciapiede.</text:p>
          </table:table-cell>
          <table:table-cell table:style-name="ce16" office:value-type="string" calcext:value-type="string">
            <text:p>Ich war im Auto und er war auf dem Gehweg.</text:p>
          </table:table-cell>
          <table:table-cell table:style-name="ce13" office:value-type="string" calcext:value-type="string">
            <text:p>Gehweg</text:p>
          </table:table-cell>
          <table:table-cell table:style-name="ce13" office:value-type="float" office:value="10486303" calcext:value-type="float">
            <text:p>10486303</text:p>
          </table:table-cell>
          <table:table-cell table:style-name="ce16" office:value-type="string" calcext:value-type="string">
            <text:p>Stai guidando sul marciapiede!</text:p>
          </table:table-cell>
          <table:table-cell table:style-name="ce16" office:value-type="string" calcext:value-type="string">
            <text:p>Du fährst auf dem Gehweg!</text:p>
          </table:table-cell>
          <table:table-cell table:style-name="ce13" office:value-type="string" calcext:value-type="string">
            <text:p>Gehwe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osta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545193" calcext:value-type="float">
            <text:p>1545193</text:p>
          </table:table-cell>
          <table:table-cell table:style-name="ce16" office:value-type="string" calcext:value-type="string">
            <text:p>Acqua e sali minerali sono sostanze inorganiche.</text:p>
          </table:table-cell>
          <table:table-cell table:style-name="ce16" office:value-type="string" calcext:value-type="string">
            <text:p>Wasser und Mineralsalze sind anorganische Substanzen.</text:p>
          </table:table-cell>
          <table:table-cell table:style-name="ce13" office:value-type="string" calcext:value-type="string">
            <text:p>Substanzen</text:p>
          </table:table-cell>
          <table:table-cell table:style-name="ce13" office:value-type="float" office:value="966176" calcext:value-type="float">
            <text:p>966176</text:p>
          </table:table-cell>
          <table:table-cell table:style-name="ce16" office:value-type="string" calcext:value-type="string">
            <text:p>Tutti sanno che questa sostanza chimica è dannosa per l'uomo.</text:p>
          </table:table-cell>
          <table:table-cell table:style-name="ce16" office:value-type="string" calcext:value-type="string">
            <text:p>Jeder weiß, dass diese chemikalische Substanz schädlich für den Menschen ist.</text:p>
          </table:table-cell>
          <table:table-cell table:style-name="ce13" office:value-type="string" calcext:value-type="string">
            <text:p>Substanz</text:p>
          </table:table-cell>
          <table:table-cell table:style-name="ce13" office:value-type="float" office:value="10461837" calcext:value-type="float">
            <text:p>10461837</text:p>
          </table:table-cell>
          <table:table-cell table:style-name="ce16" office:value-type="string" calcext:value-type="string">
            <text:p>Può identificare la sostanza contenuta in questo barattolo?</text:p>
          </table:table-cell>
          <table:table-cell table:style-name="ce16" office:value-type="string" calcext:value-type="string">
            <text:p>Können Sie die Substanz in diesem Gefäß identifizieren?</text:p>
          </table:table-cell>
          <table:table-cell table:style-name="ce13" office:value-type="string" calcext:value-type="string">
            <text:p>Substanz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tis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6607026" calcext:value-type="float">
            <text:p>6607026</text:p>
          </table:table-cell>
          <table:table-cell table:style-name="ce16" office:value-type="string" calcext:value-type="string">
            <text:p>È forse il più noto artista contemporaneo.</text:p>
          </table:table-cell>
          <table:table-cell table:style-name="ce16" office:value-type="string" calcext:value-type="string">
            <text:p>Er ist vielleicht der bekannteste zeitgenössische Künstler.</text:p>
          </table:table-cell>
          <table:table-cell table:style-name="ce13" office:value-type="string" calcext:value-type="string">
            <text:p>Künstler</text:p>
          </table:table-cell>
          <table:table-cell table:style-name="ce13" office:value-type="float" office:value="3399401" calcext:value-type="float">
            <text:p>3399401</text:p>
          </table:table-cell>
          <table:table-cell table:style-name="ce16" office:value-type="string" calcext:value-type="string">
            <text:p>Durante il Rinascimento, gli artisti dipendevano dai mecenati per il denaro.</text:p>
          </table:table-cell>
          <table:table-cell table:style-name="ce16" office:value-type="string" calcext:value-type="string">
            <text:p>Während der Renaissance waren Künstler auf Gönner als Geldgeber angewiesen.</text:p>
          </table:table-cell>
          <table:table-cell table:style-name="ce13" office:value-type="string" calcext:value-type="string">
            <text:p>Künstler</text:p>
          </table:table-cell>
          <table:table-cell table:style-name="ce13" office:value-type="float" office:value="7242991" calcext:value-type="float">
            <text:p>7242991</text:p>
          </table:table-cell>
          <table:table-cell table:style-name="ce16" office:value-type="string" calcext:value-type="string">
            <text:p>Maria è probabilmente l'artista più talentuosa della Germania.</text:p>
          </table:table-cell>
          <table:table-cell table:style-name="ce16" office:value-type="string" calcext:value-type="string">
            <text:p>Maria ist womöglich die talentierteste Künstlerin Deutschlands.</text:p>
          </table:table-cell>
          <table:table-cell table:style-name="ce13" office:value-type="string" calcext:value-type="string">
            <text:p>Künstleri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uperio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716315" calcext:value-type="float">
            <text:p>716315</text:p>
          </table:table-cell>
          <table:table-cell table:style-name="ce16" office:value-type="string" calcext:value-type="string">
            <text:p>Le scimmie sono superiori ai cani in quanto a intelligenza.</text:p>
          </table:table-cell>
          <table:table-cell table:style-name="ce16" office:value-type="string" calcext:value-type="string">
            <text:p>Affen sind Hunde in puncto Intelligenz überlegen.</text:p>
          </table:table-cell>
          <table:table-cell table:style-name="ce13" office:value-type="string" calcext:value-type="string">
            <text:p>überlegen</text:p>
          </table:table-cell>
          <table:table-cell table:style-name="ce13" office:value-type="float" office:value="4852668" calcext:value-type="float">
            <text:p>4852668</text:p>
          </table:table-cell>
          <table:table-cell table:style-name="ce16" office:value-type="string" calcext:value-type="string">
            <text:p>La temperatura interna di Giove è tre volte superiore alla temperatura del nucleo terrestre.</text:p>
          </table:table-cell>
          <table:table-cell table:style-name="ce16" office:value-type="string" calcext:value-type="string">
            <text:p>Die Kerntemperatur des Jupiter ist drei mal höher als der Erdkerntemperatur.</text:p>
          </table:table-cell>
          <table:table-cell table:style-name="ce13" office:value-type="string" calcext:value-type="string">
            <text:p>höher</text:p>
          </table:table-cell>
          <table:table-cell table:style-name="ce13" office:value-type="float" office:value="10369928" calcext:value-type="float">
            <text:p>10369928</text:p>
          </table:table-cell>
          <table:table-cell table:style-name="ce16" office:value-type="string" calcext:value-type="string">
            <text:p>Il suo punteggio è di poco superiore a quello del signor Crusher.</text:p>
          </table:table-cell>
          <table:table-cell table:style-name="ce16" office:value-type="string" calcext:value-type="string">
            <text:p>Seine Zahlen waren ein bisschen höher besser als die von Mr Crusher.</text:p>
          </table:table-cell>
          <table:table-cell table:style-name="ce13" office:value-type="string" calcext:value-type="string">
            <text:p>höh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ven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700345" calcext:value-type="float">
            <text:p>4700345</text:p>
          </table:table-cell>
          <table:table-cell table:style-name="ce16" office:value-type="string" calcext:value-type="string">
            <text:p>Il cellulare è un'invenzione senza cui non possiamo vivere.</text:p>
          </table:table-cell>
          <table:table-cell table:style-name="ce16" office:value-type="string" calcext:value-type="string">
            <text:p>Das Mobiltelefon ist eine Erfindung, ohne die wir nicht leben können.</text:p>
          </table:table-cell>
          <table:table-cell table:style-name="ce13" office:value-type="string" calcext:value-type="string">
            <text:p>Erfindung</text:p>
          </table:table-cell>
          <table:table-cell table:style-name="ce13" office:value-type="float" office:value="7713787" calcext:value-type="float">
            <text:p>7713787</text:p>
          </table:table-cell>
          <table:table-cell table:style-name="ce16" office:value-type="string" calcext:value-type="string">
            <text:p>Avete già visto la nuova invenzione di Tom?</text:p>
          </table:table-cell>
          <table:table-cell table:style-name="ce16" office:value-type="string" calcext:value-type="string">
            <text:p>Habt ihr schon Toms neueste Erfindung gesehen?</text:p>
          </table:table-cell>
          <table:table-cell table:style-name="ce13" office:value-type="string" calcext:value-type="string">
            <text:p>Erfindung</text:p>
          </table:table-cell>
          <table:table-cell table:style-name="ce13" office:value-type="float" office:value="374605" calcext:value-type="float">
            <text:p>374605</text:p>
          </table:table-cell>
          <table:table-cell table:style-name="ce16" office:value-type="string" calcext:value-type="string">
            <text:p>La radio è una grande invenzione.</text:p>
          </table:table-cell>
          <table:table-cell table:style-name="ce16" office:value-type="string" calcext:value-type="string">
            <text:p>Das Radio ist eine großartige Erfindung.</text:p>
          </table:table-cell>
          <table:table-cell table:style-name="ce13" office:value-type="string" calcext:value-type="string">
            <text:p>Erfind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rub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162692" calcext:value-type="float">
            <text:p>10162692</text:p>
          </table:table-cell>
          <table:table-cell table:style-name="ce16" office:value-type="string" calcext:value-type="string">
            <text:p>Perdesse il lavoro, si metterebbe a derubare la gente per strada?</text:p>
          </table:table-cell>
          <table:table-cell table:style-name="ce16" office:value-type="string" calcext:value-type="string">
            <text:p>Wenn er etwa seinen Job verlöre, würde er Leute auf der Straße überfallen?</text:p>
          </table:table-cell>
          <table:table-cell table:style-name="ce13" office:value-type="string" calcext:value-type="string">
            <text:p>überfallen</text:p>
          </table:table-cell>
          <table:table-cell table:style-name="ce13" office:value-type="float" office:value="9643882" calcext:value-type="float">
            <text:p>9643882</text:p>
          </table:table-cell>
          <table:table-cell table:style-name="ce16" office:value-type="string" calcext:value-type="string">
            <text:p>Si pensa sempre che ci siano i ladri in agguato che ci vogliono derubare.</text:p>
          </table:table-cell>
          <table:table-cell table:style-name="ce16" office:value-type="string" calcext:value-type="string">
            <text:p>Man denkt immer, es gibt überall Diebe, die uns bestehlen wollen.</text:p>
          </table:table-cell>
          <table:table-cell table:style-name="ce13" office:value-type="string" calcext:value-type="string">
            <text:p>bestehlen</text:p>
          </table:table-cell>
          <table:table-cell table:style-name="ce13" office:value-type="float" office:value="9274923" calcext:value-type="float">
            <text:p>9274923</text:p>
          </table:table-cell>
          <table:table-cell table:style-name="ce16" office:value-type="string" calcext:value-type="string">
            <text:p>Hanno già cercato di derubare mia madre.</text:p>
          </table:table-cell>
          <table:table-cell table:style-name="ce16" office:value-type="string" calcext:value-type="string">
            <text:p>Sie haben schon versucht meine Mutter zu bestehlen.</text:p>
          </table:table-cell>
          <table:table-cell table:style-name="ce13" office:value-type="string" calcext:value-type="string">
            <text:p>bestehl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clus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654930" calcext:value-type="float">
            <text:p>3654930</text:p>
          </table:table-cell>
          <table:table-cell table:style-name="ce16" office:value-type="string" calcext:value-type="string">
            <text:p>È l'unica conclusione possibile.</text:p>
          </table:table-cell>
          <table:table-cell table:style-name="ce16" office:value-type="string" calcext:value-type="string">
            <text:p>Es ist die einzig mögliche Schlussfolgerung.</text:p>
          </table:table-cell>
          <table:table-cell table:style-name="ce13" office:value-type="string" calcext:value-type="string">
            <text:p>Schlussfolgerung</text:p>
          </table:table-cell>
          <table:table-cell table:style-name="ce13" office:value-type="float" office:value="9539529" calcext:value-type="float">
            <text:p>9539529</text:p>
          </table:table-cell>
          <table:table-cell table:style-name="ce16" office:value-type="string" calcext:value-type="string">
            <text:p>Possiamo discutere ore senza arrivare ad una conclusione.</text:p>
          </table:table-cell>
          <table:table-cell table:style-name="ce16" office:value-type="string" calcext:value-type="string">
            <text:p>Darüber könnten wir lange diskutieren, ohne zu einer Schlussfolgerung zu gelangen.</text:p>
          </table:table-cell>
          <table:table-cell table:style-name="ce13" office:value-type="string" calcext:value-type="string">
            <text:p>Schlussfolgerung</text:p>
          </table:table-cell>
          <table:table-cell table:style-name="ce13" office:value-type="float" office:value="9489489" calcext:value-type="float">
            <text:p>9489489</text:p>
          </table:table-cell>
          <table:table-cell table:style-name="ce16" office:value-type="string" calcext:value-type="string">
            <text:p>La mia indagine ha portato ad una conclusione stupefacente!</text:p>
          </table:table-cell>
          <table:table-cell table:style-name="ce16" office:value-type="string" calcext:value-type="string">
            <text:p>Während meiner Untersuchungen kam ich zu einem verblüffenden Schluss.</text:p>
          </table:table-cell>
          <table:table-cell table:style-name="ce13" office:value-type="string" calcext:value-type="string">
            <text:p>Schus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equisi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mmal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878565" calcext:value-type="float">
            <text:p>2878565</text:p>
          </table:table-cell>
          <table:table-cell table:style-name="ce16" office:value-type="string" calcext:value-type="string">
            <text:p>Ci si ammala facilmente in un clima come quello.</text:p>
          </table:table-cell>
          <table:table-cell table:style-name="ce16" office:value-type="string" calcext:value-type="string">
            <text:p>Man erkrankt leicht in einem Klima wie diesem.</text:p>
          </table:table-cell>
          <table:table-cell table:style-name="ce13" office:value-type="string" calcext:value-type="string">
            <text:p>erkrankt</text:p>
          </table:table-cell>
          <table:table-cell table:style-name="ce13" office:value-type="float" office:value="2206057" calcext:value-type="float">
            <text:p>2206057</text:p>
          </table:table-cell>
          <table:table-cell table:style-name="ce16" office:value-type="string" calcext:value-type="string">
            <text:p>Non poté andare alla festa, perché era ammalato.</text:p>
          </table:table-cell>
          <table:table-cell table:style-name="ce16" office:value-type="string" calcext:value-type="string">
            <text:p>Er konnte nicht auf die Party gehen, weil er erkrankt war.</text:p>
          </table:table-cell>
          <table:table-cell table:style-name="ce13" office:value-type="string" calcext:value-type="string">
            <text:p>erkrankt</text:p>
          </table:table-cell>
          <table:table-cell table:style-name="ce13" office:value-type="float" office:value="1086137" calcext:value-type="float">
            <text:p>1086137</text:p>
          </table:table-cell>
          <table:table-cell table:style-name="ce16" office:value-type="string" calcext:value-type="string">
            <text:p>Ha lavorato così duramente che alla fine si è ammalato.</text:p>
          </table:table-cell>
          <table:table-cell table:style-name="ce16" office:value-type="string" calcext:value-type="string">
            <text:p>Er hat so hart gearbeitet, dass er schließlich erkrank.</text:p>
          </table:table-cell>
          <table:table-cell table:style-name="ce13" office:value-type="string" calcext:value-type="string">
            <text:p>erkrank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ianis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00227" calcext:value-type="float">
            <text:p>500227</text:p>
          </table:table-cell>
          <table:table-cell table:style-name="ce16" office:value-type="string" calcext:value-type="string">
            <text:p>Il signore è un pianista molto famoso.</text:p>
          </table:table-cell>
          <table:table-cell table:style-name="ce16" office:value-type="string" calcext:value-type="string">
            <text:p>Der Herr ist ein sehr bekannter Pianist.</text:p>
          </table:table-cell>
          <table:table-cell table:style-name="ce13" office:value-type="string" calcext:value-type="string">
            <text:p>Pianist</text:p>
          </table:table-cell>
          <table:table-cell table:style-name="ce13" office:value-type="float" office:value="9211911" calcext:value-type="float">
            <text:p>9211911</text:p>
          </table:table-cell>
          <table:table-cell table:style-name="ce16" office:value-type="string" calcext:value-type="string">
            <text:p>Sono il pianista che ha suonato per lei poco fa.</text:p>
          </table:table-cell>
          <table:table-cell table:style-name="ce16" office:value-type="string" calcext:value-type="string">
            <text:p>Ich bin der Pianist, der vor kurzem für Sie gespielt hat.</text:p>
          </table:table-cell>
          <table:table-cell table:style-name="ce13" office:value-type="string" calcext:value-type="string">
            <text:p>Pianist</text:p>
          </table:table-cell>
          <table:table-cell table:style-name="ce13" office:value-type="float" office:value="9406034" calcext:value-type="float">
            <text:p>9406034</text:p>
          </table:table-cell>
          <table:table-cell table:style-name="ce16" office:value-type="string" calcext:value-type="string">
            <text:p>Ma adesso tu sei un pianista celebre.</text:p>
          </table:table-cell>
          <table:table-cell table:style-name="ce16" office:value-type="string" calcext:value-type="string">
            <text:p>Aber jetzt bist du ein berühmter Pianist.</text:p>
          </table:table-cell>
          <table:table-cell table:style-name="ce13" office:value-type="string" calcext:value-type="string">
            <text:p>Pianis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cott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scottarsi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ariff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43630" calcext:value-type="float">
            <text:p>9143630</text:p>
          </table:table-cell>
          <table:table-cell table:style-name="ce16" office:value-type="string" calcext:value-type="string">
            <text:p>La mia tariffa è $25 al giorno più le spese.</text:p>
          </table:table-cell>
          <table:table-cell table:style-name="ce16" office:value-type="string" calcext:value-type="string">
            <text:p>Mein Tarif ist $25 täglich plus Spesen.</text:p>
          </table:table-cell>
          <table:table-cell table:style-name="ce13" office:value-type="string" calcext:value-type="string">
            <text:p>Tarif</text:p>
          </table:table-cell>
          <table:table-cell table:style-name="ce13" office:value-type="float" office:value="9261922" calcext:value-type="float">
            <text:p>9261922</text:p>
          </table:table-cell>
          <table:table-cell table:style-name="ce16" office:value-type="string" calcext:value-type="string">
            <text:p>Più tempo passa, più alta diventa la tariffa.</text:p>
          </table:table-cell>
          <table:table-cell table:style-name="ce16" office:value-type="string" calcext:value-type="string">
            <text:p>Je mehr Zeit vergeht, desto höher wird der Tarif.</text:p>
          </table:table-cell>
          <table:table-cell table:style-name="ce13" office:value-type="string" calcext:value-type="string">
            <text:p>Tarif</text:p>
          </table:table-cell>
          <table:table-cell table:style-name="ce13" office:value-type="float" office:value="10028548" calcext:value-type="float">
            <text:p>10028548</text:p>
          </table:table-cell>
          <table:table-cell table:style-name="ce16" office:value-type="string" calcext:value-type="string">
            <text:p>A lui fanno pagare doppia tariffa.</text:p>
          </table:table-cell>
          <table:table-cell table:style-name="ce16" office:value-type="string" calcext:value-type="string">
            <text:p>Der hätte den doppelten Preis gezahlt.</text:p>
          </table:table-cell>
          <table:table-cell table:style-name="ce13" office:value-type="string" calcext:value-type="string">
            <text:p>Prei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1" office:value-type="string" calcext:value-type="string">
            <text:p>legam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099844" calcext:value-type="float">
            <text:p>9099844</text:p>
          </table:table-cell>
          <table:table-cell table:style-name="ce16" office:value-type="string" calcext:value-type="string">
            <text:p>Tu e David avete vissuto 3 anni assieme e tra voi esiste un legame forte.</text:p>
          </table:table-cell>
          <table:table-cell table:style-name="ce16" office:value-type="string" calcext:value-type="string">
            <text:p>Du und David, ihr habt drei Jahre zusammengewohnt und zwischen euch gibt es eine starke Verbindung.</text:p>
          </table:table-cell>
          <table:table-cell table:style-name="ce13" office:value-type="string" calcext:value-type="string">
            <text:p>Verbindung</text:p>
          </table:table-cell>
          <table:table-cell table:style-name="ce13" office:value-type="float" office:value="9799367" calcext:value-type="float">
            <text:p>9799367</text:p>
          </table:table-cell>
          <table:table-cell table:style-name="ce16" office:value-type="string" calcext:value-type="string">
            <text:p>Loro avevano un legame molto romantico.</text:p>
          </table:table-cell>
          <table:table-cell table:style-name="ce16" office:value-type="string" calcext:value-type="string">
            <text:p>Sie hatten eine sehr romantische Verbindung.</text:p>
          </table:table-cell>
          <table:table-cell table:style-name="ce13" office:value-type="string" calcext:value-type="string">
            <text:p>Verbindung</text:p>
          </table:table-cell>
          <table:table-cell table:style-name="ce13" office:value-type="float" office:value="9877849" calcext:value-type="float">
            <text:p>9877849</text:p>
          </table:table-cell>
          <table:table-cell table:style-name="ce16" office:value-type="string" calcext:value-type="string">
            <text:p>Interromperò ogni legame fra noi due.</text:p>
          </table:table-cell>
          <table:table-cell table:style-name="ce16" office:value-type="string" calcext:value-type="string">
            <text:p>Ich werde jede Verbindung zwischen uns abbrechen.</text:p>
          </table:table-cell>
          <table:table-cell table:style-name="ce13" office:value-type="string" calcext:value-type="string">
            <text:p>Verbind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robabil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73799" calcext:value-type="float">
            <text:p>10473799</text:p>
          </table:table-cell>
          <table:table-cell table:style-name="ce16" office:value-type="string" calcext:value-type="string">
            <text:p>Chi vive con i fumatori ha il 62% di probabilità di avere il cancro.</text:p>
          </table:table-cell>
          <table:table-cell table:style-name="ce16" office:value-type="string" calcext:value-type="string">
            <text:p>Jemand, der mit Rauchern zusammenlebt hat eine 62% Wahrscheinlichkeit, Krebs zu bekommen.</text:p>
          </table:table-cell>
          <table:table-cell table:style-name="ce13" office:value-type="string" calcext:value-type="string">
            <text:p>Wahrscheinlichkeit</text:p>
          </table:table-cell>
          <table:table-cell table:style-name="ce13" office:value-type="float" office:value="9430267" calcext:value-type="float">
            <text:p>9430267</text:p>
          </table:table-cell>
          <table:table-cell table:style-name="ce16" office:value-type="string" calcext:value-type="string">
            <text:p>Ci sono poche probabilità che io sia il padre.</text:p>
          </table:table-cell>
          <table:table-cell table:style-name="ce16" office:value-type="string" calcext:value-type="string">
            <text:p>Es besteht nur eine geringe Wahrscheinlichkeit, dass ich der Vater bin.</text:p>
          </table:table-cell>
          <table:table-cell table:style-name="ce13" office:value-type="string" calcext:value-type="string">
            <text:p>Wahrscheinlichkeit</text:p>
          </table:table-cell>
          <table:table-cell table:style-name="ce13" office:value-type="float" office:value="10167416" calcext:value-type="float">
            <text:p>10167416</text:p>
          </table:table-cell>
          <table:table-cell table:style-name="ce16" office:value-type="string" calcext:value-type="string">
            <text:p>Ci sono nove probabilità su dieci che sia lui.</text:p>
          </table:table-cell>
          <table:table-cell table:style-name="ce16" office:value-type="string" calcext:value-type="string">
            <text:p>Die Chancen stehen 9:10, dass er es ist.</text:p>
          </table:table-cell>
          <table:table-cell table:style-name="ce13" office:value-type="string" calcext:value-type="string">
            <text:p>Chanc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ta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50360" calcext:value-type="float">
            <text:p>350360</text:p>
          </table:table-cell>
          <table:table-cell table:style-name="ce16" office:value-type="string" calcext:value-type="string">
            <text:p>Non sono riuscito a mettermi in contatto con lui.</text:p>
          </table:table-cell>
          <table:table-cell table:style-name="ce16" office:value-type="string" calcext:value-type="string">
            <text:p>Ich konnte keinen Kontakt mit ihm aufnehmen.</text:p>
          </table:table-cell>
          <table:table-cell table:style-name="ce13" office:value-type="string" calcext:value-type="string">
            <text:p>Kontakt</text:p>
          </table:table-cell>
          <table:table-cell table:style-name="ce13" office:value-type="float" office:value="755316" calcext:value-type="float">
            <text:p>755316</text:p>
          </table:table-cell>
          <table:table-cell table:style-name="ce16" office:value-type="string" calcext:value-type="string">
            <text:p>Spero che saremo in grado di tenerci in contatto.</text:p>
          </table:table-cell>
          <table:table-cell table:style-name="ce16" office:value-type="string" calcext:value-type="string">
            <text:p>Ich hoffe, wir schaffen es, in Kontakt zu bleiben.</text:p>
          </table:table-cell>
          <table:table-cell table:style-name="ce13" office:value-type="string" calcext:value-type="string">
            <text:p>Kontakt</text:p>
          </table:table-cell>
          <table:table-cell table:style-name="ce13" office:value-type="float" office:value="2437991" calcext:value-type="float">
            <text:p>2437991</text:p>
          </table:table-cell>
          <table:table-cell table:style-name="ce16" office:value-type="string" calcext:value-type="string">
            <text:p>Imparare una nuova lingua mette un bambino in contatto con altre culture.</text:p>
          </table:table-cell>
          <table:table-cell table:style-name="ce16" office:value-type="string" calcext:value-type="string">
            <text:p>Eine neue Sprache zu lernen bringt ein Kind in Kontakt mit anderen Kulturen.</text:p>
          </table:table-cell>
          <table:table-cell table:style-name="ce13" office:value-type="string" calcext:value-type="string">
            <text:p>Kontakt</text:p>
          </table:table-cell>
          <table:table-cell table:style-name="ce16" office:value-type="string" calcext:value-type="string">
            <text:p>rimanere in contatto contatto su social media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pprezz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137491" calcext:value-type="float">
            <text:p>2137491</text:p>
          </table:table-cell>
          <table:table-cell table:style-name="ce16" office:value-type="string" calcext:value-type="string">
            <text:p>Apprezzo molto la vita in città.</text:p>
          </table:table-cell>
          <table:table-cell table:style-name="ce16" office:value-type="string" calcext:value-type="string">
            <text:p>Ich schätze das Stadtleben sehr.</text:p>
          </table:table-cell>
          <table:table-cell table:style-name="ce13" office:value-type="string" calcext:value-type="string">
            <text:p>schätze</text:p>
          </table:table-cell>
          <table:table-cell table:style-name="ce13" office:value-type="float" office:value="1227329" calcext:value-type="float">
            <text:p>1227329</text:p>
          </table:table-cell>
          <table:table-cell table:style-name="ce16" office:value-type="string" calcext:value-type="string">
            <text:p>Meno male che c'è qualcuno che apprezza le mie fatiche.</text:p>
          </table:table-cell>
          <table:table-cell table:style-name="ce16" office:value-type="string" calcext:value-type="string">
            <text:p>Zum Glück ist einer da, der meine Anstrengungen schätzt.</text:p>
          </table:table-cell>
          <table:table-cell table:style-name="ce13" office:value-type="string" calcext:value-type="string">
            <text:p>schätzt</text:p>
          </table:table-cell>
          <table:table-cell table:style-name="ce13" office:value-type="float" office:value="2198475" calcext:value-type="float">
            <text:p>2198475</text:p>
          </table:table-cell>
          <table:table-cell table:style-name="ce16" office:value-type="string" calcext:value-type="string">
            <text:p>Una persona sana non può apprezzare il valore della salute.</text:p>
          </table:table-cell>
          <table:table-cell table:style-name="ce16" office:value-type="string" calcext:value-type="string">
            <text:p>Ein gesunder Mensch kann die Gesundheit nicht wertschätzen.</text:p>
          </table:table-cell>
          <table:table-cell table:style-name="ce13" office:value-type="string" calcext:value-type="string">
            <text:p>wertschätz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ltez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361677" calcext:value-type="float">
            <text:p>9361677</text:p>
          </table:table-cell>
          <table:table-cell table:style-name="ce16" office:value-type="string" calcext:value-type="string">
            <text:p>Un metro e ottanta di altezza, capello nero e riccio.</text:p>
          </table:table-cell>
          <table:table-cell table:style-name="ce16" office:value-type="string" calcext:value-type="string">
            <text:p>Er hat eine Größe von 1,80 m, dunkles und welliges Haar.</text:p>
          </table:table-cell>
          <table:table-cell table:style-name="ce13" office:value-type="string" calcext:value-type="string">
            <text:p>Größe</text:p>
          </table:table-cell>
          <table:table-cell table:style-name="ce13" office:value-type="float" office:value="10149027" calcext:value-type="float">
            <text:p>10149027</text:p>
          </table:table-cell>
          <table:table-cell table:style-name="ce16" office:value-type="string" calcext:value-type="string">
            <text:p>Un uomo giovane, altezza media, capelli bruni.</text:p>
          </table:table-cell>
          <table:table-cell table:style-name="ce16" office:value-type="string" calcext:value-type="string">
            <text:p>Ein junger Mann, mittlere Größe, braunes Haar,</text:p>
          </table:table-cell>
          <table:table-cell table:style-name="ce13" office:value-type="string" calcext:value-type="string">
            <text:p>Größe</text:p>
          </table:table-cell>
          <table:table-cell table:style-name="ce13" office:value-type="float" office:value="9194720" calcext:value-type="float">
            <text:p>9194720</text:p>
          </table:table-cell>
          <table:table-cell table:style-name="ce16" office:value-type="string" calcext:value-type="string">
            <text:p>Descrizione del sospettato. Uomo, bianco, età 20 anni, altezza 1,75.</text:p>
          </table:table-cell>
          <table:table-cell table:style-name="ce16" office:value-type="string" calcext:value-type="string">
            <text:p>Beschreibung des Verdächtigen. Männlich, weiß, Alter ca. 20 , Größe 1.75 m</text:p>
          </table:table-cell>
          <table:table-cell table:style-name="ce13" office:value-type="string" calcext:value-type="string">
            <text:p>Größ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rese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38236" calcext:value-type="float">
            <text:p>10438236</text:p>
          </table:table-cell>
          <table:table-cell table:style-name="ce16" office:value-type="string" calcext:value-type="string">
            <text:p>Capitano, rilevo la presenza di vita umana sul pianeta.</text:p>
          </table:table-cell>
          <table:table-cell table:style-name="ce16" office:value-type="string" calcext:value-type="string">
            <text:p>Captain, ich stelle die Präsenz von menschlichem Leben auf dem Planeten fest.</text:p>
          </table:table-cell>
          <table:table-cell table:style-name="ce13" office:value-type="string" calcext:value-type="string">
            <text:p>Präsenz</text:p>
          </table:table-cell>
          <table:table-cell table:style-name="ce13" office:value-type="float" office:value="9281593" calcext:value-type="float">
            <text:p>9281593</text:p>
          </table:table-cell>
          <table:table-cell table:style-name="ce16" office:value-type="string" calcext:value-type="string">
            <text:p>Come osate fumare in mia presenza senza il mio permesso?</text:p>
          </table:table-cell>
          <table:table-cell table:style-name="ce16" office:value-type="string" calcext:value-type="string">
            <text:p>Wie können Sie es wagen, in meiner Anwesenheit ohne meine Erlaubnis zu rauchen?</text:p>
          </table:table-cell>
          <table:table-cell table:style-name="ce13" office:value-type="string" calcext:value-type="string">
            <text:p>Anwesenheit</text:p>
          </table:table-cell>
          <table:table-cell table:style-name="ce13" office:value-type="float" office:value="10386269" calcext:value-type="float">
            <text:p>10386269</text:p>
          </table:table-cell>
          <table:table-cell table:style-name="ce16" office:value-type="string" calcext:value-type="string">
            <text:p>Papà ha detto che la nostra presenza qui per il weekend Io metteva a disagio.</text:p>
          </table:table-cell>
          <table:table-cell table:style-name="ce16" office:value-type="string" calcext:value-type="string">
            <text:p>Vater sagte, dass ihm unsere Präsenz hier am Wochenende unangenehm war.</text:p>
          </table:table-cell>
          <table:table-cell table:style-name="ce13"/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mpegn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gita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593796" calcext:value-type="float">
            <text:p>9593796</text:p>
          </table:table-cell>
          <table:table-cell table:style-name="ce16" office:value-type="string" calcext:value-type="string">
            <text:p>Tutta la vita è così piena di agitazione e di problemi.</text:p>
          </table:table-cell>
          <table:table-cell table:style-name="ce16" office:value-type="string" calcext:value-type="string">
            <text:p>Das ganze Leben ist voller Aufregung und Probleme.</text:p>
          </table:table-cell>
          <table:table-cell table:style-name="ce13" office:value-type="string" calcext:value-type="string">
            <text:p>Aufregung</text:p>
          </table:table-cell>
          <table:table-cell table:style-name="ce13" office:value-type="float" office:value="9500055" calcext:value-type="float">
            <text:p>9500055</text:p>
          </table:table-cell>
          <table:table-cell table:style-name="ce16" office:value-type="string" calcext:value-type="string">
            <text:p>È Pierre che ti ha messa in questo stato di agitazione?</text:p>
          </table:table-cell>
          <table:table-cell table:style-name="ce16" office:value-type="string" calcext:value-type="string">
            <text:p>Hat Pierre dich in diesen Zustand der Aufregung gebracht?</text:p>
          </table:table-cell>
          <table:table-cell table:style-name="ce13" office:value-type="string" calcext:value-type="string">
            <text:p>Aufregung</text:p>
          </table:table-cell>
          <table:table-cell table:style-name="ce13" office:value-type="float" office:value="10246384" calcext:value-type="float">
            <text:p>10246384</text:p>
          </table:table-cell>
          <table:table-cell table:style-name="ce16" office:value-type="string" calcext:value-type="string">
            <text:p>Spero di non essere io la causa di tanta agitazione.</text:p>
          </table:table-cell>
          <table:table-cell table:style-name="ce16" office:value-type="string" calcext:value-type="string">
            <text:p>Ich hoffe, ich bin nicht der Grund der ganzen Aufregung.</text:p>
          </table:table-cell>
          <table:table-cell table:style-name="ce13" office:value-type="string" calcext:value-type="string">
            <text:p>Aufreg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amb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21669" calcext:value-type="float">
            <text:p>2421669</text:p>
          </table:table-cell>
          <table:table-cell table:style-name="ce16" office:value-type="string" calcext:value-type="string">
            <text:p>Ci deve essere uno scambio di persona. Io non sono Tom.</text:p>
          </table:table-cell>
          <table:table-cell table:style-name="ce16" office:value-type="string" calcext:value-type="string">
            <text:p>Es muss sich hier um eine Verwechslung handeln. Ich bin nicht Tom.</text:p>
          </table:table-cell>
          <table:table-cell table:style-name="ce13" office:value-type="string" calcext:value-type="string">
            <text:p>Verwechslung</text:p>
          </table:table-cell>
          <table:table-cell table:style-name="ce13" office:value-type="float" office:value="10377647" calcext:value-type="float">
            <text:p>10377647</text:p>
          </table:table-cell>
          <table:table-cell table:style-name="ce16" office:value-type="string" calcext:value-type="string">
            <text:p>Vi propongo uno scambio: voi ci aiutate e noi vi compriamo la macchina.</text:p>
          </table:table-cell>
          <table:table-cell table:style-name="ce16" office:value-type="string" calcext:value-type="string">
            <text:p>Ich schlage einen Tausch vor: Sie helfen uns, und wir kaufen Ihnen das Auto.</text:p>
          </table:table-cell>
          <table:table-cell table:style-name="ce13" office:value-type="string" calcext:value-type="string">
            <text:p>Tausch</text:p>
          </table:table-cell>
          <table:table-cell table:style-name="ce13" office:value-type="float" office:value="9031388" calcext:value-type="float">
            <text:p>9031388</text:p>
          </table:table-cell>
          <table:table-cell table:style-name="ce16" office:value-type="string" calcext:value-type="string">
            <text:p>Questo è uno scambio, la sua libertà in cambio della mia.</text:p>
          </table:table-cell>
          <table:table-cell table:style-name="ce16" office:value-type="string" calcext:value-type="string">
            <text:p>Und bitte begreifen Sie, das ist ein Tausch, Ihre Freiheit für meine Freiheit.</text:p>
          </table:table-cell>
          <table:table-cell table:style-name="ce13" office:value-type="string" calcext:value-type="string">
            <text:p>Taus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montascal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nten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727153" calcext:value-type="float">
            <text:p>727153</text:p>
          </table:table-cell>
          <table:table-cell table:style-name="ce16" office:value-type="string" calcext:value-type="string">
            <text:p>Mantiene sempre la sua parola.</text:p>
          </table:table-cell>
          <table:table-cell table:style-name="ce16" office:value-type="string" calcext:value-type="string">
            <text:p>Sie hält immer Wort.</text:p>
          </table:table-cell>
          <table:table-cell table:style-name="ce13" office:value-type="string" calcext:value-type="string">
            <text:p>hält</text:p>
          </table:table-cell>
          <table:table-cell table:style-name="ce13" office:value-type="float" office:value="1516964" calcext:value-type="float">
            <text:p>1516964</text:p>
          </table:table-cell>
          <table:table-cell table:style-name="ce16" office:value-type="string" calcext:value-type="string">
            <text:p>È un uomo che mantiene sempre le promesse.</text:p>
          </table:table-cell>
          <table:table-cell table:style-name="ce16" office:value-type="string" calcext:value-type="string">
            <text:p>Er ist ein Mann, der seine Versprechen immer hält.</text:p>
          </table:table-cell>
          <table:table-cell table:style-name="ce13" office:value-type="string" calcext:value-type="string">
            <text:p>hält</text:p>
          </table:table-cell>
          <table:table-cell table:style-name="ce13" office:value-type="float" office:value="979782" calcext:value-type="float">
            <text:p>979782</text:p>
          </table:table-cell>
          <table:table-cell table:style-name="ce16" office:value-type="string" calcext:value-type="string">
            <text:p>Spero che riusciamo a mantenere il contatto.</text:p>
          </table:table-cell>
          <table:table-cell table:style-name="ce16" office:value-type="string" calcext:value-type="string">
            <text:p>Ich hoffe, dass wir Kontakt halten können.</text:p>
          </table:table-cell>
          <table:table-cell table:style-name="ce13" office:value-type="string" calcext:value-type="string">
            <text:p>hal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ompars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319624" calcext:value-type="float">
            <text:p>10319624</text:p>
          </table:table-cell>
          <table:table-cell table:style-name="ce16" office:value-type="string" calcext:value-type="string">
            <text:p>Il segnale è scomparso!</text:p>
          </table:table-cell>
          <table:table-cell table:style-name="ce16" office:value-type="string" calcext:value-type="string">
            <text:p>Das Signal ist verschwunden.</text:p>
          </table:table-cell>
          <table:table-cell table:style-name="ce13" office:value-type="string" calcext:value-type="string">
            <text:p>verschwunden</text:p>
          </table:table-cell>
          <table:table-cell table:style-name="ce13" office:value-type="float" office:value="9817328" calcext:value-type="float">
            <text:p>9817328</text:p>
          </table:table-cell>
          <table:table-cell table:style-name="ce16" office:value-type="string" calcext:value-type="string">
            <text:p>Forse potrà dirci perché Arthur è scomparso in modo così misterioso.</text:p>
          </table:table-cell>
          <table:table-cell table:style-name="ce16" office:value-type="string" calcext:value-type="string">
            <text:p>Vielleicht kann er uns sagen, warum Arthur auf so mysteriöse Weise verschwunden ist.</text:p>
          </table:table-cell>
          <table:table-cell table:style-name="ce13" office:value-type="string" calcext:value-type="string">
            <text:p>verschwunden</text:p>
          </table:table-cell>
          <table:table-cell table:style-name="ce13" office:value-type="float" office:value="9619736" calcext:value-type="float">
            <text:p>9619736</text:p>
          </table:table-cell>
          <table:table-cell table:style-name="ce16" office:value-type="string" calcext:value-type="string">
            <text:p>Da quattro settimane è scomparso, senza lasciare tracce.</text:p>
          </table:table-cell>
          <table:table-cell table:style-name="ce16" office:value-type="string" calcext:value-type="string">
            <text:p>Seit vier Wochen ist er spurlos verschwunden.</text:p>
          </table:table-cell>
          <table:table-cell table:style-name="ce13" office:value-type="string" calcext:value-type="string">
            <text:p>verschwunden</text:p>
          </table:table-cell>
          <table:table-cell table:style-name="ce16" office:value-type="string" calcext:value-type="string">
            <text:p>different POS in the context sentences but ok for meaning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stitu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38991" calcext:value-type="float">
            <text:p>538991</text:p>
          </table:table-cell>
          <table:table-cell table:style-name="ce16" office:value-type="string" calcext:value-type="string">
            <text:p>Ho comprato un poster all'Istituto del Mondo Arabo di Parigi.</text:p>
          </table:table-cell>
          <table:table-cell table:style-name="ce16" office:value-type="string" calcext:value-type="string">
            <text:p>Ich habe ein Poster am Arab World Institut in Paris gekauft.</text:p>
          </table:table-cell>
          <table:table-cell table:style-name="ce13" office:value-type="string" calcext:value-type="string">
            <text:p>Institu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ntat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73334" calcext:value-type="float">
            <text:p>1073334</text:p>
          </table:table-cell>
          <table:table-cell table:style-name="ce16" office:value-type="string" calcext:value-type="string">
            <text:p>Come posso contattare un dottore che parla giapponese?</text:p>
          </table:table-cell>
          <table:table-cell table:style-name="ce16" office:value-type="string" calcext:value-type="string">
            <text:p>Wie kann ich einen Japanisch sprechenden Arzt kontaktieren?</text:p>
          </table:table-cell>
          <table:table-cell table:style-name="ce13" office:value-type="string" calcext:value-type="string">
            <text:p>kontaktieren</text:p>
          </table:table-cell>
          <table:table-cell table:style-name="ce13" office:value-type="float" office:value="10121225" calcext:value-type="float">
            <text:p>10121225</text:p>
          </table:table-cell>
          <table:table-cell table:style-name="ce16" office:value-type="string" calcext:value-type="string">
            <text:p>Conosco un posto dove potrete contattare i vostri genitori e dirgli che state bene.</text:p>
          </table:table-cell>
          <table:table-cell table:style-name="ce16" office:value-type="string" calcext:value-type="string">
            <text:p>Ich kenn einen Ort, von wo Sie Ihren Eltern kontaktieren und sagen können, dass Sie in Sicherheit sind.</text:p>
          </table:table-cell>
          <table:table-cell table:style-name="ce13" office:value-type="string" calcext:value-type="string">
            <text:p>kontaktieren</text:p>
          </table:table-cell>
          <table:table-cell table:style-name="ce13" office:value-type="float" office:value="10124975" calcext:value-type="float">
            <text:p>10124975</text:p>
          </table:table-cell>
          <table:table-cell table:style-name="ce16" office:value-type="string" calcext:value-type="string">
            <text:p>Sono due settimane che non riesco a contattare nessuno.</text:p>
          </table:table-cell>
          <table:table-cell table:style-name="ce16" office:value-type="string" calcext:value-type="string">
            <text:p>Seit über zwei Wochen konnte ich niemanden kontaktieren.</text:p>
          </table:table-cell>
          <table:table-cell table:style-name="ce13" office:value-type="string" calcext:value-type="string">
            <text:p>kontakti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entenn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045476" calcext:value-type="float">
            <text:p>9045476</text:p>
          </table:table-cell>
          <table:table-cell table:style-name="ce16" office:value-type="string" calcext:value-type="string">
            <text:p>Incredibile. Sembra ancora una ventenne.</text:p>
          </table:table-cell>
          <table:table-cell table:style-name="ce16" office:value-type="string" calcext:value-type="string">
            <text:p>Sie sieht immer noch wie eine Zwanzigjährige aus.</text:p>
          </table:table-cell>
          <table:table-cell table:style-name="ce13" office:value-type="string" calcext:value-type="string">
            <text:p>Zwanzigjährig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mass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325453" calcext:value-type="float">
            <text:p>1325453</text:p>
          </table:table-cell>
          <table:table-cell table:style-name="ce16" office:value-type="string" calcext:value-type="string">
            <text:p>Da dove deriva il mare? Come ebbero origine le grandi masse di acqua salata?</text:p>
          </table:table-cell>
          <table:table-cell table:style-name="ce16" office:value-type="string" calcext:value-type="string">
            <text:p>Woher stammt das Meer? Wie entstanden die großen Salzwassermassen?</text:p>
          </table:table-cell>
          <table:table-cell table:style-name="ce13" office:value-type="string" calcext:value-type="string">
            <text:p>massen</text:p>
          </table:table-cell>
          <table:table-cell table:style-name="ce13" office:value-type="float" office:value="10059519" calcext:value-type="float">
            <text:p>10059519</text:p>
          </table:table-cell>
          <table:table-cell table:style-name="ce16" office:value-type="string" calcext:value-type="string">
            <text:p>Nel sistema solare, i piccoli pianeti con massa simile alla Terra, sono vicini al Sole.</text:p>
          </table:table-cell>
          <table:table-cell table:style-name="ce16" office:value-type="string" calcext:value-type="string">
            <text:p>Im Sonnensystem sind die kleinen Planeten mit ähnlicher Masse wie die der Erde näher an der Sonne.</text:p>
          </table:table-cell>
          <table:table-cell table:style-name="ce13" office:value-type="string" calcext:value-type="string">
            <text:p>Masse</text:p>
          </table:table-cell>
          <table:table-cell table:style-name="ce13" office:value-type="float" office:value="9319354" calcext:value-type="float">
            <text:p>9319354</text:p>
          </table:table-cell>
          <table:table-cell table:style-name="ce16" office:value-type="string" calcext:value-type="string">
            <text:p>Esiste un rapporto tra massa e velocità.</text:p>
          </table:table-cell>
          <table:table-cell table:style-name="ce16" office:value-type="string" calcext:value-type="string">
            <text:p>Es gibt ein Verhältnis zwischen Masse und Geschwindigkeit.</text:p>
          </table:table-cell>
          <table:table-cell table:style-name="ce13" office:value-type="string" calcext:value-type="string">
            <text:p>Masse</text:p>
          </table:table-cell>
          <table:table-cell table:style-name="ce16" office:value-type="string" calcext:value-type="string">
            <text:p>massa grassa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sigli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27178" calcext:value-type="float">
            <text:p>527178</text:p>
          </table:table-cell>
          <table:table-cell table:style-name="ce16" office:value-type="string" calcext:value-type="string">
            <text:p>Ti consiglio di fare assolutamente una gita a Ferrara e a Ravenna.</text:p>
          </table:table-cell>
          <table:table-cell table:style-name="ce16" office:value-type="string" calcext:value-type="string">
            <text:p>Ich empfehle dir wärmstens einen Ausflug nach Ferrara und Ravenna.</text:p>
          </table:table-cell>
          <table:table-cell table:style-name="ce13" office:value-type="string" calcext:value-type="string">
            <text:p>empfehle</text:p>
          </table:table-cell>
          <table:table-cell table:style-name="ce13" office:value-type="float" office:value="350630" calcext:value-type="float">
            <text:p>350630</text:p>
          </table:table-cell>
          <table:table-cell table:style-name="ce16" office:value-type="string" calcext:value-type="string">
            <text:p>Il mio insegnante di inglese mi ha consigliato di leggere questi libri.</text:p>
          </table:table-cell>
          <table:table-cell table:style-name="ce16" office:value-type="string" calcext:value-type="string">
            <text:p>Mein Englischlehrer hat mir geraten, diese Bücher zu lesen.</text:p>
          </table:table-cell>
          <table:table-cell table:style-name="ce13" office:value-type="string" calcext:value-type="string">
            <text:p>geraten</text:p>
          </table:table-cell>
          <table:table-cell table:style-name="ce13" office:value-type="float" office:value="3650563" calcext:value-type="float">
            <text:p>3650563</text:p>
          </table:table-cell>
          <table:table-cell table:style-name="ce16" office:value-type="string" calcext:value-type="string">
            <text:p>Ti consiglio di smettere di fumare.</text:p>
          </table:table-cell>
          <table:table-cell table:style-name="ce16" office:value-type="string" calcext:value-type="string">
            <text:p>Ich rate dir, mit dem Rauchen aufzuhören.</text:p>
          </table:table-cell>
          <table:table-cell table:style-name="ce13" office:value-type="string" calcext:value-type="string">
            <text:p>ra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mun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iglio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98069" calcext:value-type="float">
            <text:p>1798069</text:p>
          </table:table-cell>
          <table:table-cell table:style-name="ce16" office:value-type="string" calcext:value-type="string">
            <text:p>Non mi sembra che la situazione sia migliorata.</text:p>
          </table:table-cell>
          <table:table-cell table:style-name="ce16" office:value-type="string" calcext:value-type="string">
            <text:p>Ich habe nicht den Eindruck, dass sich die Lage gebessert hat.</text:p>
          </table:table-cell>
          <table:table-cell table:style-name="ce13" office:value-type="string" calcext:value-type="string">
            <text:p>gebessert</text:p>
          </table:table-cell>
          <table:table-cell table:style-name="ce13" office:value-type="float" office:value="2998340" calcext:value-type="float">
            <text:p>2998340</text:p>
          </table:table-cell>
          <table:table-cell table:style-name="ce16" office:value-type="string" calcext:value-type="string">
            <text:p>E allora che facciamo per migliorare la situazione?</text:p>
          </table:table-cell>
          <table:table-cell table:style-name="ce16" office:value-type="string" calcext:value-type="string">
            <text:p>Und, was machen wir jetzt, um die Situation zu verbessern?</text:p>
          </table:table-cell>
          <table:table-cell table:style-name="ce13" office:value-type="string" calcext:value-type="string">
            <text:p>verbessern</text:p>
          </table:table-cell>
          <table:table-cell table:style-name="ce13" office:value-type="float" office:value="9512767" calcext:value-type="float">
            <text:p>9512767</text:p>
          </table:table-cell>
          <table:table-cell table:style-name="ce16" office:value-type="string" calcext:value-type="string">
            <text:p>Alimentazione, salute psicologica ed esercizi per migliorare il fisico.</text:p>
          </table:table-cell>
          <table:table-cell table:style-name="ce16" office:value-type="string" calcext:value-type="string">
            <text:p>Ernährung, psychische Gesundheit und Übungen, um die Fitness zu verbessern.</text:p>
          </table:table-cell>
          <table:table-cell table:style-name="ce13" office:value-type="string" calcext:value-type="string">
            <text:p>verbesser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es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609598" calcext:value-type="float">
            <text:p>609598</text:p>
          </table:table-cell>
          <table:table-cell table:style-name="ce16" office:value-type="string" calcext:value-type="string">
            <text:p>Mi ha raccontato una scusa per non essere stato presente alla festa.</text:p>
          </table:table-cell>
          <table:table-cell table:style-name="ce16" office:value-type="string" calcext:value-type="string">
            <text:p>Er hat eine Entschuldigung vorgebracht, warum er bei der Party nicht anwesend war.</text:p>
          </table:table-cell>
          <table:table-cell table:style-name="ce13" office:value-type="string" calcext:value-type="string">
            <text:p>anwesend</text:p>
          </table:table-cell>
          <table:table-cell table:style-name="ce13" office:value-type="float" office:value="609639" calcext:value-type="float">
            <text:p>609639</text:p>
          </table:table-cell>
          <table:table-cell table:style-name="ce16" office:value-type="string" calcext:value-type="string">
            <text:p>Quante persone erano presenti alla riunione?</text:p>
          </table:table-cell>
          <table:table-cell table:style-name="ce16" office:value-type="string" calcext:value-type="string">
            <text:p>Wie viele Leute waren in der Sitzung anwesend?</text:p>
          </table:table-cell>
          <table:table-cell table:style-name="ce13" office:value-type="string" calcext:value-type="string">
            <text:p>anwesend</text:p>
          </table:table-cell>
          <table:table-cell table:style-name="ce13" office:value-type="float" office:value="917388" calcext:value-type="float">
            <text:p>917388</text:p>
          </table:table-cell>
          <table:table-cell table:style-name="ce16" office:value-type="string" calcext:value-type="string">
            <text:p>Erano presenti tutti tranne una persona.</text:p>
          </table:table-cell>
          <table:table-cell table:style-name="ce16" office:value-type="string" calcext:value-type="string">
            <text:p>Alle bis auf eine Person waren anwesend.</text:p>
          </table:table-cell>
          <table:table-cell table:style-name="ce13" office:value-type="string" calcext:value-type="string">
            <text:p>anwesend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r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518" calcext:value-type="float">
            <text:p>4518</text:p>
          </table:table-cell>
          <table:table-cell table:style-name="ce16" office:value-type="string" calcext:value-type="string">
            <text:p>Domani ho il mio esame orale di italiano.</text:p>
          </table:table-cell>
          <table:table-cell table:style-name="ce16" office:value-type="string" calcext:value-type="string">
            <text:p>Morgen habe ich meine mündliche Italienischprüfung.</text:p>
          </table:table-cell>
          <table:table-cell table:style-name="ce13" office:value-type="string" calcext:value-type="string">
            <text:p>mündlich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quadr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ricch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201196" calcext:value-type="float">
            <text:p>9201196</text:p>
          </table:table-cell>
          <table:table-cell table:style-name="ce16" office:value-type="string" calcext:value-type="string">
            <text:p>Una donna intelligente può arricchire la vita di un uomo.</text:p>
          </table:table-cell>
          <table:table-cell table:style-name="ce16" office:value-type="string" calcext:value-type="string">
            <text:p>Eine intelligente Frau kann das Leben eines Mannes bereichern.</text:p>
          </table:table-cell>
          <table:table-cell table:style-name="ce13" office:value-type="string" calcext:value-type="string">
            <text:p>bereichern</text:p>
          </table:table-cell>
          <table:table-cell table:style-name="ce13" office:value-type="float" office:value="9770588" calcext:value-type="float">
            <text:p>9770588</text:p>
          </table:table-cell>
          <table:table-cell table:style-name="ce16" office:value-type="string" calcext:value-type="string">
            <text:p>La cultura arricchisce lo spirito dei popoli.</text:p>
          </table:table-cell>
          <table:table-cell table:style-name="ce16" office:value-type="string" calcext:value-type="string">
            <text:p>Die Kultur bereichert den Geist des Volkes.</text:p>
          </table:table-cell>
          <table:table-cell table:style-name="ce13" office:value-type="string" calcext:value-type="string">
            <text:p>bereicher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un’esperienza che arricchisce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fruttivendol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085815" calcext:value-type="float">
            <text:p>10085815</text:p>
          </table:table-cell>
          <table:table-cell table:style-name="ce16" office:value-type="string" calcext:value-type="string">
            <text:p>Il macellaio, il fruttivendolo e il pasticcere sono preoccupati per i nostri debiti.</text:p>
          </table:table-cell>
          <table:table-cell table:style-name="ce16" office:value-type="string" calcext:value-type="string">
            <text:p>Der Metzger, der Obsverkäufer und der Konditor sind beunruhigt wegen unserer Schulden.</text:p>
          </table:table-cell>
          <table:table-cell table:style-name="ce13" office:value-type="string" calcext:value-type="string">
            <text:p>Obstverkäuf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a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417183" calcext:value-type="float">
            <text:p>1417183</text:p>
          </table:table-cell>
          <table:table-cell table:style-name="ce16" office:value-type="string" calcext:value-type="string">
            <text:p>La mia patente di guida scadrà la settimana prossima.</text:p>
          </table:table-cell>
          <table:table-cell table:style-name="ce16" office:value-type="string" calcext:value-type="string">
            <text:p>Mein Führerschein wird nächste Woche ablaufen.</text:p>
          </table:table-cell>
          <table:table-cell table:style-name="ce13"/>
          <table:table-cell table:style-name="ce13" office:value-type="float" office:value="1854850" calcext:value-type="float">
            <text:p>1854850</text:p>
          </table:table-cell>
          <table:table-cell table:style-name="ce16" office:value-type="string" calcext:value-type="string">
            <text:p>Il mio abbonamento scadrà a maggio.</text:p>
          </table:table-cell>
          <table:table-cell table:style-name="ce16" office:value-type="string" calcext:value-type="string">
            <text:p>Mein Abonnement wird im Mai auslaufen.</text:p>
          </table:table-cell>
          <table:table-cell table:style-name="ce13" office:value-type="string" calcext:value-type="string">
            <text:p>auslaufen</text:p>
          </table:table-cell>
          <table:table-cell table:style-name="ce13" office:value-type="float" office:value="10284229" calcext:value-type="float">
            <text:p>10284229</text:p>
          </table:table-cell>
          <table:table-cell table:style-name="ce16" office:value-type="string" calcext:value-type="string">
            <text:p>Presto, il tempo sta per scadere.</text:p>
          </table:table-cell>
          <table:table-cell table:style-name="ce16" office:value-type="string" calcext:value-type="string">
            <text:p>Schnell, die Zeit ist dabei abzulaufen.</text:p>
          </table:table-cell>
          <table:table-cell table:style-name="ce13" office:value-type="string" calcext:value-type="string">
            <text:p>abzulaufen</text:p>
          </table:table-cell>
          <table:table-cell table:style-name="ce16" office:value-type="string" calcext:value-type="string">
            <text:p>scadere del temp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bravat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troll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6699603" calcext:value-type="float">
            <text:p>6699603</text:p>
          </table:table-cell>
          <table:table-cell table:style-name="ce16" office:value-type="string" calcext:value-type="string">
            <text:p>Sami voleva avere la situazione sotto controllo.</text:p>
          </table:table-cell>
          <table:table-cell table:style-name="ce16" office:value-type="string" calcext:value-type="string">
            <text:p>Sami wollte die Situation unter Kontrolle haben.</text:p>
          </table:table-cell>
          <table:table-cell table:style-name="ce13" office:value-type="string" calcext:value-type="string">
            <text:p>Kontrolle</text:p>
          </table:table-cell>
          <table:table-cell table:style-name="ce13" office:value-type="float" office:value="1689096" calcext:value-type="float">
            <text:p>1689096</text:p>
          </table:table-cell>
          <table:table-cell table:style-name="ce16" office:value-type="string" calcext:value-type="string">
            <text:p>Noi abbiamo tutto sotto controllo.</text:p>
          </table:table-cell>
          <table:table-cell table:style-name="ce16" office:value-type="string" calcext:value-type="string">
            <text:p>Wir haben alles unter Kontrolle.</text:p>
          </table:table-cell>
          <table:table-cell table:style-name="ce13" office:value-type="string" calcext:value-type="string">
            <text:p>Kontrolle</text:p>
          </table:table-cell>
          <table:table-cell table:style-name="ce13" office:value-type="float" office:value="10422692" calcext:value-type="float">
            <text:p>10422692</text:p>
          </table:table-cell>
          <table:table-cell table:style-name="ce16" office:value-type="string" calcext:value-type="string">
            <text:p>Preparate i passaporti per il controllo al confine.</text:p>
          </table:table-cell>
          <table:table-cell table:style-name="ce16" office:value-type="string" calcext:value-type="string">
            <text:p>Halten Sie Ihre Reisepässe für die Grenzkontrolle bereit.</text:p>
          </table:table-cell>
          <table:table-cell table:style-name="ce13" office:value-type="string" calcext:value-type="string">
            <text:p>kontroll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get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864999" calcext:value-type="float">
            <text:p>864999</text:p>
          </table:table-cell>
          <table:table-cell table:style-name="ce16" office:value-type="string" calcext:value-type="string">
            <text:p>Non gettare nulla dal finestrino.</text:p>
          </table:table-cell>
          <table:table-cell table:style-name="ce16" office:value-type="string" calcext:value-type="string">
            <text:p>Nichts aus dem Fenster werfen.</text:p>
          </table:table-cell>
          <table:table-cell table:style-name="ce13" office:value-type="string" calcext:value-type="string">
            <text:p>werfen</text:p>
          </table:table-cell>
          <table:table-cell table:style-name="ce13" office:value-type="float" office:value="998867" calcext:value-type="float">
            <text:p>998867</text:p>
          </table:table-cell>
          <table:table-cell table:style-name="ce16" office:value-type="string" calcext:value-type="string">
            <text:p>Getta la pistola per terra.</text:p>
          </table:table-cell>
          <table:table-cell table:style-name="ce16" office:value-type="string" calcext:value-type="string">
            <text:p>Wirf die Pistole auf den Boden.</text:p>
          </table:table-cell>
          <table:table-cell table:style-name="ce13" office:value-type="string" calcext:value-type="string">
            <text:p>Wirf</text:p>
          </table:table-cell>
          <table:table-cell table:style-name="ce13" office:value-type="float" office:value="9647943" calcext:value-type="float">
            <text:p>9647943</text:p>
          </table:table-cell>
          <table:table-cell table:style-name="ce16" office:value-type="string" calcext:value-type="string">
            <text:p>È stato carino da parte tua gettare la spazzatura.</text:p>
          </table:table-cell>
          <table:table-cell table:style-name="ce16" office:value-type="string" calcext:value-type="string">
            <text:p>Nett von dir, den Müll wegzuwerfen.</text:p>
          </table:table-cell>
          <table:table-cell table:style-name="ce13" office:value-type="string" calcext:value-type="string">
            <text:p>wegzuwerf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mporta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94726" calcext:value-type="float">
            <text:p>1794726</text:p>
          </table:table-cell>
          <table:table-cell table:style-name="ce16" office:value-type="string" calcext:value-type="string">
            <text:p>Questo film parla dell'importanza dell’equilibrio tra natura e progresso.</text:p>
          </table:table-cell>
          <table:table-cell table:style-name="ce16" office:value-type="string" calcext:value-type="string">
            <text:p>In diesem Film geht es um die Wichtigkeit des Gleichgewichts zwischen Natur und Fortschritt.</text:p>
          </table:table-cell>
          <table:table-cell table:style-name="ce13" office:value-type="string" calcext:value-type="string">
            <text:p>Wichtigkeit</text:p>
          </table:table-cell>
          <table:table-cell table:style-name="ce13" office:value-type="float" office:value="5981266" calcext:value-type="float">
            <text:p>5981266</text:p>
          </table:table-cell>
          <table:table-cell table:style-name="ce16" office:value-type="string" calcext:value-type="string">
            <text:p>Questo problema è solo di secondaria importanza.</text:p>
          </table:table-cell>
          <table:table-cell table:style-name="ce16" office:value-type="string" calcext:value-type="string">
            <text:p>Dieses Problem ist nur von zweitrangiger Bedeutung.</text:p>
          </table:table-cell>
          <table:table-cell table:style-name="ce13" office:value-type="string" calcext:value-type="string">
            <text:p>Bedeutung</text:p>
          </table:table-cell>
          <table:table-cell table:style-name="ce13" office:value-type="float" office:value="4595" calcext:value-type="float">
            <text:p>4595</text:p>
          </table:table-cell>
          <table:table-cell table:style-name="ce16" office:value-type="string" calcext:value-type="string">
            <text:p>Perché dai importanza a questo incidente?</text:p>
          </table:table-cell>
          <table:table-cell table:style-name="ce16" office:value-type="string" calcext:value-type="string">
            <text:p>Warum misst du diesem Zwischenfall Wichtigkeit bei?</text:p>
          </table:table-cell>
          <table:table-cell table:style-name="ce13" office:value-type="string" calcext:value-type="string">
            <text:p>Wichtigk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ffon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422468" calcext:value-type="float">
            <text:p>9422468</text:p>
          </table:table-cell>
          <table:table-cell table:style-name="ce16" office:value-type="string" calcext:value-type="string">
            <text:p>Non diffondere notizie false!</text:p>
          </table:table-cell>
          <table:table-cell table:style-name="ce16" office:value-type="string" calcext:value-type="string">
            <text:p>Verbreite keine falschen Nachrichten!</text:p>
          </table:table-cell>
          <table:table-cell table:style-name="ce13" office:value-type="string" calcext:value-type="string">
            <text:p>Verbreite</text:p>
          </table:table-cell>
          <table:table-cell table:style-name="ce13" office:value-type="float" office:value="9750650" calcext:value-type="float">
            <text:p>9750650</text:p>
          </table:table-cell>
          <table:table-cell table:style-name="ce16" office:value-type="string" calcext:value-type="string">
            <text:p>Ha paura di diffondere una malattia sconosciuta.</text:p>
          </table:table-cell>
          <table:table-cell table:style-name="ce16" office:value-type="string" calcext:value-type="string">
            <text:p>Er hat Angst, eine unbekannte Krankheit zu verbreiten.</text:p>
          </table:table-cell>
          <table:table-cell table:style-name="ce13" office:value-type="string" calcext:value-type="string">
            <text:p>verbreiten</text:p>
          </table:table-cell>
          <table:table-cell table:style-name="ce13" office:value-type="float" office:value="9389229" calcext:value-type="float">
            <text:p>9389229</text:p>
          </table:table-cell>
          <table:table-cell table:style-name="ce16" office:value-type="string" calcext:value-type="string">
            <text:p>É stata la gente comune a diffondere il cristianesimo.</text:p>
          </table:table-cell>
          <table:table-cell table:style-name="ce16" office:value-type="string" calcext:value-type="string">
            <text:p>Das einfache Volk hat das Christentum verbreitet.</text:p>
          </table:table-cell>
          <table:table-cell table:style-name="ce13" office:value-type="string" calcext:value-type="string">
            <text:p>verbreite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pac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784746" calcext:value-type="float">
            <text:p>2784746</text:p>
          </table:table-cell>
          <table:table-cell table:style-name="ce16" office:value-type="string" calcext:value-type="string">
            <text:p>Tu devi convincere il capo del personale delle tue capacità.</text:p>
          </table:table-cell>
          <table:table-cell table:style-name="ce16" office:value-type="string" calcext:value-type="string">
            <text:p>Du musst den Personalchef von deinen Fähigkeiten überzeugen.</text:p>
          </table:table-cell>
          <table:table-cell table:style-name="ce13" office:value-type="string" calcext:value-type="string">
            <text:p>Fähigkeiten</text:p>
          </table:table-cell>
          <table:table-cell table:style-name="ce13" office:value-type="float" office:value="874413" calcext:value-type="float">
            <text:p>874413</text:p>
          </table:table-cell>
          <table:table-cell table:style-name="ce16" office:value-type="string" calcext:value-type="string">
            <text:p>Ho piena fiducia nelle sue capacità.</text:p>
          </table:table-cell>
          <table:table-cell table:style-name="ce16" office:value-type="string" calcext:value-type="string">
            <text:p>Ich habe vollstes Vertrauen in seine Fähigkeiten.</text:p>
          </table:table-cell>
          <table:table-cell table:style-name="ce13" office:value-type="string" calcext:value-type="string">
            <text:p>Fähigkeiten</text:p>
          </table:table-cell>
          <table:table-cell table:style-name="ce13" office:value-type="float" office:value="2427303" calcext:value-type="float">
            <text:p>2427303</text:p>
          </table:table-cell>
          <table:table-cell table:style-name="ce16" office:value-type="string" calcext:value-type="string">
            <text:p>La capacità di lavorare duro è una caratteristica ammirevole.</text:p>
          </table:table-cell>
          <table:table-cell table:style-name="ce16" office:value-type="string" calcext:value-type="string">
            <text:p>Die Fähigkeit, hart zu arbeiten, ist eine bewundernswerte Eigenschaft.</text:p>
          </table:table-cell>
          <table:table-cell table:style-name="ce13" office:value-type="string" calcext:value-type="string">
            <text:p>Fähigk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iquid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27103" calcext:value-type="float">
            <text:p>1827103</text:p>
          </table:table-cell>
          <table:table-cell table:style-name="ce16" office:value-type="string" calcext:value-type="string">
            <text:p>La benzina è un liquido infiammabile.</text:p>
          </table:table-cell>
          <table:table-cell table:style-name="ce16" office:value-type="string" calcext:value-type="string">
            <text:p>Benzin ist eine brennbare Flüssigkeit.</text:p>
          </table:table-cell>
          <table:table-cell table:style-name="ce13" office:value-type="string" calcext:value-type="string">
            <text:p>Flüssigkeit</text:p>
          </table:table-cell>
          <table:table-cell table:style-name="ce13" office:value-type="float" office:value="9598774" calcext:value-type="float">
            <text:p>9598774</text:p>
          </table:table-cell>
          <table:table-cell table:style-name="ce16" office:value-type="string" calcext:value-type="string">
            <text:p>Tenetelo orizzontale, il liquido cola.</text:p>
          </table:table-cell>
          <table:table-cell table:style-name="ce16" office:value-type="string" calcext:value-type="string">
            <text:p>Gerade halten, sonst läuft die Flüssigkeit aus.</text:p>
          </table:table-cell>
          <table:table-cell table:style-name="ce13" office:value-type="string" calcext:value-type="string">
            <text:p>Flüssigkeit</text:p>
          </table:table-cell>
          <table:table-cell table:style-name="ce13" office:value-type="float" office:value="9564471" calcext:value-type="float">
            <text:p>9564471</text:p>
          </table:table-cell>
          <table:table-cell table:style-name="ce16" office:value-type="string" calcext:value-type="string">
            <text:p>Un liquido disgustoso che chiamano caffè.</text:p>
          </table:table-cell>
          <table:table-cell table:style-name="ce16" office:value-type="string" calcext:value-type="string">
            <text:p>Eine eklige Flüssigkeit, die sie Kaffee nennen.</text:p>
          </table:table-cell>
          <table:table-cell table:style-name="ce13" office:value-type="string" calcext:value-type="string">
            <text:p>Flüssigk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vveni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887059" calcext:value-type="float">
            <text:p>9887059</text:p>
          </table:table-cell>
          <table:table-cell table:style-name="ce16" office:value-type="string" calcext:value-type="string">
            <text:p>Nessuno si ricorda un avvenimento di venti anni fa.</text:p>
          </table:table-cell>
          <table:table-cell table:style-name="ce16" office:value-type="string" calcext:value-type="string">
            <text:p>Niemand wird sich an das Ereignis vor 20 Jahren erinnern.</text:p>
          </table:table-cell>
          <table:table-cell table:style-name="ce13" office:value-type="string" calcext:value-type="string">
            <text:p>Ereignis</text:p>
          </table:table-cell>
          <table:table-cell table:style-name="ce13" office:value-type="float" office:value="9917624" calcext:value-type="float">
            <text:p>9917624</text:p>
          </table:table-cell>
          <table:table-cell table:style-name="ce16" office:value-type="string" calcext:value-type="string">
            <text:p>Voglio condividere con voi un grande avvenimento che è successo in India.</text:p>
          </table:table-cell>
          <table:table-cell table:style-name="ce16" office:value-type="string" calcext:value-type="string">
            <text:p>Ich möchte ein Ereignis mit euch teilen, das sich in Indien ereignete.</text:p>
          </table:table-cell>
          <table:table-cell table:style-name="ce13" office:value-type="string" calcext:value-type="string">
            <text:p>Ereignis</text:p>
          </table:table-cell>
          <table:table-cell table:style-name="ce13" office:value-type="float" office:value="10318538" calcext:value-type="float">
            <text:p>10318538</text:p>
          </table:table-cell>
          <table:table-cell table:style-name="ce16" office:value-type="string" calcext:value-type="string">
            <text:p>Un memorabile avvenimento sta per compiersi. Gioite tutti.</text:p>
          </table:table-cell>
          <table:table-cell table:style-name="ce16" office:value-type="string" calcext:value-type="string">
            <text:p>Ein denkwürdiges Ereignis wird passieren. Freut euch.</text:p>
          </table:table-cell>
          <table:table-cell table:style-name="ce13" office:value-type="string" calcext:value-type="string">
            <text:p>Ereigni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i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sito web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di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484103" calcext:value-type="float">
            <text:p>4484103</text:p>
          </table:table-cell>
          <table:table-cell table:style-name="ce16" office:value-type="string" calcext:value-type="string">
            <text:p>Se invece si chiede del denaro, bisogna accettare certe condizioni.</text:p>
          </table:table-cell>
          <table:table-cell table:style-name="ce16" office:value-type="string" calcext:value-type="string">
            <text:p>Wenn man hingegen um Geld bittet, muss man gewisse Bedingungen annehmen.</text:p>
          </table:table-cell>
          <table:table-cell table:style-name="ce13" office:value-type="string" calcext:value-type="string">
            <text:p>Bedingungen</text:p>
          </table:table-cell>
          <table:table-cell table:style-name="ce13" office:value-type="float" office:value="4583641" calcext:value-type="float">
            <text:p>4583641</text:p>
          </table:table-cell>
          <table:table-cell table:style-name="ce16" office:value-type="string" calcext:value-type="string">
            <text:p>Quell'auto è senza dubbio in condizioni terribili.</text:p>
          </table:table-cell>
          <table:table-cell table:style-name="ce16" office:value-type="string" calcext:value-type="string">
            <text:p>Dieses Auto befindet sich zweifellos in einem fürchterlichen Zustand.</text:p>
          </table:table-cell>
          <table:table-cell table:style-name="ce13" office:value-type="string" calcext:value-type="string">
            <text:p>Zustand</text:p>
          </table:table-cell>
          <table:table-cell table:style-name="ce13" office:value-type="float" office:value="3059136" calcext:value-type="float">
            <text:p>3059136</text:p>
          </table:table-cell>
          <table:table-cell table:style-name="ce16" office:value-type="string" calcext:value-type="string">
            <text:p>Ti racconterò tutto a condizione che tu non lo dica a nessuno.</text:p>
          </table:table-cell>
          <table:table-cell table:style-name="ce16" office:value-type="string" calcext:value-type="string">
            <text:p>Ich werde dir alles erzählen, unter der Bedingung, dass du es niemandem sagst.</text:p>
          </table:table-cell>
          <table:table-cell table:style-name="ce13" office:value-type="string" calcext:value-type="string">
            <text:p>Bedingung</text:p>
          </table:table-cell>
          <table:table-cell table:style-name="ce16" office:value-type="string" calcext:value-type="string">
            <text:p>in certe condizioni; il libro si può prendere a condizione che…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op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852947" calcext:value-type="float">
            <text:p>852947</text:p>
          </table:table-cell>
          <table:table-cell table:style-name="ce16" office:value-type="string" calcext:value-type="string">
            <text:p>Ha detto di aver scoperto una nuova cometa.</text:p>
          </table:table-cell>
          <table:table-cell table:style-name="ce16" office:value-type="string" calcext:value-type="string">
            <text:p>Er hat gesagt, dass er einen neuen Kometen entdeckt hat.</text:p>
          </table:table-cell>
          <table:table-cell table:style-name="ce13" office:value-type="string" calcext:value-type="string">
            <text:p>entdeckt</text:p>
          </table:table-cell>
          <table:table-cell table:style-name="ce13" office:value-type="float" office:value="928141" calcext:value-type="float">
            <text:p>928141</text:p>
          </table:table-cell>
          <table:table-cell table:style-name="ce16" office:value-type="string" calcext:value-type="string">
            <text:p>Abbiamo scoperto dove vive.</text:p>
          </table:table-cell>
          <table:table-cell table:style-name="ce16" office:value-type="string" calcext:value-type="string">
            <text:p>Wir haben herausgefunden, wo er wohnt.</text:p>
          </table:table-cell>
          <table:table-cell table:style-name="ce13" office:value-type="string" calcext:value-type="string">
            <text:p>herausgefunden</text:p>
          </table:table-cell>
          <table:table-cell table:style-name="ce13" office:value-type="float" office:value="429424" calcext:value-type="float">
            <text:p>429424</text:p>
          </table:table-cell>
          <table:table-cell table:style-name="ce16" office:value-type="string" calcext:value-type="string">
            <text:p>Chi ha scoperto l'America?</text:p>
          </table:table-cell>
          <table:table-cell table:style-name="ce16" office:value-type="string" calcext:value-type="string">
            <text:p>Wer hat Amerika entdeckt?</text:p>
          </table:table-cell>
          <table:table-cell table:style-name="ce13" office:value-type="string" calcext:value-type="string">
            <text:p>entdeck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format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89929" calcext:value-type="float">
            <text:p>10089929</text:p>
          </table:table-cell>
          <table:table-cell table:style-name="ce16" office:value-type="string" calcext:value-type="string">
            <text:p>Mia moglie scappò con un programmatore informatico.</text:p>
          </table:table-cell>
          <table:table-cell table:style-name="ce16" office:value-type="string" calcext:value-type="string">
            <text:p>Meine Frau lief mit einem Informatikspezialisten davon.</text:p>
          </table:table-cell>
          <table:table-cell table:style-name="ce13" office:value-type="string" calcext:value-type="string">
            <text:p>Informatik</text:p>
          </table:table-cell>
          <table:table-cell table:style-name="ce13" office:value-type="float" office:value="10216207" calcext:value-type="float">
            <text:p>10216207</text:p>
          </table:table-cell>
          <table:table-cell table:style-name="ce16" office:value-type="string" calcext:value-type="string">
            <text:p>Ci sono dei posti nel settore informatico.</text:p>
          </table:table-cell>
          <table:table-cell table:style-name="ce16" office:value-type="string" calcext:value-type="string">
            <text:p>Es gibt Stellen im Informatiksektor</text:p>
          </table:table-cell>
          <table:table-cell table:style-name="ce13" office:value-type="string" calcext:value-type="string">
            <text:p>Informatik</text:p>
          </table:table-cell>
          <table:table-cell table:style-name="ce13" office:value-type="float" office:value="3272231" calcext:value-type="float">
            <text:p>3272231</text:p>
          </table:table-cell>
          <table:table-cell table:style-name="ce16" office:value-type="string" calcext:value-type="string">
            <text:p>Sto cercando di risolvere dei problemi informatici.</text:p>
          </table:table-cell>
          <table:table-cell table:style-name="ce16" office:value-type="string" calcext:value-type="string">
            <text:p>Ich probiere gerade, Informatik-Probleme zu lösen.</text:p>
          </table:table-cell>
          <table:table-cell table:style-name="ce13" office:value-type="string" calcext:value-type="string">
            <text:p>Informatik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opor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12799" calcext:value-type="float">
            <text:p>412799</text:p>
          </table:table-cell>
          <table:table-cell table:style-name="ce16" office:value-type="string" calcext:value-type="string">
            <text:p>Lo proporrò come dirigente, che ti piaccia o no.</text:p>
          </table:table-cell>
          <table:table-cell table:style-name="ce16" office:value-type="string" calcext:value-type="string">
            <text:p>Ich werde ihn als Vorsitzenden vorschlagen, ob es dir gefällt oder nicht.</text:p>
          </table:table-cell>
          <table:table-cell table:style-name="ce13" office:value-type="string" calcext:value-type="string">
            <text:p>vorschlagen</text:p>
          </table:table-cell>
          <table:table-cell table:style-name="ce13" office:value-type="float" office:value="1870191" calcext:value-type="float">
            <text:p>1870191</text:p>
          </table:table-cell>
          <table:table-cell table:style-name="ce16" office:value-type="string" calcext:value-type="string">
            <text:p>Un partecipante propose di passare ad un altro argomento.</text:p>
          </table:table-cell>
          <table:table-cell table:style-name="ce16" office:value-type="string" calcext:value-type="string">
            <text:p>Ein Teilnehmer hat vorgeschlagen, wir sollten zu einem anderen Thema übergehen.</text:p>
          </table:table-cell>
          <table:table-cell table:style-name="ce13" office:value-type="string" calcext:value-type="string">
            <text:p>vorgeschlagen</text:p>
          </table:table-cell>
          <table:table-cell table:style-name="ce13" office:value-type="float" office:value="10041310" calcext:value-type="float">
            <text:p>10041310</text:p>
          </table:table-cell>
          <table:table-cell table:style-name="ce16" office:value-type="string" calcext:value-type="string">
            <text:p>Ascolta, voglio proporre un brindisi.</text:p>
          </table:table-cell>
          <table:table-cell table:style-name="ce16" office:value-type="string" calcext:value-type="string">
            <text:p>Hört mal, ich will einen Toast vorschlagen.</text:p>
          </table:table-cell>
          <table:table-cell table:style-name="ce13" office:value-type="string" calcext:value-type="string">
            <text:p>vorschla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sage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382664" calcext:value-type="float">
            <text:p>10382664</text:p>
          </table:table-cell>
          <table:table-cell table:style-name="ce16" office:value-type="string" calcext:value-type="string">
            <text:p>Divertitevi ma senza esagerare.</text:p>
          </table:table-cell>
          <table:table-cell table:style-name="ce16" office:value-type="string" calcext:value-type="string">
            <text:p>Amüsiert euch, aber übertreibt es nicht.</text:p>
          </table:table-cell>
          <table:table-cell table:style-name="ce13" office:value-type="string" calcext:value-type="string">
            <text:p>übertreibt</text:p>
          </table:table-cell>
          <table:table-cell table:style-name="ce13" office:value-type="float" office:value="9681792" calcext:value-type="float">
            <text:p>9681792</text:p>
          </table:table-cell>
          <table:table-cell table:style-name="ce16" office:value-type="string" calcext:value-type="string">
            <text:p>Edgar, non esagerare con le tue preoccupazioni.</text:p>
          </table:table-cell>
          <table:table-cell table:style-name="ce16" office:value-type="string" calcext:value-type="string">
            <text:p>Edgar, übertreib es nicht mit den Sorgen</text:p>
          </table:table-cell>
          <table:table-cell table:style-name="ce13" office:value-type="string" calcext:value-type="string">
            <text:p>übertreib</text:p>
          </table:table-cell>
          <table:table-cell table:style-name="ce13" office:value-type="float" office:value="9759514" calcext:value-type="float">
            <text:p>9759514</text:p>
          </table:table-cell>
          <table:table-cell table:style-name="ce16" office:value-type="string" calcext:value-type="string">
            <text:p>Esageri sempre, Andrea.</text:p>
          </table:table-cell>
          <table:table-cell table:style-name="ce16" office:value-type="string" calcext:value-type="string">
            <text:p>Du übertreibst immer, Andrea.</text:p>
          </table:table-cell>
          <table:table-cell table:style-name="ce13" office:value-type="string" calcext:value-type="string">
            <text:p>übertreibs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osten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63786" calcext:value-type="float">
            <text:p>1763786</text:p>
          </table:table-cell>
          <table:table-cell table:style-name="ce16" office:value-type="string" calcext:value-type="string">
            <text:p>Ci sono molte buone ragioni per sostenere questo progetto.</text:p>
          </table:table-cell>
          <table:table-cell table:style-name="ce16" office:value-type="string" calcext:value-type="string">
            <text:p>Es gibt viele gute Gründe, dieses Vorhaben zu unterstützen.</text:p>
          </table:table-cell>
          <table:table-cell table:style-name="ce13" office:value-type="string" calcext:value-type="string">
            <text:p>unterstützen</text:p>
          </table:table-cell>
          <table:table-cell table:style-name="ce13" office:value-type="float" office:value="3391616" calcext:value-type="float">
            <text:p>3391616</text:p>
          </table:table-cell>
          <table:table-cell table:style-name="ce16" office:value-type="string" calcext:value-type="string">
            <text:p>Loro si incoraggiano e si sostengono a vicenda.</text:p>
          </table:table-cell>
          <table:table-cell table:style-name="ce16" office:value-type="string" calcext:value-type="string">
            <text:p>Sie ermutigen und unterstützen einander.</text:p>
          </table:table-cell>
          <table:table-cell table:style-name="ce13" office:value-type="string" calcext:value-type="string">
            <text:p>unterstützen</text:p>
          </table:table-cell>
          <table:table-cell table:style-name="ce13"/>
          <table:table-cell table:style-name="ce16" office:value-type="string" calcext:value-type="string">
            <text:p>Sostengo i matrimoni omosessuali.</text:p>
          </table:table-cell>
          <table:table-cell table:style-name="ce16" office:value-type="string" calcext:value-type="string">
            <text:p>Ich unterstütze die Homo-Ehe.</text:p>
          </table:table-cell>
          <table:table-cell table:style-name="ce13" office:value-type="string" calcext:value-type="string">
            <text:p>unterstütz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ip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48212" calcext:value-type="float">
            <text:p>10048212</text:p>
          </table:table-cell>
          <table:table-cell table:style-name="ce16" office:value-type="string" calcext:value-type="string">
            <text:p>È tipico per te creare dei problemi!</text:p>
          </table:table-cell>
          <table:table-cell table:style-name="ce16" office:value-type="string" calcext:value-type="string">
            <text:p>Das ist wieder typisch von dir, Probleme zu verursachen!</text:p>
          </table:table-cell>
          <table:table-cell table:style-name="ce13" office:value-type="string" calcext:value-type="string">
            <text:p>typisch</text:p>
          </table:table-cell>
          <table:table-cell table:style-name="ce13" office:value-type="float" office:value="10173627" calcext:value-type="float">
            <text:p>10173627</text:p>
          </table:table-cell>
          <table:table-cell table:style-name="ce16" office:value-type="string" calcext:value-type="string">
            <text:p>Un tipico inverno russo.</text:p>
          </table:table-cell>
          <table:table-cell table:style-name="ce16" office:value-type="string" calcext:value-type="string">
            <text:p>Typischer russischer Winter.</text:p>
          </table:table-cell>
          <table:table-cell table:style-name="ce13" office:value-type="string" calcext:value-type="string">
            <text:p>Typischer</text:p>
          </table:table-cell>
          <table:table-cell table:style-name="ce13" office:value-type="float" office:value="9480788" calcext:value-type="float">
            <text:p>9480788</text:p>
          </table:table-cell>
          <table:table-cell table:style-name="ce16" office:value-type="string" calcext:value-type="string">
            <text:p>La pizza è un tipico cibo italiano.</text:p>
          </table:table-cell>
          <table:table-cell table:style-name="ce16" office:value-type="string" calcext:value-type="string">
            <text:p>Pizza ist typisches italienisches Essen.</text:p>
          </table:table-cell>
          <table:table-cell table:style-name="ce13" office:value-type="string" calcext:value-type="string">
            <text:p>typisch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pende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044958" calcext:value-type="float">
            <text:p>3044958</text:p>
          </table:table-cell>
          <table:table-cell table:style-name="ce16" office:value-type="string" calcext:value-type="string">
            <text:p>Dobbiamo aiutare coloro che cercano di lottare contro una dipendenza.</text:p>
          </table:table-cell>
          <table:table-cell table:style-name="ce16" office:value-type="string" calcext:value-type="string">
            <text:p>Wir müssen denen helfen, die versuchen, gegen eine Abhängigkeit zu kämpfen.</text:p>
          </table:table-cell>
          <table:table-cell table:style-name="ce13" office:value-type="string" calcext:value-type="string">
            <text:p>Abhängigkeit</text:p>
          </table:table-cell>
          <table:table-cell table:style-name="ce13" office:value-type="float" office:value="10373562" calcext:value-type="float">
            <text:p>10373562</text:p>
          </table:table-cell>
          <table:table-cell table:style-name="ce16" office:value-type="string" calcext:value-type="string">
            <text:p>Nessuno vuole diventare drogato. La dipendenza arriva dopo.</text:p>
          </table:table-cell>
          <table:table-cell table:style-name="ce16" office:value-type="string" calcext:value-type="string">
            <text:p>Niemand will drogenabhängig werden, die Abhängigkeit kommt schnell.</text:p>
          </table:table-cell>
          <table:table-cell table:style-name="ce13" office:value-type="string" calcext:value-type="string">
            <text:p>Abhängigkeit</text:p>
          </table:table-cell>
          <table:table-cell table:style-name="ce13" office:value-type="float" office:value="10304997" calcext:value-type="float">
            <text:p>10304997</text:p>
          </table:table-cell>
          <table:table-cell table:style-name="ce16" office:value-type="string" calcext:value-type="string">
            <text:p>Tra Cina e Corea esiste una grande dipendenza economica.</text:p>
          </table:table-cell>
          <table:table-cell table:style-name="ce16" office:value-type="string" calcext:value-type="string">
            <text:p>Zwischen China und Nordkorea besteht eine große wirtschaftliche Abhängigkeit.</text:p>
          </table:table-cell>
          <table:table-cell table:style-name="ce13" office:value-type="string" calcext:value-type="string">
            <text:p>Abhängigk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ccup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710929" calcext:value-type="float">
            <text:p>3710929</text:p>
          </table:table-cell>
          <table:table-cell table:style-name="ce16" office:value-type="string" calcext:value-type="string">
            <text:p>Lui non si occupa molto bene dei suoi figli.</text:p>
          </table:table-cell>
          <table:table-cell table:style-name="ce16" office:value-type="string" calcext:value-type="string">
            <text:p>Er kümmert sich nicht besonders gut um seine Kinder.</text:p>
          </table:table-cell>
          <table:table-cell table:style-name="ce13" office:value-type="string" calcext:value-type="string">
            <text:p>kümmert</text:p>
          </table:table-cell>
          <table:table-cell table:style-name="ce13" office:value-type="float" office:value="1751834" calcext:value-type="float">
            <text:p>1751834</text:p>
          </table:table-cell>
          <table:table-cell table:style-name="ce16" office:value-type="string" calcext:value-type="string">
            <text:p>Quand'è l'ultima volta che ti sei occupato del bucato?</text:p>
          </table:table-cell>
          <table:table-cell table:style-name="ce16" office:value-type="string" calcext:value-type="string">
            <text:p>Wann hast du dich das letzte Mal um den Abwasch gekümmert?</text:p>
          </table:table-cell>
          <table:table-cell table:style-name="ce13" office:value-type="string" calcext:value-type="string">
            <text:p>gekümmert</text:p>
          </table:table-cell>
          <table:table-cell table:style-name="ce13" office:value-type="float" office:value="10488051" calcext:value-type="float">
            <text:p>10488051</text:p>
          </table:table-cell>
          <table:table-cell table:style-name="ce16" office:value-type="string" calcext:value-type="string">
            <text:p>Shinkai, abbiamo qualcuno che si possa occupare di lui?</text:p>
          </table:table-cell>
          <table:table-cell table:style-name="ce16" office:value-type="string" calcext:value-type="string">
            <text:p>Shinkai, gibt es jemanden, der sich um ihn kümmern kann?</text:p>
          </table:table-cell>
          <table:table-cell table:style-name="ce13" office:value-type="string" calcext:value-type="string">
            <text:p>kümmern</text:p>
          </table:table-cell>
          <table:table-cell table:style-name="ce16" office:value-type="string" calcext:value-type="string">
            <text:p>si occupa dei diritti delle persone più deboli/ si occupa di cani abbandonati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ur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4509049" calcext:value-type="float">
            <text:p>4509049</text:p>
          </table:table-cell>
          <table:table-cell table:style-name="ce16" office:value-type="string" calcext:value-type="string">
            <text:p>Lui ha lavorato duramente e ha superato l'esame.</text:p>
          </table:table-cell>
          <table:table-cell table:style-name="ce16" office:value-type="string" calcext:value-type="string">
            <text:p>Er hat hart gearbeitet und die Prüfung bestanden.</text:p>
          </table:table-cell>
          <table:table-cell table:style-name="ce13" office:value-type="string" calcext:value-type="string">
            <text:p>hart</text:p>
          </table:table-cell>
          <table:table-cell table:style-name="ce13" office:value-type="float" office:value="1086137" calcext:value-type="float">
            <text:p>1086137</text:p>
          </table:table-cell>
          <table:table-cell table:style-name="ce16" office:value-type="string" calcext:value-type="string">
            <text:p>Ha lavorato così duramente che alla fine si è ammalato.</text:p>
          </table:table-cell>
          <table:table-cell table:style-name="ce16" office:value-type="string" calcext:value-type="string">
            <text:p>Er hat so hart gearbeitet, dass er schließlich krank geworden ist.</text:p>
          </table:table-cell>
          <table:table-cell table:style-name="ce13" office:value-type="string" calcext:value-type="string">
            <text:p>hart</text:p>
          </table:table-cell>
          <table:table-cell table:style-name="ce13" office:value-type="float" office:value="3388923" calcext:value-type="float">
            <text:p>3388923</text:p>
          </table:table-cell>
          <table:table-cell table:style-name="ce16" office:value-type="string" calcext:value-type="string">
            <text:p>Lavoro duramente in giardino la mattina.</text:p>
          </table:table-cell>
          <table:table-cell table:style-name="ce16" office:value-type="string" calcext:value-type="string">
            <text:p>Ich arbeite morgens hart im Garten.</text:p>
          </table:table-cell>
          <table:table-cell table:style-name="ce13" office:value-type="string" calcext:value-type="string">
            <text:p>ha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ssum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922690" calcext:value-type="float">
            <text:p>4922690</text:p>
          </table:table-cell>
          <table:table-cell table:style-name="ce16" office:value-type="string" calcext:value-type="string">
            <text:p>Al sole le foglie hanno assunto colori che vanno dal giallo al rosso, dal marrone all'arancione.</text:p>
          </table:table-cell>
          <table:table-cell table:style-name="ce16" office:value-type="string" calcext:value-type="string">
            <text:p>In der Sonne haben die Blätter Farben angenommen, die von Gelb über Rot, Braun und Orange changieren.</text:p>
          </table:table-cell>
          <table:table-cell table:style-name="ce13" office:value-type="string" calcext:value-type="string">
            <text:p>angenomm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assumere vitamine assumere un’importanza particolare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cerc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57421" calcext:value-type="float">
            <text:p>1857421</text:p>
          </table:table-cell>
          <table:table-cell table:style-name="ce16" office:value-type="string" calcext:value-type="string">
            <text:p>Sono alla ricerca della lingua perduta.</text:p>
          </table:table-cell>
          <table:table-cell table:style-name="ce16" office:value-type="string" calcext:value-type="string">
            <text:p>Ich bin auf der Suche nach der verlorenen gegangen Sprache.</text:p>
          </table:table-cell>
          <table:table-cell table:style-name="ce13" office:value-type="string" calcext:value-type="string">
            <text:p>Suche</text:p>
          </table:table-cell>
          <table:table-cell table:style-name="ce13" office:value-type="float" office:value="373843" calcext:value-type="float">
            <text:p>373843</text:p>
          </table:table-cell>
          <table:table-cell table:style-name="ce16" office:value-type="string" calcext:value-type="string">
            <text:p>La nostra compagnia vuole prendere parte in questo progetto di ricerca.</text:p>
          </table:table-cell>
          <table:table-cell table:style-name="ce16" office:value-type="string" calcext:value-type="string">
            <text:p>Unser Unternehmen möchte gern an diesem Forschungsprojekt teilnehmen.</text:p>
          </table:table-cell>
          <table:table-cell table:style-name="ce13" office:value-type="string" calcext:value-type="string">
            <text:p>Forschung</text:p>
          </table:table-cell>
          <table:table-cell table:style-name="ce13" office:value-type="float" office:value="10443080" calcext:value-type="float">
            <text:p>10443080</text:p>
          </table:table-cell>
          <table:table-cell table:style-name="ce16" office:value-type="string" calcext:value-type="string">
            <text:p>La ricerca scientifica è molto rischiosa a Volte.</text:p>
          </table:table-cell>
          <table:table-cell table:style-name="ce16" office:value-type="string" calcext:value-type="string">
            <text:p>Die medizinische Forschung kann gefährlich sein.</text:p>
          </table:table-cell>
          <table:table-cell table:style-name="ce13" office:value-type="string" calcext:value-type="string">
            <text:p>Forsch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ttes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6980566" calcext:value-type="float">
            <text:p>6980566</text:p>
          </table:table-cell>
          <table:table-cell table:style-name="ce16" office:value-type="string" calcext:value-type="string">
            <text:p>Ho un cliente che aspetta un sala d'attesa.</text:p>
          </table:table-cell>
          <table:table-cell table:style-name="ce16" office:value-type="string" calcext:value-type="string">
            <text:p>Ich habe einen Kunden, der im Wartezimmer wartet.</text:p>
          </table:table-cell>
          <table:table-cell table:style-name="ce13" office:value-type="string" calcext:value-type="string">
            <text:p>Warte</text:p>
          </table:table-cell>
          <table:table-cell table:style-name="ce13" office:value-type="float" office:value="9169830" calcext:value-type="float">
            <text:p>9169830</text:p>
          </table:table-cell>
          <table:table-cell table:style-name="ce16" office:value-type="string" calcext:value-type="string">
            <text:p>In attesa di ulteriori istruzioni, accomodiamoci nel mio ufficio.</text:p>
          </table:table-cell>
          <table:table-cell table:style-name="ce16" office:value-type="string" calcext:value-type="string">
            <text:p>Während des Wartens auf weitere Befehle, machen wir es uns in meinem Büro bequem.</text:p>
          </table:table-cell>
          <table:table-cell table:style-name="ce13" office:value-type="string" calcext:value-type="string">
            <text:p>Warten</text:p>
          </table:table-cell>
          <table:table-cell table:style-name="ce13" office:value-type="float" office:value="10318119" calcext:value-type="float">
            <text:p>10318119</text:p>
          </table:table-cell>
          <table:table-cell table:style-name="ce16" office:value-type="string" calcext:value-type="string">
            <text:p>Un giorno intero di attesa senza ricevere risposta da Lutan.</text:p>
          </table:table-cell>
          <table:table-cell table:style-name="ce16" office:value-type="string" calcext:value-type="string">
            <text:p>Ein ganzer Tag des Wartens ohne eine Nachricht von Lutan zu erhalten.</text:p>
          </table:table-cell>
          <table:table-cell table:style-name="ce13" office:value-type="string" calcext:value-type="string">
            <text:p>Warten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evita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990256" calcext:value-type="float">
            <text:p>9990256</text:p>
          </table:table-cell>
          <table:table-cell table:style-name="ce16" office:value-type="string" calcext:value-type="string">
            <text:p>Abbiamo litigato, a volte, ma questo è inevitabile, quando si gira un film.</text:p>
          </table:table-cell>
          <table:table-cell table:style-name="ce16" office:value-type="string" calcext:value-type="string">
            <text:p>Manchmal haben wir gestritten, aber das ist unvermeidlich beim Filmemachen.</text:p>
          </table:table-cell>
          <table:table-cell table:style-name="ce13" office:value-type="string" calcext:value-type="string">
            <text:p>unvermeidlich</text:p>
          </table:table-cell>
          <table:table-cell table:style-name="ce13" office:value-type="float" office:value="9650736" calcext:value-type="float">
            <text:p>9650736</text:p>
          </table:table-cell>
          <table:table-cell table:style-name="ce16" office:value-type="string" calcext:value-type="string">
            <text:p>Ogni giorno che passa si invecchia. È inevitabile.</text:p>
          </table:table-cell>
          <table:table-cell table:style-name="ce16" office:value-type="string" calcext:value-type="string">
            <text:p>Man wird mit jedem Tag älter, das ist unvermeidbar.</text:p>
          </table:table-cell>
          <table:table-cell table:style-name="ce13" office:value-type="string" calcext:value-type="string">
            <text:p>unvermeidbar</text:p>
          </table:table-cell>
          <table:table-cell table:style-name="ce13" office:value-type="float" office:value="9154581" calcext:value-type="float">
            <text:p>9154581</text:p>
          </table:table-cell>
          <table:table-cell table:style-name="ce16" office:value-type="string" calcext:value-type="string">
            <text:p>No, è inevitabile. È più forte di noi.</text:p>
          </table:table-cell>
          <table:table-cell table:style-name="ce16" office:value-type="string" calcext:value-type="string">
            <text:p>Nein, es ist unausweichlich. Es ist stärker als wir.</text:p>
          </table:table-cell>
          <table:table-cell table:style-name="ce13" office:value-type="string" calcext:value-type="string">
            <text:p>unausweich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bbandon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928220" calcext:value-type="float">
            <text:p>9928220</text:p>
          </table:table-cell>
          <table:table-cell table:style-name="ce16" office:value-type="string" calcext:value-type="string">
            <text:p>Poiché siamo in questo edificio abbandonato, possiamo parlare dell'affare.</text:p>
          </table:table-cell>
          <table:table-cell table:style-name="ce16" office:value-type="string" calcext:value-type="string">
            <text:p>Da wir in diesem verlassenen Gebäude sind, können wir über das Geschäft reden.</text:p>
          </table:table-cell>
          <table:table-cell table:style-name="ce13" office:value-type="string" calcext:value-type="string">
            <text:p>verlassenen</text:p>
          </table:table-cell>
          <table:table-cell table:style-name="ce13" office:value-type="float" office:value="9390771" calcext:value-type="float">
            <text:p>9390771</text:p>
          </table:table-cell>
          <table:table-cell table:style-name="ce16" office:value-type="string" calcext:value-type="string">
            <text:p>Il corpo era stato portato qui, e abbandonato sotto il ponte.</text:p>
          </table:table-cell>
          <table:table-cell table:style-name="ce16" office:value-type="string" calcext:value-type="string">
            <text:p>Die Leiche wurde hier hergebracht und unter der Brücke zurückgelassen.</text:p>
          </table:table-cell>
          <table:table-cell table:style-name="ce13" office:value-type="string" calcext:value-type="string">
            <text:p>zurückgelassen</text:p>
          </table:table-cell>
          <table:table-cell table:style-name="ce13"/>
          <table:table-cell table:style-name="ce16" office:value-type="string" calcext:value-type="string">
            <text:p>Non voglio entrare nel cimitero abbandonato perchè ho paura.</text:p>
          </table:table-cell>
          <table:table-cell table:style-name="ce16" office:value-type="string" calcext:value-type="string">
            <text:p>Ich will nicht auf den verlassenen Friedhof gehen, weil ich Angst habe.</text:p>
          </table:table-cell>
          <table:table-cell table:style-name="ce13" office:value-type="string" calcext:value-type="string">
            <text:p>verlassen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appresen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833616" calcext:value-type="float">
            <text:p>833616</text:p>
          </table:table-cell>
          <table:table-cell table:style-name="ce16" office:value-type="string" calcext:value-type="string">
            <text:p>Le ferrovie sono rappresentate sulla mappa da linee rosse.</text:p>
          </table:table-cell>
          <table:table-cell table:style-name="ce16" office:value-type="string" calcext:value-type="string">
            <text:p>Die Eisenbahnlinie ist auf der Karte mit einer roten Linien dargestellt.</text:p>
          </table:table-cell>
          <table:table-cell table:style-name="ce13" office:value-type="string" calcext:value-type="string">
            <text:p>dargestellt</text:p>
          </table:table-cell>
          <table:table-cell table:style-name="ce13" office:value-type="float" office:value="3350711" calcext:value-type="float">
            <text:p>3350711</text:p>
          </table:table-cell>
          <table:table-cell table:style-name="ce16" office:value-type="string" calcext:value-type="string">
            <text:p>Ha rappresentato i suoi sentimenti in un quadro.</text:p>
          </table:table-cell>
          <table:table-cell table:style-name="ce16" office:value-type="string" calcext:value-type="string">
            <text:p>Er hat seine Gefühle in einem Gemälde ausgedrückt.</text:p>
          </table:table-cell>
          <table:table-cell table:style-name="ce13" office:value-type="string" calcext:value-type="string">
            <text:p>ausgedrückt</text:p>
          </table:table-cell>
          <table:table-cell table:style-name="ce13" office:value-type="float" office:value="4420737" calcext:value-type="float">
            <text:p>4420737</text:p>
          </table:table-cell>
          <table:table-cell table:style-name="ce16" office:value-type="string" calcext:value-type="string">
            <text:p>La casa rappresenta il tuo spazio vitale, averne cura significa avere cura di se stesso.</text:p>
          </table:table-cell>
          <table:table-cell table:style-name="ce16" office:value-type="string" calcext:value-type="string">
            <text:p>Die Wohnung repräsentiert deinen Lebensraum; sie zu pflegen, heißt, sich selbst zu pflegen.</text:p>
          </table:table-cell>
          <table:table-cell table:style-name="ce13" office:value-type="string" calcext:value-type="string">
            <text:p>repräsenti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vantaggios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rcheggi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262861" calcext:value-type="float">
            <text:p>3262861</text:p>
          </table:table-cell>
          <table:table-cell table:style-name="ce16" office:value-type="string" calcext:value-type="string">
            <text:p>Parcheggiate la macchina all'ombra.</text:p>
          </table:table-cell>
          <table:table-cell table:style-name="ce16" office:value-type="string" calcext:value-type="string">
            <text:p>Parkt das Auto im Schatten.</text:p>
          </table:table-cell>
          <table:table-cell table:style-name="ce13" office:value-type="string" calcext:value-type="string">
            <text:p>parkt</text:p>
          </table:table-cell>
          <table:table-cell table:style-name="ce13" office:value-type="float" office:value="2268230" calcext:value-type="float">
            <text:p>2268230</text:p>
          </table:table-cell>
          <table:table-cell table:style-name="ce16" office:value-type="string" calcext:value-type="string">
            <text:p>La macchina è parcheggiata di fronte a quel palazzo.</text:p>
          </table:table-cell>
          <table:table-cell table:style-name="ce16" office:value-type="string" calcext:value-type="string">
            <text:p>Der Wagen parkt gegenüber dem Gebäude.</text:p>
          </table:table-cell>
          <table:table-cell table:style-name="ce13" office:value-type="string" calcext:value-type="string">
            <text:p>parkt</text:p>
          </table:table-cell>
          <table:table-cell table:style-name="ce13" office:value-type="float" office:value="10140804" calcext:value-type="float">
            <text:p>10140804</text:p>
          </table:table-cell>
          <table:table-cell table:style-name="ce16" office:value-type="string" calcext:value-type="string">
            <text:p>Qui svolta a sinistra e parcheggia.</text:p>
          </table:table-cell>
          <table:table-cell table:style-name="ce16" office:value-type="string" calcext:value-type="string">
            <text:p>OK. Hier links rein und dann parken.</text:p>
          </table:table-cell>
          <table:table-cell table:style-name="ce13" office:value-type="string" calcext:value-type="string">
            <text:p>park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olast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201230" calcext:value-type="float">
            <text:p>2201230</text:p>
          </table:table-cell>
          <table:table-cell table:style-name="ce16" office:value-type="string" calcext:value-type="string">
            <text:p>Le uniformi scolastiche non sono più tanto alla moda.</text:p>
          </table:table-cell>
          <table:table-cell table:style-name="ce16" office:value-type="string" calcext:value-type="string">
            <text:p>Schuluniformen sind schlichtweg nicht mehr in Mode.</text:p>
          </table:table-cell>
          <table:table-cell table:style-name="ce13" office:value-type="string" calcext:value-type="string">
            <text:p>Schul</text:p>
          </table:table-cell>
          <table:table-cell table:style-name="ce13" office:value-type="float" office:value="3414305" calcext:value-type="float">
            <text:p>3414305</text:p>
          </table:table-cell>
          <table:table-cell table:style-name="ce16" office:value-type="string" calcext:value-type="string">
            <text:p>La mia borsa scolastica è molto pesante.</text:p>
          </table:table-cell>
          <table:table-cell table:style-name="ce16" office:value-type="string" calcext:value-type="string">
            <text:p>Mein Schulranzen ist sehr schwer.</text:p>
          </table:table-cell>
          <table:table-cell table:style-name="ce13" office:value-type="string" calcext:value-type="string">
            <text:p>Schul</text:p>
          </table:table-cell>
          <table:table-cell table:style-name="ce13" office:value-type="float" office:value="409295" calcext:value-type="float">
            <text:p>409295</text:p>
          </table:table-cell>
          <table:table-cell table:style-name="ce16" office:value-type="string" calcext:value-type="string">
            <text:p>I pranzi scolastici sono disgustosi!</text:p>
          </table:table-cell>
          <table:table-cell table:style-name="ce16" office:value-type="string" calcext:value-type="string">
            <text:p>Schulessen ist widerlich!</text:p>
          </table:table-cell>
          <table:table-cell table:style-name="ce13" office:value-type="string" calcext:value-type="string">
            <text:p>Schu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tal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127898" calcext:value-type="float">
            <text:p>2127898</text:p>
          </table:table-cell>
          <table:table-cell table:style-name="ce16" office:value-type="string" calcext:value-type="string">
            <text:p>Tu disponi di un grande talento. Sei veramente un prodigio!</text:p>
          </table:table-cell>
          <table:table-cell table:style-name="ce16" office:value-type="string" calcext:value-type="string">
            <text:p>Du hast viel Talent. Du bist ein wahres Wunderkind!</text:p>
          </table:table-cell>
          <table:table-cell table:style-name="ce13" office:value-type="string" calcext:value-type="string">
            <text:p>Talent</text:p>
          </table:table-cell>
          <table:table-cell table:style-name="ce13" office:value-type="float" office:value="9347532" calcext:value-type="float">
            <text:p>9347532</text:p>
          </table:table-cell>
          <table:table-cell table:style-name="ce16" office:value-type="string" calcext:value-type="string">
            <text:p>Ha il talento di carpire alla gente che inizialmente non sa niente una quantità sorprendente di informazioni.</text:p>
          </table:table-cell>
          <table:table-cell table:style-name="ce16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13" office:value-type="string" calcext:value-type="string">
            <text:p>Talent</text:p>
          </table:table-cell>
          <table:table-cell table:style-name="ce13" office:value-type="float" office:value="9689284" calcext:value-type="float">
            <text:p>9689284</text:p>
          </table:table-cell>
          <table:table-cell table:style-name="ce16" office:value-type="string" calcext:value-type="string">
            <text:p>Ti chiedo solo di aiutarmi a migliorare il mio talento musicale.</text:p>
          </table:table-cell>
          <table:table-cell table:style-name="ce16" office:value-type="string" calcext:value-type="string">
            <text:p>Ich will ja nur, dass du mir hilfst mein musikalisches Talent zu verbessern.</text:p>
          </table:table-cell>
          <table:table-cell table:style-name="ce13" office:value-type="string" calcext:value-type="string">
            <text:p>Talen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intom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65056" calcext:value-type="float">
            <text:p>1265056</text:p>
          </table:table-cell>
          <table:table-cell table:style-name="ce16" office:value-type="string" calcext:value-type="string">
            <text:p>Il medico non attribuì alcuna importanza a quei sintomi.</text:p>
          </table:table-cell>
          <table:table-cell table:style-name="ce16" office:value-type="string" calcext:value-type="string">
            <text:p>Der Arzt maß diesen Symptomen keinerlei Bedeutung bei.</text:p>
          </table:table-cell>
          <table:table-cell table:style-name="ce13" office:value-type="string" calcext:value-type="string">
            <text:p>Symptomen</text:p>
          </table:table-cell>
          <table:table-cell table:style-name="ce13" office:value-type="float" office:value="9728773" calcext:value-type="float">
            <text:p>9728773</text:p>
          </table:table-cell>
          <table:table-cell table:style-name="ce16" office:value-type="string" calcext:value-type="string">
            <text:p>Il primo sintomo è il soffocamento, seguito da immediata perdita dei sensi.</text:p>
          </table:table-cell>
          <table:table-cell table:style-name="ce16" office:value-type="string" calcext:value-type="string">
            <text:p>Das erste Symptom scheint Ersticken zu sein, gefolgt von sofortiger Bewusstlosigkeit.</text:p>
          </table:table-cell>
          <table:table-cell table:style-name="ce13" office:value-type="string" calcext:value-type="string">
            <text:p>Symptom</text:p>
          </table:table-cell>
          <table:table-cell table:style-name="ce13" office:value-type="float" office:value="10217322" calcext:value-type="float">
            <text:p>10217322</text:p>
          </table:table-cell>
          <table:table-cell table:style-name="ce16" office:value-type="string" calcext:value-type="string">
            <text:p>E il delirio è un sintomo di alterazione mentale.</text:p>
          </table:table-cell>
          <table:table-cell table:style-name="ce16" office:value-type="string" calcext:value-type="string">
            <text:p>Wahn aber ist ein Symptom für eine psychologische Störung.</text:p>
          </table:table-cell>
          <table:table-cell table:style-name="ce13" office:value-type="string" calcext:value-type="string">
            <text:p>Sympto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an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99343" calcext:value-type="float">
            <text:p>399343</text:p>
          </table:table-cell>
          <table:table-cell table:style-name="ce16" office:value-type="string" calcext:value-type="string">
            <text:p>Insegnare alle persone a comprendere l'uso reale degli antibiotici è un problema di sanità pubblica.</text:p>
          </table:table-cell>
          <table:table-cell table:style-name="ce16" office:value-type="string" calcext:value-type="string">
            <text:p>Die Leute im richtigen Gebrauch von Antibiotika zu unterweisen ist ein Problem des Gesundheitswesens.</text:p>
          </table:table-cell>
          <table:table-cell table:style-name="ce13" office:value-type="string" calcext:value-type="string">
            <text:p>Gesundhei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bas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578295" calcext:value-type="float">
            <text:p>1578295</text:p>
          </table:table-cell>
          <table:table-cell table:style-name="ce16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ce16" office:value-type="string" calcext:value-type="string">
            <text:p>“Warum sind alle Psychiater und Psychologen verrückt?“ “Um eine Vertrauensbasis mit dir aufzubauen.“</text:p>
          </table:table-cell>
          <table:table-cell table:style-name="ce13" office:value-type="string" calcext:value-type="string">
            <text:p>basis</text:p>
          </table:table-cell>
          <table:table-cell table:style-name="ce13" office:value-type="float" office:value="2943707" calcext:value-type="float">
            <text:p>2943707</text:p>
          </table:table-cell>
          <table:table-cell table:style-name="ce16" office:value-type="string" calcext:value-type="string">
            <text:p>Il tuo sistema di credenze è alla base delle tue decisioni.</text:p>
          </table:table-cell>
          <table:table-cell table:style-name="ce16" office:value-type="string" calcext:value-type="string">
            <text:p>Dein Glaubenssystem ist die Grundlage deiner Entscheidungen.</text:p>
          </table:table-cell>
          <table:table-cell table:style-name="ce13" office:value-type="string" calcext:value-type="string">
            <text:p>Grundlage</text:p>
          </table:table-cell>
          <table:table-cell table:style-name="ce13" office:value-type="float" office:value="2456034" calcext:value-type="float">
            <text:p>2456034</text:p>
          </table:table-cell>
          <table:table-cell table:style-name="ce16" office:value-type="string" calcext:value-type="string">
            <text:p>La base di questo manuale è un metodo comunicativo.</text:p>
          </table:table-cell>
          <table:table-cell table:style-name="ce16" office:value-type="string" calcext:value-type="string">
            <text:p>Diesem Lehrbuch liegt ein kommunikativer methodischer Ansatz zu Grunde.</text:p>
          </table:table-cell>
          <table:table-cell table:style-name="ce13" office:value-type="string" calcext:value-type="string">
            <text:p>Grunde</text:p>
          </table:table-cell>
          <table:table-cell table:style-name="ce16" office:value-type="string" calcext:value-type="string">
            <text:p>a base di pasta / basi teoriche / alla base di qualcosa / condizione bas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osi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007035" calcext:value-type="float">
            <text:p>9007035</text:p>
          </table:table-cell>
          <table:table-cell table:style-name="ce16" office:value-type="string" calcext:value-type="string">
            <text:p>Suonerò la mia composizione di Victor Herbert.</text:p>
          </table:table-cell>
          <table:table-cell table:style-name="ce16" office:value-type="string" calcext:value-type="string">
            <text:p>Ich spiele meine eigene Komposition von Victor Heerman.</text:p>
          </table:table-cell>
          <table:table-cell table:style-name="ce13" office:value-type="string" calcext:value-type="string">
            <text:p>Kompositio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composizione musicale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scriv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08077" calcext:value-type="float">
            <text:p>508077</text:p>
          </table:table-cell>
          <table:table-cell table:style-name="ce16" office:value-type="string" calcext:value-type="string">
            <text:p>Presto mi iscriverò a un corso di tedesco.</text:p>
          </table:table-cell>
          <table:table-cell table:style-name="ce16" office:value-type="string" calcext:value-type="string">
            <text:p>Ich werde mich bald zu einem Deutschkurs anmelden.</text:p>
          </table:table-cell>
          <table:table-cell table:style-name="ce13" office:value-type="string" calcext:value-type="string">
            <text:p>anmelden</text:p>
          </table:table-cell>
          <table:table-cell table:style-name="ce13" office:value-type="float" office:value="9958294" calcext:value-type="float">
            <text:p>9958294</text:p>
          </table:table-cell>
          <table:table-cell table:style-name="ce16" office:value-type="string" calcext:value-type="string">
            <text:p>Senza promozione, capisci ? Potremmo iscrivere la nostra band e vincere !</text:p>
          </table:table-cell>
          <table:table-cell table:style-name="ce16" office:value-type="string" calcext:value-type="string">
            <text:p>Wir könnten unsere Band anmelden und gewinnen.</text:p>
          </table:table-cell>
          <table:table-cell table:style-name="ce13" office:value-type="string" calcext:value-type="string">
            <text:p>anmeld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us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566763" calcext:value-type="float">
            <text:p>3566763</text:p>
          </table:table-cell>
          <table:table-cell table:style-name="ce16" office:value-type="string" calcext:value-type="string">
            <text:p>È un lusso che noi non ci possiamo permettere.</text:p>
          </table:table-cell>
          <table:table-cell table:style-name="ce16" office:value-type="string" calcext:value-type="string">
            <text:p>Das ist ein Luxus, den wir uns nicht erlauben können.</text:p>
          </table:table-cell>
          <table:table-cell table:style-name="ce13" office:value-type="string" calcext:value-type="string">
            <text:p>Luxus</text:p>
          </table:table-cell>
          <table:table-cell table:style-name="ce13" office:value-type="float" office:value="9326768" calcext:value-type="float">
            <text:p>9326768</text:p>
          </table:table-cell>
          <table:table-cell table:style-name="ce16" office:value-type="string" calcext:value-type="string">
            <text:p>Loro chiesero informazioni su crociere costose e di lusso.</text:p>
          </table:table-cell>
          <table:table-cell table:style-name="ce16" office:value-type="string" calcext:value-type="string">
            <text:p>Sie haben sich nach teuren, Luxusseereisen erkundigt.</text:p>
          </table:table-cell>
          <table:table-cell table:style-name="ce13" office:value-type="string" calcext:value-type="string">
            <text:p>Luxus</text:p>
          </table:table-cell>
          <table:table-cell table:style-name="ce13" office:value-type="float" office:value="9254699" calcext:value-type="float">
            <text:p>9254699</text:p>
          </table:table-cell>
          <table:table-cell table:style-name="ce16" office:value-type="string" calcext:value-type="string">
            <text:p>Loro hanno cibo di lusso, ma il prezzo è accessibile.</text:p>
          </table:table-cell>
          <table:table-cell table:style-name="ce16" office:value-type="string" calcext:value-type="string">
            <text:p>Sie haben Luxusessen, aber der Preis ist bezahlbar.</text:p>
          </table:table-cell>
          <table:table-cell table:style-name="ce13" office:value-type="string" calcext:value-type="string">
            <text:p>Luxu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alleg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784799" calcext:value-type="float">
            <text:p>2784799</text:p>
          </table:table-cell>
          <table:table-cell table:style-name="ce16" office:value-type="string" calcext:value-type="string">
            <text:p>Io mi rallegro circa la mia vacanza della prossima settimana.</text:p>
          </table:table-cell>
          <table:table-cell table:style-name="ce16" office:value-type="string" calcext:value-type="string">
            <text:p>Ich freue mich auf meinen Urlaub nächste Woche.</text:p>
          </table:table-cell>
          <table:table-cell table:style-name="ce13" office:value-type="string" calcext:value-type="string">
            <text:p>freu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azi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141594" calcext:value-type="float">
            <text:p>10141594</text:p>
          </table:table-cell>
          <table:table-cell table:style-name="ce16" office:value-type="string" calcext:value-type="string">
            <text:p>Qualcuno che potrà saziare la tua fame.</text:p>
          </table:table-cell>
          <table:table-cell table:style-name="ce16" office:value-type="string" calcext:value-type="string">
            <text:p>Jemanden, der deinen Hunger stillen kann.</text:p>
          </table:table-cell>
          <table:table-cell table:style-name="ce13" office:value-type="string" calcext:value-type="string">
            <text:p>still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lesse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312251" calcext:value-type="float">
            <text:p>9312251</text:p>
          </table:table-cell>
          <table:table-cell table:style-name="ce16" office:value-type="string" calcext:value-type="string">
            <text:p>Sapevo che parte del mio malessere era dovuta alla fame.</text:p>
          </table:table-cell>
          <table:table-cell table:style-name="ce16" office:value-type="string" calcext:value-type="string">
            <text:p>Ich erkannte, dass der Hunger der Grund für mein Unwohlsein war.</text:p>
          </table:table-cell>
          <table:table-cell table:style-name="ce13" office:value-type="string" calcext:value-type="string">
            <text:p>Unwohlsein</text:p>
          </table:table-cell>
          <table:table-cell table:style-name="ce13" office:value-type="float" office:value="9625148" calcext:value-type="float">
            <text:p>9625148</text:p>
          </table:table-cell>
          <table:table-cell table:style-name="ce16" office:value-type="string" calcext:value-type="string">
            <text:p>Un malessere generale, avevo sempre un mal di testa.</text:p>
          </table:table-cell>
          <table:table-cell table:style-name="ce16" office:value-type="string" calcext:value-type="string">
            <text:p>Ein allgemeines Unwohlsein, ich hatte immer Kopfschmerzen.</text:p>
          </table:table-cell>
          <table:table-cell table:style-name="ce13" office:value-type="string" calcext:value-type="string">
            <text:p>Unwohlsein</text:p>
          </table:table-cell>
          <table:table-cell table:style-name="ce13" office:value-type="float" office:value="9438677" calcext:value-type="float">
            <text:p>9438677</text:p>
          </table:table-cell>
          <table:table-cell table:style-name="ce16" office:value-type="string" calcext:value-type="string">
            <text:p>Il tempo degli ultimi due giorni deve essere stato la causa del suo malessere.</text:p>
          </table:table-cell>
          <table:table-cell table:style-name="ce16" office:value-type="string" calcext:value-type="string">
            <text:p>Das Wetter in den letzten Tagen muss der Grund für sein Unwohlsein gewesen sein.</text:p>
          </table:table-cell>
          <table:table-cell table:style-name="ce13" office:value-type="string" calcext:value-type="string">
            <text:p>Unwohlsei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uoc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50419" calcext:value-type="float">
            <text:p>9450419</text:p>
          </table:table-cell>
          <table:table-cell table:style-name="ce16" office:value-type="string" calcext:value-type="string">
            <text:p>Era una cuoca provetta. Usava spezie raffinate.</text:p>
          </table:table-cell>
          <table:table-cell table:style-name="ce16" office:value-type="string" calcext:value-type="string">
            <text:p>Sie war eine exzellente Köchin, sie verwendete die besten Gewürze.</text:p>
          </table:table-cell>
          <table:table-cell table:style-name="ce13" office:value-type="string" calcext:value-type="string">
            <text:p>Köchin</text:p>
          </table:table-cell>
          <table:table-cell table:style-name="ce13" office:value-type="float" office:value="9535736" calcext:value-type="float">
            <text:p>9535736</text:p>
          </table:table-cell>
          <table:table-cell table:style-name="ce16" office:value-type="string" calcext:value-type="string">
            <text:p>Devo parlare alla cuoca del dolce.</text:p>
          </table:table-cell>
          <table:table-cell table:style-name="ce16" office:value-type="string" calcext:value-type="string">
            <text:p>Ich muss mit der Köchin über das Dessert sprechen.</text:p>
          </table:table-cell>
          <table:table-cell table:style-name="ce13" office:value-type="string" calcext:value-type="string">
            <text:p>Köchin</text:p>
          </table:table-cell>
          <table:table-cell table:style-name="ce13" office:value-type="float" office:value="9551310" calcext:value-type="float">
            <text:p>9551310</text:p>
          </table:table-cell>
          <table:table-cell table:style-name="ce16" office:value-type="string" calcext:value-type="string">
            <text:p>Faceva la cuoca in un ristorante ungherese.</text:p>
          </table:table-cell>
          <table:table-cell table:style-name="ce16" office:value-type="string" calcext:value-type="string">
            <text:p>Sie war mal Köchin in einem ungarischen Restaurant.</text:p>
          </table:table-cell>
          <table:table-cell table:style-name="ce13" office:value-type="string" calcext:value-type="string">
            <text:p>Köchi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most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30335" calcext:value-type="float">
            <text:p>2430335</text:p>
          </table:table-cell>
          <table:table-cell table:style-name="ce16" office:value-type="string" calcext:value-type="string">
            <text:p>Ha dimostrato di avere una conoscenza profonda del tema.</text:p>
          </table:table-cell>
          <table:table-cell table:style-name="ce16" office:value-type="string" calcext:value-type="string">
            <text:p>Er hat seine profunde Kenntnis des Themas bewiesen.</text:p>
          </table:table-cell>
          <table:table-cell table:style-name="ce13" office:value-type="string" calcext:value-type="string">
            <text:p>bewiesen</text:p>
          </table:table-cell>
          <table:table-cell table:style-name="ce13" office:value-type="float" office:value="4551848" calcext:value-type="float">
            <text:p>4551848</text:p>
          </table:table-cell>
          <table:table-cell table:style-name="ce16" office:value-type="string" calcext:value-type="string">
            <text:p>Lui non si ha dimostrato molto senso per il romanticismo.</text:p>
          </table:table-cell>
          <table:table-cell table:style-name="ce16" office:value-type="string" calcext:value-type="string">
            <text:p>Er hat nicht viel Sinn für Romantik bewiesen.</text:p>
          </table:table-cell>
          <table:table-cell table:style-name="ce13" office:value-type="string" calcext:value-type="string">
            <text:p>bewiesen</text:p>
          </table:table-cell>
          <table:table-cell table:style-name="ce13" office:value-type="float" office:value="1859693" calcext:value-type="float">
            <text:p>1859693</text:p>
          </table:table-cell>
          <table:table-cell table:style-name="ce16" office:value-type="string" calcext:value-type="string">
            <text:p>Tutti i partecipanti hanno dimostrato la loro capacità professionale.</text:p>
          </table:table-cell>
          <table:table-cell table:style-name="ce16" office:value-type="string" calcext:value-type="string">
            <text:p>Alle Teilnehmer haben ihr fachliches Können bewiesen.</text:p>
          </table:table-cell>
          <table:table-cell table:style-name="ce13" office:value-type="string" calcext:value-type="string">
            <text:p>bewies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bruci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65084" calcext:value-type="float">
            <text:p>1765084</text:p>
          </table:table-cell>
          <table:table-cell table:style-name="ce16" office:value-type="string" calcext:value-type="string">
            <text:p>Abbiamo aspettato che la casa bruciasse davvero prima di chiamare i vigili del fuoco.</text:p>
          </table:table-cell>
          <table:table-cell table:style-name="ce16" office:value-type="string" calcext:value-type="string">
            <text:p>Wir haben gewartet, bis das Haus wirklich gebrannt hat, und riefen erst dann die Feuerwehr.</text:p>
          </table:table-cell>
          <table:table-cell table:style-name="ce13" office:value-type="string" calcext:value-type="string">
            <text:p>gebrannt</text:p>
          </table:table-cell>
          <table:table-cell table:style-name="ce13" office:value-type="float" office:value="3270928" calcext:value-type="float">
            <text:p>3270928</text:p>
          </table:table-cell>
          <table:table-cell table:style-name="ce16" office:value-type="string" calcext:value-type="string">
            <text:p>La legna secca brucia bene.</text:p>
          </table:table-cell>
          <table:table-cell table:style-name="ce16" office:value-type="string" calcext:value-type="string">
            <text:p>Trockenes Holz brennt gut.</text:p>
          </table:table-cell>
          <table:table-cell table:style-name="ce13" office:value-type="string" calcext:value-type="string">
            <text:p>brennt</text:p>
          </table:table-cell>
          <table:table-cell table:style-name="ce13" office:value-type="float" office:value="5901662" calcext:value-type="float">
            <text:p>5901662</text:p>
          </table:table-cell>
          <table:table-cell table:style-name="ce16" office:value-type="string" calcext:value-type="string">
            <text:p>Il fuoco bruciava a lungo.</text:p>
          </table:table-cell>
          <table:table-cell table:style-name="ce16" office:value-type="string" calcext:value-type="string">
            <text:p>Das Feuer brannte lange.</text:p>
          </table:table-cell>
          <table:table-cell table:style-name="ce13" office:value-type="string" calcext:value-type="string">
            <text:p>brann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ottolineatur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ziend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456502" calcext:value-type="float">
            <text:p>3456502</text:p>
          </table:table-cell>
          <table:table-cell table:style-name="ce16" office:value-type="string" calcext:value-type="string">
            <text:p>L'azienda ha filiali in 12 paesi europei.</text:p>
          </table:table-cell>
          <table:table-cell table:style-name="ce16" office:value-type="string" calcext:value-type="string">
            <text:p>Die Firma hat Niederlassungen in 12 europäischen Ländern.</text:p>
          </table:table-cell>
          <table:table-cell table:style-name="ce13" office:value-type="string" calcext:value-type="string">
            <text:p>Firma</text:p>
          </table:table-cell>
          <table:table-cell table:style-name="ce13" office:value-type="float" office:value="2213818" calcext:value-type="float">
            <text:p>2213818</text:p>
          </table:table-cell>
          <table:table-cell table:style-name="ce16" office:value-type="string" calcext:value-type="string">
            <text:p>Questa azienda ha speso moltissimi soldi in pubblicità.</text:p>
          </table:table-cell>
          <table:table-cell table:style-name="ce16" office:value-type="string" calcext:value-type="string">
            <text:p>Diese Firma hat sehr viel Geld für Werbung ausgegeben.</text:p>
          </table:table-cell>
          <table:table-cell table:style-name="ce13" office:value-type="string" calcext:value-type="string">
            <text:p>Firma</text:p>
          </table:table-cell>
          <table:table-cell table:style-name="ce13" office:value-type="float" office:value="1838484" calcext:value-type="float">
            <text:p>1838484</text:p>
          </table:table-cell>
          <table:table-cell table:style-name="ce16" office:value-type="string" calcext:value-type="string">
            <text:p>L’azienda olearia è posizionata nelle vicinanze del lago.</text:p>
          </table:table-cell>
          <table:table-cell table:style-name="ce16" office:value-type="string" calcext:value-type="string">
            <text:p>Die Ölfirma liegt in der Nachbarschaft des Sees.</text:p>
          </table:table-cell>
          <table:table-cell table:style-name="ce13" office:value-type="string" calcext:value-type="string">
            <text:p>firma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termi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56461" calcext:value-type="float">
            <text:p>756461</text:p>
          </table:table-cell>
          <table:table-cell table:style-name="ce16" office:value-type="string" calcext:value-type="string">
            <text:p>Radioattività è un termine chimico.</text:p>
          </table:table-cell>
          <table:table-cell table:style-name="ce16" office:value-type="string" calcext:value-type="string">
            <text:p>Radioaktivität ist ein chemischer Begriff.</text:p>
          </table:table-cell>
          <table:table-cell table:style-name="ce13" office:value-type="string" calcext:value-type="string">
            <text:p>Begriff</text:p>
          </table:table-cell>
          <table:table-cell table:style-name="ce13" office:value-type="float" office:value="720451" calcext:value-type="float">
            <text:p>720451</text:p>
          </table:table-cell>
          <table:table-cell table:style-name="ce16" office:value-type="string" calcext:value-type="string">
            <text:p>Il termine “effetto serra“ è spesso usato quando si parla dei cambiamenti climatici.</text:p>
          </table:table-cell>
          <table:table-cell table:style-name="ce16" office:value-type="string" calcext:value-type="string">
            <text:p>Der Begriff „Treibhauseffekt“ wird häufig verwendet, wenn man von Klimaveränderungen spricht.</text:p>
          </table:table-cell>
          <table:table-cell table:style-name="ce13" office:value-type="string" calcext:value-type="string">
            <text:p>Begriff</text:p>
          </table:table-cell>
          <table:table-cell table:style-name="ce13" office:value-type="float" office:value="9831754" calcext:value-type="float">
            <text:p>9831754</text:p>
          </table:table-cell>
          <table:table-cell table:style-name="ce16" office:value-type="string" calcext:value-type="string">
            <text:p>Padrino è un termine che era usato dai suoi amici in segno di affetto e di rispetto.</text:p>
          </table:table-cell>
          <table:table-cell table:style-name="ce16" office:value-type="string" calcext:value-type="string">
            <text:p>Pate ist ein Begriff, der von seinen Freunden benutzt wurde, um Freunschaft und Respekt auszudrücken.</text:p>
          </table:table-cell>
          <table:table-cell table:style-name="ce13" office:value-type="string" calcext:value-type="string">
            <text:p>Begriff</text:p>
          </table:table-cell>
          <table:table-cell table:style-name="ce16" office:value-type="string" calcext:value-type="string">
            <text:p>termine inteso come parola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stinatar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38619" calcext:value-type="float">
            <text:p>9938619</text:p>
          </table:table-cell>
          <table:table-cell table:style-name="ce16" office:value-type="string" calcext:value-type="string">
            <text:p>Vorrei fare una chiamata a carico del destinatario.</text:p>
          </table:table-cell>
          <table:table-cell table:style-name="ce16" office:value-type="string" calcext:value-type="string">
            <text:p>Ich möchte gerne einen Anruf tätigen, der dem Empfänger berechnet wird.</text:p>
          </table:table-cell>
          <table:table-cell table:style-name="ce13" office:value-type="string" calcext:value-type="string">
            <text:p>Empfäng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ssocia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46621" calcext:value-type="float">
            <text:p>9646621</text:p>
          </table:table-cell>
          <table:table-cell table:style-name="ce16" office:value-type="string" calcext:value-type="string">
            <text:p>Inviterò il signor Strauss a una serata della nostra associazione.</text:p>
          </table:table-cell>
          <table:table-cell table:style-name="ce16" office:value-type="string" calcext:value-type="string">
            <text:p>Ich werde Herr Strauss zu einem Abend unseres Vereins einladen.</text:p>
          </table:table-cell>
          <table:table-cell table:style-name="ce13" office:value-type="string" calcext:value-type="string">
            <text:p>Vereins</text:p>
          </table:table-cell>
          <table:table-cell table:style-name="ce13" office:value-type="float" office:value="1020523" calcext:value-type="float">
            <text:p>1020523</text:p>
          </table:table-cell>
          <table:table-cell table:style-name="ce16" office:value-type="string" calcext:value-type="string">
            <text:p>L'associazione conta trenta membri.</text:p>
          </table:table-cell>
          <table:table-cell table:style-name="ce16" office:value-type="string" calcext:value-type="string">
            <text:p>Der Verein zählt dreißig Mitglieder.</text:p>
          </table:table-cell>
          <table:table-cell table:style-name="ce13" office:value-type="string" calcext:value-type="string">
            <text:p>Verein</text:p>
          </table:table-cell>
          <table:table-cell table:style-name="ce13" office:value-type="float" office:value="9875094" calcext:value-type="float">
            <text:p>9875094</text:p>
          </table:table-cell>
          <table:table-cell table:style-name="ce16" office:value-type="string" calcext:value-type="string">
            <text:p>Sei già membro di questa associazione maschile?</text:p>
          </table:table-cell>
          <table:table-cell table:style-name="ce16" office:value-type="string" calcext:value-type="string">
            <text:p>Bist du schon Mitglied dieses Herrenklubs?</text:p>
          </table:table-cell>
          <table:table-cell table:style-name="ce13" office:value-type="string" calcext:value-type="string">
            <text:p>klub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truttu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863868" calcext:value-type="float">
            <text:p>2863868</text:p>
          </table:table-cell>
          <table:table-cell table:style-name="ce16" office:value-type="string" calcext:value-type="string">
            <text:p>Faccio fatica a capire la struttura delle frasi tedesche.</text:p>
          </table:table-cell>
          <table:table-cell table:style-name="ce16" office:value-type="string" calcext:value-type="string">
            <text:p>Ich habe große Schwierigkeiten, die Struktur deutscher Sätze zu verstehen.</text:p>
          </table:table-cell>
          <table:table-cell table:style-name="ce13" office:value-type="string" calcext:value-type="string">
            <text:p>Struktur</text:p>
          </table:table-cell>
          <table:table-cell table:style-name="ce13" office:value-type="float" office:value="1853823" calcext:value-type="float">
            <text:p>1853823</text:p>
          </table:table-cell>
          <table:table-cell table:style-name="ce16" office:value-type="string" calcext:value-type="string">
            <text:p>Dalla struttura delle frasi e dall'elenco delle parole si vede che sai molto bene il tedesco.</text:p>
          </table:table-cell>
          <table:table-cell table:style-name="ce16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13" office:value-type="string" calcext:value-type="string">
            <text:p>Struktur</text:p>
          </table:table-cell>
          <table:table-cell table:style-name="ce13" office:value-type="float" office:value="9767885" calcext:value-type="float">
            <text:p>9767885</text:p>
          </table:table-cell>
          <table:table-cell table:style-name="ce16" office:value-type="string" calcext:value-type="string">
            <text:p>Conosci la struttura del governo?</text:p>
          </table:table-cell>
          <table:table-cell table:style-name="ce16" office:value-type="string" calcext:value-type="string">
            <text:p>Kennst du den Aufbau unserer Regierung?</text:p>
          </table:table-cell>
          <table:table-cell table:style-name="ce13" office:value-type="string" calcext:value-type="string">
            <text:p>Aufbau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esiste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87889" calcext:value-type="float">
            <text:p>9487889</text:p>
          </table:table-cell>
          <table:table-cell table:style-name="ce16" office:value-type="string" calcext:value-type="string">
            <text:p>Scopo della guerra è distruggere la sua capacità di resistenza.</text:p>
          </table:table-cell>
          <table:table-cell table:style-name="ce16" office:value-type="string" calcext:value-type="string">
            <text:p>Der Sinn des Krieges ist, dem Feind größtmöglichen Schaden zuzufügen, seinen Widerstand zu brechen.</text:p>
          </table:table-cell>
          <table:table-cell table:style-name="ce13" office:value-type="string" calcext:value-type="string">
            <text:p>Widerstand</text:p>
          </table:table-cell>
          <table:table-cell table:style-name="ce13" office:value-type="float" office:value="9282774" calcext:value-type="float">
            <text:p>9282774</text:p>
          </table:table-cell>
          <table:table-cell table:style-name="ce16" office:value-type="string" calcext:value-type="string">
            <text:p>Ogni resistenza è inutile. Dovete arrendervi.</text:p>
          </table:table-cell>
          <table:table-cell table:style-name="ce16" office:value-type="string" calcext:value-type="string">
            <text:p>Jeder Widerstand ist sinnlos, ihr müsst aufgeben.</text:p>
          </table:table-cell>
          <table:table-cell table:style-name="ce13" office:value-type="string" calcext:value-type="string">
            <text:p>Widerstand</text:p>
          </table:table-cell>
          <table:table-cell table:style-name="ce13" office:value-type="float" office:value="9866589" calcext:value-type="float">
            <text:p>9866589</text:p>
          </table:table-cell>
          <table:table-cell table:style-name="ce16" office:value-type="string" calcext:value-type="string">
            <text:p>Non opponete resistenza e arrendetevi.</text:p>
          </table:table-cell>
          <table:table-cell table:style-name="ce16" office:value-type="string" calcext:value-type="string">
            <text:p>Leistet keinen Widerstand und gebt auf.</text:p>
          </table:table-cell>
          <table:table-cell table:style-name="ce13" office:value-type="string" calcext:value-type="string">
            <text:p>Widerstand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cri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80539" calcext:value-type="float">
            <text:p>380539</text:p>
          </table:table-cell>
          <table:table-cell table:style-name="ce16" office:value-type="string" calcext:value-type="string">
            <text:p>Ieri ho ricevuto una lettera scritta in inglese.</text:p>
          </table:table-cell>
          <table:table-cell table:style-name="ce16" office:value-type="string" calcext:value-type="string">
            <text:p>Gestern habe ich einen auf Englisch geschriebenen Brief bekommen.</text:p>
          </table:table-cell>
          <table:table-cell table:style-name="ce13" office:value-type="string" calcext:value-type="string">
            <text:p>geschriebenen</text:p>
          </table:table-cell>
          <table:table-cell table:style-name="ce13" office:value-type="float" office:value="4542501" calcext:value-type="float">
            <text:p>4542501</text:p>
          </table:table-cell>
          <table:table-cell table:style-name="ce16" office:value-type="string" calcext:value-type="string">
            <text:p>Chi non legge ignora il piacere che può dare la parola scritta.</text:p>
          </table:table-cell>
          <table:table-cell table:style-name="ce16" office:value-type="string" calcext:value-type="string">
            <text:p>Wer nicht liest, kennt nicht das Vergnügen, welches das geschriebene Wort bereiten kann.</text:p>
          </table:table-cell>
          <table:table-cell table:style-name="ce13" office:value-type="string" calcext:value-type="string">
            <text:p>geschriebene</text:p>
          </table:table-cell>
          <table:table-cell table:style-name="ce13" office:value-type="float" office:value="4999310" calcext:value-type="float">
            <text:p>4999310</text:p>
          </table:table-cell>
          <table:table-cell table:style-name="ce16" office:value-type="string" calcext:value-type="string">
            <text:p>Ci sono errori di grammatica nella prova scritta?</text:p>
          </table:table-cell>
          <table:table-cell table:style-name="ce16" office:value-type="string" calcext:value-type="string">
            <text:p>Gibt es in der schriftlichen Prüfung grammatische Fehler?</text:p>
          </table:table-cell>
          <table:table-cell table:style-name="ce13" office:value-type="string" calcext:value-type="string">
            <text:p>schriftlichen</text:p>
          </table:table-cell>
          <table:table-cell table:style-name="ce16" office:value-type="string" calcext:value-type="string">
            <text:p>esame scritt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egist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055817" calcext:value-type="float">
            <text:p>9055817</text:p>
          </table:table-cell>
          <table:table-cell table:style-name="ce16" office:value-type="string" calcext:value-type="string">
            <text:p>Se desiderate pernottare qui vi dovete registrare immediatamente.</text:p>
          </table:table-cell>
          <table:table-cell table:style-name="ce16" office:value-type="string" calcext:value-type="string">
            <text:p>Wer hier übernachten will, muss sich sofort eintragen.</text:p>
          </table:table-cell>
          <table:table-cell table:style-name="ce13" office:value-type="string" calcext:value-type="string">
            <text:p>eintrag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ti devi registrare al sito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no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853832" calcext:value-type="float">
            <text:p>1853832</text:p>
          </table:table-cell>
          <table:table-cell table:style-name="ce16" office:value-type="string" calcext:value-type="string">
            <text:p>Ho notato solo pochissimi errori.</text:p>
          </table:table-cell>
          <table:table-cell table:style-name="ce16" office:value-type="string" calcext:value-type="string">
            <text:p>Ich habe nur sehr wenige Fehler bemerkt.</text:p>
          </table:table-cell>
          <table:table-cell table:style-name="ce13" office:value-type="string" calcext:value-type="string">
            <text:p>bemerkt</text:p>
          </table:table-cell>
          <table:table-cell table:style-name="ce13" office:value-type="float" office:value="5005247" calcext:value-type="float">
            <text:p>5005247</text:p>
          </table:table-cell>
          <table:table-cell table:style-name="ce16" office:value-type="string" calcext:value-type="string">
            <text:p>Lei ha notato il suo vestito nuovo?</text:p>
          </table:table-cell>
          <table:table-cell table:style-name="ce16" office:value-type="string" calcext:value-type="string">
            <text:p>Haben Sie ihr neues Kleid bemerkt?</text:p>
          </table:table-cell>
          <table:table-cell table:style-name="ce13" office:value-type="string" calcext:value-type="string">
            <text:p>bemerkt</text:p>
          </table:table-cell>
          <table:table-cell table:style-name="ce13" office:value-type="float" office:value="894220" calcext:value-type="float">
            <text:p>894220</text:p>
          </table:table-cell>
          <table:table-cell table:style-name="ce16" office:value-type="string" calcext:value-type="string">
            <text:p>È interessante che nessuno abbia notato quell'errore.</text:p>
          </table:table-cell>
          <table:table-cell table:style-name="ce16" office:value-type="string" calcext:value-type="string">
            <text:p>Es ist interessant, dass niemand den Fehler bemerkt hat.</text:p>
          </table:table-cell>
          <table:table-cell table:style-name="ce13" office:value-type="string" calcext:value-type="string">
            <text:p>bemerk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nazion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635133" calcext:value-type="float">
            <text:p>1635133</text:p>
          </table:table-cell>
          <table:table-cell table:style-name="ce16" office:value-type="string" calcext:value-type="string">
            <text:p>Oggi in Islanda è festa nazionale.</text:p>
          </table:table-cell>
          <table:table-cell table:style-name="ce16" office:value-type="string" calcext:value-type="string">
            <text:p>Heute ist der isländische Nationalfeiertag.</text:p>
          </table:table-cell>
          <table:table-cell table:style-name="ce13" office:value-type="string" calcext:value-type="string">
            <text:p>National</text:p>
          </table:table-cell>
          <table:table-cell table:style-name="ce13" office:value-type="float" office:value="2335211" calcext:value-type="float">
            <text:p>2335211</text:p>
          </table:table-cell>
          <table:table-cell table:style-name="ce16" office:value-type="string" calcext:value-type="string">
            <text:p>Cipro lotta contro la minaccia di bancarotta nazionale.</text:p>
          </table:table-cell>
          <table:table-cell table:style-name="ce16" office:value-type="string" calcext:value-type="string">
            <text:p>Zypern kämpft gegen den drohenden Staatsbankrott.</text:p>
          </table:table-cell>
          <table:table-cell table:style-name="ce13" office:value-type="string" calcext:value-type="string">
            <text:p>Staats</text:p>
          </table:table-cell>
          <table:table-cell table:style-name="ce13" office:value-type="float" office:value="2283512" calcext:value-type="float">
            <text:p>2283512</text:p>
          </table:table-cell>
          <table:table-cell table:style-name="ce16" office:value-type="string" calcext:value-type="string">
            <text:p>Il Congresso Nazionale del Popolo è il più alto organo del potere statale in Cina.</text:p>
          </table:table-cell>
          <table:table-cell table:style-name="ce16" office:value-type="string" calcext:value-type="string">
            <text:p>Der Nationale Volkskongress ist das oberste Organ der Staatsmacht in China.</text:p>
          </table:table-cell>
          <table:table-cell table:style-name="ce13" office:value-type="string" calcext:value-type="string">
            <text:p>National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vven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612176" calcext:value-type="float">
            <text:p>612176</text:p>
          </table:table-cell>
          <table:table-cell table:style-name="ce16" office:value-type="string" calcext:value-type="string">
            <text:p>L'incidente è avvenuto venerdì.</text:p>
          </table:table-cell>
          <table:table-cell table:style-name="ce16" office:value-type="string" calcext:value-type="string">
            <text:p>Der Unfall ist am Freitag passiert.</text:p>
          </table:table-cell>
          <table:table-cell table:style-name="ce13" office:value-type="string" calcext:value-type="string">
            <text:p>passiert</text:p>
          </table:table-cell>
          <table:table-cell table:style-name="ce13" office:value-type="float" office:value="1063154" calcext:value-type="float">
            <text:p>1063154</text:p>
          </table:table-cell>
          <table:table-cell table:style-name="ce16" office:value-type="string" calcext:value-type="string">
            <text:p>Il sacco di Roma avvenne nel 1527.</text:p>
          </table:table-cell>
          <table:table-cell table:style-name="ce16" office:value-type="string" calcext:value-type="string">
            <text:p>Die Plünderung Roms hat 1527 stattgefunden</text:p>
          </table:table-cell>
          <table:table-cell table:style-name="ce13" office:value-type="string" calcext:value-type="string">
            <text:p>stattgefunden</text:p>
          </table:table-cell>
          <table:table-cell table:style-name="ce13" office:value-type="float" office:value="3745052" calcext:value-type="float">
            <text:p>3745052</text:p>
          </table:table-cell>
          <table:table-cell table:style-name="ce16" office:value-type="string" calcext:value-type="string">
            <text:p>Questa conversazione non è mai avvenuta.</text:p>
          </table:table-cell>
          <table:table-cell table:style-name="ce16" office:value-type="string" calcext:value-type="string">
            <text:p>Dieses Gespräch hat nie stattgefunden.</text:p>
          </table:table-cell>
          <table:table-cell table:style-name="ce13" office:value-type="string" calcext:value-type="string">
            <text:p>stattgefund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adical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1718953" calcext:value-type="float">
            <text:p>1718953</text:p>
          </table:table-cell>
          <table:table-cell table:style-name="ce16" office:value-type="string" calcext:value-type="string">
            <text:p>Secondo voi è possibile farsi da zero un nuovo gruppo di amici e cambiare radicalmente vita?</text:p>
          </table:table-cell>
          <table:table-cell table:style-name="ce16" office:value-type="string" calcext:value-type="string">
            <text:p>Meinen Sie, dass man aus dem Nichts eine neue Gruppe Freunde finden und sein Leben radikal ändern kann?</text:p>
          </table:table-cell>
          <table:table-cell table:style-name="ce13" office:value-type="string" calcext:value-type="string">
            <text:p>radikal</text:p>
          </table:table-cell>
          <table:table-cell table:style-name="ce13" office:value-type="float" office:value="9934225" calcext:value-type="float">
            <text:p>9934225</text:p>
          </table:table-cell>
          <table:table-cell table:style-name="ce16" office:value-type="string" calcext:value-type="string">
            <text:p>Era stata solo una bravata di un giovane esuberante, perché adesso è cambiato radicalmente.</text:p>
          </table:table-cell>
          <table:table-cell table:style-name="ce16" office:value-type="string" calcext:value-type="string">
            <text:p>Das war wohl jugendlicher Überschwang, denn er hat sich radikal verändert.</text:p>
          </table:table-cell>
          <table:table-cell table:style-name="ce13" office:value-type="string" calcext:value-type="string">
            <text:p>radikal</text:p>
          </table:table-cell>
          <table:table-cell table:style-name="ce13" office:value-type="float" office:value="9859319" calcext:value-type="float">
            <text:p>9859319</text:p>
          </table:table-cell>
          <table:table-cell table:style-name="ce16" office:value-type="string" calcext:value-type="string">
            <text:p>I tuoi gusti sono cambiati radicalmente.</text:p>
          </table:table-cell>
          <table:table-cell table:style-name="ce16" office:value-type="string" calcext:value-type="string">
            <text:p>Dein Geschmack sich radikal verändert.</text:p>
          </table:table-cell>
          <table:table-cell table:style-name="ce13" office:value-type="string" calcext:value-type="string">
            <text:p>radika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llust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211170" calcext:value-type="float">
            <text:p>1211170</text:p>
          </table:table-cell>
          <table:table-cell table:style-name="ce16" office:value-type="string" calcext:value-type="string">
            <text:p>Molti illustri filosofi e poeti vengono da Atene.</text:p>
          </table:table-cell>
          <table:table-cell table:style-name="ce16" office:value-type="string" calcext:value-type="string">
            <text:p>Viele berühmte Philosophen und Dichter stammen aus Athen.</text:p>
          </table:table-cell>
          <table:table-cell table:style-name="ce13" office:value-type="string" calcext:value-type="string">
            <text:p>berühmte</text:p>
          </table:table-cell>
          <table:table-cell table:style-name="ce13" office:value-type="float" office:value="9568606" calcext:value-type="float">
            <text:p>9568606</text:p>
          </table:table-cell>
          <table:table-cell table:style-name="ce16" office:value-type="string" calcext:value-type="string">
            <text:p>E il nostro illustre Presidente, Gustavo Fortuna.</text:p>
          </table:table-cell>
          <table:table-cell table:style-name="ce16" office:value-type="string" calcext:value-type="string">
            <text:p>Und unser ehrenwerter Präsident, Gustavo Fortuna.</text:p>
          </table:table-cell>
          <table:table-cell table:style-name="ce13" office:value-type="string" calcext:value-type="string">
            <text:p>ehrenwerter</text:p>
          </table:table-cell>
          <table:table-cell table:style-name="ce13" office:value-type="float" office:value="9697818" calcext:value-type="float">
            <text:p>9697818</text:p>
          </table:table-cell>
          <table:table-cell table:style-name="ce16" office:value-type="string" calcext:value-type="string">
            <text:p>Mi dispiace di aver criticato il mio illustre collega inglese.</text:p>
          </table:table-cell>
          <table:table-cell table:style-name="ce16" office:value-type="string" calcext:value-type="string">
            <text:p>Tut mir Leid, wenn ich den hochverehrten britischen Kollegen kritisiert habe.</text:p>
          </table:table-cell>
          <table:table-cell table:style-name="ce13" office:value-type="string" calcext:value-type="string">
            <text:p>hochverehr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ca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516789" calcext:value-type="float">
            <text:p>1516789</text:p>
          </table:table-cell>
          <table:table-cell table:style-name="ce16" office:value-type="string" calcext:value-type="string">
            <text:p>Non posso raccontarti tutto quel che mi è accaduto ieri.</text:p>
          </table:table-cell>
          <table:table-cell table:style-name="ce16" office:value-type="string" calcext:value-type="string">
            <text:p>Ich kann dir gar nicht erzählen, was mir gestern alles passiert ist.</text:p>
          </table:table-cell>
          <table:table-cell table:style-name="ce13" office:value-type="string" calcext:value-type="string">
            <text:p>passiert</text:p>
          </table:table-cell>
          <table:table-cell table:style-name="ce13" office:value-type="float" office:value="694025" calcext:value-type="float">
            <text:p>694025</text:p>
          </table:table-cell>
          <table:table-cell table:style-name="ce16" office:value-type="string" calcext:value-type="string">
            <text:p>Nessuno sa cosa accadrà nel futuro.</text:p>
          </table:table-cell>
          <table:table-cell table:style-name="ce16" office:value-type="string" calcext:value-type="string">
            <text:p>Keiner weiß, was in der Zukunft passieren wird.</text:p>
          </table:table-cell>
          <table:table-cell table:style-name="ce13" office:value-type="string" calcext:value-type="string">
            <text:p>passieren</text:p>
          </table:table-cell>
          <table:table-cell table:style-name="ce13" office:value-type="float" office:value="3297775" calcext:value-type="float">
            <text:p>3297775</text:p>
          </table:table-cell>
          <table:table-cell table:style-name="ce16" office:value-type="string" calcext:value-type="string">
            <text:p>Non gli era mai accaduto prima.</text:p>
          </table:table-cell>
          <table:table-cell table:style-name="ce16" office:value-type="string" calcext:value-type="string">
            <text:p>Das war ihm nie zuvor geschehen.</text:p>
          </table:table-cell>
          <table:table-cell table:style-name="ce13" office:value-type="string" calcext:value-type="string">
            <text:p>gesche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fat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65863" calcext:value-type="float">
            <text:p>1865863</text:p>
          </table:table-cell>
          <table:table-cell table:style-name="ce16" office:value-type="string" calcext:value-type="string">
            <text:p>Una buona disposizione ad affrontare la crisi è un fattore chiave di successo.</text:p>
          </table:table-cell>
          <table:table-cell table:style-name="ce16" office:value-type="string" calcext:value-type="string">
            <text:p>Die Bereitschaft, sich Krisen zu stellen, ist ein entscheidender Erfolgsfaktor.</text:p>
          </table:table-cell>
          <table:table-cell table:style-name="ce13" office:value-type="string" calcext:value-type="string">
            <text:p>faktor</text:p>
          </table:table-cell>
          <table:table-cell table:style-name="ce13" office:value-type="float" office:value="1853101" calcext:value-type="float">
            <text:p>1853101</text:p>
          </table:table-cell>
          <table:table-cell table:style-name="ce16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ce16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13" office:value-type="string" calcext:value-type="string">
            <text:p>faktor</text:p>
          </table:table-cell>
          <table:table-cell table:style-name="ce13" office:value-type="float" office:value="10431656" calcext:value-type="float">
            <text:p>10431656</text:p>
          </table:table-cell>
          <table:table-cell table:style-name="ce16" office:value-type="string" calcext:value-type="string">
            <text:p>I numeri non contano. Il computer non può sostituire il fattore umano.</text:p>
          </table:table-cell>
          <table:table-cell table:style-name="ce16" office:value-type="string" calcext:value-type="string">
            <text:p>Der Computer kann allerdings nicht den menschlichen Faktor kompensieren.</text:p>
          </table:table-cell>
          <table:table-cell table:style-name="ce13" office:value-type="string" calcext:value-type="string">
            <text:p>Fakto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tup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277251" calcext:value-type="float">
            <text:p>2277251</text:p>
          </table:table-cell>
          <table:table-cell table:style-name="ce16" office:value-type="string" calcext:value-type="string">
            <text:p>Le soluzioni geniali stupiscono di regola per la loro semplicità.</text:p>
          </table:table-cell>
          <table:table-cell table:style-name="ce16" office:value-type="string" calcext:value-type="string">
            <text:p>Geniale Lösungen überraschen oft vor verblüffender Einfachheit.</text:p>
          </table:table-cell>
          <table:table-cell table:style-name="ce13" office:value-type="string" calcext:value-type="string">
            <text:p>überraschen</text:p>
          </table:table-cell>
          <table:table-cell table:style-name="ce13" office:value-type="float" office:value="3174310" calcext:value-type="float">
            <text:p>3174310</text:p>
          </table:table-cell>
          <table:table-cell table:style-name="ce16" office:value-type="string" calcext:value-type="string">
            <text:p>Devi stupirla e lasciarla a bocca aperta!</text:p>
          </table:table-cell>
          <table:table-cell table:style-name="ce16" office:value-type="string" calcext:value-type="string">
            <text:p>Du musst sie erstaunen und mit offenem Mund zurücklassen!</text:p>
          </table:table-cell>
          <table:table-cell table:style-name="ce13" office:value-type="string" calcext:value-type="string">
            <text:p>erstaunen</text:p>
          </table:table-cell>
          <table:table-cell table:style-name="ce13" office:value-type="float" office:value="630482" calcext:value-type="float">
            <text:p>630482</text:p>
          </table:table-cell>
          <table:table-cell table:style-name="ce16" office:value-type="string" calcext:value-type="string">
            <text:p>La sua decisione di trasferirsi a Chicago ci ha stupito.</text:p>
          </table:table-cell>
          <table:table-cell table:style-name="ce16" office:value-type="string" calcext:value-type="string">
            <text:p>Ihr Entschluss, nach Chicago zu ziehen, überraschte uns.</text:p>
          </table:table-cell>
          <table:table-cell table:style-name="ce13" office:value-type="string" calcext:value-type="string">
            <text:p>überrasch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od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9677253" calcext:value-type="float">
            <text:p>9677253</text:p>
          </table:table-cell>
          <table:table-cell table:style-name="ce16" office:value-type="string" calcext:value-type="string">
            <text:p>Lei può lavorare comodamente da casa.</text:p>
          </table:table-cell>
          <table:table-cell table:style-name="ce16" office:value-type="string" calcext:value-type="string">
            <text:p>Sie können bequem von zu Hause aus arbeiten.</text:p>
          </table:table-cell>
          <table:table-cell table:style-name="ce13" office:value-type="string" calcext:value-type="string">
            <text:p>bequem</text:p>
          </table:table-cell>
          <table:table-cell table:style-name="ce13" office:value-type="float" office:value="9218873" calcext:value-type="float">
            <text:p>9218873</text:p>
          </table:table-cell>
          <table:table-cell table:style-name="ce16" office:value-type="string" calcext:value-type="string">
            <text:p>Vogliamo sederci comodamente e bere un cocktail?</text:p>
          </table:table-cell>
          <table:table-cell table:style-name="ce16" office:value-type="string" calcext:value-type="string">
            <text:p>Wollen wir uns gemütlich hinsetzen und einen Cocktail trinken?</text:p>
          </table:table-cell>
          <table:table-cell table:style-name="ce13" office:value-type="string" calcext:value-type="string">
            <text:p>gemütlich</text:p>
          </table:table-cell>
          <table:table-cell table:style-name="ce13" office:value-type="float" office:value="10047807" calcext:value-type="float">
            <text:p>10047807</text:p>
          </table:table-cell>
          <table:table-cell table:style-name="ce16" office:value-type="string" calcext:value-type="string">
            <text:p>Qui possiamo ospitare comodamente fino a 300 persone.</text:p>
          </table:table-cell>
          <table:table-cell table:style-name="ce16" office:value-type="string" calcext:value-type="string">
            <text:p>Wir können hier bequem 300 Leuten Platz bieten.</text:p>
          </table:table-cell>
          <table:table-cell table:style-name="ce13" office:value-type="string" calcext:value-type="string">
            <text:p>beque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vita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eoccup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860617" calcext:value-type="float">
            <text:p>860617</text:p>
          </table:table-cell>
          <table:table-cell table:style-name="ce16" office:value-type="string" calcext:value-type="string">
            <text:p>“Il nostro treno parte alle 9.“ “Non ti preoccupare. Ce la faremo.“</text:p>
          </table:table-cell>
          <table:table-cell table:style-name="ce16" office:value-type="string" calcext:value-type="string">
            <text:p>„Unser Zug fährt um 9 Uhr ab.“ „Sorge dicht nicht. Wir schaffen das.“</text:p>
          </table:table-cell>
          <table:table-cell table:style-name="ce13" office:value-type="string" calcext:value-type="string">
            <text:p>Sorge</text:p>
          </table:table-cell>
          <table:table-cell table:style-name="ce13" office:value-type="float" office:value="2193564" calcext:value-type="float">
            <text:p>2193564</text:p>
          </table:table-cell>
          <table:table-cell table:style-name="ce16" office:value-type="string" calcext:value-type="string">
            <text:p>Alcune donne sono preoccupate solo della loro buona reputazione, le altre invece sono felici.</text:p>
          </table:table-cell>
          <table:table-cell table:style-name="ce16" office:value-type="string" calcext:value-type="string">
            <text:p>Viele Frauen sorgen sich nur um ihren guten Ruf, aber die anderen werden glücklich.</text:p>
          </table:table-cell>
          <table:table-cell table:style-name="ce13" office:value-type="string" calcext:value-type="string">
            <text:p>sorgen</text:p>
          </table:table-cell>
          <table:table-cell table:style-name="ce13" office:value-type="float" office:value="2784835" calcext:value-type="float">
            <text:p>2784835</text:p>
          </table:table-cell>
          <table:table-cell table:style-name="ce16" office:value-type="string" calcext:value-type="string">
            <text:p>Ella si preoccupa sempre molto per i suoi ospiti.</text:p>
          </table:table-cell>
          <table:table-cell table:style-name="ce16" office:value-type="string" calcext:value-type="string">
            <text:p>Sie kümmert sich immer sehr um ihre Gäste.</text:p>
          </table:table-cell>
          <table:table-cell table:style-name="ce13" office:value-type="string" calcext:value-type="string">
            <text:p>kümm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u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398936" calcext:value-type="float">
            <text:p>10398936</text:p>
          </table:table-cell>
          <table:table-cell table:style-name="ce16" office:value-type="string" calcext:value-type="string">
            <text:p>Forse è arrivato il momento per essere più cauto.</text:p>
          </table:table-cell>
          <table:table-cell table:style-name="ce16" office:value-type="string" calcext:value-type="string">
            <text:p>Es ist vielleicht an der Zeit, ein bisschen vorsichtiger zu werden.</text:p>
          </table:table-cell>
          <table:table-cell table:style-name="ce13" office:value-type="string" calcext:value-type="string">
            <text:p>vorsichtig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fantasios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deco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189454" calcext:value-type="float">
            <text:p>2189454</text:p>
          </table:table-cell>
          <table:table-cell table:style-name="ce16" office:value-type="string" calcext:value-type="string">
            <text:p>Mia moglie mostrò un gusto straordinario nel decorare le stanze.</text:p>
          </table:table-cell>
          <table:table-cell table:style-name="ce16" office:value-type="string" calcext:value-type="string">
            <text:p>Meine Frau zeigte einen ausgezeichneten Sinn für Ästhetik beim Dekorieren des Zimmers.</text:p>
          </table:table-cell>
          <table:table-cell table:style-name="ce13" office:value-type="string" calcext:value-type="string">
            <text:p>Dekorieren</text:p>
          </table:table-cell>
          <table:table-cell table:style-name="ce13" office:value-type="float" office:value="9626595" calcext:value-type="float">
            <text:p>9626595</text:p>
          </table:table-cell>
          <table:table-cell table:style-name="ce16" office:value-type="string" calcext:value-type="string">
            <text:p>Dovremmo decorare il tuo ufficio: quadri, tappezzerie.</text:p>
          </table:table-cell>
          <table:table-cell table:style-name="ce16" office:value-type="string" calcext:value-type="string">
            <text:p>Wir sollten dein Büro dekorieren.</text:p>
          </table:table-cell>
          <table:table-cell table:style-name="ce13" office:value-type="string" calcext:value-type="string">
            <text:p>dekorieren</text:p>
          </table:table-cell>
          <table:table-cell table:style-name="ce13" office:value-type="float" office:value="10280107" calcext:value-type="float">
            <text:p>10280107</text:p>
          </table:table-cell>
          <table:table-cell table:style-name="ce16" office:value-type="string" calcext:value-type="string">
            <text:p>Ha cominciato a decorare la casa.</text:p>
          </table:table-cell>
          <table:table-cell table:style-name="ce16" office:value-type="string" calcext:value-type="string">
            <text:p>Sie fing an, alles zu dekorieren.</text:p>
          </table:table-cell>
          <table:table-cell table:style-name="ce13" office:value-type="string" calcext:value-type="string">
            <text:p>dekori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5">
          <table:table-cell table:style-name="ce10" office:value-type="string" calcext:value-type="string">
            <text:p>pas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26824" calcext:value-type="float">
            <text:p>2426824</text:p>
          </table:table-cell>
          <table:table-cell table:style-name="ce16" office:value-type="string" calcext:value-type="string">
            <text:p>La fiducia in sé stessi rappresenta il primo passo per affrontare al meglio le sfide di tutti i giorni.</text:p>
          </table:table-cell>
          <table:table-cell table:style-name="ce16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13" office:value-type="string" calcext:value-type="string">
            <text:p>Schritt</text:p>
          </table:table-cell>
          <table:table-cell table:style-name="ce13" office:value-type="float" office:value="1183610" calcext:value-type="float">
            <text:p>1183610</text:p>
          </table:table-cell>
          <table:table-cell table:style-name="ce16" office:value-type="string" calcext:value-type="string">
            <text:p>Lui ha fatto dei grandi passi avanti in Inglese.</text:p>
          </table:table-cell>
          <table:table-cell table:style-name="ce16" office:value-type="string" calcext:value-type="string">
            <text:p>Er hat im Englischen große Fortschritte gemacht.</text:p>
          </table:table-cell>
          <table:table-cell table:style-name="ce13" office:value-type="string" calcext:value-type="string">
            <text:p>schritte</text:p>
          </table:table-cell>
          <table:table-cell table:style-name="ce13" office:value-type="float" office:value="3406992" calcext:value-type="float">
            <text:p>3406992</text:p>
          </table:table-cell>
          <table:table-cell table:style-name="ce16" office:value-type="string" calcext:value-type="string">
            <text:p>Il primo passo è molto difficile.</text:p>
          </table:table-cell>
          <table:table-cell table:style-name="ce16" office:value-type="string" calcext:value-type="string">
            <text:p>Der erste Schritt ist sehr schwierig.</text:p>
          </table:table-cell>
          <table:table-cell table:style-name="ce13" office:value-type="string" calcext:value-type="string">
            <text:p>Schrit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nsiliare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mett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759863" calcext:value-type="float">
            <text:p>759863</text:p>
          </table:table-cell>
          <table:table-cell table:style-name="ce16" office:value-type="string" calcext:value-type="string">
            <text:p>Il dottore ha richiesto al signor Smith di smettere di fumare.</text:p>
          </table:table-cell>
          <table:table-cell table:style-name="ce16" office:value-type="string" calcext:value-type="string">
            <text:p>Der Arzt hat von Herrn Smith verlangt, mit dem Rauchen aufzuhören.</text:p>
          </table:table-cell>
          <table:table-cell table:style-name="ce13" office:value-type="string" calcext:value-type="string">
            <text:p>aufzuhören</text:p>
          </table:table-cell>
          <table:table-cell table:style-name="ce13" office:value-type="float" office:value="383777" calcext:value-type="float">
            <text:p>383777</text:p>
          </table:table-cell>
          <table:table-cell table:style-name="ce16" office:value-type="string" calcext:value-type="string">
            <text:p>Ho intenzione di smettere di bere a qualunque costo.</text:p>
          </table:table-cell>
          <table:table-cell table:style-name="ce16" office:value-type="string" calcext:value-type="string">
            <text:p>Ich will mit dem Trinken aufhören, koste es, was es wolle.</text:p>
          </table:table-cell>
          <table:table-cell table:style-name="ce13" office:value-type="string" calcext:value-type="string">
            <text:p>aufhören</text:p>
          </table:table-cell>
          <table:table-cell table:style-name="ce13" office:value-type="float" office:value="3369600" calcext:value-type="float">
            <text:p>3369600</text:p>
          </table:table-cell>
          <table:table-cell table:style-name="ce16" office:value-type="string" calcext:value-type="string">
            <text:p>Ha smesso di piovere, le finestre possono essere riaperte.</text:p>
          </table:table-cell>
          <table:table-cell table:style-name="ce16" office:value-type="string" calcext:value-type="string">
            <text:p>Der Regen hat aufgehört, die Fenster können wieder geöffnet werden.</text:p>
          </table:table-cell>
          <table:table-cell table:style-name="ce13" office:value-type="string" calcext:value-type="string">
            <text:p>aufgehö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al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309738" calcext:value-type="float">
            <text:p>1309738</text:p>
          </table:table-cell>
          <table:table-cell table:style-name="ce16" office:value-type="string" calcext:value-type="string">
            <text:p>Tom è salito sull'autobus sbagliato.</text:p>
          </table:table-cell>
          <table:table-cell table:style-name="ce16" office:value-type="string" calcext:value-type="string">
            <text:p>Tom ist in den falschen Bus eingestiegen.</text:p>
          </table:table-cell>
          <table:table-cell table:style-name="ce13" office:value-type="string" calcext:value-type="string">
            <text:p>eingestiegen</text:p>
          </table:table-cell>
          <table:table-cell table:style-name="ce13" office:value-type="float" office:value="1588671" calcext:value-type="float">
            <text:p>1588671</text:p>
          </table:table-cell>
          <table:table-cell table:style-name="ce16" office:value-type="string" calcext:value-type="string">
            <text:p>Per caso, siamo saliti nello stesso autobus.</text:p>
          </table:table-cell>
          <table:table-cell table:style-name="ce16" office:value-type="string" calcext:value-type="string">
            <text:p>Wir sind zufällig in denselben Bus eingestiegen.</text:p>
          </table:table-cell>
          <table:table-cell table:style-name="ce13" office:value-type="string" calcext:value-type="string">
            <text:p>eingestiegen</text:p>
          </table:table-cell>
          <table:table-cell table:style-name="ce13" office:value-type="float" office:value="9578439" calcext:value-type="float">
            <text:p>9578439</text:p>
          </table:table-cell>
          <table:table-cell table:style-name="ce16" office:value-type="string" calcext:value-type="string">
            <text:p>Ma quando sarà ora di tornare a casa, non salire in macchina con loro.</text:p>
          </table:table-cell>
          <table:table-cell table:style-name="ce16" office:value-type="string" calcext:value-type="string">
            <text:p>Aber wenn sie zur Rückfahrt in ihr Auto einsteigen, fahr nicht mit ihnen zurück.</text:p>
          </table:table-cell>
          <table:table-cell table:style-name="ce13" office:value-type="string" calcext:value-type="string">
            <text:p>einstei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grammaticale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ndida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63647" calcext:value-type="float">
            <text:p>9463647</text:p>
          </table:table-cell>
          <table:table-cell table:style-name="ce16" office:value-type="string" calcext:value-type="string">
            <text:p>Chi resterà vivo alla fine sarà il candidato vincente.</text:p>
          </table:table-cell>
          <table:table-cell table:style-name="ce16" office:value-type="string" calcext:value-type="string">
            <text:p>Der, der am Ende noch lebt ist wohl der wahrscheinlichste Kandidat.</text:p>
          </table:table-cell>
          <table:table-cell table:style-name="ce13" office:value-type="string" calcext:value-type="string">
            <text:p>Kandidat</text:p>
          </table:table-cell>
          <table:table-cell table:style-name="ce13" office:value-type="float" office:value="9168738" calcext:value-type="float">
            <text:p>9168738</text:p>
          </table:table-cell>
          <table:table-cell table:style-name="ce16" office:value-type="string" calcext:value-type="string">
            <text:p>È stato già scelto il candidato dei democratici?</text:p>
          </table:table-cell>
          <table:table-cell table:style-name="ce16" office:value-type="string" calcext:value-type="string">
            <text:p>Wurde der Kandidat der Demokraten schon gewählt?</text:p>
          </table:table-cell>
          <table:table-cell table:style-name="ce13" office:value-type="string" calcext:value-type="string">
            <text:p>Kandidat</text:p>
          </table:table-cell>
          <table:table-cell table:style-name="ce13" office:value-type="float" office:value="9960619" calcext:value-type="float">
            <text:p>9960619</text:p>
          </table:table-cell>
          <table:table-cell table:style-name="ce16" office:value-type="string" calcext:value-type="string">
            <text:p>Non è bello corrompere un candidato!</text:p>
          </table:table-cell>
          <table:table-cell table:style-name="ce16" office:value-type="string" calcext:value-type="string">
            <text:p>Es ist nicht schön, einen einen Kandidaten zu bestechen</text:p>
          </table:table-cell>
          <table:table-cell table:style-name="ce13" office:value-type="string" calcext:value-type="string">
            <text:p>Kandida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mped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842400" calcext:value-type="float">
            <text:p>1842400</text:p>
          </table:table-cell>
          <table:table-cell table:style-name="ce16" office:value-type="string" calcext:value-type="string">
            <text:p>Maria capì che la sua depressione le impediva di essere felice.</text:p>
          </table:table-cell>
          <table:table-cell table:style-name="ce16" office:value-type="string" calcext:value-type="string">
            <text:p>Es wurde Maria bewusst, dass ihre Depression sie daran hindert, glücklich zu sein.</text:p>
          </table:table-cell>
          <table:table-cell table:style-name="ce13" office:value-type="string" calcext:value-type="string">
            <text:p>hindert</text:p>
          </table:table-cell>
          <table:table-cell table:style-name="ce13" office:value-type="float" office:value="377115" calcext:value-type="float">
            <text:p>377115</text:p>
          </table:table-cell>
          <table:table-cell table:style-name="ce16" office:value-type="string" calcext:value-type="string">
            <text:p>La pioggia mi ha impedito di uscire.</text:p>
          </table:table-cell>
          <table:table-cell table:style-name="ce16" office:value-type="string" calcext:value-type="string">
            <text:p>Der Regen hinderte mich daran, hinauszugehen.</text:p>
          </table:table-cell>
          <table:table-cell table:style-name="ce13" office:value-type="string" calcext:value-type="string">
            <text:p>hinderte</text:p>
          </table:table-cell>
          <table:table-cell table:style-name="ce13" office:value-type="float" office:value="10318723" calcext:value-type="float">
            <text:p>10318723</text:p>
          </table:table-cell>
          <table:table-cell table:style-name="ce16" office:value-type="string" calcext:value-type="string">
            <text:p>Dobbiamo impedire loro di distruggere noi e il pianeta.</text:p>
          </table:table-cell>
          <table:table-cell table:style-name="ce16" office:value-type="string" calcext:value-type="string">
            <text:p>Wir müssen sie daran hindern, unseren Planeten zu zerstören.</text:p>
          </table:table-cell>
          <table:table-cell table:style-name="ce13" office:value-type="string" calcext:value-type="string">
            <text:p>hinder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ministr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841779" calcext:value-type="float">
            <text:p>841779</text:p>
          </table:table-cell>
          <table:table-cell table:style-name="ce16" office:value-type="string" calcext:value-type="string">
            <text:p>Silvio Berlusconi è un politico italiano, l'attuale Primo Ministro dell'Italia.</text:p>
          </table:table-cell>
          <table:table-cell table:style-name="ce16" office:value-type="string" calcext:value-type="string">
            <text:p>Silvio Berlusconi ist ein italienischer Politiker, der aktuelle italienische Premierminister.</text:p>
          </table:table-cell>
          <table:table-cell table:style-name="ce13" office:value-type="string" calcext:value-type="string">
            <text:p>minister</text:p>
          </table:table-cell>
          <table:table-cell table:style-name="ce13" office:value-type="float" office:value="642653" calcext:value-type="float">
            <text:p>642653</text:p>
          </table:table-cell>
          <table:table-cell table:style-name="ce16" office:value-type="string" calcext:value-type="string">
            <text:p>Il primo ministro si è dimesso.</text:p>
          </table:table-cell>
          <table:table-cell table:style-name="ce16" office:value-type="string" calcext:value-type="string">
            <text:p>Der Premierminister ist zurückgetreten.</text:p>
          </table:table-cell>
          <table:table-cell table:style-name="ce13" office:value-type="string" calcext:value-type="string">
            <text:p>minister</text:p>
          </table:table-cell>
          <table:table-cell table:style-name="ce13" office:value-type="float" office:value="2151366" calcext:value-type="float">
            <text:p>2151366</text:p>
          </table:table-cell>
          <table:table-cell table:style-name="ce16" office:value-type="string" calcext:value-type="string">
            <text:p>Oggi abbiamo incontrato i ministri degli Affari esteri degli Stati arabi.</text:p>
          </table:table-cell>
          <table:table-cell table:style-name="ce16" office:value-type="string" calcext:value-type="string">
            <text:p>Heute haben wir uns mit den Außenministern der arabischen Staaten getroffen.</text:p>
          </table:table-cell>
          <table:table-cell table:style-name="ce13" office:value-type="string" calcext:value-type="string">
            <text:p>minister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rrostit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sig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260860" calcext:value-type="float">
            <text:p>3260860</text:p>
          </table:table-cell>
          <table:table-cell table:style-name="ce16" office:value-type="string" calcext:value-type="string">
            <text:p>Lei è molto esigente quando si tratta di cibo.</text:p>
          </table:table-cell>
          <table:table-cell table:style-name="ce16" office:value-type="string" calcext:value-type="string">
            <text:p>Sie ist anspruchsvoll, was Essen betrifft.</text:p>
          </table:table-cell>
          <table:table-cell table:style-name="ce13" office:value-type="string" calcext:value-type="string">
            <text:p>wählerisch</text:p>
          </table:table-cell>
          <table:table-cell table:style-name="ce13" office:value-type="float" office:value="9400876" calcext:value-type="float">
            <text:p>9400876</text:p>
          </table:table-cell>
          <table:table-cell table:style-name="ce16" office:value-type="string" calcext:value-type="string">
            <text:p>La madre era una donna esigente con i bambini.</text:p>
          </table:table-cell>
          <table:table-cell table:style-name="ce16" office:value-type="string" calcext:value-type="string">
            <text:p>Die Mutter war eine fordernde Frau gegenüber den Kindern.</text:p>
          </table:table-cell>
          <table:table-cell table:style-name="ce13" office:value-type="string" calcext:value-type="string">
            <text:p>fordernde</text:p>
          </table:table-cell>
          <table:table-cell table:style-name="ce13" office:value-type="float" office:value="9143605" calcext:value-type="float">
            <text:p>9143605</text:p>
          </table:table-cell>
          <table:table-cell table:style-name="ce16" office:value-type="string" calcext:value-type="string">
            <text:p>Vivian è viziata ed esigente.</text:p>
          </table:table-cell>
          <table:table-cell table:style-name="ce16" office:value-type="string" calcext:value-type="string">
            <text:p>Vivian ist verwöhnt und anspruchsvoll.</text:p>
          </table:table-cell>
          <table:table-cell table:style-name="ce13" office:value-type="string" calcext:value-type="string">
            <text:p>anspruchsvol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ppren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282010" calcext:value-type="float">
            <text:p>9282010</text:p>
          </table:table-cell>
          <table:table-cell table:style-name="ce16" office:value-type="string" calcext:value-type="string">
            <text:p>Lei ha appreso ciò che Bunin le ha insegnato.</text:p>
          </table:table-cell>
          <table:table-cell table:style-name="ce16" office:value-type="string" calcext:value-type="string">
            <text:p>Sie hat doch bloß gelernt, was Bunin ihr beigebracht hat.</text:p>
          </table:table-cell>
          <table:table-cell table:style-name="ce13" office:value-type="string" calcext:value-type="string">
            <text:p>gelern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sum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16904" calcext:value-type="float">
            <text:p>2416904</text:p>
          </table:table-cell>
          <table:table-cell table:style-name="ce16" office:value-type="string" calcext:value-type="string">
            <text:p>L'economia è in crisi, infatti sono diminuiti i consumi.</text:p>
          </table:table-cell>
          <table:table-cell table:style-name="ce16" office:value-type="string" calcext:value-type="string">
            <text:p>Die Wirtschaft steckt in einer Krise, und tatsächlich ist der Konsum geschrumpft.</text:p>
          </table:table-cell>
          <table:table-cell table:style-name="ce13" office:value-type="string" calcext:value-type="string">
            <text:p>Konsum</text:p>
          </table:table-cell>
          <table:table-cell table:style-name="ce13" office:value-type="float" office:value="1765048" calcext:value-type="float">
            <text:p>1765048</text:p>
          </table:table-cell>
          <table:table-cell table:style-name="ce16" office:value-type="string" calcext:value-type="string">
            <text:p>Il consumo di oli minerali è aumentato.</text:p>
          </table:table-cell>
          <table:table-cell table:style-name="ce16" office:value-type="string" calcext:value-type="string">
            <text:p>Der Konsum von Mineralöl ist gestiegen.</text:p>
          </table:table-cell>
          <table:table-cell table:style-name="ce13" office:value-type="string" calcext:value-type="string">
            <text:p>Konsum</text:p>
          </table:table-cell>
          <table:table-cell table:style-name="ce13" office:value-type="float" office:value="10115321" calcext:value-type="float">
            <text:p>10115321</text:p>
          </table:table-cell>
          <table:table-cell table:style-name="ce16" office:value-type="string" calcext:value-type="string">
            <text:p>Dovrà volare molto basso e a velocità ridotta, per ridurre il consumo.</text:p>
          </table:table-cell>
          <table:table-cell table:style-name="ce16" office:value-type="string" calcext:value-type="string">
            <text:p>Er wird niedrig und langsam fliegen müssen, um den Verbrauch zu reduzieren.</text:p>
          </table:table-cell>
          <table:table-cell table:style-name="ce13" office:value-type="string" calcext:value-type="string">
            <text:p>Verbrau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dimagrante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siderevo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365127" calcext:value-type="float">
            <text:p>9365127</text:p>
          </table:table-cell>
          <table:table-cell table:style-name="ce16" office:value-type="string" calcext:value-type="string">
            <text:p>Quella proprietà deve valere una somma considerevole.</text:p>
          </table:table-cell>
          <table:table-cell table:style-name="ce16" office:value-type="string" calcext:value-type="string">
            <text:p>Das Gut muss eine beträchtliche Summe an Geld wert sein.</text:p>
          </table:table-cell>
          <table:table-cell table:style-name="ce13" office:value-type="string" calcext:value-type="string">
            <text:p>beträchtliche</text:p>
          </table:table-cell>
          <table:table-cell table:style-name="ce13" office:value-type="float" office:value="9821694" calcext:value-type="float">
            <text:p>9821694</text:p>
          </table:table-cell>
          <table:table-cell table:style-name="ce16" office:value-type="string" calcext:value-type="string">
            <text:p>È una somma considerevole da trovare in poche ore.</text:p>
          </table:table-cell>
          <table:table-cell table:style-name="ce16" office:value-type="string" calcext:value-type="string">
            <text:p>Es ist eine beträchtliche Summe, um sie in ein paar Stunden aufzutreiben.</text:p>
          </table:table-cell>
          <table:table-cell table:style-name="ce13" office:value-type="string" calcext:value-type="string">
            <text:p>beträchtliche</text:p>
          </table:table-cell>
          <table:table-cell table:style-name="ce13" office:value-type="float" office:value="9975626" calcext:value-type="float">
            <text:p>9975626</text:p>
          </table:table-cell>
          <table:table-cell table:style-name="ce16" office:value-type="string" calcext:value-type="string">
            <text:p>Chiaro, la mia ricchezza mi procurava una considerevole influenza.</text:p>
          </table:table-cell>
          <table:table-cell table:style-name="ce16" office:value-type="string" calcext:value-type="string">
            <text:p>Natürlich hat mir mein Reichtum beträchtlichen Einfluss erlaubt.</text:p>
          </table:table-cell>
          <table:table-cell table:style-name="ce13" office:value-type="string" calcext:value-type="string">
            <text:p>beträchtlic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dot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972513" calcext:value-type="float">
            <text:p>9972513</text:p>
          </table:table-cell>
          <table:table-cell table:style-name="ce16" office:value-type="string" calcext:value-type="string">
            <text:p>Comunque Liliane voleva vivere sola ed adottare un bambino.</text:p>
          </table:table-cell>
          <table:table-cell table:style-name="ce16" office:value-type="string" calcext:value-type="string">
            <text:p>Liliane wollte sowieso allein leben und ein Kind adoptieren.</text:p>
          </table:table-cell>
          <table:table-cell table:style-name="ce13" office:value-type="string" calcext:value-type="string">
            <text:p>adoptieren</text:p>
          </table:table-cell>
          <table:table-cell table:style-name="ce13" office:value-type="float" office:value="10467758" calcext:value-type="float">
            <text:p>10467758</text:p>
          </table:table-cell>
          <table:table-cell table:style-name="ce16" office:value-type="string" calcext:value-type="string">
            <text:p>Siamo felicemente sposati da 10 anni e vorremmo adottare un bambino.</text:p>
          </table:table-cell>
          <table:table-cell table:style-name="ce16" office:value-type="string" calcext:value-type="string">
            <text:p>Wir sind seit zehn Jahren verheiratet. Wir möchten ein Kind adoptieren.</text:p>
          </table:table-cell>
          <table:table-cell table:style-name="ce13" office:value-type="string" calcext:value-type="string">
            <text:p>adoptieren</text:p>
          </table:table-cell>
          <table:table-cell table:style-name="ce13" office:value-type="float" office:value="10467730" calcext:value-type="float">
            <text:p>10467730</text:p>
          </table:table-cell>
          <table:table-cell table:style-name="ce16" office:value-type="string" calcext:value-type="string">
            <text:p>Dite solo che siete una coppia che vuole adottare un bambino.</text:p>
          </table:table-cell>
          <table:table-cell table:style-name="ce16" office:value-type="string" calcext:value-type="string">
            <text:p>Sie sagen, Sie sind ein Paar, das ein Kind adoptieren will.</text:p>
          </table:table-cell>
          <table:table-cell table:style-name="ce13" office:value-type="string" calcext:value-type="string">
            <text:p>adopti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ossibil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78618" calcext:value-type="float">
            <text:p>1878618</text:p>
          </table:table-cell>
          <table:table-cell table:style-name="ce16" office:value-type="string" calcext:value-type="string">
            <text:p>Vorrei chiedervi di prendere in considerazione questa possibilità.</text:p>
          </table:table-cell>
          <table:table-cell table:style-name="ce16" office:value-type="string" calcext:value-type="string">
            <text:p>Ich möchte Sie bitten, diese Möglichkeit zu erwägen.</text:p>
          </table:table-cell>
          <table:table-cell table:style-name="ce13" office:value-type="string" calcext:value-type="string">
            <text:p>Möglichkeit</text:p>
          </table:table-cell>
          <table:table-cell table:style-name="ce13" office:value-type="float" office:value="3769842" calcext:value-type="float">
            <text:p>3769842</text:p>
          </table:table-cell>
          <table:table-cell table:style-name="ce16" office:value-type="string" calcext:value-type="string">
            <text:p>Almeno dammi una possibilità.</text:p>
          </table:table-cell>
          <table:table-cell table:style-name="ce16" office:value-type="string" calcext:value-type="string">
            <text:p>Gib mir wenigstens eine Chance!</text:p>
          </table:table-cell>
          <table:table-cell table:style-name="ce13" office:value-type="string" calcext:value-type="string">
            <text:p>Chance</text:p>
          </table:table-cell>
          <table:table-cell table:style-name="ce13" office:value-type="float" office:value="2442151" calcext:value-type="float">
            <text:p>2442151</text:p>
          </table:table-cell>
          <table:table-cell table:style-name="ce16" office:value-type="string" calcext:value-type="string">
            <text:p>Una seconda lingua ti dà la possibilità di fare amicizia con persone di altri paesi.</text:p>
          </table:table-cell>
          <table:table-cell table:style-name="ce16" office:value-type="string" calcext:value-type="string">
            <text:p>Eine zweite Sprache gibt dir die Möglichkeit, Freundschaften mit Menschen aus anderen Ländern zu schließen.</text:p>
          </table:table-cell>
          <table:table-cell table:style-name="ce13" office:value-type="string" calcext:value-type="string">
            <text:p>Möglichk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avol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504981" calcext:value-type="float">
            <text:p>4504981</text:p>
          </table:table-cell>
          <table:table-cell table:style-name="ce16" office:value-type="string" calcext:value-type="string">
            <text:p>Generalmente mangiamo a tavola tutti insieme.</text:p>
          </table:table-cell>
          <table:table-cell table:style-name="ce16" office:value-type="string" calcext:value-type="string">
            <text:p>Normalerweise essen wir alle gemeinsam am Tisch.</text:p>
          </table:table-cell>
          <table:table-cell table:style-name="ce13" office:value-type="string" calcext:value-type="string">
            <text:p>Tisch</text:p>
          </table:table-cell>
          <table:table-cell table:style-name="ce13" office:value-type="float" office:value="4542505" calcext:value-type="float">
            <text:p>4542505</text:p>
          </table:table-cell>
          <table:table-cell table:style-name="ce16" office:value-type="string" calcext:value-type="string">
            <text:p>Si sedette a tavola, si versò un bicchiere di vino bianco e attese.</text:p>
          </table:table-cell>
          <table:table-cell table:style-name="ce16" office:value-type="string" calcext:value-type="string">
            <text:p>Sie nahm am Tisch Platz, füllte sich ein Glas mit Weißwein und wartete.</text:p>
          </table:table-cell>
          <table:table-cell table:style-name="ce13" office:value-type="string" calcext:value-type="string">
            <text:p>Tisch</text:p>
          </table:table-cell>
          <table:table-cell table:style-name="ce13" office:value-type="float" office:value="10220391" calcext:value-type="float">
            <text:p>10220391</text:p>
          </table:table-cell>
          <table:table-cell table:style-name="ce16" office:value-type="string" calcext:value-type="string">
            <text:p>Su, Ernst, ora vai a tavola e mangia insieme agli altri.</text:p>
          </table:table-cell>
          <table:table-cell table:style-name="ce16" office:value-type="string" calcext:value-type="string">
            <text:p>Ernst, jetzt komm rüber an den Tisch und iss da wie die anderen auch.</text:p>
          </table:table-cell>
          <table:table-cell table:style-name="ce13" office:value-type="string" calcext:value-type="string">
            <text:p>Tis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even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46780" calcext:value-type="float">
            <text:p>946780</text:p>
          </table:table-cell>
          <table:table-cell table:style-name="ce16" office:value-type="string" calcext:value-type="string">
            <text:p>Le vaccinazioni aiutano a prevenire le malattie infantili.</text:p>
          </table:table-cell>
          <table:table-cell table:style-name="ce16" office:value-type="string" calcext:value-type="string">
            <text:p>Impfungen helfen, Kinderkrankheiten zu vermeiden.</text:p>
          </table:table-cell>
          <table:table-cell table:style-name="ce13" office:value-type="string" calcext:value-type="string">
            <text:p>vermeiden</text:p>
          </table:table-cell>
          <table:table-cell table:style-name="ce13" office:value-type="float" office:value="9707412" calcext:value-type="float">
            <text:p>9707412</text:p>
          </table:table-cell>
          <table:table-cell table:style-name="ce16" office:value-type="string" calcext:value-type="string">
            <text:p>Forse avrei potuto trovare un modo per prevenire tutto questo.</text:p>
          </table:table-cell>
          <table:table-cell table:style-name="ce16" office:value-type="string" calcext:value-type="string">
            <text:p>Es hätte sich doch verhindern lassen müssen.</text:p>
          </table:table-cell>
          <table:table-cell table:style-name="ce13" office:value-type="string" calcext:value-type="string">
            <text:p>verhindern</text:p>
          </table:table-cell>
          <table:table-cell table:style-name="ce13" office:value-type="float" office:value="9513068" calcext:value-type="float">
            <text:p>9513068</text:p>
          </table:table-cell>
          <table:table-cell table:style-name="ce16" office:value-type="string" calcext:value-type="string">
            <text:p>Il nostro scopo è prevenire con la minaccia le azioni del nemico.</text:p>
          </table:table-cell>
          <table:table-cell table:style-name="ce16" office:value-type="string" calcext:value-type="string">
            <text:p>Unser Ziel ist, eine Bedrohung durch den Feind zu verhindern.</text:p>
          </table:table-cell>
          <table:table-cell table:style-name="ce13" office:value-type="string" calcext:value-type="string">
            <text:p>verhinder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cor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09295" calcext:value-type="float">
            <text:p>9409295</text:p>
          </table:table-cell>
          <table:table-cell table:style-name="ce16" office:value-type="string" calcext:value-type="string">
            <text:p>20 anni fa ho vinto un grosso concorso.</text:p>
          </table:table-cell>
          <table:table-cell table:style-name="ce16" office:value-type="string" calcext:value-type="string">
            <text:p>Vor 20 Jahren siegte ich in einem großen Wettkampf.</text:p>
          </table:table-cell>
          <table:table-cell table:style-name="ce13" office:value-type="string" calcext:value-type="string">
            <text:p>Wettkampf</text:p>
          </table:table-cell>
          <table:table-cell table:style-name="ce13" office:value-type="float" office:value="9905971" calcext:value-type="float">
            <text:p>9905971</text:p>
          </table:table-cell>
          <table:table-cell table:style-name="ce16" office:value-type="string" calcext:value-type="string">
            <text:p>Ma se vinco questo concorso, potrò ripagare i miei debiti con Thor.</text:p>
          </table:table-cell>
          <table:table-cell table:style-name="ce16" office:value-type="string" calcext:value-type="string">
            <text:p>Aber wenn ich diesen Wettkampf gewinne, kann ich Thor meine Schulden zurückzahlen.</text:p>
          </table:table-cell>
          <table:table-cell table:style-name="ce13" office:value-type="string" calcext:value-type="string">
            <text:p>Wettkampf</text:p>
          </table:table-cell>
          <table:table-cell table:style-name="ce13" office:value-type="float" office:value="10197505" calcext:value-type="float">
            <text:p>10197505</text:p>
          </table:table-cell>
          <table:table-cell table:style-name="ce16" office:value-type="string" calcext:value-type="string">
            <text:p>Vinsi un concorso di bellezza.</text:p>
          </table:table-cell>
          <table:table-cell table:style-name="ce16" office:value-type="string" calcext:value-type="string">
            <text:p>Dann habe ich einen Schönheitswettbewerb gewonnen.</text:p>
          </table:table-cell>
          <table:table-cell table:style-name="ce13" office:value-type="string" calcext:value-type="string">
            <text:p>wettbewerb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massim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215457" calcext:value-type="float">
            <text:p>2215457</text:p>
          </table:table-cell>
          <table:table-cell table:style-name="ce16" office:value-type="string" calcext:value-type="string">
            <text:p>Tutto ciò che posso fare è dare il massimo.</text:p>
          </table:table-cell>
          <table:table-cell table:style-name="ce16" office:value-type="string" calcext:value-type="string">
            <text:p>Ich kann nur mein Bestes geben.</text:p>
          </table:table-cell>
          <table:table-cell table:style-name="ce13" office:value-type="string" calcext:value-type="string">
            <text:p>Bestes</text:p>
          </table:table-cell>
          <table:table-cell table:style-name="ce13" office:value-type="float" office:value="10393528" calcext:value-type="float">
            <text:p>10393528</text:p>
          </table:table-cell>
          <table:table-cell table:style-name="ce16" office:value-type="string" calcext:value-type="string">
            <text:p>Comportati da professionista e da' il massimo.</text:p>
          </table:table-cell>
          <table:table-cell table:style-name="ce16" office:value-type="string" calcext:value-type="string">
            <text:p>Verhalte dich professionell und gib dein Bestes.</text:p>
          </table:table-cell>
          <table:table-cell table:style-name="ce13" office:value-type="string" calcext:value-type="string">
            <text:p>Bestes</text:p>
          </table:table-cell>
          <table:table-cell table:style-name="ce13" office:value-type="float" office:value="9982570" calcext:value-type="float">
            <text:p>9982570</text:p>
          </table:table-cell>
          <table:table-cell table:style-name="ce16" office:value-type="string" calcext:value-type="string">
            <text:p>Sam ha bisogno di soldi per la compagnia ed entrambi vogliamo che lui ottenga il massimo.</text:p>
          </table:table-cell>
          <table:table-cell table:style-name="ce16" office:value-type="string" calcext:value-type="string">
            <text:p>Sam braucht das Geld für die Firma und wir wollen beide, dass er das Maximum bekommt.</text:p>
          </table:table-cell>
          <table:table-cell table:style-name="ce13" office:value-type="string" calcext:value-type="string">
            <text:p>Maximu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appor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38460" calcext:value-type="float">
            <text:p>2438460</text:p>
          </table:table-cell>
          <table:table-cell table:style-name="ce16" office:value-type="string" calcext:value-type="string">
            <text:p>Nei rapporti interpersonali non c'è nulla di più importante della fiducia.</text:p>
          </table:table-cell>
          <table:table-cell table:style-name="ce16" office:value-type="string" calcext:value-type="string">
            <text:p>Nicht ist in zwischenmenschlichen Beziehungen wichtiger als Vertrauen.</text:p>
          </table:table-cell>
          <table:table-cell table:style-name="ce13" office:value-type="string" calcext:value-type="string">
            <text:p>Beziehungen</text:p>
          </table:table-cell>
          <table:table-cell table:style-name="ce13" office:value-type="float" office:value="1852464" calcext:value-type="float">
            <text:p>1852464</text:p>
          </table:table-cell>
          <table:table-cell table:style-name="ce16" office:value-type="string" calcext:value-type="string">
            <text:p>Sono in buoni rapporti con i loro vicini.</text:p>
          </table:table-cell>
          <table:table-cell table:style-name="ce16" office:value-type="string" calcext:value-type="string">
            <text:p>Sie haben eine gute Beziehung zu ihren Nachbarn.</text:p>
          </table:table-cell>
          <table:table-cell table:style-name="ce13" office:value-type="string" calcext:value-type="string">
            <text:p>Beziehung</text:p>
          </table:table-cell>
          <table:table-cell table:style-name="ce13" office:value-type="float" office:value="1840935" calcext:value-type="float">
            <text:p>1840935</text:p>
          </table:table-cell>
          <table:table-cell table:style-name="ce16" office:value-type="string" calcext:value-type="string">
            <text:p>Come fai a sapere se il tuo rapporto con lui funziona?</text:p>
          </table:table-cell>
          <table:table-cell table:style-name="ce16" office:value-type="string" calcext:value-type="string">
            <text:p>Wie findest du heraus, ob deine Beziehung mit ihm funktioniert?</text:p>
          </table:table-cell>
          <table:table-cell table:style-name="ce13" office:value-type="string" calcext:value-type="string">
            <text:p>Bezieh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5">
          <table:table-cell table:style-name="ce10" office:value-type="string" calcext:value-type="string">
            <text:p>impor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782288" calcext:value-type="float">
            <text:p>2782288</text:p>
          </table:table-cell>
          <table:table-cell table:style-name="ce16" office:value-type="string" calcext:value-type="string">
            <text:p>Non importa quanto tu corra velocemente, non sarai mai in orario.</text:p>
          </table:table-cell>
          <table:table-cell table:style-name="ce16" office:value-type="string" calcext:value-type="string">
            <text:p>Egal, wie schnell du läufst, du wirst nie rechtzeitig da sein.</text:p>
          </table:table-cell>
          <table:table-cell table:style-name="ce13" office:value-type="string" calcext:value-type="string">
            <text:p>Egal</text:p>
          </table:table-cell>
          <table:table-cell table:style-name="ce13" office:value-type="float" office:value="2205998" calcext:value-type="float">
            <text:p>2205998</text:p>
          </table:table-cell>
          <table:table-cell table:style-name="ce16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ce16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13" office:value-type="string" calcext:value-type="string">
            <text:p>Egal</text:p>
          </table:table-cell>
          <table:table-cell table:style-name="ce13" office:value-type="float" office:value="1872402" calcext:value-type="float">
            <text:p>1872402</text:p>
          </table:table-cell>
          <table:table-cell table:style-name="ce16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ce16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13" office:value-type="string" calcext:value-type="string">
            <text:p>Ega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mbianchin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5">
          <table:table-cell table:style-name="ce10" office:value-type="string" calcext:value-type="string">
            <text:p>stru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205998" calcext:value-type="float">
            <text:p>2205998</text:p>
          </table:table-cell>
          <table:table-cell table:style-name="ce16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ce16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13" office:value-type="string" calcext:value-type="string">
            <text:p>instrument</text:p>
          </table:table-cell>
          <table:table-cell table:style-name="ce13" office:value-type="float" office:value="2477732" calcext:value-type="float">
            <text:p>2477732</text:p>
          </table:table-cell>
          <table:table-cell table:style-name="ce16" office:value-type="string" calcext:value-type="string">
            <text:p>Ci serve uno strumento con cui aprirlo.</text:p>
          </table:table-cell>
          <table:table-cell table:style-name="ce16" office:value-type="string" calcext:value-type="string">
            <text:p>Wir brauchen ein Werkzeug, mit dem wir es öffnen können.</text:p>
          </table:table-cell>
          <table:table-cell table:style-name="ce13" office:value-type="string" calcext:value-type="string">
            <text:p>Werkzeug</text:p>
          </table:table-cell>
          <table:table-cell table:style-name="ce13" office:value-type="float" office:value="1869319" calcext:value-type="float">
            <text:p>1869319</text:p>
          </table:table-cell>
          <table:table-cell table:style-name="ce16" office:value-type="string" calcext:value-type="string">
            <text:p>Psicologi dicono che l'ottimismo è lo strumento migliore per migliorare l'umore.</text:p>
          </table:table-cell>
          <table:table-cell table:style-name="ce16" office:value-type="string" calcext:value-type="string">
            <text:p>Psychologen sagen, dass Optimismus, das beste Werkzeug sei, um deine Laune zu verbessern.</text:p>
          </table:table-cell>
          <table:table-cell table:style-name="ce13" office:value-type="string" calcext:value-type="string">
            <text:p>Werkzeug</text:p>
          </table:table-cell>
          <table:table-cell table:style-name="ce16" office:value-type="string" calcext:value-type="string">
            <text:p>POLYSEMY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mmagin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677682" calcext:value-type="float">
            <text:p>1677682</text:p>
          </table:table-cell>
          <table:table-cell table:style-name="ce16" office:value-type="string" calcext:value-type="string">
            <text:p>Non riesco a immaginare un futuro senza elettricità.</text:p>
          </table:table-cell>
          <table:table-cell table:style-name="ce16" office:value-type="string" calcext:value-type="string">
            <text:p>Ich kann mir eine Zukunft ohne Elektrizität nicht vorstellen.</text:p>
          </table:table-cell>
          <table:table-cell table:style-name="ce13" office:value-type="string" calcext:value-type="string">
            <text:p>vorstellen</text:p>
          </table:table-cell>
          <table:table-cell table:style-name="ce13" office:value-type="float" office:value="2440528" calcext:value-type="float">
            <text:p>2440528</text:p>
          </table:table-cell>
          <table:table-cell table:style-name="ce16" office:value-type="string" calcext:value-type="string">
            <text:p>Non riesco a immaginare la mia vita senza di te.</text:p>
          </table:table-cell>
          <table:table-cell table:style-name="ce16" office:value-type="string" calcext:value-type="string">
            <text:p>Ich kann mir ein Leben ohne dich nicht vorstellen.</text:p>
          </table:table-cell>
          <table:table-cell table:style-name="ce13" office:value-type="string" calcext:value-type="string">
            <text:p>vorstellen</text:p>
          </table:table-cell>
          <table:table-cell table:style-name="ce13" office:value-type="float" office:value="903213" calcext:value-type="float">
            <text:p>903213</text:p>
          </table:table-cell>
          <table:table-cell table:style-name="ce16" office:value-type="string" calcext:value-type="string">
            <text:p>Possiamo immaginare difficilmente la nostra vita quotidiana senza la televisione.</text:p>
          </table:table-cell>
          <table:table-cell table:style-name="ce16" office:value-type="string" calcext:value-type="string">
            <text:p>Wir können uns das tägliche Leben nur schwer ohne Fernseher vorstellen.</text:p>
          </table:table-cell>
          <table:table-cell table:style-name="ce13" office:value-type="string" calcext:value-type="string">
            <text:p>vorstell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gricol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29163" calcext:value-type="float">
            <text:p>2429163</text:p>
          </table:table-cell>
          <table:table-cell table:style-name="ce16" office:value-type="string" calcext:value-type="string">
            <text:p>I primi agricoltori che iniziarono la coltivazione della pianta del cacao furono gli antichi Maya.</text:p>
          </table:table-cell>
          <table:table-cell table:style-name="ce16" office:value-type="string" calcext:value-type="string">
            <text:p>Die ersten Bauern, die mit dem Anbau des Kakaobaums begannen, waren die alten Maya.</text:p>
          </table:table-cell>
          <table:table-cell table:style-name="ce13" office:value-type="string" calcext:value-type="string">
            <text:p>Bauern</text:p>
          </table:table-cell>
          <table:table-cell table:style-name="ce13" office:value-type="float" office:value="9031846" calcext:value-type="float">
            <text:p>9031846</text:p>
          </table:table-cell>
          <table:table-cell table:style-name="ce16" office:value-type="string" calcext:value-type="string">
            <text:p>E cipolle che nessun altro agricoltore ha.</text:p>
          </table:table-cell>
          <table:table-cell table:style-name="ce16" office:value-type="string" calcext:value-type="string">
            <text:p>Und Zwiebeln, wie kein anderer Farmer.</text:p>
          </table:table-cell>
          <table:table-cell table:style-name="ce13" office:value-type="string" calcext:value-type="string">
            <text:p>Farmer</text:p>
          </table:table-cell>
          <table:table-cell table:style-name="ce13" office:value-type="float" office:value="4954359" calcext:value-type="float">
            <text:p>4954359</text:p>
          </table:table-cell>
          <table:table-cell table:style-name="ce16" office:value-type="string" calcext:value-type="string">
            <text:p>In quel villaggio dimenticato da Dio la maggior parte degli agricoltori era analfabeta.</text:p>
          </table:table-cell>
          <table:table-cell table:style-name="ce16" office:value-type="string" calcext:value-type="string">
            <text:p>In diesem gottvergessenen Dorf waren die meisten Bauern des Lesens unkundig.</text:p>
          </table:table-cell>
          <table:table-cell table:style-name="ce13" office:value-type="string" calcext:value-type="string">
            <text:p>Bauer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ioli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51824" calcext:value-type="float">
            <text:p>351824</text:p>
          </table:table-cell>
          <table:table-cell table:style-name="ce16" office:value-type="string" calcext:value-type="string">
            <text:p>Tom sta suonando il violino adesso.</text:p>
          </table:table-cell>
          <table:table-cell table:style-name="ce16" office:value-type="string" calcext:value-type="string">
            <text:p>Tom spielt gerade Geige.</text:p>
          </table:table-cell>
          <table:table-cell table:style-name="ce13" office:value-type="string" calcext:value-type="string">
            <text:p>Geige</text:p>
          </table:table-cell>
          <table:table-cell table:style-name="ce13" office:value-type="float" office:value="10104450" calcext:value-type="float">
            <text:p>10104450</text:p>
          </table:table-cell>
          <table:table-cell table:style-name="ce16" office:value-type="string" calcext:value-type="string">
            <text:p>Mio figlio va alla scuola musicale. Ho bisogno di un violino per lui.</text:p>
          </table:table-cell>
          <table:table-cell table:style-name="ce16" office:value-type="string" calcext:value-type="string">
            <text:p>Mein Sohn geht zur Musikschule. Ich brauche eine Geige für ihn.</text:p>
          </table:table-cell>
          <table:table-cell table:style-name="ce13" office:value-type="string" calcext:value-type="string">
            <text:p>Geige</text:p>
          </table:table-cell>
          <table:table-cell table:style-name="ce13" office:value-type="float" office:value="10104451" calcext:value-type="float">
            <text:p>10104451</text:p>
          </table:table-cell>
          <table:table-cell table:style-name="ce16" office:value-type="string" calcext:value-type="string">
            <text:p>Prendi Stradivari, è un buon violino.</text:p>
          </table:table-cell>
          <table:table-cell table:style-name="ce16" office:value-type="string" calcext:value-type="string">
            <text:p>Kauf doch eine Stradivarius, das ist eine gute Geige.</text:p>
          </table:table-cell>
          <table:table-cell table:style-name="ce13" office:value-type="string" calcext:value-type="string">
            <text:p>Geig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ecol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841610" calcext:value-type="float">
            <text:p>3841610</text:p>
          </table:table-cell>
          <table:table-cell table:style-name="ce16" office:value-type="string" calcext:value-type="string">
            <text:p>Il ventunesimo secolo inizia nel 2001.</text:p>
          </table:table-cell>
          <table:table-cell table:style-name="ce16" office:value-type="string" calcext:value-type="string">
            <text:p>Das 21. Jahrhundert beginnt 2001.</text:p>
          </table:table-cell>
          <table:table-cell table:style-name="ce13" office:value-type="string" calcext:value-type="string">
            <text:p>Jahrhundert</text:p>
          </table:table-cell>
          <table:table-cell table:style-name="ce13" office:value-type="float" office:value="2575471" calcext:value-type="float">
            <text:p>2575471</text:p>
          </table:table-cell>
          <table:table-cell table:style-name="ce16" office:value-type="string" calcext:value-type="string">
            <text:p>Per circa diciotto degli ultimi venti secoli di storia la Cina è stata la massima potenza mondiale.</text:p>
          </table:table-cell>
          <table:table-cell table:style-name="ce16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13" office:value-type="string" calcext:value-type="string">
            <text:p>Jahrhunderte</text:p>
          </table:table-cell>
          <table:table-cell table:style-name="ce13" office:value-type="float" office:value="1313205" calcext:value-type="float">
            <text:p>1313205</text:p>
          </table:table-cell>
          <table:table-cell table:style-name="ce16" office:value-type="string" calcext:value-type="string">
            <text:p>Cosa significa avere uno spirito educato nel ventunesimo secolo?</text:p>
          </table:table-cell>
          <table:table-cell table:style-name="ce16" office:value-type="string" calcext:value-type="string">
            <text:p>Was bedeutet es, im 21. Jahrhundert einen gebildeten Verstand zu haben?</text:p>
          </table:table-cell>
          <table:table-cell table:style-name="ce13" office:value-type="string" calcext:value-type="string">
            <text:p>Jahrhund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pp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65197" calcext:value-type="float">
            <text:p>1265197</text:p>
          </table:table-cell>
          <table:table-cell table:style-name="ce16" office:value-type="string" calcext:value-type="string">
            <text:p>La squadra vincitrice ricevette come premio una coppa d'argento.</text:p>
          </table:table-cell>
          <table:table-cell table:style-name="ce16" office:value-type="string" calcext:value-type="string">
            <text:p>Die siegreiche Mannschaft bekam einen silbernen Pokal als Preis.</text:p>
          </table:table-cell>
          <table:table-cell table:style-name="ce13" office:value-type="string" calcext:value-type="string">
            <text:p>Pokal</text:p>
          </table:table-cell>
          <table:table-cell table:style-name="ce13" office:value-type="float" office:value="9146242" calcext:value-type="float">
            <text:p>9146242</text:p>
          </table:table-cell>
          <table:table-cell table:style-name="ce16" office:value-type="string" calcext:value-type="string">
            <text:p>Questa coppa verrà data ai vincitori.</text:p>
          </table:table-cell>
          <table:table-cell table:style-name="ce16" office:value-type="string" calcext:value-type="string">
            <text:p>Dieser Pokal wird den Gewinnern überreicht.</text:p>
          </table:table-cell>
          <table:table-cell table:style-name="ce13" office:value-type="string" calcext:value-type="string">
            <text:p>Pokal</text:p>
          </table:table-cell>
          <table:table-cell table:style-name="ce13" office:value-type="float" office:value="9679086" calcext:value-type="float">
            <text:p>9679086</text:p>
          </table:table-cell>
          <table:table-cell table:style-name="ce16" office:value-type="string" calcext:value-type="string">
            <text:p>Chi vinse la finale di coppa nel 1949?</text:p>
          </table:table-cell>
          <table:table-cell table:style-name="ce16" office:value-type="string" calcext:value-type="string">
            <text:p>Wer hat 1949 das Pokalfinale gewonnen?</text:p>
          </table:table-cell>
          <table:table-cell table:style-name="ce13" office:value-type="string" calcext:value-type="string">
            <text:p>Poka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arboidra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niziativ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394279" calcext:value-type="float">
            <text:p>4394279</text:p>
          </table:table-cell>
          <table:table-cell table:style-name="ce16" office:value-type="string" calcext:value-type="string">
            <text:p>Questa è stata un'iniziativa di poche persone private.</text:p>
          </table:table-cell>
          <table:table-cell table:style-name="ce16" office:value-type="string" calcext:value-type="string">
            <text:p>Das war eine Initiative einiger Privatpersonen.</text:p>
          </table:table-cell>
          <table:table-cell table:style-name="ce13" office:value-type="string" calcext:value-type="string">
            <text:p>Initiative</text:p>
          </table:table-cell>
          <table:table-cell table:style-name="ce13" office:value-type="float" office:value="1834083" calcext:value-type="float">
            <text:p>1834083</text:p>
          </table:table-cell>
          <table:table-cell table:style-name="ce16" office:value-type="string" calcext:value-type="string">
            <text:p>Piani, progetti, conferenze e nuove iniziative – sembra che abbiamo provato tutto.</text:p>
          </table:table-cell>
          <table:table-cell table:style-name="ce16" office:value-type="string" calcext:value-type="string">
            <text:p>Pläne, Projekte, Konferenzen und neue Initiativen – es scheint, als hätten wir bereits alles versucht.</text:p>
          </table:table-cell>
          <table:table-cell table:style-name="ce13" office:value-type="string" calcext:value-type="string">
            <text:p>Initiativen</text:p>
          </table:table-cell>
          <table:table-cell table:style-name="ce13" office:value-type="float" office:value="10038788" calcext:value-type="float">
            <text:p>10038788</text:p>
          </table:table-cell>
          <table:table-cell table:style-name="ce16" office:value-type="string" calcext:value-type="string">
            <text:p>Si oppongono a qualsiasi iniziativa che migliori la situazione in questo paese</text:p>
          </table:table-cell>
          <table:table-cell table:style-name="ce16" office:value-type="string" calcext:value-type="string">
            <text:p>Sie sind gegen jede Initiative, die in diesem Land etwas verbessern würde.</text:p>
          </table:table-cell>
          <table:table-cell table:style-name="ce13" office:value-type="string" calcext:value-type="string">
            <text:p>Initiativ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fis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426969" calcext:value-type="float">
            <text:p>2426969</text:p>
          </table:table-cell>
          <table:table-cell table:style-name="ce16" office:value-type="string" calcext:value-type="string">
            <text:p>Il proprio aspetto fisico ed il modo in cui ci vestiamo può avere un importante impatto sulla nostra autostima.</text:p>
          </table:table-cell>
          <table:table-cell table:style-name="ce16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13" office:value-type="string" calcext:value-type="string">
            <text:p>physische</text:p>
          </table:table-cell>
          <table:table-cell table:style-name="ce13" office:value-type="float" office:value="10264304" calcext:value-type="float">
            <text:p>10264304</text:p>
          </table:table-cell>
          <table:table-cell table:style-name="ce16" office:value-type="string" calcext:value-type="string">
            <text:p>Cominciava ad influire su di lui a livello mentale e fisico.</text:p>
          </table:table-cell>
          <table:table-cell table:style-name="ce16" office:value-type="string" calcext:value-type="string">
            <text:p>Es begann, ihn geistig und körperlich zu beeinträchtigen.</text:p>
          </table:table-cell>
          <table:table-cell table:style-name="ce13" office:value-type="string" calcext:value-type="string">
            <text:p>körperlich</text:p>
          </table:table-cell>
          <table:table-cell table:style-name="ce13" office:value-type="float" office:value="10300700" calcext:value-type="float">
            <text:p>10300700</text:p>
          </table:table-cell>
          <table:table-cell table:style-name="ce16" office:value-type="string" calcext:value-type="string">
            <text:p>Molti disturbi mentali sono dovuti a un banale problema fisico.</text:p>
          </table:table-cell>
          <table:table-cell table:style-name="ce16" office:value-type="string" calcext:value-type="string">
            <text:p>Viele psychische Störungen haben eine physische Ursache.</text:p>
          </table:table-cell>
          <table:table-cell table:style-name="ce13" office:value-type="string" calcext:value-type="string">
            <text:p>physisch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tteggia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505886" calcext:value-type="float">
            <text:p>9505886</text:p>
          </table:table-cell>
          <table:table-cell table:style-name="ce16" office:value-type="string" calcext:value-type="string">
            <text:p>Adottate un atteggiamento passivo. La situazione è complicata e incerta.</text:p>
          </table:table-cell>
          <table:table-cell table:style-name="ce16" office:value-type="string" calcext:value-type="string">
            <text:p>Nehmen Sie eine passive Haltung ein. Die Situation ist kompliziert und unsicher.</text:p>
          </table:table-cell>
          <table:table-cell table:style-name="ce13" office:value-type="string" calcext:value-type="string">
            <text:p>Haltung</text:p>
          </table:table-cell>
          <table:table-cell table:style-name="ce13" office:value-type="float" office:value="9993311" calcext:value-type="float">
            <text:p>9993311</text:p>
          </table:table-cell>
          <table:table-cell table:style-name="ce16" office:value-type="string" calcext:value-type="string">
            <text:p>A volte hai un atteggiamento ostile, ma mi piace.</text:p>
          </table:table-cell>
          <table:table-cell table:style-name="ce16" office:value-type="string" calcext:value-type="string">
            <text:p>Du bist manchmal eine aggressive Haltung, aber das mag ich.</text:p>
          </table:table-cell>
          <table:table-cell table:style-name="ce13" office:value-type="string" calcext:value-type="string">
            <text:p>Haltung</text:p>
          </table:table-cell>
          <table:table-cell table:style-name="ce13" office:value-type="float" office:value="10376065" calcext:value-type="float">
            <text:p>10376065</text:p>
          </table:table-cell>
          <table:table-cell table:style-name="ce16" office:value-type="string" calcext:value-type="string">
            <text:p>Il tuo atteggiamento è cosi irritante che adesso sono proprio nera.</text:p>
          </table:table-cell>
          <table:table-cell table:style-name="ce16" office:value-type="string" calcext:value-type="string">
            <text:p>Deine Haltung ist so irritierend, dass ich jetzt richtig sauer bin.</text:p>
          </table:table-cell>
          <table:table-cell table:style-name="ce13" office:value-type="string" calcext:value-type="string">
            <text:p>Halt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edioc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70537" calcext:value-type="float">
            <text:p>9770537</text:p>
          </table:table-cell>
          <table:table-cell table:style-name="ce16" office:value-type="string" calcext:value-type="string">
            <text:p>Detesto tutto ciò che è mediocre, ho bisogno di avere il meglio.</text:p>
          </table:table-cell>
          <table:table-cell table:style-name="ce16" office:value-type="string" calcext:value-type="string">
            <text:p>Ich hasse alles, was mittelmäßig ist, ich brauche das Beste.</text:p>
          </table:table-cell>
          <table:table-cell table:style-name="ce13" office:value-type="string" calcext:value-type="string">
            <text:p>mittelmäßig</text:p>
          </table:table-cell>
          <table:table-cell table:style-name="ce13" office:value-type="float" office:value="10065972" calcext:value-type="float">
            <text:p>10065972</text:p>
          </table:table-cell>
          <table:table-cell table:style-name="ce16" office:value-type="string" calcext:value-type="string">
            <text:p>Debbie Klein è una persona mediocre, ma ha un bel corpo.</text:p>
          </table:table-cell>
          <table:table-cell table:style-name="ce16" office:value-type="string" calcext:value-type="string">
            <text:p>Debbie Klein ist mittelmäßig. Aber sie hat eine gute Figur.</text:p>
          </table:table-cell>
          <table:table-cell table:style-name="ce13" office:value-type="string" calcext:value-type="string">
            <text:p>mittelmäßig</text:p>
          </table:table-cell>
          <table:table-cell table:style-name="ce13" office:value-type="float" office:value="2632781" calcext:value-type="float">
            <text:p>2632781</text:p>
          </table:table-cell>
          <table:table-cell table:style-name="ce16" office:value-type="string" calcext:value-type="string">
            <text:p>La tua conoscenza di questo argomento è mediocre, Tom.</text:p>
          </table:table-cell>
          <table:table-cell table:style-name="ce16" office:value-type="string" calcext:value-type="string">
            <text:p>Dein Wissen zu diesem Thema ist mittelmäßig, Tom.</text:p>
          </table:table-cell>
          <table:table-cell table:style-name="ce13" office:value-type="string" calcext:value-type="string">
            <text:p>mittelmäß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off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922687" calcext:value-type="float">
            <text:p>4922687</text:p>
          </table:table-cell>
          <table:table-cell table:style-name="ce16" office:value-type="string" calcext:value-type="string">
            <text:p>Molte persone quando arriva l'autunno soffrono d'una forma lieve di depressione.</text:p>
          </table:table-cell>
          <table:table-cell table:style-name="ce16" office:value-type="string" calcext:value-type="string">
            <text:p>Wenn der Herbst kommt, leiden viele Menschen an einer milden Form der Depression.</text:p>
          </table:table-cell>
          <table:table-cell table:style-name="ce13" office:value-type="string" calcext:value-type="string">
            <text:p>leiden</text:p>
          </table:table-cell>
          <table:table-cell table:style-name="ce13" office:value-type="float" office:value="2943755" calcext:value-type="float">
            <text:p>2943755</text:p>
          </table:table-cell>
          <table:table-cell table:style-name="ce16" office:value-type="string" calcext:value-type="string">
            <text:p>Perché così tante persone soffrono di bassa autostima?</text:p>
          </table:table-cell>
          <table:table-cell table:style-name="ce16" office:value-type="string" calcext:value-type="string">
            <text:p>Warum leiden so viele Menschen an geringem Selbstwertgefühl?</text:p>
          </table:table-cell>
          <table:table-cell table:style-name="ce13" office:value-type="string" calcext:value-type="string">
            <text:p>leiden</text:p>
          </table:table-cell>
          <table:table-cell table:style-name="ce13" office:value-type="float" office:value="666011" calcext:value-type="float">
            <text:p>666011</text:p>
          </table:table-cell>
          <table:table-cell table:style-name="ce16" office:value-type="string" calcext:value-type="string">
            <text:p>Mia moglie soffre di polmonite.</text:p>
          </table:table-cell>
          <table:table-cell table:style-name="ce16" office:value-type="string" calcext:value-type="string">
            <text:p>Meine Frau leidet an einer Lungenentzündung.</text:p>
          </table:table-cell>
          <table:table-cell table:style-name="ce13" office:value-type="string" calcext:value-type="string">
            <text:p>leide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notiz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58771" calcext:value-type="float">
            <text:p>1758771</text:p>
          </table:table-cell>
          <table:table-cell table:style-name="ce16" office:value-type="string" calcext:value-type="string">
            <text:p>Raramente abbiamo buone notizie da annunciare sul Medio Oriente; al contrario, la situazione è spesso molto grave.</text:p>
          </table:table-cell>
          <table:table-cell table:style-name="ce16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13" office:value-type="string" calcext:value-type="string">
            <text:p>Botschaften</text:p>
          </table:table-cell>
          <table:table-cell table:style-name="ce13" office:value-type="float" office:value="1772889" calcext:value-type="float">
            <text:p>1772889</text:p>
          </table:table-cell>
          <table:table-cell table:style-name="ce16" office:value-type="string" calcext:value-type="string">
            <text:p>Ho una notizia buona e una cattiva.</text:p>
          </table:table-cell>
          <table:table-cell table:style-name="ce16" office:value-type="string" calcext:value-type="string">
            <text:p>Ich habe eine gute und eine schlechte Nachricht: Es wird gearbeitet, allerdings immer öfter schwarz.</text:p>
          </table:table-cell>
          <table:table-cell table:style-name="ce13" office:value-type="string" calcext:value-type="string">
            <text:p>Nachricht</text:p>
          </table:table-cell>
          <table:table-cell table:style-name="ce13" office:value-type="float" office:value="375246" calcext:value-type="float">
            <text:p>375246</text:p>
          </table:table-cell>
          <table:table-cell table:style-name="ce16" office:value-type="string" calcext:value-type="string">
            <text:p>Le cattive notizie viaggiano velocemente.</text:p>
          </table:table-cell>
          <table:table-cell table:style-name="ce16" office:value-type="string" calcext:value-type="string">
            <text:p>Schlechte Nachrichten verbreiten sich schnell.</text:p>
          </table:table-cell>
          <table:table-cell table:style-name="ce13" office:value-type="string" calcext:value-type="string">
            <text:p>Nachrich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less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038916" calcext:value-type="float">
            <text:p>2038916</text:p>
          </table:table-cell>
          <table:table-cell table:style-name="ce16" office:value-type="string" calcext:value-type="string">
            <text:p>I bambini non sono in grado di fare ragionamenti complessi.</text:p>
          </table:table-cell>
          <table:table-cell table:style-name="ce16" office:value-type="string" calcext:value-type="string">
            <text:p>Die Kinder sind nicht in der Lage, komplexe Überlegungen anzustellen.</text:p>
          </table:table-cell>
          <table:table-cell table:style-name="ce13" office:value-type="string" calcext:value-type="string">
            <text:p>komplexe</text:p>
          </table:table-cell>
          <table:table-cell table:style-name="ce13" office:value-type="float" office:value="3753377" calcext:value-type="float">
            <text:p>3753377</text:p>
          </table:table-cell>
          <table:table-cell table:style-name="ce16" office:value-type="string" calcext:value-type="string">
            <text:p>Il problema è molto più complesso.</text:p>
          </table:table-cell>
          <table:table-cell table:style-name="ce16" office:value-type="string" calcext:value-type="string">
            <text:p>Das Problem ist weit vielschichtiger.</text:p>
          </table:table-cell>
          <table:table-cell table:style-name="ce13" office:value-type="string" calcext:value-type="string">
            <text:p>vielschichtiger</text:p>
          </table:table-cell>
          <table:table-cell table:style-name="ce13" office:value-type="float" office:value="3077830" calcext:value-type="float">
            <text:p>3077830</text:p>
          </table:table-cell>
          <table:table-cell table:style-name="ce16" office:value-type="string" calcext:value-type="string">
            <text:p>L'utilizzo di “oh“ in inglese è abbastanza complesso.</text:p>
          </table:table-cell>
          <table:table-cell table:style-name="ce16" office:value-type="string" calcext:value-type="string">
            <text:p>Der Gebrauch von „oh“ im Englischen ist ziemlich kompliziert.</text:p>
          </table:table-cell>
          <table:table-cell table:style-name="ce13" office:value-type="string" calcext:value-type="string">
            <text:p>kompliziert</text:p>
          </table:table-cell>
          <table:table-cell table:style-name="ce16" office:value-type="string" calcext:value-type="string">
            <text:p>POLYSEMY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gnif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099490" calcext:value-type="float">
            <text:p>9099490</text:p>
          </table:table-cell>
          <table:table-cell table:style-name="ce16" office:value-type="string" calcext:value-type="string">
            <text:p>Oh, è un magnifico ragazzo. Un vero gentleman. Ha classe!</text:p>
          </table:table-cell>
          <table:table-cell table:style-name="ce16" office:value-type="string" calcext:value-type="string">
            <text:p>Er ist ein toller Junge. Ein echter Gentleman. Er hat Klasse.</text:p>
          </table:table-cell>
          <table:table-cell table:style-name="ce13" office:value-type="string" calcext:value-type="string">
            <text:p>toller</text:p>
          </table:table-cell>
          <table:table-cell table:style-name="ce13" office:value-type="float" office:value="10014390" calcext:value-type="float">
            <text:p>10014390</text:p>
          </table:table-cell>
          <table:table-cell table:style-name="ce16" office:value-type="string" calcext:value-type="string">
            <text:p>Ho trovato un magnifico appartamento per noi due.</text:p>
          </table:table-cell>
          <table:table-cell table:style-name="ce16" office:value-type="string" calcext:value-type="string">
            <text:p>Ich fand eine tolle Wohnung für uns.</text:p>
          </table:table-cell>
          <table:table-cell table:style-name="ce13" office:value-type="string" calcext:value-type="string">
            <text:p>tolle</text:p>
          </table:table-cell>
          <table:table-cell table:style-name="ce13" office:value-type="float" office:value="9095695" calcext:value-type="float">
            <text:p>9095695</text:p>
          </table:table-cell>
          <table:table-cell table:style-name="ce16" office:value-type="string" calcext:value-type="string">
            <text:p>Il mio chirurgo ha fatto un lavoro magnifico.</text:p>
          </table:table-cell>
          <table:table-cell table:style-name="ce16" office:value-type="string" calcext:value-type="string">
            <text:p>Mein Chirurg hat tolle Arbeit geleistet.</text:p>
          </table:table-cell>
          <table:table-cell table:style-name="ce13" office:value-type="string" calcext:value-type="string">
            <text:p>toll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tatu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289348" calcext:value-type="float">
            <text:p>9289348</text:p>
          </table:table-cell>
          <table:table-cell table:style-name="ce16" office:value-type="string" calcext:value-type="string">
            <text:p>Ammirazione per la bellezza di una statua di marmo.</text:p>
          </table:table-cell>
          <table:table-cell table:style-name="ce16" office:value-type="string" calcext:value-type="string">
            <text:p>Bewunderung für die Schönheit einer Marmorstatue.</text:p>
          </table:table-cell>
          <table:table-cell table:style-name="ce13" office:value-type="string" calcext:value-type="string">
            <text:p>statue</text:p>
          </table:table-cell>
          <table:table-cell table:style-name="ce13" office:value-type="float" office:value="9756654" calcext:value-type="float">
            <text:p>9756654</text:p>
          </table:table-cell>
          <table:table-cell table:style-name="ce16" office:value-type="string" calcext:value-type="string">
            <text:p>Piuttosto una statua, o un monumento.</text:p>
          </table:table-cell>
          <table:table-cell table:style-name="ce16" office:value-type="string" calcext:value-type="string">
            <text:p>Eher eine Statue oder Monument.</text:p>
          </table:table-cell>
          <table:table-cell table:style-name="ce13" office:value-type="string" calcext:value-type="string">
            <text:p>Statue</text:p>
          </table:table-cell>
          <table:table-cell table:style-name="ce13" office:value-type="float" office:value="9113212" calcext:value-type="float">
            <text:p>9113212</text:p>
          </table:table-cell>
          <table:table-cell table:style-name="ce16" office:value-type="string" calcext:value-type="string">
            <text:p>Ha una statua greca in casa.</text:p>
          </table:table-cell>
          <table:table-cell table:style-name="ce16" office:value-type="string" calcext:value-type="string">
            <text:p>Sie hat eine griechische Statue zu Hause.</text:p>
          </table:table-cell>
          <table:table-cell table:style-name="ce13" office:value-type="string" calcext:value-type="string">
            <text:p>Statu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disavventur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ter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862991" calcext:value-type="float">
            <text:p>4862991</text:p>
          </table:table-cell>
          <table:table-cell table:style-name="ce16" office:value-type="string" calcext:value-type="string">
            <text:p>Chiunque salva una vita, salva il mondo intero.</text:p>
          </table:table-cell>
          <table:table-cell table:style-name="ce16" office:value-type="string" calcext:value-type="string">
            <text:p>Ein jeder, der ein Leben rettet, rettet die ganze Welt.</text:p>
          </table:table-cell>
          <table:table-cell table:style-name="ce13" office:value-type="string" calcext:value-type="string">
            <text:p>ganze</text:p>
          </table:table-cell>
          <table:table-cell table:style-name="ce13" office:value-type="float" office:value="621047" calcext:value-type="float">
            <text:p>621047</text:p>
          </table:table-cell>
          <table:table-cell table:style-name="ce16" office:value-type="string" calcext:value-type="string">
            <text:p>Lo sciopero generale ha paralizzato l'intero paese.</text:p>
          </table:table-cell>
          <table:table-cell table:style-name="ce16" office:value-type="string" calcext:value-type="string">
            <text:p>Der Generalstreik hat das ganze Land lahmgelegt.</text:p>
          </table:table-cell>
          <table:table-cell table:style-name="ce13" office:value-type="string" calcext:value-type="string">
            <text:p>ganze</text:p>
          </table:table-cell>
          <table:table-cell table:style-name="ce13" office:value-type="float" office:value="947745" calcext:value-type="float">
            <text:p>947745</text:p>
          </table:table-cell>
          <table:table-cell table:style-name="ce16" office:value-type="string" calcext:value-type="string">
            <text:p>Questo nuovo mercato potrebbe migliorare l'intera industria.</text:p>
          </table:table-cell>
          <table:table-cell table:style-name="ce16" office:value-type="string" calcext:value-type="string">
            <text:p>Dieser neue Markt dürfte die gesamte Industrie verbessern.</text:p>
          </table:table-cell>
          <table:table-cell table:style-name="ce13" office:value-type="string" calcext:value-type="string">
            <text:p>gesamte</text:p>
          </table:table-cell>
          <table:table-cell table:style-name="ce16" office:value-type="string" calcext:value-type="string">
            <text:p>POLYSEMY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tur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07559" calcext:value-type="float">
            <text:p>9407559</text:p>
          </table:table-cell>
          <table:table-cell table:style-name="ce16" office:value-type="string" calcext:value-type="string">
            <text:p>Non farti bocciare alla maturità.</text:p>
          </table:table-cell>
          <table:table-cell table:style-name="ce16" office:value-type="string" calcext:value-type="string">
            <text:p>Falle nicht durch das Abitur.</text:p>
          </table:table-cell>
          <table:table-cell table:style-name="ce13" office:value-type="string" calcext:value-type="string">
            <text:p>Abitur</text:p>
          </table:table-cell>
          <table:table-cell table:style-name="ce13" office:value-type="float" office:value="9407795" calcext:value-type="float">
            <text:p>9407795</text:p>
          </table:table-cell>
          <table:table-cell table:style-name="ce16" office:value-type="string" calcext:value-type="string">
            <text:p>Non mi importa, cerca solo di passare la maturità.</text:p>
          </table:table-cell>
          <table:table-cell table:style-name="ce16" office:value-type="string" calcext:value-type="string">
            <text:p>Es ist mir egal, versuch einfach, das Abitur zu bestehen.</text:p>
          </table:table-cell>
          <table:table-cell table:style-name="ce13" office:value-type="string" calcext:value-type="string">
            <text:p>Abitu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spet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092829" calcext:value-type="float">
            <text:p>2092829</text:p>
          </table:table-cell>
          <table:table-cell table:style-name="ce16" office:value-type="string" calcext:value-type="string">
            <text:p>È importante rispettare la legge.</text:p>
          </table:table-cell>
          <table:table-cell table:style-name="ce16" office:value-type="string" calcext:value-type="string">
            <text:p>Es ist wichtig, das Gesetz zu respektieren.</text:p>
          </table:table-cell>
          <table:table-cell table:style-name="ce13" office:value-type="string" calcext:value-type="string">
            <text:p>respektieren</text:p>
          </table:table-cell>
          <table:table-cell table:style-name="ce13" office:value-type="float" office:value="3545639" calcext:value-type="float">
            <text:p>3545639</text:p>
          </table:table-cell>
          <table:table-cell table:style-name="ce16" office:value-type="string" calcext:value-type="string">
            <text:p>Tom rispetta le persone più anziane di lui.</text:p>
          </table:table-cell>
          <table:table-cell table:style-name="ce16" office:value-type="string" calcext:value-type="string">
            <text:p>Tom respektiert Menschen, die älter sind als er.</text:p>
          </table:table-cell>
          <table:table-cell table:style-name="ce13" office:value-type="string" calcext:value-type="string">
            <text:p>respektiert</text:p>
          </table:table-cell>
          <table:table-cell table:style-name="ce13" office:value-type="float" office:value="5534295" calcext:value-type="float">
            <text:p>5534295</text:p>
          </table:table-cell>
          <table:table-cell table:style-name="ce16" office:value-type="string" calcext:value-type="string">
            <text:p>I suoi soldati lo temevano e rispettavano.</text:p>
          </table:table-cell>
          <table:table-cell table:style-name="ce16" office:value-type="string" calcext:value-type="string">
            <text:p>Seine Soldaten fürchteten und respektierten ihn.</text:p>
          </table:table-cell>
          <table:table-cell table:style-name="ce13" office:value-type="string" calcext:value-type="string">
            <text:p>respektier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predilige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quinamen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vari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162898" calcext:value-type="float">
            <text:p>2162898</text:p>
          </table:table-cell>
          <table:table-cell table:style-name="ce16" office:value-type="string" calcext:value-type="string">
            <text:p>Ciò è molto sorprendente per varie ragioni.</text:p>
          </table:table-cell>
          <table:table-cell table:style-name="ce16" office:value-type="string" calcext:value-type="string">
            <text:p>Dies ist aus mehreren Gründen sehr überraschend.</text:p>
          </table:table-cell>
          <table:table-cell table:style-name="ce13" office:value-type="string" calcext:value-type="string">
            <text:p>mehreren</text:p>
          </table:table-cell>
          <table:table-cell table:style-name="ce13" office:value-type="float" office:value="2510709" calcext:value-type="float">
            <text:p>2510709</text:p>
          </table:table-cell>
          <table:table-cell table:style-name="ce16" office:value-type="string" calcext:value-type="string">
            <text:p>Chi sa varie lingue riceve di più dal mondo.</text:p>
          </table:table-cell>
          <table:table-cell table:style-name="ce16" office:value-type="string" calcext:value-type="string">
            <text:p>Wer mehrere Sprachen kann, hat mehr von der Welt.</text:p>
          </table:table-cell>
          <table:table-cell table:style-name="ce13" office:value-type="string" calcext:value-type="string">
            <text:p>mehrere</text:p>
          </table:table-cell>
          <table:table-cell table:style-name="ce13" office:value-type="float" office:value="3025401" calcext:value-type="float">
            <text:p>3025401</text:p>
          </table:table-cell>
          <table:table-cell table:style-name="ce16" office:value-type="string" calcext:value-type="string">
            <text:p>I terreni venivano distribuiti tra le varie comunità di contadini.</text:p>
          </table:table-cell>
          <table:table-cell table:style-name="ce16" office:value-type="string" calcext:value-type="string">
            <text:p>Die Grundstücke wurden unter den verschiedenen bäuerlichen Gemeinschaften verteilt.</text:p>
          </table:table-cell>
          <table:table-cell table:style-name="ce13" office:value-type="string" calcext:value-type="string">
            <text:p>verschiedenen</text:p>
          </table:table-cell>
          <table:table-cell table:style-name="ce16" office:value-type="string" calcext:value-type="string">
            <text:p>POLYSEMY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rodu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67471" calcext:value-type="float">
            <text:p>10467471</text:p>
          </table:table-cell>
          <table:table-cell table:style-name="ce16" office:value-type="string" calcext:value-type="string">
            <text:p>Quasi tutta la produzione di pomodori del Sig.Suzuki è venduta a supermercati.</text:p>
          </table:table-cell>
          <table:table-cell table:style-name="ce16" office:value-type="string" calcext:value-type="string">
            <text:p>Fast die gesamte Produktion von Tomaten von Herr Suzuki produziert wird an Supermärkte verkauft.</text:p>
          </table:table-cell>
          <table:table-cell table:style-name="ce13" office:value-type="string" calcext:value-type="string">
            <text:p>Produktion</text:p>
          </table:table-cell>
          <table:table-cell table:style-name="ce13" office:value-type="float" office:value="10199103" calcext:value-type="float">
            <text:p>10199103</text:p>
          </table:table-cell>
          <table:table-cell table:style-name="ce16" office:value-type="string" calcext:value-type="string">
            <text:p>Nel 1976, la produzione di carbone era di 605 milioni di tonnellate.</text:p>
          </table:table-cell>
          <table:table-cell table:style-name="ce16" office:value-type="string" calcext:value-type="string">
            <text:p>1976 betrug die Kohlenproduktion noch 605 Millionen Tonnen.</text:p>
          </table:table-cell>
          <table:table-cell table:style-name="ce13" office:value-type="string" calcext:value-type="string">
            <text:p>produktion</text:p>
          </table:table-cell>
          <table:table-cell table:style-name="ce13" office:value-type="float" office:value="10220226" calcext:value-type="float">
            <text:p>10220226</text:p>
          </table:table-cell>
          <table:table-cell table:style-name="ce16" office:value-type="string" calcext:value-type="string">
            <text:p>Mentre tu chiacchieri, nella mia fabbrica la produzione è ferma!</text:p>
          </table:table-cell>
          <table:table-cell table:style-name="ce16" office:value-type="string" calcext:value-type="string">
            <text:p>Während wir hier schwätzen, steht bei uns die Produktion still.</text:p>
          </table:table-cell>
          <table:table-cell table:style-name="ce13" office:value-type="string" calcext:value-type="string">
            <text:p>Produktion</text:p>
          </table:table-cell>
          <table:table-cell table:style-name="ce16" office:value-type="string" calcext:value-type="string">
            <text:p>produzione di automobili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graduale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dispensa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981545" calcext:value-type="float">
            <text:p>9981545</text:p>
          </table:table-cell>
          <table:table-cell table:style-name="ce16" office:value-type="string" calcext:value-type="string">
            <text:p>Assicuratevi di portare con voi solo lo stretto indispensabile.</text:p>
          </table:table-cell>
          <table:table-cell table:style-name="ce16" office:value-type="string" calcext:value-type="string">
            <text:p>Bitte nehmen Sie nur Gepäck mit, das unverzichtbar ist.</text:p>
          </table:table-cell>
          <table:table-cell table:style-name="ce13" office:value-type="string" calcext:value-type="string">
            <text:p>unverzichtbar</text:p>
          </table:table-cell>
          <table:table-cell table:style-name="ce13" office:value-type="float" office:value="9202986" calcext:value-type="float">
            <text:p>9202986</text:p>
          </table:table-cell>
          <table:table-cell table:style-name="ce16" office:value-type="string" calcext:value-type="string">
            <text:p>Amici, è indispensabile che ascoltiate.</text:p>
          </table:table-cell>
          <table:table-cell table:style-name="ce16" office:value-type="string" calcext:value-type="string">
            <text:p>Meine Freunde, es ist unverzichtbar, dass Sie aufmerksam zuhören.</text:p>
          </table:table-cell>
          <table:table-cell table:style-name="ce13" office:value-type="string" calcext:value-type="string">
            <text:p>unverzichtbar</text:p>
          </table:table-cell>
          <table:table-cell table:style-name="ce13" office:value-type="float" office:value="10318282" calcext:value-type="float">
            <text:p>10318282</text:p>
          </table:table-cell>
          <table:table-cell table:style-name="ce16" office:value-type="string" calcext:value-type="string">
            <text:p>Quel Vaccino è diventato indispensabile, signore.</text:p>
          </table:table-cell>
          <table:table-cell table:style-name="ce16" office:value-type="string" calcext:value-type="string">
            <text:p>Die Impfung ist unverzichtbar geworden, Sir.</text:p>
          </table:table-cell>
          <table:table-cell table:style-name="ce13" office:value-type="string" calcext:value-type="string">
            <text:p>unverzichtba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osi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01495" calcext:value-type="float">
            <text:p>401495</text:p>
          </table:table-cell>
          <table:table-cell table:style-name="ce16" office:value-type="string" calcext:value-type="string">
            <text:p>Le piacciono i compositori classici come Beethoven e Bach.</text:p>
          </table:table-cell>
          <table:table-cell table:style-name="ce16" office:value-type="string" calcext:value-type="string">
            <text:p>Sie mag klassische Komponisten wie Beethoven und Bach.</text:p>
          </table:table-cell>
          <table:table-cell table:style-name="ce13" office:value-type="string" calcext:value-type="string">
            <text:p>Komponisten</text:p>
          </table:table-cell>
          <table:table-cell table:style-name="ce13" office:value-type="float" office:value="6140291" calcext:value-type="float">
            <text:p>6140291</text:p>
          </table:table-cell>
          <table:table-cell table:style-name="ce16" office:value-type="string" calcext:value-type="string">
            <text:p>Tom ha detto che Mozart è uno dei suoi compositori preferiti.</text:p>
          </table:table-cell>
          <table:table-cell table:style-name="ce16" office:value-type="string" calcext:value-type="string">
            <text:p>Tom nannte Mozart einen seiner Lieblingskomponisten.</text:p>
          </table:table-cell>
          <table:table-cell table:style-name="ce13" office:value-type="string" calcext:value-type="string">
            <text:p>komponisten</text:p>
          </table:table-cell>
          <table:table-cell table:style-name="ce13" office:value-type="float" office:value="10058425" calcext:value-type="float">
            <text:p>10058425</text:p>
          </table:table-cell>
          <table:table-cell table:style-name="ce16" office:value-type="string" calcext:value-type="string">
            <text:p>Constantin era anche un bravo compositore e musicista.</text:p>
          </table:table-cell>
          <table:table-cell table:style-name="ce16" office:value-type="string" calcext:value-type="string">
            <text:p>Constantijn war außerdem ein geachteter Komponist und Musiker.</text:p>
          </table:table-cell>
          <table:table-cell table:style-name="ce13" office:value-type="string" calcext:value-type="string">
            <text:p>Komponist</text:p>
          </table:table-cell>
          <table:table-cell table:style-name="ce16" office:value-type="string" calcext:value-type="string">
            <text:p>compositore musical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deside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792117" calcext:value-type="float">
            <text:p>5792117</text:p>
          </table:table-cell>
          <table:table-cell table:style-name="ce16" office:value-type="string" calcext:value-type="string">
            <text:p>Tua moglie desidera ancora comprare un'auto?</text:p>
          </table:table-cell>
          <table:table-cell table:style-name="ce16" office:value-type="string" calcext:value-type="string">
            <text:p>Wünscht sich deine Frau noch ein Auto zu kaufen?</text:p>
          </table:table-cell>
          <table:table-cell table:style-name="ce13" office:value-type="string" calcext:value-type="string">
            <text:p>Wünscht</text:p>
          </table:table-cell>
          <table:table-cell table:style-name="ce13" office:value-type="float" office:value="1834561" calcext:value-type="float">
            <text:p>1834561</text:p>
          </table:table-cell>
          <table:table-cell table:style-name="ce16" office:value-type="string" calcext:value-type="string">
            <text:p>C'era una volta una donna che desiderava molto avere una bambina, ma non sapeva come ottenerla.</text:p>
          </table:table-cell>
          <table:table-cell table:style-name="ce16" office:value-type="string" calcext:value-type="string">
            <text:p>Es war einmal eine Frau, die sich ein kleines Kind wünschte, aber sie wusste nicht, woher sie es nehmen sollte.</text:p>
          </table:table-cell>
          <table:table-cell table:style-name="ce13" office:value-type="string" calcext:value-type="string">
            <text:p>wünschte</text:p>
          </table:table-cell>
          <table:table-cell table:style-name="ce13" office:value-type="float" office:value="4684" calcext:value-type="float">
            <text:p>4684</text:p>
          </table:table-cell>
          <table:table-cell table:style-name="ce16" office:value-type="string" calcext:value-type="string">
            <text:p>C'è parecchio da fare, desideri aiuto?</text:p>
          </table:table-cell>
          <table:table-cell table:style-name="ce16" office:value-type="string" calcext:value-type="string">
            <text:p>Es gibt viel zu tun, willst du Hilfe?</text:p>
          </table:table-cell>
          <table:table-cell table:style-name="ce13" office:value-type="string" calcext:value-type="string">
            <text:p>wills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rcheolog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019571" calcext:value-type="float">
            <text:p>9019571</text:p>
          </table:table-cell>
          <table:table-cell table:style-name="ce16" office:value-type="string" calcext:value-type="string">
            <text:p>In archeologia il metodo è tutto. I reperti del giorno vanno studiati in ordine.</text:p>
          </table:table-cell>
          <table:table-cell table:style-name="ce16" office:value-type="string" calcext:value-type="string">
            <text:p>In der Archäologie ist die Methode alles. Die Funde des Tages müssen der Reihe nach studiert werden.</text:p>
          </table:table-cell>
          <table:table-cell table:style-name="ce13" office:value-type="string" calcext:value-type="string">
            <text:p>Archäologi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lp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58526" calcext:value-type="float">
            <text:p>1858526</text:p>
          </table:table-cell>
          <table:table-cell table:style-name="ce16" office:value-type="string" calcext:value-type="string">
            <text:p>Sono certa che è anche colpa tua!</text:p>
          </table:table-cell>
          <table:table-cell table:style-name="ce16" office:value-type="string" calcext:value-type="string">
            <text:p>Ich bin mir sicher, dass es auch deine Schuld ist!</text:p>
          </table:table-cell>
          <table:table-cell table:style-name="ce13" office:value-type="string" calcext:value-type="string">
            <text:p>Schuld</text:p>
          </table:table-cell>
          <table:table-cell table:style-name="ce13" office:value-type="float" office:value="4525811" calcext:value-type="float">
            <text:p>4525811</text:p>
          </table:table-cell>
          <table:table-cell table:style-name="ce16" office:value-type="string" calcext:value-type="string">
            <text:p>È tutto colpa della Luna, quando si avvicina troppo alla Terra fa impazzire tutti.</text:p>
          </table:table-cell>
          <table:table-cell table:style-name="ce16" office:value-type="string" calcext:value-type="string">
            <text:p>Das ist alles die Schuld des Mondes. Kommt er der Erde zu nahe, macht er alle verrückt.</text:p>
          </table:table-cell>
          <table:table-cell table:style-name="ce13" office:value-type="string" calcext:value-type="string">
            <text:p>Schuld</text:p>
          </table:table-cell>
          <table:table-cell table:style-name="ce13" office:value-type="float" office:value="10087466" calcext:value-type="float">
            <text:p>10087466</text:p>
          </table:table-cell>
          <table:table-cell table:style-name="ce16" office:value-type="string" calcext:value-type="string">
            <text:p>Se succede qualcosa a Sarah, sarà solo per colpa tua.</text:p>
          </table:table-cell>
          <table:table-cell table:style-name="ce16" office:value-type="string" calcext:value-type="string">
            <text:p>Wenn Sarah etwas passiert, ist es deine Schuld.</text:p>
          </table:table-cell>
          <table:table-cell table:style-name="ce13" office:value-type="string" calcext:value-type="string">
            <text:p>Schuld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ropos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42563" calcext:value-type="float">
            <text:p>1842563</text:p>
          </table:table-cell>
          <table:table-cell table:style-name="ce16" office:value-type="string" calcext:value-type="string">
            <text:p>Vi farò una seconda proposta, molto differente dalla prima.</text:p>
          </table:table-cell>
          <table:table-cell table:style-name="ce16" office:value-type="string" calcext:value-type="string">
            <text:p>Ich werde dir einen zweiten Vorschlag unterbreiten, einen, der sich vom ersten deutlich unterscheidet.</text:p>
          </table:table-cell>
          <table:table-cell table:style-name="ce13" office:value-type="string" calcext:value-type="string">
            <text:p>Vorschlag</text:p>
          </table:table-cell>
          <table:table-cell table:style-name="ce13" office:value-type="float" office:value="4553452" calcext:value-type="float">
            <text:p>4553452</text:p>
          </table:table-cell>
          <table:table-cell table:style-name="ce16" office:value-type="string" calcext:value-type="string">
            <text:p>Sono disposta a prendere in considerazione altre proposte.</text:p>
          </table:table-cell>
          <table:table-cell table:style-name="ce16" office:value-type="string" calcext:value-type="string">
            <text:p>Ich bin bereit, andere Vorschläge in Erwägung zu ziehen.</text:p>
          </table:table-cell>
          <table:table-cell table:style-name="ce13" office:value-type="string" calcext:value-type="string">
            <text:p>Vorschläge</text:p>
          </table:table-cell>
          <table:table-cell table:style-name="ce13" office:value-type="float" office:value="4510" calcext:value-type="float">
            <text:p>4510</text:p>
          </table:table-cell>
          <table:table-cell table:style-name="ce16" office:value-type="string" calcext:value-type="string">
            <text:p>Avresti dovuto rifiutare una proposta così ingiusta.</text:p>
          </table:table-cell>
          <table:table-cell table:style-name="ce16" office:value-type="string" calcext:value-type="string">
            <text:p>So einen ungerechten Vorschlag hättest du ablehnen sollen.</text:p>
          </table:table-cell>
          <table:table-cell table:style-name="ce13" office:value-type="string" calcext:value-type="string">
            <text:p>Vorschla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quest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558" calcext:value-type="float">
            <text:p>4558</text:p>
          </table:table-cell>
          <table:table-cell table:style-name="ce16" office:value-type="string" calcext:value-type="string">
            <text:p>La questione si è risolta da sola.</text:p>
          </table:table-cell>
          <table:table-cell table:style-name="ce16" office:value-type="string" calcext:value-type="string">
            <text:p>Das Problem hat sich von selbst gelöst.</text:p>
          </table:table-cell>
          <table:table-cell table:style-name="ce13" office:value-type="string" calcext:value-type="string">
            <text:p>Problem</text:p>
          </table:table-cell>
          <table:table-cell table:style-name="ce13" office:value-type="float" office:value="1754616" calcext:value-type="float">
            <text:p>1754616</text:p>
          </table:table-cell>
          <table:table-cell table:style-name="ce16" office:value-type="string" calcext:value-type="string">
            <text:p>Anzitutto vi è la questione della sicurezza.</text:p>
          </table:table-cell>
          <table:table-cell table:style-name="ce16" office:value-type="string" calcext:value-type="string">
            <text:p>Da ist zunächst die Frage der Sicherheit.</text:p>
          </table:table-cell>
          <table:table-cell table:style-name="ce13" office:value-type="string" calcext:value-type="string">
            <text:p>Frage</text:p>
          </table:table-cell>
          <table:table-cell table:style-name="ce13" office:value-type="float" office:value="2867846" calcext:value-type="float">
            <text:p>2867846</text:p>
          </table:table-cell>
          <table:table-cell table:style-name="ce16" office:value-type="string" calcext:value-type="string">
            <text:p>Ho già parlato con Tom riguardo a quella questione.</text:p>
          </table:table-cell>
          <table:table-cell table:style-name="ce16" office:value-type="string" calcext:value-type="string">
            <text:p>Ich habe schon mit Tom über die Angelegenheit gesprochen.</text:p>
          </table:table-cell>
          <table:table-cell table:style-name="ce13" office:value-type="string" calcext:value-type="string">
            <text:p>Angelegenheit</text:p>
          </table:table-cell>
          <table:table-cell table:style-name="ce16" office:value-type="string" calcext:value-type="string">
            <text:p>POLYSEMY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necessari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925416" calcext:value-type="float">
            <text:p>4925416</text:p>
          </table:table-cell>
          <table:table-cell table:style-name="ce16" office:value-type="string" calcext:value-type="string">
            <text:p>Io detesto l'eccessivo uso delle parole straniere, specialmente quando non sono necessarie.</text:p>
          </table:table-cell>
          <table:table-cell table:style-name="ce16" office:value-type="string" calcext:value-type="string">
            <text:p>Ich verabscheue den übermäßigen Gebrauch von Fremdwörtern, vor allem dann, wenn sie nicht nötig sind.</text:p>
          </table:table-cell>
          <table:table-cell table:style-name="ce13" office:value-type="string" calcext:value-type="string">
            <text:p>nötig</text:p>
          </table:table-cell>
          <table:table-cell table:style-name="ce13" office:value-type="float" office:value="5800765" calcext:value-type="float">
            <text:p>5800765</text:p>
          </table:table-cell>
          <table:table-cell table:style-name="ce16" office:value-type="string" calcext:value-type="string">
            <text:p>E per questo era necessario svegliarmi nel cuore della notte?</text:p>
          </table:table-cell>
          <table:table-cell table:style-name="ce16" office:value-type="string" calcext:value-type="string">
            <text:p>Und deshalb war es nötig, mich mitten in der Nacht zu wecken?</text:p>
          </table:table-cell>
          <table:table-cell table:style-name="ce13" office:value-type="string" calcext:value-type="string">
            <text:p>nötig</text:p>
          </table:table-cell>
          <table:table-cell table:style-name="ce13" office:value-type="float" office:value="373858" calcext:value-type="float">
            <text:p>373858</text:p>
          </table:table-cell>
          <table:table-cell table:style-name="ce16" office:value-type="string" calcext:value-type="string">
            <text:p>Il sale è necessario per cucinare.</text:p>
          </table:table-cell>
          <table:table-cell table:style-name="ce16" office:value-type="string" calcext:value-type="string">
            <text:p>Salz ist notwendig zum Kochen.</text:p>
          </table:table-cell>
          <table:table-cell table:style-name="ce13" office:value-type="string" calcext:value-type="string">
            <text:p>notwend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bas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200965" calcext:value-type="float">
            <text:p>1200965</text:p>
          </table:table-cell>
          <table:table-cell table:style-name="ce16" office:value-type="string" calcext:value-type="string">
            <text:p>La nostra ipotesi si basa su solidi esperimenti.</text:p>
          </table:table-cell>
          <table:table-cell table:style-name="ce16" office:value-type="string" calcext:value-type="string">
            <text:p>Unsere Hypothese basiert auf gründlichen Experimenten.</text:p>
          </table:table-cell>
          <table:table-cell table:style-name="ce13" office:value-type="string" calcext:value-type="string">
            <text:p>basiert</text:p>
          </table:table-cell>
          <table:table-cell table:style-name="ce13" office:value-type="float" office:value="3269735" calcext:value-type="float">
            <text:p>3269735</text:p>
          </table:table-cell>
          <table:table-cell table:style-name="ce16" office:value-type="string" calcext:value-type="string">
            <text:p>La sua argomentazione si basava su fatti.</text:p>
          </table:table-cell>
          <table:table-cell table:style-name="ce16" office:value-type="string" calcext:value-type="string">
            <text:p>Sein Argument beruhte auf Tatsachen.</text:p>
          </table:table-cell>
          <table:table-cell table:style-name="ce13" office:value-type="string" calcext:value-type="string">
            <text:p>beruhte</text:p>
          </table:table-cell>
          <table:table-cell table:style-name="ce13" office:value-type="float" office:value="1964322" calcext:value-type="float">
            <text:p>1964322</text:p>
          </table:table-cell>
          <table:table-cell table:style-name="ce16" office:value-type="string" calcext:value-type="string">
            <text:p>Questa storia è basata su eventi reali.</text:p>
          </table:table-cell>
          <table:table-cell table:style-name="ce16" office:value-type="string" calcext:value-type="string">
            <text:p>Diese Geschichte beruht auf wahren Begebenheiten.</text:p>
          </table:table-cell>
          <table:table-cell table:style-name="ce13" office:value-type="string" calcext:value-type="string">
            <text:p>beru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bbatt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92748" calcext:value-type="float">
            <text:p>992748</text:p>
          </table:table-cell>
          <table:table-cell table:style-name="ce16" office:value-type="string" calcext:value-type="string">
            <text:p>La casa dei miei nonni è stata abbattuta durante i bombardamenti.</text:p>
          </table:table-cell>
          <table:table-cell table:style-name="ce16" office:value-type="string" calcext:value-type="string">
            <text:p>Das Haus meiner Großeltern wurde bei den Bombardements zerstört.</text:p>
          </table:table-cell>
          <table:table-cell table:style-name="ce13" office:value-type="string" calcext:value-type="string">
            <text:p>zerstört</text:p>
          </table:table-cell>
          <table:table-cell table:style-name="ce13" office:value-type="float" office:value="4703557" calcext:value-type="float">
            <text:p>4703557</text:p>
          </table:table-cell>
          <table:table-cell table:style-name="ce16" office:value-type="string" calcext:value-type="string">
            <text:p>Voi avete abbattuto un albero.</text:p>
          </table:table-cell>
          <table:table-cell table:style-name="ce16" office:value-type="string" calcext:value-type="string">
            <text:p>Ihr habt einen Baum gefällt.</text:p>
          </table:table-cell>
          <table:table-cell table:style-name="ce13" office:value-type="string" calcext:value-type="string">
            <text:p>gefällt</text:p>
          </table:table-cell>
          <table:table-cell table:style-name="ce13" office:value-type="float" office:value="432995" calcext:value-type="float">
            <text:p>432995</text:p>
          </table:table-cell>
          <table:table-cell table:style-name="ce16" office:value-type="string" calcext:value-type="string">
            <text:p>Signor Gorbatchev, può abbattere questo muro?</text:p>
          </table:table-cell>
          <table:table-cell table:style-name="ce16" office:value-type="string" calcext:value-type="string">
            <text:p>Herr Gorbatschow, können Sie diese Mauer niederreißen?</text:p>
          </table:table-cell>
          <table:table-cell table:style-name="ce13" office:value-type="string" calcext:value-type="string">
            <text:p>niederreiß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mozion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435789" calcext:value-type="float">
            <text:p>3435789</text:p>
          </table:table-cell>
          <table:table-cell table:style-name="ce16" office:value-type="string" calcext:value-type="string">
            <text:p>Io ho trovato questo film molto emozionante.</text:p>
          </table:table-cell>
          <table:table-cell table:style-name="ce16" office:value-type="string" calcext:value-type="string">
            <text:p>Ich fand diesen Film sehr anrührend.</text:p>
          </table:table-cell>
          <table:table-cell table:style-name="ce13" office:value-type="string" calcext:value-type="string">
            <text:p>anrührend</text:p>
          </table:table-cell>
          <table:table-cell table:style-name="ce13" office:value-type="float" office:value="2412248" calcext:value-type="float">
            <text:p>2412248</text:p>
          </table:table-cell>
          <table:table-cell table:style-name="ce16" office:value-type="string" calcext:value-type="string">
            <text:p>La partita diventò emozionante.</text:p>
          </table:table-cell>
          <table:table-cell table:style-name="ce16" office:value-type="string" calcext:value-type="string">
            <text:p>Das Spiel wurde spannend.</text:p>
          </table:table-cell>
          <table:table-cell table:style-name="ce13" office:value-type="string" calcext:value-type="string">
            <text:p>spannend</text:p>
          </table:table-cell>
          <table:table-cell table:style-name="ce13" office:value-type="float" office:value="9225804" calcext:value-type="float">
            <text:p>9225804</text:p>
          </table:table-cell>
          <table:table-cell table:style-name="ce16" office:value-type="string" calcext:value-type="string">
            <text:p>Voglio divertirmi e fare qualcosa di emozionante.</text:p>
          </table:table-cell>
          <table:table-cell table:style-name="ce16" office:value-type="string" calcext:value-type="string">
            <text:p>Ich will Spaß haben und etwas aufregendes machen.</text:p>
          </table:table-cell>
          <table:table-cell table:style-name="ce13" office:value-type="string" calcext:value-type="string">
            <text:p>aufregend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trasmett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022629" calcext:value-type="float">
            <text:p>9022629</text:p>
          </table:table-cell>
          <table:table-cell table:style-name="ce16" office:value-type="string" calcext:value-type="string">
            <text:p>Interrompiamo la musica per trasmettere un comunicato urgente della polizia.</text:p>
          </table:table-cell>
          <table:table-cell table:style-name="ce16" office:value-type="string" calcext:value-type="string">
            <text:p>Ich unterbreche die Musik, um eine dringende Meldung der Polizei durchzugeben.</text:p>
          </table:table-cell>
          <table:table-cell table:style-name="ce13" office:value-type="string" calcext:value-type="string">
            <text:p>durchzugeben</text:p>
          </table:table-cell>
          <table:table-cell table:style-name="ce13" office:value-type="float" office:value="9026533" calcext:value-type="float">
            <text:p>9026533</text:p>
          </table:table-cell>
          <table:table-cell table:style-name="ce16" office:value-type="string" calcext:value-type="string">
            <text:p>Il concerto è stato trasmesso dalla Albert Hall.</text:p>
          </table:table-cell>
          <table:table-cell table:style-name="ce16" office:value-type="string" calcext:value-type="string">
            <text:p>Das Konzert wird aus der Albert Hall übertragen.</text:p>
          </table:table-cell>
          <table:table-cell table:style-name="ce13" office:value-type="string" calcext:value-type="string">
            <text:p>übertragen</text:p>
          </table:table-cell>
          <table:table-cell table:style-name="ce13" office:value-type="float" office:value="9569307" calcext:value-type="float">
            <text:p>9569307</text:p>
          </table:table-cell>
          <table:table-cell table:style-name="ce16" office:value-type="string" calcext:value-type="string">
            <text:p>Interrompiamo il programma per trasmettere una notizia.</text:p>
          </table:table-cell>
          <table:table-cell table:style-name="ce16" office:value-type="string" calcext:value-type="string">
            <text:p>Wir unterbrechen das Programm, um eine Nachricht zu melden.</text:p>
          </table:table-cell>
          <table:table-cell table:style-name="ce13" office:value-type="string" calcext:value-type="string">
            <text:p>melden</text:p>
          </table:table-cell>
          <table:table-cell table:style-name="ce16" office:value-type="string" calcext:value-type="string">
            <text:p>trasmettere segnale trasmettere valori ai figli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pratic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pratica dei viaggi low cost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olizio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65105" calcext:value-type="float">
            <text:p>1765105</text:p>
          </table:table-cell>
          <table:table-cell table:style-name="ce16" office:value-type="string" calcext:value-type="string">
            <text:p>I poliziotti che hanno salvato la vita di molte persone.</text:p>
          </table:table-cell>
          <table:table-cell table:style-name="ce16" office:value-type="string" calcext:value-type="string">
            <text:p>Die Polizisten haben das Leben von anderen gerettet.</text:p>
          </table:table-cell>
          <table:table-cell table:style-name="ce13" office:value-type="string" calcext:value-type="string">
            <text:p>Polizisten</text:p>
          </table:table-cell>
          <table:table-cell table:style-name="ce13" office:value-type="float" office:value="2685546" calcext:value-type="float">
            <text:p>2685546</text:p>
          </table:table-cell>
          <table:table-cell table:style-name="ce16" office:value-type="string" calcext:value-type="string">
            <text:p>Il ladro è corso via quando ha visto un poliziotto.</text:p>
          </table:table-cell>
          <table:table-cell table:style-name="ce16" office:value-type="string" calcext:value-type="string">
            <text:p>Der Dieb rannte weg, als er einen Polizisten sah.</text:p>
          </table:table-cell>
          <table:table-cell table:style-name="ce13" office:value-type="string" calcext:value-type="string">
            <text:p>Polizisten</text:p>
          </table:table-cell>
          <table:table-cell table:style-name="ce13" office:value-type="float" office:value="5770292" calcext:value-type="float">
            <text:p>5770292</text:p>
          </table:table-cell>
          <table:table-cell table:style-name="ce16" office:value-type="string" calcext:value-type="string">
            <text:p>Tom rispose alle domande del poliziotto.</text:p>
          </table:table-cell>
          <table:table-cell table:style-name="ce16" office:value-type="string" calcext:value-type="string">
            <text:p>Tom beantwortete die Fragen des Polizisten.</text:p>
          </table:table-cell>
          <table:table-cell table:style-name="ce13" office:value-type="string" calcext:value-type="string">
            <text:p>Polizis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icur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3987348" calcext:value-type="float">
            <text:p>3987348</text:p>
          </table:table-cell>
          <table:table-cell table:style-name="ce16" office:value-type="string" calcext:value-type="string">
            <text:p>Ho un esame tra pochi minuti e verrò sicuramente bocciato.</text:p>
          </table:table-cell>
          <table:table-cell table:style-name="ce16" office:value-type="string" calcext:value-type="string">
            <text:p>In ein paar Minuten habe ich eine Prüfung, und ich werde bestimmt durchfallen.</text:p>
          </table:table-cell>
          <table:table-cell table:style-name="ce13" office:value-type="string" calcext:value-type="string">
            <text:p>bestimmt</text:p>
          </table:table-cell>
          <table:table-cell table:style-name="ce13" office:value-type="float" office:value="9503460" calcext:value-type="float">
            <text:p>9503460</text:p>
          </table:table-cell>
          <table:table-cell table:style-name="ce16" office:value-type="string" calcext:value-type="string">
            <text:p>Se continuassimo a scavare troveremmo sicuramente qualcosa di valore.</text:p>
          </table:table-cell>
          <table:table-cell table:style-name="ce16" office:value-type="string" calcext:value-type="string">
            <text:p>Wenn wir hier graben würden, könnten wir bestimmt Wertsachen finden.</text:p>
          </table:table-cell>
          <table:table-cell table:style-name="ce13" office:value-type="string" calcext:value-type="string">
            <text:p>bestimmt</text:p>
          </table:table-cell>
          <table:table-cell table:style-name="ce13" office:value-type="float" office:value="9000223" calcext:value-type="float">
            <text:p>9000223</text:p>
          </table:table-cell>
          <table:table-cell table:style-name="ce16" office:value-type="string" calcext:value-type="string">
            <text:p>Unendo le nostre forze potremmo sicuramente farcela, amico.</text:p>
          </table:table-cell>
          <table:table-cell table:style-name="ce16" office:value-type="string" calcext:value-type="string">
            <text:p>Wir beide, Mann, wir könnten es sicher reißen.</text:p>
          </table:table-cell>
          <table:table-cell table:style-name="ce13" office:value-type="string" calcext:value-type="string">
            <text:p>sich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cur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759642" calcext:value-type="float">
            <text:p>1759642</text:p>
          </table:table-cell>
          <table:table-cell table:style-name="ce16" office:value-type="string" calcext:value-type="string">
            <text:p>Lei si è preparata in maniera davvero accurata.</text:p>
          </table:table-cell>
          <table:table-cell table:style-name="ce16" office:value-type="string" calcext:value-type="string">
            <text:p>Sie haben sich wirklich sorgfältig vorbereitet.</text:p>
          </table:table-cell>
          <table:table-cell table:style-name="ce13" office:value-type="string" calcext:value-type="string">
            <text:p>sorfältig</text:p>
          </table:table-cell>
          <table:table-cell table:style-name="ce13" office:value-type="float" office:value="9047818" calcext:value-type="float">
            <text:p>9047818</text:p>
          </table:table-cell>
          <table:table-cell table:style-name="ce16" office:value-type="string" calcext:value-type="string">
            <text:p>Quello sembra essere un resoconto piuttosto accurato.</text:p>
          </table:table-cell>
          <table:table-cell table:style-name="ce16" office:value-type="string" calcext:value-type="string">
            <text:p>Das scheint eine exakte Auflistung zu sein.</text:p>
          </table:table-cell>
          <table:table-cell table:style-name="ce13" office:value-type="string" calcext:value-type="string">
            <text:p>exakte</text:p>
          </table:table-cell>
          <table:table-cell table:style-name="ce13" office:value-type="float" office:value="9628725" calcext:value-type="float">
            <text:p>9628725</text:p>
          </table:table-cell>
          <table:table-cell table:style-name="ce16" office:value-type="string" calcext:value-type="string">
            <text:p>Vuoi che sia veloce o accurato?</text:p>
          </table:table-cell>
          <table:table-cell table:style-name="ce16" office:value-type="string" calcext:value-type="string">
            <text:p>Willst du, dass ich schnell oder genau bin?</text:p>
          </table:table-cell>
          <table:table-cell table:style-name="ce13" office:value-type="string" calcext:value-type="string">
            <text:p>genau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ombrellon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tortiglion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un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633225" calcext:value-type="float">
            <text:p>1633225</text:p>
          </table:table-cell>
          <table:table-cell table:style-name="ce16" office:value-type="string" calcext:value-type="string">
            <text:p>Lui ha detto la verità, altrimenti sarebbe stato punito.</text:p>
          </table:table-cell>
          <table:table-cell table:style-name="ce16" office:value-type="string" calcext:value-type="string">
            <text:p>Er hat die Wahrheit gesagt, andernfalls wäre er bestraft worden.</text:p>
          </table:table-cell>
          <table:table-cell table:style-name="ce13" office:value-type="string" calcext:value-type="string">
            <text:p>bestraft</text:p>
          </table:table-cell>
          <table:table-cell table:style-name="ce13" office:value-type="float" office:value="10380881" calcext:value-type="float">
            <text:p>10380881</text:p>
          </table:table-cell>
          <table:table-cell table:style-name="ce16" office:value-type="string" calcext:value-type="string">
            <text:p>Lo scopo del gioco è punire coloro che hanno causato grande infelicità</text:p>
          </table:table-cell>
          <table:table-cell table:style-name="ce16" office:value-type="string" calcext:value-type="string">
            <text:p>Ziel des Spiels ist es, jene zu bestrafen, die großes Unglück verursacht haben</text:p>
          </table:table-cell>
          <table:table-cell table:style-name="ce13" office:value-type="string" calcext:value-type="string">
            <text:p>bestrafen</text:p>
          </table:table-cell>
          <table:table-cell table:style-name="ce13" office:value-type="float" office:value="9528427" calcext:value-type="float">
            <text:p>9528427</text:p>
          </table:table-cell>
          <table:table-cell table:style-name="ce16" office:value-type="string" calcext:value-type="string">
            <text:p>Voglio punire i malvagi.</text:p>
          </table:table-cell>
          <table:table-cell table:style-name="ce16" office:value-type="string" calcext:value-type="string">
            <text:p>Ich habe vor, die Bösen zu bestrafen.</text:p>
          </table:table-cell>
          <table:table-cell table:style-name="ce13" office:value-type="string" calcext:value-type="string">
            <text:p>bestraf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orre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92321" calcext:value-type="float">
            <text:p>10092321</text:p>
          </table:table-cell>
          <table:table-cell table:style-name="ce16" office:value-type="string" calcext:value-type="string">
            <text:p>Questo è assolutamente scorretto, e anche contro i regolamenti.</text:p>
          </table:table-cell>
          <table:table-cell table:style-name="ce16" office:value-type="string" calcext:value-type="string">
            <text:p>Das wäre absolut unkorrekt und auch gegen die Vorschriften.</text:p>
          </table:table-cell>
          <table:table-cell table:style-name="ce13" office:value-type="string" calcext:value-type="string">
            <text:p>unkorrekt</text:p>
          </table:table-cell>
          <table:table-cell table:style-name="ce13" office:value-type="float" office:value="9134146" calcext:value-type="float">
            <text:p>9134146</text:p>
          </table:table-cell>
          <table:table-cell table:style-name="ce16" office:value-type="string" calcext:value-type="string">
            <text:p>È stato davvero scorretto da parte tua, scambiare quei numeri.</text:p>
          </table:table-cell>
          <table:table-cell table:style-name="ce13" office:value-type="string" calcext:value-type="string">
            <text:p>Das war wirklich unfair von dir, die Nummer auszutauschen.</text:p>
          </table:table-cell>
          <table:table-cell table:style-name="ce13" office:value-type="string" calcext:value-type="string">
            <text:p>unfair</text:p>
          </table:table-cell>
          <table:table-cell table:style-name="ce13" office:value-type="float" office:value="9768184" calcext:value-type="float">
            <text:p>9768184</text:p>
          </table:table-cell>
          <table:table-cell table:style-name="ce16" office:value-type="string" calcext:value-type="string">
            <text:p>Perdoni il mio comportamento scorretto.</text:p>
          </table:table-cell>
          <table:table-cell table:style-name="ce16" office:value-type="string" calcext:value-type="string">
            <text:p>Verzeihen Sie mein unfaires Verhalten.</text:p>
          </table:table-cell>
          <table:table-cell table:style-name="ce13" office:value-type="string" calcext:value-type="string">
            <text:p>unfai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prov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64874" calcext:value-type="float">
            <text:p>1764874</text:p>
          </table:table-cell>
          <table:table-cell table:style-name="ce16" office:value-type="string" calcext:value-type="string">
            <text:p>Lei ha vinto la prova di forza.</text:p>
          </table:table-cell>
          <table:table-cell table:style-name="ce16" office:value-type="string" calcext:value-type="string">
            <text:p>Sie haben die Machtprobe gewonnen.</text:p>
          </table:table-cell>
          <table:table-cell table:style-name="ce13" office:value-type="string" calcext:value-type="string">
            <text:p>prob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prova di matematica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coll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743981" calcext:value-type="float">
            <text:p>3743981</text:p>
          </table:table-cell>
          <table:table-cell table:style-name="ce16" office:value-type="string" calcext:value-type="string">
            <text:p>L'aeroplano è decollato alle due e mezza.</text:p>
          </table:table-cell>
          <table:table-cell table:style-name="ce16" office:value-type="string" calcext:value-type="string">
            <text:p>Das Flugzeug ist um halb drei abgeflogen.</text:p>
          </table:table-cell>
          <table:table-cell table:style-name="ce13" office:value-type="string" calcext:value-type="string">
            <text:p>abgeflogen</text:p>
          </table:table-cell>
          <table:table-cell table:style-name="ce13" office:value-type="float" office:value="3420838" calcext:value-type="float">
            <text:p>3420838</text:p>
          </table:table-cell>
          <table:table-cell table:style-name="ce16" office:value-type="string" calcext:value-type="string">
            <text:p>Quando decollerà il tuo aereo?</text:p>
          </table:table-cell>
          <table:table-cell table:style-name="ce16" office:value-type="string" calcext:value-type="string">
            <text:p>Wann wird dein Flugzeug abfliegen?</text:p>
          </table:table-cell>
          <table:table-cell table:style-name="ce13" office:value-type="string" calcext:value-type="string">
            <text:p>abfliegen</text:p>
          </table:table-cell>
          <table:table-cell table:style-name="ce13" office:value-type="float" office:value="10078389" calcext:value-type="float">
            <text:p>10078389</text:p>
          </table:table-cell>
          <table:table-cell table:style-name="ce16" office:value-type="string" calcext:value-type="string">
            <text:p>Un bravo pilota deve sapere atterrare e decollare.</text:p>
          </table:table-cell>
          <table:table-cell table:style-name="ce16" office:value-type="string" calcext:value-type="string">
            <text:p>Ein guter Pilot um abfliegen und landen können.</text:p>
          </table:table-cell>
          <table:table-cell table:style-name="ce13" office:value-type="string" calcext:value-type="string">
            <text:p>abflie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ond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33015" calcext:value-type="float">
            <text:p>2433015</text:p>
          </table:table-cell>
          <table:table-cell table:style-name="ce16" office:value-type="string" calcext:value-type="string">
            <text:p>L'Università di Harvard è stata fondata nel 1636.</text:p>
          </table:table-cell>
          <table:table-cell table:style-name="ce16" office:value-type="string" calcext:value-type="string">
            <text:p>Die Harvard-Universität wurde 1636 gegründet.</text:p>
          </table:table-cell>
          <table:table-cell table:style-name="ce13" office:value-type="string" calcext:value-type="string">
            <text:p>gegründe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osserv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31944" calcext:value-type="float">
            <text:p>10031944</text:p>
          </table:table-cell>
          <table:table-cell table:style-name="ce16" office:value-type="string" calcext:value-type="string">
            <text:p>Siamo abbastanza piccoli da passare inosservati.</text:p>
          </table:table-cell>
          <table:table-cell table:style-name="ce16" office:value-type="string" calcext:value-type="string">
            <text:p>Wir sind klein genug, um unauffällig zu bleiben.</text:p>
          </table:table-cell>
          <table:table-cell table:style-name="ce13" office:value-type="string" calcext:value-type="string">
            <text:p>unauffällig</text:p>
          </table:table-cell>
          <table:table-cell table:style-name="ce13" office:value-type="float" office:value="10288817" calcext:value-type="float">
            <text:p>10288817</text:p>
          </table:table-cell>
          <table:table-cell table:style-name="ce16" office:value-type="string" calcext:value-type="string">
            <text:p>Questo cappello non passa inosservato.</text:p>
          </table:table-cell>
          <table:table-cell table:style-name="ce16" office:value-type="string" calcext:value-type="string">
            <text:p>Dieser Hut bleibt nicht unbeachtet.</text:p>
          </table:table-cell>
          <table:table-cell table:style-name="ce13" office:value-type="string" calcext:value-type="string">
            <text:p>unbeachtet</text:p>
          </table:table-cell>
          <table:table-cell table:style-name="ce13" office:value-type="float" office:value="9643138" calcext:value-type="float">
            <text:p>9643138</text:p>
          </table:table-cell>
          <table:table-cell table:style-name="ce16" office:value-type="string" calcext:value-type="string">
            <text:p>Chiunque avrebbe potuto fuggire inosservato.</text:p>
          </table:table-cell>
          <table:table-cell table:style-name="ce16" office:value-type="string" calcext:value-type="string">
            <text:p>Jeder von ihnen hätte unbeachtet hinausschleichen können.</text:p>
          </table:table-cell>
          <table:table-cell table:style-name="ce13" office:value-type="string" calcext:value-type="string">
            <text:p>unbeachte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rticola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63086" calcext:value-type="float">
            <text:p>9963086</text:p>
          </table:table-cell>
          <table:table-cell table:style-name="ce16" office:value-type="string" calcext:value-type="string">
            <text:p>Poi la stampa si è concentrata su di me in particolare.</text:p>
          </table:table-cell>
          <table:table-cell table:style-name="ce16" office:value-type="string" calcext:value-type="string">
            <text:p>Danach konzentrerte sich die Presse besonders auf mich.</text:p>
          </table:table-cell>
          <table:table-cell table:style-name="ce13" office:value-type="string" calcext:value-type="string">
            <text:p>besonders</text:p>
          </table:table-cell>
          <table:table-cell table:style-name="ce13" office:value-type="float" office:value="9681076" calcext:value-type="float">
            <text:p>9681076</text:p>
          </table:table-cell>
          <table:table-cell table:style-name="ce16" office:value-type="string" calcext:value-type="string">
            <text:p>Vi ho già detto tutto quello che so, ogni particolare.</text:p>
          </table:table-cell>
          <table:table-cell table:style-name="ce16" office:value-type="string" calcext:value-type="string">
            <text:p>Ich habe bereits alles gesagt, was ich weiß, jedes Detail.</text:p>
          </table:table-cell>
          <table:table-cell table:style-name="ce13" office:value-type="string" calcext:value-type="string">
            <text:p>Detail</text:p>
          </table:table-cell>
          <table:table-cell table:style-name="ce13" office:value-type="float" office:value="9797077" calcext:value-type="float">
            <text:p>9797077</text:p>
          </table:table-cell>
          <table:table-cell table:style-name="ce16" office:value-type="string" calcext:value-type="string">
            <text:p>Dobbiamo esaminare ogni particolare.</text:p>
          </table:table-cell>
          <table:table-cell table:style-name="ce16" office:value-type="string" calcext:value-type="string">
            <text:p>Wir müssen jedes Detail untersuchen.</text:p>
          </table:table-cell>
          <table:table-cell table:style-name="ce13" office:value-type="string" calcext:value-type="string">
            <text:p>Detail</text:p>
          </table:table-cell>
          <table:table-cell table:style-name="ce16" office:value-type="string" calcext:value-type="string">
            <text:p>In particolare un particolar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articola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456093" calcext:value-type="float">
            <text:p>2456093</text:p>
          </table:table-cell>
          <table:table-cell table:style-name="ce16" office:value-type="string" calcext:value-type="string">
            <text:p>Il tuo metodo di insegnamento è molto particolare.</text:p>
          </table:table-cell>
          <table:table-cell table:style-name="ce16" office:value-type="string" calcext:value-type="string">
            <text:p>Deine Unterrichtsmethode ist sehr besonders.</text:p>
          </table:table-cell>
          <table:table-cell table:style-name="ce13" office:value-type="string" calcext:value-type="string">
            <text:p>besonders</text:p>
          </table:table-cell>
          <table:table-cell table:style-name="ce13" office:value-type="float" office:value="9644694" calcext:value-type="float">
            <text:p>9644694</text:p>
          </table:table-cell>
          <table:table-cell table:style-name="ce16" office:value-type="string" calcext:value-type="string">
            <text:p>Poi scoprirà che una certa donna le piace in un modo nuovo, particolare.</text:p>
          </table:table-cell>
          <table:table-cell table:style-name="ce16" office:value-type="string" calcext:value-type="string">
            <text:p>Dann werden Sie bemerken, dass Ihnen eine gewisse Frau auf eine neue, besondere Art gefällt.</text:p>
          </table:table-cell>
          <table:table-cell table:style-name="ce13" office:value-type="string" calcext:value-type="string">
            <text:p>besondere</text:p>
          </table:table-cell>
          <table:table-cell table:style-name="ce13" office:value-type="float" office:value="9217094" calcext:value-type="float">
            <text:p>9217094</text:p>
          </table:table-cell>
          <table:table-cell table:style-name="ce16" office:value-type="string" calcext:value-type="string">
            <text:p>Aveva un posto particolare per i suoi attrezzi?</text:p>
          </table:table-cell>
          <table:table-cell table:style-name="ce16" office:value-type="string" calcext:value-type="string">
            <text:p>Hatte er einen besonderen Ort für seine Werkzeuge?</text:p>
          </table:table-cell>
          <table:table-cell table:style-name="ce13" office:value-type="string" calcext:value-type="string">
            <text:p>besond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corg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487076" calcext:value-type="float">
            <text:p>3487076</text:p>
          </table:table-cell>
          <table:table-cell table:style-name="ce16" office:value-type="string" calcext:value-type="string">
            <text:p>Poco prima delle sei Maria si svegliò e si accorse che Tom giaceva accanto a lei e sorrideva.</text:p>
          </table:table-cell>
          <table:table-cell table:style-name="ce16" office:value-type="string" calcext:value-type="string">
            <text:p>Maria wachte auf und bemerkte, dass Tom neben ihr lag und lächelte.</text:p>
          </table:table-cell>
          <table:table-cell table:style-name="ce13" office:value-type="string" calcext:value-type="string">
            <text:p>bemerkte</text:p>
          </table:table-cell>
          <table:table-cell table:style-name="ce13" office:value-type="float" office:value="3264332" calcext:value-type="float">
            <text:p>3264332</text:p>
          </table:table-cell>
          <table:table-cell table:style-name="ce16" office:value-type="string" calcext:value-type="string">
            <text:p>Quando entrò nella stanza, si accorse di aver dimenticato qualcosa.</text:p>
          </table:table-cell>
          <table:table-cell table:style-name="ce16" office:value-type="string" calcext:value-type="string">
            <text:p>Als sie in das Zimmer kam, bemerkte sie, dass sie etwas vergessen hatte.</text:p>
          </table:table-cell>
          <table:table-cell table:style-name="ce13" office:value-type="string" calcext:value-type="string">
            <text:p>bemerkte</text:p>
          </table:table-cell>
          <table:table-cell table:style-name="ce13" office:value-type="float" office:value="1736257" calcext:value-type="float">
            <text:p>1736257</text:p>
          </table:table-cell>
          <table:table-cell table:style-name="ce16" office:value-type="string" calcext:value-type="string">
            <text:p>Non si accorse della piccola videocamera sul semaforo.</text:p>
          </table:table-cell>
          <table:table-cell table:style-name="ce16" office:value-type="string" calcext:value-type="string">
            <text:p>Er bemerkte die kleine Videokamera über der Ampel nicht.</text:p>
          </table:table-cell>
          <table:table-cell table:style-name="ce13" office:value-type="string" calcext:value-type="string">
            <text:p>bemerk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ultu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554489" calcext:value-type="float">
            <text:p>9554489</text:p>
          </table:table-cell>
          <table:table-cell table:style-name="ce16" office:value-type="string" calcext:value-type="string">
            <text:p>La <text:s/>scultura fu scolpita da un artista italiano.</text:p>
          </table:table-cell>
          <table:table-cell table:style-name="ce16" office:value-type="string" calcext:value-type="string">
            <text:p>Die Skulptur wurde von einem Künstler gemeißelt.</text:p>
          </table:table-cell>
          <table:table-cell table:style-name="ce13" office:value-type="string" calcext:value-type="string">
            <text:p>Skulptur</text:p>
          </table:table-cell>
          <table:table-cell table:style-name="ce13" office:value-type="float" office:value="9641361" calcext:value-type="float">
            <text:p>9641361</text:p>
          </table:table-cell>
          <table:table-cell table:style-name="ce16" office:value-type="string" calcext:value-type="string">
            <text:p>La scultura arriverà al museo circa alle 2 del pomeriggio.</text:p>
          </table:table-cell>
          <table:table-cell table:style-name="ce16" office:value-type="string" calcext:value-type="string">
            <text:p>Die Skulptur kommt ungefähr um 14 Uhr im Museum an.</text:p>
          </table:table-cell>
          <table:table-cell table:style-name="ce13" office:value-type="string" calcext:value-type="string">
            <text:p>Skulptur</text:p>
          </table:table-cell>
          <table:table-cell table:style-name="ce13" office:value-type="float" office:value="9644730" calcext:value-type="float">
            <text:p>9644730</text:p>
          </table:table-cell>
          <table:table-cell table:style-name="ce16" office:value-type="string" calcext:value-type="string">
            <text:p>Sono stata una modella per questa scultura del Signor Yamana.</text:p>
          </table:table-cell>
          <table:table-cell table:style-name="ce16" office:value-type="string" calcext:value-type="string">
            <text:p>Für diese Skulptur von Herrn Yamana habe ich Modell gestanden.</text:p>
          </table:table-cell>
          <table:table-cell table:style-name="ce13" office:value-type="string" calcext:value-type="string">
            <text:p>Skulptu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sal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799347" calcext:value-type="float">
            <text:p>9799347</text:p>
          </table:table-cell>
          <table:table-cell table:style-name="ce16" office:value-type="string" calcext:value-type="string">
            <text:p>Abbiamo alcuni reperti che risalgono al periodo fra il 1950 e il 2000.</text:p>
          </table:table-cell>
          <table:table-cell table:style-name="ce16" office:value-type="string" calcext:value-type="string">
            <text:p>Hier sind verschiedene Artefakte, die aus der Zeit zwischen 1950 und 2000 stammen.</text:p>
          </table:table-cell>
          <table:table-cell table:style-name="ce13" office:value-type="string" calcext:value-type="string">
            <text:p>stammen</text:p>
          </table:table-cell>
          <table:table-cell table:style-name="ce13" office:value-type="float" office:value="9570099" calcext:value-type="float">
            <text:p>9570099</text:p>
          </table:table-cell>
          <table:table-cell table:style-name="ce16" office:value-type="string" calcext:value-type="string">
            <text:p>Posso iniziare dal basso e risalire?</text:p>
          </table:table-cell>
          <table:table-cell table:style-name="ce16" office:value-type="string" calcext:value-type="string">
            <text:p>Kann ich unten anfangen und dann hochgehen?</text:p>
          </table:table-cell>
          <table:table-cell table:style-name="ce13" office:value-type="string" calcext:value-type="string">
            <text:p>hochgehen</text:p>
          </table:table-cell>
          <table:table-cell table:style-name="ce13" office:value-type="float" office:value="9747785" calcext:value-type="float">
            <text:p>9747785</text:p>
          </table:table-cell>
          <table:table-cell table:style-name="ce16" office:value-type="string" calcext:value-type="string">
            <text:p>Spiegami come può una canoa risalire il fiume.</text:p>
          </table:table-cell>
          <table:table-cell table:style-name="ce16" office:value-type="string" calcext:value-type="string">
            <text:p>Erklär mir, wie ein Kanu den Fluss hochgehen kann.</text:p>
          </table:table-cell>
          <table:table-cell table:style-name="ce13" office:value-type="string" calcext:value-type="string">
            <text:p>hochgehen</text:p>
          </table:table-cell>
          <table:table-cell table:style-name="ce16" office:value-type="string" calcext:value-type="string">
            <text:p>risalire le tubature risalire all’epoca 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fficac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299322" calcext:value-type="float">
            <text:p>10299322</text:p>
          </table:table-cell>
          <table:table-cell table:style-name="ce16" office:value-type="string" calcext:value-type="string">
            <text:p>Perde la sua efficacia se lo metti in frigo.</text:p>
          </table:table-cell>
          <table:table-cell table:style-name="ce16" office:value-type="string" calcext:value-type="string">
            <text:p>Es verliert seine Wirkung, wenn du es in den Kühlschrank legst.</text:p>
          </table:table-cell>
          <table:table-cell table:style-name="ce13" office:value-type="string" calcext:value-type="string">
            <text:p>Wirkung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lle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897610" calcext:value-type="float">
            <text:p>3897610</text:p>
          </table:table-cell>
          <table:table-cell table:style-name="ce16" office:value-type="string" calcext:value-type="string">
            <text:p>Se un giorno deciderai di vendere la tua collezione di dischi vecchi, voglio averne qualcuno.</text:p>
          </table:table-cell>
          <table:table-cell table:style-name="ce16" office:value-type="string" calcext:value-type="string">
            <text:p>Falls du dich einmal entscheiden solltest, deine Sammlung alter Platten zu verkaufen, möchte welche haben.</text:p>
          </table:table-cell>
          <table:table-cell table:style-name="ce13" office:value-type="string" calcext:value-type="string">
            <text:p>Sammlung</text:p>
          </table:table-cell>
          <table:table-cell table:style-name="ce13" office:value-type="float" office:value="1827034" calcext:value-type="float">
            <text:p>1827034</text:p>
          </table:table-cell>
          <table:table-cell table:style-name="ce16" office:value-type="string" calcext:value-type="string">
            <text:p>Marco possiede una preziosa collezione di francobolli.</text:p>
          </table:table-cell>
          <table:table-cell table:style-name="ce16" office:value-type="string" calcext:value-type="string">
            <text:p>Marco besitzt eine wertvolle Briefmarkensammlung.</text:p>
          </table:table-cell>
          <table:table-cell table:style-name="ce13" office:value-type="string" calcext:value-type="string">
            <text:p>sammlung</text:p>
          </table:table-cell>
          <table:table-cell table:style-name="ce13" office:value-type="float" office:value="621740" calcext:value-type="float">
            <text:p>621740</text:p>
          </table:table-cell>
          <table:table-cell table:style-name="ce16" office:value-type="string" calcext:value-type="string">
            <text:p>Questo museo dispone di un'affascinante collezione di oggetti celtici.</text:p>
          </table:table-cell>
          <table:table-cell table:style-name="ce16" office:value-type="string" calcext:value-type="string">
            <text:p>Dieses Museum stellt eine faszinierende Sammlung keltischer Gegenstände aus.</text:p>
          </table:table-cell>
          <table:table-cell table:style-name="ce13" office:value-type="string" calcext:value-type="string">
            <text:p>Samml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genera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687418" calcext:value-type="float">
            <text:p>2687418</text:p>
          </table:table-cell>
          <table:table-cell table:style-name="ce16" office:value-type="string" calcext:value-type="string">
            <text:p>In generale, la storia si ripete.</text:p>
          </table:table-cell>
          <table:table-cell table:style-name="ce16" office:value-type="string" calcext:value-type="string">
            <text:p>Im Allgemeinen wiederholt sich die Geschichte.</text:p>
          </table:table-cell>
          <table:table-cell table:style-name="ce13" office:value-type="string" calcext:value-type="string">
            <text:p>Allgemeinen</text:p>
          </table:table-cell>
          <table:table-cell table:style-name="ce13" office:value-type="float" office:value="9912092" calcext:value-type="float">
            <text:p>9912092</text:p>
          </table:table-cell>
          <table:table-cell table:style-name="ce16" office:value-type="string" calcext:value-type="string">
            <text:p>Ma aggiungerò che un uomo è, in generale, ciò che intende essere.</text:p>
          </table:table-cell>
          <table:table-cell table:style-name="ce16" office:value-type="string" calcext:value-type="string">
            <text:p>Aber ein Mann ist normalerweise das, was er innerlich fühlt.</text:p>
          </table:table-cell>
          <table:table-cell table:style-name="ce13" office:value-type="string" calcext:value-type="string">
            <text:p>normalerweise</text:p>
          </table:table-cell>
          <table:table-cell table:style-name="ce13" office:value-type="float" office:value="9261098" calcext:value-type="float">
            <text:p>9261098</text:p>
          </table:table-cell>
          <table:table-cell table:style-name="ce16" office:value-type="string" calcext:value-type="string">
            <text:p>Era in generale di buon umore.</text:p>
          </table:table-cell>
          <table:table-cell table:style-name="ce16" office:value-type="string" calcext:value-type="string">
            <text:p>Sie war generell gut gelaunt.</text:p>
          </table:table-cell>
          <table:table-cell table:style-name="ce13" office:value-type="string" calcext:value-type="string">
            <text:p>generell</text:p>
          </table:table-cell>
          <table:table-cell table:style-name="ce16" office:value-type="string" calcext:value-type="string">
            <text:p>in general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negativ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427548" calcext:value-type="float">
            <text:p>2427548</text:p>
          </table:table-cell>
          <table:table-cell table:style-name="ce16" office:value-type="string" calcext:value-type="string">
            <text:p>Quello che fa la differenza, tra un pensiero negativo ed uno positivo è quello su cui ci focalizziamo. </text:p>
          </table:table-cell>
          <table:table-cell table:style-name="ce16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13" office:value-type="string" calcext:value-type="string">
            <text:p>negativem</text:p>
          </table:table-cell>
          <table:table-cell table:style-name="ce13" office:value-type="float" office:value="9588504" calcext:value-type="float">
            <text:p>9588504</text:p>
          </table:table-cell>
          <table:table-cell table:style-name="ce16" office:value-type="string" calcext:value-type="string">
            <text:p>Positivo o negativo, dovrai dirgli ciò che pensi.</text:p>
          </table:table-cell>
          <table:table-cell table:style-name="ce16" office:value-type="string" calcext:value-type="string">
            <text:p>Ob positiv oder negativ, du musst ihm sagen, was du denkst.</text:p>
          </table:table-cell>
          <table:table-cell table:style-name="ce13" office:value-type="string" calcext:value-type="string">
            <text:p>negativ</text:p>
          </table:table-cell>
          <table:table-cell table:style-name="ce13" office:value-type="float" office:value="9131858" calcext:value-type="float">
            <text:p>9131858</text:p>
          </table:table-cell>
          <table:table-cell table:style-name="ce16" office:value-type="string" calcext:value-type="string">
            <text:p>Ho sentito questo signore fare un commento negativo su Vichy.</text:p>
          </table:table-cell>
          <table:table-cell table:style-name="ce16" office:value-type="string" calcext:value-type="string">
            <text:p>Ich hörte, dass sich dieser Herr negativ über Vichy äußerte.</text:p>
          </table:table-cell>
          <table:table-cell table:style-name="ce13" office:value-type="string" calcext:value-type="string">
            <text:p>negativ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ev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964322" calcext:value-type="float">
            <text:p>1964322</text:p>
          </table:table-cell>
          <table:table-cell table:style-name="ce16" office:value-type="string" calcext:value-type="string">
            <text:p>Questa storia è basata su eventi reali.</text:p>
          </table:table-cell>
          <table:table-cell table:style-name="ce16" office:value-type="string" calcext:value-type="string">
            <text:p>Diese Geschichte beruht auf wahren Begebenheiten.</text:p>
          </table:table-cell>
          <table:table-cell table:style-name="ce13" office:value-type="string" calcext:value-type="string">
            <text:p>Begebenheiten</text:p>
          </table:table-cell>
          <table:table-cell table:style-name="ce13" office:value-type="float" office:value="897248" calcext:value-type="float">
            <text:p>897248</text:p>
          </table:table-cell>
          <table:table-cell table:style-name="ce16" office:value-type="string" calcext:value-type="string">
            <text:p>Un miracolo è un evento descritto da coloro a cui è stato detto da persone che non l'hanno visto.</text:p>
          </table:table-cell>
          <table:table-cell table:style-name="ce16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13" office:value-type="string" calcext:value-type="string">
            <text:p>Ereignis</text:p>
          </table:table-cell>
          <table:table-cell table:style-name="ce13" office:value-type="float" office:value="2903233" calcext:value-type="float">
            <text:p>2903233</text:p>
          </table:table-cell>
          <table:table-cell table:style-name="ce16" office:value-type="string" calcext:value-type="string">
            <text:p>Quali sono stati gli eventi principali dell'anno scorso?</text:p>
          </table:table-cell>
          <table:table-cell table:style-name="ce16" office:value-type="string" calcext:value-type="string">
            <text:p>Was sind die wichtigsten Ereignisse des vergangenen Jahres gewesen?</text:p>
          </table:table-cell>
          <table:table-cell table:style-name="ce13" office:value-type="string" calcext:value-type="string">
            <text:p>Ereigniss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quotidian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4434530" calcext:value-type="float">
            <text:p>4434530</text:p>
          </table:table-cell>
          <table:table-cell table:style-name="ce16" office:value-type="string" calcext:value-type="string">
            <text:p>Lui si rade quotidianamente.</text:p>
          </table:table-cell>
          <table:table-cell table:style-name="ce16" office:value-type="string" calcext:value-type="string">
            <text:p>Er rasiert sich täglich.</text:p>
          </table:table-cell>
          <table:table-cell table:style-name="ce13" office:value-type="string" calcext:value-type="string">
            <text:p>täglich</text:p>
          </table:table-cell>
          <table:table-cell table:style-name="ce13" office:value-type="float" office:value="9771465" calcext:value-type="float">
            <text:p>9771465</text:p>
          </table:table-cell>
          <table:table-cell table:style-name="ce16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ce16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13" office:value-type="string" calcext:value-type="string">
            <text:p>täglich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ttagl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41917" calcext:value-type="float">
            <text:p>9641917</text:p>
          </table:table-cell>
          <table:table-cell table:style-name="ce16" office:value-type="string" calcext:value-type="string">
            <text:p>Lo ha interrogato per ore da ore e non ha scoperto niente. Neanche il minimo dettaglio.</text:p>
          </table:table-cell>
          <table:table-cell table:style-name="ce16" office:value-type="string" calcext:value-type="string">
            <text:p>Sie haben ihn stundenlang befragt, ohne Ergebnis, nicht die geringste Einzelheit.</text:p>
          </table:table-cell>
          <table:table-cell table:style-name="ce13" office:value-type="string" calcext:value-type="string">
            <text:p>Einzelheit</text:p>
          </table:table-cell>
          <table:table-cell table:style-name="ce13" office:value-type="float" office:value="9867627" calcext:value-type="float">
            <text:p>9867627</text:p>
          </table:table-cell>
          <table:table-cell table:style-name="ce16" office:value-type="string" calcext:value-type="string">
            <text:p>Ci ho riflettuto a lungo e ho analizzato ogni dettaglio.</text:p>
          </table:table-cell>
          <table:table-cell table:style-name="ce16" office:value-type="string" calcext:value-type="string">
            <text:p>Ich habe mir viele Gedanken gemacht und jedes Detail analysiert.</text:p>
          </table:table-cell>
          <table:table-cell table:style-name="ce13" office:value-type="string" calcext:value-type="string">
            <text:p>Detail</text:p>
          </table:table-cell>
          <table:table-cell table:style-name="ce13" office:value-type="float" office:value="9451096" calcext:value-type="float">
            <text:p>9451096</text:p>
          </table:table-cell>
          <table:table-cell table:style-name="ce16" office:value-type="string" calcext:value-type="string">
            <text:p>Grazie di aver omesso quel piccolo dettaglio nella sua storia.</text:p>
          </table:table-cell>
          <table:table-cell table:style-name="ce16" office:value-type="string" calcext:value-type="string">
            <text:p>Danke, dass Sie ein kleines Detail aus Ihrer Geschichte wegließen.</text:p>
          </table:table-cell>
          <table:table-cell table:style-name="ce13" office:value-type="string" calcext:value-type="string">
            <text:p>Detai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ec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384663" calcext:value-type="float">
            <text:p>2384663</text:p>
          </table:table-cell>
          <table:table-cell table:style-name="ce16" office:value-type="string" calcext:value-type="string">
            <text:p>Suo padre ha perso il lavoro di recente.</text:p>
          </table:table-cell>
          <table:table-cell table:style-name="ce16" office:value-type="string" calcext:value-type="string">
            <text:p>Ihr Vater verlor vor Kurzem seine Arbeit.</text:p>
          </table:table-cell>
          <table:table-cell table:style-name="ce13" office:value-type="string" calcext:value-type="string">
            <text:p>Kurzem</text:p>
          </table:table-cell>
          <table:table-cell table:style-name="ce13" office:value-type="float" office:value="719474" calcext:value-type="float">
            <text:p>719474</text:p>
          </table:table-cell>
          <table:table-cell table:style-name="ce16" office:value-type="string" calcext:value-type="string">
            <text:p>Di recente hai comprato nuovi vestiti?</text:p>
          </table:table-cell>
          <table:table-cell table:style-name="ce16" office:value-type="string" calcext:value-type="string">
            <text:p>Hast du neulich neue Kleider gekauft?</text:p>
          </table:table-cell>
          <table:table-cell table:style-name="ce13" office:value-type="string" calcext:value-type="string">
            <text:p>neulich</text:p>
          </table:table-cell>
          <table:table-cell table:style-name="ce13" office:value-type="float" office:value="3000700" calcext:value-type="float">
            <text:p>3000700</text:p>
          </table:table-cell>
          <table:table-cell table:style-name="ce16" office:value-type="string" calcext:value-type="string">
            <text:p>In tempi recenti abbiamo avuto buone esperienze con questo metodo.</text:p>
          </table:table-cell>
          <table:table-cell table:style-name="ce16" office:value-type="string" calcext:value-type="string">
            <text:p>Vor Kurzem haben wir gute Erfahrungen mit dieser Methode gemacht.</text:p>
          </table:table-cell>
          <table:table-cell table:style-name="ce13" office:value-type="string" calcext:value-type="string">
            <text:p>Kurze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orta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892548" calcext:value-type="float">
            <text:p>4892548</text:p>
          </table:table-cell>
          <table:table-cell table:style-name="ce16" office:value-type="string" calcext:value-type="string">
            <text:p>Il tuo comportamento arrogante mi irrita.</text:p>
          </table:table-cell>
          <table:table-cell table:style-name="ce16" office:value-type="string" calcext:value-type="string">
            <text:p>Dein arrogantes Benehmen ärgert mich.</text:p>
          </table:table-cell>
          <table:table-cell table:style-name="ce13" office:value-type="string" calcext:value-type="string">
            <text:p>Benehmen</text:p>
          </table:table-cell>
          <table:table-cell table:style-name="ce13" office:value-type="float" office:value="2771914" calcext:value-type="float">
            <text:p>2771914</text:p>
          </table:table-cell>
          <table:table-cell table:style-name="ce16" office:value-type="string" calcext:value-type="string">
            <text:p>Non posso semplicemente ignorare il suo comportamento maleducato.</text:p>
          </table:table-cell>
          <table:table-cell table:style-name="ce16" office:value-type="string" calcext:value-type="string">
            <text:p>Ich kann sein unhöfliches Benehmen einfach nicht ignorieren.</text:p>
          </table:table-cell>
          <table:table-cell table:style-name="ce13" office:value-type="string" calcext:value-type="string">
            <text:p>Benehmen</text:p>
          </table:table-cell>
          <table:table-cell table:style-name="ce13" office:value-type="float" office:value="1055751" calcext:value-type="float">
            <text:p>1055751</text:p>
          </table:table-cell>
          <table:table-cell table:style-name="ce16" office:value-type="string" calcext:value-type="string">
            <text:p>Il mio comportamento era molto strano.</text:p>
          </table:table-cell>
          <table:table-cell table:style-name="ce16" office:value-type="string" calcext:value-type="string">
            <text:p>Mein Verhalten war sehr merkwürdig.</text:p>
          </table:table-cell>
          <table:table-cell table:style-name="ce13" office:value-type="string" calcext:value-type="string">
            <text:p>Verhal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ffascin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621740" calcext:value-type="float">
            <text:p>621740</text:p>
          </table:table-cell>
          <table:table-cell table:style-name="ce16" office:value-type="string" calcext:value-type="string">
            <text:p>Questo museo dispone di un'affascinante collezione di oggetti celtici.</text:p>
          </table:table-cell>
          <table:table-cell table:style-name="ce16" office:value-type="string" calcext:value-type="string">
            <text:p>Dieses Museum stellt eine faszinierende Sammlung keltischer Gegenstände aus.</text:p>
          </table:table-cell>
          <table:table-cell table:style-name="ce13" office:value-type="string" calcext:value-type="string">
            <text:p>faszinierende</text:p>
          </table:table-cell>
          <table:table-cell table:style-name="ce13" office:value-type="float" office:value="2998378" calcext:value-type="float">
            <text:p>2998378</text:p>
          </table:table-cell>
          <table:table-cell table:style-name="ce16" office:value-type="string" calcext:value-type="string">
            <text:p>Per me è affascinante confrontare norvegese e faroese.</text:p>
          </table:table-cell>
          <table:table-cell table:style-name="ce16" office:value-type="string" calcext:value-type="string">
            <text:p>Es ist für mich faszinierend, Norwegisch und Färöisch zu vergleichen.</text:p>
          </table:table-cell>
          <table:table-cell table:style-name="ce13" office:value-type="string" calcext:value-type="string">
            <text:p>faszinierend</text:p>
          </table:table-cell>
          <table:table-cell table:style-name="ce13" office:value-type="float" office:value="1905383" calcext:value-type="float">
            <text:p>1905383</text:p>
          </table:table-cell>
          <table:table-cell table:style-name="ce16" office:value-type="string" calcext:value-type="string">
            <text:p>Queste parole affascinanti mi sono rimaste impresse nella mente.</text:p>
          </table:table-cell>
          <table:table-cell table:style-name="ce16" office:value-type="string" calcext:value-type="string">
            <text:p>Diese faszinierenden Worte haben sich in meinem Gedächtnis eingraviert.</text:p>
          </table:table-cell>
          <table:table-cell table:style-name="ce13" office:value-type="string" calcext:value-type="string">
            <text:p>faszinierend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icerca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46947" calcext:value-type="float">
            <text:p>1846947</text:p>
          </table:table-cell>
          <table:table-cell table:style-name="ce16" office:value-type="string" calcext:value-type="string">
            <text:p>Nel corso del progetto il ricercatore svilupperà tecniche di analisi.</text:p>
          </table:table-cell>
          <table:table-cell table:style-name="ce16" office:value-type="string" calcext:value-type="string">
            <text:p>Während der Laufzeit des Projekts wird der Forscher Analysetechniken entwickeln.</text:p>
          </table:table-cell>
          <table:table-cell table:style-name="ce13" office:value-type="string" calcext:value-type="string">
            <text:p>Forscher</text:p>
          </table:table-cell>
          <table:table-cell table:style-name="ce13" office:value-type="float" office:value="1846945" calcext:value-type="float">
            <text:p>1846945</text:p>
          </table:table-cell>
          <table:table-cell table:style-name="ce16" office:value-type="string" calcext:value-type="string">
            <text:p>Probabilmente ogni ricercatore svilupperà la sua teoria per spiegare questo fenomeno.</text:p>
          </table:table-cell>
          <table:table-cell table:style-name="ce16" office:value-type="string" calcext:value-type="string">
            <text:p>Wahrscheinlich wird jeder Forscher seine eigene Theorie zur Erklärung dieses Phänomens entwickeln.</text:p>
          </table:table-cell>
          <table:table-cell table:style-name="ce13" office:value-type="string" calcext:value-type="string">
            <text:p>Forscher</text:p>
          </table:table-cell>
          <table:table-cell table:style-name="ce13" office:value-type="float" office:value="2437684" calcext:value-type="float">
            <text:p>2437684</text:p>
          </table:table-cell>
          <table:table-cell table:style-name="ce16" office:value-type="string" calcext:value-type="string">
            <text:p>L'amore è come una malattia mentale, dicono i ricercatori.</text:p>
          </table:table-cell>
          <table:table-cell table:style-name="ce16" office:value-type="string" calcext:value-type="string">
            <text:p>Die Liebe ist wie eine psychische Erkrankung, so sagen die Wissenschaftler.</text:p>
          </table:table-cell>
          <table:table-cell table:style-name="ce13" office:value-type="string" calcext:value-type="string">
            <text:p>Wissenschaftl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itamin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984421" calcext:value-type="float">
            <text:p>4984421</text:p>
          </table:table-cell>
          <table:table-cell table:style-name="ce16" office:value-type="string" calcext:value-type="string">
            <text:p>Io prendo delle vitamine ogni giorno.</text:p>
          </table:table-cell>
          <table:table-cell table:style-name="ce16" office:value-type="string" calcext:value-type="string">
            <text:p>Ich nehme jeden Tag Vitamine ein.</text:p>
          </table:table-cell>
          <table:table-cell table:style-name="ce13" office:value-type="string" calcext:value-type="string">
            <text:p>Vitamine</text:p>
          </table:table-cell>
          <table:table-cell table:style-name="ce13" office:value-type="float" office:value="9763000" calcext:value-type="float">
            <text:p>9763000</text:p>
          </table:table-cell>
          <table:table-cell table:style-name="ce16" office:value-type="string" calcext:value-type="string">
            <text:p>Prendi quelle con la vitamina C, sono meglio per lo stomaco.</text:p>
          </table:table-cell>
          <table:table-cell table:style-name="ce16" office:value-type="string" calcext:value-type="string">
            <text:p>Nimm die mit Vitamin C, das ist besser für den Magen.</text:p>
          </table:table-cell>
          <table:table-cell table:style-name="ce13" office:value-type="string" calcext:value-type="string">
            <text:p>Vitamin</text:p>
          </table:table-cell>
          <table:table-cell table:style-name="ce13" office:value-type="float" office:value="10126451" calcext:value-type="float">
            <text:p>10126451</text:p>
          </table:table-cell>
          <table:table-cell table:style-name="ce16" office:value-type="string" calcext:value-type="string">
            <text:p>Prendi una pillola di vitamina C ogni ora con latte.</text:p>
          </table:table-cell>
          <table:table-cell table:style-name="ce16" office:value-type="string" calcext:value-type="string">
            <text:p>Nimm stündlich eine Tablette Vitamin C ein.</text:p>
          </table:table-cell>
          <table:table-cell table:style-name="ce13" office:value-type="string" calcext:value-type="string">
            <text:p>Vitami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vacci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192424" calcext:value-type="float">
            <text:p>7192424</text:p>
          </table:table-cell>
          <table:table-cell table:style-name="ce16" office:value-type="string" calcext:value-type="string">
            <text:p>C'è un vaccino contro il colera?</text:p>
          </table:table-cell>
          <table:table-cell table:style-name="ce16" office:value-type="string" calcext:value-type="string">
            <text:p>Gibt es einen Impfstoff gegen Cholera?</text:p>
          </table:table-cell>
          <table:table-cell table:style-name="ce13" office:value-type="string" calcext:value-type="string">
            <text:p>Impfstoff</text:p>
          </table:table-cell>
          <table:table-cell table:style-name="ce13" office:value-type="float" office:value="9956294" calcext:value-type="float">
            <text:p>9956294</text:p>
          </table:table-cell>
          <table:table-cell table:style-name="ce16" office:value-type="string" calcext:value-type="string">
            <text:p>Stanno lavorando un vaccino.</text:p>
          </table:table-cell>
          <table:table-cell table:style-name="ce16" office:value-type="string" calcext:value-type="string">
            <text:p>Sie arbeiten an einem Impfstoff.</text:p>
          </table:table-cell>
          <table:table-cell table:style-name="ce13" office:value-type="string" calcext:value-type="string">
            <text:p>Impfstoff</text:p>
          </table:table-cell>
          <table:table-cell table:style-name="ce13" office:value-type="float" office:value="10160769" calcext:value-type="float">
            <text:p>10160769</text:p>
          </table:table-cell>
          <table:table-cell table:style-name="ce16" office:value-type="string" calcext:value-type="string">
            <text:p>Dica a Flap che sua moglie e sua figlia sono andate a fare il vaccino antinfluenzale, ok?</text:p>
          </table:table-cell>
          <table:table-cell table:style-name="ce16" office:value-type="string" calcext:value-type="string">
            <text:p>Sagen Sie Flap, dass seine Frau und sein Baby zur Grippeimpfung sind, OK?</text:p>
          </table:table-cell>
          <table:table-cell table:style-name="ce13" office:value-type="string" calcext:value-type="string">
            <text:p>impf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rs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596590" calcext:value-type="float">
            <text:p>2596590</text:p>
          </table:table-cell>
          <table:table-cell table:style-name="ce16" office:value-type="string" calcext:value-type="string">
            <text:p>Soltanto quattro cavalli parteciparono alla corsa.</text:p>
          </table:table-cell>
          <table:table-cell table:style-name="ce16" office:value-type="string" calcext:value-type="string">
            <text:p>Es nahmen nur vier Pferde am Rennen teil.</text:p>
          </table:table-cell>
          <table:table-cell table:style-name="ce13" office:value-type="string" calcext:value-type="string">
            <text:p>Rennen</text:p>
          </table:table-cell>
          <table:table-cell table:style-name="ce13" office:value-type="float" office:value="1570092" calcext:value-type="float">
            <text:p>1570092</text:p>
          </table:table-cell>
          <table:table-cell table:style-name="ce16" office:value-type="string" calcext:value-type="string">
            <text:p>È stata squalificata dalla corsa per due false partenze.</text:p>
          </table:table-cell>
          <table:table-cell table:style-name="ce16" office:value-type="string" calcext:value-type="string">
            <text:p>Sie wurde vom Rennen ausgeschlossen wegen zweier Fehlstarts.</text:p>
          </table:table-cell>
          <table:table-cell table:style-name="ce13" office:value-type="string" calcext:value-type="string">
            <text:p>Rennen</text:p>
          </table:table-cell>
          <table:table-cell table:style-name="ce13" office:value-type="float" office:value="2383461" calcext:value-type="float">
            <text:p>2383461</text:p>
          </table:table-cell>
          <table:table-cell table:style-name="ce16" office:value-type="string" calcext:value-type="string">
            <text:p>Ho anche una vera e propria bici da corsa.</text:p>
          </table:table-cell>
          <table:table-cell table:style-name="ce16" office:value-type="string" calcext:value-type="string">
            <text:p>Ich habe auch ein richtiges Rennrad.</text:p>
          </table:table-cell>
          <table:table-cell table:style-name="ce13" office:value-type="string" calcext:value-type="string">
            <text:p>Ren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itol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364212" calcext:value-type="float">
            <text:p>2364212</text:p>
          </table:table-cell>
          <table:table-cell table:style-name="ce16" office:value-type="string" calcext:value-type="string">
            <text:p>Ieri ho sentito una bella canzone ma non mi ricordo il titolo.</text:p>
          </table:table-cell>
          <table:table-cell table:style-name="ce16" office:value-type="string" calcext:value-type="string">
            <text:p>Gestern habe ich ein schönes Lied gehört, doch ich erinnere mich nicht an den Titel.</text:p>
          </table:table-cell>
          <table:table-cell table:style-name="ce13" office:value-type="string" calcext:value-type="string">
            <text:p>Titel</text:p>
          </table:table-cell>
          <table:table-cell table:style-name="ce13" office:value-type="float" office:value="6173071" calcext:value-type="float">
            <text:p>6173071</text:p>
          </table:table-cell>
          <table:table-cell table:style-name="ce16" office:value-type="string" calcext:value-type="string">
            <text:p>Tom sta scrivendo un libro, ma non ha ancora un titolo.</text:p>
          </table:table-cell>
          <table:table-cell table:style-name="ce16" office:value-type="string" calcext:value-type="string">
            <text:p>Tom schreibt ein Buch, das aber noch keinen Titel hat.</text:p>
          </table:table-cell>
          <table:table-cell table:style-name="ce13" office:value-type="string" calcext:value-type="string">
            <text:p>Titel</text:p>
          </table:table-cell>
          <table:table-cell table:style-name="ce13" office:value-type="float" office:value="3264402" calcext:value-type="float">
            <text:p>3264402</text:p>
          </table:table-cell>
          <table:table-cell table:style-name="ce16" office:value-type="string" calcext:value-type="string">
            <text:p>Qual è il titolo del libro che stai leggendo?</text:p>
          </table:table-cell>
          <table:table-cell table:style-name="ce16" office:value-type="string" calcext:value-type="string">
            <text:p>Wie lautet der Titel des Buches, das du gerade liest?</text:p>
          </table:table-cell>
          <table:table-cell table:style-name="ce13" office:value-type="string" calcext:value-type="string">
            <text:p>Tite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eal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9186099" calcext:value-type="float">
            <text:p>9186099</text:p>
          </table:table-cell>
          <table:table-cell table:style-name="ce16" office:value-type="string" calcext:value-type="string">
            <text:p>Stasera, quando ho scoperto chi è Charlotte realmente, ero deluso.</text:p>
          </table:table-cell>
          <table:table-cell table:style-name="ce16" office:value-type="string" calcext:value-type="string">
            <text:p>Als ich herausfand, wie Charlotte wirklich ist, war ich enttäuscht.</text:p>
          </table:table-cell>
          <table:table-cell table:style-name="ce13" office:value-type="string" calcext:value-type="string">
            <text:p>wirklich</text:p>
          </table:table-cell>
          <table:table-cell table:style-name="ce13" office:value-type="float" office:value="10221191" calcext:value-type="float">
            <text:p>10221191</text:p>
          </table:table-cell>
          <table:table-cell table:style-name="ce16" office:value-type="string" calcext:value-type="string">
            <text:p>Questo film si basa su fatti realmente vissuti da Christopher Boyce e Andrew Daulton Lee.</text:p>
          </table:table-cell>
          <table:table-cell table:style-name="ce16" office:value-type="string" calcext:value-type="string">
            <text:p>Dieser Film beruht auf wahren Begebenheiten im Leben von Christopher Boyce und Andrew Daulton Lee.</text:p>
          </table:table-cell>
          <table:table-cell table:style-name="ce13" office:value-type="string" calcext:value-type="string">
            <text:p>wahren</text:p>
          </table:table-cell>
          <table:table-cell table:style-name="ce13" office:value-type="float" office:value="9192987" calcext:value-type="float">
            <text:p>9192987</text:p>
          </table:table-cell>
          <table:table-cell table:style-name="ce16" office:value-type="string" calcext:value-type="string">
            <text:p>Volevo scoprire come lui fosse realmente morto.</text:p>
          </table:table-cell>
          <table:table-cell table:style-name="ce16" office:value-type="string" calcext:value-type="string">
            <text:p>Ich wollte herausfinden, wie er starb wirklich gestorben ist.</text:p>
          </table:table-cell>
          <table:table-cell table:style-name="ce13" office:value-type="string" calcext:value-type="string">
            <text:p>wirk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ffe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874141" calcext:value-type="float">
            <text:p>4874141</text:p>
          </table:table-cell>
          <table:table-cell table:style-name="ce16" office:value-type="string" calcext:value-type="string">
            <text:p>In che modo il pittore ottiene questo effetto?</text:p>
          </table:table-cell>
          <table:table-cell table:style-name="ce16" office:value-type="string" calcext:value-type="string">
            <text:p>Wie erreicht der Maler diese Wirkung?</text:p>
          </table:table-cell>
          <table:table-cell table:style-name="ce13" office:value-type="string" calcext:value-type="string">
            <text:p>Wirkung</text:p>
          </table:table-cell>
          <table:table-cell table:style-name="ce13" office:value-type="float" office:value="3418770" calcext:value-type="float">
            <text:p>3418770</text:p>
          </table:table-cell>
          <table:table-cell table:style-name="ce16" office:value-type="string" calcext:value-type="string">
            <text:p>Non ci crederà, ma anche a me fanno lo stesso effetto!</text:p>
          </table:table-cell>
          <table:table-cell table:style-name="ce16" office:value-type="string" calcext:value-type="string">
            <text:p>Sie werden es nicht glauben, aber auch auf mich haben sie die gleiche Wirkung!</text:p>
          </table:table-cell>
          <table:table-cell table:style-name="ce13" office:value-type="string" calcext:value-type="string">
            <text:p>Wirkung</text:p>
          </table:table-cell>
          <table:table-cell table:style-name="ce13" office:value-type="float" office:value="1904609" calcext:value-type="float">
            <text:p>1904609</text:p>
          </table:table-cell>
          <table:table-cell table:style-name="ce16" office:value-type="string" calcext:value-type="string">
            <text:p>Il mio metodo è sorprendentemente semplice, ma l'effetto è grande.</text:p>
          </table:table-cell>
          <table:table-cell table:style-name="ce16" office:value-type="string" calcext:value-type="string">
            <text:p>Meine Methode ist verblüffend einfach, aber sie erzielt eine große Wirkung.</text:p>
          </table:table-cell>
          <table:table-cell table:style-name="ce13" office:value-type="string" calcext:value-type="string">
            <text:p>Wirk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eleb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60789" calcext:value-type="float">
            <text:p>10060789</text:p>
          </table:table-cell>
          <table:table-cell table:style-name="ce16" office:value-type="string" calcext:value-type="string">
            <text:p>La celebre biblioteca alessandrina in Egitto conteneva quasi un milione di papiri.</text:p>
          </table:table-cell>
          <table:table-cell table:style-name="ce16" office:value-type="string" calcext:value-type="string">
            <text:p>Die berühmte Bibliothek von Alexandria in Ägypten enthielt fast 1 Mio. Papyrusrollen.</text:p>
          </table:table-cell>
          <table:table-cell table:style-name="ce13" office:value-type="string" calcext:value-type="string">
            <text:p>berühmte</text:p>
          </table:table-cell>
          <table:table-cell table:style-name="ce13" office:value-type="float" office:value="9256603" calcext:value-type="float">
            <text:p>9256603</text:p>
          </table:table-cell>
          <table:table-cell table:style-name="ce16" office:value-type="string" calcext:value-type="string">
            <text:p>Renoir é celebre per I ritratti di bambini, ma questa é una delle sue opere migliori.</text:p>
          </table:table-cell>
          <table:table-cell table:style-name="ce16" office:value-type="string" calcext:value-type="string">
            <text:p>Renoir ist bekannt für Kinderporträts und dies ist eines der besten.</text:p>
          </table:table-cell>
          <table:table-cell table:style-name="ce13" office:value-type="string" calcext:value-type="string">
            <text:p>bekannt</text:p>
          </table:table-cell>
          <table:table-cell table:style-name="ce13" office:value-type="float" office:value="9116839" calcext:value-type="float">
            <text:p>9116839</text:p>
          </table:table-cell>
          <table:table-cell table:style-name="ce16" office:value-type="string" calcext:value-type="string">
            <text:p>Tratto dal celebre romanzo di Ernest Hemingway</text:p>
          </table:table-cell>
          <table:table-cell table:style-name="ce16" office:value-type="string" calcext:value-type="string">
            <text:p>Nach dem berühmten Roman von Ernest Hemingway</text:p>
          </table:table-cell>
          <table:table-cell table:style-name="ce13" office:value-type="string" calcext:value-type="string">
            <text:p>berühm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tan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66141" calcext:value-type="float">
            <text:p>1766141</text:p>
          </table:table-cell>
          <table:table-cell table:style-name="ce16" office:value-type="string" calcext:value-type="string">
            <text:p>Non mi stancherò mai di ripeterlo.</text:p>
          </table:table-cell>
          <table:table-cell table:style-name="ce16" office:value-type="string" calcext:value-type="string">
            <text:p>Ich werde nicht ermüden, das zu wiederholen.</text:p>
          </table:table-cell>
          <table:table-cell table:style-name="ce13" office:value-type="string" calcext:value-type="string">
            <text:p>ermüden</text:p>
          </table:table-cell>
          <table:table-cell table:style-name="ce13" office:value-type="float" office:value="9385861" calcext:value-type="float">
            <text:p>9385861</text:p>
          </table:table-cell>
          <table:table-cell table:style-name="ce16" office:value-type="string" calcext:value-type="string">
            <text:p>Lo farò stancare così tanto che non si sveglierà più.</text:p>
          </table:table-cell>
          <table:table-cell table:style-name="ce16" office:value-type="string" calcext:value-type="string">
            <text:p>Ich ermüde ihn so, dass er nicht mehr aufwacht.</text:p>
          </table:table-cell>
          <table:table-cell table:style-name="ce13" office:value-type="string" calcext:value-type="string">
            <text:p>ermüde</text:p>
          </table:table-cell>
          <table:table-cell table:style-name="ce13" office:value-type="float" office:value="9948702" calcext:value-type="float">
            <text:p>9948702</text:p>
          </table:table-cell>
          <table:table-cell table:style-name="ce16" office:value-type="string" calcext:value-type="string">
            <text:p>Abbi cura di te e non stancarti.</text:p>
          </table:table-cell>
          <table:table-cell table:style-name="ce16" office:value-type="string" calcext:value-type="string">
            <text:p>Gut, also pass auf dich auf und ermüde dich nicht.</text:p>
          </table:table-cell>
          <table:table-cell table:style-name="ce13" office:value-type="string" calcext:value-type="string">
            <text:p>ermüd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spor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00413" calcext:value-type="float">
            <text:p>900413</text:p>
          </table:table-cell>
          <table:table-cell table:style-name="ce16" office:value-type="string" calcext:value-type="string">
            <text:p>Hanno esposto i libri al sole.</text:p>
          </table:table-cell>
          <table:table-cell table:style-name="ce16" office:value-type="string" calcext:value-type="string">
            <text:p>Sie haben die Bücher der Sonne ausgesetzt.</text:p>
          </table:table-cell>
          <table:table-cell table:style-name="ce13" office:value-type="string" calcext:value-type="string">
            <text:p>ausgesetzt</text:p>
          </table:table-cell>
          <table:table-cell table:style-name="ce13" office:value-type="float" office:value="10398286" calcext:value-type="float">
            <text:p>10398286</text:p>
          </table:table-cell>
          <table:table-cell table:style-name="ce16" office:value-type="string" calcext:value-type="string">
            <text:p>Non sono un oggetto da esporre in vetrina.</text:p>
          </table:table-cell>
          <table:table-cell table:style-name="ce16" office:value-type="string" calcext:value-type="string">
            <text:p>Ich bin doch kein Objekt, das in der Vitrine ausgestellt werden kann.</text:p>
          </table:table-cell>
          <table:table-cell table:style-name="ce13" office:value-type="string" calcext:value-type="string">
            <text:p>ausgestell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esporre al sole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conosc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116608" calcext:value-type="float">
            <text:p>3116608</text:p>
          </table:table-cell>
          <table:table-cell table:style-name="ce16" office:value-type="string" calcext:value-type="string">
            <text:p>Tom ha perso così tanto peso che uno dei suoi amici non lo ha riconosciuto.</text:p>
          </table:table-cell>
          <table:table-cell table:style-name="ce16" office:value-type="string" calcext:value-type="string">
            <text:p>Tom hat so viel abgenommen, dass sein Freund ihn nicht erkannt hat.</text:p>
          </table:table-cell>
          <table:table-cell table:style-name="ce13" office:value-type="string" calcext:value-type="string">
            <text:p>erkannt</text:p>
          </table:table-cell>
          <table:table-cell table:style-name="ce13" office:value-type="float" office:value="1574453" calcext:value-type="float">
            <text:p>1574453</text:p>
          </table:table-cell>
          <table:table-cell table:style-name="ce16" office:value-type="string" calcext:value-type="string">
            <text:p>Tom riconobbe il vecchio uomo, però non conosceva il suo nome.</text:p>
          </table:table-cell>
          <table:table-cell table:style-name="ce16" office:value-type="string" calcext:value-type="string">
            <text:p>Tom erkannte den alten Mann, aber er kannte seinen Namen nicht.</text:p>
          </table:table-cell>
          <table:table-cell table:style-name="ce13" office:value-type="string" calcext:value-type="string">
            <text:p>erkannte</text:p>
          </table:table-cell>
          <table:table-cell table:style-name="ce13" office:value-type="float" office:value="1699893" calcext:value-type="float">
            <text:p>1699893</text:p>
          </table:table-cell>
          <table:table-cell table:style-name="ce16" office:value-type="string" calcext:value-type="string">
            <text:p>Riconoscete l'uomo in questa fotografia?</text:p>
          </table:table-cell>
          <table:table-cell table:style-name="ce16" office:value-type="string" calcext:value-type="string">
            <text:p>Erkennt ihr den Mann auf diesem Foto?</text:p>
          </table:table-cell>
          <table:table-cell table:style-name="ce13" office:value-type="string" calcext:value-type="string">
            <text:p>Erkenn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gui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121642" calcext:value-type="float">
            <text:p>2121642</text:p>
          </table:table-cell>
          <table:table-cell table:style-name="ce16" office:value-type="string" calcext:value-type="string">
            <text:p>È diventato sordo in seguito a un infortunio.</text:p>
          </table:table-cell>
          <table:table-cell table:style-name="ce16" office:value-type="string" calcext:value-type="string">
            <text:p>Er ist in Folge eines Unfalls taub geworden.</text:p>
          </table:table-cell>
          <table:table-cell table:style-name="ce13" office:value-type="string" calcext:value-type="string">
            <text:p>Folge</text:p>
          </table:table-cell>
          <table:table-cell table:style-name="ce13" office:value-type="float" office:value="749452" calcext:value-type="float">
            <text:p>749452</text:p>
          </table:table-cell>
          <table:table-cell table:style-name="ce16" office:value-type="string" calcext:value-type="string">
            <text:p>L’errore si è manifestato subito all’inizio o solo in seguito? - Quando?</text:p>
          </table:table-cell>
          <table:table-cell table:style-name="ce16" office:value-type="string" calcext:value-type="string">
            <text:p>Äußerte sich der Fehler bereits von Anfang an, oder erst in der Folge? - Wann?</text:p>
          </table:table-cell>
          <table:table-cell table:style-name="ce13" office:value-type="string" calcext:value-type="string">
            <text:p>Folge</text:p>
          </table:table-cell>
          <table:table-cell table:style-name="ce13" office:value-type="float" office:value="9976275" calcext:value-type="float">
            <text:p>9976275</text:p>
          </table:table-cell>
          <table:table-cell table:style-name="ce16" office:value-type="string" calcext:value-type="string">
            <text:p>In seguito alla pandemia sono morte molte persone.</text:p>
          </table:table-cell>
          <table:table-cell table:style-name="ce16" office:value-type="string" calcext:value-type="string">
            <text:p>In Folge der Pandemie sind viele Menschen gestorben.</text:p>
          </table:table-cell>
          <table:table-cell table:style-name="ce13" office:value-type="string" calcext:value-type="string">
            <text:p>Folge</text:p>
          </table:table-cell>
          <table:table-cell table:style-name="ce16" office:value-type="string" calcext:value-type="string">
            <text:p>in seguito 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gui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293426" calcext:value-type="float">
            <text:p>9293426</text:p>
          </table:table-cell>
          <table:table-cell table:style-name="ce16" office:value-type="string" calcext:value-type="string">
            <text:p>È terzo, seguito da Usain Bolt.</text:p>
          </table:table-cell>
          <table:table-cell table:style-name="ce16" office:value-type="string" calcext:value-type="string">
            <text:p>er ist dritter, gefolgt von Usain Bolt.</text:p>
          </table:table-cell>
          <table:table-cell table:style-name="ce13" office:value-type="string" calcext:value-type="string">
            <text:p>gefolgt</text:p>
          </table:table-cell>
          <table:table-cell table:style-name="ce13" office:value-type="float" office:value="9728773" calcext:value-type="float">
            <text:p>9728773</text:p>
          </table:table-cell>
          <table:table-cell table:style-name="ce16" office:value-type="string" calcext:value-type="string">
            <text:p>Il primo sintomo è il soffocamento, seguito da immediata perdita dei sensi.</text:p>
          </table:table-cell>
          <table:table-cell table:style-name="ce16" office:value-type="string" calcext:value-type="string">
            <text:p>Das erste Symptom scheint Ersticken zu sein, gefolgt von sofortiger Bewusstlosigkeit.</text:p>
          </table:table-cell>
          <table:table-cell table:style-name="ce13" office:value-type="string" calcext:value-type="string">
            <text:p>gefolgt</text:p>
          </table:table-cell>
          <table:table-cell table:style-name="ce13" office:value-type="float" office:value="10059664" calcext:value-type="float">
            <text:p>10059664</text:p>
          </table:table-cell>
          <table:table-cell table:style-name="ce16" office:value-type="string" calcext:value-type="string">
            <text:p>Si può scrivere il numero 1000 come un 1 seguito da tre zeri.</text:p>
          </table:table-cell>
          <table:table-cell table:style-name="ce16" office:value-type="string" calcext:value-type="string">
            <text:p>Man kann die Zahl 1.000 schreiben als 1 gefolgt von drei Nullen.</text:p>
          </table:table-cell>
          <table:table-cell table:style-name="ce13" office:value-type="string" calcext:value-type="string">
            <text:p>gefolg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lev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103077" calcext:value-type="float">
            <text:p>10103077</text:p>
          </table:table-cell>
          <table:table-cell table:style-name="ce16" office:value-type="string" calcext:value-type="string">
            <text:p>Stiamo mettendo sensori per rilevare ogni tipo di movimento.</text:p>
          </table:table-cell>
          <table:table-cell table:style-name="ce16" office:value-type="string" calcext:value-type="string">
            <text:p>Wir bauen Sensoren auf, um jegliche Bewegung aufzuzeichnen.</text:p>
          </table:table-cell>
          <table:table-cell table:style-name="ce13" office:value-type="string" calcext:value-type="string">
            <text:p>aufzuzeichnen</text:p>
          </table:table-cell>
          <table:table-cell table:style-name="ce13" office:value-type="float" office:value="10438787" calcext:value-type="float">
            <text:p>10438787</text:p>
          </table:table-cell>
          <table:table-cell table:style-name="ce16" office:value-type="string" calcext:value-type="string">
            <text:p>Osserva l'uomo e rileva comportamenti insoliti.</text:p>
          </table:table-cell>
          <table:table-cell table:style-name="ce16" office:value-type="string" calcext:value-type="string">
            <text:p>Observiere den Mann und erfasse ungewöhnliches Verhalten.</text:p>
          </table:table-cell>
          <table:table-cell table:style-name="ce13" office:value-type="string" calcext:value-type="string">
            <text:p>erfassen</text:p>
          </table:table-cell>
          <table:table-cell table:style-name="ce13" office:value-type="float" office:value="10373748" calcext:value-type="float">
            <text:p>10373748</text:p>
          </table:table-cell>
          <table:table-cell table:style-name="ce16" office:value-type="string" calcext:value-type="string">
            <text:p>I sensori non rilevano ancora nulla?</text:p>
          </table:table-cell>
          <table:table-cell table:style-name="ce16" office:value-type="string" calcext:value-type="string">
            <text:p>Sensoren erfassten weiterhin nichts?</text:p>
          </table:table-cell>
          <table:table-cell table:style-name="ce13" office:value-type="string" calcext:value-type="string">
            <text:p>erfass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ur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213750" calcext:value-type="float">
            <text:p>2213750</text:p>
          </table:table-cell>
          <table:table-cell table:style-name="ce16" office:value-type="string" calcext:value-type="string">
            <text:p>Era il mio turno di pulire la stanza.</text:p>
          </table:table-cell>
          <table:table-cell table:style-name="ce16" office:value-type="string" calcext:value-type="string">
            <text:p>Ich war dran, das Zimmer zu säubern.</text:p>
          </table:table-cell>
          <table:table-cell table:style-name="ce13" office:value-type="string" calcext:value-type="string">
            <text:p>dran</text:p>
          </table:table-cell>
          <table:table-cell table:style-name="ce13" office:value-type="float" office:value="9420162" calcext:value-type="float">
            <text:p>9420162</text:p>
          </table:table-cell>
          <table:table-cell table:style-name="ce16" office:value-type="string" calcext:value-type="string">
            <text:p>Ognuno di noi farà un turno di guardia di due ore.</text:p>
          </table:table-cell>
          <table:table-cell table:style-name="ce16" office:value-type="string" calcext:value-type="string">
            <text:p>Jeder von uns wird eine Runde Wache von zwei Stunden halten.</text:p>
          </table:table-cell>
          <table:table-cell table:style-name="ce13" office:value-type="string" calcext:value-type="string">
            <text:p>Runde</text:p>
          </table:table-cell>
          <table:table-cell table:style-name="ce13" office:value-type="float" office:value="9870639" calcext:value-type="float">
            <text:p>9870639</text:p>
          </table:table-cell>
          <table:table-cell table:style-name="ce16" office:value-type="string" calcext:value-type="string">
            <text:p>Si sieda, sig. Cheswick, e aspetti il suo turno.</text:p>
          </table:table-cell>
          <table:table-cell table:style-name="ce16" office:value-type="string" calcext:value-type="string">
            <text:p>Sie setzen sich und warten, bis Sie dran sind.</text:p>
          </table:table-cell>
          <table:table-cell table:style-name="ce13" office:value-type="string" calcext:value-type="string">
            <text:p>dra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ur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874313" calcext:value-type="float">
            <text:p>874313</text:p>
          </table:table-cell>
          <table:table-cell table:style-name="ce16" office:value-type="string" calcext:value-type="string">
            <text:p>Ogni studente si lamenta del duro lavoro.</text:p>
          </table:table-cell>
          <table:table-cell table:style-name="ce16" office:value-type="string" calcext:value-type="string">
            <text:p>Jeder Student beschwert sich über die harte Arbeit.</text:p>
          </table:table-cell>
          <table:table-cell table:style-name="ce13" office:value-type="string" calcext:value-type="string">
            <text:p>harte</text:p>
          </table:table-cell>
          <table:table-cell table:style-name="ce13" office:value-type="float" office:value="1312501" calcext:value-type="float">
            <text:p>1312501</text:p>
          </table:table-cell>
          <table:table-cell table:style-name="ce16" office:value-type="string" calcext:value-type="string">
            <text:p>Il tuo successo è il frutto del tuo duro lavoro.</text:p>
          </table:table-cell>
          <table:table-cell table:style-name="ce16" office:value-type="string" calcext:value-type="string">
            <text:p>Dein Erfolg ist die Frucht deiner harten Arbeit.</text:p>
          </table:table-cell>
          <table:table-cell table:style-name="ce13" office:value-type="string" calcext:value-type="string">
            <text:p>harten</text:p>
          </table:table-cell>
          <table:table-cell table:style-name="ce13" office:value-type="float" office:value="4476394" calcext:value-type="float">
            <text:p>4476394</text:p>
          </table:table-cell>
          <table:table-cell table:style-name="ce16" office:value-type="string" calcext:value-type="string">
            <text:p>Questo pane è duro come una roccia.</text:p>
          </table:table-cell>
          <table:table-cell table:style-name="ce16" office:value-type="string" calcext:value-type="string">
            <text:p>Dieses Brot ist so hart wie Stein.</text:p>
          </table:table-cell>
          <table:table-cell table:style-name="ce13" office:value-type="string" calcext:value-type="string">
            <text:p>ha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ersonagg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313007" calcext:value-type="float">
            <text:p>10313007</text:p>
          </table:table-cell>
          <table:table-cell table:style-name="ce16" office:value-type="string" calcext:value-type="string">
            <text:p>Era molto simile al suo personaggio nella vita reale.</text:p>
          </table:table-cell>
          <table:table-cell table:style-name="ce16" office:value-type="string" calcext:value-type="string">
            <text:p>Im wirklichen Leben war er dem Charakter sehr ähnlich.</text:p>
          </table:table-cell>
          <table:table-cell table:style-name="ce13" office:value-type="string" calcext:value-type="string">
            <text:p>Charakter</text:p>
          </table:table-cell>
          <table:table-cell table:style-name="ce13" office:value-type="float" office:value="10054025" calcext:value-type="float">
            <text:p>10054025</text:p>
          </table:table-cell>
          <table:table-cell table:style-name="ce16" office:value-type="string" calcext:value-type="string">
            <text:p>Il personaggio evolve nel corso del film.</text:p>
          </table:table-cell>
          <table:table-cell table:style-name="ce16" office:value-type="string" calcext:value-type="string">
            <text:p>Seine Figur entwickelt sich wärend des Films.</text:p>
          </table:table-cell>
          <table:table-cell table:style-name="ce13" office:value-type="string" calcext:value-type="string">
            <text:p>Figur</text:p>
          </table:table-cell>
          <table:table-cell table:style-name="ce13" office:value-type="float" office:value="10386456" calcext:value-type="float">
            <text:p>10386456</text:p>
          </table:table-cell>
          <table:table-cell table:style-name="ce16" office:value-type="string" calcext:value-type="string">
            <text:p>Che personaggio del tuo romanzo ho ispirato?</text:p>
          </table:table-cell>
          <table:table-cell table:style-name="ce16" office:value-type="string" calcext:value-type="string">
            <text:p>Welche Figur deines Romans habe ich inspiriert?</text:p>
          </table:table-cell>
          <table:table-cell table:style-name="ce13" office:value-type="string" calcext:value-type="string">
            <text:p>Figu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pos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421198" calcext:value-type="float">
            <text:p>2421198</text:p>
          </table:table-cell>
          <table:table-cell table:style-name="ce16" office:value-type="string" calcext:value-type="string">
            <text:p>Mi sono innamorata di un uomo sposato.</text:p>
          </table:table-cell>
          <table:table-cell table:style-name="ce16" office:value-type="string" calcext:value-type="string">
            <text:p>Ich habe mich in einen verheirateten Mann verliebt.</text:p>
          </table:table-cell>
          <table:table-cell table:style-name="ce13" office:value-type="string" calcext:value-type="string">
            <text:p>verheirateten</text:p>
          </table:table-cell>
          <table:table-cell table:style-name="ce13" office:value-type="float" office:value="702297" calcext:value-type="float">
            <text:p>702297</text:p>
          </table:table-cell>
          <table:table-cell table:style-name="ce16" office:value-type="string" calcext:value-type="string">
            <text:p>Le persone sposate talvolta desidererebbero essere single.</text:p>
          </table:table-cell>
          <table:table-cell table:style-name="ce16" office:value-type="string" calcext:value-type="string">
            <text:p>Manchmal wünschen sich verheiratete Leute, sie wären Alleinstehende.</text:p>
          </table:table-cell>
          <table:table-cell table:style-name="ce13" office:value-type="string" calcext:value-type="string">
            <text:p>verheiratete</text:p>
          </table:table-cell>
          <table:table-cell table:style-name="ce13" office:value-type="float" office:value="9788302" calcext:value-type="float">
            <text:p>9788302</text:p>
          </table:table-cell>
          <table:table-cell table:style-name="ce16" office:value-type="string" calcext:value-type="string">
            <text:p>Nostro figlio è sposato e noi non conosciamo sua moglie.</text:p>
          </table:table-cell>
          <table:table-cell table:style-name="ce16" office:value-type="string" calcext:value-type="string">
            <text:p>Wissen Sie, Monsieur, unser Sohn ist verheiratet und wir kennen seine Frau nicht.</text:p>
          </table:table-cell>
          <table:table-cell table:style-name="ce13" office:value-type="string" calcext:value-type="string">
            <text:p>verheirate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964028" calcext:value-type="float">
            <text:p>1964028</text:p>
          </table:table-cell>
          <table:table-cell table:style-name="ce16" office:value-type="string" calcext:value-type="string">
            <text:p>È possibile che Re Alberto abbia una relazione segreta con la Principessa Diana?</text:p>
          </table:table-cell>
          <table:table-cell table:style-name="ce16" office:value-type="string" calcext:value-type="string">
            <text:p>Kann es sein, dass König Albert ein geheimes Verhältnis mit Prinzessin Diana hat?</text:p>
          </table:table-cell>
          <table:table-cell table:style-name="ce13" office:value-type="string" calcext:value-type="string">
            <text:p>König</text:p>
          </table:table-cell>
          <table:table-cell table:style-name="ce13" office:value-type="float" office:value="3027041" calcext:value-type="float">
            <text:p>3027041</text:p>
          </table:table-cell>
          <table:table-cell table:style-name="ce16" office:value-type="string" calcext:value-type="string">
            <text:p>I Re Magi donarono a Gesù Bambino oro, mirra e incenso.</text:p>
          </table:table-cell>
          <table:table-cell table:style-name="ce16" office:value-type="string" calcext:value-type="string">
            <text:p>Die Heiligen Drei Könige schenkten dem Jesuskind Gold, Myrrhe und Weihrauch.</text:p>
          </table:table-cell>
          <table:table-cell table:style-name="ce13" office:value-type="string" calcext:value-type="string">
            <text:p>Könige</text:p>
          </table:table-cell>
          <table:table-cell table:style-name="ce13" office:value-type="float" office:value="1117127" calcext:value-type="float">
            <text:p>1117127</text:p>
          </table:table-cell>
          <table:table-cell table:style-name="ce16" office:value-type="string" calcext:value-type="string">
            <text:p>In un vecchio castello viveva un re.</text:p>
          </table:table-cell>
          <table:table-cell table:style-name="ce16" office:value-type="string" calcext:value-type="string">
            <text:p>In einem alten Schloss lebte ein König.</text:p>
          </table:table-cell>
          <table:table-cell table:style-name="ce13" office:value-type="string" calcext:value-type="string">
            <text:p>Kön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ever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9011606" calcext:value-type="float">
            <text:p>9011606</text:p>
          </table:table-cell>
          <table:table-cell table:style-name="ce16" office:value-type="string" calcext:value-type="string">
            <text:p>La prima che si renderà colpevole di un tale fatto sarà severamente punita.</text:p>
          </table:table-cell>
          <table:table-cell table:style-name="ce16" office:value-type="string" calcext:value-type="string">
            <text:p>Die Erste, die sich dieses Vorgehens schuldig macht, wird strengstens bestraft werden.</text:p>
          </table:table-cell>
          <table:table-cell table:style-name="ce13" office:value-type="string" calcext:value-type="string">
            <text:p>strengstens</text:p>
          </table:table-cell>
          <table:table-cell table:style-name="ce13" office:value-type="float" office:value="10344751" calcext:value-type="float">
            <text:p>10344751</text:p>
          </table:table-cell>
          <table:table-cell table:style-name="ce16" office:value-type="string" calcext:value-type="string">
            <text:p>Chiunque venga sorpreso a parlare, sarà punito severamente.</text:p>
          </table:table-cell>
          <table:table-cell table:style-name="ce16" office:value-type="string" calcext:value-type="string">
            <text:p>Wer beim Reden erwischt wird, wird hart bestraft.</text:p>
          </table:table-cell>
          <table:table-cell table:style-name="ce13" office:value-type="string" calcext:value-type="string">
            <text:p>hart</text:p>
          </table:table-cell>
          <table:table-cell table:style-name="ce13" office:value-type="float" office:value="9803434" calcext:value-type="float">
            <text:p>9803434</text:p>
          </table:table-cell>
          <table:table-cell table:style-name="ce16" office:value-type="string" calcext:value-type="string">
            <text:p>Trovateli subito! E puniteli severamente!</text:p>
          </table:table-cell>
          <table:table-cell table:style-name="ce16" office:value-type="string" calcext:value-type="string">
            <text:p>Sofort auffinden! Und scharf bestrafen!</text:p>
          </table:table-cell>
          <table:table-cell table:style-name="ce13" office:value-type="string" calcext:value-type="string">
            <text:p>scharf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ri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693145" calcext:value-type="float">
            <text:p>1693145</text:p>
          </table:table-cell>
          <table:table-cell table:style-name="ce16" office:value-type="string" calcext:value-type="string">
            <text:p>Le patatine fritte sono un veleno per il nostro organismo.</text:p>
          </table:table-cell>
          <table:table-cell table:style-name="ce16" office:value-type="string" calcext:value-type="string">
            <text:p>Die Pommes frites sind ein Gift für unseren Körper.</text:p>
          </table:table-cell>
          <table:table-cell table:style-name="ce13" office:value-type="string" calcext:value-type="string">
            <text:p>frites</text:p>
          </table:table-cell>
          <table:table-cell table:style-name="ce13" office:value-type="float" office:value="9006939" calcext:value-type="float">
            <text:p>9006939</text:p>
          </table:table-cell>
          <table:table-cell table:style-name="ce16" office:value-type="string" calcext:value-type="string">
            <text:p>Mia madre oggi fa le melanzane fritte.</text:p>
          </table:table-cell>
          <table:table-cell table:style-name="ce16" office:value-type="string" calcext:value-type="string">
            <text:p>Meine Mutter macht heute frittierte Auberginen.</text:p>
          </table:table-cell>
          <table:table-cell table:style-name="ce13" office:value-type="string" calcext:value-type="string">
            <text:p>frittierte</text:p>
          </table:table-cell>
          <table:table-cell table:style-name="ce13" office:value-type="float" office:value="10050198" calcext:value-type="float">
            <text:p>10050198</text:p>
          </table:table-cell>
          <table:table-cell table:style-name="ce16" office:value-type="string" calcext:value-type="string">
            <text:p>Puzzo di cibo fritto dappertutto.</text:p>
          </table:table-cell>
          <table:table-cell table:style-name="ce16" office:value-type="string" calcext:value-type="string">
            <text:p>Ich stinke überall frittiertem Essen.</text:p>
          </table:table-cell>
          <table:table-cell table:style-name="ce13" office:value-type="string" calcext:value-type="string">
            <text:p>frittierte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adr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685546" calcext:value-type="float">
            <text:p>2685546</text:p>
          </table:table-cell>
          <table:table-cell table:style-name="ce16" office:value-type="string" calcext:value-type="string">
            <text:p>Il ladro è corso via quando ha visto un poliziotto.</text:p>
          </table:table-cell>
          <table:table-cell table:style-name="ce16" office:value-type="string" calcext:value-type="string">
            <text:p>Der Dieb rannte weg, als er einen Polizisten sah.</text:p>
          </table:table-cell>
          <table:table-cell table:style-name="ce13" office:value-type="string" calcext:value-type="string">
            <text:p>Dieb</text:p>
          </table:table-cell>
          <table:table-cell table:style-name="ce13" office:value-type="float" office:value="350304" calcext:value-type="float">
            <text:p>350304</text:p>
          </table:table-cell>
          <table:table-cell table:style-name="ce16" office:value-type="string" calcext:value-type="string">
            <text:p>Il ladro prese la borsa dalla sua mano.</text:p>
          </table:table-cell>
          <table:table-cell table:style-name="ce16" office:value-type="string" calcext:value-type="string">
            <text:p>Der Dieb riss ihm die Tasche aus der Hand.</text:p>
          </table:table-cell>
          <table:table-cell table:style-name="ce13" office:value-type="string" calcext:value-type="string">
            <text:p>Dieb</text:p>
          </table:table-cell>
          <table:table-cell table:style-name="ce13" office:value-type="float" office:value="1331175" calcext:value-type="float">
            <text:p>1331175</text:p>
          </table:table-cell>
          <table:table-cell table:style-name="ce16" office:value-type="string" calcext:value-type="string">
            <text:p>Noi abbiamo catturato il ladro.</text:p>
          </table:table-cell>
          <table:table-cell table:style-name="ce16" office:value-type="string" calcext:value-type="string">
            <text:p>Wir haben den Dieb gefasst.</text:p>
          </table:table-cell>
          <table:table-cell table:style-name="ce13" office:value-type="string" calcext:value-type="string">
            <text:p>Dieb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festeggia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fatic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ovo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328756" calcext:value-type="float">
            <text:p>2328756</text:p>
          </table:table-cell>
          <table:table-cell table:style-name="ce16" office:value-type="string" calcext:value-type="string">
            <text:p>Un cambiamento sintattico provoca un cambiamento di significato.</text:p>
          </table:table-cell>
          <table:table-cell table:style-name="ce16" office:value-type="string" calcext:value-type="string">
            <text:p>Eine Veränderung der Syntax bewirkt eine Änderung der Bedeutung.</text:p>
          </table:table-cell>
          <table:table-cell table:style-name="ce13" office:value-type="string" calcext:value-type="string">
            <text:p>bewirkt</text:p>
          </table:table-cell>
          <table:table-cell table:style-name="ce13" office:value-type="float" office:value="9077664" calcext:value-type="float">
            <text:p>9077664</text:p>
          </table:table-cell>
          <table:table-cell table:style-name="ce16" office:value-type="string" calcext:value-type="string">
            <text:p>L'uso della violenza provoca solo guai.</text:p>
          </table:table-cell>
          <table:table-cell table:style-name="ce16" office:value-type="string" calcext:value-type="string">
            <text:p>Der Gebrauch von Gewalt verursacht eine Menge Ärger.</text:p>
          </table:table-cell>
          <table:table-cell table:style-name="ce13" office:value-type="string" calcext:value-type="string">
            <text:p>verursacht</text:p>
          </table:table-cell>
          <table:table-cell table:style-name="ce13" office:value-type="float" office:value="9488412" calcext:value-type="float">
            <text:p>9488412</text:p>
          </table:table-cell>
          <table:table-cell table:style-name="ce16" office:value-type="string" calcext:value-type="string">
            <text:p>Non stiamo cercando di provocare una guerra.</text:p>
          </table:table-cell>
          <table:table-cell table:style-name="ce16" office:value-type="string" calcext:value-type="string">
            <text:p>Wir versuchen, keinen Krieg zu provozieren.</text:p>
          </table:table-cell>
          <table:table-cell table:style-name="ce13" office:value-type="string" calcext:value-type="string">
            <text:p>provozieren</text:p>
          </table:table-cell>
          <table:table-cell table:style-name="ce16" office:value-type="string" calcext:value-type="string">
            <text:p>causar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apori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53446" calcext:value-type="float">
            <text:p>9753446</text:p>
          </table:table-cell>
          <table:table-cell table:style-name="ce16" office:value-type="string" calcext:value-type="string">
            <text:p>Molto buono, molto saporito.</text:p>
          </table:table-cell>
          <table:table-cell table:style-name="ce16" office:value-type="string" calcext:value-type="string">
            <text:p>Sehr gut, sehr lecker.</text:p>
          </table:table-cell>
          <table:table-cell table:style-name="ce13" office:value-type="string" calcext:value-type="string">
            <text:p>lecker</text:p>
          </table:table-cell>
          <table:table-cell table:style-name="ce13" office:value-type="float" office:value="9677162" calcext:value-type="float">
            <text:p>9677162</text:p>
          </table:table-cell>
          <table:table-cell table:style-name="ce16" office:value-type="string" calcext:value-type="string">
            <text:p>Non male come antipasto, ma ora vorrei qualcosa di più saporito.</text:p>
          </table:table-cell>
          <table:table-cell table:style-name="ce16" office:value-type="string" calcext:value-type="string">
            <text:p>Nicht schlecht für die Vorspeise, aber jetzt hätte ich gerne etwas Leckeres.</text:p>
          </table:table-cell>
          <table:table-cell table:style-name="ce13" office:value-type="string" calcext:value-type="string">
            <text:p>Leckeres</text:p>
          </table:table-cell>
          <table:table-cell table:style-name="ce13" office:value-type="float" office:value="10285308" calcext:value-type="float">
            <text:p>10285308</text:p>
          </table:table-cell>
          <table:table-cell table:style-name="ce16" office:value-type="string" calcext:value-type="string">
            <text:p>La piccola zuccherina di papà ha gradito il suo dolcetto saporito?</text:p>
          </table:table-cell>
          <table:table-cell table:style-name="ce16" office:value-type="string" calcext:value-type="string">
            <text:p>Hat Papas kleinem Liebling ihr Leckerbissen geschmeckt?</text:p>
          </table:table-cell>
          <table:table-cell table:style-name="ce13" office:value-type="string" calcext:value-type="string">
            <text:p>Leck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e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116608" calcext:value-type="float">
            <text:p>3116608</text:p>
          </table:table-cell>
          <table:table-cell table:style-name="ce16" office:value-type="string" calcext:value-type="string">
            <text:p>Tom ha perso così tanto peso che uno dei suoi amici non lo ha riconosciuto.</text:p>
          </table:table-cell>
          <table:table-cell table:style-name="ce16" office:value-type="string" calcext:value-type="string">
            <text:p>Tom hat so viel Gewicht verloren, dass ihn ein Freund nicht erkannt hat.</text:p>
          </table:table-cell>
          <table:table-cell table:style-name="ce13" office:value-type="string" calcext:value-type="string">
            <text:p>Gewicht</text:p>
          </table:table-cell>
          <table:table-cell table:style-name="ce13" office:value-type="float" office:value="2449761" calcext:value-type="float">
            <text:p>2449761</text:p>
          </table:table-cell>
          <table:table-cell table:style-name="ce16" office:value-type="string" calcext:value-type="string">
            <text:p>Duecentocinquanta chilogrammi è un peso straordinario anche per un lottatore di sumo.</text:p>
          </table:table-cell>
          <table:table-cell table:style-name="ce16" office:value-type="string" calcext:value-type="string">
            <text:p>Zweihundertfünfzig Kilogramm sind sogar für einen Sumoringer ein außergewöhnliches Gewicht.</text:p>
          </table:table-cell>
          <table:table-cell table:style-name="ce13" office:value-type="string" calcext:value-type="string">
            <text:p>Gewicht</text:p>
          </table:table-cell>
          <table:table-cell table:style-name="ce13" office:value-type="float" office:value="946807" calcext:value-type="float">
            <text:p>946807</text:p>
          </table:table-cell>
          <table:table-cell table:style-name="ce16" office:value-type="string" calcext:value-type="string">
            <text:p>Il ghiaccio sul lago è troppo sottile per sopportare il tuo peso.</text:p>
          </table:table-cell>
          <table:table-cell table:style-name="ce16" office:value-type="string" calcext:value-type="string">
            <text:p>Das Eis auf dem See ist zu dünn um dein Gewicht zu tragen.</text:p>
          </table:table-cell>
          <table:table-cell table:style-name="ce13" office:value-type="string" calcext:value-type="string">
            <text:p>Gewic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credi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516175" calcext:value-type="float">
            <text:p>2516175</text:p>
          </table:table-cell>
          <table:table-cell table:style-name="ce16" office:value-type="string" calcext:value-type="string">
            <text:p>È incredibile come alcune persone non si lavino.</text:p>
          </table:table-cell>
          <table:table-cell table:style-name="ce16" office:value-type="string" calcext:value-type="string">
            <text:p>Es ist unglaublich, wie gewisse Leute sich nicht waschen.</text:p>
          </table:table-cell>
          <table:table-cell table:style-name="ce13" office:value-type="string" calcext:value-type="string">
            <text:p>unglaublich</text:p>
          </table:table-cell>
          <table:table-cell table:style-name="ce13" office:value-type="float" office:value="10080751" calcext:value-type="float">
            <text:p>10080751</text:p>
          </table:table-cell>
          <table:table-cell table:style-name="ce16" office:value-type="string" calcext:value-type="string">
            <text:p>Incredibile ma vero, la nostra Odile lascia Grenoble per sempre.</text:p>
          </table:table-cell>
          <table:table-cell table:style-name="ce16" office:value-type="string" calcext:value-type="string">
            <text:p>Unglaublich aber wahr, Odile Jouve verlässt Grenoble für immer.</text:p>
          </table:table-cell>
          <table:table-cell table:style-name="ce13" office:value-type="string" calcext:value-type="string">
            <text:p>Unglaublich</text:p>
          </table:table-cell>
          <table:table-cell table:style-name="ce13" office:value-type="float" office:value="10253559" calcext:value-type="float">
            <text:p>10253559</text:p>
          </table:table-cell>
          <table:table-cell table:style-name="ce16" office:value-type="string" calcext:value-type="string">
            <text:p>Mi raccontò qualcosa di incredibile ma in qualche modo credetti quasi a tutto.</text:p>
          </table:table-cell>
          <table:table-cell table:style-name="ce16" office:value-type="string" calcext:value-type="string">
            <text:p>Er erzählte mir etwas Unglaubliches.</text:p>
          </table:table-cell>
          <table:table-cell table:style-name="ce13" office:value-type="string" calcext:value-type="string">
            <text:p>Unglaublich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usa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197529" calcext:value-type="float">
            <text:p>2197529</text:p>
          </table:table-cell>
          <table:table-cell table:style-name="ce16" office:value-type="string" calcext:value-type="string">
            <text:p>È un'usanza stupida per un non-cristiano, quella di spedire della cioccolata il giorno di san Valentino.</text:p>
          </table:table-cell>
          <table:table-cell table:style-name="ce16" office:value-type="string" calcext:value-type="string">
            <text:p>Es ist ein unsinniger Brauch für Nicht-Christen, zum Valentinstag Schokolade zu verschicken.</text:p>
          </table:table-cell>
          <table:table-cell table:style-name="ce13" office:value-type="string" calcext:value-type="string">
            <text:p>Brauch</text:p>
          </table:table-cell>
          <table:table-cell table:style-name="ce13" office:value-type="float" office:value="9289691" calcext:value-type="float">
            <text:p>9289691</text:p>
          </table:table-cell>
          <table:table-cell table:style-name="ce16" office:value-type="string" calcext:value-type="string">
            <text:p>Una splendida usanza greca.</text:p>
          </table:table-cell>
          <table:table-cell table:style-name="ce16" office:value-type="string" calcext:value-type="string">
            <text:p>Ein schöner griechischer Brauch.</text:p>
          </table:table-cell>
          <table:table-cell table:style-name="ce13" office:value-type="string" calcext:value-type="string">
            <text:p>Brauch</text:p>
          </table:table-cell>
          <table:table-cell table:style-name="ce13" office:value-type="float" office:value="9829819" calcext:value-type="float">
            <text:p>9829819</text:p>
          </table:table-cell>
          <table:table-cell table:style-name="ce16" office:value-type="string" calcext:value-type="string">
            <text:p>Quando il re muore e non lascia figli, l'usanza è di andare davanti alla porta della città.</text:p>
          </table:table-cell>
          <table:table-cell table:style-name="ce16" office:value-type="string" calcext:value-type="string">
            <text:p>Stirbt ein König ohne Nachkommen, so will der Brauch, dass wir vor die Tore der Stadt gehen.</text:p>
          </table:table-cell>
          <table:table-cell table:style-name="ce13" office:value-type="string" calcext:value-type="string">
            <text:p>Brau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i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70486" calcext:value-type="float">
            <text:p>10170486</text:p>
          </table:table-cell>
          <table:table-cell table:style-name="ce16" office:value-type="string" calcext:value-type="string">
            <text:p>Pensavo di conoscere ogni singola occhiata ed espressione dolce del suo viso.</text:p>
          </table:table-cell>
          <table:table-cell table:style-name="ce16" office:value-type="string" calcext:value-type="string">
            <text:p>Ich dachte, ich würde jeden Blick und jeden süßen Ausdruck auf seinem Gesicht kennen.</text:p>
          </table:table-cell>
          <table:table-cell table:style-name="ce13" office:value-type="string" calcext:value-type="string">
            <text:p>Gesicht</text:p>
          </table:table-cell>
          <table:table-cell table:style-name="ce13" office:value-type="float" office:value="9716325" calcext:value-type="float">
            <text:p>9716325</text:p>
          </table:table-cell>
          <table:table-cell table:style-name="ce16" office:value-type="string" calcext:value-type="string">
            <text:p>Un viso rotondo, la bocca severa, sopracciglia fini.</text:p>
          </table:table-cell>
          <table:table-cell table:style-name="ce16" office:value-type="string" calcext:value-type="string">
            <text:p>Rundes Gesicht, strenger Mund, feine Augenbrauen.</text:p>
          </table:table-cell>
          <table:table-cell table:style-name="ce13" office:value-type="string" calcext:value-type="string">
            <text:p>Gesicht</text:p>
          </table:table-cell>
          <table:table-cell table:style-name="ce13" office:value-type="float" office:value="9700138" calcext:value-type="float">
            <text:p>9700138</text:p>
          </table:table-cell>
          <table:table-cell table:style-name="ce16" office:value-type="string" calcext:value-type="string">
            <text:p>Era un enorme cappello giallo che mi copriva tutto il viso.</text:p>
          </table:table-cell>
          <table:table-cell table:style-name="ce16" office:value-type="string" calcext:value-type="string">
            <text:p>Es war ein riesiger gelber Hut, der mein ganzes Gesicht bedeckte.</text:p>
          </table:table-cell>
          <table:table-cell table:style-name="ce13" office:value-type="string" calcext:value-type="string">
            <text:p>Gesic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tecnolog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07735" calcext:value-type="float">
            <text:p>707735</text:p>
          </table:table-cell>
          <table:table-cell table:style-name="ce16" office:value-type="string" calcext:value-type="string">
            <text:p>Nuove tecnologie negli ultimi anni hanno portato sia vantaggi che svantaggi.</text:p>
          </table:table-cell>
          <table:table-cell table:style-name="ce16" office:value-type="string" calcext:value-type="string">
            <text:p>Neue Technologien hat in den letzten Jahren sowohl Vorteile als auch Nachteile eingebracht.</text:p>
          </table:table-cell>
          <table:table-cell table:style-name="ce13" office:value-type="string" calcext:value-type="string">
            <text:p>Technologien</text:p>
          </table:table-cell>
          <table:table-cell table:style-name="ce13" office:value-type="float" office:value="3202878" calcext:value-type="float">
            <text:p>3202878</text:p>
          </table:table-cell>
          <table:table-cell table:style-name="ce16" office:value-type="string" calcext:value-type="string">
            <text:p>Non capisce la tecnologia moderna.</text:p>
          </table:table-cell>
          <table:table-cell table:style-name="ce16" office:value-type="string" calcext:value-type="string">
            <text:p>Er versteht die moderne Technologie nicht.</text:p>
          </table:table-cell>
          <table:table-cell table:style-name="ce13" office:value-type="string" calcext:value-type="string">
            <text:p>Technologie</text:p>
          </table:table-cell>
          <table:table-cell table:style-name="ce13" office:value-type="float" office:value="3410107" calcext:value-type="float">
            <text:p>3410107</text:p>
          </table:table-cell>
          <table:table-cell table:style-name="ce16" office:value-type="string" calcext:value-type="string">
            <text:p>Vorrei sapere di più sulla tecnologia che è stata utilizzata nella costruzione delle piramidi egizie.</text:p>
          </table:table-cell>
          <table:table-cell table:style-name="ce16" office:value-type="string" calcext:value-type="string">
            <text:p>Ich möchte mehr über die beim Bau der ägyptischen Pyramiden verwendete Technologie erfahren.</text:p>
          </table:table-cell>
          <table:table-cell table:style-name="ce13" office:value-type="string" calcext:value-type="string">
            <text:p>Technologi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acco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020705" calcext:value-type="float">
            <text:p>3020705</text:p>
          </table:table-cell>
          <table:table-cell table:style-name="ce16" office:value-type="string" calcext:value-type="string">
            <text:p>I racconti venivano principalmente pubblicati sui giornali.</text:p>
          </table:table-cell>
          <table:table-cell table:style-name="ce16" office:value-type="string" calcext:value-type="string">
            <text:p>Die Erzählungen wurden hauptsächlich in Zeitschriften veröffentlicht.</text:p>
          </table:table-cell>
          <table:table-cell table:style-name="ce13" office:value-type="string" calcext:value-type="string">
            <text:p>Erzählungen</text:p>
          </table:table-cell>
          <table:table-cell table:style-name="ce13" office:value-type="float" office:value="3233446" calcext:value-type="float">
            <text:p>3233446</text:p>
          </table:table-cell>
          <table:table-cell table:style-name="ce16" office:value-type="string" calcext:value-type="string">
            <text:p>I primi racconti di Tom sono stati ampiamente criticati dalla critica.</text:p>
          </table:table-cell>
          <table:table-cell table:style-name="ce16" office:value-type="string" calcext:value-type="string">
            <text:p>Toms erste Geschichten wurden von der Kritik verrissen.</text:p>
          </table:table-cell>
          <table:table-cell table:style-name="ce13" office:value-type="string" calcext:value-type="string">
            <text:p>Geschichten</text:p>
          </table:table-cell>
          <table:table-cell table:style-name="ce13" office:value-type="float" office:value="1196995" calcext:value-type="float">
            <text:p>1196995</text:p>
          </table:table-cell>
          <table:table-cell table:style-name="ce16" office:value-type="string" calcext:value-type="string">
            <text:p>Il suo libro comincia con un racconto sulla vita in campagna.</text:p>
          </table:table-cell>
          <table:table-cell table:style-name="ce16" office:value-type="string" calcext:value-type="string">
            <text:p>Sein Buch beginnt mit einer Geschichte über das Landleben.</text:p>
          </table:table-cell>
          <table:table-cell table:style-name="ce13" office:value-type="string" calcext:value-type="string">
            <text:p>Geschich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pedi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57390" calcext:value-type="float">
            <text:p>9657390</text:p>
          </table:table-cell>
          <table:table-cell table:style-name="ce16" office:value-type="string" calcext:value-type="string">
            <text:p>Dobbiamo organizzare una spedizione sul nuovo pianeta.</text:p>
          </table:table-cell>
          <table:table-cell table:style-name="ce16" office:value-type="string" calcext:value-type="string">
            <text:p>Wir müssen eine Expedition auf einen neuen Planeten organisieren.</text:p>
          </table:table-cell>
          <table:table-cell table:style-name="ce13" office:value-type="string" calcext:value-type="string">
            <text:p>Expedition</text:p>
          </table:table-cell>
          <table:table-cell table:style-name="ce13" office:value-type="float" office:value="9667078" calcext:value-type="float">
            <text:p>9667078</text:p>
          </table:table-cell>
          <table:table-cell table:style-name="ce16" office:value-type="string" calcext:value-type="string">
            <text:p>Sì, noi guideremo questa spedizione in Africa.</text:p>
          </table:table-cell>
          <table:table-cell table:style-name="ce16" office:value-type="string" calcext:value-type="string">
            <text:p>Ja, wir führen die Expedition nach Afrika.</text:p>
          </table:table-cell>
          <table:table-cell table:style-name="ce13" office:value-type="string" calcext:value-type="string">
            <text:p>Expedition</text:p>
          </table:table-cell>
          <table:table-cell table:style-name="ce13" office:value-type="float" office:value="10061394" calcext:value-type="float">
            <text:p>10061394</text:p>
          </table:table-cell>
          <table:table-cell table:style-name="ce16" office:value-type="string" calcext:value-type="string">
            <text:p>Era la più grande spedizione scientifica del secolo.</text:p>
          </table:table-cell>
          <table:table-cell table:style-name="ce16" office:value-type="string" calcext:value-type="string">
            <text:p>Es war die größte Forschungsreise des Jahrhunderts.</text:p>
          </table:table-cell>
          <table:table-cell table:style-name="ce13" office:value-type="string" calcext:value-type="string">
            <text:p>Forschungsreis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paven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231051" calcext:value-type="float">
            <text:p>10231051</text:p>
          </table:table-cell>
          <table:table-cell table:style-name="ce16" office:value-type="string" calcext:value-type="string">
            <text:p>Non ti spaventare, sono solo effetti speciali.</text:p>
          </table:table-cell>
          <table:table-cell table:style-name="ce16" office:value-type="string" calcext:value-type="string">
            <text:p>Erschrick nicht, das sind nur Spezialeffekte.</text:p>
          </table:table-cell>
          <table:table-cell table:style-name="ce13" office:value-type="string" calcext:value-type="string">
            <text:p>Erschrick</text:p>
          </table:table-cell>
          <table:table-cell table:style-name="ce13" office:value-type="float" office:value="10388103" calcext:value-type="float">
            <text:p>10388103</text:p>
          </table:table-cell>
          <table:table-cell table:style-name="ce16" office:value-type="string" calcext:value-type="string">
            <text:p>A che serve essere un fantasma che non può spaventare nessuno?</text:p>
          </table:table-cell>
          <table:table-cell table:style-name="ce16" office:value-type="string" calcext:value-type="string">
            <text:p>Was nutzt es, ein Geist zu sein, der niemanden erschrickt?</text:p>
          </table:table-cell>
          <table:table-cell table:style-name="ce13" office:value-type="string" calcext:value-type="string">
            <text:p>erschrickt</text:p>
          </table:table-cell>
          <table:table-cell table:style-name="ce13" office:value-type="float" office:value="10240110" calcext:value-type="float">
            <text:p>10240110</text:p>
          </table:table-cell>
          <table:table-cell table:style-name="ce16" office:value-type="string" calcext:value-type="string">
            <text:p>Non ti spaventare, io ti proteggerò.</text:p>
          </table:table-cell>
          <table:table-cell table:style-name="ce16" office:value-type="string" calcext:value-type="string">
            <text:p>Erschrick dich nicht, ich beschütze dich.</text:p>
          </table:table-cell>
          <table:table-cell table:style-name="ce13" office:value-type="string" calcext:value-type="string">
            <text:p>Erschrick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gredient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metropolitan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universitari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73528" calcext:value-type="float">
            <text:p>373528</text:p>
          </table:table-cell>
          <table:table-cell table:style-name="ce16" office:value-type="string" calcext:value-type="string">
            <text:p>Sono uno studente universitario.</text:p>
          </table:table-cell>
          <table:table-cell table:style-name="ce16" office:value-type="string" calcext:value-type="string">
            <text:p>Ich bin Unistudent.</text:p>
          </table:table-cell>
          <table:table-cell table:style-name="ce13" office:value-type="string" calcext:value-type="string">
            <text:p>Uni</text:p>
          </table:table-cell>
          <table:table-cell table:style-name="ce13" office:value-type="float" office:value="9350927" calcext:value-type="float">
            <text:p>9350927</text:p>
          </table:table-cell>
          <table:table-cell table:style-name="ce16" office:value-type="string" calcext:value-type="string">
            <text:p>Questa lettera è da un professore universitario.</text:p>
          </table:table-cell>
          <table:table-cell table:style-name="ce16" office:value-type="string" calcext:value-type="string">
            <text:p>Diesen Brief ist von einem Uniprofessor.</text:p>
          </table:table-cell>
          <table:table-cell table:style-name="ce13" office:value-type="string" calcext:value-type="string">
            <text:p>Uni</text:p>
          </table:table-cell>
          <table:table-cell table:style-name="ce13" office:value-type="float" office:value="9246472" calcext:value-type="float">
            <text:p>9246472</text:p>
          </table:table-cell>
          <table:table-cell table:style-name="ce16" office:value-type="string" calcext:value-type="string">
            <text:p>Su ciò potresti tenere un corso universitario.</text:p>
          </table:table-cell>
          <table:table-cell table:style-name="ce16" office:value-type="string" calcext:value-type="string">
            <text:p>Darüber könntest du Unikurs halten.</text:p>
          </table:table-cell>
          <table:table-cell table:style-name="ce13" office:value-type="string" calcext:value-type="string">
            <text:p>Uni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tten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14471" calcext:value-type="float">
            <text:p>1014471</text:p>
          </table:table-cell>
          <table:table-cell table:style-name="ce16" office:value-type="string" calcext:value-type="string">
            <text:p>Mi ha fatto attendere molto lì e alla fine non è venuto.</text:p>
          </table:table-cell>
          <table:table-cell table:style-name="ce16" office:value-type="string" calcext:value-type="string">
            <text:p>Sie haben mich dort lange warten lassen und sind am Ende nicht gekommen.</text:p>
          </table:table-cell>
          <table:table-cell table:style-name="ce13" office:value-type="string" calcext:value-type="string">
            <text:p>warten</text:p>
          </table:table-cell>
          <table:table-cell table:style-name="ce13" office:value-type="float" office:value="350800" calcext:value-type="float">
            <text:p>350800</text:p>
          </table:table-cell>
          <table:table-cell table:style-name="ce16" office:value-type="string" calcext:value-type="string">
            <text:p>Mi dispiace averti fatto attendere a lungo.</text:p>
          </table:table-cell>
          <table:table-cell table:style-name="ce16" office:value-type="string" calcext:value-type="string">
            <text:p>Es tut mir leid, dass ich dich lange warten ließ.</text:p>
          </table:table-cell>
          <table:table-cell table:style-name="ce13" office:value-type="string" calcext:value-type="string">
            <text:p>warten</text:p>
          </table:table-cell>
          <table:table-cell table:style-name="ce13" office:value-type="float" office:value="2212511" calcext:value-type="float">
            <text:p>2212511</text:p>
          </table:table-cell>
          <table:table-cell table:style-name="ce16" office:value-type="string" calcext:value-type="string">
            <text:p>Il professore mi chiese se ero pronto e aggiunse che tutti mi attendevano al portone della scuola.</text:p>
          </table:table-cell>
          <table:table-cell table:style-name="ce16" office:value-type="string" calcext:value-type="string">
            <text:p>Der Lehrer fragte mich, ob ich fertig sei, und fügte hinzu, dass alle auf mich am Schultor warteten.</text:p>
          </table:table-cell>
          <table:table-cell table:style-name="ce13" office:value-type="string" calcext:value-type="string">
            <text:p>warte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alsicc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230300" calcext:value-type="float">
            <text:p>9230300</text:p>
          </table:table-cell>
          <table:table-cell table:style-name="ce16" office:value-type="string" calcext:value-type="string">
            <text:p>Uova strapazzate con salsiccia?</text:p>
          </table:table-cell>
          <table:table-cell table:style-name="ce16" office:value-type="string" calcext:value-type="string">
            <text:p>Rührei mit Würstchen?</text:p>
          </table:table-cell>
          <table:table-cell table:style-name="ce13" office:value-type="string" calcext:value-type="string">
            <text:p>Würstch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ghiacciai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do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45615" calcext:value-type="float">
            <text:p>10045615</text:p>
          </table:table-cell>
          <table:table-cell table:style-name="ce16" office:value-type="string" calcext:value-type="string">
            <text:p>Al momento il personale in negozio è ridotto.</text:p>
          </table:table-cell>
          <table:table-cell table:style-name="ce16" office:value-type="string" calcext:value-type="string">
            <text:p>Momentan ist das Personal im Laden reduziert.</text:p>
          </table:table-cell>
          <table:table-cell table:style-name="ce13" office:value-type="string" calcext:value-type="string">
            <text:p>reduzier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buc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477389" calcext:value-type="float">
            <text:p>3477389</text:p>
          </table:table-cell>
          <table:table-cell table:style-name="ce16" office:value-type="string" calcext:value-type="string">
            <text:p>I buchi neri esistono?</text:p>
          </table:table-cell>
          <table:table-cell table:style-name="ce16" office:value-type="string" calcext:value-type="string">
            <text:p>Existieren schwarze Löcher?</text:p>
          </table:table-cell>
          <table:table-cell table:style-name="ce13" office:value-type="string" calcext:value-type="string">
            <text:p>Löcher</text:p>
          </table:table-cell>
          <table:table-cell table:style-name="ce13" office:value-type="float" office:value="2412089" calcext:value-type="float">
            <text:p>2412089</text:p>
          </table:table-cell>
          <table:table-cell table:style-name="ce16" office:value-type="string" calcext:value-type="string">
            <text:p>Il muro ha un grosso buco in esso.</text:p>
          </table:table-cell>
          <table:table-cell table:style-name="ce16" office:value-type="string" calcext:value-type="string">
            <text:p>In der Wand ist ein großes Loch.</text:p>
          </table:table-cell>
          <table:table-cell table:style-name="ce13" office:value-type="string" calcext:value-type="string">
            <text:p>Loch</text:p>
          </table:table-cell>
          <table:table-cell table:style-name="ce13" office:value-type="float" office:value="609493" calcext:value-type="float">
            <text:p>609493</text:p>
          </table:table-cell>
          <table:table-cell table:style-name="ce16" office:value-type="string" calcext:value-type="string">
            <text:p>Ha notato un buco nella sua giacca, ma ha provato a ignorarlo.</text:p>
          </table:table-cell>
          <table:table-cell table:style-name="ce16" office:value-type="string" calcext:value-type="string">
            <text:p>Er bemerkte ein Loch in seiner Jacke, aber versuchte es zu ignorieren.</text:p>
          </table:table-cell>
          <table:table-cell table:style-name="ce13" office:value-type="string" calcext:value-type="string">
            <text:p>Lo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880972" calcext:value-type="float">
            <text:p>4880972</text:p>
          </table:table-cell>
          <table:table-cell table:style-name="ce16" office:value-type="string" calcext:value-type="string">
            <text:p>Amo l'autunno, le foglie che cambiano colore, che cadono giù dai rami.</text:p>
          </table:table-cell>
          <table:table-cell table:style-name="ce16" office:value-type="string" calcext:value-type="string">
            <text:p>Ich liebe den Herbst und die Blätter, die sich verfärben und von den Zweigen herabfallen.</text:p>
          </table:table-cell>
          <table:table-cell table:style-name="ce13" office:value-type="string" calcext:value-type="string">
            <text:p>herabfallen</text:p>
          </table:table-cell>
          <table:table-cell table:style-name="ce13" office:value-type="float" office:value="1083505" calcext:value-type="float">
            <text:p>1083505</text:p>
          </table:table-cell>
          <table:table-cell table:style-name="ce16" office:value-type="string" calcext:value-type="string">
            <text:p>Se cammini con il naso per aria rischi di cadere.</text:p>
          </table:table-cell>
          <table:table-cell table:style-name="ce16" office:value-type="string" calcext:value-type="string">
            <text:p>Wenn du beim Gehen immer in die Luft schaust, wirst du hinfallen.</text:p>
          </table:table-cell>
          <table:table-cell table:style-name="ce13" office:value-type="string" calcext:value-type="string">
            <text:p>hinfallen</text:p>
          </table:table-cell>
          <table:table-cell table:style-name="ce13" office:value-type="float" office:value="5548986" calcext:value-type="float">
            <text:p>5548986</text:p>
          </table:table-cell>
          <table:table-cell table:style-name="ce16" office:value-type="string" calcext:value-type="string">
            <text:p>Perché in autunno le foglie cadono dagli alberi?</text:p>
          </table:table-cell>
          <table:table-cell table:style-name="ce16" office:value-type="string" calcext:value-type="string">
            <text:p>Warum fallen im Herbst die Blätter von den Bäumen?</text:p>
          </table:table-cell>
          <table:table-cell table:style-name="ce13" office:value-type="string" calcext:value-type="string">
            <text:p>fall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umen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810520" calcext:value-type="float">
            <text:p>2810520</text:p>
          </table:table-cell>
          <table:table-cell table:style-name="ce16" office:value-type="string" calcext:value-type="string">
            <text:p>Il prezzo della benzina sta aumentando.</text:p>
          </table:table-cell>
          <table:table-cell table:style-name="ce16" office:value-type="string" calcext:value-type="string">
            <text:p>Der Benzinpreis steigt.</text:p>
          </table:table-cell>
          <table:table-cell table:style-name="ce13" office:value-type="string" calcext:value-type="string">
            <text:p>steigt</text:p>
          </table:table-cell>
          <table:table-cell table:style-name="ce13" office:value-type="float" office:value="9614143" calcext:value-type="float">
            <text:p>9614143</text:p>
          </table:table-cell>
          <table:table-cell table:style-name="ce16" office:value-type="string" calcext:value-type="string">
            <text:p>Oh, a proposito, dovremo aumentare il prezzo.</text:p>
          </table:table-cell>
          <table:table-cell table:style-name="ce16" office:value-type="string" calcext:value-type="string">
            <text:p>Oh, übrigens, wir müssen den Preis erhöhen.</text:p>
          </table:table-cell>
          <table:table-cell table:style-name="ce13" office:value-type="string" calcext:value-type="string">
            <text:p>erhöhen</text:p>
          </table:table-cell>
          <table:table-cell table:style-name="ce13" office:value-type="float" office:value="10386847" calcext:value-type="float">
            <text:p>10386847</text:p>
          </table:table-cell>
          <table:table-cell table:style-name="ce16" office:value-type="string" calcext:value-type="string">
            <text:p>Dobbiamo aumentare il numero di agenti, anche se sarà più costoso.</text:p>
          </table:table-cell>
          <table:table-cell table:style-name="ce16" office:value-type="string" calcext:value-type="string">
            <text:p>Wir müssen die Anzahl der Agenten erhöhen, auch wenn es teurer wird.</text:p>
          </table:table-cell>
          <table:table-cell table:style-name="ce13" office:value-type="string" calcext:value-type="string">
            <text:p>erhöhen</text:p>
          </table:table-cell>
          <table:table-cell table:style-name="ce16" office:value-type="string" calcext:value-type="string">
            <text:p>steigen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ntich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093397" calcext:value-type="float">
            <text:p>10093397</text:p>
          </table:table-cell>
          <table:table-cell table:style-name="ce16" office:value-type="string" calcext:value-type="string">
            <text:p>Professore di Archeologia e esperto di antichità rare.</text:p>
          </table:table-cell>
          <table:table-cell table:style-name="ce16" office:value-type="string" calcext:value-type="string">
            <text:p>Professor der Archäologie und Experte seltener Antiquitäten.</text:p>
          </table:table-cell>
          <table:table-cell table:style-name="ce13" office:value-type="string" calcext:value-type="string">
            <text:p>Antiquitäten</text:p>
          </table:table-cell>
          <table:table-cell table:style-name="ce13" office:value-type="float" office:value="9051453" calcext:value-type="float">
            <text:p>9051453</text:p>
          </table:table-cell>
          <table:table-cell table:style-name="ce16" office:value-type="string" calcext:value-type="string">
            <text:p>Hai comprato una falsa antichità?</text:p>
          </table:table-cell>
          <table:table-cell table:style-name="ce16" office:value-type="string" calcext:value-type="string">
            <text:p>Hast du eine gefälschte Antiquität gekauft?</text:p>
          </table:table-cell>
          <table:table-cell table:style-name="ce13" office:value-type="string" calcext:value-type="string">
            <text:p>Antiquität</text:p>
          </table:table-cell>
          <table:table-cell table:style-name="ce13" office:value-type="float" office:value="9048374" calcext:value-type="float">
            <text:p>9048374</text:p>
          </table:table-cell>
          <table:table-cell table:style-name="ce16" office:value-type="string" calcext:value-type="string">
            <text:p>Una bella antichità di valore.</text:p>
          </table:table-cell>
          <table:table-cell table:style-name="ce16" office:value-type="string" calcext:value-type="string">
            <text:p>Eine schöne, wertvolle Antiquität.</text:p>
          </table:table-cell>
          <table:table-cell table:style-name="ce13" office:value-type="string" calcext:value-type="string">
            <text:p>Antiquitä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dific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044645" calcext:value-type="float">
            <text:p>7044645</text:p>
          </table:table-cell>
          <table:table-cell table:style-name="ce16" office:value-type="string" calcext:value-type="string">
            <text:p>La maggior parte degli inquilini di questo edificio sono artisti.</text:p>
          </table:table-cell>
          <table:table-cell table:style-name="ce16" office:value-type="string" calcext:value-type="string">
            <text:p>Die meisten Mieter in diesem Gebäude sind Künstler.</text:p>
          </table:table-cell>
          <table:table-cell table:style-name="ce13" office:value-type="string" calcext:value-type="string">
            <text:p>Gebäude</text:p>
          </table:table-cell>
          <table:table-cell table:style-name="ce13" office:value-type="float" office:value="3343661" calcext:value-type="float">
            <text:p>3343661</text:p>
          </table:table-cell>
          <table:table-cell table:style-name="ce16" office:value-type="string" calcext:value-type="string">
            <text:p>L'edificio ha cambiato più volte proprietario.</text:p>
          </table:table-cell>
          <table:table-cell table:style-name="ce16" office:value-type="string" calcext:value-type="string">
            <text:p>Das Gebäude wechselte mehrere Male den Besitzer.</text:p>
          </table:table-cell>
          <table:table-cell table:style-name="ce13" office:value-type="string" calcext:value-type="string">
            <text:p>Gebäude</text:p>
          </table:table-cell>
          <table:table-cell table:style-name="ce13" office:value-type="float" office:value="905742" calcext:value-type="float">
            <text:p>905742</text:p>
          </table:table-cell>
          <table:table-cell table:style-name="ce16" office:value-type="string" calcext:value-type="string">
            <text:p>Aspetta all'entrata di questo edificio.</text:p>
          </table:table-cell>
          <table:table-cell table:style-name="ce16" office:value-type="string" calcext:value-type="string">
            <text:p>Warte am Eingang dieses Gebäudes.</text:p>
          </table:table-cell>
          <table:table-cell table:style-name="ce13" office:value-type="string" calcext:value-type="string">
            <text:p>Gebäudes</text:p>
          </table:table-cell>
          <table:table-cell table:style-name="ce16" office:value-type="string" calcext:value-type="string">
            <text:p>Gebäud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ofessionis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87230" calcext:value-type="float">
            <text:p>9687230</text:p>
          </table:table-cell>
          <table:table-cell table:style-name="ce16" office:value-type="string" calcext:value-type="string">
            <text:p>Qual è la differenza tra un principiante e un professionista?</text:p>
          </table:table-cell>
          <table:table-cell table:style-name="ce16" office:value-type="string" calcext:value-type="string">
            <text:p>Was ist der Unterschied zwischen einem Amateur und einem Professionellen?</text:p>
          </table:table-cell>
          <table:table-cell table:style-name="ce13" office:value-type="string" calcext:value-type="string">
            <text:p>Professionellen</text:p>
          </table:table-cell>
          <table:table-cell table:style-name="ce13" office:value-type="float" office:value="9833477" calcext:value-type="float">
            <text:p>9833477</text:p>
          </table:table-cell>
          <table:table-cell table:style-name="ce16" office:value-type="string" calcext:value-type="string">
            <text:p>Beh, magari un professionista potrebbe aiutarci.</text:p>
          </table:table-cell>
          <table:table-cell table:style-name="ce16" office:value-type="string" calcext:value-type="string">
            <text:p>Vielleicht könnte uns ein Profi helfen.</text:p>
          </table:table-cell>
          <table:table-cell table:style-name="ce13" office:value-type="string" calcext:value-type="string">
            <text:p>Profi</text:p>
          </table:table-cell>
          <table:table-cell table:style-name="ce13" office:value-type="float" office:value="9811261" calcext:value-type="float">
            <text:p>9811261</text:p>
          </table:table-cell>
          <table:table-cell table:style-name="ce16" office:value-type="string" calcext:value-type="string">
            <text:p>Questo è il lavoro di un vero professionista.</text:p>
          </table:table-cell>
          <table:table-cell table:style-name="ce16" office:value-type="string" calcext:value-type="string">
            <text:p>Das ist die Arbeit eines echten Profis.</text:p>
          </table:table-cell>
          <table:table-cell table:style-name="ce13" office:value-type="string" calcext:value-type="string">
            <text:p>Profi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trapren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426024" calcext:value-type="float">
            <text:p>3426024</text:p>
          </table:table-cell>
          <table:table-cell table:style-name="ce16" office:value-type="string" calcext:value-type="string">
            <text:p>Questo è stato motivo per me per intraprendere lo stesso tipo di carriera.</text:p>
          </table:table-cell>
          <table:table-cell table:style-name="ce16" office:value-type="string" calcext:value-type="string">
            <text:p>Dies war für mich der Grund, ebenfalls eine derartige Laufbahn einzuschlagen.</text:p>
          </table:table-cell>
          <table:table-cell table:style-name="ce13" office:value-type="string" calcext:value-type="string">
            <text:p>einzuschlagen</text:p>
          </table:table-cell>
          <table:table-cell table:style-name="ce13" office:value-type="float" office:value="9168851" calcext:value-type="float">
            <text:p>9168851</text:p>
          </table:table-cell>
          <table:table-cell table:style-name="ce16" office:value-type="string" calcext:value-type="string">
            <text:p>Dopo i tuoi esami sarai in grado di intraprendere una professione.</text:p>
          </table:table-cell>
          <table:table-cell table:style-name="ce16" office:value-type="string" calcext:value-type="string">
            <text:p>Du wirst nach deinen Prüfungen in der Lage sein, einen Beruf einzuschlagen.</text:p>
          </table:table-cell>
          <table:table-cell table:style-name="ce13" office:value-type="string" calcext:value-type="string">
            <text:p>einzuschlagen</text:p>
          </table:table-cell>
          <table:table-cell table:style-name="ce13" office:value-type="float" office:value="9605222" calcext:value-type="float">
            <text:p>9605222</text:p>
          </table:table-cell>
          <table:table-cell table:style-name="ce16" office:value-type="string" calcext:value-type="string">
            <text:p>Ha già pensato di rinunciare e intraprendere un altro tipo di lavoro?</text:p>
          </table:table-cell>
          <table:table-cell table:style-name="ce16" office:value-type="string" calcext:value-type="string">
            <text:p>Wollte Sie jemals aufgeben und einen anderen Beruf einschlagen?</text:p>
          </table:table-cell>
          <table:table-cell table:style-name="ce13" office:value-type="string" calcext:value-type="string">
            <text:p>einschlagen</text:p>
          </table:table-cell>
          <table:table-cell table:style-name="ce16" office:value-type="string" calcext:value-type="string">
            <text:p>einzuschlagen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pallin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dibatti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a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62755" calcext:value-type="float">
            <text:p>1762755</text:p>
          </table:table-cell>
          <table:table-cell table:style-name="ce16" office:value-type="string" calcext:value-type="string">
            <text:p>L'unico caso in cui è giusto raccogliere un uccellino è se l'animale è ferito.</text:p>
          </table:table-cell>
          <table:table-cell table:style-name="ce16" office:value-type="string" calcext:value-type="string">
            <text:p>Der einzige Fall, in dem man einen Vogel mitnehmen darf, ist, wenn das Tier verletzt ist.</text:p>
          </table:table-cell>
          <table:table-cell table:style-name="ce13" office:value-type="string" calcext:value-type="string">
            <text:p>Fall</text:p>
          </table:table-cell>
          <table:table-cell table:style-name="ce13" office:value-type="float" office:value="756478" calcext:value-type="float">
            <text:p>756478</text:p>
          </table:table-cell>
          <table:table-cell table:style-name="ce16" office:value-type="string" calcext:value-type="string">
            <text:p>In caso di incendio rompa questa finestra.</text:p>
          </table:table-cell>
          <table:table-cell table:style-name="ce16" office:value-type="string" calcext:value-type="string">
            <text:p>Im Falle eines Brandes zerschlagen Sie dieses Fenster!</text:p>
          </table:table-cell>
          <table:table-cell table:style-name="ce13" office:value-type="string" calcext:value-type="string">
            <text:p>Falle</text:p>
          </table:table-cell>
          <table:table-cell table:style-name="ce13" office:value-type="float" office:value="350327" calcext:value-type="float">
            <text:p>350327</text:p>
          </table:table-cell>
          <table:table-cell table:style-name="ce16" office:value-type="string" calcext:value-type="string">
            <text:p>In caso di ritardo nella consegna, abbiamo una speciale assicurazione.</text:p>
          </table:table-cell>
          <table:table-cell table:style-name="ce16" office:value-type="string" calcext:value-type="string">
            <text:p>Für den Fall, dass sich die Lieferung verzögert, haben wir eine Sonderversicherung.</text:p>
          </table:table-cell>
          <table:table-cell table:style-name="ce13" office:value-type="string" calcext:value-type="string">
            <text:p>Fal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ltiv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545345" calcext:value-type="float">
            <text:p>4545345</text:p>
          </table:table-cell>
          <table:table-cell table:style-name="ce16" office:value-type="string" calcext:value-type="string">
            <text:p>A casa mia c'è un piccolo giardino, dove coltivo alcune piante aromatiche.</text:p>
          </table:table-cell>
          <table:table-cell table:style-name="ce16" office:value-type="string" calcext:value-type="string">
            <text:p>Daheim habe ich einen kleinen Garten, wo ich einige duftende Pflanzen anbaue.</text:p>
          </table:table-cell>
          <table:table-cell table:style-name="ce13" office:value-type="string" calcext:value-type="string">
            <text:p>anbaue</text:p>
          </table:table-cell>
          <table:table-cell table:style-name="ce13" office:value-type="float" office:value="966199" calcext:value-type="float">
            <text:p>966199</text:p>
          </table:table-cell>
          <table:table-cell table:style-name="ce16" office:value-type="string" calcext:value-type="string">
            <text:p>Molti contadini in Hokkaido hanno coltivato patate.</text:p>
          </table:table-cell>
          <table:table-cell table:style-name="ce16" office:value-type="string" calcext:value-type="string">
            <text:p>Viele Bauern in Hokkaido haben Kartoffeln angebaut.</text:p>
          </table:table-cell>
          <table:table-cell table:style-name="ce13" office:value-type="string" calcext:value-type="string">
            <text:p>angebaut</text:p>
          </table:table-cell>
          <table:table-cell table:style-name="ce13" office:value-type="float" office:value="4588241" calcext:value-type="float">
            <text:p>4588241</text:p>
          </table:table-cell>
          <table:table-cell table:style-name="ce16" office:value-type="string" calcext:value-type="string">
            <text:p>Tom coltiverà pomodori nel suo giardino.</text:p>
          </table:table-cell>
          <table:table-cell table:style-name="ce16" office:value-type="string" calcext:value-type="string">
            <text:p>Tom wird in seinem Garten Tomaten anbauen.</text:p>
          </table:table-cell>
          <table:table-cell table:style-name="ce13" office:value-type="string" calcext:value-type="string">
            <text:p>anbau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ttivi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39819" calcext:value-type="float">
            <text:p>2439819</text:p>
          </table:table-cell>
          <table:table-cell table:style-name="ce16" office:value-type="string" calcext:value-type="string">
            <text:p>La conoscenza delle lingue straniere stimola l'attività del cervello.</text:p>
          </table:table-cell>
          <table:table-cell table:style-name="ce16" office:value-type="string" calcext:value-type="string">
            <text:p>Fremdsprachenkenntnisse stimulieren die Gehirntätigkeit.</text:p>
          </table:table-cell>
          <table:table-cell table:style-name="ce13" office:value-type="string" calcext:value-type="string">
            <text:p>tätigkeit</text:p>
          </table:table-cell>
          <table:table-cell table:style-name="ce13" office:value-type="float" office:value="1806206" calcext:value-type="float">
            <text:p>1806206</text:p>
          </table:table-cell>
          <table:table-cell table:style-name="ce16" office:value-type="string" calcext:value-type="string">
            <text:p>Veramente filosofare è attività comune a tutti gli esseri umani.</text:p>
          </table:table-cell>
          <table:table-cell table:style-name="ce16" office:value-type="string" calcext:value-type="string">
            <text:p>Tatsächlich ist Philosophieren eine Tätigkeit, die allen menschlichen Wesen gemeinsam ist.</text:p>
          </table:table-cell>
          <table:table-cell table:style-name="ce13" office:value-type="string" calcext:value-type="string">
            <text:p>Tätigkeit</text:p>
          </table:table-cell>
          <table:table-cell table:style-name="ce13" office:value-type="float" office:value="10143603" calcext:value-type="float">
            <text:p>10143603</text:p>
          </table:table-cell>
          <table:table-cell table:style-name="ce16" office:value-type="string" calcext:value-type="string">
            <text:p>Nessuna attività criminale oggi.</text:p>
          </table:table-cell>
          <table:table-cell table:style-name="ce16" office:value-type="string" calcext:value-type="string">
            <text:p>Keine kriminellen Aktivitäten heute.</text:p>
          </table:table-cell>
          <table:table-cell table:style-name="ce13" office:value-type="string" calcext:value-type="string">
            <text:p>Aktivitä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nfanz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74157" calcext:value-type="float">
            <text:p>1874157</text:p>
          </table:table-cell>
          <table:table-cell table:style-name="ce16" office:value-type="string" calcext:value-type="string">
            <text:p>Per i più grandi la visita al museo del giocattolo diventa un viaggio nella propria infanzia.</text:p>
          </table:table-cell>
          <table:table-cell table:style-name="ce16" office:value-type="string" calcext:value-type="string">
            <text:p>Für die Älteren wird der Besuch des Spielzeugmuseums zu einer Reise in die Kindheit.</text:p>
          </table:table-cell>
          <table:table-cell table:style-name="ce13" office:value-type="string" calcext:value-type="string">
            <text:p>Kindheit</text:p>
          </table:table-cell>
          <table:table-cell table:style-name="ce13" office:value-type="float" office:value="1252611" calcext:value-type="float">
            <text:p>1252611</text:p>
          </table:table-cell>
          <table:table-cell table:style-name="ce16" office:value-type="string" calcext:value-type="string">
            <text:p>Questo è il villaggio in cui ho passato la mia infanzia.</text:p>
          </table:table-cell>
          <table:table-cell table:style-name="ce16" office:value-type="string" calcext:value-type="string">
            <text:p>Dies ist das Dorf, in dem ich meine Kindheit verbracht habe.</text:p>
          </table:table-cell>
          <table:table-cell table:style-name="ce13" office:value-type="string" calcext:value-type="string">
            <text:p>Kindheit</text:p>
          </table:table-cell>
          <table:table-cell table:style-name="ce13" office:value-type="float" office:value="2784781" calcext:value-type="float">
            <text:p>2784781</text:p>
          </table:table-cell>
          <table:table-cell table:style-name="ce16" office:value-type="string" calcext:value-type="string">
            <text:p>Io mi ricordo volentieri della mia infanzia.</text:p>
          </table:table-cell>
          <table:table-cell table:style-name="ce16" office:value-type="string" calcext:value-type="string">
            <text:p>Ich erinnere mich gern an meine Kindheit.</text:p>
          </table:table-cell>
          <table:table-cell table:style-name="ce13" office:value-type="string" calcext:value-type="string">
            <text:p>Kindhe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pac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626845" calcext:value-type="float">
            <text:p>626845</text:p>
          </table:table-cell>
          <table:table-cell table:style-name="ce16" office:value-type="string" calcext:value-type="string">
            <text:p>Lei ha solo due anni ma è capace a contare fino a 100.</text:p>
          </table:table-cell>
          <table:table-cell table:style-name="ce16" office:value-type="string" calcext:value-type="string">
            <text:p>Sie ist erst zwei Jahre alt, aber schon fähig, bis hundert zu zählen.</text:p>
          </table:table-cell>
          <table:table-cell table:style-name="ce13" office:value-type="string" calcext:value-type="string">
            <text:p>fähig</text:p>
          </table:table-cell>
          <table:table-cell table:style-name="ce13" office:value-type="float" office:value="1073983" calcext:value-type="float">
            <text:p>1073983</text:p>
          </table:table-cell>
          <table:table-cell table:style-name="ce16" office:value-type="string" calcext:value-type="string">
            <text:p>Suo fratello è un dottore molto capace.</text:p>
          </table:table-cell>
          <table:table-cell table:style-name="ce16" office:value-type="string" calcext:value-type="string">
            <text:p>Sein Bruder ist ein sehr fähiger Arzt.</text:p>
          </table:table-cell>
          <table:table-cell table:style-name="ce13" office:value-type="string" calcext:value-type="string">
            <text:p>fähiger</text:p>
          </table:table-cell>
          <table:table-cell table:style-name="ce13" office:value-type="float" office:value="1107157" calcext:value-type="float">
            <text:p>1107157</text:p>
          </table:table-cell>
          <table:table-cell table:style-name="ce16" office:value-type="string" calcext:value-type="string">
            <text:p>È capace di parlare dieci lingue.</text:p>
          </table:table-cell>
          <table:table-cell table:style-name="ce16" office:value-type="string" calcext:value-type="string">
            <text:p>Er ist fähig, zehn Sprachen zu sprechen.</text:p>
          </table:table-cell>
          <table:table-cell table:style-name="ce13" office:value-type="string" calcext:value-type="string">
            <text:p>fähig</text:p>
          </table:table-cell>
          <table:table-cell table:style-name="ce16" office:value-type="string" calcext:value-type="string">
            <text:p>in der Lage fähig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vel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856762" calcext:value-type="float">
            <text:p>1856762</text:p>
          </table:table-cell>
          <table:table-cell table:style-name="ce16" office:value-type="string" calcext:value-type="string">
            <text:p>Ciò che ha detto si è rivelata una menzogna.</text:p>
          </table:table-cell>
          <table:table-cell table:style-name="ce16" office:value-type="string" calcext:value-type="string">
            <text:p>Was er sagte, hat sich als Lüge herausgestellt.</text:p>
          </table:table-cell>
          <table:table-cell table:style-name="ce13" office:value-type="string" calcext:value-type="string">
            <text:p>herausgestellt</text:p>
          </table:table-cell>
          <table:table-cell table:style-name="ce13" office:value-type="float" office:value="7529377" calcext:value-type="float">
            <text:p>7529377</text:p>
          </table:table-cell>
          <table:table-cell table:style-name="ce16" office:value-type="string" calcext:value-type="string">
            <text:p>Tom non ha rivelato a Mary perché l'ha fatto.</text:p>
          </table:table-cell>
          <table:table-cell table:style-name="ce16" office:value-type="string" calcext:value-type="string">
            <text:p>Tom hat Maria nicht verraten, warum er das gemacht hat.</text:p>
          </table:table-cell>
          <table:table-cell table:style-name="ce13" office:value-type="string" calcext:value-type="string">
            <text:p>verraten</text:p>
          </table:table-cell>
          <table:table-cell table:style-name="ce13" office:value-type="float" office:value="4962705" calcext:value-type="float">
            <text:p>4962705</text:p>
          </table:table-cell>
          <table:table-cell table:style-name="ce16" office:value-type="string" calcext:value-type="string">
            <text:p>Lui non rivelò la sua identità.</text:p>
          </table:table-cell>
          <table:table-cell table:style-name="ce16" office:value-type="string" calcext:value-type="string">
            <text:p>Er hat seine Identität nicht preisgegeben.</text:p>
          </table:table-cell>
          <table:table-cell table:style-name="ce13" office:value-type="string" calcext:value-type="string">
            <text:p>preisgegeb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du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378548" calcext:value-type="float">
            <text:p>9378548</text:p>
          </table:table-cell>
          <table:table-cell table:style-name="ce16" office:value-type="string" calcext:value-type="string">
            <text:p>Questo codice è arduo da decifrare, senza conoscere il titolo del libro.</text:p>
          </table:table-cell>
          <table:table-cell table:style-name="ce16" office:value-type="string" calcext:value-type="string">
            <text:p>Dieser Code ist schwer zu knacken, wenn man den Buchtitel nicht kennt.</text:p>
          </table:table-cell>
          <table:table-cell table:style-name="ce13" office:value-type="string" calcext:value-type="string">
            <text:p>schwer</text:p>
          </table:table-cell>
          <table:table-cell table:style-name="ce13" office:value-type="float" office:value="10310488" calcext:value-type="float">
            <text:p>10310488</text:p>
          </table:table-cell>
          <table:table-cell table:style-name="ce16" office:value-type="string" calcext:value-type="string">
            <text:p>È arduo leggere i pensieri di un robot.</text:p>
          </table:table-cell>
          <table:table-cell table:style-name="ce16" office:value-type="string" calcext:value-type="string">
            <text:p>Es ist schwer die Gedanken eines Roboters zu lesen.</text:p>
          </table:table-cell>
          <table:table-cell table:style-name="ce13" office:value-type="string" calcext:value-type="string">
            <text:p>schwer</text:p>
          </table:table-cell>
          <table:table-cell table:style-name="ce13" office:value-type="float" office:value="9976120" calcext:value-type="float">
            <text:p>9976120</text:p>
          </table:table-cell>
          <table:table-cell table:style-name="ce16" office:value-type="string" calcext:value-type="string">
            <text:p>È molto arduo per me lasciarti.</text:p>
          </table:table-cell>
          <table:table-cell table:style-name="ce16" office:value-type="string" calcext:value-type="string">
            <text:p>Es ist sehr schwer für mich, dich zu verlassen.</text:p>
          </table:table-cell>
          <table:table-cell table:style-name="ce13" office:value-type="string" calcext:value-type="string">
            <text:p>schw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ovvi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string" calcext:value-type="string">
            <text:p><text:s/>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llen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739288" calcext:value-type="float">
            <text:p>5739288</text:p>
          </table:table-cell>
          <table:table-cell table:style-name="ce16" office:value-type="string" calcext:value-type="string">
            <text:p>Lui pattina meglio di me perché si allena più spesso.</text:p>
          </table:table-cell>
          <table:table-cell table:style-name="ce16" office:value-type="string" calcext:value-type="string">
            <text:p>Er fährt besser Schlittschuh als ich, weil er öfter trainiert.</text:p>
          </table:table-cell>
          <table:table-cell table:style-name="ce13" office:value-type="string" calcext:value-type="string">
            <text:p>trainiert</text:p>
          </table:table-cell>
          <table:table-cell table:style-name="ce13" office:value-type="float" office:value="9833458" calcext:value-type="float">
            <text:p>9833458</text:p>
          </table:table-cell>
          <table:table-cell table:style-name="ce16" office:value-type="string" calcext:value-type="string">
            <text:p>Hazen ti chiederà di allenare la squadra.</text:p>
          </table:table-cell>
          <table:table-cell table:style-name="ce16" office:value-type="string" calcext:value-type="string">
            <text:p>Hazen wird dich bitten, das Team zu trainieren.</text:p>
          </table:table-cell>
          <table:table-cell table:style-name="ce13" office:value-type="string" calcext:value-type="string">
            <text:p>trainieren</text:p>
          </table:table-cell>
          <table:table-cell table:style-name="ce13" office:value-type="float" office:value="10251491" calcext:value-type="float">
            <text:p>10251491</text:p>
          </table:table-cell>
          <table:table-cell table:style-name="ce16" office:value-type="string" calcext:value-type="string">
            <text:p>Drago, come ci si sente a potersi allenare con un grande ex campione?</text:p>
          </table:table-cell>
          <table:table-cell table:style-name="ce16" office:value-type="string" calcext:value-type="string">
            <text:p>Drago, was ist das für ein Gefühl, mit einem großen Champion zu trainieren?</text:p>
          </table:table-cell>
          <table:table-cell table:style-name="ce13" office:value-type="string" calcext:value-type="string">
            <text:p>traini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lz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6217769" calcext:value-type="float">
            <text:p>6217769</text:p>
          </table:table-cell>
          <table:table-cell table:style-name="ce16" office:value-type="string" calcext:value-type="string">
            <text:p>Cinque minuti dopo essersi svegliata lei si è alzata.</text:p>
          </table:table-cell>
          <table:table-cell table:style-name="ce16" office:value-type="string" calcext:value-type="string">
            <text:p>Fünf Minuten nach dem Aufwachen ist sie aufgestanden.</text:p>
          </table:table-cell>
          <table:table-cell table:style-name="ce13" office:value-type="string" calcext:value-type="string">
            <text:p>aufgestanden</text:p>
          </table:table-cell>
          <table:table-cell table:style-name="ce13" office:value-type="float" office:value="925216" calcext:value-type="float">
            <text:p>925216</text:p>
          </table:table-cell>
          <table:table-cell table:style-name="ce16" office:value-type="string" calcext:value-type="string">
            <text:p>Alzarsi presto è buono per la salute.</text:p>
          </table:table-cell>
          <table:table-cell table:style-name="ce16" office:value-type="string" calcext:value-type="string">
            <text:p>Früh aufstehen ist gut für die Gesundheit.</text:p>
          </table:table-cell>
          <table:table-cell table:style-name="ce13" office:value-type="string" calcext:value-type="string">
            <text:p>aufstehen</text:p>
          </table:table-cell>
          <table:table-cell table:style-name="ce13" office:value-type="float" office:value="2417324" calcext:value-type="float">
            <text:p>2417324</text:p>
          </table:table-cell>
          <table:table-cell table:style-name="ce16" office:value-type="string" calcext:value-type="string">
            <text:p>L'uomo alzò lo sguardo e vide il cielo grigio.</text:p>
          </table:table-cell>
          <table:table-cell table:style-name="ce16" office:value-type="string" calcext:value-type="string">
            <text:p>Der Mann hob den Blick und sah den grauen Himmel.</text:p>
          </table:table-cell>
          <table:table-cell table:style-name="ce13" office:value-type="string" calcext:value-type="string">
            <text:p>hob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sperie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18296" calcext:value-type="float">
            <text:p>1218296</text:p>
          </table:table-cell>
          <table:table-cell table:style-name="ce16" office:value-type="string" calcext:value-type="string">
            <text:p>Grazie all’esperienza maturata all’estero so una seconda lingua.</text:p>
          </table:table-cell>
          <table:table-cell table:style-name="ce16" office:value-type="string" calcext:value-type="string">
            <text:p>Dank meiner im Ausland entstandenen Erfahrung, kann ich eine zweite Sprache.</text:p>
          </table:table-cell>
          <table:table-cell table:style-name="ce13" office:value-type="string" calcext:value-type="string">
            <text:p>Erfahrung</text:p>
          </table:table-cell>
          <table:table-cell table:style-name="ce13" office:value-type="float" office:value="3274985" calcext:value-type="float">
            <text:p>3274985</text:p>
          </table:table-cell>
          <table:table-cell table:style-name="ce16" office:value-type="string" calcext:value-type="string">
            <text:p>Noi vogliamo un assistente, preferibilmente qualcuno con dell'esperienza.</text:p>
          </table:table-cell>
          <table:table-cell table:style-name="ce16" office:value-type="string" calcext:value-type="string">
            <text:p>Wir suchen einen Assistenten, bevorzugt jemanden mit Erfahrung.</text:p>
          </table:table-cell>
          <table:table-cell table:style-name="ce13" office:value-type="string" calcext:value-type="string">
            <text:p>Erfahrung</text:p>
          </table:table-cell>
          <table:table-cell table:style-name="ce13" office:value-type="float" office:value="4917024" calcext:value-type="float">
            <text:p>4917024</text:p>
          </table:table-cell>
          <table:table-cell table:style-name="ce16" office:value-type="string" calcext:value-type="string">
            <text:p>Posso dire per esperienza che questo metodo funziona.</text:p>
          </table:table-cell>
          <table:table-cell table:style-name="ce16" office:value-type="string" calcext:value-type="string">
            <text:p>Ich kann aus Erfahrung sagen, dass diese Methode funktioniert.</text:p>
          </table:table-cell>
          <table:table-cell table:style-name="ce13" office:value-type="string" calcext:value-type="string">
            <text:p>Erfahr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mest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772210" calcext:value-type="float">
            <text:p>9772210</text:p>
          </table:table-cell>
          <table:table-cell table:style-name="ce16" office:value-type="string" calcext:value-type="string">
            <text:p>Mi sono diplomato il semestre scorso.</text:p>
          </table:table-cell>
          <table:table-cell table:style-name="ce16" office:value-type="string" calcext:value-type="string">
            <text:p>Seit dem letzten Halbjahr bin ich mit der Schule fertig.</text:p>
          </table:table-cell>
          <table:table-cell table:style-name="ce13" office:value-type="string" calcext:value-type="string">
            <text:p>Halbjahr</text:p>
          </table:table-cell>
          <table:table-cell table:style-name="ce13" office:value-type="float" office:value="9931100" calcext:value-type="float">
            <text:p>9931100</text:p>
          </table:table-cell>
          <table:table-cell table:style-name="ce16" office:value-type="string" calcext:value-type="string">
            <text:p>Sto facendo un corso e il prossimo semestre ne farò due.</text:p>
          </table:table-cell>
          <table:table-cell table:style-name="ce16" office:value-type="string" calcext:value-type="string">
            <text:p>Ich mache einen Kurs und nächstes Semester mache ich zwei.</text:p>
          </table:table-cell>
          <table:table-cell table:style-name="ce13" office:value-type="string" calcext:value-type="string">
            <text:p>Semester</text:p>
          </table:table-cell>
          <table:table-cell table:style-name="ce13" office:value-type="float" office:value="10168448" calcext:value-type="float">
            <text:p>10168448</text:p>
          </table:table-cell>
          <table:table-cell table:style-name="ce16" office:value-type="string" calcext:value-type="string">
            <text:p>Sei stato promosso in tutte le materie questo semestre.</text:p>
          </table:table-cell>
          <table:table-cell table:style-name="ce16" office:value-type="string" calcext:value-type="string">
            <text:p>Du hast soeben alle Prüfungen in diesem Semester bestanden.</text:p>
          </table:table-cell>
          <table:table-cell table:style-name="ce13" office:value-type="string" calcext:value-type="string">
            <text:p>Semest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quis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166381" calcext:value-type="float">
            <text:p>5166381</text:p>
          </table:table-cell>
          <table:table-cell table:style-name="ce16" office:value-type="string" calcext:value-type="string">
            <text:p>Sono riuscito a convincerli all'acquisto di un letto nuovo.</text:p>
          </table:table-cell>
          <table:table-cell table:style-name="ce16" office:value-type="string" calcext:value-type="string">
            <text:p>Es ist mir gelungen, ihn zum Kauf eines neuen Bettes zu überreden.</text:p>
          </table:table-cell>
          <table:table-cell table:style-name="ce13" office:value-type="string" calcext:value-type="string">
            <text:p>Kauf</text:p>
          </table:table-cell>
          <table:table-cell table:style-name="ce13" office:value-type="float" office:value="1607934" calcext:value-type="float">
            <text:p>1607934</text:p>
          </table:table-cell>
          <table:table-cell table:style-name="ce16" office:value-type="string" calcext:value-type="string">
            <text:p>Vado a fare acquisti questo pomeriggio sebbene io non abbia molto denaro.</text:p>
          </table:table-cell>
          <table:table-cell table:style-name="ce16" office:value-type="string" calcext:value-type="string">
            <text:p>Ich gehe heute Nachmittag Einkäufe machen, obwohl ich nicht viel Geld habe.</text:p>
          </table:table-cell>
          <table:table-cell table:style-name="ce13" office:value-type="string" calcext:value-type="string">
            <text:p>Einkäufe</text:p>
          </table:table-cell>
          <table:table-cell table:style-name="ce13" office:value-type="float" office:value="1836112" calcext:value-type="float">
            <text:p>1836112</text:p>
          </table:table-cell>
          <table:table-cell table:style-name="ce16" office:value-type="string" calcext:value-type="string">
            <text:p>Mi piace fare acquisti in quel grande magazzino.</text:p>
          </table:table-cell>
          <table:table-cell table:style-name="ce16" office:value-type="string" calcext:value-type="string">
            <text:p>Ich mag es, in diesem großen Geschäft Einkäufe zu machen.</text:p>
          </table:table-cell>
          <table:table-cell table:style-name="ce13" office:value-type="string" calcext:value-type="string">
            <text:p>Einkäuf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llestimen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sparm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420931" calcext:value-type="float">
            <text:p>4420931</text:p>
          </table:table-cell>
          <table:table-cell table:style-name="ce16" office:value-type="string" calcext:value-type="string">
            <text:p>Un frigorifero ben funzionante consente un risparmio energetico.</text:p>
          </table:table-cell>
          <table:table-cell table:style-name="ce16" office:value-type="string" calcext:value-type="string">
            <text:p>Ein gut funktionierender Kühlschrank lässt eine Energieeinsparung zu.</text:p>
          </table:table-cell>
          <table:table-cell table:style-name="ce13" office:value-type="string" calcext:value-type="string">
            <text:p>einsparung</text:p>
          </table:table-cell>
          <table:table-cell table:style-name="ce13" office:value-type="float" office:value="9708351" calcext:value-type="float">
            <text:p>9708351</text:p>
          </table:table-cell>
          <table:table-cell table:style-name="ce16" office:value-type="string" calcext:value-type="string">
            <text:p>Il risparmio elettrico è più grande quando si spegne la televisione.</text:p>
          </table:table-cell>
          <table:table-cell table:style-name="ce16" office:value-type="string" calcext:value-type="string">
            <text:p>Die Stromeinsparungen sind höher, wenn man den Fernseher abschaltet.</text:p>
          </table:table-cell>
          <table:table-cell table:style-name="ce13" office:value-type="string" calcext:value-type="string">
            <text:p>einsparungen</text:p>
          </table:table-cell>
          <table:table-cell table:style-name="ce13" office:value-type="float" office:value="9757793" calcext:value-type="float">
            <text:p>9757793</text:p>
          </table:table-cell>
          <table:table-cell table:style-name="ce16" office:value-type="string" calcext:value-type="string">
            <text:p>Non sono molto bravo nel risparmio di soldi.</text:p>
          </table:table-cell>
          <table:table-cell table:style-name="ce16" office:value-type="string" calcext:value-type="string">
            <text:p>Ich bin nicht so gut im Sparen von Geld.</text:p>
          </table:table-cell>
          <table:table-cell table:style-name="ce13" office:value-type="string" calcext:value-type="string">
            <text:p>Spa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cicla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728287" calcext:value-type="float">
            <text:p>2728287</text:p>
          </table:table-cell>
          <table:table-cell table:style-name="ce16" office:value-type="string" calcext:value-type="string">
            <text:p>Questo prodotto è costituito da materiali riciclabili.</text:p>
          </table:table-cell>
          <table:table-cell table:style-name="ce16" office:value-type="string" calcext:value-type="string">
            <text:p>Dieses Produkt besteht aus wiederverwertbaren Materialien.</text:p>
          </table:table-cell>
          <table:table-cell table:style-name="ce13" office:value-type="string" calcext:value-type="string">
            <text:p>wiederverwertbar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ffer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978571" calcext:value-type="float">
            <text:p>1978571</text:p>
          </table:table-cell>
          <table:table-cell table:style-name="ce16" office:value-type="string" calcext:value-type="string">
            <text:p>Hai trovato qualche offerta di lavoro interessante?</text:p>
          </table:table-cell>
          <table:table-cell table:style-name="ce16" office:value-type="string" calcext:value-type="string">
            <text:p>Hast du ein interessantes Stellenangebot gefunden?</text:p>
          </table:table-cell>
          <table:table-cell table:style-name="ce13" office:value-type="string" calcext:value-type="string">
            <text:p>angebot</text:p>
          </table:table-cell>
          <table:table-cell table:style-name="ce13" office:value-type="float" office:value="1889164" calcext:value-type="float">
            <text:p>1889164</text:p>
          </table:table-cell>
          <table:table-cell table:style-name="ce16" office:value-type="string" calcext:value-type="string">
            <text:p>Pensò che sarebbe stato saggio accettare l'offerta.</text:p>
          </table:table-cell>
          <table:table-cell table:style-name="ce16" office:value-type="string" calcext:value-type="string">
            <text:p>Er dachte, es sei klug, das Angebot anzunehmen.</text:p>
          </table:table-cell>
          <table:table-cell table:style-name="ce13" office:value-type="string" calcext:value-type="string">
            <text:p>Angebot</text:p>
          </table:table-cell>
          <table:table-cell table:style-name="ce13" office:value-type="float" office:value="9941526" calcext:value-type="float">
            <text:p>9941526</text:p>
          </table:table-cell>
          <table:table-cell table:style-name="ce16" office:value-type="string" calcext:value-type="string">
            <text:p>Gentili clienti, abbiamo una nuova offerta speciale.</text:p>
          </table:table-cell>
          <table:table-cell table:style-name="ce16" office:value-type="string" calcext:value-type="string">
            <text:p>Liebe Kunden, wir haben ein neues Spezialangebot.</text:p>
          </table:table-cell>
          <table:table-cell table:style-name="ce13" office:value-type="string" calcext:value-type="string">
            <text:p>angebot</text:p>
          </table:table-cell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vid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25382" calcext:value-type="float">
            <text:p>425382</text:p>
          </table:table-cell>
          <table:table-cell table:style-name="ce16" office:value-type="string" calcext:value-type="string">
            <text:p>Era evidente che avevano mentito.</text:p>
          </table:table-cell>
          <table:table-cell table:style-name="ce16" office:value-type="string" calcext:value-type="string">
            <text:p>Es war offensichtlich, dass sie gelogen hatten.</text:p>
          </table:table-cell>
          <table:table-cell table:style-name="ce13" office:value-type="string" calcext:value-type="string">
            <text:p>offensichtlich</text:p>
          </table:table-cell>
          <table:table-cell table:style-name="ce13" office:value-type="float" office:value="9184666" calcext:value-type="float">
            <text:p>9184666</text:p>
          </table:table-cell>
          <table:table-cell table:style-name="ce16" office:value-type="string" calcext:value-type="string">
            <text:p>Avevo torto io. Miquette è la tua amante, è evidente.</text:p>
          </table:table-cell>
          <table:table-cell table:style-name="ce16" office:value-type="string" calcext:value-type="string">
            <text:p>Ich lag falsch. Natürlich ist Miquette deine Geliebte.</text:p>
          </table:table-cell>
          <table:table-cell table:style-name="ce13" office:value-type="string" calcext:value-type="string">
            <text:p>Natürlich</text:p>
          </table:table-cell>
          <table:table-cell table:style-name="ce13" office:value-type="float" office:value="9788324" calcext:value-type="float">
            <text:p>9788324</text:p>
          </table:table-cell>
          <table:table-cell table:style-name="ce16" office:value-type="string" calcext:value-type="string">
            <text:p>Non trovo così evidente che lei sia incinta.</text:p>
          </table:table-cell>
          <table:table-cell table:style-name="ce16" office:value-type="string" calcext:value-type="string">
            <text:p>Ich finde es nicht so offensichtlich, dass sie schwanger ist.</text:p>
          </table:table-cell>
          <table:table-cell table:style-name="ce13" office:value-type="string" calcext:value-type="string">
            <text:p>offensicht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favo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37991" calcext:value-type="float">
            <text:p>2437991</text:p>
          </table:table-cell>
          <table:table-cell table:style-name="ce16" office:value-type="string" calcext:value-type="string">
            <text:p>La conoscenza di una seconda lingua offre al bambino molte opportunità e favorisce la sua creatività.</text:p>
          </table:table-cell>
          <table:table-cell table:style-name="ce16" office:value-type="string" calcext:value-type="string">
            <text:p>Die Kenntnis einer zweiten Sprache bietet dem Kind viele Möglichkeiten und fördert seine Kreativität.</text:p>
          </table:table-cell>
          <table:table-cell table:style-name="ce13" office:value-type="string" calcext:value-type="string">
            <text:p>fördert</text:p>
          </table:table-cell>
          <table:table-cell table:style-name="ce13" office:value-type="float" office:value="10088985" calcext:value-type="float">
            <text:p>10088985</text:p>
          </table:table-cell>
          <table:table-cell table:style-name="ce16" office:value-type="string" calcext:value-type="string">
            <text:p>Andare a cena con lui potrebbe favorire la tua carriera.</text:p>
          </table:table-cell>
          <table:table-cell table:style-name="ce16" office:value-type="string" calcext:value-type="string">
            <text:p>Es könnte ihrer Karriere begünstigen, wenn Sie mit ihm essen gehen.</text:p>
          </table:table-cell>
          <table:table-cell table:style-name="ce13" office:value-type="string" calcext:value-type="string">
            <text:p>begünstig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gareggi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chite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531104" calcext:value-type="float">
            <text:p>3531104</text:p>
          </table:table-cell>
          <table:table-cell table:style-name="ce16" office:value-type="string" calcext:value-type="string">
            <text:p>Anche se avevo studiato architettura, non ho mai lavorato come architetto.</text:p>
          </table:table-cell>
          <table:table-cell table:style-name="ce16" office:value-type="string" calcext:value-type="string">
            <text:p>Obwohl ich Architektur studiert hatte, arbeitete ich niemals als Architekt.</text:p>
          </table:table-cell>
          <table:table-cell table:style-name="ce13" office:value-type="string" calcext:value-type="string">
            <text:p>Architekt</text:p>
          </table:table-cell>
          <table:table-cell table:style-name="ce13" office:value-type="float" office:value="2416308" calcext:value-type="float">
            <text:p>2416308</text:p>
          </table:table-cell>
          <table:table-cell table:style-name="ce16" office:value-type="string" calcext:value-type="string">
            <text:p>L'edificio è stato progettato da un architetto russo.</text:p>
          </table:table-cell>
          <table:table-cell table:style-name="ce16" office:value-type="string" calcext:value-type="string">
            <text:p>Das Gebäude hat ein russischer Architekt gebaut.</text:p>
          </table:table-cell>
          <table:table-cell table:style-name="ce13" office:value-type="string" calcext:value-type="string">
            <text:p>Architek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elecame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398611" calcext:value-type="float">
            <text:p>10398611</text:p>
          </table:table-cell>
          <table:table-cell table:style-name="ce16" office:value-type="string" calcext:value-type="string">
            <text:p>Non mi limitai a sorridere alla telecamera e leggere manoscritti.</text:p>
          </table:table-cell>
          <table:table-cell table:style-name="ce16" office:value-type="string" calcext:value-type="string">
            <text:p>Aber ich hab nicht nur in die Kamera gelächelt und Manuskripte abgelesen.</text:p>
          </table:table-cell>
          <table:table-cell table:style-name="ce13" office:value-type="string" calcext:value-type="string">
            <text:p>Kamera</text:p>
          </table:table-cell>
          <table:table-cell table:style-name="ce13" office:value-type="float" office:value="10494500" calcext:value-type="float">
            <text:p>10494500</text:p>
          </table:table-cell>
          <table:table-cell table:style-name="ce16" office:value-type="string" calcext:value-type="string">
            <text:p>Accendo la telecamera e tu inizi parlare.</text:p>
          </table:table-cell>
          <table:table-cell table:style-name="ce16" office:value-type="string" calcext:value-type="string">
            <text:p>Ich schalte die Kamera an, und Sie fangen an zu reden.</text:p>
          </table:table-cell>
          <table:table-cell table:style-name="ce13" office:value-type="string" calcext:value-type="string">
            <text:p>Kamera</text:p>
          </table:table-cell>
          <table:table-cell table:style-name="ce13" office:value-type="float" office:value="10400433" calcext:value-type="float">
            <text:p>10400433</text:p>
          </table:table-cell>
          <table:table-cell table:style-name="ce16" office:value-type="string" calcext:value-type="string">
            <text:p>Datemi una telecamera e vi faccio un scoop!</text:p>
          </table:table-cell>
          <table:table-cell table:style-name="ce16" office:value-type="string" calcext:value-type="string">
            <text:p>Gebt mir eine Kamera und ich besorge euch einen Knüller!</text:p>
          </table:table-cell>
          <table:table-cell table:style-name="ce13" office:value-type="string" calcext:value-type="string">
            <text:p>Kamera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rrotolat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sserv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191939" calcext:value-type="float">
            <text:p>2191939</text:p>
          </table:table-cell>
          <table:table-cell table:style-name="ce16" office:value-type="string" calcext:value-type="string">
            <text:p>A Tom piace osservare la gente che passa.</text:p>
          </table:table-cell>
          <table:table-cell table:style-name="ce16" office:value-type="string" calcext:value-type="string">
            <text:p>Tom beobachtet gerne die vorbeigehenden Leute.</text:p>
          </table:table-cell>
          <table:table-cell table:style-name="ce13" office:value-type="string" calcext:value-type="string">
            <text:p>beobachtet</text:p>
          </table:table-cell>
          <table:table-cell table:style-name="ce13" office:value-type="float" office:value="1520339" calcext:value-type="float">
            <text:p>1520339</text:p>
          </table:table-cell>
          <table:table-cell table:style-name="ce16" office:value-type="string" calcext:value-type="string">
            <text:p>Mi piace osservare le persone.</text:p>
          </table:table-cell>
          <table:table-cell table:style-name="ce16" office:value-type="string" calcext:value-type="string">
            <text:p>Ich beobachte gern Leute.</text:p>
          </table:table-cell>
          <table:table-cell table:style-name="ce13" office:value-type="string" calcext:value-type="string">
            <text:p>beobachte</text:p>
          </table:table-cell>
          <table:table-cell table:style-name="ce13" office:value-type="float" office:value="2974371" calcext:value-type="float">
            <text:p>2974371</text:p>
          </table:table-cell>
          <table:table-cell table:style-name="ce16" office:value-type="string" calcext:value-type="string">
            <text:p>La notte scorsa c'erano buone opportunità di osservare aurore boreali.</text:p>
          </table:table-cell>
          <table:table-cell table:style-name="ce16" office:value-type="string" calcext:value-type="string">
            <text:p>Vergangene Nacht gab es gute Chancen, Polarlichter zu beobachten.</text:p>
          </table:table-cell>
          <table:table-cell table:style-name="ce13" office:value-type="string" calcext:value-type="string">
            <text:p>beobach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tress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449967" calcext:value-type="float">
            <text:p>9449967</text:p>
          </table:table-cell>
          <table:table-cell table:style-name="ce16" office:value-type="string" calcext:value-type="string">
            <text:p>Occuparsi di una casa tanto grande è stressante.</text:p>
          </table:table-cell>
          <table:table-cell table:style-name="ce16" office:value-type="string" calcext:value-type="string">
            <text:p>Sich um ein so großes Haus zu kümmern, ist sicher stressig.</text:p>
          </table:table-cell>
          <table:table-cell table:style-name="ce13" office:value-type="string" calcext:value-type="string">
            <text:p>stressig</text:p>
          </table:table-cell>
          <table:table-cell table:style-name="ce13" office:value-type="float" office:value="9180867" calcext:value-type="float">
            <text:p>9180867</text:p>
          </table:table-cell>
          <table:table-cell table:style-name="ce16" office:value-type="string" calcext:value-type="string">
            <text:p>Provi a vivere con quei due e capirà quanto sia stressante.</text:p>
          </table:table-cell>
          <table:table-cell table:style-name="ce16" office:value-type="string" calcext:value-type="string">
            <text:p>Leben Sie mal mit den beiden zusammen, dann sehen Sie, wie belastend das ist!</text:p>
          </table:table-cell>
          <table:table-cell table:style-name="ce13" office:value-type="string" calcext:value-type="string">
            <text:p>belastend</text:p>
          </table:table-cell>
          <table:table-cell table:style-name="ce13" office:value-type="float" office:value="10482201" calcext:value-type="float">
            <text:p>10482201</text:p>
          </table:table-cell>
          <table:table-cell table:style-name="ce16" office:value-type="string" calcext:value-type="string">
            <text:p>Sembra un lavoro stressante.</text:p>
          </table:table-cell>
          <table:table-cell table:style-name="ce16" office:value-type="string" calcext:value-type="string">
            <text:p>Klingt nach einem stressigen Job.</text:p>
          </table:table-cell>
          <table:table-cell table:style-name="ce13" office:value-type="string" calcext:value-type="string">
            <text:p>stressi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scaric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47931" calcext:value-type="float">
            <text:p>9647931</text:p>
          </table:table-cell>
          <table:table-cell table:style-name="ce16" office:value-type="string" calcext:value-type="string">
            <text:p>Dobbiamo portare la spazzatura alla discarica pubblica.</text:p>
          </table:table-cell>
          <table:table-cell table:style-name="ce16" office:value-type="string" calcext:value-type="string">
            <text:p>Wir müssen den Müll zur städtischen Müllkippe bringen</text:p>
          </table:table-cell>
          <table:table-cell table:style-name="ce13" office:value-type="string" calcext:value-type="string">
            <text:p>Müllkipp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ten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34624" calcext:value-type="float">
            <text:p>2434624</text:p>
          </table:table-cell>
          <table:table-cell table:style-name="ce16" office:value-type="string" calcext:value-type="string">
            <text:p>Molti cittadini britannici ritengono che essi non hanno bisogno bisogno dell'Unione europea.</text:p>
          </table:table-cell>
          <table:table-cell table:style-name="ce16" office:value-type="string" calcext:value-type="string">
            <text:p>Viele Briten meinen, dass sie die Europäische Union nicht brauchen.</text:p>
          </table:table-cell>
          <table:table-cell table:style-name="ce13" office:value-type="string" calcext:value-type="string">
            <text:p>meinen</text:p>
          </table:table-cell>
          <table:table-cell table:style-name="ce13" office:value-type="float" office:value="1636926" calcext:value-type="float">
            <text:p>1636926</text:p>
          </table:table-cell>
          <table:table-cell table:style-name="ce16" office:value-type="string" calcext:value-type="string">
            <text:p>Non lo devi ritenere sbagliato a prescindere.</text:p>
          </table:table-cell>
          <table:table-cell table:style-name="ce16" office:value-type="string" calcext:value-type="string">
            <text:p>Abgesehen davon solltest du es nicht für falsch halten.</text:p>
          </table:table-cell>
          <table:table-cell table:style-name="ce13" office:value-type="string" calcext:value-type="string">
            <text:p>halten</text:p>
          </table:table-cell>
          <table:table-cell table:style-name="ce13" office:value-type="float" office:value="1919312" calcext:value-type="float">
            <text:p>1919312</text:p>
          </table:table-cell>
          <table:table-cell table:style-name="ce16" office:value-type="string" calcext:value-type="string">
            <text:p>Mi ritengo una persona leale e corretta.</text:p>
          </table:table-cell>
          <table:table-cell table:style-name="ce16" office:value-type="string" calcext:value-type="string">
            <text:p>Ich halte mich für einen aufrichtigen und korrekten Menschen.</text:p>
          </table:table-cell>
          <table:table-cell table:style-name="ce13" office:value-type="string" calcext:value-type="string">
            <text:p>hal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av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021788" calcext:value-type="float">
            <text:p>3021788</text:p>
          </table:table-cell>
          <table:table-cell table:style-name="ce16" office:value-type="string" calcext:value-type="string">
            <text:p>La goccia scava la pietra.</text:p>
          </table:table-cell>
          <table:table-cell table:style-name="ce16" office:value-type="string" calcext:value-type="string">
            <text:p>Steter Tropfen höhlt den Stein.</text:p>
          </table:table-cell>
          <table:table-cell table:style-name="ce13" office:value-type="string" calcext:value-type="string">
            <text:p>höhlt</text:p>
          </table:table-cell>
          <table:table-cell table:style-name="ce13" office:value-type="float" office:value="9660103" calcext:value-type="float">
            <text:p>9660103</text:p>
          </table:table-cell>
          <table:table-cell table:style-name="ce16" office:value-type="string" calcext:value-type="string">
            <text:p>Non passerà anni a scavare terra e a trovare terra, come me.</text:p>
          </table:table-cell>
          <table:table-cell table:style-name="ce16" office:value-type="string" calcext:value-type="string">
            <text:p>Er wird nicht jahrelang im Dreck wühlen und nur Dreck finden, wie ich.</text:p>
          </table:table-cell>
          <table:table-cell table:style-name="ce13" office:value-type="string" calcext:value-type="string">
            <text:p>wühlen</text:p>
          </table:table-cell>
          <table:table-cell table:style-name="ce13" office:value-type="float" office:value="9079325" calcext:value-type="float">
            <text:p>9079325</text:p>
          </table:table-cell>
          <table:table-cell table:style-name="ce16" office:value-type="string" calcext:value-type="string">
            <text:p>Continuo a scavare ma il buco non diventa più grande.</text:p>
          </table:table-cell>
          <table:table-cell table:style-name="ce16" office:value-type="string" calcext:value-type="string">
            <text:p>Ich grabe und grabe, und das Loch wird nicht größer.</text:p>
          </table:table-cell>
          <table:table-cell table:style-name="ce13" office:value-type="string" calcext:value-type="string">
            <text:p>grab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tinu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17294" calcext:value-type="float">
            <text:p>9717294</text:p>
          </table:table-cell>
          <table:table-cell table:style-name="ce16" office:value-type="string" calcext:value-type="string">
            <text:p>Era un dolore continuo, pensavo che sarebbe durato per sempre.</text:p>
          </table:table-cell>
          <table:table-cell table:style-name="ce16" office:value-type="string" calcext:value-type="string">
            <text:p>Es war ein anhaltender Schmerz, ich dachte, das bleibt für immer.</text:p>
          </table:table-cell>
          <table:table-cell table:style-name="ce13" office:value-type="string" calcext:value-type="string">
            <text:p>anhaltender</text:p>
          </table:table-cell>
          <table:table-cell table:style-name="ce13" office:value-type="float" office:value="9207722" calcext:value-type="float">
            <text:p>9207722</text:p>
          </table:table-cell>
          <table:table-cell table:style-name="ce16" office:value-type="string" calcext:value-type="string">
            <text:p>Il circo è potenza enorme e continuo movimento.</text:p>
          </table:table-cell>
          <table:table-cell table:style-name="ce16" office:value-type="string" calcext:value-type="string">
            <text:p>Ein Zirkus ist gigantische Kraft und unaufhörliche Bewegung.</text:p>
          </table:table-cell>
          <table:table-cell table:style-name="ce13" office:value-type="string" calcext:value-type="string">
            <text:p>unaufhörliche</text:p>
          </table:table-cell>
          <table:table-cell table:style-name="ce13" office:value-type="float" office:value="9340641" calcext:value-type="float">
            <text:p>9340641</text:p>
          </table:table-cell>
          <table:table-cell table:style-name="ce16" office:value-type="string" calcext:value-type="string">
            <text:p>È solo che tutto cambia di continuo.</text:p>
          </table:table-cell>
          <table:table-cell table:style-name="ce16" office:value-type="string" calcext:value-type="string">
            <text:p>Es ist bloß so, dass sich alles ständig verändert.</text:p>
          </table:table-cell>
          <table:table-cell table:style-name="ce13" office:value-type="string" calcext:value-type="string">
            <text:p>ständ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cogli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640927" calcext:value-type="float">
            <text:p>3640927</text:p>
          </table:table-cell>
          <table:table-cell table:style-name="ce16" office:value-type="string" calcext:value-type="string">
            <text:p>Lo hanno accolto a braccia aperte.</text:p>
          </table:table-cell>
          <table:table-cell table:style-name="ce16" office:value-type="string" calcext:value-type="string">
            <text:p>Sie haben ihn mit offenen Armen empfangen.</text:p>
          </table:table-cell>
          <table:table-cell table:style-name="ce13" office:value-type="string" calcext:value-type="string">
            <text:p>empfangen</text:p>
          </table:table-cell>
          <table:table-cell table:style-name="ce13" office:value-type="float" office:value="9261115" calcext:value-type="float">
            <text:p>9261115</text:p>
          </table:table-cell>
          <table:table-cell table:style-name="ce16" office:value-type="string" calcext:value-type="string">
            <text:p>Così avvertimmo lo zio di prepararsi ad accogliere una nuova nipote.</text:p>
          </table:table-cell>
          <table:table-cell table:style-name="ce16" office:value-type="string" calcext:value-type="string">
            <text:p>So bereiteten wir Onkel George darauf vor, eine neue Nichte zu empfangen.</text:p>
          </table:table-cell>
          <table:table-cell table:style-name="ce13" office:value-type="string" calcext:value-type="string">
            <text:p>empfangen</text:p>
          </table:table-cell>
          <table:table-cell table:style-name="ce13" office:value-type="float" office:value="10324199" calcext:value-type="float">
            <text:p>10324199</text:p>
          </table:table-cell>
          <table:table-cell table:style-name="ce16" office:value-type="string" calcext:value-type="string">
            <text:p>Ci faccia sapere quando arriverà, in modo da poterla accogliere degnamente.</text:p>
          </table:table-cell>
          <table:table-cell table:style-name="ce16" office:value-type="string" calcext:value-type="string">
            <text:p>Sagen Sie uns frühzeitig wann, um sie auf würdige Weise empfangen zu können.</text:p>
          </table:table-cell>
          <table:table-cell table:style-name="ce13" office:value-type="string" calcext:value-type="string">
            <text:p>empfan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alor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87790" calcext:value-type="float">
            <text:p>9187790</text:p>
          </table:table-cell>
          <table:table-cell table:style-name="ce16" office:value-type="string" calcext:value-type="string">
            <text:p>Come un atleta olimpico, contava ogni caloria.</text:p>
          </table:table-cell>
          <table:table-cell table:style-name="ce16" office:value-type="string" calcext:value-type="string">
            <text:p>Wie ein olympischer Athlet, zählte sie jede Kalorie.</text:p>
          </table:table-cell>
          <table:table-cell table:style-name="ce13" office:value-type="string" calcext:value-type="string">
            <text:p>Kalori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fattori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87388" calcext:value-type="float">
            <text:p>9187388</text:p>
          </table:table-cell>
          <table:table-cell table:style-name="ce16" office:value-type="string" calcext:value-type="string">
            <text:p>Il fattorino prenderà il tuo bagaglio.</text:p>
          </table:table-cell>
          <table:table-cell table:style-name="ce16" office:value-type="string" calcext:value-type="string">
            <text:p>Der Diener wird dein Gepäck abholen.</text:p>
          </table:table-cell>
          <table:table-cell table:style-name="ce13" office:value-type="string" calcext:value-type="string">
            <text:p>Dien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ubbli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924609" calcext:value-type="float">
            <text:p>9924609</text:p>
          </table:table-cell>
          <table:table-cell table:style-name="ce16" office:value-type="string" calcext:value-type="string">
            <text:p>Questo libro è appena stato pubblicato.</text:p>
          </table:table-cell>
          <table:table-cell table:style-name="ce16" office:value-type="string" calcext:value-type="string">
            <text:p>Das Buch wurde gerade herausgegeben.</text:p>
          </table:table-cell>
          <table:table-cell table:style-name="ce13" office:value-type="string" calcext:value-type="string">
            <text:p>herausgegeben</text:p>
          </table:table-cell>
          <table:table-cell table:style-name="ce13" office:value-type="float" office:value="9855280" calcext:value-type="float">
            <text:p>9855280</text:p>
          </table:table-cell>
          <table:table-cell table:style-name="ce16" office:value-type="string" calcext:value-type="string">
            <text:p>Scrive, ma pubblica nulla.</text:p>
          </table:table-cell>
          <table:table-cell table:style-name="ce16" office:value-type="string" calcext:value-type="string">
            <text:p>Er schreibt, aber er veröffentlicht nichts.</text:p>
          </table:table-cell>
          <table:table-cell table:style-name="ce13" office:value-type="string" calcext:value-type="string">
            <text:p>veröffentlicht</text:p>
          </table:table-cell>
          <table:table-cell table:style-name="ce13" office:value-type="float" office:value="9434361" calcext:value-type="float">
            <text:p>9434361</text:p>
          </table:table-cell>
          <table:table-cell table:style-name="ce16" office:value-type="string" calcext:value-type="string">
            <text:p>Il mio libro fu pubblicato due anni dopo.</text:p>
          </table:table-cell>
          <table:table-cell table:style-name="ce16" office:value-type="string" calcext:value-type="string">
            <text:p>Mein Buch wurde zwei Jahre später veröffentlicht.</text:p>
          </table:table-cell>
          <table:table-cell table:style-name="ce13" office:value-type="string" calcext:value-type="string">
            <text:p>veröffentlic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nunc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04399" calcext:value-type="float">
            <text:p>10404399</text:p>
          </table:table-cell>
          <table:table-cell table:style-name="ce16" office:value-type="string" calcext:value-type="string">
            <text:p>Dobbiamo mandare la denuncia per una persona scomparsa alla polizia.</text:p>
          </table:table-cell>
          <table:table-cell table:style-name="ce16" office:value-type="string" calcext:value-type="string">
            <text:p>Wir müssen eine Vermißtenanzeige an die Polizei melden.</text:p>
          </table:table-cell>
          <table:table-cell table:style-name="ce13" office:value-type="string" calcext:value-type="string">
            <text:p>anzeige</text:p>
          </table:table-cell>
          <table:table-cell table:style-name="ce13" office:value-type="float" office:value="9716342" calcext:value-type="float">
            <text:p>9716342</text:p>
          </table:table-cell>
          <table:table-cell table:style-name="ce16" office:value-type="string" calcext:value-type="string">
            <text:p>La polizia gli ha chiesto di sporgere denuncia ma lui si rifiuta.</text:p>
          </table:table-cell>
          <table:table-cell table:style-name="ce16" office:value-type="string" calcext:value-type="string">
            <text:p>Der Polizist rät ihm zur Anzeige, aber er weigert sich.</text:p>
          </table:table-cell>
          <table:table-cell table:style-name="ce13" office:value-type="string" calcext:value-type="string">
            <text:p>Anzeige</text:p>
          </table:table-cell>
          <table:table-cell table:style-name="ce13" office:value-type="float" office:value="9742675" calcext:value-type="float">
            <text:p>9742675</text:p>
          </table:table-cell>
          <table:table-cell table:style-name="ce16" office:value-type="string" calcext:value-type="string">
            <text:p>Non verrà fatta nessuna denuncia alla polizia.</text:p>
          </table:table-cell>
          <table:table-cell table:style-name="ce16" office:value-type="string" calcext:value-type="string">
            <text:p>Es wird keine Polizeimeldung erstellt.</text:p>
          </table:table-cell>
          <table:table-cell table:style-name="ce13" office:value-type="string" calcext:value-type="string">
            <text:p>meld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entinai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ura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78239" calcext:value-type="float">
            <text:p>1878239</text:p>
          </table:table-cell>
          <table:table-cell table:style-name="ce16" office:value-type="string" calcext:value-type="string">
            <text:p>La durata dell'esercizio dipende dal tempo a disposizione.</text:p>
          </table:table-cell>
          <table:table-cell table:style-name="ce16" office:value-type="string" calcext:value-type="string">
            <text:p>Die Dauer der Übung hängt davon ab, wie viel Zeit zur Verfügung steht.</text:p>
          </table:table-cell>
          <table:table-cell table:style-name="ce13" office:value-type="string" calcext:value-type="string">
            <text:p>Dauer</text:p>
          </table:table-cell>
          <table:table-cell table:style-name="ce13" office:value-type="float" office:value="9586770" calcext:value-type="float">
            <text:p>9586770</text:p>
          </table:table-cell>
          <table:table-cell table:style-name="ce16" office:value-type="string" calcext:value-type="string">
            <text:p>La durata del volo risulta come previsto 4 ore e 18 minuti.</text:p>
          </table:table-cell>
          <table:table-cell table:style-name="ce16" office:value-type="string" calcext:value-type="string">
            <text:p>Die Flugdauer wird wie geplant 4 Stunden und 1 8 Minuten betragen.</text:p>
          </table:table-cell>
          <table:table-cell table:style-name="ce13" office:value-type="string" calcext:value-type="string">
            <text:p>dauer</text:p>
          </table:table-cell>
          <table:table-cell table:style-name="ce13" office:value-type="float" office:value="9899558" calcext:value-type="float">
            <text:p>9899558</text:p>
          </table:table-cell>
          <table:table-cell table:style-name="ce16" office:value-type="string" calcext:value-type="string">
            <text:p>E il mio matrimonio è stato una farsa di una durata di 33 anni.</text:p>
          </table:table-cell>
          <table:table-cell table:style-name="ce16" office:value-type="string" calcext:value-type="string">
            <text:p>Meine Ehe war eine Farce von der Dauer von 33 Jahren.</text:p>
          </table:table-cell>
          <table:table-cell table:style-name="ce13" office:value-type="string" calcext:value-type="string">
            <text:p>Dau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fastidios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52795" calcext:value-type="float">
            <text:p>10052795</text:p>
          </table:table-cell>
          <table:table-cell table:style-name="ce16" office:value-type="string" calcext:value-type="string">
            <text:p>Ma fa un rumore molto fastidioso.</text:p>
          </table:table-cell>
          <table:table-cell table:style-name="ce16" office:value-type="string" calcext:value-type="string">
            <text:p>Aber er macht ein lästiges Geräusch.</text:p>
          </table:table-cell>
          <table:table-cell table:style-name="ce13" office:value-type="string" calcext:value-type="string">
            <text:p>lästiges</text:p>
          </table:table-cell>
          <table:table-cell table:style-name="ce13" office:value-type="float" office:value="9547931" calcext:value-type="float">
            <text:p>9547931</text:p>
          </table:table-cell>
          <table:table-cell table:style-name="ce16" office:value-type="string" calcext:value-type="string">
            <text:p>Si è comportata in modo fastidioso!</text:p>
          </table:table-cell>
          <table:table-cell table:style-name="ce16" office:value-type="string" calcext:value-type="string">
            <text:p>Sie benahm sich sehr irrtierend.</text:p>
          </table:table-cell>
          <table:table-cell table:style-name="ce13" office:value-type="string" calcext:value-type="string">
            <text:p>irritierend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incito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265197" calcext:value-type="float">
            <text:p>1265197</text:p>
          </table:table-cell>
          <table:table-cell table:style-name="ce16" office:value-type="string" calcext:value-type="string">
            <text:p>La squadra vincitrice ricevette come premio una coppa d'argento.</text:p>
          </table:table-cell>
          <table:table-cell table:style-name="ce16" office:value-type="string" calcext:value-type="string">
            <text:p>Die siegreiche Mannschaft bekam einen silbernen Pokal als Preis.</text:p>
          </table:table-cell>
          <table:table-cell table:style-name="ce13" office:value-type="string" calcext:value-type="string">
            <text:p>siegreiche</text:p>
          </table:table-cell>
          <table:table-cell table:style-name="ce13" office:value-type="float" office:value="10076710" calcext:value-type="float">
            <text:p>10076710</text:p>
          </table:table-cell>
          <table:table-cell table:style-name="ce16" office:value-type="string" calcext:value-type="string">
            <text:p>Un premio per il giocatore vincitore, il mio rispetto per il perdente.</text:p>
          </table:table-cell>
          <table:table-cell table:style-name="ce16" office:value-type="string" calcext:value-type="string">
            <text:p>Ein Geschenk für den siegreichen Spieler, dem Verlierer meine Anerkennung.</text:p>
          </table:table-cell>
          <table:table-cell table:style-name="ce13" office:value-type="string" calcext:value-type="string">
            <text:p>siegreichen</text:p>
          </table:table-cell>
          <table:table-cell table:style-name="ce13" office:value-type="float" office:value="10354586" calcext:value-type="float">
            <text:p>10354586</text:p>
          </table:table-cell>
          <table:table-cell table:style-name="ce16" office:value-type="string" calcext:value-type="string">
            <text:p>Ogni gioco ha una squadra vincitrice e una perdente.</text:p>
          </table:table-cell>
          <table:table-cell table:style-name="ce16" office:value-type="string" calcext:value-type="string">
            <text:p>In jedem Spiel gibt es ein siegreiches und ein Verliererteam.</text:p>
          </table:table-cell>
          <table:table-cell table:style-name="ce13" office:value-type="string" calcext:value-type="string">
            <text:p>siegreich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spi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047807" calcext:value-type="float">
            <text:p>10047807</text:p>
          </table:table-cell>
          <table:table-cell table:style-name="ce16" office:value-type="string" calcext:value-type="string">
            <text:p>Qui possiamo ospitare comodamente fino a 300 persone.</text:p>
          </table:table-cell>
          <table:table-cell table:style-name="ce16" office:value-type="string" calcext:value-type="string">
            <text:p>Wir können hier leicht 300 Leuten aufnehmen.</text:p>
          </table:table-cell>
          <table:table-cell table:style-name="ce13" office:value-type="string" calcext:value-type="string">
            <text:p>aufnehmen</text:p>
          </table:table-cell>
          <table:table-cell table:style-name="ce13" office:value-type="float" office:value="9553533" calcext:value-type="float">
            <text:p>9553533</text:p>
          </table:table-cell>
          <table:table-cell table:style-name="ce16" office:value-type="string" calcext:value-type="string">
            <text:p>Forse dovreste farvi ospitare da parenti.</text:p>
          </table:table-cell>
          <table:table-cell table:style-name="ce16" office:value-type="string" calcext:value-type="string">
            <text:p>Vielleicht solltest du bei Verwandten untergebracht werden.</text:p>
          </table:table-cell>
          <table:table-cell table:style-name="ce13" office:value-type="string" calcext:value-type="string">
            <text:p>untergebracht</text:p>
          </table:table-cell>
          <table:table-cell table:style-name="ce13" office:value-type="float" office:value="9654734" calcext:value-type="float">
            <text:p>9654734</text:p>
          </table:table-cell>
          <table:table-cell table:style-name="ce16" office:value-type="string" calcext:value-type="string">
            <text:p>Non possiamo ospitare altra gente.</text:p>
          </table:table-cell>
          <table:table-cell table:style-name="ce16" office:value-type="string" calcext:value-type="string">
            <text:p>Wir können niemanden mehr aufnehmen.</text:p>
          </table:table-cell>
          <table:table-cell table:style-name="ce13" office:value-type="string" calcext:value-type="string">
            <text:p>aufnehm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ia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040076" calcext:value-type="float">
            <text:p>9040076</text:p>
          </table:table-cell>
          <table:table-cell table:style-name="ce16" office:value-type="string" calcext:value-type="string">
            <text:p>Il viale è costeggiato di alberi.</text:p>
          </table:table-cell>
          <table:table-cell table:style-name="ce16" office:value-type="string" calcext:value-type="string">
            <text:p>Die Straße ist umsäumt von Bäumen.</text:p>
          </table:table-cell>
          <table:table-cell table:style-name="ce13" office:value-type="string" calcext:value-type="string">
            <text:p>Straße</text:p>
          </table:table-cell>
          <table:table-cell table:style-name="ce13" office:value-type="float" office:value="9765758" calcext:value-type="float">
            <text:p>9765758</text:p>
          </table:table-cell>
          <table:table-cell table:style-name="ce16" office:value-type="string" calcext:value-type="string">
            <text:p>Questo sentiero ci porta di sicuro sul viale centrale.</text:p>
          </table:table-cell>
          <table:table-cell table:style-name="ce16" office:value-type="string" calcext:value-type="string">
            <text:p>Dieser Pfad wird uns bestimmt zur Straße führen.</text:p>
          </table:table-cell>
          <table:table-cell table:style-name="ce13" office:value-type="string" calcext:value-type="string">
            <text:p>Straß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limpiad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87790" calcext:value-type="float">
            <text:p>9187790</text:p>
          </table:table-cell>
          <table:table-cell table:style-name="ce16" office:value-type="string" calcext:value-type="string">
            <text:p>Come un atleta che si prepara per le Olimpiadi, contava ogni caloria.</text:p>
          </table:table-cell>
          <table:table-cell table:style-name="ce16" office:value-type="string" calcext:value-type="string">
            <text:p>Wie eine Athletin, die sich auf Olympia vorbereitet, zählte sie jede Kalorie.</text:p>
          </table:table-cell>
          <table:table-cell table:style-name="ce13" office:value-type="string" calcext:value-type="string">
            <text:p>Olympia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leggibile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munqu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381915" calcext:value-type="float">
            <text:p>381915</text:p>
          </table:table-cell>
          <table:table-cell table:style-name="ce16" office:value-type="string" calcext:value-type="string">
            <text:p>Anche se nessuno mi accompagna, andrò comunque a vedere questo film.</text:p>
          </table:table-cell>
          <table:table-cell table:style-name="ce16" office:value-type="string" calcext:value-type="string">
            <text:p>Auch wenn niemand mit mir mitkommt, gehe ich trotzdem in den Film.</text:p>
          </table:table-cell>
          <table:table-cell table:style-name="ce13" office:value-type="string" calcext:value-type="string">
            <text:p>trotzdem</text:p>
          </table:table-cell>
          <table:table-cell table:style-name="ce13" office:value-type="float" office:value="946696" calcext:value-type="float">
            <text:p>946696</text:p>
          </table:table-cell>
          <table:table-cell table:style-name="ce16" office:value-type="string" calcext:value-type="string">
            <text:p>Che ti piaccia o meno, devi farlo comunque.</text:p>
          </table:table-cell>
          <table:table-cell table:style-name="ce16" office:value-type="string" calcext:value-type="string">
            <text:p>Ob es dir passt oder nicht: Du musst es gleich tun.</text:p>
          </table:table-cell>
          <table:table-cell table:style-name="ce13" office:value-type="string" calcext:value-type="string">
            <text:p>gleich</text:p>
          </table:table-cell>
          <table:table-cell table:style-name="ce13" office:value-type="float" office:value="9972543" calcext:value-type="float">
            <text:p>9972543</text:p>
          </table:table-cell>
          <table:table-cell table:style-name="ce16" office:value-type="string" calcext:value-type="string">
            <text:p>Sarà una follia, comunque ho deciso: Io difendo.</text:p>
          </table:table-cell>
          <table:table-cell table:style-name="ce16" office:value-type="string" calcext:value-type="string">
            <text:p>Auch wenn es verrückt ist, habe ich trotzdem entschieden: ich werde ihn verteidigen!</text:p>
          </table:table-cell>
          <table:table-cell table:style-name="ce13" office:value-type="string" calcext:value-type="string">
            <text:p>trotzde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uoc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97696" calcext:value-type="float">
            <text:p>9197696</text:p>
          </table:table-cell>
          <table:table-cell table:style-name="ce16" office:value-type="string" calcext:value-type="string">
            <text:p>II cuoco era preoccupato di averlo lasciato troppo sul fuoco.</text:p>
          </table:table-cell>
          <table:table-cell table:style-name="ce16" office:value-type="string" calcext:value-type="string">
            <text:p>Der Koch fürchtete, es habe zu lange auf dem Grill gelegen.</text:p>
          </table:table-cell>
          <table:table-cell table:style-name="ce13" office:value-type="string" calcext:value-type="string">
            <text:p>Koch</text:p>
          </table:table-cell>
          <table:table-cell table:style-name="ce13" office:value-type="float" office:value="9782778" calcext:value-type="float">
            <text:p>9782778</text:p>
          </table:table-cell>
          <table:table-cell table:style-name="ce16" office:value-type="string" calcext:value-type="string">
            <text:p>II capo ha chiesto il formaggio fuso. Lo dice lei al cuoco?</text:p>
          </table:table-cell>
          <table:table-cell table:style-name="ce16" office:value-type="string" calcext:value-type="string">
            <text:p>Der Boss hat nach geschmolzenem Käse gefragt. Sagen Sie es dem Koch?</text:p>
          </table:table-cell>
          <table:table-cell table:style-name="ce13" office:value-type="string" calcext:value-type="string">
            <text:p>Koch</text:p>
          </table:table-cell>
          <table:table-cell table:style-name="ce13" office:value-type="float" office:value="10116393" calcext:value-type="float">
            <text:p>10116393</text:p>
          </table:table-cell>
          <table:table-cell table:style-name="ce16" office:value-type="string" calcext:value-type="string">
            <text:p>Il cuoco le preparerà da mangiare.</text:p>
          </table:table-cell>
          <table:table-cell table:style-name="ce16" office:value-type="string" calcext:value-type="string">
            <text:p>Der Koch wird eine Mahlzeit zubereiten.</text:p>
          </table:table-cell>
          <table:table-cell table:style-name="ce13" office:value-type="string" calcext:value-type="string">
            <text:p>Ko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conom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6000632" calcext:value-type="float">
            <text:p>6000632</text:p>
          </table:table-cell>
          <table:table-cell table:style-name="ce16" office:value-type="string" calcext:value-type="string">
            <text:p>In Repubblica Ceca la birra è più economica dell'acqua.</text:p>
          </table:table-cell>
          <table:table-cell table:style-name="ce16" office:value-type="string" calcext:value-type="string">
            <text:p>In Tschechien ist Bier billiger als Wasser.</text:p>
          </table:table-cell>
          <table:table-cell table:style-name="ce13" office:value-type="string" calcext:value-type="string">
            <text:p>billiger</text:p>
          </table:table-cell>
          <table:table-cell table:style-name="ce13" office:value-type="float" office:value="3067300" calcext:value-type="float">
            <text:p>3067300</text:p>
          </table:table-cell>
          <table:table-cell table:style-name="ce16" office:value-type="string" calcext:value-type="string">
            <text:p>La crisi attuale non è solo di natura economica.</text:p>
          </table:table-cell>
          <table:table-cell table:style-name="ce16" office:value-type="string" calcext:value-type="string">
            <text:p>Die gegenwärtige Krise ist nicht nur ökonomischer Natur.</text:p>
          </table:table-cell>
          <table:table-cell table:style-name="ce13" office:value-type="string" calcext:value-type="string">
            <text:p>ökonomischer</text:p>
          </table:table-cell>
          <table:table-cell table:style-name="ce13" office:value-type="float" office:value="1655235" calcext:value-type="float">
            <text:p>1655235</text:p>
          </table:table-cell>
          <table:table-cell table:style-name="ce16" office:value-type="string" calcext:value-type="string">
            <text:p>Questa macchina era così economica che è riuscito a comprarla.</text:p>
          </table:table-cell>
          <table:table-cell table:style-name="ce16" office:value-type="string" calcext:value-type="string">
            <text:p>Dieses Auto war so günstig, dass er es sich kaufen konnte.</text:p>
          </table:table-cell>
          <table:table-cell table:style-name="ce13" office:value-type="string" calcext:value-type="string">
            <text:p>günst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orm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355197" calcext:value-type="float">
            <text:p>9355197</text:p>
          </table:table-cell>
          <table:table-cell table:style-name="ce16" office:value-type="string" calcext:value-type="string">
            <text:p>È un biglietto formale di ringraziamento e tante scuse.</text:p>
          </table:table-cell>
          <table:table-cell table:style-name="ce16" office:value-type="string" calcext:value-type="string">
            <text:p>Ein formelles Dankeschön und eine große Entschuldigung.</text:p>
          </table:table-cell>
          <table:table-cell table:style-name="ce13" office:value-type="string" calcext:value-type="string">
            <text:p>formelles</text:p>
          </table:table-cell>
          <table:table-cell table:style-name="ce13" office:value-type="float" office:value="9937378" calcext:value-type="float">
            <text:p>9937378</text:p>
          </table:table-cell>
          <table:table-cell table:style-name="ce16" office:value-type="string" calcext:value-type="string">
            <text:p>La festa è stata una mia idea, ma è George che vuole una cena formale.</text:p>
          </table:table-cell>
          <table:table-cell table:style-name="ce16" office:value-type="string" calcext:value-type="string">
            <text:p>Die Party war meine Idee, aber sie formal zu gestalten war Georges Idee.</text:p>
          </table:table-cell>
          <table:table-cell table:style-name="ce13" office:value-type="string" calcext:value-type="string">
            <text:p>formal</text:p>
          </table:table-cell>
          <table:table-cell table:style-name="ce13" office:value-type="float" office:value="10366000" calcext:value-type="float">
            <text:p>10366000</text:p>
          </table:table-cell>
          <table:table-cell table:style-name="ce16" office:value-type="string" calcext:value-type="string">
            <text:p>Avremo, allora, un dialogo formale.</text:p>
          </table:table-cell>
          <table:table-cell table:style-name="ce16" office:value-type="string" calcext:value-type="string">
            <text:p>Wir werden eine formelle Unterhaltung führen.</text:p>
          </table:table-cell>
          <table:table-cell table:style-name="ce13" office:value-type="string" calcext:value-type="string">
            <text:p>formelle</text:p>
          </table:table-cell>
          <table:table-cell table:style-name="ce16" office:value-type="string" calcext:value-type="string">
            <text:p>lettera formal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sponent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81032" calcext:value-type="float">
            <text:p>9981032</text:p>
          </table:table-cell>
          <table:table-cell table:style-name="ce16" office:value-type="string" calcext:value-type="string">
            <text:p>Le piacerebbe incontrare qualche esponente del governo?</text:p>
          </table:table-cell>
          <table:table-cell table:style-name="ce16" office:value-type="string" calcext:value-type="string">
            <text:p>Möchten Sie gerne Vertreter der Regierung treffen?</text:p>
          </table:table-cell>
          <table:table-cell table:style-name="ce13" office:value-type="string" calcext:value-type="string">
            <text:p>Vertret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dignitos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240877" calcext:value-type="float">
            <text:p>9240877</text:p>
          </table:table-cell>
          <table:table-cell table:style-name="ce16" office:value-type="string" calcext:value-type="string">
            <text:p>Lei era vestita in modo semplice e dignitoso.</text:p>
          </table:table-cell>
          <table:table-cell table:style-name="ce16" office:value-type="string" calcext:value-type="string">
            <text:p>Sie war schlicht und würdevoll gekleidet.</text:p>
          </table:table-cell>
          <table:table-cell table:style-name="ce13" office:value-type="string" calcext:value-type="string">
            <text:p>würdevoll</text:p>
          </table:table-cell>
          <table:table-cell table:style-name="ce13" office:value-type="float" office:value="9890833" calcext:value-type="float">
            <text:p>9890833</text:p>
          </table:table-cell>
          <table:table-cell table:style-name="ce16" office:value-type="string" calcext:value-type="string">
            <text:p>Non pensi che svuotare la toilette chimica sia poco dignitoso per un collezionista di gioielli?</text:p>
          </table:table-cell>
          <table:table-cell table:style-name="ce16" office:value-type="string" calcext:value-type="string">
            <text:p>Glaubst du nicht, eine Toilette zu leeren ist für einen Juwelensammler wenig würdevoll?</text:p>
          </table:table-cell>
          <table:table-cell table:style-name="ce13" office:value-type="string" calcext:value-type="string">
            <text:p>würdevoll</text:p>
          </table:table-cell>
          <table:table-cell table:style-name="ce13" office:value-type="float" office:value="9120076" calcext:value-type="float">
            <text:p>9120076</text:p>
          </table:table-cell>
          <table:table-cell table:style-name="ce16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ce16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13" office:value-type="string" calcext:value-type="string">
            <text:p>Würdevoller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unzion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879191" calcext:value-type="float">
            <text:p>1879191</text:p>
          </table:table-cell>
          <table:table-cell table:style-name="ce16" office:value-type="string" calcext:value-type="string">
            <text:p>Secondo voi perché non ha funzionato l'esperimento?</text:p>
          </table:table-cell>
          <table:table-cell table:style-name="ce16" office:value-type="string" calcext:value-type="string">
            <text:p>Warum hat eurer Meinung nach das Experiment nicht funktioniert?</text:p>
          </table:table-cell>
          <table:table-cell table:style-name="ce13" office:value-type="string" calcext:value-type="string">
            <text:p>funktioniert</text:p>
          </table:table-cell>
          <table:table-cell table:style-name="ce13" office:value-type="float" office:value="4316962" calcext:value-type="float">
            <text:p>4316962</text:p>
          </table:table-cell>
          <table:table-cell table:style-name="ce16" office:value-type="string" calcext:value-type="string">
            <text:p>Ho sempre detto che il tuo cellulare non ha mai funzionato bene.</text:p>
          </table:table-cell>
          <table:table-cell table:style-name="ce16" office:value-type="string" calcext:value-type="string">
            <text:p>Ich habe immer gesagt, dass dein Handy nie gut funktioniert hat.</text:p>
          </table:table-cell>
          <table:table-cell table:style-name="ce13" office:value-type="string" calcext:value-type="string">
            <text:p>funktioniert</text:p>
          </table:table-cell>
          <table:table-cell table:style-name="ce13" office:value-type="float" office:value="5175653" calcext:value-type="float">
            <text:p>5175653</text:p>
          </table:table-cell>
          <table:table-cell table:style-name="ce16" office:value-type="string" calcext:value-type="string">
            <text:p>Ho capito perché la macchina non funzionava.</text:p>
          </table:table-cell>
          <table:table-cell table:style-name="ce16" office:value-type="string" calcext:value-type="string">
            <text:p>Ich habe begriffen, warum das Auto nicht funktionierte.</text:p>
          </table:table-cell>
          <table:table-cell table:style-name="ce13" office:value-type="string" calcext:value-type="string">
            <text:p>funktionier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eccell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695295" calcext:value-type="float">
            <text:p>9695295</text:p>
          </table:table-cell>
          <table:table-cell table:style-name="ce16" office:value-type="string" calcext:value-type="string">
            <text:p>Loro parlano un eccellente inglese.</text:p>
          </table:table-cell>
          <table:table-cell table:style-name="ce16" office:value-type="string" calcext:value-type="string">
            <text:p>Sie sprechen ein exzellentes Englisch.</text:p>
          </table:table-cell>
          <table:table-cell table:style-name="ce13" office:value-type="string" calcext:value-type="string">
            <text:p>exzellentes</text:p>
          </table:table-cell>
          <table:table-cell table:style-name="ce13" office:value-type="float" office:value="9069456" calcext:value-type="float">
            <text:p>9069456</text:p>
          </table:table-cell>
          <table:table-cell table:style-name="ce16" office:value-type="string" calcext:value-type="string">
            <text:p>Molto bene, eccellente, superbo.</text:p>
          </table:table-cell>
          <table:table-cell table:style-name="ce16" office:value-type="string" calcext:value-type="string">
            <text:p>Sehr gut, exzellent, brillant.</text:p>
          </table:table-cell>
          <table:table-cell table:style-name="ce13" office:value-type="string" calcext:value-type="string">
            <text:p>exzellent</text:p>
          </table:table-cell>
          <table:table-cell table:style-name="ce13" office:value-type="float" office:value="10048988" calcext:value-type="float">
            <text:p>10048988</text:p>
          </table:table-cell>
          <table:table-cell table:style-name="ce16" office:value-type="string" calcext:value-type="string">
            <text:p>Si è comportato in maniera eccellente.</text:p>
          </table:table-cell>
          <table:table-cell table:style-name="ce16" office:value-type="string" calcext:value-type="string">
            <text:p>Er hat sich fabelhaft verhalten.</text:p>
          </table:table-cell>
          <table:table-cell table:style-name="ce13" office:value-type="string" calcext:value-type="string">
            <text:p>fabel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enet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63308" calcext:value-type="float">
            <text:p>10163308</text:p>
          </table:table-cell>
          <table:table-cell table:style-name="ce16" office:value-type="string" calcext:value-type="string">
            <text:p>Vado a fare la spesa e poi ti preparero una bella cenetta.</text:p>
          </table:table-cell>
          <table:table-cell table:style-name="ce16" office:value-type="string" calcext:value-type="string">
            <text:p>Ich gehe einkaufen, und dann koche ich dir Abendessen.</text:p>
          </table:table-cell>
          <table:table-cell table:style-name="ce13" office:value-type="string" calcext:value-type="string">
            <text:p>Abendessen</text:p>
          </table:table-cell>
          <table:table-cell table:style-name="ce13" office:value-type="float" office:value="9753495" calcext:value-type="float">
            <text:p>9753495</text:p>
          </table:table-cell>
          <table:table-cell table:style-name="ce16" office:value-type="string" calcext:value-type="string">
            <text:p>Devi chiedergli di venire da noi per una buona cenetta.</text:p>
          </table:table-cell>
          <table:table-cell table:style-name="ce16" office:value-type="string" calcext:value-type="string">
            <text:p>Du musst ihn mal bitten, zu uns zu einem guten Abendessen zu kommen.</text:p>
          </table:table-cell>
          <table:table-cell table:style-name="ce13" office:value-type="string" calcext:value-type="string">
            <text:p>Abendessen</text:p>
          </table:table-cell>
          <table:table-cell table:style-name="ce13" office:value-type="float" office:value="9569849" calcext:value-type="float">
            <text:p>9569849</text:p>
          </table:table-cell>
          <table:table-cell table:style-name="ce16" office:value-type="string" calcext:value-type="string">
            <text:p>Ho organizzato una cenetta per due, nella mia villa.</text:p>
          </table:table-cell>
          <table:table-cell table:style-name="ce16" office:value-type="string" calcext:value-type="string">
            <text:p>Ich habe ein <text:s/>Abendessen für uns beide arrangiert, in meiner Villa.</text:p>
          </table:table-cell>
          <table:table-cell table:style-name="ce13" office:value-type="string" calcext:value-type="string">
            <text:p>Abendess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oddisfa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293706" calcext:value-type="float">
            <text:p>9293706</text:p>
          </table:table-cell>
          <table:table-cell table:style-name="ce16" office:value-type="string" calcext:value-type="string">
            <text:p>Sono certo che rimarrà soddisfatto del servizio.</text:p>
          </table:table-cell>
          <table:table-cell table:style-name="ce16" office:value-type="string" calcext:value-type="string">
            <text:p>Ich bin sicher, Sie werden mit dem Service zufrieden sein.</text:p>
          </table:table-cell>
          <table:table-cell table:style-name="ce13" office:value-type="string" calcext:value-type="string">
            <text:p>zufrieden</text:p>
          </table:table-cell>
          <table:table-cell table:style-name="ce13" office:value-type="float" office:value="9685456" calcext:value-type="float">
            <text:p>9685456</text:p>
          </table:table-cell>
          <table:table-cell table:style-name="ce16" office:value-type="string" calcext:value-type="string">
            <text:p>Se qualcuno non è soddisfatto del vicino, può cambiare posto.</text:p>
          </table:table-cell>
          <table:table-cell table:style-name="ce16" office:value-type="string" calcext:value-type="string">
            <text:p>Ist jemand nicht mit seinem Sitznachbarn zufrieden, kann er auch den Sitzplatz wechseln.</text:p>
          </table:table-cell>
          <table:table-cell table:style-name="ce13" office:value-type="string" calcext:value-type="string">
            <text:p>zufrieden</text:p>
          </table:table-cell>
          <table:table-cell table:style-name="ce13" office:value-type="float" office:value="10387056" calcext:value-type="float">
            <text:p>10387056</text:p>
          </table:table-cell>
          <table:table-cell table:style-name="ce16" office:value-type="string" calcext:value-type="string">
            <text:p>Forse non gli è mai bastato per sentirsi soddisfatto. Voleva di più.</text:p>
          </table:table-cell>
          <table:table-cell table:style-name="ce16" office:value-type="string" calcext:value-type="string">
            <text:p>Vielleicht war es nie genug, dass er sich zufrieden fühlte. Er wollte mehr.</text:p>
          </table:table-cell>
          <table:table-cell table:style-name="ce13" office:value-type="string" calcext:value-type="string">
            <text:p>zufried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dat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556249" calcext:value-type="float">
            <text:p>9556249</text:p>
          </table:table-cell>
          <table:table-cell table:style-name="ce16" office:value-type="string" calcext:value-type="string">
            <text:p>Questa scuola non è più adatta a lui.</text:p>
          </table:table-cell>
          <table:table-cell table:style-name="ce16" office:value-type="string" calcext:value-type="string">
            <text:p>Diese Schule ist nicht mehr für ihn geeignet.</text:p>
          </table:table-cell>
          <table:table-cell table:style-name="ce13" office:value-type="string" calcext:value-type="string">
            <text:p>geeignet</text:p>
          </table:table-cell>
          <table:table-cell table:style-name="ce13" office:value-type="float" office:value="9971682" calcext:value-type="float">
            <text:p>9971682</text:p>
          </table:table-cell>
          <table:table-cell table:style-name="ce16" office:value-type="string" calcext:value-type="string">
            <text:p>Questo non è il momento adatto per per fare gli spiritosi al telefono.</text:p>
          </table:table-cell>
          <table:table-cell table:style-name="ce16" office:value-type="string" calcext:value-type="string">
            <text:p>Jetzt ist nicht der richtige Zeitpunkt, um am Telefon rumzuspinnen!</text:p>
          </table:table-cell>
          <table:table-cell table:style-name="ce13" office:value-type="string" calcext:value-type="string">
            <text:p>richtige</text:p>
          </table:table-cell>
          <table:table-cell table:style-name="ce13" office:value-type="float" office:value="9137592" calcext:value-type="float">
            <text:p>9137592</text:p>
          </table:table-cell>
          <table:table-cell table:style-name="ce16" office:value-type="string" calcext:value-type="string">
            <text:p>Appena trovo il luogo adatto, aprirò un ufficio.</text:p>
          </table:table-cell>
          <table:table-cell table:style-name="ce16" office:value-type="string" calcext:value-type="string">
            <text:p>Sobald ich den richtigen Ort gefunden habe, eröffne ich ein Büro.</text:p>
          </table:table-cell>
          <table:table-cell table:style-name="ce13" office:value-type="string" calcext:value-type="string">
            <text:p>richti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apotren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ffid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628056" calcext:value-type="float">
            <text:p>628056</text:p>
          </table:table-cell>
          <table:table-cell table:style-name="ce16" office:value-type="string" calcext:value-type="string">
            <text:p>Hai affidato la pecora al lupo.</text:p>
          </table:table-cell>
          <table:table-cell table:style-name="ce16" office:value-type="string" calcext:value-type="string">
            <text:p>Du hast das Schaf dem Wolf anvertraut.</text:p>
          </table:table-cell>
          <table:table-cell table:style-name="ce13" office:value-type="string" calcext:value-type="string">
            <text:p>anvertraut</text:p>
          </table:table-cell>
          <table:table-cell table:style-name="ce13" office:value-type="float" office:value="3501636" calcext:value-type="float">
            <text:p>3501636</text:p>
          </table:table-cell>
          <table:table-cell table:style-name="ce16" office:value-type="string" calcext:value-type="string">
            <text:p>Noi possiamo affidarci al suo giudizio.</text:p>
          </table:table-cell>
          <table:table-cell table:style-name="ce16" office:value-type="string" calcext:value-type="string">
            <text:p>Wir können uns auf sein Urteil verlassen.</text:p>
          </table:table-cell>
          <table:table-cell table:style-name="ce13" office:value-type="string" calcext:value-type="string">
            <text:p>verlassen</text:p>
          </table:table-cell>
          <table:table-cell table:style-name="ce13" office:value-type="float" office:value="10172641" calcext:value-type="float">
            <text:p>10172641</text:p>
          </table:table-cell>
          <table:table-cell table:style-name="ce16" office:value-type="string" calcext:value-type="string">
            <text:p>Oltre a te non esiste nessun altro a cui possa affidare questo compito.</text:p>
          </table:table-cell>
          <table:table-cell table:style-name="ce16" office:value-type="string" calcext:value-type="string">
            <text:p>Außer dir gibt es niemanden, dem ich diese Dienstreise anvertrauen kann.</text:p>
          </table:table-cell>
          <table:table-cell table:style-name="ce13" office:value-type="string" calcext:value-type="string">
            <text:p>anvertrau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llarm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17628" calcext:value-type="float">
            <text:p>9717628</text:p>
          </table:table-cell>
          <table:table-cell table:style-name="ce16" office:value-type="string" calcext:value-type="string">
            <text:p>Ma in questi ultimi due anni, è peggiorato in modo allarmante.</text:p>
          </table:table-cell>
          <table:table-cell table:style-name="ce16" office:value-type="string" calcext:value-type="string">
            <text:p>In den letzten zwei Jahren, hat es sich auf alarmierende Weise verschlechtert.</text:p>
          </table:table-cell>
          <table:table-cell table:style-name="ce13" office:value-type="string" calcext:value-type="string">
            <text:p>alarmierend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ert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2430136" calcext:value-type="float">
            <text:p>2430136</text:p>
          </table:table-cell>
          <table:table-cell table:style-name="ce16" office:value-type="string" calcext:value-type="string">
            <text:p>Nessuno sa quando è successo, ma certamente era molto tempo fa.</text:p>
          </table:table-cell>
          <table:table-cell table:style-name="ce16" office:value-type="string" calcext:value-type="string">
            <text:p>Man weiß nicht, wann das geschah, aber es ist sicherlich lange her.</text:p>
          </table:table-cell>
          <table:table-cell table:style-name="ce13" office:value-type="string" calcext:value-type="string">
            <text:p>sicherlich</text:p>
          </table:table-cell>
          <table:table-cell table:style-name="ce13" office:value-type="float" office:value="2434724" calcext:value-type="float">
            <text:p>2434724</text:p>
          </table:table-cell>
          <table:table-cell table:style-name="ce16" office:value-type="string" calcext:value-type="string">
            <text:p>Questo è un paradosso. Ma gli scienziati hanno certamente una spiegazione.</text:p>
          </table:table-cell>
          <table:table-cell table:style-name="ce16" office:value-type="string" calcext:value-type="string">
            <text:p>Dies ist ein Paradox. Aber die Wissenschaftler haben sicherlich eine Erklärung dafür.</text:p>
          </table:table-cell>
          <table:table-cell table:style-name="ce13" office:value-type="string" calcext:value-type="string">
            <text:p>sicherlich</text:p>
          </table:table-cell>
          <table:table-cell table:style-name="ce13" office:value-type="float" office:value="9370107" calcext:value-type="float">
            <text:p>9370107</text:p>
          </table:table-cell>
          <table:table-cell table:style-name="ce16" office:value-type="string" calcext:value-type="string">
            <text:p>Lui sa certamente dove abita. Conosce tutti, qua.</text:p>
          </table:table-cell>
          <table:table-cell table:style-name="ce16" office:value-type="string" calcext:value-type="string">
            <text:p>Er weiß bestimmt, wo er wohnt. Er kennt alle hier.</text:p>
          </table:table-cell>
          <table:table-cell table:style-name="ce13" office:value-type="string" calcext:value-type="string">
            <text:p>bestimm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r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11953" calcext:value-type="float">
            <text:p>10111953</text:p>
          </table:table-cell>
          <table:table-cell table:style-name="ce16" office:value-type="string" calcext:value-type="string">
            <text:p>Secondo Mr. Porringer, raramente le piante di serra sono fertili.</text:p>
          </table:table-cell>
          <table:table-cell table:style-name="ce16" office:value-type="string" calcext:value-type="string">
            <text:p>Pflanzen aus dem Treibhaus sind laut Mr. Porringer selten fruchtbar.</text:p>
          </table:table-cell>
          <table:table-cell table:style-name="ce13" office:value-type="string" calcext:value-type="string">
            <text:p>Treibhaus</text:p>
          </table:table-cell>
          <table:table-cell table:style-name="ce13" office:value-type="float" office:value="9559321" calcext:value-type="float">
            <text:p>9559321</text:p>
          </table:table-cell>
          <table:table-cell table:style-name="ce16" office:value-type="string" calcext:value-type="string">
            <text:p>In una serra posso far crescere le rose.</text:p>
          </table:table-cell>
          <table:table-cell table:style-name="ce16" office:value-type="string" calcext:value-type="string">
            <text:p>In einem Gewächshaus kann ich auch Rosen wachsen lassen.</text:p>
          </table:table-cell>
          <table:table-cell table:style-name="ce13" office:value-type="string" calcext:value-type="string">
            <text:p>Gewächshaus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egol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72727" calcext:value-type="float">
            <text:p>1872727</text:p>
          </table:table-cell>
          <table:table-cell table:style-name="ce16" office:value-type="string" calcext:value-type="string">
            <text:p>La caratteristica più importante di tutti i giochi è che tutti hanno regole.</text:p>
          </table:table-cell>
          <table:table-cell table:style-name="ce16" office:value-type="string" calcext:value-type="string">
            <text:p>Das wichtigste Kennzeichen aller Spiele ist, dass sie alle Regeln haben.</text:p>
          </table:table-cell>
          <table:table-cell table:style-name="ce13" office:value-type="string" calcext:value-type="string">
            <text:p>Regeln</text:p>
          </table:table-cell>
          <table:table-cell table:style-name="ce13" office:value-type="float" office:value="425561" calcext:value-type="float">
            <text:p>425561</text:p>
          </table:table-cell>
          <table:table-cell table:style-name="ce16" office:value-type="string" calcext:value-type="string">
            <text:p>Abbiamo giocato secondo le nuove regole.</text:p>
          </table:table-cell>
          <table:table-cell table:style-name="ce16" office:value-type="string" calcext:value-type="string">
            <text:p>Wir haben nach den neuen Regeln gespielt.</text:p>
          </table:table-cell>
          <table:table-cell table:style-name="ce13" office:value-type="string" calcext:value-type="string">
            <text:p>Regeln</text:p>
          </table:table-cell>
          <table:table-cell table:style-name="ce13" office:value-type="float" office:value="5860624" calcext:value-type="float">
            <text:p>5860624</text:p>
          </table:table-cell>
          <table:table-cell table:style-name="ce16" office:value-type="string" calcext:value-type="string">
            <text:p>A volte infrango le regole.</text:p>
          </table:table-cell>
          <table:table-cell table:style-name="ce16" office:value-type="string" calcext:value-type="string">
            <text:p>Manchmal breche ich die Regeln.</text:p>
          </table:table-cell>
          <table:table-cell table:style-name="ce13" office:value-type="string" calcext:value-type="string">
            <text:p>Regel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brill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030666" calcext:value-type="float">
            <text:p>10030666</text:p>
          </table:table-cell>
          <table:table-cell table:style-name="ce16" office:value-type="string" calcext:value-type="string">
            <text:p>Una brillante stella del teatro inglese, Mrs. Kendal.</text:p>
          </table:table-cell>
          <table:table-cell table:style-name="ce16" office:value-type="string" calcext:value-type="string">
            <text:p>Einer der großen Stars des englischen Theaters, Mrs. Kendal.</text:p>
          </table:table-cell>
          <table:table-cell table:style-name="ce13" office:value-type="string" calcext:value-type="string">
            <text:p>großen</text:p>
          </table:table-cell>
          <table:table-cell table:style-name="ce13" office:value-type="float" office:value="9152955" calcext:value-type="float">
            <text:p>9152955</text:p>
          </table:table-cell>
          <table:table-cell table:style-name="ce16" office:value-type="string" calcext:value-type="string">
            <text:p>La mia macchina è arancione brillante.</text:p>
          </table:table-cell>
          <table:table-cell table:style-name="ce16" office:value-type="string" calcext:value-type="string">
            <text:p>Mein Auto leuchtend orange.</text:p>
          </table:table-cell>
          <table:table-cell table:style-name="ce13" office:value-type="string" calcext:value-type="string">
            <text:p>leuchtend</text:p>
          </table:table-cell>
          <table:table-cell table:style-name="ce13" office:value-type="float" office:value="9590198" calcext:value-type="float">
            <text:p>9590198</text:p>
          </table:table-cell>
          <table:table-cell table:style-name="ce16" office:value-type="string" calcext:value-type="string">
            <text:p>Giallo brillante, come un girasole.</text:p>
          </table:table-cell>
          <table:table-cell table:style-name="ce16" office:value-type="string" calcext:value-type="string">
            <text:p>Leuchtendes gelb wie eine Sonnenblume.</text:p>
          </table:table-cell>
          <table:table-cell table:style-name="ce13" office:value-type="string" calcext:value-type="string">
            <text:p>Leuchtend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fung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778487" calcext:value-type="float">
            <text:p>9778487</text:p>
          </table:table-cell>
          <table:table-cell table:style-name="ce16" office:value-type="string" calcext:value-type="string">
            <text:p>Perchè se è velenoso e lo raccogli e mangi. sarà il tuo ultimo fungo.</text:p>
          </table:table-cell>
          <table:table-cell table:style-name="ce16" office:value-type="string" calcext:value-type="string">
            <text:p>Denn wenn er schlecht ist, und ihr esst ihn, war das dein letzter Pilz. </text:p>
          </table:table-cell>
          <table:table-cell table:style-name="ce13" office:value-type="string" calcext:value-type="string">
            <text:p>Pilz</text:p>
          </table:table-cell>
          <table:table-cell table:style-name="ce13" office:value-type="float" office:value="9778486" calcext:value-type="float">
            <text:p>9778486</text:p>
          </table:table-cell>
          <table:table-cell table:style-name="ce16" office:value-type="string" calcext:value-type="string">
            <text:p>Se non sei sicuro di un fungo non lo raccogliere.</text:p>
          </table:table-cell>
          <table:table-cell table:style-name="ce16" office:value-type="string" calcext:value-type="string">
            <text:p>Wenn du nicht sicher bist, ob ein Pilz gut ist, dann lass ihn stehen.</text:p>
          </table:table-cell>
          <table:table-cell table:style-name="ce13" office:value-type="string" calcext:value-type="string">
            <text:p>Pilz</text:p>
          </table:table-cell>
          <table:table-cell table:style-name="ce13" office:value-type="float" office:value="2440229" calcext:value-type="float">
            <text:p>2440229</text:p>
          </table:table-cell>
          <table:table-cell table:style-name="ce16" office:value-type="string" calcext:value-type="string">
            <text:p>Nella foresta, c'erano un sacco di funghi cresciuti immediatamente dopo una calda pioggia estiva.</text:p>
          </table:table-cell>
          <table:table-cell table:style-name="ce16" office:value-type="string" calcext:value-type="string">
            <text:p>Im Wald gab es viele Pilze, die unmittelbar nach einem warmen Sommerregen gewachsen waren.</text:p>
          </table:table-cell>
          <table:table-cell table:style-name="ce13" office:value-type="string" calcext:value-type="string">
            <text:p>Pilz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apprima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1758790" calcext:value-type="float">
            <text:p>1758790</text:p>
          </table:table-cell>
          <table:table-cell table:style-name="ce16" office:value-type="string" calcext:value-type="string">
            <text:p>Dapprima, desidero comunicare una mia decisione.</text:p>
          </table:table-cell>
          <table:table-cell table:style-name="ce16" office:value-type="string" calcext:value-type="string">
            <text:p>Zunächst möchte ich eine wichtige Entscheidung mitteilen.</text:p>
          </table:table-cell>
          <table:table-cell table:style-name="ce13" office:value-type="string" calcext:value-type="string">
            <text:p>Zunächst</text:p>
          </table:table-cell>
          <table:table-cell table:style-name="ce13" office:value-type="float" office:value="10252018" calcext:value-type="float">
            <text:p>10252018</text:p>
          </table:table-cell>
          <table:table-cell table:style-name="ce16" office:value-type="string" calcext:value-type="string">
            <text:p>Rocky comincia ad affascinare un pubblico dapprima ostile.</text:p>
          </table:table-cell>
          <table:table-cell table:style-name="ce16" office:value-type="string" calcext:value-type="string">
            <text:p>Rockys beginnt ein Publikum zu begeistern, das zunächst ablehnend gestimmt war.</text:p>
          </table:table-cell>
          <table:table-cell table:style-name="ce13" office:value-type="string" calcext:value-type="string">
            <text:p>zunächst</text:p>
          </table:table-cell>
          <table:table-cell table:style-name="ce13" office:value-type="float" office:value="10253083" calcext:value-type="float">
            <text:p>10253083</text:p>
          </table:table-cell>
          <table:table-cell table:style-name="ce16" office:value-type="string" calcext:value-type="string">
            <text:p>Ma dapprima nessuno se ne rese conto.</text:p>
          </table:table-cell>
          <table:table-cell table:style-name="ce16" office:value-type="string" calcext:value-type="string">
            <text:p>Aber das wusste zuerst noch niemand.</text:p>
          </table:table-cell>
          <table:table-cell table:style-name="ce13" office:value-type="string" calcext:value-type="string">
            <text:p>zuers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ifiu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417525" calcext:value-type="float">
            <text:p>4417525</text:p>
          </table:table-cell>
          <table:table-cell table:style-name="ce16" office:value-type="string" calcext:value-type="string">
            <text:p>La città continua ad affogare nei rifiuti.</text:p>
          </table:table-cell>
          <table:table-cell table:style-name="ce16" office:value-type="string" calcext:value-type="string">
            <text:p>Die Stadt erstickt weiterhin im Müll.</text:p>
          </table:table-cell>
          <table:table-cell table:style-name="ce13" office:value-type="string" calcext:value-type="string">
            <text:p>Müll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mmission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guard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022744" calcext:value-type="float">
            <text:p>3022744</text:p>
          </table:table-cell>
          <table:table-cell table:style-name="ce16" office:value-type="string" calcext:value-type="string">
            <text:p>Non intervenite in questioni che non vi riguardano!</text:p>
          </table:table-cell>
          <table:table-cell table:style-name="ce16" office:value-type="string" calcext:value-type="string">
            <text:p>Misch dich nicht in Dinge ein, die dich nichts angehen!</text:p>
          </table:table-cell>
          <table:table-cell table:style-name="ce13" office:value-type="string" calcext:value-type="string">
            <text:p>angehen</text:p>
          </table:table-cell>
          <table:table-cell table:style-name="ce13" office:value-type="float" office:value="10421345" calcext:value-type="float">
            <text:p>10421345</text:p>
          </table:table-cell>
          <table:table-cell table:style-name="ce16" office:value-type="string" calcext:value-type="string">
            <text:p>Ha detto che làggiù c'è una setta, riguarda la fine del mondo.</text:p>
          </table:table-cell>
          <table:table-cell table:style-name="ce16" office:value-type="string" calcext:value-type="string">
            <text:p>Er sagt, dort gebe es eine Kult, der den Untergang der Welt betrifft.</text:p>
          </table:table-cell>
          <table:table-cell table:style-name="ce13" office:value-type="string" calcext:value-type="string">
            <text:p>betrifft</text:p>
          </table:table-cell>
          <table:table-cell table:style-name="ce13" office:value-type="float" office:value="10376324" calcext:value-type="float">
            <text:p>10376324</text:p>
          </table:table-cell>
          <table:table-cell table:style-name="ce16" office:value-type="string" calcext:value-type="string">
            <text:p>Capitano, con tutto il rispetto questo non la riguarda.</text:p>
          </table:table-cell>
          <table:table-cell table:style-name="ce16" office:value-type="string" calcext:value-type="string">
            <text:p>Captain, bei allem Respekt, das betrifft Sie nicht.</text:p>
          </table:table-cell>
          <table:table-cell table:style-name="ce13" office:value-type="string" calcext:value-type="string">
            <text:p>betrif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ccorg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739764" calcext:value-type="float">
            <text:p>1739764</text:p>
          </table:table-cell>
          <table:table-cell table:style-name="ce16" office:value-type="string" calcext:value-type="string">
            <text:p>Nessuno dei candidati si è accorto dell'errore?</text:p>
          </table:table-cell>
          <table:table-cell table:style-name="ce16" office:value-type="string" calcext:value-type="string">
            <text:p>Keiner der Kandidaten hat den Fehler bemerkt?</text:p>
          </table:table-cell>
          <table:table-cell table:style-name="ce13" office:value-type="string" calcext:value-type="string">
            <text:p>bemerkt</text:p>
          </table:table-cell>
          <table:table-cell table:style-name="ce13" office:value-type="float" office:value="2723001" calcext:value-type="float">
            <text:p>2723001</text:p>
          </table:table-cell>
          <table:table-cell table:style-name="ce16" office:value-type="string" calcext:value-type="string">
            <text:p>Mi sono accorto che non eri a casa la scorsa notte.</text:p>
          </table:table-cell>
          <table:table-cell table:style-name="ce16" office:value-type="string" calcext:value-type="string">
            <text:p>Ich habe bemerkt, dass du gestern Abend nicht zu Hause warst.</text:p>
          </table:table-cell>
          <table:table-cell table:style-name="ce13" office:value-type="string" calcext:value-type="string">
            <text:p>bemerkt</text:p>
          </table:table-cell>
          <table:table-cell table:style-name="ce13" office:value-type="float" office:value="4962399" calcext:value-type="float">
            <text:p>4962399</text:p>
          </table:table-cell>
          <table:table-cell table:style-name="ce16" office:value-type="string" calcext:value-type="string">
            <text:p>Forse un giorno ti accorgerai che ti manco.</text:p>
          </table:table-cell>
          <table:table-cell table:style-name="ce16" office:value-type="string" calcext:value-type="string">
            <text:p>Vielleicht wirst du eines Tages merken, dass du mich vermisst.</text:p>
          </table:table-cell>
          <table:table-cell table:style-name="ce13" office:value-type="string" calcext:value-type="string">
            <text:p>merk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ggiung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912070" calcext:value-type="float">
            <text:p>9912070</text:p>
          </table:table-cell>
          <table:table-cell table:style-name="ce16" office:value-type="string" calcext:value-type="string">
            <text:p>Bene, ho letto il vostro rapporto. Volete aggiungere qualcosa?</text:p>
          </table:table-cell>
          <table:table-cell table:style-name="ce16" office:value-type="string" calcext:value-type="string">
            <text:p>Also gut. Ich habe Ihren Bericht gelesen. Wollen Sie etwas hinzufügen?</text:p>
          </table:table-cell>
          <table:table-cell table:style-name="ce13" office:value-type="string" calcext:value-type="string">
            <text:p>hinzufügen</text:p>
          </table:table-cell>
          <table:table-cell table:style-name="ce13" office:value-type="float" office:value="10257957" calcext:value-type="float">
            <text:p>10257957</text:p>
          </table:table-cell>
          <table:table-cell table:style-name="ce16" office:value-type="string" calcext:value-type="string">
            <text:p>Forse dovremmo aggiungere questa farfalla alla nostra collezione.</text:p>
          </table:table-cell>
          <table:table-cell table:style-name="ce16" office:value-type="string" calcext:value-type="string">
            <text:p>Vielleicht sollten wir diesen Schmetterling zu unserer Sammlung hinzufügen.</text:p>
          </table:table-cell>
          <table:table-cell table:style-name="ce13" office:value-type="string" calcext:value-type="string">
            <text:p>hinzufügen</text:p>
          </table:table-cell>
          <table:table-cell table:style-name="ce13" office:value-type="float" office:value="9939679" calcext:value-type="float">
            <text:p>9939679</text:p>
          </table:table-cell>
          <table:table-cell table:style-name="ce16" office:value-type="string" calcext:value-type="string">
            <text:p>E poi potrà aggiungere il mio nome alla lista.</text:p>
          </table:table-cell>
          <table:table-cell table:style-name="ce16" office:value-type="string" calcext:value-type="string">
            <text:p>Und dann können Sie meinen Namen auf der Liste hinzufügen.</text:p>
          </table:table-cell>
          <table:table-cell table:style-name="ce13" office:value-type="string" calcext:value-type="string">
            <text:p>hinzufü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sperat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9185436" calcext:value-type="float">
            <text:p>9185436</text:p>
          </table:table-cell>
          <table:table-cell table:style-name="ce16" office:value-type="string" calcext:value-type="string">
            <text:p>È disperatamente innamorato di quella donna, tocca a noi aiutarlo.</text:p>
          </table:table-cell>
          <table:table-cell table:style-name="ce16" office:value-type="string" calcext:value-type="string">
            <text:p>Er ist hoffnungslos in diese Frau verliebt, wir müssen ihm helfen.</text:p>
          </table:table-cell>
          <table:table-cell table:style-name="ce13" office:value-type="string" calcext:value-type="string">
            <text:p>hoffnungslos</text:p>
          </table:table-cell>
          <table:table-cell table:style-name="ce13" office:value-type="float" office:value="9409876" calcext:value-type="float">
            <text:p>9409876</text:p>
          </table:table-cell>
          <table:table-cell table:style-name="ce16" office:value-type="string" calcext:value-type="string">
            <text:p>Ho cercato disperatamente di contattarti.</text:p>
          </table:table-cell>
          <table:table-cell table:style-name="ce16" office:value-type="string" calcext:value-type="string">
            <text:p>Ich hab verzweifelt versucht, dich zu erreichen.</text:p>
          </table:table-cell>
          <table:table-cell table:style-name="ce13" office:value-type="string" calcext:value-type="string">
            <text:p>verzweifelt</text:p>
          </table:table-cell>
          <table:table-cell table:style-name="ce13" office:value-type="float" office:value="10266357" calcext:value-type="float">
            <text:p>10266357</text:p>
          </table:table-cell>
          <table:table-cell table:style-name="ce16" office:value-type="string" calcext:value-type="string">
            <text:p>Ho disperatamente bisogno di aiuto.</text:p>
          </table:table-cell>
          <table:table-cell table:style-name="ce16" office:value-type="string" calcext:value-type="string">
            <text:p>Ich brauche verzweifelt Hilfe.</text:p>
          </table:table-cell>
          <table:table-cell table:style-name="ce13" office:value-type="string" calcext:value-type="string">
            <text:p>verzweifel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epar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458302" calcext:value-type="float">
            <text:p>9458302</text:p>
          </table:table-cell>
          <table:table-cell table:style-name="ce16" office:value-type="string" calcext:value-type="string">
            <text:p>Che sorpresa! Non ero preparato.</text:p>
          </table:table-cell>
          <table:table-cell table:style-name="ce16" office:value-type="string" calcext:value-type="string">
            <text:p>Was für eine Überraschung! Ich war einfach nicht darauf vorbereitet.</text:p>
          </table:table-cell>
          <table:table-cell table:style-name="ce13" office:value-type="string" calcext:value-type="string">
            <text:p>vorbereitet</text:p>
          </table:table-cell>
          <table:table-cell table:style-name="ce13" office:value-type="float" office:value="9251283" calcext:value-type="float">
            <text:p>9251283</text:p>
          </table:table-cell>
          <table:table-cell table:style-name="ce16" office:value-type="string" calcext:value-type="string">
            <text:p>Ho un equipaggio ben preparato e ben armato.</text:p>
          </table:table-cell>
          <table:table-cell table:style-name="ce16" office:value-type="string" calcext:value-type="string">
            <text:p>Ich habe eine gut vorbereitete und bewaffnete Besatzung.</text:p>
          </table:table-cell>
          <table:table-cell table:style-name="ce13" office:value-type="string" calcext:value-type="string">
            <text:p>vorbereitete</text:p>
          </table:table-cell>
          <table:table-cell table:style-name="ce13" office:value-type="float" office:value="10086314" calcext:value-type="float">
            <text:p>10086314</text:p>
          </table:table-cell>
          <table:table-cell table:style-name="ce16" office:value-type="string" calcext:value-type="string">
            <text:p>Lo studente è ben preparato per l'esame.</text:p>
          </table:table-cell>
          <table:table-cell table:style-name="ce16" office:value-type="string" calcext:value-type="string">
            <text:p>Der Schüler ist gut auf die Prüfung vorbereitet.</text:p>
          </table:table-cell>
          <table:table-cell table:style-name="ce13" office:value-type="string" calcext:value-type="string">
            <text:p>vorbereitet</text:p>
          </table:table-cell>
          <table:table-cell table:style-name="ce16" office:value-type="string" calcext:value-type="string">
            <text:p>preparato per un esam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emozionat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tern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434757" calcext:value-type="float">
            <text:p>1434757</text:p>
          </table:table-cell>
          <table:table-cell table:style-name="ce16" office:value-type="string" calcext:value-type="string">
            <text:p>L'amore eterno non esiste.</text:p>
          </table:table-cell>
          <table:table-cell table:style-name="ce16" office:value-type="string" calcext:value-type="string">
            <text:p>Die ewige Liebe gibt es nicht.</text:p>
          </table:table-cell>
          <table:table-cell table:style-name="ce13" office:value-type="string" calcext:value-type="string">
            <text:p>ewige</text:p>
          </table:table-cell>
          <table:table-cell table:style-name="ce13" office:value-type="float" office:value="9106139" calcext:value-type="float">
            <text:p>9106139</text:p>
          </table:table-cell>
          <table:table-cell table:style-name="ce16" office:value-type="string" calcext:value-type="string">
            <text:p>Nulla è eterno e immutabile.</text:p>
          </table:table-cell>
          <table:table-cell table:style-name="ce16" office:value-type="string" calcext:value-type="string">
            <text:p>Nichts ist ewig und unveränderlich.</text:p>
          </table:table-cell>
          <table:table-cell table:style-name="ce13" office:value-type="string" calcext:value-type="string">
            <text:p>ewig</text:p>
          </table:table-cell>
          <table:table-cell table:style-name="ce13" office:value-type="float" office:value="9906260" calcext:value-type="float">
            <text:p>9906260</text:p>
          </table:table-cell>
          <table:table-cell table:style-name="ce16" office:value-type="string" calcext:value-type="string">
            <text:p>Jabo e gli altri non aspetteranno in eterno.</text:p>
          </table:table-cell>
          <table:table-cell table:style-name="ce16" office:value-type="string" calcext:value-type="string">
            <text:p>Jabo und die Typen werden nicht ewig warten.</text:p>
          </table:table-cell>
          <table:table-cell table:style-name="ce13" office:value-type="string" calcext:value-type="string">
            <text:p>ewi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ller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297876" calcext:value-type="float">
            <text:p>9297876</text:p>
          </table:table-cell>
          <table:table-cell table:style-name="ce16" office:value-type="string" calcext:value-type="string">
            <text:p>Bandierina rossa, in allerta.</text:p>
          </table:table-cell>
          <table:table-cell table:style-name="ce16" office:value-type="string" calcext:value-type="string">
            <text:p>Roter Wimpel, in Alarmbereitschaft.</text:p>
          </table:table-cell>
          <table:table-cell table:style-name="ce13" office:value-type="string" calcext:value-type="string">
            <text:p>Alarmbereitschaft</text:p>
          </table:table-cell>
          <table:table-cell table:style-name="ce13" office:value-type="float" office:value="9488784" calcext:value-type="float">
            <text:p>9488784</text:p>
          </table:table-cell>
          <table:table-cell table:style-name="ce16" office:value-type="string" calcext:value-type="string">
            <text:p>Le nostre forze sono in stato di massima allerta.</text:p>
          </table:table-cell>
          <table:table-cell table:style-name="ce16" office:value-type="string" calcext:value-type="string">
            <text:p>Ich habe unsere Truppen in Alarmbereitschaft versetzt.</text:p>
          </table:table-cell>
          <table:table-cell table:style-name="ce13" office:value-type="string" calcext:value-type="string">
            <text:p>Alarmbereitschaft</text:p>
          </table:table-cell>
          <table:table-cell table:style-name="ce13" office:value-type="float" office:value="9768061" calcext:value-type="float">
            <text:p>9768061</text:p>
          </table:table-cell>
          <table:table-cell table:style-name="ce16" office:value-type="string" calcext:value-type="string">
            <text:p>Le truppe sono in stato di allerta giorno e notte.</text:p>
          </table:table-cell>
          <table:table-cell table:style-name="ce16" office:value-type="string" calcext:value-type="string">
            <text:p>Die Truppen sind Tag und Nacht in Alarmbereitschaft.</text:p>
          </table:table-cell>
          <table:table-cell table:style-name="ce13" office:value-type="string" calcext:value-type="string">
            <text:p>Alarmbereitsc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alm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43352" calcext:value-type="float">
            <text:p>10143352</text:p>
          </table:table-cell>
          <table:table-cell table:style-name="ce16" office:value-type="string" calcext:value-type="string">
            <text:p>Il pescivendolo mi aveva promesso il salmone fresco.</text:p>
          </table:table-cell>
          <table:table-cell table:style-name="ce16" office:value-type="string" calcext:value-type="string">
            <text:p>Der Fischhändler hatte mir frischen Lachs versprochen.</text:p>
          </table:table-cell>
          <table:table-cell table:style-name="ce13" office:value-type="string" calcext:value-type="string">
            <text:p>Lachs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icostru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066323" calcext:value-type="float">
            <text:p>9066323</text:p>
          </table:table-cell>
          <table:table-cell table:style-name="ce16" office:value-type="string" calcext:value-type="string">
            <text:p>Sono venuto a chiederti perdono e spero di ricostruire la nostra relazione.</text:p>
          </table:table-cell>
          <table:table-cell table:style-name="ce16" office:value-type="string" calcext:value-type="string">
            <text:p>Ich bitte dich um Vergebung und hoffe, dass wir unsere Beziehung wiederaufbauen können.</text:p>
          </table:table-cell>
          <table:table-cell table:style-name="ce13" office:value-type="string" calcext:value-type="string">
            <text:p>wiederaufbauen</text:p>
          </table:table-cell>
          <table:table-cell table:style-name="ce13" office:value-type="float" office:value="9431156" calcext:value-type="float">
            <text:p>9431156</text:p>
          </table:table-cell>
          <table:table-cell table:style-name="ce16" office:value-type="string" calcext:value-type="string">
            <text:p>Ci serve ancora un giorno per ricostruire il muro.</text:p>
          </table:table-cell>
          <table:table-cell table:style-name="ce16" office:value-type="string" calcext:value-type="string">
            <text:p>Wir brauchen noch einen Tag, um die Mauer wiederaufzubauen.</text:p>
          </table:table-cell>
          <table:table-cell table:style-name="ce13" office:value-type="string" calcext:value-type="string">
            <text:p>wiederaufzubauen</text:p>
          </table:table-cell>
          <table:table-cell table:style-name="ce13" office:value-type="float" office:value="9189998" calcext:value-type="float">
            <text:p>9189998</text:p>
          </table:table-cell>
          <table:table-cell table:style-name="ce16" office:value-type="string" calcext:value-type="string">
            <text:p>Dopo la guerra hanno ricostruito loro paese.</text:p>
          </table:table-cell>
          <table:table-cell table:style-name="ce16" office:value-type="string" calcext:value-type="string">
            <text:p>Nach dem Krieg haben Sie lhr Land wiederaufgebaut.</text:p>
          </table:table-cell>
          <table:table-cell table:style-name="ce13" office:value-type="string" calcext:value-type="string">
            <text:p>wiederaufgebau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miss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14024" calcext:value-type="float">
            <text:p>10114024</text:p>
          </table:table-cell>
          <table:table-cell table:style-name="ce16" office:value-type="string" calcext:value-type="string">
            <text:p>Domani vado in città. Devo farti qualche commissione?</text:p>
          </table:table-cell>
          <table:table-cell table:style-name="ce16" office:value-type="string" calcext:value-type="string">
            <text:p>Morgen gehe ich in die Stadt. Soll ich irgendwelche Besorgungen machen?</text:p>
          </table:table-cell>
          <table:table-cell table:style-name="ce13" office:value-type="string" calcext:value-type="string">
            <text:p>Besorgung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spe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18855" calcext:value-type="float">
            <text:p>2418855</text:p>
          </table:table-cell>
          <table:table-cell table:style-name="ce16" office:value-type="string" calcext:value-type="string">
            <text:p>In molti aspetti gli uomini e le donne sono completamente diversi.</text:p>
          </table:table-cell>
          <table:table-cell table:style-name="ce16" office:value-type="string" calcext:value-type="string">
            <text:p>In vielerlei Hinsicht sind Männer und Frauen gänzlich verschieden.</text:p>
          </table:table-cell>
          <table:table-cell table:style-name="ce13" office:value-type="string" calcext:value-type="string">
            <text:p>Hinsicht</text:p>
          </table:table-cell>
          <table:table-cell table:style-name="ce13" office:value-type="float" office:value="2057131" calcext:value-type="float">
            <text:p>2057131</text:p>
          </table:table-cell>
          <table:table-cell table:style-name="ce16" office:value-type="string" calcext:value-type="string">
            <text:p>Perfino i programmi di formazione non tengono conto di tale aspetto.</text:p>
          </table:table-cell>
          <table:table-cell table:style-name="ce16" office:value-type="string" calcext:value-type="string">
            <text:p>Selbst in den Ausbildungsprogrammen wird dieser Aspekt nicht berücksichtigt.</text:p>
          </table:table-cell>
          <table:table-cell table:style-name="ce13" office:value-type="string" calcext:value-type="string">
            <text:p>Aspekt</text:p>
          </table:table-cell>
          <table:table-cell table:style-name="ce13" office:value-type="float" office:value="1854331" calcext:value-type="float">
            <text:p>1854331</text:p>
          </table:table-cell>
          <table:table-cell table:style-name="ce16" office:value-type="string" calcext:value-type="string">
            <text:p>La nazione è in una situazione molto pericolosa, sotto ogni aspetto.</text:p>
          </table:table-cell>
          <table:table-cell table:style-name="ce16" office:value-type="string" calcext:value-type="string">
            <text:p>Die Nation befindet sich in jeder Hinsicht in einer sehr gefährlichen Situation.</text:p>
          </table:table-cell>
          <table:table-cell table:style-name="ce13" office:value-type="string" calcext:value-type="string">
            <text:p>Hinsic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navig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478329" calcext:value-type="float">
            <text:p>9478329</text:p>
          </table:table-cell>
          <table:table-cell table:style-name="ce16" office:value-type="string" calcext:value-type="string">
            <text:p>Quale nave può navigare così lontano?</text:p>
          </table:table-cell>
          <table:table-cell table:style-name="ce16" office:value-type="string" calcext:value-type="string">
            <text:p>Welches Schiff kann so weit navigieren.</text:p>
          </table:table-cell>
          <table:table-cell table:style-name="ce13" office:value-type="string" calcext:value-type="string">
            <text:p>navigieren</text:p>
          </table:table-cell>
          <table:table-cell table:style-name="ce13" office:value-type="float" office:value="9420488" calcext:value-type="float">
            <text:p>9420488</text:p>
          </table:table-cell>
          <table:table-cell table:style-name="ce16" office:value-type="string" calcext:value-type="string">
            <text:p>La mia nave non può più navigare.</text:p>
          </table:table-cell>
          <table:table-cell table:style-name="ce16" office:value-type="string" calcext:value-type="string">
            <text:p>Mein Schiff kann nicht mehr navigieren.</text:p>
          </table:table-cell>
          <table:table-cell table:style-name="ce13" office:value-type="string" calcext:value-type="string">
            <text:p>navigieren</text:p>
          </table:table-cell>
          <table:table-cell table:style-name="ce13" office:value-type="float" office:value="10205873" calcext:value-type="float">
            <text:p>10205873</text:p>
          </table:table-cell>
          <table:table-cell table:style-name="ce16" office:value-type="string" calcext:value-type="string">
            <text:p>Voglio risparmiare abbastanza da comprare una barca e navigare attorno al mondo.</text:p>
          </table:table-cell>
          <table:table-cell table:style-name="ce16" office:value-type="string" calcext:value-type="string">
            <text:p>Ich will genug Geld zusammen haben, um ein Boot zu kaufen und die Welt zu umsegeln.</text:p>
          </table:table-cell>
          <table:table-cell table:style-name="ce13" office:value-type="string" calcext:value-type="string">
            <text:p>umsegel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tervista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tiramisù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natur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805148" calcext:value-type="float">
            <text:p>3805148</text:p>
          </table:table-cell>
          <table:table-cell table:style-name="ce16" office:value-type="string" calcext:value-type="string">
            <text:p>Il gas è un'importante risorsa naturale.</text:p>
          </table:table-cell>
          <table:table-cell table:style-name="ce16" office:value-type="string" calcext:value-type="string">
            <text:p>Erdgas ist ein natürlicher Rohstoff.</text:p>
          </table:table-cell>
          <table:table-cell table:style-name="ce13" office:value-type="string" calcext:value-type="string">
            <text:p>natürlicher</text:p>
          </table:table-cell>
          <table:table-cell table:style-name="ce13" office:value-type="float" office:value="6473496" calcext:value-type="float">
            <text:p>6473496</text:p>
          </table:table-cell>
          <table:table-cell table:style-name="ce16" office:value-type="string" calcext:value-type="string">
            <text:p>Si comporta in modo molto naturale.</text:p>
          </table:table-cell>
          <table:table-cell table:style-name="ce16" office:value-type="string" calcext:value-type="string">
            <text:p>Er benimmt sich sehr natürlich.</text:p>
          </table:table-cell>
          <table:table-cell table:style-name="ce13" office:value-type="string" calcext:value-type="string">
            <text:p>natürlich</text:p>
          </table:table-cell>
          <table:table-cell table:style-name="ce13" office:value-type="float" office:value="9990151" calcext:value-type="float">
            <text:p>9990151</text:p>
          </table:table-cell>
          <table:table-cell table:style-name="ce16" office:value-type="string" calcext:value-type="string">
            <text:p>Justin aveva un talento naturale.</text:p>
          </table:table-cell>
          <table:table-cell table:style-name="ce16" office:value-type="string" calcext:value-type="string">
            <text:p>Justin war ein Naturtalent.</text:p>
          </table:table-cell>
          <table:table-cell table:style-name="ce13" office:value-type="string" calcext:value-type="string">
            <text:p>Natu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ocietà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07735" calcext:value-type="float">
            <text:p>707735</text:p>
          </table:table-cell>
          <table:table-cell table:style-name="ce16" office:value-type="string" calcext:value-type="string">
            <text:p>Avanzamenti nella scienza hanno portato alla società sia vantaggi che svantaggi.</text:p>
          </table:table-cell>
          <table:table-cell table:style-name="ce16" office:value-type="string" calcext:value-type="string">
            <text:p>Fortschritte in der Wissenschaft haben unserer Gesellschaft sowohl Vorteile als auch Nachteile eingebracht.</text:p>
          </table:table-cell>
          <table:table-cell table:style-name="ce13" office:value-type="string" calcext:value-type="string">
            <text:p>Gesellschaft</text:p>
          </table:table-cell>
          <table:table-cell table:style-name="ce13" office:value-type="float" office:value="905685" calcext:value-type="float">
            <text:p>905685</text:p>
          </table:table-cell>
          <table:table-cell table:style-name="ce16" office:value-type="string" calcext:value-type="string">
            <text:p>Il governo assicurerà prestiti senza interesse alle società che partecipano al programma.</text:p>
          </table:table-cell>
          <table:table-cell table:style-name="ce16" office:value-type="string" calcext:value-type="string">
            <text:p>Die Regierung garantiert den Gesellschaften, die am Programm teilnehmen, zinslose Darlehen.</text:p>
          </table:table-cell>
          <table:table-cell table:style-name="ce13" office:value-type="string" calcext:value-type="string">
            <text:p>Gesellschaften</text:p>
          </table:table-cell>
          <table:table-cell table:style-name="ce13" office:value-type="float" office:value="1309724" calcext:value-type="float">
            <text:p>1309724</text:p>
          </table:table-cell>
          <table:table-cell table:style-name="ce16" office:value-type="string" calcext:value-type="string">
            <text:p>L'influenza della TV sulla società è grande.</text:p>
          </table:table-cell>
          <table:table-cell table:style-name="ce16" office:value-type="string" calcext:value-type="string">
            <text:p>Der Einfluss des Fernsehens auf die Gesellschaft ist groß.</text:p>
          </table:table-cell>
          <table:table-cell table:style-name="ce13" office:value-type="string" calcext:value-type="string">
            <text:p>Gesellsc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rdi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366550" calcext:value-type="float">
            <text:p>9366550</text:p>
          </table:table-cell>
          <table:table-cell table:style-name="ce16" office:value-type="string" calcext:value-type="string">
            <text:p>Popolo meraviglioso. Cordiale, generoso, sempre di buonumore.</text:p>
          </table:table-cell>
          <table:table-cell table:style-name="ce16" office:value-type="string" calcext:value-type="string">
            <text:p>Ein wunderbares Volk. Warmherzig, großzügig und wohlwollend.</text:p>
          </table:table-cell>
          <table:table-cell table:style-name="ce13" office:value-type="string" calcext:value-type="string">
            <text:p>Warmherzig</text:p>
          </table:table-cell>
          <table:table-cell table:style-name="ce13" office:value-type="float" office:value="9728004" calcext:value-type="float">
            <text:p>9728004</text:p>
          </table:table-cell>
          <table:table-cell table:style-name="ce16" office:value-type="string" calcext:value-type="string">
            <text:p>Le porgo il più cordiale benvenuto.</text:p>
          </table:table-cell>
          <table:table-cell table:style-name="ce16" office:value-type="string" calcext:value-type="string">
            <text:p>Ich möchte Sie herzlich willkommen heißen.</text:p>
          </table:table-cell>
          <table:table-cell table:style-name="ce13" office:value-type="string" calcext:value-type="string">
            <text:p>herzlich</text:p>
          </table:table-cell>
          <table:table-cell table:style-name="ce13" office:value-type="float" office:value="9450375" calcext:value-type="float">
            <text:p>9450375</text:p>
          </table:table-cell>
          <table:table-cell table:style-name="ce16" office:value-type="string" calcext:value-type="string">
            <text:p>È stata gentile, generosa e cordiale.</text:p>
          </table:table-cell>
          <table:table-cell table:style-name="ce16" office:value-type="string" calcext:value-type="string">
            <text:p>Sie war freundlich, großzügig und herzlich.</text:p>
          </table:table-cell>
          <table:table-cell table:style-name="ce13" office:value-type="string" calcext:value-type="string">
            <text:p>herz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idanz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324387" calcext:value-type="float">
            <text:p>10324387</text:p>
          </table:table-cell>
          <table:table-cell table:style-name="ce16" office:value-type="string" calcext:value-type="string">
            <text:p>Mary é fidanzata con un bravo ragazzo.</text:p>
          </table:table-cell>
          <table:table-cell table:style-name="ce16" office:value-type="string" calcext:value-type="string">
            <text:p>Mary ist verlobt mit einem netten jungen Mann.</text:p>
          </table:table-cell>
          <table:table-cell table:style-name="ce13" office:value-type="string" calcext:value-type="string">
            <text:p>verlobt</text:p>
          </table:table-cell>
          <table:table-cell table:style-name="ce13" office:value-type="float" office:value="947388" calcext:value-type="float">
            <text:p>947388</text:p>
          </table:table-cell>
          <table:table-cell table:style-name="ce16" office:value-type="string" calcext:value-type="string">
            <text:p>Mia sorella è fidanzata con lui e si sposa l'anno prossimo.</text:p>
          </table:table-cell>
          <table:table-cell table:style-name="ce16" office:value-type="string" calcext:value-type="string">
            <text:p>Meine Schwester ist mit ihm verlobt und heiratet nächstes Jahr.</text:p>
          </table:table-cell>
          <table:table-cell table:style-name="ce13" office:value-type="string" calcext:value-type="string">
            <text:p>verlob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ag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181368" calcext:value-type="float">
            <text:p>9181368</text:p>
          </table:table-cell>
          <table:table-cell table:style-name="ce16" office:value-type="string" calcext:value-type="string">
            <text:p>Là potrà rilassarsi e mettersi a Suo agio.</text:p>
          </table:table-cell>
          <table:table-cell table:style-name="ce16" office:value-type="string" calcext:value-type="string">
            <text:p>Da können Sie sich entspannen und es sich bequem machen.</text:p>
          </table:table-cell>
          <table:table-cell table:style-name="ce13" office:value-type="string" calcext:value-type="string">
            <text:p>bequem</text:p>
          </table:table-cell>
          <table:table-cell table:style-name="ce13" office:value-type="float" office:value="10171313" calcext:value-type="float">
            <text:p>10171313</text:p>
          </table:table-cell>
          <table:table-cell table:style-name="ce16" office:value-type="string" calcext:value-type="string">
            <text:p>La dottoressa Fletcher è tesa e allarmata, Leonard Zelig invece sembra a suo agio.</text:p>
          </table:table-cell>
          <table:table-cell table:style-name="ce16" office:value-type="string" calcext:value-type="string">
            <text:p>Dr. Fletcher ist angespannt und wachsam, aber Leonard Zelig scheint sich wohl zu fühlen.</text:p>
          </table:table-cell>
          <table:table-cell table:style-name="ce13" office:value-type="string" calcext:value-type="string">
            <text:p>wohl</text:p>
          </table:table-cell>
          <table:table-cell table:style-name="ce13" office:value-type="float" office:value="9916053" calcext:value-type="float">
            <text:p>9916053</text:p>
          </table:table-cell>
          <table:table-cell table:style-name="ce16" office:value-type="string" calcext:value-type="string">
            <text:p>Ti senti a tuo agio e dormi profondamente.</text:p>
          </table:table-cell>
          <table:table-cell table:style-name="ce16" office:value-type="string" calcext:value-type="string">
            <text:p>Du fühlst dich wohl und schläfst ganz tief.</text:p>
          </table:table-cell>
          <table:table-cell table:style-name="ce13" office:value-type="string" calcext:value-type="string">
            <text:p>woh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ven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26659" calcext:value-type="float">
            <text:p>2426659</text:p>
          </table:table-cell>
          <table:table-cell table:style-name="ce16" office:value-type="string" calcext:value-type="string">
            <text:p>Ha viaggiato molto in giro per il mondo, ma ora è diventato vecchio.</text:p>
          </table:table-cell>
          <table:table-cell table:style-name="ce16" office:value-type="string" calcext:value-type="string">
            <text:p>Er ist sehr viel in der Welt herumgereist, aber jetzt ist er alt geworden.</text:p>
          </table:table-cell>
          <table:table-cell table:style-name="ce13" office:value-type="string" calcext:value-type="string">
            <text:p>geworden</text:p>
          </table:table-cell>
          <table:table-cell table:style-name="ce13" office:value-type="float" office:value="2291791" calcext:value-type="float">
            <text:p>2291791</text:p>
          </table:table-cell>
          <table:table-cell table:style-name="ce16" office:value-type="string" calcext:value-type="string">
            <text:p>Un piccolo fuoco boschivo può diventare presto un grande incendio.</text:p>
          </table:table-cell>
          <table:table-cell table:style-name="ce16" office:value-type="string" calcext:value-type="string">
            <text:p>Ein kleiner Waldbrand kann schnell ein großer Flächenbrand werden.</text:p>
          </table:table-cell>
          <table:table-cell table:style-name="ce13" office:value-type="string" calcext:value-type="string">
            <text:p>werden</text:p>
          </table:table-cell>
          <table:table-cell table:style-name="ce13" office:value-type="float" office:value="4634610" calcext:value-type="float">
            <text:p>4634610</text:p>
          </table:table-cell>
          <table:table-cell table:style-name="ce16" office:value-type="string" calcext:value-type="string">
            <text:p>Se si pianta un seme di mela, potrebbe diventare un albero.</text:p>
          </table:table-cell>
          <table:table-cell table:style-name="ce16" office:value-type="string" calcext:value-type="string">
            <text:p>Wenn man einen Apfelkern pflanzt, könnte daraus ein Baum werden.</text:p>
          </table:table-cell>
          <table:table-cell table:style-name="ce13" office:value-type="string" calcext:value-type="string">
            <text:p>werd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5">
          <table:table-cell table:style-name="ce10" office:value-type="string" calcext:value-type="string">
            <text:p>dimagrimen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style-name="ce1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nemmeno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2476415" calcext:value-type="float">
            <text:p>2476415</text:p>
          </table:table-cell>
          <table:table-cell table:style-name="ce16" office:value-type="string" calcext:value-type="string">
            <text:p>Non mi sono divertita nemmeno per un minuto al party.</text:p>
          </table:table-cell>
          <table:table-cell table:style-name="ce16" office:value-type="string" calcext:value-type="string">
            <text:p>Ich habe nicht einmal eine Minute auf der Party genossen.</text:p>
          </table:table-cell>
          <table:table-cell table:style-name="ce13" office:value-type="string" calcext:value-type="string">
            <text:p>nicht einmal</text:p>
          </table:table-cell>
          <table:table-cell table:style-name="ce13" office:value-type="float" office:value="411337" calcext:value-type="float">
            <text:p>411337</text:p>
          </table:table-cell>
          <table:table-cell table:style-name="ce16" office:value-type="string" calcext:value-type="string">
            <text:p>Mio padre non è andato nemmeno una volta all'estero.</text:p>
          </table:table-cell>
          <table:table-cell table:style-name="ce16" office:value-type="string" calcext:value-type="string">
            <text:p>Mein Vater ist nicht ein Mal im Ausland gewesen.</text:p>
          </table:table-cell>
          <table:table-cell table:style-name="ce13" office:value-type="string" calcext:value-type="string">
            <text:p>nicht ein Mal</text:p>
          </table:table-cell>
          <table:table-cell table:style-name="ce13" office:value-type="float" office:value="10101298" calcext:value-type="float">
            <text:p>10101298</text:p>
          </table:table-cell>
          <table:table-cell table:style-name="ce16" office:value-type="string" calcext:value-type="string">
            <text:p>Lola, te ne vai via senza nemmeno salutare?</text:p>
          </table:table-cell>
          <table:table-cell table:style-name="ce16" office:value-type="string" calcext:value-type="string">
            <text:p>Lola, du gehst und sagst nicht einmal tschüss?</text:p>
          </table:table-cell>
          <table:table-cell table:style-name="ce13" office:value-type="string" calcext:value-type="string">
            <text:p>nicht einma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llarm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ipass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ruciverb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028380" calcext:value-type="float">
            <text:p>10028380</text:p>
          </table:table-cell>
          <table:table-cell table:style-name="ce16" office:value-type="string" calcext:value-type="string">
            <text:p>Faccio cruciverba per allenare il cervello.</text:p>
          </table:table-cell>
          <table:table-cell table:style-name="ce16" office:value-type="string" calcext:value-type="string">
            <text:p>Ich löse Kreuzworträtsel um das Gehirn zu trainieren.</text:p>
          </table:table-cell>
          <table:table-cell table:style-name="ce13" office:value-type="string" calcext:value-type="string">
            <text:p>Kreuzworträtsel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meravigli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crit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463621" calcext:value-type="float">
            <text:p>9463621</text:p>
          </table:table-cell>
          <table:table-cell table:style-name="ce16" office:value-type="string" calcext:value-type="string">
            <text:p>Legga la scritta piccola.</text:p>
          </table:table-cell>
          <table:table-cell table:style-name="ce16" office:value-type="string" calcext:value-type="string">
            <text:p>Sieh dir das Kleingeschriebene an.</text:p>
          </table:table-cell>
          <table:table-cell table:style-name="ce13" office:value-type="string" calcext:value-type="string">
            <text:p>geschriebene</text:p>
          </table:table-cell>
          <table:table-cell table:style-name="ce13" office:value-type="float" office:value="10062473" calcext:value-type="float">
            <text:p>10062473</text:p>
          </table:table-cell>
          <table:table-cell table:style-name="ce16" office:value-type="string" calcext:value-type="string">
            <text:p>Ho visto la scritta sul muro.</text:p>
          </table:table-cell>
          <table:table-cell table:style-name="ce16" office:value-type="string" calcext:value-type="string">
            <text:p>Ich konnte die Schrift auf der Wand sehen</text:p>
          </table:table-cell>
          <table:table-cell table:style-name="ce13" office:value-type="string" calcext:value-type="string">
            <text:p>Schrif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ecension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resc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503168" calcext:value-type="float">
            <text:p>5503168</text:p>
          </table:table-cell>
          <table:table-cell table:style-name="ce16" office:value-type="string" calcext:value-type="string">
            <text:p>Davanti alla mia finestra cresce un vecchio albero.</text:p>
          </table:table-cell>
          <table:table-cell table:style-name="ce16" office:value-type="string" calcext:value-type="string">
            <text:p>Gegenüber meinem Fenster wächst ein alter Baum.</text:p>
          </table:table-cell>
          <table:table-cell table:style-name="ce13" office:value-type="string" calcext:value-type="string">
            <text:p>wächst</text:p>
          </table:table-cell>
          <table:table-cell table:style-name="ce13" office:value-type="float" office:value="2420345" calcext:value-type="float">
            <text:p>2420345</text:p>
          </table:table-cell>
          <table:table-cell table:style-name="ce16" office:value-type="string" calcext:value-type="string">
            <text:p>Mio fratello è piccolo, ma è cresciuto molto negli ultimi tempi.</text:p>
          </table:table-cell>
          <table:table-cell table:style-name="ce16" office:value-type="string" calcext:value-type="string">
            <text:p>Mein Bruder ist klein, aber in der letzten Zeit ist er ein ganzes Stück gewachsen.</text:p>
          </table:table-cell>
          <table:table-cell table:style-name="ce13" office:value-type="string" calcext:value-type="string">
            <text:p>gewachsen</text:p>
          </table:table-cell>
          <table:table-cell table:style-name="ce13" office:value-type="float" office:value="1525878" calcext:value-type="float">
            <text:p>1525878</text:p>
          </table:table-cell>
          <table:table-cell table:style-name="ce16" office:value-type="string" calcext:value-type="string">
            <text:p>Non si smette mai di crescere ed imparare.</text:p>
          </table:table-cell>
          <table:table-cell table:style-name="ce16" office:value-type="string" calcext:value-type="string">
            <text:p>Man hört nie auf zu wachsen und zu lernen.</text:p>
          </table:table-cell>
          <table:table-cell table:style-name="ce13" office:value-type="string" calcext:value-type="string">
            <text:p>wachs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u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30835" calcext:value-type="float">
            <text:p>9930835</text:p>
          </table:table-cell>
          <table:table-cell table:style-name="ce16" office:value-type="string" calcext:value-type="string">
            <text:p>Non ho mai visto uno così felice per un aumento di soli 2 dollari e 50!</text:p>
          </table:table-cell>
          <table:table-cell table:style-name="ce16" office:value-type="string" calcext:value-type="string">
            <text:p>Noch nie hat sich jemand so über eine Erhöhung von $2,50 gefreut!</text:p>
          </table:table-cell>
          <table:table-cell table:style-name="ce13" office:value-type="string" calcext:value-type="string">
            <text:p>Erhöhung</text:p>
          </table:table-cell>
          <table:table-cell table:style-name="ce13" office:value-type="float" office:value="9799263" calcext:value-type="float">
            <text:p>9799263</text:p>
          </table:table-cell>
          <table:table-cell table:style-name="ce16" office:value-type="string" calcext:value-type="string">
            <text:p>È stato registrato un aumento del consumo energetico.</text:p>
          </table:table-cell>
          <table:table-cell table:style-name="ce16" office:value-type="string" calcext:value-type="string">
            <text:p>Wir haben eine Erhöhung des Energieverbrauch registriert.</text:p>
          </table:table-cell>
          <table:table-cell table:style-name="ce13" office:value-type="string" calcext:value-type="string">
            <text:p>Erhöhung</text:p>
          </table:table-cell>
          <table:table-cell table:style-name="ce13" office:value-type="float" office:value="9039930" calcext:value-type="float">
            <text:p>9039930</text:p>
          </table:table-cell>
          <table:table-cell table:style-name="ce16" office:value-type="string" calcext:value-type="string">
            <text:p>Pretende un aumento di 2 dollari o si licienzia.</text:p>
          </table:table-cell>
          <table:table-cell table:style-name="ce16" office:value-type="string" calcext:value-type="string">
            <text:p>Will $2 Gehaltserhöhung oder er kündigt.</text:p>
          </table:table-cell>
          <table:table-cell table:style-name="ce13" office:value-type="string" calcext:value-type="string">
            <text:p>erhöh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vantagg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707735" calcext:value-type="float">
            <text:p>707735</text:p>
          </table:table-cell>
          <table:table-cell table:style-name="ce16" office:value-type="string" calcext:value-type="string">
            <text:p>Avanzamenti nella scienza hanno portato alla qualità di vita sia vantaggi che svantaggi.</text:p>
          </table:table-cell>
          <table:table-cell table:style-name="ce16" office:value-type="string" calcext:value-type="string">
            <text:p>Fortschritte in Wissenschaft haben der Lebensqualität sowohl Vorteile als auch Nachteile eingebracht.</text:p>
          </table:table-cell>
          <table:table-cell table:style-name="ce13" office:value-type="string" calcext:value-type="string">
            <text:p>Vorteile</text:p>
          </table:table-cell>
          <table:table-cell table:style-name="ce13" office:value-type="float" office:value="662895" calcext:value-type="float">
            <text:p>662895</text:p>
          </table:table-cell>
          <table:table-cell table:style-name="ce16" office:value-type="string" calcext:value-type="string">
            <text:p>La vita in città ha vantaggi e svantaggi.</text:p>
          </table:table-cell>
          <table:table-cell table:style-name="ce16" office:value-type="string" calcext:value-type="string">
            <text:p>Das Stadtleben hat Vorteile und Nachteile.</text:p>
          </table:table-cell>
          <table:table-cell table:style-name="ce13" office:value-type="string" calcext:value-type="string">
            <text:p>Vorteile</text:p>
          </table:table-cell>
          <table:table-cell table:style-name="ce13" office:value-type="float" office:value="1740933" calcext:value-type="float">
            <text:p>1740933</text:p>
          </table:table-cell>
          <table:table-cell table:style-name="ce16" office:value-type="string" calcext:value-type="string">
            <text:p>È un vantaggio saper usare un computer.</text:p>
          </table:table-cell>
          <table:table-cell table:style-name="ce16" office:value-type="string" calcext:value-type="string">
            <text:p>Es ist ein Vorteil, fähig zu sein, einen Computer zu benutzen.</text:p>
          </table:table-cell>
          <table:table-cell table:style-name="ce13" office:value-type="string" calcext:value-type="string">
            <text:p>Vortei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dolescent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512391" calcext:value-type="float">
            <text:p>1512391</text:p>
          </table:table-cell>
          <table:table-cell table:style-name="ce16" office:value-type="string" calcext:value-type="string">
            <text:p>Gli adolescenti litigano spesso coi loro genitori.</text:p>
          </table:table-cell>
          <table:table-cell table:style-name="ce16" office:value-type="string" calcext:value-type="string">
            <text:p>Jugendliche streiten oft mit ihren Eltern.</text:p>
          </table:table-cell>
          <table:table-cell table:style-name="ce13" office:value-type="string" calcext:value-type="string">
            <text:p>Jugendlich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elen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140478" calcext:value-type="float">
            <text:p>2140478</text:p>
          </table:table-cell>
          <table:table-cell table:style-name="ce16" office:value-type="string" calcext:value-type="string">
            <text:p>Tutti i nomi sono elencati in ordine alfabetico.</text:p>
          </table:table-cell>
          <table:table-cell table:style-name="ce16" office:value-type="string" calcext:value-type="string">
            <text:p>Alle Namen sind in alphabetischer Reihenfolge aufgelistet.</text:p>
          </table:table-cell>
          <table:table-cell table:style-name="ce13" office:value-type="string" calcext:value-type="string">
            <text:p>aufgeliste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mplet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2195390" calcext:value-type="float">
            <text:p>2195390</text:p>
          </table:table-cell>
          <table:table-cell table:style-name="ce16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ce16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13" office:value-type="string" calcext:value-type="string">
            <text:p>ganz</text:p>
          </table:table-cell>
          <table:table-cell table:style-name="ce13" office:value-type="float" office:value="4880697" calcext:value-type="float">
            <text:p>4880697</text:p>
          </table:table-cell>
          <table:table-cell table:style-name="ce16" office:value-type="string" calcext:value-type="string">
            <text:p>Ho bisogno di comprare cibo, perché il frigo è completamente vuoto.</text:p>
          </table:table-cell>
          <table:table-cell table:style-name="ce16" office:value-type="string" calcext:value-type="string">
            <text:p>Ich muss Lebensmittel einkaufen, denn der Kühlschrank ist absolut leer.</text:p>
          </table:table-cell>
          <table:table-cell table:style-name="ce13" office:value-type="string" calcext:value-type="string">
            <text:p>absolut</text:p>
          </table:table-cell>
          <table:table-cell table:style-name="ce13" office:value-type="float" office:value="2018234" calcext:value-type="float">
            <text:p>2018234</text:p>
          </table:table-cell>
          <table:table-cell table:style-name="ce16" office:value-type="string" calcext:value-type="string">
            <text:p>Sono completamente solo ora.</text:p>
          </table:table-cell>
          <table:table-cell table:style-name="ce16" office:value-type="string" calcext:value-type="string">
            <text:p>Jetzt bin ich ganz allein.</text:p>
          </table:table-cell>
          <table:table-cell table:style-name="ce13" office:value-type="string" calcext:value-type="string">
            <text:p>ganz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minor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45463" calcext:value-type="float">
            <text:p>945463</text:p>
          </table:table-cell>
          <table:table-cell table:style-name="ce16" office:value-type="string" calcext:value-type="string">
            <text:p>Lo stipendio di un insegnante è minore di quello di un avvocato.</text:p>
          </table:table-cell>
          <table:table-cell table:style-name="ce16" office:value-type="string" calcext:value-type="string">
            <text:p>Das Gehalt eines Lehrers ist kleiner als das eines Anwalts.</text:p>
          </table:table-cell>
          <table:table-cell table:style-name="ce13" office:value-type="string" calcext:value-type="string">
            <text:p>kleiner</text:p>
          </table:table-cell>
          <table:table-cell table:style-name="ce13" office:value-type="float" office:value="622691" calcext:value-type="float">
            <text:p>622691</text:p>
          </table:table-cell>
          <table:table-cell table:style-name="ce16" office:value-type="string" calcext:value-type="string">
            <text:p>John è il mio fratello minore.</text:p>
          </table:table-cell>
          <table:table-cell table:style-name="ce16" office:value-type="string" calcext:value-type="string">
            <text:p>Johann ist mein kleiner Bruder.</text:p>
          </table:table-cell>
          <table:table-cell table:style-name="ce13" office:value-type="string" calcext:value-type="string">
            <text:p>kleiner</text:p>
          </table:table-cell>
          <table:table-cell table:style-name="ce13" office:value-type="float" office:value="10481740" calcext:value-type="float">
            <text:p>10481740</text:p>
          </table:table-cell>
          <table:table-cell table:style-name="ce16" office:value-type="string" calcext:value-type="string">
            <text:p>Ho pensato, se consegnassi i soldi agli sbirri, potrei avere una condanna minore.</text:p>
          </table:table-cell>
          <table:table-cell table:style-name="ce16" office:value-type="string" calcext:value-type="string">
            <text:p>Ich dachte, wenn ich das Geld den Bullen gebe, kann ich eine niedrigere Strafe haben.</text:p>
          </table:table-cell>
          <table:table-cell table:style-name="ce13" office:value-type="string" calcext:value-type="string">
            <text:p>niedriger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gua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056107" calcext:value-type="float">
            <text:p>2056107</text:p>
          </table:table-cell>
          <table:table-cell table:style-name="ce16" office:value-type="string" calcext:value-type="string">
            <text:p>Una ferita come questa dovrebbe guarire in una settimana circa.</text:p>
          </table:table-cell>
          <table:table-cell table:style-name="ce16" office:value-type="string" calcext:value-type="string">
            <text:p>Eine Wunde wie diese sollte in ca. einer Woche heilen.</text:p>
          </table:table-cell>
          <table:table-cell table:style-name="ce13" office:value-type="string" calcext:value-type="string">
            <text:p>heilen</text:p>
          </table:table-cell>
          <table:table-cell table:style-name="ce13" office:value-type="float" office:value="3408568" calcext:value-type="float">
            <text:p>3408568</text:p>
          </table:table-cell>
          <table:table-cell table:style-name="ce16" office:value-type="string" calcext:value-type="string">
            <text:p>Il tempo guarisce tutte le ferite.</text:p>
          </table:table-cell>
          <table:table-cell table:style-name="ce16" office:value-type="string" calcext:value-type="string">
            <text:p>Die Zeit heilt alle Wunden.</text:p>
          </table:table-cell>
          <table:table-cell table:style-name="ce13" office:value-type="string" calcext:value-type="string">
            <text:p>heilt</text:p>
          </table:table-cell>
          <table:table-cell table:style-name="ce13" office:value-type="float" office:value="9085680" calcext:value-type="float">
            <text:p>9085680</text:p>
          </table:table-cell>
          <table:table-cell table:style-name="ce16" office:value-type="string" calcext:value-type="string">
            <text:p>Il paziente non può essere guarito.</text:p>
          </table:table-cell>
          <table:table-cell table:style-name="ce16" office:value-type="string" calcext:value-type="string">
            <text:p>Der Patient kann nicht geheilt werden.</text:p>
          </table:table-cell>
          <table:table-cell table:style-name="ce13" office:value-type="string" calcext:value-type="string">
            <text:p>geheil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ettu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307383" calcext:value-type="float">
            <text:p>3307383</text:p>
          </table:table-cell>
          <table:table-cell table:style-name="ce16" office:value-type="string" calcext:value-type="string">
            <text:p>Ho saltato una riga durante la lettura.</text:p>
          </table:table-cell>
          <table:table-cell table:style-name="ce16" office:value-type="string" calcext:value-type="string">
            <text:p>Ich habe beim Lesen eine Zeile übersprungen.</text:p>
          </table:table-cell>
          <table:table-cell table:style-name="ce13" office:value-type="string" calcext:value-type="string">
            <text:p>Lesen</text:p>
          </table:table-cell>
          <table:table-cell table:style-name="ce13" office:value-type="float" office:value="1566477" calcext:value-type="float">
            <text:p>1566477</text:p>
          </table:table-cell>
          <table:table-cell table:style-name="ce16" office:value-type="string" calcext:value-type="string">
            <text:p>Vi consiglio questa lettura</text:p>
          </table:table-cell>
          <table:table-cell table:style-name="ce16" office:value-type="string" calcext:value-type="string">
            <text:p>Ich empfehle Ihnen diese Lektüre.</text:p>
          </table:table-cell>
          <table:table-cell table:style-name="ce13" office:value-type="string" calcext:value-type="string">
            <text:p>Lektüre</text:p>
          </table:table-cell>
          <table:table-cell table:style-name="ce13" office:value-type="float" office:value="10069510" calcext:value-type="float">
            <text:p>10069510</text:p>
          </table:table-cell>
          <table:table-cell table:style-name="ce16" office:value-type="string" calcext:value-type="string">
            <text:p>Sarà una lettura interessante.</text:p>
          </table:table-cell>
          <table:table-cell table:style-name="ce16" office:value-type="string" calcext:value-type="string">
            <text:p>Es wird eine interessante Lektüre sein.</text:p>
          </table:table-cell>
          <table:table-cell table:style-name="ce13" office:value-type="string" calcext:value-type="string">
            <text:p>Lektür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trasfe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510391" calcext:value-type="float">
            <text:p>2510391</text:p>
          </table:table-cell>
          <table:table-cell table:style-name="ce16" office:value-type="string" calcext:value-type="string">
            <text:p>Al momento abito con mio zio, ma tra un po' mi trasferirò in un piccolo appartamento.</text:p>
          </table:table-cell>
          <table:table-cell table:style-name="ce16" office:value-type="string" calcext:value-type="string">
            <text:p>Ich wohne jetzt erstmal bei meinem Onkel, aber später werde ich in eine kleine Wohnung einziehen.</text:p>
          </table:table-cell>
          <table:table-cell table:style-name="ce13" office:value-type="string" calcext:value-type="string">
            <text:p>einziehen</text:p>
          </table:table-cell>
          <table:table-cell table:style-name="ce13" office:value-type="float" office:value="7124347" calcext:value-type="float">
            <text:p>7124347</text:p>
          </table:table-cell>
          <table:table-cell table:style-name="ce16" office:value-type="string" calcext:value-type="string">
            <text:p>Non scrivermi al vecchio indirizzo! Mi sono trasferito.</text:p>
          </table:table-cell>
          <table:table-cell table:style-name="ce16" office:value-type="string" calcext:value-type="string">
            <text:p>Nicht an meine alte Adresse schreiben! Ich bin umgezogen.</text:p>
          </table:table-cell>
          <table:table-cell table:style-name="ce13" office:value-type="string" calcext:value-type="string">
            <text:p>umgezogen</text:p>
          </table:table-cell>
          <table:table-cell table:style-name="ce13" office:value-type="float" office:value="630482" calcext:value-type="float">
            <text:p>630482</text:p>
          </table:table-cell>
          <table:table-cell table:style-name="ce16" office:value-type="string" calcext:value-type="string">
            <text:p>La sua decisione di trasferirsi a Chicago ci ha stupito.</text:p>
          </table:table-cell>
          <table:table-cell table:style-name="ce16" office:value-type="string" calcext:value-type="string">
            <text:p>Ihr Entschluss, nach Chicago umzuziehen, überraschte uns.</text:p>
          </table:table-cell>
          <table:table-cell table:style-name="ce13" office:value-type="string" calcext:value-type="string">
            <text:p>umzuzie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anal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canale del fiume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recchio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3420373" calcext:value-type="float">
            <text:p>3420373</text:p>
          </table:table-cell>
          <table:table-cell table:style-name="ce16" office:value-type="string" calcext:value-type="string">
            <text:p>Lui ha bevuto parecchio ieri.</text:p>
          </table:table-cell>
          <table:table-cell table:style-name="ce16" office:value-type="string" calcext:value-type="string">
            <text:p>Er hat gestern viel getrunken.</text:p>
          </table:table-cell>
          <table:table-cell table:style-name="ce13" office:value-type="string" calcext:value-type="string">
            <text:p>viel</text:p>
          </table:table-cell>
          <table:table-cell table:style-name="ce13" office:value-type="float" office:value="4684" calcext:value-type="float">
            <text:p>4684</text:p>
          </table:table-cell>
          <table:table-cell table:style-name="ce16" office:value-type="string" calcext:value-type="string">
            <text:p>C'è parecchio da fare, desiderate aiuto?</text:p>
          </table:table-cell>
          <table:table-cell table:style-name="ce16" office:value-type="string" calcext:value-type="string">
            <text:p>Es gibt viel zu tun, willst du Hilfe?</text:p>
          </table:table-cell>
          <table:table-cell table:style-name="ce13" office:value-type="string" calcext:value-type="string">
            <text:p>viel</text:p>
          </table:table-cell>
          <table:table-cell table:style-name="ce13" office:value-type="float" office:value="9429487" calcext:value-type="float">
            <text:p>9429487</text:p>
          </table:table-cell>
          <table:table-cell table:style-name="ce16" office:value-type="string" calcext:value-type="string">
            <text:p>Cercarono parecchio, prima di trovare la casa che sognavano:</text:p>
          </table:table-cell>
          <table:table-cell table:style-name="ce16" office:value-type="string" calcext:value-type="string">
            <text:p>Sie mussten viel suchen, bis sie ihr Traumhaus fanden.</text:p>
          </table:table-cell>
          <table:table-cell table:style-name="ce13" office:value-type="string" calcext:value-type="string">
            <text:p>vie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apprendista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divid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342569" calcext:value-type="float">
            <text:p>1342569</text:p>
          </table:table-cell>
          <table:table-cell table:style-name="ce16" office:value-type="string" calcext:value-type="string">
            <text:p>Se condividi una gioia, si moltiplica.</text:p>
          </table:table-cell>
          <table:table-cell table:style-name="ce16" office:value-type="string" calcext:value-type="string">
            <text:p>Wenn du Freude teilst, vervielfacht sie sich.</text:p>
          </table:table-cell>
          <table:table-cell table:style-name="ce13" office:value-type="string" calcext:value-type="string">
            <text:p>teilst</text:p>
          </table:table-cell>
          <table:table-cell table:style-name="ce13" office:value-type="float" office:value="3655157" calcext:value-type="float">
            <text:p>3655157</text:p>
          </table:table-cell>
          <table:table-cell table:style-name="ce16" office:value-type="string" calcext:value-type="string">
            <text:p>Io ho alcune buone notizie da condividere.</text:p>
          </table:table-cell>
          <table:table-cell table:style-name="ce16" office:value-type="string" calcext:value-type="string">
            <text:p>Ich habe einige gute Nachrichten mitzuteilen.</text:p>
          </table:table-cell>
          <table:table-cell table:style-name="ce13" office:value-type="string" calcext:value-type="string">
            <text:p>mitzuteilen</text:p>
          </table:table-cell>
          <table:table-cell table:style-name="ce13" office:value-type="float" office:value="9527871" calcext:value-type="float">
            <text:p>9527871</text:p>
          </table:table-cell>
          <table:table-cell table:style-name="ce16" office:value-type="string" calcext:value-type="string">
            <text:p>Abbastanza da condividere con loro un segreto?</text:p>
          </table:table-cell>
          <table:table-cell table:style-name="ce16" office:value-type="string" calcext:value-type="string">
            <text:p>Genug, um ein Geheimnis zu teilen?</text:p>
          </table:table-cell>
          <table:table-cell table:style-name="ce13" office:value-type="string" calcext:value-type="string">
            <text:p>teil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stituzion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 office:value-type="string" calcext:value-type="string">
            <text:p>costituzione fisica</text:p>
          </table:table-cell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stru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414374" calcext:value-type="float">
            <text:p>4414374</text:p>
          </table:table-cell>
          <table:table-cell table:style-name="ce16" office:value-type="string" calcext:value-type="string">
            <text:p>Gli uomini costruiscono troppi muri intorno a se stessi.</text:p>
          </table:table-cell>
          <table:table-cell table:style-name="ce16" office:value-type="string" calcext:value-type="string">
            <text:p>Die Menschen bauen zu viele Mauern um sich herum.</text:p>
          </table:table-cell>
          <table:table-cell table:style-name="ce13" office:value-type="string" calcext:value-type="string">
            <text:p>bauen</text:p>
          </table:table-cell>
          <table:table-cell table:style-name="ce13" office:value-type="float" office:value="3030501" calcext:value-type="float">
            <text:p>3030501</text:p>
          </table:table-cell>
          <table:table-cell table:style-name="ce16" office:value-type="string" calcext:value-type="string">
            <text:p>La casa è stata costruita agli inizi del secolo.</text:p>
          </table:table-cell>
          <table:table-cell table:style-name="ce16" office:value-type="string" calcext:value-type="string">
            <text:p>Das Haus wurde Anfang des Jahrhunderts gebaut.</text:p>
          </table:table-cell>
          <table:table-cell table:style-name="ce13" office:value-type="string" calcext:value-type="string">
            <text:p>gebaut</text:p>
          </table:table-cell>
          <table:table-cell table:style-name="ce13" office:value-type="float" office:value="2452568" calcext:value-type="float">
            <text:p>2452568</text:p>
          </table:table-cell>
          <table:table-cell table:style-name="ce16" office:value-type="string" calcext:value-type="string">
            <text:p>Quando si costruisce una casa, non si inizia dal tetto.</text:p>
          </table:table-cell>
          <table:table-cell table:style-name="ce16" office:value-type="string" calcext:value-type="string">
            <text:p>Wenn man ein Haus baut, beginnt man nicht mit dem Dach.</text:p>
          </table:table-cell>
          <table:table-cell table:style-name="ce13" office:value-type="string" calcext:value-type="string">
            <text:p>bau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rviz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991018" calcext:value-type="float">
            <text:p>2991018</text:p>
          </table:table-cell>
          <table:table-cell table:style-name="ce16" office:value-type="string" calcext:value-type="string">
            <text:p>Perché non chiamate il servizio clienti?</text:p>
          </table:table-cell>
          <table:table-cell table:style-name="ce16" office:value-type="string" calcext:value-type="string">
            <text:p>Warum ruft ihr nicht den Kundendienst an?</text:p>
          </table:table-cell>
          <table:table-cell table:style-name="ce13" office:value-type="string" calcext:value-type="string">
            <text:p>dienst</text:p>
          </table:table-cell>
          <table:table-cell table:style-name="ce13" office:value-type="float" office:value="9576415" calcext:value-type="float">
            <text:p>9576415</text:p>
          </table:table-cell>
          <table:table-cell table:style-name="ce16" office:value-type="string" calcext:value-type="string">
            <text:p>In cambio del vostro servizio, vi rendo la libertà.</text:p>
          </table:table-cell>
          <table:table-cell table:style-name="ce16" office:value-type="string" calcext:value-type="string">
            <text:p>Im Tausch für Euren Dienst, schenke ich euch die Freiheit.</text:p>
          </table:table-cell>
          <table:table-cell table:style-name="ce13" office:value-type="string" calcext:value-type="string">
            <text:p>Dienst</text:p>
          </table:table-cell>
          <table:table-cell table:style-name="ce13" office:value-type="float" office:value="9385105" calcext:value-type="float">
            <text:p>9385105</text:p>
          </table:table-cell>
          <table:table-cell table:style-name="ce16" office:value-type="string" calcext:value-type="string">
            <text:p>No, deve chiamare il servizio in camera.</text:p>
          </table:table-cell>
          <table:table-cell table:style-name="ce16" office:value-type="string" calcext:value-type="string">
            <text:p>Nein, da müssen Sie den Zimmerservice rufen.</text:p>
          </table:table-cell>
          <table:table-cell table:style-name="ce13" office:value-type="string" calcext:value-type="string">
            <text:p>servic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per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635004" calcext:value-type="float">
            <text:p>1635004</text:p>
          </table:table-cell>
          <table:table-cell table:style-name="ce16" office:value-type="string" calcext:value-type="string">
            <text:p>Io perdo molto tempo a sognare a occhi aperti.</text:p>
          </table:table-cell>
          <table:table-cell table:style-name="ce16" office:value-type="string" calcext:value-type="string">
            <text:p>Ich vergeude eine Menge Zeit damit, mit offenen Augen zu träumen.</text:p>
          </table:table-cell>
          <table:table-cell table:style-name="ce13" office:value-type="string" calcext:value-type="string">
            <text:p>offenen</text:p>
          </table:table-cell>
          <table:table-cell table:style-name="ce13" office:value-type="float" office:value="2419129" calcext:value-type="float">
            <text:p>2419129</text:p>
          </table:table-cell>
          <table:table-cell table:style-name="ce16" office:value-type="string" calcext:value-type="string">
            <text:p>Si dice che gli italiani siano un popolo allegro e aperto.</text:p>
          </table:table-cell>
          <table:table-cell table:style-name="ce16" office:value-type="string" calcext:value-type="string">
            <text:p>Man sagt, die Italiener seien ein fröhliches und aufgeschlossenes Volk.</text:p>
          </table:table-cell>
          <table:table-cell table:style-name="ce13" office:value-type="string" calcext:value-type="string">
            <text:p>aufgeschlossenen</text:p>
          </table:table-cell>
          <table:table-cell table:style-name="ce13" office:value-type="float" office:value="3174310" calcext:value-type="float">
            <text:p>3174310</text:p>
          </table:table-cell>
          <table:table-cell table:style-name="ce16" office:value-type="string" calcext:value-type="string">
            <text:p>Devi stupirla e lasciarla a bocca aperta!</text:p>
          </table:table-cell>
          <table:table-cell table:style-name="ce16" office:value-type="string" calcext:value-type="string">
            <text:p>Du musst sie erstaunen und mit offenem Mund zurücklassen!</text:p>
          </table:table-cell>
          <table:table-cell table:style-name="ce13" office:value-type="string" calcext:value-type="string">
            <text:p>offenem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peci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5022229" calcext:value-type="float">
            <text:p>5022229</text:p>
          </table:table-cell>
          <table:table-cell table:style-name="ce16" office:value-type="string" calcext:value-type="string">
            <text:p>La biblioteca della città ha una sezione speciale per non vedenti.</text:p>
          </table:table-cell>
          <table:table-cell table:style-name="ce16" office:value-type="string" calcext:value-type="string">
            <text:p>Die Stadtbibliothek hat eine besondere Abteilung für Blinde.</text:p>
          </table:table-cell>
          <table:table-cell table:style-name="ce13" office:value-type="string" calcext:value-type="string">
            <text:p>besondere</text:p>
          </table:table-cell>
          <table:table-cell table:style-name="ce13" office:value-type="float" office:value="3350454" calcext:value-type="float">
            <text:p>3350454</text:p>
          </table:table-cell>
          <table:table-cell table:style-name="ce16" office:value-type="string" calcext:value-type="string">
            <text:p>Noi abbiamo una sorpresa speciale per voi ragazzi!</text:p>
          </table:table-cell>
          <table:table-cell table:style-name="ce16" office:value-type="string" calcext:value-type="string">
            <text:p>Wir haben eine besondere Überraschung für euch Jungs!</text:p>
          </table:table-cell>
          <table:table-cell table:style-name="ce13" office:value-type="string" calcext:value-type="string">
            <text:p>besondere</text:p>
          </table:table-cell>
          <table:table-cell table:style-name="ce13" office:value-type="float" office:value="1936770" calcext:value-type="float">
            <text:p>1936770</text:p>
          </table:table-cell>
          <table:table-cell table:style-name="ce16" office:value-type="string" calcext:value-type="string">
            <text:p>Lei vuole qualcosa di molto speciale per il suo compleanno.</text:p>
          </table:table-cell>
          <table:table-cell table:style-name="ce16" office:value-type="string" calcext:value-type="string">
            <text:p>Sie wünscht sich zu ihrem Geburtstag etwas ganz Besonderes.</text:p>
          </table:table-cell>
          <table:table-cell table:style-name="ce13" office:value-type="string" calcext:value-type="string">
            <text:p>Besonder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sta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99334" calcext:value-type="float">
            <text:p>9799334</text:p>
          </table:table-cell>
          <table:table-cell table:style-name="ce16" office:value-type="string" calcext:value-type="string">
            <text:p>È ancora emotivamente instabile.</text:p>
          </table:table-cell>
          <table:table-cell table:style-name="ce16" office:value-type="string" calcext:value-type="string">
            <text:p>Er ist emotional noch zu instabil.</text:p>
          </table:table-cell>
          <table:table-cell table:style-name="ce13" office:value-type="string" calcext:value-type="string">
            <text:p>instabil</text:p>
          </table:table-cell>
          <table:table-cell table:style-name="ce13" office:value-type="float" office:value="10260264" calcext:value-type="float">
            <text:p>10260264</text:p>
          </table:table-cell>
          <table:table-cell table:style-name="ce16" office:value-type="string" calcext:value-type="string">
            <text:p>Il mercato è molto instabile.</text:p>
          </table:table-cell>
          <table:table-cell table:style-name="ce16" office:value-type="string" calcext:value-type="string">
            <text:p>Der Markt ist sehr instabil.</text:p>
          </table:table-cell>
          <table:table-cell table:style-name="ce13" office:value-type="string" calcext:value-type="string">
            <text:p>instabil</text:p>
          </table:table-cell>
          <table:table-cell table:style-name="ce13" office:value-type="float" office:value="10217251" calcext:value-type="float">
            <text:p>10217251</text:p>
          </table:table-cell>
          <table:table-cell table:style-name="ce16" office:value-type="string" calcext:value-type="string">
            <text:p>La psiche di un giovane è molto instabile.</text:p>
          </table:table-cell>
          <table:table-cell table:style-name="ce16" office:value-type="string" calcext:value-type="string">
            <text:p>Die Psyche des Jünglings ist sehr instabil.</text:p>
          </table:table-cell>
          <table:table-cell table:style-name="ce13" office:value-type="string" calcext:value-type="string">
            <text:p>instabi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occas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883324" calcext:value-type="float">
            <text:p>3883324</text:p>
          </table:table-cell>
          <table:table-cell table:style-name="ce16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ce16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13" office:value-type="string" calcext:value-type="string">
            <text:p>Gelegenheit</text:p>
          </table:table-cell>
          <table:table-cell table:style-name="ce13" office:value-type="float" office:value="957621" calcext:value-type="float">
            <text:p>957621</text:p>
          </table:table-cell>
          <table:table-cell table:style-name="ce16" office:value-type="string" calcext:value-type="string">
            <text:p>Non possiamo perdere questa occasione, è troppo importante!</text:p>
          </table:table-cell>
          <table:table-cell table:style-name="ce16" office:value-type="string" calcext:value-type="string">
            <text:p>Wir dürfen diese Gelegenheit nicht verpassen, das ist zu wichtig!</text:p>
          </table:table-cell>
          <table:table-cell table:style-name="ce13" office:value-type="string" calcext:value-type="string">
            <text:p>Gelegenheit</text:p>
          </table:table-cell>
          <table:table-cell table:style-name="ce13" office:value-type="float" office:value="1309622" calcext:value-type="float">
            <text:p>1309622</text:p>
          </table:table-cell>
          <table:table-cell table:style-name="ce16" office:value-type="string" calcext:value-type="string">
            <text:p>Ogni giorno che vivi è un'occasione speciale.</text:p>
          </table:table-cell>
          <table:table-cell table:style-name="ce16" office:value-type="string" calcext:value-type="string">
            <text:p>Jeder Tag, den du erlebst, ist ein besonderer Anlass.</text:p>
          </table:table-cell>
          <table:table-cell table:style-name="ce13" office:value-type="string" calcext:value-type="string">
            <text:p>Anlas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costru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410107" calcext:value-type="float">
            <text:p>3410107</text:p>
          </table:table-cell>
          <table:table-cell table:style-name="ce16" office:value-type="string" calcext:value-type="string">
            <text:p>Vorrei sapere di più sulla tecnologia che è stata utilizzata nella costruzione delle piramidi egizie.</text:p>
          </table:table-cell>
          <table:table-cell table:style-name="ce16" office:value-type="string" calcext:value-type="string">
            <text:p>Ich möchte mehr über die beim Bau der ägyptischen Pyramiden verwendete Technologie erfahren.</text:p>
          </table:table-cell>
          <table:table-cell table:style-name="ce13" office:value-type="string" calcext:value-type="string">
            <text:p>Bau</text:p>
          </table:table-cell>
          <table:table-cell table:style-name="ce13" office:value-type="float" office:value="3409487" calcext:value-type="float">
            <text:p>3409487</text:p>
          </table:table-cell>
          <table:table-cell table:style-name="ce16" office:value-type="string" calcext:value-type="string">
            <text:p>La costruzione dell'ospedale sta per essere completata.</text:p>
          </table:table-cell>
          <table:table-cell table:style-name="ce16" office:value-type="string" calcext:value-type="string">
            <text:p>Der Bau des Krankenhauses wird bald abgeschlossen sein.</text:p>
          </table:table-cell>
          <table:table-cell table:style-name="ce13" office:value-type="string" calcext:value-type="string">
            <text:p>Bau</text:p>
          </table:table-cell>
          <table:table-cell table:style-name="ce13" office:value-type="float" office:value="9545892" calcext:value-type="float">
            <text:p>9545892</text:p>
          </table:table-cell>
          <table:table-cell table:style-name="ce16" office:value-type="string" calcext:value-type="string">
            <text:p>I palazzi laggiù sono ancora in costruzione.</text:p>
          </table:table-cell>
          <table:table-cell table:style-name="ce16" office:value-type="string" calcext:value-type="string">
            <text:p>Die Gebäude dort sind noch im Bau.</text:p>
          </table:table-cell>
          <table:table-cell table:style-name="ce13" office:value-type="string" calcext:value-type="string">
            <text:p>Bau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moss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ozon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nnunc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317771" calcext:value-type="float">
            <text:p>9317771</text:p>
          </table:table-cell>
          <table:table-cell table:style-name="ce16" office:value-type="string" calcext:value-type="string">
            <text:p>Ho un annuncio che vi farà morire dal ridere.</text:p>
          </table:table-cell>
          <table:table-cell table:style-name="ce16" office:value-type="string" calcext:value-type="string">
            <text:p>Ich habe eine Ansage, die euch zum Lachen bringen wird.</text:p>
          </table:table-cell>
          <table:table-cell table:style-name="ce13" office:value-type="string" calcext:value-type="string">
            <text:p>Ansage</text:p>
          </table:table-cell>
          <table:table-cell table:style-name="ce13" office:value-type="float" office:value="9494882" calcext:value-type="float">
            <text:p>9494882</text:p>
          </table:table-cell>
          <table:table-cell table:style-name="ce16" office:value-type="string" calcext:value-type="string">
            <text:p>Vorrei mettere un annuncio sul giornale.</text:p>
          </table:table-cell>
          <table:table-cell table:style-name="ce16" office:value-type="string" calcext:value-type="string">
            <text:p>Ich möchte eine Annonce in der Zeitung aufgeben.</text:p>
          </table:table-cell>
          <table:table-cell table:style-name="ce13" office:value-type="string" calcext:value-type="string">
            <text:p>Annonce</text:p>
          </table:table-cell>
          <table:table-cell table:style-name="ce13" office:value-type="float" office:value="10181892" calcext:value-type="float">
            <text:p>10181892</text:p>
          </table:table-cell>
          <table:table-cell table:style-name="ce16" office:value-type="string" calcext:value-type="string">
            <text:p>Ho messo un annuncio sul giornale e spero di trovare un lavoro.</text:p>
          </table:table-cell>
          <table:table-cell table:style-name="ce16" office:value-type="string" calcext:value-type="string">
            <text:p>Ich habe eine Anzeige in die Zeitung gesetzt und hoffe, dass ich einen Job finde.</text:p>
          </table:table-cell>
          <table:table-cell table:style-name="ce13" office:value-type="string" calcext:value-type="string">
            <text:p>Anzeig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sturb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18987" calcext:value-type="float">
            <text:p>418987</text:p>
          </table:table-cell>
          <table:table-cell table:style-name="ce16" office:value-type="string" calcext:value-type="string">
            <text:p>Ti disturbo se accendo la radio?</text:p>
          </table:table-cell>
          <table:table-cell table:style-name="ce16" office:value-type="string" calcext:value-type="string">
            <text:p>Stört es dich, wenn ich das Radio anschalte?</text:p>
          </table:table-cell>
          <table:table-cell table:style-name="ce13" office:value-type="string" calcext:value-type="string">
            <text:p>Stört</text:p>
          </table:table-cell>
          <table:table-cell table:style-name="ce13" office:value-type="float" office:value="10492061" calcext:value-type="float">
            <text:p>10492061</text:p>
          </table:table-cell>
          <table:table-cell table:style-name="ce16" office:value-type="string" calcext:value-type="string">
            <text:p>Vostra madre non voleva disturbare nessuno oggi.</text:p>
          </table:table-cell>
          <table:table-cell table:style-name="ce16" office:value-type="string" calcext:value-type="string">
            <text:p>Eure Mutter wollte heute niemanden stören.</text:p>
          </table:table-cell>
          <table:table-cell table:style-name="ce13" office:value-type="string" calcext:value-type="string">
            <text:p>stören</text:p>
          </table:table-cell>
          <table:table-cell table:style-name="ce13" office:value-type="float" office:value="9187475" calcext:value-type="float">
            <text:p>9187475</text:p>
          </table:table-cell>
          <table:table-cell table:style-name="ce16" office:value-type="string" calcext:value-type="string">
            <text:p>Mi dispiace disturbare di nuovo, ma devo parlare con il signor Gillis.</text:p>
          </table:table-cell>
          <table:table-cell table:style-name="ce16" office:value-type="string" calcext:value-type="string">
            <text:p>Es tut mir lein, nochmal stören zu müssen, aber ich muss mit Herr Gillis reden.</text:p>
          </table:table-cell>
          <table:table-cell table:style-name="ce13" office:value-type="string" calcext:value-type="string">
            <text:p>stö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iane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08114" calcext:value-type="float">
            <text:p>1208114</text:p>
          </table:table-cell>
          <table:table-cell table:style-name="ce16" office:value-type="string" calcext:value-type="string">
            <text:p>L'atmosfera che circonda il nostro pianeta è molto spessa.</text:p>
          </table:table-cell>
          <table:table-cell table:style-name="ce16" office:value-type="string" calcext:value-type="string">
            <text:p>Die Atmosphäre, die unseren Planeten umgibt, ist sehr dicht.</text:p>
          </table:table-cell>
          <table:table-cell table:style-name="ce13" office:value-type="string" calcext:value-type="string">
            <text:p>Planeten</text:p>
          </table:table-cell>
          <table:table-cell table:style-name="ce13" office:value-type="float" office:value="1616478" calcext:value-type="float">
            <text:p>1616478</text:p>
          </table:table-cell>
          <table:table-cell table:style-name="ce16" office:value-type="string" calcext:value-type="string">
            <text:p>I pianeti si muovono attorno a una stella fissa.</text:p>
          </table:table-cell>
          <table:table-cell table:style-name="ce16" office:value-type="string" calcext:value-type="string">
            <text:p>Planeten bewegen sich um einen Fixstern.</text:p>
          </table:table-cell>
          <table:table-cell table:style-name="ce13" office:value-type="string" calcext:value-type="string">
            <text:p>Planeten</text:p>
          </table:table-cell>
          <table:table-cell table:style-name="ce13" office:value-type="float" office:value="3711321" calcext:value-type="float">
            <text:p>3711321</text:p>
          </table:table-cell>
          <table:table-cell table:style-name="ce16" office:value-type="string" calcext:value-type="string">
            <text:p>Giove è il pianeta più grande del sistema solare.</text:p>
          </table:table-cell>
          <table:table-cell table:style-name="ce16" office:value-type="string" calcext:value-type="string">
            <text:p>Jupiter ist der größte Planet des Sonnensystems.</text:p>
          </table:table-cell>
          <table:table-cell table:style-name="ce13" office:value-type="string" calcext:value-type="string">
            <text:p>Plane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veloce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2232913" calcext:value-type="float">
            <text:p>2232913</text:p>
          </table:table-cell>
          <table:table-cell table:style-name="ce16" office:value-type="string" calcext:value-type="string">
            <text:p>Ho corso il più velocemente possibile, ma non sono riuscito a prendere l'ultimo treno.</text:p>
          </table:table-cell>
          <table:table-cell table:style-name="ce16" office:value-type="string" calcext:value-type="string">
            <text:p>Ich bin so schnell wie möglich gerannt, aber ich habe es nicht auf den letzten Zug geschafft.</text:p>
          </table:table-cell>
          <table:table-cell table:style-name="ce13" office:value-type="string" calcext:value-type="string">
            <text:p>schnell</text:p>
          </table:table-cell>
          <table:table-cell table:style-name="ce13" office:value-type="float" office:value="2782288" calcext:value-type="float">
            <text:p>2782288</text:p>
          </table:table-cell>
          <table:table-cell table:style-name="ce16" office:value-type="string" calcext:value-type="string">
            <text:p>Non importa quanto tu corra velocemente, non sarai mai in orario.</text:p>
          </table:table-cell>
          <table:table-cell table:style-name="ce16" office:value-type="string" calcext:value-type="string">
            <text:p>Egal, wie schnell du läufst, du wirst nie rechtzeitig da sein.</text:p>
          </table:table-cell>
          <table:table-cell table:style-name="ce13" office:value-type="string" calcext:value-type="string">
            <text:p>schnell</text:p>
          </table:table-cell>
          <table:table-cell table:style-name="ce13" office:value-type="float" office:value="880158" calcext:value-type="float">
            <text:p>880158</text:p>
          </table:table-cell>
          <table:table-cell table:style-name="ce16" office:value-type="string" calcext:value-type="string">
            <text:p>Corri più velocemente, altrimenti perderai il treno.</text:p>
          </table:table-cell>
          <table:table-cell table:style-name="ce16" office:value-type="string" calcext:value-type="string">
            <text:p>Lauf schneller, sonst verpasst du den Zug.</text:p>
          </table:table-cell>
          <table:table-cell table:style-name="ce13" office:value-type="string" calcext:value-type="string">
            <text:p>schnell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ilass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trucc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380077" calcext:value-type="float">
            <text:p>4380077</text:p>
          </table:table-cell>
          <table:table-cell table:style-name="ce16" office:value-type="string" calcext:value-type="string">
            <text:p>Ho imparato un nuovo trucco.</text:p>
          </table:table-cell>
          <table:table-cell table:style-name="ce16" office:value-type="string" calcext:value-type="string">
            <text:p>Ich habe einen neuen Trick gelernt.</text:p>
          </table:table-cell>
          <table:table-cell table:style-name="ce13" office:value-type="string" calcext:value-type="string">
            <text:p>Trick</text:p>
          </table:table-cell>
          <table:table-cell table:style-name="ce13" office:value-type="float" office:value="10113165" calcext:value-type="float">
            <text:p>10113165</text:p>
          </table:table-cell>
          <table:table-cell table:style-name="ce16" office:value-type="string" calcext:value-type="string">
            <text:p>Ora mi vado a lavare e poi mi rifaccio il trucco.</text:p>
          </table:table-cell>
          <table:table-cell table:style-name="ce16" office:value-type="string" calcext:value-type="string">
            <text:p>Jetzt Wasche ich mich und lege meine Make-up auf.</text:p>
          </table:table-cell>
          <table:table-cell table:style-name="ce13" office:value-type="string" calcext:value-type="string">
            <text:p>Make-up</text:p>
          </table:table-cell>
          <table:table-cell table:style-name="ce13" office:value-type="float" office:value="9319893" calcext:value-type="float">
            <text:p>9319893</text:p>
          </table:table-cell>
          <table:table-cell table:style-name="ce16" office:value-type="string" calcext:value-type="string">
            <text:p>Senza trucco sei più bella.</text:p>
          </table:table-cell>
          <table:table-cell table:style-name="ce16" office:value-type="string" calcext:value-type="string">
            <text:p>Du bist ohne Schminke viel schöner.</text:p>
          </table:table-cell>
          <table:table-cell table:style-name="ce13" office:value-type="string" calcext:value-type="string">
            <text:p>Schmink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ivic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peci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056666" calcext:value-type="float">
            <text:p>10056666</text:p>
          </table:table-cell>
          <table:table-cell table:style-name="ce16" office:value-type="string" calcext:value-type="string">
            <text:p>Le specie che si adattano meno non sopravvivono.</text:p>
          </table:table-cell>
          <table:table-cell table:style-name="ce16" office:value-type="string" calcext:value-type="string">
            <text:p>Die schlechter angepassten Spezien überleben nicht.</text:p>
          </table:table-cell>
          <table:table-cell table:style-name="ce13" office:value-type="string" calcext:value-type="string">
            <text:p>Spezien</text:p>
          </table:table-cell>
          <table:table-cell table:style-name="ce13" office:value-type="float" office:value="10059570" calcext:value-type="float">
            <text:p>10059570</text:p>
          </table:table-cell>
          <table:table-cell table:style-name="ce16" office:value-type="string" calcext:value-type="string">
            <text:p>Molte specie oggi sono estinte.</text:p>
          </table:table-cell>
          <table:table-cell table:style-name="ce16" office:value-type="string" calcext:value-type="string">
            <text:p>Heute sind viele Arten ausgestorben.</text:p>
          </table:table-cell>
          <table:table-cell table:style-name="ce13" office:value-type="string" calcext:value-type="string">
            <text:p>Arten</text:p>
          </table:table-cell>
          <table:table-cell table:style-name="ce13" office:value-type="float" office:value="10060527" calcext:value-type="float">
            <text:p>10060527</text:p>
          </table:table-cell>
          <table:table-cell table:style-name="ce16" office:value-type="string" calcext:value-type="string">
            <text:p>Quante specie abitano la savana?</text:p>
          </table:table-cell>
          <table:table-cell table:style-name="ce16" office:value-type="string" calcext:value-type="string">
            <text:p>Wie viele Arten leben in der Savanne?</text:p>
          </table:table-cell>
          <table:table-cell table:style-name="ce13" office:value-type="string" calcext:value-type="string">
            <text:p>Art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ripercuote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copr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4423534" calcext:value-type="float">
            <text:p>4423534</text:p>
          </table:table-cell>
          <table:table-cell table:style-name="ce16" office:value-type="string" calcext:value-type="string">
            <text:p>I corpi dei rettili sono ricoperti di squame.</text:p>
          </table:table-cell>
          <table:table-cell table:style-name="ce16" office:value-type="string" calcext:value-type="string">
            <text:p>Die Körper der Reptilien sind mit Schuppen bedeckt.</text:p>
          </table:table-cell>
          <table:table-cell table:style-name="ce13" office:value-type="string" calcext:value-type="string">
            <text:p>bedeckt</text:p>
          </table:table-cell>
          <table:table-cell table:style-name="ce13" office:value-type="float" office:value="2072386" calcext:value-type="float">
            <text:p>2072386</text:p>
          </table:table-cell>
          <table:table-cell table:style-name="ce16" office:value-type="string" calcext:value-type="string">
            <text:p>Il muro era ricoperto di graffiti.</text:p>
          </table:table-cell>
          <table:table-cell table:style-name="ce16" office:value-type="string" calcext:value-type="string">
            <text:p>Die Mauer war mit Graffiti bedeckt.</text:p>
          </table:table-cell>
          <table:table-cell table:style-name="ce13" office:value-type="string" calcext:value-type="string">
            <text:p>bedeckt</text:p>
          </table:table-cell>
          <table:table-cell table:style-name="ce13" office:value-type="float" office:value="654356" calcext:value-type="float">
            <text:p>654356</text:p>
          </table:table-cell>
          <table:table-cell table:style-name="ce16" office:value-type="string" calcext:value-type="string">
            <text:p>Il tavolo era ricoperto di carta.</text:p>
          </table:table-cell>
          <table:table-cell table:style-name="ce16" office:value-type="string" calcext:value-type="string">
            <text:p>Der Tisch war mit Papier bedeckt.</text:p>
          </table:table-cell>
          <table:table-cell table:style-name="ce13" office:value-type="string" calcext:value-type="string">
            <text:p>bedeck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quotidian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03213" calcext:value-type="float">
            <text:p>903213</text:p>
          </table:table-cell>
          <table:table-cell table:style-name="ce16" office:value-type="string" calcext:value-type="string">
            <text:p>Possiamo immaginare difficilmente la nostra vita quotidiana senza la televisione.</text:p>
          </table:table-cell>
          <table:table-cell table:style-name="ce16" office:value-type="string" calcext:value-type="string">
            <text:p>Wir können uns das tägliche Leben nur schwer ohne Fernseher vorstellen.</text:p>
          </table:table-cell>
          <table:table-cell table:style-name="ce13" office:value-type="string" calcext:value-type="string">
            <text:p>tägliche</text:p>
          </table:table-cell>
          <table:table-cell table:style-name="ce13" office:value-type="float" office:value="3102126" calcext:value-type="float">
            <text:p>3102126</text:p>
          </table:table-cell>
          <table:table-cell table:style-name="ce16" office:value-type="string" calcext:value-type="string">
            <text:p>L'esercizio quotidiano è essenziale per la propria salute.</text:p>
          </table:table-cell>
          <table:table-cell table:style-name="ce16" office:value-type="string" calcext:value-type="string">
            <text:p>Tägliche sportliche Betätigung ist für die Gesundheit unabdingbar.</text:p>
          </table:table-cell>
          <table:table-cell table:style-name="ce13" office:value-type="string" calcext:value-type="string">
            <text:p>Tägliche</text:p>
          </table:table-cell>
          <table:table-cell table:style-name="ce13" office:value-type="float" office:value="9229300" calcext:value-type="float">
            <text:p>9229300</text:p>
          </table:table-cell>
          <table:table-cell table:style-name="ce16" office:value-type="string" calcext:value-type="string">
            <text:p>Dacci oggi il nostro pane quotidiano.</text:p>
          </table:table-cell>
          <table:table-cell table:style-name="ce16" office:value-type="string" calcext:value-type="string">
            <text:p>Unser tägliches Brot gib uns heute.</text:p>
          </table:table-cell>
          <table:table-cell table:style-name="ce13" office:value-type="string" calcext:value-type="string">
            <text:p>täglich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tring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025145" calcext:value-type="float">
            <text:p>10025145</text:p>
          </table:table-cell>
          <table:table-cell table:style-name="ce16" office:value-type="string" calcext:value-type="string">
            <text:p>Vuole qualche foto, stringere qualche mano, abbracciare qualche detenuto.</text:p>
          </table:table-cell>
          <table:table-cell table:style-name="ce16" office:value-type="string" calcext:value-type="string">
            <text:p>Kann ein paar Bilder machen, Hände schütteln, einen Häftling umarmen.</text:p>
          </table:table-cell>
          <table:table-cell table:style-name="ce13" office:value-type="string" calcext:value-type="string">
            <text:p>schüttel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biolog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193164" calcext:value-type="float">
            <text:p>4193164</text:p>
          </table:table-cell>
          <table:table-cell table:style-name="ce16" office:value-type="string" calcext:value-type="string">
            <text:p>Questo negozio di alimentari vende solamente alimenti biologici.</text:p>
          </table:table-cell>
          <table:table-cell table:style-name="ce16" office:value-type="string" calcext:value-type="string">
            <text:p>In diesem Lebensmittelladen gibt es nur Biokost.</text:p>
          </table:table-cell>
          <table:table-cell table:style-name="ce13" office:value-type="string" calcext:value-type="string">
            <text:p>Bio</text:p>
          </table:table-cell>
          <table:table-cell table:style-name="ce13" office:value-type="float" office:value="1916324" calcext:value-type="float">
            <text:p>1916324</text:p>
          </table:table-cell>
          <table:table-cell table:style-name="ce16" office:value-type="string" calcext:value-type="string">
            <text:p>Biologico non significa per forza “sano“.</text:p>
          </table:table-cell>
          <table:table-cell table:style-name="ce16" office:value-type="string" calcext:value-type="string">
            <text:p>Bio bedeutet nicht unbedingt gesund.</text:p>
          </table:table-cell>
          <table:table-cell table:style-name="ce13" office:value-type="string" calcext:value-type="string">
            <text:p>Bio</text:p>
          </table:table-cell>
          <table:table-cell table:style-name="ce13" office:value-type="float" office:value="10467745" calcext:value-type="float">
            <text:p>10467745</text:p>
          </table:table-cell>
          <table:table-cell table:style-name="ce16" office:value-type="string" calcext:value-type="string">
            <text:p>La nascita è un processo biologico.</text:p>
          </table:table-cell>
          <table:table-cell table:style-name="ce16" office:value-type="string" calcext:value-type="string">
            <text:p>Eine Geburt ist ein biologischer Prozess.</text:p>
          </table:table-cell>
          <table:table-cell table:style-name="ce13" office:value-type="string" calcext:value-type="string">
            <text:p>biologisch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lamen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272165" calcext:value-type="float">
            <text:p>2272165</text:p>
          </table:table-cell>
          <table:table-cell table:style-name="ce16" office:value-type="string" calcext:value-type="string">
            <text:p>Il cibo era pessimo, tuttavia non me ne sono lamentato.</text:p>
          </table:table-cell>
          <table:table-cell table:style-name="ce16" office:value-type="string" calcext:value-type="string">
            <text:p>Das Essen war schrecklich, trotzdem habe ich mich nicht darüber beschwert.</text:p>
          </table:table-cell>
          <table:table-cell table:style-name="ce13" office:value-type="string" calcext:value-type="string">
            <text:p>beschwert</text:p>
          </table:table-cell>
          <table:table-cell table:style-name="ce13" office:value-type="float" office:value="2784627" calcext:value-type="float">
            <text:p>2784627</text:p>
          </table:table-cell>
          <table:table-cell table:style-name="ce16" office:value-type="string" calcext:value-type="string">
            <text:p>Io mi sono lamentato con il cameriere per il cibo freddo.</text:p>
          </table:table-cell>
          <table:table-cell table:style-name="ce16" office:value-type="string" calcext:value-type="string">
            <text:p>Ich habe mich beim Kellner über das kalte Essen beschwert.</text:p>
          </table:table-cell>
          <table:table-cell table:style-name="ce13" office:value-type="string" calcext:value-type="string">
            <text:p>beschwert</text:p>
          </table:table-cell>
          <table:table-cell table:style-name="ce13" office:value-type="float" office:value="2784829" calcext:value-type="float">
            <text:p>2784829</text:p>
          </table:table-cell>
          <table:table-cell table:style-name="ce16" office:value-type="string" calcext:value-type="string">
            <text:p>Lui si lamenta spesso di mal di testa. Dovrebbe andare una volta dal medico.</text:p>
          </table:table-cell>
          <table:table-cell table:style-name="ce16" office:value-type="string" calcext:value-type="string">
            <text:p>Er klagt oft über Kopfschmerzen. Er sollte mal zum Arzt gehen.</text:p>
          </table:table-cell>
          <table:table-cell table:style-name="ce13" office:value-type="string" calcext:value-type="string">
            <text:p>klag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emplific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al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510168" calcext:value-type="float">
            <text:p>2510168</text:p>
          </table:table-cell>
          <table:table-cell table:style-name="ce16" office:value-type="string" calcext:value-type="string">
            <text:p>A volte un gesto carino vale più di tante parole.</text:p>
          </table:table-cell>
          <table:table-cell table:style-name="ce16" office:value-type="string" calcext:value-type="string">
            <text:p>Manchmal ist eine freundschaftliche Geste mehr wert als tausend Worte.</text:p>
          </table:table-cell>
          <table:table-cell table:style-name="ce13" office:value-type="string" calcext:value-type="string">
            <text:p>wert</text:p>
          </table:table-cell>
          <table:table-cell table:style-name="ce13" office:value-type="float" office:value="395759" calcext:value-type="float">
            <text:p>395759</text:p>
          </table:table-cell>
          <table:table-cell table:style-name="ce16" office:value-type="string" calcext:value-type="string">
            <text:p>Roma è una città che vale la pena visitare.</text:p>
          </table:table-cell>
          <table:table-cell table:style-name="ce16" office:value-type="string" calcext:value-type="string">
            <text:p>Rom ist eine Stadt, die einen Besuch wert ist.</text:p>
          </table:table-cell>
          <table:table-cell table:style-name="ce13" office:value-type="string" calcext:value-type="string">
            <text:p>wert</text:p>
          </table:table-cell>
          <table:table-cell table:style-name="ce13" office:value-type="float" office:value="4698" calcext:value-type="float">
            <text:p>4698</text:p>
          </table:table-cell>
          <table:table-cell table:style-name="ce16" office:value-type="string" calcext:value-type="string">
            <text:p>Lascia perdere. Non ne vale la pena.</text:p>
          </table:table-cell>
          <table:table-cell table:style-name="ce16" office:value-type="string" calcext:value-type="string">
            <text:p>Vergiss es. Es ist die Mühe nicht wert.</text:p>
          </table:table-cell>
          <table:table-cell table:style-name="ce13" office:value-type="string" calcext:value-type="string">
            <text:p>w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bevand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265421" calcext:value-type="float">
            <text:p>10265421</text:p>
          </table:table-cell>
          <table:table-cell table:style-name="ce16" office:value-type="string" calcext:value-type="string">
            <text:p>Mille grazie per il cibo e la bevanda.</text:p>
          </table:table-cell>
          <table:table-cell table:style-name="ce16" office:value-type="string" calcext:value-type="string">
            <text:p>Vielen Dank für Speis und Trank.</text:p>
          </table:table-cell>
          <table:table-cell table:style-name="ce13" office:value-type="string" calcext:value-type="string">
            <text:p>Trank</text:p>
          </table:table-cell>
          <table:table-cell table:style-name="ce13" office:value-type="float" office:value="9781712" calcext:value-type="float">
            <text:p>9781712</text:p>
          </table:table-cell>
          <table:table-cell table:style-name="ce16" office:value-type="string" calcext:value-type="string">
            <text:p>Il signore desidera una bevanda fresca?</text:p>
          </table:table-cell>
          <table:table-cell table:style-name="ce16" office:value-type="string" calcext:value-type="string">
            <text:p>Möchte der Herr ein erfrischendes Getränk?</text:p>
          </table:table-cell>
          <table:table-cell table:style-name="ce13" office:value-type="string" calcext:value-type="string">
            <text:p>Getränk</text:p>
          </table:table-cell>
          <table:table-cell table:style-name="ce13" office:value-type="float" office:value="3807090" calcext:value-type="float">
            <text:p>3807090</text:p>
          </table:table-cell>
          <table:table-cell table:style-name="ce16" office:value-type="string" calcext:value-type="string">
            <text:p>L'ingresso include una bevanda.</text:p>
          </table:table-cell>
          <table:table-cell table:style-name="ce16" office:value-type="string" calcext:value-type="string">
            <text:p>Im Eintritt ist ein Getränk inbegriffen.</text:p>
          </table:table-cell>
          <table:table-cell table:style-name="ce13" office:value-type="string" calcext:value-type="string">
            <text:p>Getränk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u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5572747" calcext:value-type="float">
            <text:p>5572747</text:p>
          </table:table-cell>
          <table:table-cell table:style-name="ce16" office:value-type="string" calcext:value-type="string">
            <text:p>Presto cominceranno le vacanze invernali, durano due settimane.</text:p>
          </table:table-cell>
          <table:table-cell table:style-name="ce16" office:value-type="string" calcext:value-type="string">
            <text:p>Bald fangen die Winterferien an, sie dauern zwei Wochen.</text:p>
          </table:table-cell>
          <table:table-cell table:style-name="ce13" office:value-type="string" calcext:value-type="string">
            <text:p>dauern</text:p>
          </table:table-cell>
          <table:table-cell table:style-name="ce13" office:value-type="float" office:value="1803977" calcext:value-type="float">
            <text:p>1803977</text:p>
          </table:table-cell>
          <table:table-cell table:style-name="ce16" office:value-type="string" calcext:value-type="string">
            <text:p>La cerimonia durerà al massimo trenta minuti.</text:p>
          </table:table-cell>
          <table:table-cell table:style-name="ce16" office:value-type="string" calcext:value-type="string">
            <text:p>Die Zeremonie wird höchsten dreißig Minuten dauern.</text:p>
          </table:table-cell>
          <table:table-cell table:style-name="ce13" office:value-type="string" calcext:value-type="string">
            <text:p>dauern</text:p>
          </table:table-cell>
          <table:table-cell table:style-name="ce13" office:value-type="float" office:value="4665" calcext:value-type="float">
            <text:p>4665</text:p>
          </table:table-cell>
          <table:table-cell table:style-name="ce16" office:value-type="string" calcext:value-type="string">
            <text:p>Il film è durato 2 ore.</text:p>
          </table:table-cell>
          <table:table-cell table:style-name="ce16" office:value-type="string" calcext:value-type="string">
            <text:p>Der Film dauerte 2 Stunden.</text:p>
          </table:table-cell>
          <table:table-cell table:style-name="ce13" office:value-type="string" calcext:value-type="string">
            <text:p>dauer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utis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665637" calcext:value-type="float">
            <text:p>5665637</text:p>
          </table:table-cell>
          <table:table-cell table:style-name="ce16" office:value-type="string" calcext:value-type="string">
            <text:p>Un anno fa, Tom non sapeva guidare la macchina, e ora lui è un autista esperto.</text:p>
          </table:table-cell>
          <table:table-cell table:style-name="ce16" office:value-type="string" calcext:value-type="string">
            <text:p>Vor einem Jahr konnte Tom nicht Auto fahren, jetzt aber ist er ein erfahrener Fahrer.</text:p>
          </table:table-cell>
          <table:table-cell table:style-name="ce13" office:value-type="string" calcext:value-type="string">
            <text:p>Fahrer</text:p>
          </table:table-cell>
          <table:table-cell table:style-name="ce13" office:value-type="float" office:value="2584485" calcext:value-type="float">
            <text:p>2584485</text:p>
          </table:table-cell>
          <table:table-cell table:style-name="ce16" office:value-type="string" calcext:value-type="string">
            <text:p>Mio padre è un autista di autobus.</text:p>
          </table:table-cell>
          <table:table-cell table:style-name="ce16" office:value-type="string" calcext:value-type="string">
            <text:p>Mein Vater ist Busfahrer.</text:p>
          </table:table-cell>
          <table:table-cell table:style-name="ce13" office:value-type="string" calcext:value-type="string">
            <text:p>fahrer</text:p>
          </table:table-cell>
          <table:table-cell table:style-name="ce13" office:value-type="float" office:value="10478113" calcext:value-type="float">
            <text:p>10478113</text:p>
          </table:table-cell>
          <table:table-cell table:style-name="ce16" office:value-type="string" calcext:value-type="string">
            <text:p>Ha una Maserati con un autista a disposizione 24 ore su 24.</text:p>
          </table:table-cell>
          <table:table-cell table:style-name="ce16" office:value-type="string" calcext:value-type="string">
            <text:p>Er hat einen Maserati mit Fahrer rund um die Uhr.</text:p>
          </table:table-cell>
          <table:table-cell table:style-name="ce13" office:value-type="string" calcext:value-type="string">
            <text:p>Fahr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g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682061" calcext:value-type="float">
            <text:p>9682061</text:p>
          </table:table-cell>
          <table:table-cell table:style-name="ce16" office:value-type="string" calcext:value-type="string">
            <text:p>Aladin vola a Parigi su un tappeto magico.</text:p>
          </table:table-cell>
          <table:table-cell table:style-name="ce16" office:value-type="string" calcext:value-type="string">
            <text:p>Aladdin fliegt auf einem magischen Teppich nach Paris.</text:p>
          </table:table-cell>
          <table:table-cell table:style-name="ce13" office:value-type="string" calcext:value-type="string">
            <text:p>magischen</text:p>
          </table:table-cell>
          <table:table-cell table:style-name="ce13" office:value-type="float" office:value="9576286" calcext:value-type="float">
            <text:p>9576286</text:p>
          </table:table-cell>
          <table:table-cell table:style-name="ce16" office:value-type="string" calcext:value-type="string">
            <text:p>Questo è un filtro magico!</text:p>
          </table:table-cell>
          <table:table-cell table:style-name="ce16" office:value-type="string" calcext:value-type="string">
            <text:p>Das ist ein Zaubertrank</text:p>
          </table:table-cell>
          <table:table-cell table:style-name="ce13" office:value-type="string" calcext:value-type="string">
            <text:p>Zauber</text:p>
          </table:table-cell>
          <table:table-cell table:style-name="ce13" office:value-type="float" office:value="9310333" calcext:value-type="float">
            <text:p>9310333</text:p>
          </table:table-cell>
          <table:table-cell table:style-name="ce16" office:value-type="string" calcext:value-type="string">
            <text:p>Ci attende un momento magico.</text:p>
          </table:table-cell>
          <table:table-cell table:style-name="ce16" office:value-type="string" calcext:value-type="string">
            <text:p>Ein magischer Moment wartet auf uns.</text:p>
          </table:table-cell>
          <table:table-cell table:style-name="ce13" office:value-type="string" calcext:value-type="string">
            <text:p>magisch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stronom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82269" calcext:value-type="float">
            <text:p>382269</text:p>
          </table:table-cell>
          <table:table-cell table:style-name="ce16" office:value-type="string" calcext:value-type="string">
            <text:p>L'astronomia si occupa delle stelle e dei pianeti.</text:p>
          </table:table-cell>
          <table:table-cell table:style-name="ce16" office:value-type="string" calcext:value-type="string">
            <text:p>Astronomie handelt von Sternen und Planeten.</text:p>
          </table:table-cell>
          <table:table-cell table:style-name="ce13" office:value-type="string" calcext:value-type="string">
            <text:p>Astronomi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oscenz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66542" calcext:value-type="float">
            <text:p>1766542</text:p>
          </table:table-cell>
          <table:table-cell table:style-name="ce16" office:value-type="string" calcext:value-type="string">
            <text:p>Non commento perchè non sono a conoscenza dei dati.</text:p>
          </table:table-cell>
          <table:table-cell table:style-name="ce16" office:value-type="string" calcext:value-type="string">
            <text:p>Ich kommentiere nicht, da ich keine Kenntnis von diesen Zahlen habe.</text:p>
          </table:table-cell>
          <table:table-cell table:style-name="ce13" office:value-type="string" calcext:value-type="string">
            <text:p>Kenntnis</text:p>
          </table:table-cell>
          <table:table-cell table:style-name="ce13" office:value-type="float" office:value="2439819" calcext:value-type="float">
            <text:p>2439819</text:p>
          </table:table-cell>
          <table:table-cell table:style-name="ce16" office:value-type="string" calcext:value-type="string">
            <text:p>La conoscenza delle lingue straniere stimola l'attività del cervello.</text:p>
          </table:table-cell>
          <table:table-cell table:style-name="ce16" office:value-type="string" calcext:value-type="string">
            <text:p>Fremdsprachenkenntnisse stimulieren die Gehirntätigkeit.</text:p>
          </table:table-cell>
          <table:table-cell table:style-name="ce13" office:value-type="string" calcext:value-type="string">
            <text:p>kenntnisse</text:p>
          </table:table-cell>
          <table:table-cell table:style-name="ce13" office:value-type="float" office:value="2430335" calcext:value-type="float">
            <text:p>2430335</text:p>
          </table:table-cell>
          <table:table-cell table:style-name="ce16" office:value-type="string" calcext:value-type="string">
            <text:p>Ha dimostrato di avere una conoscenza profonda del tema.</text:p>
          </table:table-cell>
          <table:table-cell table:style-name="ce16" office:value-type="string" calcext:value-type="string">
            <text:p>Er hat seine profunde Kenntnis des Themas unter Beweis gestellt.</text:p>
          </table:table-cell>
          <table:table-cell table:style-name="ce13" office:value-type="string" calcext:value-type="string">
            <text:p>Kenntni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vedov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20287" calcext:value-type="float">
            <text:p>2420287</text:p>
          </table:table-cell>
          <table:table-cell table:style-name="ce16" office:value-type="string" calcext:value-type="string">
            <text:p>Il marito della vedova è morto cinque anni fa.</text:p>
          </table:table-cell>
          <table:table-cell table:style-name="ce16" office:value-type="string" calcext:value-type="string">
            <text:p>Der Ehemann der Witwe starb vor fünf Jahren.</text:p>
          </table:table-cell>
          <table:table-cell table:style-name="ce13" office:value-type="string" calcext:value-type="string">
            <text:p>Witwe</text:p>
          </table:table-cell>
          <table:table-cell table:style-name="ce13" office:value-type="float" office:value="9216674" calcext:value-type="float">
            <text:p>9216674</text:p>
          </table:table-cell>
          <table:table-cell table:style-name="ce16" office:value-type="string" calcext:value-type="string">
            <text:p>Hai sbagliato a interrogare la vedova sulla vita amorosa del marito.</text:p>
          </table:table-cell>
          <table:table-cell table:style-name="ce16" office:value-type="string" calcext:value-type="string">
            <text:p>Sie haben den Fehler gemacht, die Witwe nach den Amouren ihres Mannes zu fragen.</text:p>
          </table:table-cell>
          <table:table-cell table:style-name="ce13" office:value-type="string" calcext:value-type="string">
            <text:p>Witwe</text:p>
          </table:table-cell>
          <table:table-cell table:style-name="ce13" office:value-type="float" office:value="1341673" calcext:value-type="float">
            <text:p>1341673</text:p>
          </table:table-cell>
          <table:table-cell table:style-name="ce16" office:value-type="string" calcext:value-type="string">
            <text:p>La vedova sta arrivando nel mio ufficio piangendo.</text:p>
          </table:table-cell>
          <table:table-cell table:style-name="ce16" office:value-type="string" calcext:value-type="string">
            <text:p>Die Witwe kommt weinend in mein Büro.</text:p>
          </table:table-cell>
          <table:table-cell table:style-name="ce13" office:value-type="string" calcext:value-type="string">
            <text:p>Witw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icer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804016" calcext:value-type="float">
            <text:p>9804016</text:p>
          </table:table-cell>
          <table:table-cell table:style-name="ce16" office:value-type="string" calcext:value-type="string">
            <text:p>Passai molto tempo a ricercare il materiale giusto per il film.</text:p>
          </table:table-cell>
          <table:table-cell table:style-name="ce16" office:value-type="string" calcext:value-type="string">
            <text:p>Ich habe viel Zeit damit verbracht, nach dem richtigen Material für den Film zu recherchieren.</text:p>
          </table:table-cell>
          <table:table-cell table:style-name="ce13" office:value-type="string" calcext:value-type="string">
            <text:p>recherchier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ovimen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03077" calcext:value-type="float">
            <text:p>10103077</text:p>
          </table:table-cell>
          <table:table-cell table:style-name="ce16" office:value-type="string" calcext:value-type="string">
            <text:p>Stiamo mettendo sensori per rilevare ogni tipo di movimento.</text:p>
          </table:table-cell>
          <table:table-cell table:style-name="ce16" office:value-type="string" calcext:value-type="string">
            <text:p>Wir stellen Sensoren auf, um jegliche Bewegung zu verzeichnen.</text:p>
          </table:table-cell>
          <table:table-cell table:style-name="ce13" office:value-type="string" calcext:value-type="string">
            <text:p>Bewegung</text:p>
          </table:table-cell>
          <table:table-cell table:style-name="ce13" office:value-type="float" office:value="9709959" calcext:value-type="float">
            <text:p>9709959</text:p>
          </table:table-cell>
          <table:table-cell table:style-name="ce16" office:value-type="string" calcext:value-type="string">
            <text:p>Ogni nostro movimento è monitorato continuamente.</text:p>
          </table:table-cell>
          <table:table-cell table:style-name="ce16" office:value-type="string" calcext:value-type="string">
            <text:p>Unsere Bewegungen werden ständig beobachtet.</text:p>
          </table:table-cell>
          <table:table-cell table:style-name="ce13" office:value-type="string" calcext:value-type="string">
            <text:p>Bewegungen</text:p>
          </table:table-cell>
          <table:table-cell table:style-name="ce13" office:value-type="float" office:value="10031806" calcext:value-type="float">
            <text:p>10031806</text:p>
          </table:table-cell>
          <table:table-cell table:style-name="ce16" office:value-type="string" calcext:value-type="string">
            <text:p>Sempre in movimento è il futuro.</text:p>
          </table:table-cell>
          <table:table-cell table:style-name="ce16" office:value-type="string" calcext:value-type="string">
            <text:p>In ständiger Bewegung ist die Zukunft.</text:p>
          </table:table-cell>
          <table:table-cell table:style-name="ce13" office:value-type="string" calcext:value-type="string">
            <text:p>Beweg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tubatur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agiol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29999" calcext:value-type="float">
            <text:p>9929999</text:p>
          </table:table-cell>
          <table:table-cell table:style-name="ce16" office:value-type="string" calcext:value-type="string">
            <text:p>Conosci la storia di Jack e il fagiolo magico?</text:p>
          </table:table-cell>
          <table:table-cell table:style-name="ce16" office:value-type="string" calcext:value-type="string">
            <text:p>Kennst du die Geschichte von Jack und der Bohnenstange?</text:p>
          </table:table-cell>
          <table:table-cell table:style-name="ce13" office:value-type="string" calcext:value-type="string">
            <text:p>Bohn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ingenuamente</text:p>
          </table:table-cell>
          <table:table-cell table:style-name="ce13" office:value-type="string" calcext:value-type="string">
            <text:p>ADV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ufficie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209458" calcext:value-type="float">
            <text:p>2209458</text:p>
          </table:table-cell>
          <table:table-cell table:style-name="ce16" office:value-type="string" calcext:value-type="string">
            <text:p>Non è sufficiente volere qualcosa, bisogna anche farlo.</text:p>
          </table:table-cell>
          <table:table-cell table:style-name="ce16" office:value-type="string" calcext:value-type="string">
            <text:p>Es ist nicht genug, etwas zu wollen, man muss es auch tun.</text:p>
          </table:table-cell>
          <table:table-cell table:style-name="ce13" office:value-type="string" calcext:value-type="string">
            <text:p>genug</text:p>
          </table:table-cell>
          <table:table-cell table:style-name="ce13" office:value-type="float" office:value="2205811" calcext:value-type="float">
            <text:p>2205811</text:p>
          </table:table-cell>
          <table:table-cell table:style-name="ce16" office:value-type="string" calcext:value-type="string">
            <text:p>Aveva a stento soldi sufficienti per comprarsi il pane e il latte.</text:p>
          </table:table-cell>
          <table:table-cell table:style-name="ce16" office:value-type="string" calcext:value-type="string">
            <text:p>Er hatte kaum genug Geld, um Brot und Milch zu kaufen.</text:p>
          </table:table-cell>
          <table:table-cell table:style-name="ce13" office:value-type="string" calcext:value-type="string">
            <text:p>genug</text:p>
          </table:table-cell>
          <table:table-cell table:style-name="ce13" office:value-type="float" office:value="806704" calcext:value-type="float">
            <text:p>806704</text:p>
          </table:table-cell>
          <table:table-cell table:style-name="ce16" office:value-type="string" calcext:value-type="string">
            <text:p>Non è sufficiente conoscere solo una lingua.</text:p>
          </table:table-cell>
          <table:table-cell table:style-name="ce16" office:value-type="string" calcext:value-type="string">
            <text:p>Es ist nicht genug, nur eine Sprache zu können.</text:p>
          </table:table-cell>
          <table:table-cell table:style-name="ce13" office:value-type="string" calcext:value-type="string">
            <text:p>genu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origin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510733" calcext:value-type="float">
            <text:p>2510733</text:p>
          </table:table-cell>
          <table:table-cell table:style-name="ce16" office:value-type="string" calcext:value-type="string">
            <text:p>Perché non ho mai imparato il russo per poter leggere i testi originali, invece della traduzione?</text:p>
          </table:table-cell>
          <table:table-cell table:style-name="ce16" office:value-type="string" calcext:value-type="string">
            <text:p>Warum habe ich nie Russisch gelernt, um statt der Übersetzung die originalen Texte zu lesen.</text:p>
          </table:table-cell>
          <table:table-cell table:style-name="ce13" office:value-type="string" calcext:value-type="string">
            <text:p>originalen</text:p>
          </table:table-cell>
          <table:table-cell table:style-name="ce13" office:value-type="float" office:value="9819356" calcext:value-type="float">
            <text:p>9819356</text:p>
          </table:table-cell>
          <table:table-cell table:style-name="ce16" office:value-type="string" calcext:value-type="string">
            <text:p>Vede, il prezzo originale era 50 dollari.</text:p>
          </table:table-cell>
          <table:table-cell table:style-name="ce16" office:value-type="string" calcext:value-type="string">
            <text:p>Ja, der ursprüngliche Preis $50.</text:p>
          </table:table-cell>
          <table:table-cell table:style-name="ce13" office:value-type="string" calcext:value-type="string">
            <text:p>ursprüngliche</text:p>
          </table:table-cell>
          <table:table-cell table:style-name="ce13" office:value-type="float" office:value="9148156" calcext:value-type="float">
            <text:p>9148156</text:p>
          </table:table-cell>
          <table:table-cell table:style-name="ce16" office:value-type="string" calcext:value-type="string">
            <text:p>Mi sono occupato dei dettagli ma il piano originale era suo.</text:p>
          </table:table-cell>
          <table:table-cell table:style-name="ce16" office:value-type="string" calcext:value-type="string">
            <text:p>Ich kümmerte mich um die Details, aber der ursprüngliche Plan stammte von ihr.</text:p>
          </table:table-cell>
          <table:table-cell table:style-name="ce13" office:value-type="string" calcext:value-type="string">
            <text:p>ursprünglich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determin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829515" calcext:value-type="float">
            <text:p>4829515</text:p>
          </table:table-cell>
          <table:table-cell table:style-name="ce16" office:value-type="string" calcext:value-type="string">
            <text:p>Ogni genere letterario ha le sue regole precise e richiederà un determinato linguaggio.</text:p>
          </table:table-cell>
          <table:table-cell table:style-name="ce16" office:value-type="string" calcext:value-type="string">
            <text:p>Jede literarische Gattung hat ihre spezifischen Regeln und erfordert eine bestimmte Sprache.</text:p>
          </table:table-cell>
          <table:table-cell table:style-name="ce13" office:value-type="string" calcext:value-type="string">
            <text:p>bestimmte</text:p>
          </table:table-cell>
          <table:table-cell table:style-name="ce13" office:value-type="float" office:value="9147806" calcext:value-type="float">
            <text:p>9147806</text:p>
          </table:table-cell>
          <table:table-cell table:style-name="ce16" office:value-type="string" calcext:value-type="string">
            <text:p>Al momento, ho un determinato problema che mi impedisce di lavorare.</text:p>
          </table:table-cell>
          <table:table-cell table:style-name="ce16" office:value-type="string" calcext:value-type="string">
            <text:p>Ich habe zurzeit ein bestimmtes Problem, das mich am Arbeiten hindert.</text:p>
          </table:table-cell>
          <table:table-cell table:style-name="ce13" office:value-type="string" calcext:value-type="string">
            <text:p>bestimmtes</text:p>
          </table:table-cell>
          <table:table-cell table:style-name="ce13" office:value-type="float" office:value="10319701" calcext:value-type="float">
            <text:p>10319701</text:p>
          </table:table-cell>
          <table:table-cell table:style-name="ce16" office:value-type="string" calcext:value-type="string">
            <text:p>Lavorerò per un determinato periodo di tempo.</text:p>
          </table:table-cell>
          <table:table-cell table:style-name="ce16" office:value-type="string" calcext:value-type="string">
            <text:p>Ich werde für eine bestimmte Zeit arbeiten.</text:p>
          </table:table-cell>
          <table:table-cell table:style-name="ce13" office:value-type="string" calcext:value-type="string">
            <text:p>bestimmt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ar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5489727" calcext:value-type="float">
            <text:p>5489727</text:p>
          </table:table-cell>
          <table:table-cell table:style-name="ce16" office:value-type="string" calcext:value-type="string">
            <text:p>Tom, tua sorella ha un nome raro e insolito. Perché l'hanno chiamata così?</text:p>
          </table:table-cell>
          <table:table-cell table:style-name="ce16" office:value-type="string" calcext:value-type="string">
            <text:p>Tom, deine Schwester hat einen seltenen, ungewöhnlichen Namen. Warum hat man sie so genannt?</text:p>
          </table:table-cell>
          <table:table-cell table:style-name="ce13" office:value-type="string" calcext:value-type="string">
            <text:p>seltenen</text:p>
          </table:table-cell>
          <table:table-cell table:style-name="ce13" office:value-type="float" office:value="410156" calcext:value-type="float">
            <text:p>410156</text:p>
          </table:table-cell>
          <table:table-cell table:style-name="ce16" office:value-type="string" calcext:value-type="string">
            <text:p>Ho trovato un raro francobollo in quel negozio.</text:p>
          </table:table-cell>
          <table:table-cell table:style-name="ce16" office:value-type="string" calcext:value-type="string">
            <text:p>Ich habe in diesem Geschäft eine seltene Briefmarke gefunden.</text:p>
          </table:table-cell>
          <table:table-cell table:style-name="ce13" office:value-type="string" calcext:value-type="string">
            <text:p>seltene</text:p>
          </table:table-cell>
          <table:table-cell table:style-name="ce13" office:value-type="float" office:value="1006622" calcext:value-type="float">
            <text:p>1006622</text:p>
          </table:table-cell>
          <table:table-cell table:style-name="ce16" office:value-type="string" calcext:value-type="string">
            <text:p>Questo è un caso molto raro.</text:p>
          </table:table-cell>
          <table:table-cell table:style-name="ce16" office:value-type="string" calcext:value-type="string">
            <text:p>Das ist ein seltener Vorfall.</text:p>
          </table:table-cell>
          <table:table-cell table:style-name="ce13" office:value-type="string" calcext:value-type="string">
            <text:p>selten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sponibi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309711" calcext:value-type="float">
            <text:p>1309711</text:p>
          </table:table-cell>
          <table:table-cell table:style-name="ce16" office:value-type="string" calcext:value-type="string">
            <text:p>John è disponibile adesso?</text:p>
          </table:table-cell>
          <table:table-cell table:style-name="ce16" office:value-type="string" calcext:value-type="string">
            <text:p>Ist John jetzt verfügbar?</text:p>
          </table:table-cell>
          <table:table-cell table:style-name="ce13" office:value-type="string" calcext:value-type="string">
            <text:p>verfügbar</text:p>
          </table:table-cell>
          <table:table-cell table:style-name="ce13" office:value-type="float" office:value="3338022" calcext:value-type="float">
            <text:p>3338022</text:p>
          </table:table-cell>
          <table:table-cell table:style-name="ce16" office:value-type="string" calcext:value-type="string">
            <text:p>Questo è l'unico stile disponibile?</text:p>
          </table:table-cell>
          <table:table-cell table:style-name="ce16" office:value-type="string" calcext:value-type="string">
            <text:p>Dies ist der einzige verfügbare Stil?</text:p>
          </table:table-cell>
          <table:table-cell table:style-name="ce13" office:value-type="string" calcext:value-type="string">
            <text:p>verfügbare</text:p>
          </table:table-cell>
          <table:table-cell table:style-name="ce13" office:value-type="float" office:value="9800328" calcext:value-type="float">
            <text:p>9800328</text:p>
          </table:table-cell>
          <table:table-cell table:style-name="ce16" office:value-type="string" calcext:value-type="string">
            <text:p>A causa del suo enorme successo, è disponibile solo in quantità limitate.</text:p>
          </table:table-cell>
          <table:table-cell table:style-name="ce16" office:value-type="string" calcext:value-type="string">
            <text:p>Wegen seiner enormen Beliebtheit ist es nur in begrenzter Menge verfügbar.</text:p>
          </table:table-cell>
          <table:table-cell table:style-name="ce13" office:value-type="string" calcext:value-type="string">
            <text:p>verfügba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agn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371720" calcext:value-type="float">
            <text:p>1371720</text:p>
          </table:table-cell>
          <table:table-cell table:style-name="ce16" office:value-type="string" calcext:value-type="string">
            <text:p>Chi viene qua a farmi compagnia?</text:p>
          </table:table-cell>
          <table:table-cell table:style-name="ce16" office:value-type="string" calcext:value-type="string">
            <text:p>Wer kommt hierher, um mir Gesellschaft zu leisten?</text:p>
          </table:table-cell>
          <table:table-cell table:style-name="ce13" office:value-type="string" calcext:value-type="string">
            <text:p>Gesellschaft</text:p>
          </table:table-cell>
          <table:table-cell table:style-name="ce13" office:value-type="float" office:value="10344794" calcext:value-type="float">
            <text:p>10344794</text:p>
          </table:table-cell>
          <table:table-cell table:style-name="ce16" office:value-type="string" calcext:value-type="string">
            <text:p>Mi ha tenuto compagnia durante questo lungo viaggio.</text:p>
          </table:table-cell>
          <table:table-cell table:style-name="ce16" office:value-type="string" calcext:value-type="string">
            <text:p>Sie hat mir auf der langen Reise hierher Gesellschaft geleistet.</text:p>
          </table:table-cell>
          <table:table-cell table:style-name="ce13" office:value-type="string" calcext:value-type="string">
            <text:p>Gesellschaft</text:p>
          </table:table-cell>
          <table:table-cell table:style-name="ce13" office:value-type="float" office:value="373843" calcext:value-type="float">
            <text:p>373843</text:p>
          </table:table-cell>
          <table:table-cell table:style-name="ce16" office:value-type="string" calcext:value-type="string">
            <text:p>La nostra compagnia vuole prendere parte in questo progetto di ricerca.</text:p>
          </table:table-cell>
          <table:table-cell table:style-name="ce16" office:value-type="string" calcext:value-type="string">
            <text:p>Unser Unternehmen möchte gern an diesem Forschungsprojekt teilnehmen.</text:p>
          </table:table-cell>
          <table:table-cell table:style-name="ce13" office:value-type="string" calcext:value-type="string">
            <text:p>Unternehm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ricet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898231" calcext:value-type="float">
            <text:p>2898231</text:p>
          </table:table-cell>
          <table:table-cell table:style-name="ce16" office:value-type="string" calcext:value-type="string">
            <text:p>Sto cercando ricette per una torta al cioccolato senza cioccolato.</text:p>
          </table:table-cell>
          <table:table-cell table:style-name="ce16" office:value-type="string" calcext:value-type="string">
            <text:p>Ich bin auf der Suche nach Rezepten für eine Schokoladentorte ohne Schokolade.</text:p>
          </table:table-cell>
          <table:table-cell table:style-name="ce13" office:value-type="string" calcext:value-type="string">
            <text:p>Rezepten</text:p>
          </table:table-cell>
          <table:table-cell table:style-name="ce13" office:value-type="float" office:value="1722491" calcext:value-type="float">
            <text:p>1722491</text:p>
          </table:table-cell>
          <table:table-cell table:style-name="ce16" office:value-type="string" calcext:value-type="string">
            <text:p>Che buona la pasta con i carciofi, oggi l'ho mangiata! Ora ricordo quante ricette buone ci sono al mondo.</text:p>
          </table:table-cell>
          <table:table-cell table:style-name="ce16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13" office:value-type="string" calcext:value-type="string">
            <text:p>Rezepte</text:p>
          </table:table-cell>
          <table:table-cell table:style-name="ce13" office:value-type="float" office:value="4901230" calcext:value-type="float">
            <text:p>4901230</text:p>
          </table:table-cell>
          <table:table-cell table:style-name="ce16" office:value-type="string" calcext:value-type="string">
            <text:p>Qual è la tua ricetta per il successo?</text:p>
          </table:table-cell>
          <table:table-cell table:style-name="ce16" office:value-type="string" calcext:value-type="string">
            <text:p>Was ist dein Erfolgsrezept?</text:p>
          </table:table-cell>
          <table:table-cell table:style-name="ce13" office:value-type="string" calcext:value-type="string">
            <text:p>rezep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essim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272165" calcext:value-type="float">
            <text:p>2272165</text:p>
          </table:table-cell>
          <table:table-cell table:style-name="ce16" office:value-type="string" calcext:value-type="string">
            <text:p>Il cibo era pessimo, tuttavia non me ne sono lamentato.</text:p>
          </table:table-cell>
          <table:table-cell table:style-name="ce16" office:value-type="string" calcext:value-type="string">
            <text:p>Das Essen war schrecklich, trotzdem habe ich mich nicht darüber beschwert.</text:p>
          </table:table-cell>
          <table:table-cell table:style-name="ce13" office:value-type="string" calcext:value-type="string">
            <text:p>schrecklich</text:p>
          </table:table-cell>
          <table:table-cell table:style-name="ce13" office:value-type="float" office:value="9960985" calcext:value-type="float">
            <text:p>9960985</text:p>
          </table:table-cell>
          <table:table-cell table:style-name="ce16" office:value-type="string" calcext:value-type="string">
            <text:p>Oggi mi è andato tutto storto e sono di pessimo umore.</text:p>
          </table:table-cell>
          <table:table-cell table:style-name="ce16" office:value-type="string" calcext:value-type="string">
            <text:p>Bis jetzt ging heute alles schief und ich bin recht schlecht gelaunt.</text:p>
          </table:table-cell>
          <table:table-cell table:style-name="ce13" office:value-type="string" calcext:value-type="string">
            <text:p>schlecht</text:p>
          </table:table-cell>
          <table:table-cell table:style-name="ce13" office:value-type="float" office:value="10386500" calcext:value-type="float">
            <text:p>10386500</text:p>
          </table:table-cell>
          <table:table-cell table:style-name="ce16" office:value-type="string" calcext:value-type="string">
            <text:p>Ero stanchissima e di pessimo umore.</text:p>
          </table:table-cell>
          <table:table-cell table:style-name="ce16" office:value-type="string" calcext:value-type="string">
            <text:p>Ich war müde und schrecklich gereizt.</text:p>
          </table:table-cell>
          <table:table-cell table:style-name="ce13" office:value-type="string" calcext:value-type="string">
            <text:p>schreck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ipolla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pecif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849245" calcext:value-type="float">
            <text:p>849245</text:p>
          </table:table-cell>
          <table:table-cell table:style-name="ce16" office:value-type="string" calcext:value-type="string">
            <text:p>Certe parole possono essere usate senza alcun contesto specifico.</text:p>
          </table:table-cell>
          <table:table-cell table:style-name="ce16" office:value-type="string" calcext:value-type="string">
            <text:p>Bestimmte Wörter können ohne einen spezifischen Kontext verwendet werden.</text:p>
          </table:table-cell>
          <table:table-cell table:style-name="ce13" office:value-type="string" calcext:value-type="string">
            <text:p>spezifischen</text:p>
          </table:table-cell>
          <table:table-cell table:style-name="ce13" office:value-type="float" office:value="10468827" calcext:value-type="float">
            <text:p>10468827</text:p>
          </table:table-cell>
          <table:table-cell table:style-name="ce16" office:value-type="string" calcext:value-type="string">
            <text:p>Mi ha mandato il diario per un motivo specifico.</text:p>
          </table:table-cell>
          <table:table-cell table:style-name="ce16" office:value-type="string" calcext:value-type="string">
            <text:p>Er schickte mir das Tagebuch aus einem spezifischen Grund.</text:p>
          </table:table-cell>
          <table:table-cell table:style-name="ce13" office:value-type="string" calcext:value-type="string">
            <text:p>spezifischen</text:p>
          </table:table-cell>
          <table:table-cell table:style-name="ce13" office:value-type="float" office:value="9529124" calcext:value-type="float">
            <text:p>9529124</text:p>
          </table:table-cell>
          <table:table-cell table:style-name="ce16" office:value-type="string" calcext:value-type="string">
            <text:p>Quando sono partito ti ho lasciato un ordine specifico.</text:p>
          </table:table-cell>
          <table:table-cell table:style-name="ce16" office:value-type="string" calcext:value-type="string">
            <text:p>Als ich ging, gab ich Ihnen einen genauen Befehl.</text:p>
          </table:table-cell>
          <table:table-cell table:style-name="ce13" office:value-type="string" calcext:value-type="string">
            <text:p>genau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ubbl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377548" calcext:value-type="float">
            <text:p>377548</text:p>
          </table:table-cell>
          <table:table-cell table:style-name="ce16" office:value-type="string" calcext:value-type="string">
            <text:p>Il giornale riflette l'opinione pubblica.</text:p>
          </table:table-cell>
          <table:table-cell table:style-name="ce16" office:value-type="string" calcext:value-type="string">
            <text:p>Die Zeitung spiegelt die öffentliche Meinung wider.</text:p>
          </table:table-cell>
          <table:table-cell table:style-name="ce13" office:value-type="string" calcext:value-type="string">
            <text:p>öffentliche</text:p>
          </table:table-cell>
          <table:table-cell table:style-name="ce13" office:value-type="float" office:value="2685976" calcext:value-type="float">
            <text:p>2685976</text:p>
          </table:table-cell>
          <table:table-cell table:style-name="ce16" office:value-type="string" calcext:value-type="string">
            <text:p>Usiamo i trasporti pubblici.</text:p>
          </table:table-cell>
          <table:table-cell table:style-name="ce16" office:value-type="string" calcext:value-type="string">
            <text:p>Wir benutzen öffentliche Verkehrsmittel.</text:p>
          </table:table-cell>
          <table:table-cell table:style-name="ce13" office:value-type="string" calcext:value-type="string">
            <text:p>öffentliche</text:p>
          </table:table-cell>
          <table:table-cell table:style-name="ce13" office:value-type="float" office:value="672098" calcext:value-type="float">
            <text:p>672098</text:p>
          </table:table-cell>
          <table:table-cell table:style-name="ce16" office:value-type="string" calcext:value-type="string">
            <text:p>Egli non può fare niente contro di me senza rendere pubblica la faccenda.</text:p>
          </table:table-cell>
          <table:table-cell table:style-name="ce16" office:value-type="string" calcext:value-type="string">
            <text:p>Er kann nichts gegen mich unternehmen, ohne dass die Sache öffentlich wird.</text:p>
          </table:table-cell>
          <table:table-cell table:style-name="ce13" office:value-type="string" calcext:value-type="string">
            <text:p>öffent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done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369587" calcext:value-type="float">
            <text:p>10369587</text:p>
          </table:table-cell>
          <table:table-cell table:style-name="ce16" office:value-type="string" calcext:value-type="string">
            <text:p>Il capitano è idoneo al comando, emotivamente e psicologicamente?</text:p>
          </table:table-cell>
          <table:table-cell table:style-name="ce16" office:value-type="string" calcext:value-type="string">
            <text:p>Ist der Captain emotional und psychologisch fit für das Kommando?</text:p>
          </table:table-cell>
          <table:table-cell table:style-name="ce13" office:value-type="string" calcext:value-type="string">
            <text:p>fit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cheolog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192014" calcext:value-type="float">
            <text:p>10192014</text:p>
          </table:table-cell>
          <table:table-cell table:style-name="ce16" office:value-type="string" calcext:value-type="string">
            <text:p>Lui è Indiana Jones, il famoso archeologo.</text:p>
          </table:table-cell>
          <table:table-cell table:style-name="ce16" office:value-type="string" calcext:value-type="string">
            <text:p>Das ist Indiana Jones, der berühmte Archäologe.</text:p>
          </table:table-cell>
          <table:table-cell table:style-name="ce13" office:value-type="string" calcext:value-type="string">
            <text:p>Archäolog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vi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20850" calcext:value-type="float">
            <text:p>1720850</text:p>
          </table:table-cell>
          <table:table-cell table:style-name="ce16" office:value-type="string" calcext:value-type="string">
            <text:p>Rifiutai il suo invito a cena.</text:p>
          </table:table-cell>
          <table:table-cell table:style-name="ce16" office:value-type="string" calcext:value-type="string">
            <text:p>Ich lehnte seine Einladung zum Abendessen ab.</text:p>
          </table:table-cell>
          <table:table-cell table:style-name="ce13" office:value-type="string" calcext:value-type="string">
            <text:p>Einladung</text:p>
          </table:table-cell>
          <table:table-cell table:style-name="ce13" office:value-type="float" office:value="9038444" calcext:value-type="float">
            <text:p>9038444</text:p>
          </table:table-cell>
          <table:table-cell table:style-name="ce16" office:value-type="string" calcext:value-type="string">
            <text:p>Adesso rifiuterai anche il mio invito per domani sera.</text:p>
          </table:table-cell>
          <table:table-cell table:style-name="ce16" office:value-type="string" calcext:value-type="string">
            <text:p>Jetzt lehnst du auch meine Einladung für morgen Abend ab..</text:p>
          </table:table-cell>
          <table:table-cell table:style-name="ce13" office:value-type="string" calcext:value-type="string">
            <text:p>Einladung</text:p>
          </table:table-cell>
          <table:table-cell table:style-name="ce13" office:value-type="float" office:value="9770643" calcext:value-type="float">
            <text:p>9770643</text:p>
          </table:table-cell>
          <table:table-cell table:style-name="ce16" office:value-type="string" calcext:value-type="string">
            <text:p>Ringrazi Sua Maestà, sono molto lieto di accettare il suo invito.</text:p>
          </table:table-cell>
          <table:table-cell table:style-name="ce16" office:value-type="string" calcext:value-type="string">
            <text:p>Danken Sie ihrer Majestät, es wird mir eine Freude sein, Ihre Einladung anzunehmen.</text:p>
          </table:table-cell>
          <table:table-cell table:style-name="ce13" office:value-type="string" calcext:value-type="string">
            <text:p>Einlad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diri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69497" calcext:value-type="float">
            <text:p>969497</text:p>
          </table:table-cell>
          <table:table-cell table:style-name="ce16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ce16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13" office:value-type="string" calcext:value-type="string">
            <text:p>Recht</text:p>
          </table:table-cell>
          <table:table-cell table:style-name="ce13" office:value-type="float" office:value="664227" calcext:value-type="float">
            <text:p>664227</text:p>
          </table:table-cell>
          <table:table-cell table:style-name="ce16" office:value-type="string" calcext:value-type="string">
            <text:p>Ora che sei diventato maggiorenne, hai il diritto di voto.</text:p>
          </table:table-cell>
          <table:table-cell table:style-name="ce16" office:value-type="string" calcext:value-type="string">
            <text:p>Nun, da du volljährig geworden bist, hast du das Recht, wählen zu gehen.</text:p>
          </table:table-cell>
          <table:table-cell table:style-name="ce13" office:value-type="string" calcext:value-type="string">
            <text:p>Recht</text:p>
          </table:table-cell>
          <table:table-cell table:style-name="ce13" office:value-type="float" office:value="4971462" calcext:value-type="float">
            <text:p>4971462</text:p>
          </table:table-cell>
          <table:table-cell table:style-name="ce16" office:value-type="string" calcext:value-type="string">
            <text:p>Voglio un avvocato. Ho diritto a una telefonata!</text:p>
          </table:table-cell>
          <table:table-cell table:style-name="ce16" office:value-type="string" calcext:value-type="string">
            <text:p>Ich will einen Anwalt. Ich habe das Recht zu telefonieren!</text:p>
          </table:table-cell>
          <table:table-cell table:style-name="ce13" office:value-type="string" calcext:value-type="string">
            <text:p>Rech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artecip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3314117" calcext:value-type="float">
            <text:p>3314117</text:p>
          </table:table-cell>
          <table:table-cell table:style-name="ce16" office:value-type="string" calcext:value-type="string">
            <text:p>Mia moglie viaggia molto in tutto il mondo per partecipare a conferenze e incontri scientifici.</text:p>
          </table:table-cell>
          <table:table-cell table:style-name="ce16" office:value-type="string" calcext:value-type="string">
            <text:p>Meine Frau reist viel in der Welt herum, um an wissenschaftlichen Kongressen und Tagungen teilzunehmen.</text:p>
          </table:table-cell>
          <table:table-cell table:style-name="ce13" office:value-type="string" calcext:value-type="string">
            <text:p>teilzunehmen</text:p>
          </table:table-cell>
          <table:table-cell table:style-name="ce13" office:value-type="float" office:value="2596590" calcext:value-type="float">
            <text:p>2596590</text:p>
          </table:table-cell>
          <table:table-cell table:style-name="ce16" office:value-type="string" calcext:value-type="string">
            <text:p>Soltanto quattro cavalli parteciparono alla corsa.</text:p>
          </table:table-cell>
          <table:table-cell table:style-name="ce16" office:value-type="string" calcext:value-type="string">
            <text:p>Es haben nur vier Pferde am Rennen teilgenommen.</text:p>
          </table:table-cell>
          <table:table-cell table:style-name="ce13" office:value-type="string" calcext:value-type="string">
            <text:p>teilgenomm</text:p>
          </table:table-cell>
          <table:table-cell table:style-name="ce13" office:value-type="float" office:value="2784736" calcext:value-type="float">
            <text:p>2784736</text:p>
          </table:table-cell>
          <table:table-cell table:style-name="ce16" office:value-type="string" calcext:value-type="string">
            <text:p>Quanta gente ha partecipato al corso?</text:p>
          </table:table-cell>
          <table:table-cell table:style-name="ce16" office:value-type="string" calcext:value-type="string">
            <text:p>Wie viele Leute haben an dem Kurs teilgenommen?</text:p>
          </table:table-cell>
          <table:table-cell table:style-name="ce13" office:value-type="string" calcext:value-type="string">
            <text:p>teilgenomm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etod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185159" calcext:value-type="float">
            <text:p>1185159</text:p>
          </table:table-cell>
          <table:table-cell table:style-name="ce16" office:value-type="string" calcext:value-type="string">
            <text:p>Il suo metodo di insegnamento dell'inglese è assurdo.</text:p>
          </table:table-cell>
          <table:table-cell table:style-name="ce16" office:value-type="string" calcext:value-type="string">
            <text:p>Deine Methode Englisch zu lehren ist absurd.</text:p>
          </table:table-cell>
          <table:table-cell table:style-name="ce13" office:value-type="string" calcext:value-type="string">
            <text:p>Methode</text:p>
          </table:table-cell>
          <table:table-cell table:style-name="ce13" office:value-type="float" office:value="3471281" calcext:value-type="float">
            <text:p>3471281</text:p>
          </table:table-cell>
          <table:table-cell table:style-name="ce16" office:value-type="string" calcext:value-type="string">
            <text:p>Io preferisco un metodo sistematico.</text:p>
          </table:table-cell>
          <table:table-cell table:style-name="ce16" office:value-type="string" calcext:value-type="string">
            <text:p>Ich bevorzuge eine systematische Methode.</text:p>
          </table:table-cell>
          <table:table-cell table:style-name="ce13" office:value-type="string" calcext:value-type="string">
            <text:p>Methode</text:p>
          </table:table-cell>
          <table:table-cell table:style-name="ce13" office:value-type="float" office:value="4917024" calcext:value-type="float">
            <text:p>4917024</text:p>
          </table:table-cell>
          <table:table-cell table:style-name="ce16" office:value-type="string" calcext:value-type="string">
            <text:p>Posso dire per esperienza che questo metodo funziona.</text:p>
          </table:table-cell>
          <table:table-cell table:style-name="ce16" office:value-type="string" calcext:value-type="string">
            <text:p>Ich kann aus Erfahrung sagen, dass diese Methode funktioniert.</text:p>
          </table:table-cell>
          <table:table-cell table:style-name="ce13" office:value-type="string" calcext:value-type="string">
            <text:p>Method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volgiment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cont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10135575" calcext:value-type="float">
            <text:p>10135575</text:p>
          </table:table-cell>
          <table:table-cell table:style-name="ce16" office:value-type="string" calcext:value-type="string">
            <text:p>Era sempre scontato che io mi sarei comportata bene.</text:p>
          </table:table-cell>
          <table:table-cell table:style-name="ce16" office:value-type="string" calcext:value-type="string">
            <text:p>Es war immer selbstverständlich, dass ich mich richtig verhalten würde.</text:p>
          </table:table-cell>
          <table:table-cell table:style-name="ce13" office:value-type="string" calcext:value-type="string">
            <text:p>selbstverständlich</text:p>
          </table:table-cell>
          <table:table-cell table:style-name="ce13" office:value-type="float" office:value="10211692" calcext:value-type="float">
            <text:p>10211692</text:p>
          </table:table-cell>
          <table:table-cell table:style-name="ce16" office:value-type="string" calcext:value-type="string">
            <text:p>Ma i giovani americani sembrano dare la libertà per scontato.</text:p>
          </table:table-cell>
          <table:table-cell table:style-name="ce16" office:value-type="string" calcext:value-type="string">
            <text:p>Aber die jungen Amerikaner nehmen die Freiheit als selbstverstandlich hin.</text:p>
          </table:table-cell>
          <table:table-cell table:style-name="ce13" office:value-type="string" calcext:value-type="string">
            <text:p>selbstverständlich</text:p>
          </table:table-cell>
          <table:table-cell table:style-name="ce13" office:value-type="float" office:value="9192316" calcext:value-type="float">
            <text:p>9192316</text:p>
          </table:table-cell>
          <table:table-cell table:style-name="ce16" office:value-type="string" calcext:value-type="string">
            <text:p>Noi diamo per scontato che gli alieni siano una minaccia.</text:p>
          </table:table-cell>
          <table:table-cell table:style-name="ce16" office:value-type="string" calcext:value-type="string">
            <text:p>Wir nehmen selbstverständlich an, dass Aliens eine Bedrohung sind.</text:p>
          </table:table-cell>
          <table:table-cell table:style-name="ce13" office:value-type="string" calcext:value-type="string">
            <text:p>selbstverständl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fermamente</text:p>
          </table:table-cell>
          <table:table-cell table:style-name="ce13" office:value-type="string" calcext:value-type="string">
            <text:p>ADV</text:p>
          </table:table-cell>
          <table:table-cell table:style-name="ce13" office:value-type="float" office:value="9211579" calcext:value-type="float">
            <text:p>9211579</text:p>
          </table:table-cell>
          <table:table-cell table:style-name="ce16" office:value-type="string" calcext:value-type="string">
            <text:p>Ero fermamente decisa ad aiutarlo.</text:p>
          </table:table-cell>
          <table:table-cell table:style-name="ce16" office:value-type="string" calcext:value-type="string">
            <text:p>Ich war fest entschlossen, ihm zu helfen.</text:p>
          </table:table-cell>
          <table:table-cell table:style-name="ce13" office:value-type="string" calcext:value-type="string">
            <text:p>fest</text:p>
          </table:table-cell>
          <table:table-cell table:style-name="ce13" office:value-type="float" office:value="9558338" calcext:value-type="float">
            <text:p>9558338</text:p>
          </table:table-cell>
          <table:table-cell table:style-name="ce16" office:value-type="string" calcext:value-type="string">
            <text:p>Lo so che ti sembra puerile, ma io ci credo fermamente.</text:p>
          </table:table-cell>
          <table:table-cell table:style-name="ce16" office:value-type="string" calcext:value-type="string">
            <text:p>Ich weiß, dass es kindisch klingt, aber ich glaube fest daran.</text:p>
          </table:table-cell>
          <table:table-cell table:style-name="ce13" office:value-type="string" calcext:value-type="string">
            <text:p>fest</text:p>
          </table:table-cell>
          <table:table-cell table:style-name="ce13" office:value-type="float" office:value="9459871" calcext:value-type="float">
            <text:p>9459871</text:p>
          </table:table-cell>
          <table:table-cell table:style-name="ce16" office:value-type="string" calcext:value-type="string">
            <text:p>Credo fermamente che sia un miracolo.</text:p>
          </table:table-cell>
          <table:table-cell table:style-name="ce16" office:value-type="string" calcext:value-type="string">
            <text:p>Ich glaube fest daran, dass das ein Wunder ist.</text:p>
          </table:table-cell>
          <table:table-cell table:style-name="ce13" office:value-type="string" calcext:value-type="string">
            <text:p>fes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anier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398375" calcext:value-type="float">
            <text:p>2398375</text:p>
          </table:table-cell>
          <table:table-cell table:style-name="ce16" office:value-type="string" calcext:value-type="string">
            <text:p>Questo libro vi aiuterà ad imparare a scrivere in maniera efficace.</text:p>
          </table:table-cell>
          <table:table-cell table:style-name="ce16" office:value-type="string" calcext:value-type="string">
            <text:p>Dieses Buch wird ihnen dabei helfen zu lernen, auf wirksame Weise zu schreiben.</text:p>
          </table:table-cell>
          <table:table-cell table:style-name="ce13" office:value-type="string" calcext:value-type="string">
            <text:p>Weise</text:p>
          </table:table-cell>
          <table:table-cell table:style-name="ce13" office:value-type="float" office:value="9030682" calcext:value-type="float">
            <text:p>9030682</text:p>
          </table:table-cell>
          <table:table-cell table:style-name="ce16" office:value-type="string" calcext:value-type="string">
            <text:p>È perché lei è così riconoscente e mi ringrazia in maniera tanto gentile.</text:p>
          </table:table-cell>
          <table:table-cell table:style-name="ce16" office:value-type="string" calcext:value-type="string">
            <text:p>Weil Sie immer so dankbar sind und sich so liebe Weise bei mir bedanken.</text:p>
          </table:table-cell>
          <table:table-cell table:style-name="ce13" office:value-type="string" calcext:value-type="string">
            <text:p>Weise</text:p>
          </table:table-cell>
          <table:table-cell table:style-name="ce13" office:value-type="float" office:value="10175375" calcext:value-type="float">
            <text:p>10175375</text:p>
          </table:table-cell>
          <table:table-cell table:style-name="ce16" office:value-type="string" calcext:value-type="string">
            <text:p>Parliamone in maniera civile nel mio ufficio.</text:p>
          </table:table-cell>
          <table:table-cell table:style-name="ce16" office:value-type="string" calcext:value-type="string">
            <text:p>Besprechen wir das auf vernünftige Weise in meinem Büro.</text:p>
          </table:table-cell>
          <table:table-cell table:style-name="ce13" office:value-type="string" calcext:value-type="string">
            <text:p>Weis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rtecipaz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510811" calcext:value-type="float">
            <text:p>1510811</text:p>
          </table:table-cell>
          <table:table-cell table:style-name="ce16" office:value-type="string" calcext:value-type="string">
            <text:p>La maggior parte delle lucertole si riproduce senza la partecipazione del maschio.</text:p>
          </table:table-cell>
          <table:table-cell table:style-name="ce16" office:value-type="string" calcext:value-type="string">
            <text:p>Der Großteil der Eidechsen vermehrt sich ohne Beteiligung des Männchens.</text:p>
          </table:table-cell>
          <table:table-cell table:style-name="ce13" office:value-type="string" calcext:value-type="string">
            <text:p>Beteiligung</text:p>
          </table:table-cell>
          <table:table-cell table:style-name="ce13" office:value-type="float" office:value="9490770" calcext:value-type="float">
            <text:p>9490770</text:p>
          </table:table-cell>
          <table:table-cell table:style-name="ce16" office:value-type="string" calcext:value-type="string">
            <text:p>Vi ringrazio per la vostra partecipazione.</text:p>
          </table:table-cell>
          <table:table-cell table:style-name="ce16" office:value-type="string" calcext:value-type="string">
            <text:p>Ich danke euch für eure Teilnahme.</text:p>
          </table:table-cell>
          <table:table-cell table:style-name="ce13" office:value-type="string" calcext:value-type="string">
            <text:p>Teilnahme</text:p>
          </table:table-cell>
          <table:table-cell table:style-name="ce13" office:value-type="float" office:value="10310309" calcext:value-type="float">
            <text:p>10310309</text:p>
          </table:table-cell>
          <table:table-cell table:style-name="ce16" office:value-type="string" calcext:value-type="string">
            <text:p>Newton Crosby, è richiesta la tua partecipazione.</text:p>
          </table:table-cell>
          <table:table-cell table:style-name="ce16" office:value-type="string" calcext:value-type="string">
            <text:p>Newton Crosby, deine Teilnahme ist gefordert.</text:p>
          </table:table-cell>
          <table:table-cell table:style-name="ce13" office:value-type="string" calcext:value-type="string">
            <text:p>Teilnahm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t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159856" calcext:value-type="float">
            <text:p>2159856</text:p>
          </table:table-cell>
          <table:table-cell table:style-name="ce16" office:value-type="string" calcext:value-type="string">
            <text:p>Chi è il tuo attore di Hollywood preferito?</text:p>
          </table:table-cell>
          <table:table-cell table:style-name="ce16" office:value-type="string" calcext:value-type="string">
            <text:p>Wer ist dein Lieblingsschauspieler in Hollywood?</text:p>
          </table:table-cell>
          <table:table-cell table:style-name="ce13" office:value-type="string" calcext:value-type="string">
            <text:p>schauspieler</text:p>
          </table:table-cell>
          <table:table-cell table:style-name="ce13" office:value-type="float" office:value="3969577" calcext:value-type="float">
            <text:p>3969577</text:p>
          </table:table-cell>
          <table:table-cell table:style-name="ce16" office:value-type="string" calcext:value-type="string">
            <text:p>Ho un amico il cui padre è un attore famoso.</text:p>
          </table:table-cell>
          <table:table-cell table:style-name="ce16" office:value-type="string" calcext:value-type="string">
            <text:p>Ich habe einen Freund, dessen Vater ein berühmter Schauspieler ist.</text:p>
          </table:table-cell>
          <table:table-cell table:style-name="ce13" office:value-type="string" calcext:value-type="string">
            <text:p>Schauspieler</text:p>
          </table:table-cell>
          <table:table-cell table:style-name="ce13" office:value-type="float" office:value="10053375" calcext:value-type="float">
            <text:p>10053375</text:p>
          </table:table-cell>
          <table:table-cell table:style-name="ce16" office:value-type="string" calcext:value-type="string">
            <text:p>Un attore vuole sempre interpretare due ruoli in un film.</text:p>
          </table:table-cell>
          <table:table-cell table:style-name="ce16" office:value-type="string" calcext:value-type="string">
            <text:p>Ein Schauspieler will immer gern zwei Rollen in einem Film übernehmen.</text:p>
          </table:table-cell>
          <table:table-cell table:style-name="ce13" office:value-type="string" calcext:value-type="string">
            <text:p>Schauspiel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magn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ntervist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787745" calcext:value-type="float">
            <text:p>9787745</text:p>
          </table:table-cell>
          <table:table-cell table:style-name="ce16" office:value-type="string" calcext:value-type="string">
            <text:p>Gli altri protagonisti del film sono qui e spero di poterli intervistare.</text:p>
          </table:table-cell>
          <table:table-cell table:style-name="ce16" office:value-type="string" calcext:value-type="string">
            <text:p>Alle anderen Darsteller des Films sind hier, und ich hoffe, sie gleich interviewen zu können.</text:p>
          </table:table-cell>
          <table:table-cell table:style-name="ce13" office:value-type="string" calcext:value-type="string">
            <text:p>interviewen</text:p>
          </table:table-cell>
          <table:table-cell table:style-name="ce13" office:value-type="float" office:value="10494395" calcext:value-type="float">
            <text:p>10494395</text:p>
          </table:table-cell>
          <table:table-cell table:style-name="ce16" office:value-type="string" calcext:value-type="string">
            <text:p>Preferisco intervistare le donne piuttosto che gli uomini.</text:p>
          </table:table-cell>
          <table:table-cell table:style-name="ce16" office:value-type="string" calcext:value-type="string">
            <text:p>Ich interviewe lieber Frauen als Männer.</text:p>
          </table:table-cell>
          <table:table-cell table:style-name="ce13" office:value-type="string" calcext:value-type="string">
            <text:p>interviewe</text:p>
          </table:table-cell>
          <table:table-cell table:style-name="ce13" office:value-type="float" office:value="9742499" calcext:value-type="float">
            <text:p>9742499</text:p>
          </table:table-cell>
          <table:table-cell table:style-name="ce16" office:value-type="string" calcext:value-type="string">
            <text:p>Non ci sono abbastanza ricchi da poter intervistare.</text:p>
          </table:table-cell>
          <table:table-cell table:style-name="ce16" office:value-type="string" calcext:value-type="string">
            <text:p>Es gibt einfach nicht mehr genug Reiche zum Interviewen.</text:p>
          </table:table-cell>
          <table:table-cell table:style-name="ce13" office:value-type="string" calcext:value-type="string">
            <text:p>Interview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niug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024919" calcext:value-type="float">
            <text:p>9024919</text:p>
          </table:table-cell>
          <table:table-cell table:style-name="ce16" office:value-type="string" calcext:value-type="string">
            <text:p>Già, ho dimenticato di dirti che siamo registrati come coniugi.</text:p>
          </table:table-cell>
          <table:table-cell table:style-name="ce16" office:value-type="string" calcext:value-type="string">
            <text:p>Ja, vergaß ich Ihnen zu sagen, dass ich uns als Ehepaar eingetragen habe.</text:p>
          </table:table-cell>
          <table:table-cell table:style-name="ce13" office:value-type="string" calcext:value-type="string">
            <text:p>Ehepaar</text:p>
          </table:table-cell>
          <table:table-cell table:style-name="ce13" office:value-type="float" office:value="9971526" calcext:value-type="float">
            <text:p>9971526</text:p>
          </table:table-cell>
          <table:table-cell table:style-name="ce16" office:value-type="string" calcext:value-type="string">
            <text:p>I coniugi convengono che il figlio venga affidato alla madre.</text:p>
          </table:table-cell>
          <table:table-cell table:style-name="ce16" office:value-type="string" calcext:value-type="string">
            <text:p>Die Ehepartner stimmen darin überein, dass die Mutter das Sorgerecht erhält.</text:p>
          </table:table-cell>
          <table:table-cell table:style-name="ce13" office:value-type="string" calcext:value-type="string">
            <text:p>Ehepartn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egin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99641" calcext:value-type="float">
            <text:p>399641</text:p>
          </table:table-cell>
          <table:table-cell table:style-name="ce16" office:value-type="string" calcext:value-type="string">
            <text:p>La regina è molto amata in Inghilterra.</text:p>
          </table:table-cell>
          <table:table-cell table:style-name="ce16" office:value-type="string" calcext:value-type="string">
            <text:p>Die Königin ist in England sehr beliebt.</text:p>
          </table:table-cell>
          <table:table-cell table:style-name="ce13" office:value-type="string" calcext:value-type="string">
            <text:p>Königin</text:p>
          </table:table-cell>
          <table:table-cell table:style-name="ce13" office:value-type="float" office:value="419087" calcext:value-type="float">
            <text:p>419087</text:p>
          </table:table-cell>
          <table:table-cell table:style-name="ce16" office:value-type="string" calcext:value-type="string">
            <text:p>La regina Vittoria fu sovrana della Gran Bretagna.</text:p>
          </table:table-cell>
          <table:table-cell table:style-name="ce16" office:value-type="string" calcext:value-type="string">
            <text:p>Königin Viktoria war das Oberhaupt von Großbritannien.</text:p>
          </table:table-cell>
          <table:table-cell table:style-name="ce13" office:value-type="string" calcext:value-type="string">
            <text:p>Königin</text:p>
          </table:table-cell>
          <table:table-cell table:style-name="ce13" office:value-type="float" office:value="2514928" calcext:value-type="float">
            <text:p>2514928</text:p>
          </table:table-cell>
          <table:table-cell table:style-name="ce16" office:value-type="string" calcext:value-type="string">
            <text:p>Possa la regina vivere a lungo!</text:p>
          </table:table-cell>
          <table:table-cell table:style-name="ce16" office:value-type="string" calcext:value-type="string">
            <text:p>Lang lebe die Königin!</text:p>
          </table:table-cell>
          <table:table-cell table:style-name="ce13" office:value-type="string" calcext:value-type="string">
            <text:p>Königi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oddisf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917018" calcext:value-type="float">
            <text:p>2917018</text:p>
          </table:table-cell>
          <table:table-cell table:style-name="ce16" office:value-type="string" calcext:value-type="string">
            <text:p>Io sono totalmente soddisfatto dalla mia nuova casa.</text:p>
          </table:table-cell>
          <table:table-cell table:style-name="ce16" office:value-type="string" calcext:value-type="string">
            <text:p>Ich bin mit meinem neuen Haus völlig zufrieden.</text:p>
          </table:table-cell>
          <table:table-cell table:style-name="ce13" office:value-type="string" calcext:value-type="string">
            <text:p>zufrieden</text:p>
          </table:table-cell>
          <table:table-cell table:style-name="ce13" office:value-type="float" office:value="7783813" calcext:value-type="float">
            <text:p>7783813</text:p>
          </table:table-cell>
          <table:table-cell table:style-name="ce16" office:value-type="string" calcext:value-type="string">
            <text:p>Era soddisfatta del risultato.</text:p>
          </table:table-cell>
          <table:table-cell table:style-name="ce16" office:value-type="string" calcext:value-type="string">
            <text:p>Sie war mit dem Ergebnis zufrieden.</text:p>
          </table:table-cell>
          <table:table-cell table:style-name="ce13" office:value-type="string" calcext:value-type="string">
            <text:p>zufrieden</text:p>
          </table:table-cell>
          <table:table-cell table:style-name="ce13" office:value-type="float" office:value="10040220" calcext:value-type="float">
            <text:p>10040220</text:p>
          </table:table-cell>
          <table:table-cell table:style-name="ce16" office:value-type="string" calcext:value-type="string">
            <text:p>Perciò mi ha incaricato di soddisfare qualsiasi suo desiderio.</text:p>
          </table:table-cell>
          <table:table-cell table:style-name="ce16" office:value-type="string" calcext:value-type="string">
            <text:p>Ich habe deshalb den Auftrag, seine Wünsche zu erfüllen.</text:p>
          </table:table-cell>
          <table:table-cell table:style-name="ce13" office:value-type="string" calcext:value-type="string">
            <text:p>erfüll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ondizionator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800828" calcext:value-type="float">
            <text:p>9800828</text:p>
          </table:table-cell>
          <table:table-cell table:style-name="ce16" office:value-type="string" calcext:value-type="string">
            <text:p>Alza il condizionatore al massimo.</text:p>
          </table:table-cell>
          <table:table-cell table:style-name="ce16" office:value-type="string" calcext:value-type="string">
            <text:p>Dreh die Klimaanlage voll auf.</text:p>
          </table:table-cell>
          <table:table-cell table:style-name="ce13" office:value-type="string" calcext:value-type="string">
            <text:p>Klimaanlage</text:p>
          </table:table-cell>
          <table:table-cell table:style-name="ce13" office:value-type="float" office:value="10213131" calcext:value-type="float">
            <text:p>10213131</text:p>
          </table:table-cell>
          <table:table-cell table:style-name="ce16" office:value-type="string" calcext:value-type="string">
            <text:p>Il condizionatore si è di nuovo scassato.</text:p>
          </table:table-cell>
          <table:table-cell table:style-name="ce16" office:value-type="string" calcext:value-type="string">
            <text:p>Die Klimaanlage ist wohl wieder kaputt.</text:p>
          </table:table-cell>
          <table:table-cell table:style-name="ce13" office:value-type="string" calcext:value-type="string">
            <text:p>Klimaanlag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ss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39745" calcext:value-type="float">
            <text:p>439745</text:p>
          </table:table-cell>
          <table:table-cell table:style-name="ce16" office:value-type="string" calcext:value-type="string">
            <text:p>La mia passione è visitare templi antichi.</text:p>
          </table:table-cell>
          <table:table-cell table:style-name="ce16" office:value-type="string" calcext:value-type="string">
            <text:p>Mein Leidenschaft ist, alte Tempel zu besichtigen.</text:p>
          </table:table-cell>
          <table:table-cell table:style-name="ce13" office:value-type="string" calcext:value-type="string">
            <text:p>Leidenschaft</text:p>
          </table:table-cell>
          <table:table-cell table:style-name="ce13" office:value-type="float" office:value="9510388" calcext:value-type="float">
            <text:p>9510388</text:p>
          </table:table-cell>
          <table:table-cell table:style-name="ce16" office:value-type="string" calcext:value-type="string">
            <text:p>Il medico lavora con molta passione.</text:p>
          </table:table-cell>
          <table:table-cell table:style-name="ce16" office:value-type="string" calcext:value-type="string">
            <text:p>Der Arzt arbeitet mit großer Leidenschaft.</text:p>
          </table:table-cell>
          <table:table-cell table:style-name="ce13" office:value-type="string" calcext:value-type="string">
            <text:p>Leidenschaft</text:p>
          </table:table-cell>
          <table:table-cell table:style-name="ce13" office:value-type="float" office:value="9185119" calcext:value-type="float">
            <text:p>9185119</text:p>
          </table:table-cell>
          <table:table-cell table:style-name="ce16" office:value-type="string" calcext:value-type="string">
            <text:p>Ricorda: una donna ama un uomo che ama con passione.</text:p>
          </table:table-cell>
          <table:table-cell table:style-name="ce16" office:value-type="string" calcext:value-type="string">
            <text:p>Eine Frau verliebt sich in den Mann, der mit Leidenschaft liebt.</text:p>
          </table:table-cell>
          <table:table-cell table:style-name="ce13" office:value-type="string" calcext:value-type="string">
            <text:p>Leidensc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alin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996850" calcext:value-type="float">
            <text:p>996850</text:p>
          </table:table-cell>
          <table:table-cell table:style-name="ce16" office:value-type="string" calcext:value-type="string">
            <text:p>Posso provare questa pralina di cioccolato?</text:p>
          </table:table-cell>
          <table:table-cell table:style-name="ce16" office:value-type="string" calcext:value-type="string">
            <text:p>Kann ich diese Schokoladenpraline probieren?</text:p>
          </table:table-cell>
          <table:table-cell table:style-name="ce13" office:value-type="string" calcext:value-type="string">
            <text:p>praline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accoglie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494023" calcext:value-type="float">
            <text:p>1494023</text:p>
          </table:table-cell>
          <table:table-cell table:style-name="ce16" office:value-type="string" calcext:value-type="string">
            <text:p>La nostra spazzatura viene raccolta ogni lunedì.</text:p>
          </table:table-cell>
          <table:table-cell table:style-name="ce16" office:value-type="string" calcext:value-type="string">
            <text:p>Unser Müll wird jeden Montag abgeholt.</text:p>
          </table:table-cell>
          <table:table-cell table:style-name="ce13" office:value-type="string" calcext:value-type="string">
            <text:p>abgeholt</text:p>
          </table:table-cell>
          <table:table-cell table:style-name="ce13" office:value-type="float" office:value="10217572" calcext:value-type="float">
            <text:p>10217572</text:p>
          </table:table-cell>
          <table:table-cell table:style-name="ce16" office:value-type="string" calcext:value-type="string">
            <text:p>Domani andiamo nel bosco e raccogliamo mirtilli.</text:p>
          </table:table-cell>
          <table:table-cell table:style-name="ce16" office:value-type="string" calcext:value-type="string">
            <text:p>Morgen gehen wir in den Wald und sammeln Blaubeeren.</text:p>
          </table:table-cell>
          <table:table-cell table:style-name="ce13" office:value-type="string" calcext:value-type="string">
            <text:p>sammeln</text:p>
          </table:table-cell>
          <table:table-cell table:style-name="ce13" office:value-type="float" office:value="9471370" calcext:value-type="float">
            <text:p>9471370</text:p>
          </table:table-cell>
          <table:table-cell table:style-name="ce16" office:value-type="string" calcext:value-type="string">
            <text:p>Quali informazioni doveva raccogliere?</text:p>
          </table:table-cell>
          <table:table-cell table:style-name="ce16" office:value-type="string" calcext:value-type="string">
            <text:p>Was für Informationen sollten Sie sammeln?</text:p>
          </table:table-cell>
          <table:table-cell table:style-name="ce13" office:value-type="string" calcext:value-type="string">
            <text:p>sammel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vent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04463" calcext:value-type="float">
            <text:p>904463</text:p>
          </table:table-cell>
          <table:table-cell table:style-name="ce16" office:value-type="string" calcext:value-type="string">
            <text:p>Muiriel è molto brava nel raccontare storie inventate.</text:p>
          </table:table-cell>
          <table:table-cell table:style-name="ce16" office:value-type="string" calcext:value-type="string">
            <text:p>Muiriel ist sehr gut darin, erfundene Geschichten zu erzählen.</text:p>
          </table:table-cell>
          <table:table-cell table:style-name="ce13" office:value-type="string" calcext:value-type="string">
            <text:p>erfundene</text:p>
          </table:table-cell>
          <table:table-cell table:style-name="ce13" office:value-type="float" office:value="710704" calcext:value-type="float">
            <text:p>710704</text:p>
          </table:table-cell>
          <table:table-cell table:style-name="ce16" office:value-type="string" calcext:value-type="string">
            <text:p>Ogni giorno utilizziamo molte cose inventate da Edison.</text:p>
          </table:table-cell>
          <table:table-cell table:style-name="ce16" office:value-type="string" calcext:value-type="string">
            <text:p>Jeden Tag benutzen wir viele Dinge, die Edison erfunden hat.</text:p>
          </table:table-cell>
          <table:table-cell table:style-name="ce13" office:value-type="string" calcext:value-type="string">
            <text:p>erfund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ecision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263934" calcext:value-type="float">
            <text:p>2263934</text:p>
          </table:table-cell>
          <table:table-cell table:style-name="ce16" office:value-type="string" calcext:value-type="string">
            <text:p>A volte bisogna avere il coraggio di prendere decisioni difficili.</text:p>
          </table:table-cell>
          <table:table-cell table:style-name="ce16" office:value-type="string" calcext:value-type="string">
            <text:p>Manchmal muss man den Mut haben, schwierige Entscheidungen zu treffen.</text:p>
          </table:table-cell>
          <table:table-cell table:style-name="ce13" office:value-type="string" calcext:value-type="string">
            <text:p>Entscheidungen</text:p>
          </table:table-cell>
          <table:table-cell table:style-name="ce13" office:value-type="float" office:value="874327" calcext:value-type="float">
            <text:p>874327</text:p>
          </table:table-cell>
          <table:table-cell table:style-name="ce16" office:value-type="string" calcext:value-type="string">
            <text:p>La decisione del giudice è inappellabile.</text:p>
          </table:table-cell>
          <table:table-cell table:style-name="ce16" office:value-type="string" calcext:value-type="string">
            <text:p>Die Entscheidung des Richters ist endgültig.</text:p>
          </table:table-cell>
          <table:table-cell table:style-name="ce13" office:value-type="string" calcext:value-type="string">
            <text:p>Entscheidung</text:p>
          </table:table-cell>
          <table:table-cell table:style-name="ce13" office:value-type="float" office:value="5634024" calcext:value-type="float">
            <text:p>5634024</text:p>
          </table:table-cell>
          <table:table-cell table:style-name="ce16" office:value-type="string" calcext:value-type="string">
            <text:p>Io non sono in disaccordo con la vostra decisione.</text:p>
          </table:table-cell>
          <table:table-cell table:style-name="ce16" office:value-type="string" calcext:value-type="string">
            <text:p>Ich widerspreche deiner Entscheidung nicht.</text:p>
          </table:table-cell>
          <table:table-cell table:style-name="ce13" office:value-type="string" calcext:value-type="string">
            <text:p>Entscheidung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celt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94015" calcext:value-type="float">
            <text:p>1794015</text:p>
          </table:table-cell>
          <table:table-cell table:style-name="ce16" office:value-type="string" calcext:value-type="string">
            <text:p>Quando una donna ha una scelta tra amore e ricchezza, cerca sempre di scegliere entrambi.</text:p>
          </table:table-cell>
          <table:table-cell table:style-name="ce16" office:value-type="string" calcext:value-type="string">
            <text:p>Hat eine Frau die Wahl zwischen Liebe und Reichtum, versucht sie stets beides zu wählen.</text:p>
          </table:table-cell>
          <table:table-cell table:style-name="ce13" office:value-type="string" calcext:value-type="string">
            <text:p>Wahl</text:p>
          </table:table-cell>
          <table:table-cell table:style-name="ce13" office:value-type="float" office:value="2178310" calcext:value-type="float">
            <text:p>2178310</text:p>
          </table:table-cell>
          <table:table-cell table:style-name="ce16" office:value-type="string" calcext:value-type="string">
            <text:p>Non scegliere è già una scelta.</text:p>
          </table:table-cell>
          <table:table-cell table:style-name="ce16" office:value-type="string" calcext:value-type="string">
            <text:p>Nicht wählen ist bereits eine Wahl.</text:p>
          </table:table-cell>
          <table:table-cell table:style-name="ce13" office:value-type="string" calcext:value-type="string">
            <text:p>Wahl</text:p>
          </table:table-cell>
          <table:table-cell table:style-name="ce13" office:value-type="float" office:value="5489729" calcext:value-type="float">
            <text:p>5489729</text:p>
          </table:table-cell>
          <table:table-cell table:style-name="ce16" office:value-type="string" calcext:value-type="string">
            <text:p>Credi di aver sbagliato nella scelta della professione?</text:p>
          </table:table-cell>
          <table:table-cell table:style-name="ce16" office:value-type="string" calcext:value-type="string">
            <text:p>Meinst du, dich in der Wahl des Berufs geirrt zu haben?</text:p>
          </table:table-cell>
          <table:table-cell table:style-name="ce13" office:value-type="string" calcext:value-type="string">
            <text:p>Wahl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us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758717" calcext:value-type="float">
            <text:p>1758717</text:p>
          </table:table-cell>
          <table:table-cell table:style-name="ce16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ce16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13" office:value-type="string" calcext:value-type="string">
            <text:p>Gebrauch</text:p>
          </table:table-cell>
          <table:table-cell table:style-name="ce13" office:value-type="float" office:value="4925416" calcext:value-type="float">
            <text:p>4925416</text:p>
          </table:table-cell>
          <table:table-cell table:style-name="ce16" office:value-type="string" calcext:value-type="string">
            <text:p>Io detesto l'eccessivo uso delle parole straniere, specialmente quando non sono necessarie.</text:p>
          </table:table-cell>
          <table:table-cell table:style-name="ce16" office:value-type="string" calcext:value-type="string">
            <text:p>Ich verabscheue den übermäßigen Gebrauch von Fremdwörtern, vor allem dann, wenn sie unnötig sind.</text:p>
          </table:table-cell>
          <table:table-cell table:style-name="ce13" office:value-type="string" calcext:value-type="string">
            <text:p>Gebrauch</text:p>
          </table:table-cell>
          <table:table-cell table:style-name="ce13" office:value-type="float" office:value="2442466" calcext:value-type="float">
            <text:p>2442466</text:p>
          </table:table-cell>
          <table:table-cell table:style-name="ce16" office:value-type="string" calcext:value-type="string">
            <text:p>L'uso di tablet e smartphone a letto ci fa dormire peggio e causa una minore concentrazione.</text:p>
          </table:table-cell>
          <table:table-cell table:style-name="ce16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13" office:value-type="string" calcext:value-type="string">
            <text:p>Gebrau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gradi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349852" calcext:value-type="float">
            <text:p>10349852</text:p>
          </table:table-cell>
          <table:table-cell table:style-name="ce16" office:value-type="string" calcext:value-type="string">
            <text:p>Lei è semplicemente su un altro gradino sociale.</text:p>
          </table:table-cell>
          <table:table-cell table:style-name="ce16" office:value-type="string" calcext:value-type="string">
            <text:p>Du stehst eben auf einer anderen Gesellschaftsstufe.</text:p>
          </table:table-cell>
          <table:table-cell table:style-name="ce13" office:value-type="string" calcext:value-type="string">
            <text:p>stufe</text:p>
          </table:table-cell>
          <table:table-cell table:style-name="ce13" office:value-type="float" office:value="9354817" calcext:value-type="float">
            <text:p>9354817</text:p>
          </table:table-cell>
          <table:table-cell table:style-name="ce16" office:value-type="string" calcext:value-type="string">
            <text:p>Cominciamo col primo gradino.</text:p>
          </table:table-cell>
          <table:table-cell table:style-name="ce16" office:value-type="string" calcext:value-type="string">
            <text:p>Fangen wir an mit dem ersten Schritt.</text:p>
          </table:table-cell>
          <table:table-cell table:style-name="ce13" office:value-type="string" calcext:value-type="string">
            <text:p>Schritt</text:p>
          </table:table-cell>
          <table:table-cell table:style-name="ce13" office:value-type="float" office:value="9254267" calcext:value-type="float">
            <text:p>9254267</text:p>
          </table:table-cell>
          <table:table-cell table:style-name="ce16" office:value-type="string" calcext:value-type="string">
            <text:p>Attenzione, lì c'è un gradino rotto.</text:p>
          </table:table-cell>
          <table:table-cell table:style-name="ce16" office:value-type="string" calcext:value-type="string">
            <text:p>Vorsicht, da ist ne Stufe kaputt.</text:p>
          </table:table-cell>
          <table:table-cell table:style-name="ce13" office:value-type="string" calcext:value-type="string">
            <text:p>Stuf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risi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030588" calcext:value-type="float">
            <text:p>3030588</text:p>
          </table:table-cell>
          <table:table-cell table:style-name="ce16" office:value-type="string" calcext:value-type="string">
            <text:p>Negli ultimi mesi i media hanno discusso un solo argomento: la crisi economica.</text:p>
          </table:table-cell>
          <table:table-cell table:style-name="ce16" office:value-type="string" calcext:value-type="string">
            <text:p>In den letzten Monaten erörterten die Medien nur ein Thema: die Wirtschaftskrise.</text:p>
          </table:table-cell>
          <table:table-cell table:style-name="ce13" office:value-type="string" calcext:value-type="string">
            <text:p>krise</text:p>
          </table:table-cell>
          <table:table-cell table:style-name="ce13" office:value-type="float" office:value="2416904" calcext:value-type="float">
            <text:p>2416904</text:p>
          </table:table-cell>
          <table:table-cell table:style-name="ce16" office:value-type="string" calcext:value-type="string">
            <text:p>L'economia è in crisi, infatti sono diminuiti i consumi.</text:p>
          </table:table-cell>
          <table:table-cell table:style-name="ce16" office:value-type="string" calcext:value-type="string">
            <text:p>Die Wirtschaft steckt in einer Krise, und tatsächlich ist der Konsum geschrumpft.</text:p>
          </table:table-cell>
          <table:table-cell table:style-name="ce13" office:value-type="string" calcext:value-type="string">
            <text:p>Krise</text:p>
          </table:table-cell>
          <table:table-cell table:style-name="ce13" office:value-type="float" office:value="3067300" calcext:value-type="float">
            <text:p>3067300</text:p>
          </table:table-cell>
          <table:table-cell table:style-name="ce16" office:value-type="string" calcext:value-type="string">
            <text:p>La crisi attuale non è solo di natura economica.</text:p>
          </table:table-cell>
          <table:table-cell table:style-name="ce16" office:value-type="string" calcext:value-type="string">
            <text:p>Die gegenwärtige Krise ist nicht nur ökonomischer Natur.</text:p>
          </table:table-cell>
          <table:table-cell table:style-name="ce13" office:value-type="string" calcext:value-type="string">
            <text:p>Krise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compor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220037" calcext:value-type="float">
            <text:p>1220037</text:p>
          </table:table-cell>
          <table:table-cell table:style-name="ce16" office:value-type="string" calcext:value-type="string">
            <text:p>Una molecola d’acqua è composta da tre atomi.</text:p>
          </table:table-cell>
          <table:table-cell table:style-name="ce16" office:value-type="string" calcext:value-type="string">
            <text:p>Ein Molekül Wasser besteht aus drei Atomen.</text:p>
          </table:table-cell>
          <table:table-cell table:style-name="ce13" office:value-type="string" calcext:value-type="string">
            <text:p>besteht</text:p>
          </table:table-cell>
          <table:table-cell table:style-name="ce13" office:value-type="float" office:value="399278" calcext:value-type="float">
            <text:p>399278</text:p>
          </table:table-cell>
          <table:table-cell table:style-name="ce16" office:value-type="string" calcext:value-type="string">
            <text:p>Una squadra è composta da undici giocatori.</text:p>
          </table:table-cell>
          <table:table-cell table:style-name="ce16" office:value-type="string" calcext:value-type="string">
            <text:p>Eine Mannschaft besteht aus elf Spielern.</text:p>
          </table:table-cell>
          <table:table-cell table:style-name="ce13" office:value-type="string" calcext:value-type="string">
            <text:p>besteht</text:p>
          </table:table-cell>
          <table:table-cell table:style-name="ce13" office:value-type="float" office:value="9092276" calcext:value-type="float">
            <text:p>9092276</text:p>
          </table:table-cell>
          <table:table-cell table:style-name="ce16" office:value-type="string" calcext:value-type="string">
            <text:p>Dove hai imparato a comporre musica così meravigliosa?</text:p>
          </table:table-cell>
          <table:table-cell table:style-name="ce16" office:value-type="string" calcext:value-type="string">
            <text:p>Wolf, wo haben Sie gelernt, so wunderschöne Musik zu komponieren?</text:p>
          </table:table-cell>
          <table:table-cell table:style-name="ce13" office:value-type="string" calcext:value-type="string">
            <text:p>komponie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rispett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3511672" calcext:value-type="float">
            <text:p>3511672</text:p>
          </table:table-cell>
          <table:table-cell table:style-name="ce16" office:value-type="string" calcext:value-type="string">
            <text:p>Il cartone è più forte rispetto alla carta.</text:p>
          </table:table-cell>
          <table:table-cell table:style-name="ce16" office:value-type="string" calcext:value-type="string">
            <text:p>Pappe ist fester im Vergleich Papier.</text:p>
          </table:table-cell>
          <table:table-cell table:style-name="ce13" office:value-type="string" calcext:value-type="string">
            <text:p>Vergleich</text:p>
          </table:table-cell>
          <table:table-cell table:style-name="ce13" office:value-type="float" office:value="1919313" calcext:value-type="float">
            <text:p>1919313</text:p>
          </table:table-cell>
          <table:table-cell table:style-name="ce16" office:value-type="string" calcext:value-type="string">
            <text:p>Credo nei valori e nel rispetto.</text:p>
          </table:table-cell>
          <table:table-cell table:style-name="ce16" office:value-type="string" calcext:value-type="string">
            <text:p>Ich glaube an Werte und an Respekt.</text:p>
          </table:table-cell>
          <table:table-cell table:style-name="ce13" office:value-type="string" calcext:value-type="string">
            <text:p>Respekt</text:p>
          </table:table-cell>
          <table:table-cell table:style-name="ce13" office:value-type="float" office:value="10444115" calcext:value-type="float">
            <text:p>10444115</text:p>
          </table:table-cell>
          <table:table-cell table:style-name="ce16" office:value-type="string" calcext:value-type="string">
            <text:p>Le porte funzionano in modo diverso rispetto alle tue.</text:p>
          </table:table-cell>
          <table:table-cell table:style-name="ce16" office:value-type="string" calcext:value-type="string">
            <text:p>Die Türen funktionieren anders im Vergleich zu deinen.</text:p>
          </table:table-cell>
          <table:table-cell table:style-name="ce13" office:value-type="string" calcext:value-type="string">
            <text:p>Vergleich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disabile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oroscop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0478029" calcext:value-type="float">
            <text:p>10478029</text:p>
          </table:table-cell>
          <table:table-cell table:style-name="ce16" office:value-type="string" calcext:value-type="string">
            <text:p>LVediamo se nell'oroscopo si dice qualcosa sull'amore.</text:p>
          </table:table-cell>
          <table:table-cell table:style-name="ce16" office:value-type="string" calcext:value-type="string">
            <text:p>Sehen wir mal, ob im Horoskop etwas von Liebe steht.</text:p>
          </table:table-cell>
          <table:table-cell table:style-name="ce13" office:value-type="string" calcext:value-type="string">
            <text:p>Horoskop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es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6579230" calcext:value-type="float">
            <text:p>6579230</text:p>
          </table:table-cell>
          <table:table-cell table:style-name="ce16" office:value-type="string" calcext:value-type="string">
            <text:p>Mary si pesa ogni mattina.</text:p>
          </table:table-cell>
          <table:table-cell table:style-name="ce16" office:value-type="string" calcext:value-type="string">
            <text:p>Maria wiegt sich jeden Morgen.</text:p>
          </table:table-cell>
          <table:table-cell table:style-name="ce13" office:value-type="string" calcext:value-type="string">
            <text:p>wiegt</text:p>
          </table:table-cell>
          <table:table-cell table:style-name="ce13" office:value-type="float" office:value="9269355" calcext:value-type="float">
            <text:p>9269355</text:p>
          </table:table-cell>
          <table:table-cell table:style-name="ce16" office:value-type="string" calcext:value-type="string">
            <text:p>Mi piacerebbe pesare 20 chili in più per colpirti!</text:p>
          </table:table-cell>
          <table:table-cell table:style-name="ce16" office:value-type="string" calcext:value-type="string">
            <text:p>Und ich möchte manchmal siebzig Pfund mehr wiegen und dir eine knallen!</text:p>
          </table:table-cell>
          <table:table-cell table:style-name="ce13" office:value-type="string" calcext:value-type="string">
            <text:p>wiegen</text:p>
          </table:table-cell>
          <table:table-cell table:style-name="ce13" office:value-type="float" office:value="9027906" calcext:value-type="float">
            <text:p>9027906</text:p>
          </table:table-cell>
          <table:table-cell table:style-name="ce16" office:value-type="string" calcext:value-type="string">
            <text:p>Doveva pesare 110 chili.</text:p>
          </table:table-cell>
          <table:table-cell table:style-name="ce16" office:value-type="string" calcext:value-type="string">
            <text:p>Er muss ungefähr 110 kg gewogen haben.</text:p>
          </table:table-cell>
          <table:table-cell table:style-name="ce13" office:value-type="string" calcext:value-type="string">
            <text:p>gewog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nflui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0264304" calcext:value-type="float">
            <text:p>10264304</text:p>
          </table:table-cell>
          <table:table-cell table:style-name="ce16" office:value-type="string" calcext:value-type="string">
            <text:p>Cominciava ad influire su di lui a livello mentale e fisico.</text:p>
          </table:table-cell>
          <table:table-cell table:style-name="ce16" office:value-type="string" calcext:value-type="string">
            <text:p>Es begann, ihn geistig und körperlich zu beeinträchtigen.</text:p>
          </table:table-cell>
          <table:table-cell table:style-name="ce13" office:value-type="string" calcext:value-type="string">
            <text:p>beeinträchtigen</text:p>
          </table:table-cell>
          <table:table-cell table:style-name="ce13" office:value-type="float" office:value="9602666" calcext:value-type="float">
            <text:p>9602666</text:p>
          </table:table-cell>
          <table:table-cell table:style-name="ce16" office:value-type="string" calcext:value-type="string">
            <text:p>Può influire su tutta la mia vita.</text:p>
          </table:table-cell>
          <table:table-cell table:style-name="ce16" office:value-type="string" calcext:value-type="string">
            <text:p>Sie könnte mein gesamtes Leben beeinflussen.</text:p>
          </table:table-cell>
          <table:table-cell table:style-name="ce13" office:value-type="string" calcext:value-type="string">
            <text:p>beeinflussen</text:p>
          </table:table-cell>
          <table:table-cell table:style-name="ce13" office:value-type="float" office:value="9968209" calcext:value-type="float">
            <text:p>9968209</text:p>
          </table:table-cell>
          <table:table-cell table:style-name="ce16" office:value-type="string" calcext:value-type="string">
            <text:p>Non deve influire su di loro.</text:p>
          </table:table-cell>
          <table:table-cell table:style-name="ce16" office:value-type="string" calcext:value-type="string">
            <text:p>Es sollte sie nicht beeinflussen.</text:p>
          </table:table-cell>
          <table:table-cell table:style-name="ce13" office:value-type="string" calcext:value-type="string">
            <text:p>beeinflussen</text:p>
          </table:table-cell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meraviglios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542464" calcext:value-type="float">
            <text:p>4542464</text:p>
          </table:table-cell>
          <table:table-cell table:style-name="ce16" office:value-type="string" calcext:value-type="string">
            <text:p>Ho comprato un meraviglioso gioiello.</text:p>
          </table:table-cell>
          <table:table-cell table:style-name="ce16" office:value-type="string" calcext:value-type="string">
            <text:p>Ich habe mir einen wunderschönen Schmuck gekauft.</text:p>
          </table:table-cell>
          <table:table-cell table:style-name="ce13" office:value-type="string" calcext:value-type="string">
            <text:p>wunderschönen</text:p>
          </table:table-cell>
          <table:table-cell table:style-name="ce13" office:value-type="float" office:value="2189066" calcext:value-type="float">
            <text:p>2189066</text:p>
          </table:table-cell>
          <table:table-cell table:style-name="ce16" office:value-type="string" calcext:value-type="string">
            <text:p>“Perché parli francese?“ “Perché il francese è meraviglioso!“</text:p>
          </table:table-cell>
          <table:table-cell table:style-name="ce16" office:value-type="string" calcext:value-type="string">
            <text:p>„Warum sprichst du Französisch?“ — „Weil Französisch wunderschön ist!“</text:p>
          </table:table-cell>
          <table:table-cell table:style-name="ce13" office:value-type="string" calcext:value-type="string">
            <text:p>wunderschön</text:p>
          </table:table-cell>
          <table:table-cell table:style-name="ce13" office:value-type="float" office:value="1064165" calcext:value-type="float">
            <text:p>1064165</text:p>
          </table:table-cell>
          <table:table-cell table:style-name="ce16" office:value-type="string" calcext:value-type="string">
            <text:p>La casa che Tom ha costruito è meravigliosa.</text:p>
          </table:table-cell>
          <table:table-cell table:style-name="ce16" office:value-type="string" calcext:value-type="string">
            <text:p>Das von Tom gebaute Haus ist wunderbar.</text:p>
          </table:table-cell>
          <table:table-cell table:style-name="ce13" office:value-type="string" calcext:value-type="string">
            <text:p>wunderba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ngegneri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750138" calcext:value-type="float">
            <text:p>4750138</text:p>
          </table:table-cell>
          <table:table-cell table:style-name="ce16" office:value-type="string" calcext:value-type="string">
            <text:p>Le ragnatele sono piccoli capolavori di ingegneria.</text:p>
          </table:table-cell>
          <table:table-cell table:style-name="ce16" office:value-type="string" calcext:value-type="string">
            <text:p>Die Spinnweben sind kleine Meisterwerke der Ingenieurskunst.</text:p>
          </table:table-cell>
          <table:table-cell table:style-name="ce13" office:value-type="string" calcext:value-type="string">
            <text:p>Ingenieur</text:p>
          </table:table-cell>
          <table:table-cell table:style-name="ce13" office:value-type="float" office:value="10058518" calcext:value-type="float">
            <text:p>10058518</text:p>
          </table:table-cell>
          <table:table-cell table:style-name="ce16" office:value-type="string" calcext:value-type="string">
            <text:p>Uomini e donne addestrati in astronomia, fisica, geologia o ingegneria.</text:p>
          </table:table-cell>
          <table:table-cell table:style-name="ce16" office:value-type="string" calcext:value-type="string">
            <text:p>Männer und Frauen mit einer Ausbildung in Astronomie, Physik, Geologie und Ingenieurwesen.</text:p>
          </table:table-cell>
          <table:table-cell table:style-name="ce13" office:value-type="string" calcext:value-type="string">
            <text:p>Ingenieur</text:p>
          </table:table-cell>
          <table:table-cell table:style-name="ce13" office:value-type="float" office:value="10061328" calcext:value-type="float">
            <text:p>10061328</text:p>
          </table:table-cell>
          <table:table-cell table:style-name="ce16" office:value-type="string" calcext:value-type="string">
            <text:p>Hai studiato ingegneria all'università?</text:p>
          </table:table-cell>
          <table:table-cell table:style-name="ce16" office:value-type="string" calcext:value-type="string">
            <text:p>Hast du Ingenieurswesen an der Uni studiert?</text:p>
          </table:table-cell>
          <table:table-cell table:style-name="ce13" office:value-type="string" calcext:value-type="string">
            <text:p>Ingenieu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architettonic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839809" calcext:value-type="float">
            <text:p>9839809</text:p>
          </table:table-cell>
          <table:table-cell table:style-name="ce16" office:value-type="string" calcext:value-type="string">
            <text:p>Questa casa è un'opera d'arte architettonica.</text:p>
          </table:table-cell>
          <table:table-cell table:style-name="ce16" office:value-type="string" calcext:value-type="string">
            <text:p>Dieses Haus ist ein architektonisches Kunstwerk.</text:p>
          </table:table-cell>
          <table:table-cell table:style-name="ce13" office:value-type="string" calcext:value-type="string">
            <text:p>architektonisches</text:p>
          </table:table-cell>
          <table:table-cell table:style-name="ce13" office:value-type="float" office:value="9169295" calcext:value-type="float">
            <text:p>9169295</text:p>
          </table:table-cell>
          <table:table-cell table:style-name="ce16" office:value-type="string" calcext:value-type="string">
            <text:p>La chiesa è ricca di elementi architettonici.</text:p>
          </table:table-cell>
          <table:table-cell table:style-name="ce16" office:value-type="string" calcext:value-type="string">
            <text:p>Die Kirche ist reich an architektonischen Elementen.</text:p>
          </table:table-cell>
          <table:table-cell table:style-name="ce13" office:value-type="string" calcext:value-type="string">
            <text:p>architektonischen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apricorno</text:p>
          </table:table-cell>
          <table:table-cell table:style-name="ce13" office:value-type="string" calcext:value-type="string">
            <text:p>NOM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scaric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827251" calcext:value-type="float">
            <text:p>1827251</text:p>
          </table:table-cell>
          <table:table-cell table:style-name="ce16" office:value-type="string" calcext:value-type="string">
            <text:p>Se lo sporco ha ostruito lo scarico del vostro lavandino, non è necessario chiamare l'idraulico.</text:p>
          </table:table-cell>
          <table:table-cell table:style-name="ce16" office:value-type="string" calcext:value-type="string">
            <text:p>Wenn Schmutz den Abfluss Ihres Waschbeckens verstopft hat, ist es nicht notwendig den Klempner zu rufen.</text:p>
          </table:table-cell>
          <table:table-cell table:style-name="ce13" office:value-type="string" calcext:value-type="string">
            <text:p>Abfluss</text:p>
          </table:table-cell>
          <table:table-cell table:style-name="ce13" office:value-type="float" office:value="9561139" calcext:value-type="float">
            <text:p>9561139</text:p>
          </table:table-cell>
          <table:table-cell table:style-name="ce16" office:value-type="string" calcext:value-type="string">
            <text:p>Mio fratello le ha pulito i tubi di scarico ostruiti.</text:p>
          </table:table-cell>
          <table:table-cell table:style-name="ce16" office:value-type="string" calcext:value-type="string">
            <text:p>Mein Bruder hat bei Ihnen ein verstopftes Abflussrohr geputzt.</text:p>
          </table:table-cell>
          <table:table-cell table:style-name="ce13" office:value-type="string" calcext:value-type="string">
            <text:p>Abfluss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tudioso</text:p>
          </table:table-cell>
          <table:table-cell table:style-name="ce13" office:value-type="string" calcext:value-type="string">
            <text:p>ADJ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imbianc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9222643" calcext:value-type="float">
            <text:p>9222643</text:p>
          </table:table-cell>
          <table:table-cell table:style-name="ce16" office:value-type="string" calcext:value-type="string">
            <text:p>Mi dica, lei e Keller ci metterete ancora molto a imbiancare questa stanza?</text:p>
          </table:table-cell>
          <table:table-cell table:style-name="ce16" office:value-type="string" calcext:value-type="string">
            <text:p>Sagen sie, brauchen sie und Keller noch lange, um diesen Raum zu streichen?</text:p>
          </table:table-cell>
          <table:table-cell table:style-name="ce13" office:value-type="string" calcext:value-type="string">
            <text:p>streichen</text:p>
          </table:table-cell>
          <table:table-cell table:style-name="ce13" office:value-type="float" office:value="9708848" calcext:value-type="float">
            <text:p>9708848</text:p>
          </table:table-cell>
          <table:table-cell table:style-name="ce16" office:value-type="string" calcext:value-type="string">
            <text:p>La direzione ha deciso di imbiancare i corridoi.</text:p>
          </table:table-cell>
          <table:table-cell table:style-name="ce16" office:value-type="string" calcext:value-type="string">
            <text:p>Die Verwaltung hat entschieden, die Flure zu streichen.</text:p>
          </table:table-cell>
          <table:table-cell table:style-name="ce13" office:value-type="string" calcext:value-type="string">
            <text:p>streichen</text:p>
          </table:table-cell>
          <table:table-cell table:style-name="ce13" office:value-type="float" office:value="9389299" calcext:value-type="float">
            <text:p>9389299</text:p>
          </table:table-cell>
          <table:table-cell table:style-name="ce16" office:value-type="string" calcext:value-type="string">
            <text:p>Lui non puô imbiancare la chiesa.</text:p>
          </table:table-cell>
          <table:table-cell table:style-name="ce16" office:value-type="string" calcext:value-type="string">
            <text:p>Er kann die Kirche nicht streichen.</text:p>
          </table:table-cell>
          <table:table-cell table:style-name="ce13" office:value-type="string" calcext:value-type="string">
            <text:p>streic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president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443751" calcext:value-type="float">
            <text:p>2443751</text:p>
          </table:table-cell>
          <table:table-cell table:style-name="ce16" office:value-type="string" calcext:value-type="string">
            <text:p>Giorgio Napolitano è il Presidente della Repubblica in Italia.</text:p>
          </table:table-cell>
          <table:table-cell table:style-name="ce16" office:value-type="string" calcext:value-type="string">
            <text:p>Giorgio Napolitano ist in Italien der Präsident der Republik.</text:p>
          </table:table-cell>
          <table:table-cell table:style-name="ce13" office:value-type="string" calcext:value-type="string">
            <text:p>Präsident</text:p>
          </table:table-cell>
          <table:table-cell table:style-name="ce13" office:value-type="float" office:value="670815" calcext:value-type="float">
            <text:p>670815</text:p>
          </table:table-cell>
          <table:table-cell table:style-name="ce16" office:value-type="string" calcext:value-type="string">
            <text:p>Il passaporto del presidente degli Stati Uniti è nero, non blu come quello di un cittadino comune.</text:p>
          </table:table-cell>
          <table:table-cell table:style-name="ce16" office:value-type="string" calcext:value-type="string">
            <text:p>Der Pass des Präsidenten der Vereinigten Staaten ist schwarz und nicht blau wie die der gewöhnlichen Bürger.</text:p>
          </table:table-cell>
          <table:table-cell table:style-name="ce13" office:value-type="string" calcext:value-type="string">
            <text:p>Präsidenten</text:p>
          </table:table-cell>
          <table:table-cell table:style-name="ce13" office:value-type="float" office:value="640594" calcext:value-type="float">
            <text:p>640594</text:p>
          </table:table-cell>
          <table:table-cell table:style-name="ce16" office:value-type="string" calcext:value-type="string">
            <text:p>Abraham Lincoln, il 16º Presidente degli Stati Uniti, è nato in una capanna di tronchi nel Kentucky.</text:p>
          </table:table-cell>
          <table:table-cell table:style-name="ce16" office:value-type="string" calcext:value-type="string">
            <text:p>Abraham Lincoln, der 16. Präsident der Vereinigten Staaten, wurde in einem Blockhaus in Kentucky geboren.</text:p>
          </table:table-cell>
          <table:table-cell table:style-name="ce13" office:value-type="string" calcext:value-type="string">
            <text:p>Präsiden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capita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5127392" calcext:value-type="float">
            <text:p>5127392</text:p>
          </table:table-cell>
          <table:table-cell table:style-name="ce16" office:value-type="string" calcext:value-type="string">
            <text:p>La capitale dell'Ungheria è Budapest.</text:p>
          </table:table-cell>
          <table:table-cell table:style-name="ce16" office:value-type="string" calcext:value-type="string">
            <text:p>Die Hauptstadt Ungarns ist Budapest.</text:p>
          </table:table-cell>
          <table:table-cell table:style-name="ce13" office:value-type="string" calcext:value-type="string">
            <text:p>Hauptstadt</text:p>
          </table:table-cell>
          <table:table-cell table:style-name="ce13" office:value-type="float" office:value="993734" calcext:value-type="float">
            <text:p>993734</text:p>
          </table:table-cell>
          <table:table-cell table:style-name="ce16" office:value-type="string" calcext:value-type="string">
            <text:p>Bruxelles è la capitale del Belgio.</text:p>
          </table:table-cell>
          <table:table-cell table:style-name="ce16" office:value-type="string" calcext:value-type="string">
            <text:p>Brüssel ist die Hauptstadt Belgiens.</text:p>
          </table:table-cell>
          <table:table-cell table:style-name="ce13" office:value-type="string" calcext:value-type="string">
            <text:p>Hauptstadt</text:p>
          </table:table-cell>
          <table:table-cell table:style-name="ce13" office:value-type="float" office:value="3749157" calcext:value-type="float">
            <text:p>3749157</text:p>
          </table:table-cell>
          <table:table-cell table:style-name="ce16" office:value-type="string" calcext:value-type="string">
            <text:p>Varsavia è la capitale della Polonia.</text:p>
          </table:table-cell>
          <table:table-cell table:style-name="ce16" office:value-type="string" calcext:value-type="string">
            <text:p>Warschau ist die Hauptstadt von Polen.</text:p>
          </table:table-cell>
          <table:table-cell table:style-name="ce13" office:value-type="string" calcext:value-type="string">
            <text:p>Hauptstad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reoccupant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9745387" calcext:value-type="float">
            <text:p>9745387</text:p>
          </table:table-cell>
          <table:table-cell table:style-name="ce16" office:value-type="string" calcext:value-type="string">
            <text:p>Economico, tuttavia nessun cliente, è preoccupante.</text:p>
          </table:table-cell>
          <table:table-cell table:style-name="ce16" office:value-type="string" calcext:value-type="string">
            <text:p>Günstig, trotzdem keine Gäste, das ist besorgniserregend.</text:p>
          </table:table-cell>
          <table:table-cell table:style-name="ce13" office:value-type="string" calcext:value-type="string">
            <text:p>besorgniserregend</text:p>
          </table:table-cell>
          <table:table-cell table:style-name="ce13" office:value-type="float" office:value="9709813" calcext:value-type="float">
            <text:p>9709813</text:p>
          </table:table-cell>
          <table:table-cell table:style-name="ce16" office:value-type="string" calcext:value-type="string">
            <text:p>La cosa più preoccupante sono le conseguenze internazionali.</text:p>
          </table:table-cell>
          <table:table-cell table:style-name="ce16" office:value-type="string" calcext:value-type="string">
            <text:p>Die besorgniserregendste Sache sind die internationalen Konsequenzen.</text:p>
          </table:table-cell>
          <table:table-cell table:style-name="ce13" office:value-type="string" calcext:value-type="string">
            <text:p>besorgniserregendste</text:p>
          </table:table-cell>
          <table:table-cell table:style-name="ce13" office:value-type="float" office:value="10158678" calcext:value-type="float">
            <text:p>10158678</text:p>
          </table:table-cell>
          <table:table-cell table:style-name="ce16" office:value-type="string" calcext:value-type="string">
            <text:p>Non ho ancora detto niente di preoccupante.</text:p>
          </table:table-cell>
          <table:table-cell table:style-name="ce16" office:value-type="string" calcext:value-type="string">
            <text:p>Ich sagte noch nichts Beunruhigendes.</text:p>
          </table:table-cell>
          <table:table-cell table:style-name="ce13" office:value-type="string" calcext:value-type="string">
            <text:p>Beunruhigendes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musicale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2205998" calcext:value-type="float">
            <text:p>2205998</text:p>
          </table:table-cell>
          <table:table-cell table:style-name="ce16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ce16" office:value-type="string" calcext:value-type="string">
            <text:p>Egal, welches Musikinstrument du lernen willst, das Wichtigste ist, von Anfang an keine Fehler zu machen.</text:p>
          </table:table-cell>
          <table:table-cell table:style-name="ce13" office:value-type="string" calcext:value-type="string">
            <text:p>Musik</text:p>
          </table:table-cell>
          <table:table-cell table:style-name="ce13" office:value-type="float" office:value="9689283" calcext:value-type="float">
            <text:p>9689283</text:p>
          </table:table-cell>
          <table:table-cell table:style-name="ce16" office:value-type="string" calcext:value-type="string">
            <text:p>Tu suoni il piano e tutta la tua famiglia suona qualche tipo di strumento musicale.</text:p>
          </table:table-cell>
          <table:table-cell table:style-name="ce16" office:value-type="string" calcext:value-type="string">
            <text:p>Du spielst Klavier und deine ganze Familie spielt irgendeine Art von Musikinstrument.</text:p>
          </table:table-cell>
          <table:table-cell table:style-name="ce13" office:value-type="string" calcext:value-type="string">
            <text:p>Musik</text:p>
          </table:table-cell>
          <table:table-cell table:style-name="ce13" office:value-type="float" office:value="9263296" calcext:value-type="float">
            <text:p>9263296</text:p>
          </table:table-cell>
          <table:table-cell table:style-name="ce16" office:value-type="string" calcext:value-type="string">
            <text:p>Con alcuni amici, abbiamo formato un piccolo gruppo musicale.</text:p>
          </table:table-cell>
          <table:table-cell table:style-name="ce16" office:value-type="string" calcext:value-type="string">
            <text:p>Ich habe mit Freunden eine Musikgruppe gegründet.</text:p>
          </table:table-cell>
          <table:table-cell table:style-name="ce13" office:value-type="string" calcext:value-type="string">
            <text:p>Musik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segn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2510036" calcext:value-type="float">
            <text:p>2510036</text:p>
          </table:table-cell>
          <table:table-cell table:style-name="ce16" office:value-type="string" calcext:value-type="string">
            <text:p>Il fumo è un segno che c'è del fuoco da qualche parte nelle vicinanze.</text:p>
          </table:table-cell>
          <table:table-cell table:style-name="ce16" office:value-type="string" calcext:value-type="string">
            <text:p>Der Rauch ist ein Anzeichen dafür, dass es irgendwo in der Nähe ein Feuer gibt.</text:p>
          </table:table-cell>
          <table:table-cell table:style-name="ce13" office:value-type="string" calcext:value-type="string">
            <text:p>Anzeichen</text:p>
          </table:table-cell>
          <table:table-cell table:style-name="ce13" office:value-type="float" office:value="2845189" calcext:value-type="float">
            <text:p>2845189</text:p>
          </table:table-cell>
          <table:table-cell table:style-name="ce16" office:value-type="string" calcext:value-type="string">
            <text:p>Mary sta mostrando dei segni di una grave depressione.</text:p>
          </table:table-cell>
          <table:table-cell table:style-name="ce16" office:value-type="string" calcext:value-type="string">
            <text:p>Mary zeigt Anzeichen einer schweren Depression.</text:p>
          </table:table-cell>
          <table:table-cell table:style-name="ce13" office:value-type="string" calcext:value-type="string">
            <text:p>Anzeichen</text:p>
          </table:table-cell>
          <table:table-cell table:style-name="ce13" office:value-type="float" office:value="4404" calcext:value-type="float">
            <text:p>4404</text:p>
          </table:table-cell>
          <table:table-cell table:style-name="ce16" office:value-type="string" calcext:value-type="string">
            <text:p>Dubitare di sé stessi è il primo segno di intelligenza.</text:p>
          </table:table-cell>
          <table:table-cell table:style-name="ce16" office:value-type="string" calcext:value-type="string">
            <text:p>An sich selbst zu zweifeln, ist das erste Zeichen von Intelligenz.</text:p>
          </table:table-cell>
          <table:table-cell table:style-name="ce13" office:value-type="string" calcext:value-type="string">
            <text:p>Zeich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">
          <table:table-cell table:style-name="ce10" office:value-type="string" calcext:value-type="string">
            <text:p>somigliare</text:p>
          </table:table-cell>
          <table:table-cell table:style-name="ce13" office:value-type="string" calcext:value-type="string">
            <text:p>VER</text:p>
          </table:table-cell>
          <table:table-cell table:style-name="ce13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N/A</text:p>
          </table:table-cell>
          <table:table-cell table:style-name="ce13"/>
          <table:table-cell table:style-name="ce16"/>
          <table:table-cell table:style-name="ce13" table:number-columns-repeated="11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paesaggio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4962557" calcext:value-type="float">
            <text:p>4962557</text:p>
          </table:table-cell>
          <table:table-cell table:style-name="ce16" office:value-type="string" calcext:value-type="string">
            <text:p>La calda luce del sole al tramonto illumina il paesaggio.</text:p>
          </table:table-cell>
          <table:table-cell table:style-name="ce16" office:value-type="string" calcext:value-type="string">
            <text:p>Das warme Licht des Sonnenuntergangs beleuchtet die Landschaft.</text:p>
          </table:table-cell>
          <table:table-cell table:style-name="ce13" office:value-type="string" calcext:value-type="string">
            <text:p>Landschaft</text:p>
          </table:table-cell>
          <table:table-cell table:style-name="ce13" office:value-type="float" office:value="10111275" calcext:value-type="float">
            <text:p>10111275</text:p>
          </table:table-cell>
          <table:table-cell table:style-name="ce16" office:value-type="string" calcext:value-type="string">
            <text:p>Da qui vedo molto bene il paesaggio, grazie.</text:p>
          </table:table-cell>
          <table:table-cell table:style-name="ce16" office:value-type="string" calcext:value-type="string">
            <text:p>Von hier aus sehe ich die Landschaft sehr gut, danke.</text:p>
          </table:table-cell>
          <table:table-cell table:style-name="ce13" office:value-type="string" calcext:value-type="string">
            <text:p>Landschaft</text:p>
          </table:table-cell>
          <table:table-cell table:style-name="ce13" office:value-type="float" office:value="9028940" calcext:value-type="float">
            <text:p>9028940</text:p>
          </table:table-cell>
          <table:table-cell table:style-name="ce16" office:value-type="string" calcext:value-type="string">
            <text:p>Tipico paesaggio scozzese.</text:p>
          </table:table-cell>
          <table:table-cell table:style-name="ce16" office:value-type="string" calcext:value-type="string">
            <text:p>Typisch schottische Landschaft.</text:p>
          </table:table-cell>
          <table:table-cell table:style-name="ce13" office:value-type="string" calcext:value-type="string">
            <text:p>Landschaf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realizz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2443843" calcext:value-type="float">
            <text:p>2443843</text:p>
          </table:table-cell>
          <table:table-cell table:style-name="ce16" office:value-type="string" calcext:value-type="string">
            <text:p>Continuerò a realizzare il mio sogno.</text:p>
          </table:table-cell>
          <table:table-cell table:style-name="ce16" office:value-type="string" calcext:value-type="string">
            <text:p>Ich werde fortfahren, meinen Traum zu verwirklichen.</text:p>
          </table:table-cell>
          <table:table-cell table:style-name="ce13" office:value-type="string" calcext:value-type="string">
            <text:p>verwirklichen</text:p>
          </table:table-cell>
          <table:table-cell table:style-name="ce13" office:value-type="float" office:value="1158358" calcext:value-type="float">
            <text:p>1158358</text:p>
          </table:table-cell>
          <table:table-cell table:style-name="ce16" office:value-type="string" calcext:value-type="string">
            <text:p>Fare un piano e realizzarlo sono due cose ben distinte.</text:p>
          </table:table-cell>
          <table:table-cell table:style-name="ce16" office:value-type="string" calcext:value-type="string">
            <text:p>Einen Plan zu machen und ihn zu verwirklichen sind zwei sehr verschiedene Dinge.</text:p>
          </table:table-cell>
          <table:table-cell table:style-name="ce13" office:value-type="string" calcext:value-type="string">
            <text:p>verwirklichen</text:p>
          </table:table-cell>
          <table:table-cell table:style-name="ce13" office:value-type="float" office:value="1850353" calcext:value-type="float">
            <text:p>1850353</text:p>
          </table:table-cell>
          <table:table-cell table:style-name="ce16" office:value-type="string" calcext:value-type="string">
            <text:p>Purtroppo molti progetti restano semplici dichiarazioni di intenti che non sono realizzati.</text:p>
          </table:table-cell>
          <table:table-cell table:style-name="ce16" office:value-type="string" calcext:value-type="string">
            <text:p>Leider bleiben viele Projekte bloße Absichtserklärungen, die nicht realisiert werden.</text:p>
          </table:table-cell>
          <table:table-cell table:style-name="ce13" office:value-type="string" calcext:value-type="string">
            <text:p>realisier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2">
          <table:table-cell table:style-name="ce10" office:value-type="string" calcext:value-type="string">
            <text:p>spalla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float" office:value="1278503" calcext:value-type="float">
            <text:p>1278503</text:p>
          </table:table-cell>
          <table:table-cell table:style-name="ce16" office:value-type="string" calcext:value-type="string">
            <text:p>Non vedo l'ora che sia sera per andare a letto e finalmente dormire senza pesi di esami sulle spalle!</text:p>
          </table:table-cell>
          <table:table-cell table:style-name="ce16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13" office:value-type="string" calcext:value-type="string">
            <text:p>Schultern</text:p>
          </table:table-cell>
          <table:table-cell table:style-name="ce13" office:value-type="float" office:value="9283068" calcext:value-type="float">
            <text:p>9283068</text:p>
          </table:table-cell>
          <table:table-cell table:style-name="ce16" office:value-type="string" calcext:value-type="string">
            <text:p>La prossima volta che lo incontro, gli metto il pappagallo sulla spalla.</text:p>
          </table:table-cell>
          <table:table-cell table:style-name="ce16" office:value-type="string" calcext:value-type="string">
            <text:p>Wenn ich ihn wiedersehe, setze ich ihm den Papagei auf die Schulter.</text:p>
          </table:table-cell>
          <table:table-cell table:style-name="ce13" office:value-type="string" calcext:value-type="string">
            <text:p>Schulter</text:p>
          </table:table-cell>
          <table:table-cell table:style-name="ce13" office:value-type="float" office:value="10340428" calcext:value-type="float">
            <text:p>10340428</text:p>
          </table:table-cell>
          <table:table-cell table:style-name="ce16" office:value-type="string" calcext:value-type="string">
            <text:p>Lascia che ti dia una pacca sulla spalla.</text:p>
          </table:table-cell>
          <table:table-cell table:style-name="ce16" office:value-type="string" calcext:value-type="string">
            <text:p>Na, lass mich deine Schulter klopfen.</text:p>
          </table:table-cell>
          <table:table-cell table:style-name="ce13" office:value-type="string" calcext:value-type="string">
            <text:p>Schulter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4">
          <table:table-cell table:style-name="ce10" office:value-type="string" calcext:value-type="string">
            <text:p>dichiarare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float" office:value="1513625" calcext:value-type="float">
            <text:p>1513625</text:p>
          </table:table-cell>
          <table:table-cell table:style-name="ce16" office:value-type="string" calcext:value-type="string">
            <text:p>Il politico ha dichiarato di opporsi alla conclusione.</text:p>
          </table:table-cell>
          <table:table-cell table:style-name="ce16" office:value-type="string" calcext:value-type="string">
            <text:p>Der Politiker hat erklärt, sich dem Entschluss zu widersetzen.</text:p>
          </table:table-cell>
          <table:table-cell table:style-name="ce13" office:value-type="string" calcext:value-type="string">
            <text:p>erklärt</text:p>
          </table:table-cell>
          <table:table-cell table:style-name="ce13" office:value-type="float" office:value="3268828" calcext:value-type="float">
            <text:p>3268828</text:p>
          </table:table-cell>
          <table:table-cell table:style-name="ce16" office:value-type="string" calcext:value-type="string">
            <text:p>Il Presidente del Consiglio d'Europa ha dichiarato la settimana scorsa la bancarotta.</text:p>
          </table:table-cell>
          <table:table-cell table:style-name="ce16" office:value-type="string" calcext:value-type="string">
            <text:p>Der Präsident des Europäischen Rates erklärte letzte Woche den Bankrott.</text:p>
          </table:table-cell>
          <table:table-cell table:style-name="ce13" office:value-type="string" calcext:value-type="string">
            <text:p>erklärte</text:p>
          </table:table-cell>
          <table:table-cell table:style-name="ce13" office:value-type="float" office:value="9855627" calcext:value-type="float">
            <text:p>9855627</text:p>
          </table:table-cell>
          <table:table-cell table:style-name="ce16" office:value-type="string" calcext:value-type="string">
            <text:p>No, non voglio dichiarare bancarotta.</text:p>
          </table:table-cell>
          <table:table-cell table:style-name="ce16" office:value-type="string" calcext:value-type="string">
            <text:p>Nein, ich will mich nicht Bankrott erklären.</text:p>
          </table:table-cell>
          <table:table-cell table:style-name="ce13" office:value-type="string" calcext:value-type="string">
            <text:p>erklären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3">
          <table:table-cell table:style-name="ce10" office:value-type="string" calcext:value-type="string">
            <text:p>impegnato</text:p>
          </table:table-cell>
          <table:table-cell table:style-name="ce13" office:value-type="string" calcext:value-type="string">
            <text:p>ADJ</text:p>
          </table:table-cell>
          <table:table-cell table:style-name="ce13" office:value-type="float" office:value="4440" calcext:value-type="float">
            <text:p>4440</text:p>
          </table:table-cell>
          <table:table-cell table:style-name="ce16" office:value-type="string" calcext:value-type="string">
            <text:p>La vita è quello che ti succede mentre sei impegnato a fare altri progetti.</text:p>
          </table:table-cell>
          <table:table-cell table:style-name="ce16" office:value-type="string" calcext:value-type="string">
            <text:p>Leben ist das, was dir zustößt, während du gerade damit beschäftigt bist, andere Pläne zu machen.</text:p>
          </table:table-cell>
          <table:table-cell table:style-name="ce13" office:value-type="string" calcext:value-type="string">
            <text:p>beschäftigt</text:p>
          </table:table-cell>
          <table:table-cell table:style-name="ce13" office:value-type="float" office:value="2918833" calcext:value-type="float">
            <text:p>2918833</text:p>
          </table:table-cell>
          <table:table-cell table:style-name="ce16" office:value-type="string" calcext:value-type="string">
            <text:p>Tom sembra impegnato oggi.</text:p>
          </table:table-cell>
          <table:table-cell table:style-name="ce16" office:value-type="string" calcext:value-type="string">
            <text:p>Tom macht heute einen beschäftigten Eindruck.</text:p>
          </table:table-cell>
          <table:table-cell table:style-name="ce13" office:value-type="string" calcext:value-type="string">
            <text:p>beschäftigten</text:p>
          </table:table-cell>
          <table:table-cell table:style-name="ce13" office:value-type="float" office:value="10348879" calcext:value-type="float">
            <text:p>10348879</text:p>
          </table:table-cell>
          <table:table-cell table:style-name="ce16" office:value-type="string" calcext:value-type="string">
            <text:p>Sono troppo impegnato per perdere tempo con questo.</text:p>
          </table:table-cell>
          <table:table-cell table:style-name="ce16" office:value-type="string" calcext:value-type="string">
            <text:p>Ich bin zu beschäftigt, um damit Zeit zu verschwenden.</text:p>
          </table:table-cell>
          <table:table-cell table:style-name="ce13" office:value-type="string" calcext:value-type="string">
            <text:p>beschäftig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table:number-columns-repeated="10"/>
          <table:table-cell table:style-name="Default" table:number-columns-repeated="995"/>
        </table:table-row>
        <table:table-row table:style-name="ro16" table:number-rows-repeated="1047594">
          <table:table-cell table:number-columns-repeated="1021"/>
        </table:table-row>
        <table:table-row table:style-name="ro16">
          <table:table-cell table:number-columns-repeated="1021"/>
        </table:table-row>
      </table:table>
      <table:named-expressions/>
      <table:database-ranges>
        <table:database-range table:name="__Anonymous_Sheet_DB__0" table:target-range-address="context_Pia_advanced_reduced.A1:context_Pia_advanced_reduced.P9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09:13:13.3890397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09:25:38.528290152</dc:date>
    <meta:editing-duration>PT7H41M6S</meta:editing-duration>
    <meta:editing-cycles>586</meta:editing-cycles>
    <meta:generator>LibreOffice/6.0.7.3$Linux_X86_64 LibreOffice_project/00m0$Build-3</meta:generator>
    <meta:document-statistic meta:table-count="1" meta:cell-count="13437" meta:object-count="0"/>
  </office:meta>
</office:document-meta>
</file>